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Svesa, Shalyhyne, Bunyaky...</text:span>
</text:h>
      <text:p text:style-name="P4">
Authors: liveuamap (Language: en)</text:p>
      <text:p text:style-name="P4">
Time: 2023-04-17T-61:19:00</text:p>
      <text:p text:style-name="P4">
Location: Vovchansk (Latitude:50.01215 Longtitude:37.91725)</text:p>
      <text:p text:style-name="P4">
Videos: []</text:p>
      <text:p text:style-name="P4">
Images: []</text:p>
      <text:p text:style-name="P4">
Tags: ["Russia"]</text:p>
      <text:p text:style-name="P4">
Id: 22556701</text:p>
      <!--METADATA-->
      <text:p text:style-name="P4">
Kharkivregion, - General Staff of Armed Forces of Ukraine Says in the Morning Report</text:p>
      <text:p text:style-name="P4">
News Collection Link:(https://liveuamap.com/en/2023/17-april-at-sivershchyna-and-slobozhanschyna-directions-russian)</text:p>
      <text:p text:style-name="P4">
News Source: <text:a xlink:type="simple" xlink:href="https://t.me/lumsrc/4513" text:style-name="Internet_20_link" text:visited-style-name="Visited_20_Internet_20_Link">
https://t.me/lumsrc/4513</text:a>
</text:p>
      <!--NEWS-->
      <text:h text:style-name="P10" text:outline-level="1">
<text:span text:style-name="T4">
At Kupiansk direction Russian army shelled Novomlynsk, Dvorichna, Zapadne and Kindrashivka of...</text:span>
</text:h>
      <text:p text:style-name="P4">
Authors: liveuamap (Language: en)</text:p>
      <text:p text:style-name="P4">
Time: 2023-04-17T-63:19:00</text:p>
      <text:p text:style-name="P4">
Location: Kupiansk (Latitude:49.77118 Longtitude:37.58663)</text:p>
      <text:p text:style-name="P4">
Videos: []</text:p>
      <text:p text:style-name="P4">
Images: []</text:p>
      <text:p text:style-name="P4">
Tags: ["Russia"]</text:p>
      <text:p text:style-name="P4">
Id: 22556700</text:p>
      <!--METADATA-->
      <text:p text:style-name="P4">
At Kupiansk direction Russian army shelled Novomlynsk, Dvorichna, Zapadne andKindrashivka of Kharkiv region, - General Staff of Armed Forces of Ukrainesays in the morning report</text:p>
      <text:p text:style-name="P4">
News Collection Link: <text:a xlink:type="simple" xlink:href="https://liveuamap.com/en/2023/17-april-at-kupiansk-direction-russian-army-shelled-novomlynsk" text:style-name="Internet_20_link" text:visited-style-name="Visited_20_Internet_20_Link">
https://liveuamap.com/en/2023/17-april-at-kupiansk-direction-russian-army-shelled-novomlynsk</text:a>
</text:p>
      <text:p text:style-name="P4">
News Source: <text:a xlink:type="simple" xlink:href="https://t.me/lumsrc/4514" text:style-name="Internet_20_link" text:visited-style-name="Visited_20_Internet_20_Link">
https://t.me/lumsrc/4514</text:a>
</text:p>
      <!--NEWS-->
      <text:h text:style-name="P10" text:outline-level="1">
<text:span text:style-name="T4">
Donetsk Oblast(21:57). Red Alert: aerial threat. Sirens sounding. Take cover now!</text:span>
</text:h>
      <text:p text:style-name="P4">
Authors: liveuamap (Language: en)</text:p>
      <text:p text:style-name="P4">
Time: 2023-04-17T15:58:00</text:p>
      <text:p text:style-name="P4">
Location: Donetsk Oblast (Latitude:48.72769 Longtitude:37.57862)</text:p>
      <text:p text:style-name="P4">
Videos: []</text:p>
      <text:p text:style-name="P4">
Images: []</text:p>
      <text:p text:style-name="P4">
Tags: ["Europe", "Central and Eastern Europe"]</text:p>
      <text:p text:style-name="P4">
Id: 22556819</text:p>
      <!--METADATA-->
      <text:p text:style-name="P4">
Donetsk Oblast(21:57). Red Alert: aerial threat. Sirens sounding. Take covernow!</text:p>
      <text:p text:style-name="P4">
News Collection Link: <text:a xlink:type="simple" xlink:href="https://liveuamap.com/en/2023/17-april-donetsk-oblast2157-red-alert-aerial-g" text:style-name="Internet_20_link" text:visited-style-name="Visited_20_Internet_20_Link">
https://liveuamap.com/en/2023/17-april-donetsk-oblast2157-red-alert-aerial-g</text:a>
</text:p>
      <text:p text:style-name="P4">
News Source: <text:a xlink:type="simple" xlink:href="https://t.me/air_alert_ua/43232" text:style-name="Internet_20_link" text:visited-style-name="Visited_20_Internet_20_Link">
https://t.me/air_alert_ua/43232</text:a>
</text:p>
      <!--NEWS-->
      <text:h text:style-name="P10" text:outline-level="1">
<text:span text:style-name="T4">
Kharkiv, Kharkivska Oblast(22:17). Red Alert: aerial threat. Sirens sounding. Take cover now!</text:span>
</text:h>
      <text:p text:style-name="P4">
Authors: liveuamap (Language: en)</text:p>
      <text:p text:style-name="P4">
Time: 2023-04-17T16:18:00</text:p>
      <text:p text:style-name="P4">
Location: Kharkiv (Latitude:49.97975 Longtitude:36.25301)</text:p>
      <text:p text:style-name="P4">
Videos: []</text:p>
      <text:p text:style-name="P4">
Images: []</text:p>
      <text:p text:style-name="P4">
Tags: ["Europe", "Central and Eastern Europe"]</text:p>
      <text:p text:style-name="P4">
Id: 22556821</text:p>
      <!--METADATA-->
      <text:p text:style-name="P4">
Kharkiv, Kharkiv region(22:17). Red Alert: aerial threat. Sirens sounding.Take cover now!</text:p>
      <text:p text:style-name="P4">
News Collection Link: <text:a xlink:type="simple" xlink:href="https://liveuamap.com/en/2023/17-april-kharkiv-kharkivska-oblast2217-red-alg" text:style-name="Internet_20_link" text:visited-style-name="Visited_20_Internet_20_Link">
https://liveuamap.com/en/2023/17-april-kharkiv-kharkivska-oblast2217-red-alg</text:a>
</text:p>
      <text:p text:style-name="P4">
News Source: <text:a xlink:type="simple" xlink:href="https://t.me/air_alert_ua/43233" text:style-name="Internet_20_link" text:visited-style-name="Visited_20_Internet_20_Link">
https://t.me/air_alert_ua/43233</text:a>
</text:p>
      <!--NEWS-->
      <text:h text:style-name="P10" text:outline-level="1">
<text:span text:style-name="T4">
Sumska Oblast(22:18). Red Alert: aerial threat. Sirens sounding. Take cover now!</text:span>
</text:h>
      <text:p text:style-name="P4">
Authors: liveuamap (Language: en)</text:p>
      <text:p text:style-name="P4">
Time: 2023-04-17T16:20:00</text:p>
      <text:p text:style-name="P4">
Location: Sumska Oblast (Latitude:51.00000000 Longtitude:34.00000000)</text:p>
      <text:p text:style-name="P4">
Videos: []</text:p>
      <text:p text:style-name="P4">
Images: []</text:p>
      <text:p text:style-name="P4">
Tags: ["Europe", "Central and Eastern Europe"]</text:p>
      <text:p text:style-name="P4">
Id: 22556822</text:p>
      <!--METADATA-->
      <text:p text:style-name="P4">
Sumy region(22:18). Red Alert: aerial threat. Sirens sounding. Take covernow!</text:p>
      <text:p text:style-name="P4">
News Collection Link: <text:a xlink:type="simple" xlink:href="https://liveuamap.com/en/2023/17-april-sumska-oblast2218-red-alert-aerial-tg" text:style-name="Internet_20_link" text:visited-style-name="Visited_20_Internet_20_Link">
https://liveuamap.com/en/2023/17-april-sumska-oblast2218-red-alert-aerial-tg</text:a>
</text:p>
      <text:p text:style-name="P4">
News Source: <text:a xlink:type="simple" xlink:href="https://t.me/air_alert_ua/43234" text:style-name="Internet_20_link" text:visited-style-name="Visited_20_Internet_20_Link">
https://t.me/air_alert_ua/43234</text:a>
</text:p>
      <!--NEWS-->
      <text:h text:style-name="P10" text:outline-level="1">
<text:span text:style-name="T4">
Poltavska Oblast(22:48). Red Alert: aerial threat. Sirens sounding. Take cover now!</text:span>
</text:h>
      <text:p text:style-name="P4">
Authors: liveuamap (Language: en)</text:p>
      <text:p text:style-name="P4">
Time: 2023-04-17T16:48:00</text:p>
      <text:p text:style-name="P4">
Location: Poltavska Oblast (Latitude:49.47705000 Longtitude:33.81866000)</text:p>
      <text:p text:style-name="P4">
Videos: []</text:p>
      <text:p text:style-name="P4">
Images: []</text:p>
      <text:p text:style-name="P4">
Tags: ["Europe", "Central and Eastern Europe"]</text:p>
      <text:p text:style-name="P4">
Id: 22556824</text:p>
      <!--METADATA-->
      <text:p text:style-name="P4">
Poltava(22:48). Red Alert: aerial threat. Sirens sounding. Take covernow!</text:p>
      <text:p text:style-name="P4">
News Collection Link: <text:a xlink:type="simple" xlink:href="https://liveuamap.com/en/2023/17-april-poltavska-oblast2248-red-alert-aeriag" text:style-name="Internet_20_link" text:visited-style-name="Visited_20_Internet_20_Link">
https://liveuamap.com/en/2023/17-april-poltavska-oblast2248-red-alert-aeriag</text:a>
</text:p>
      <text:p text:style-name="P4">
News Source: <text:a xlink:type="simple" xlink:href="https://t.me/air_alert_ua/43235" text:style-name="Internet_20_link" text:visited-style-name="Visited_20_Internet_20_Link">
https://t.me/air_alert_ua/43235</text:a>
</text:p>
      <!--NEWS-->
      <text:h text:style-name="P10" text:outline-level="1">
<text:span text:style-name="T4">
Zaporizka Oblast(00:19). Red Alert: aerial threat. Sirens sounding. Take cover now!</text:span>
</text:h>
      <text:p text:style-name="P4">
Authors: liveuamap (Language: en)</text:p>
      <text:p text:style-name="P4">
Time: 2023-04-17T18:20:00</text:p>
      <text:p text:style-name="P4">
Location: Zaporizka Oblast (Latitude:47.612801 Longtitude:35.765691)</text:p>
      <text:p text:style-name="P4">
Videos: []</text:p>
      <text:p text:style-name="P4">
Images: []</text:p>
      <text:p text:style-name="P4">
Tags: ["Europe", "Central and Eastern Europe"]</text:p>
      <text:p text:style-name="P4">
Id: 22556827</text:p>
      <!--METADATA-->
      <text:p text:style-name="P4">
Zaporizhzhia region(00:19). Red Alert: aerial threat. Sirens sounding. Take covernow!</text:p>
      <text:p text:style-name="P4">
News Collection Link: <text:a xlink:type="simple" xlink:href="https://liveuamap.com/en/2023/17-april-zaporizka-oblast0019-red-alert-aeriag" text:style-name="Internet_20_link" text:visited-style-name="Visited_20_Internet_20_Link">
https://liveuamap.com/en/2023/17-april-zaporizka-oblast0019-red-alert-aeriag</text:a>
</text:p>
      <text:p text:style-name="P4">
News Source: <text:a xlink:type="simple" xlink:href="https://t.me/air_alert_ua/43236" text:style-name="Internet_20_link" text:visited-style-name="Visited_20_Internet_20_Link">
https://t.me/air_alert_ua/43236</text:a>
</text:p>
      <!--NEWS-->
      <text:h text:style-name="P10" text:outline-level="1">
<text:span text:style-name="T4">
Dnipro, Dnipropetrovska Oblast(00:26). Red Alert: aerial threat. Sirens sounding. Take cover ...</text:span>
</text:h>
      <text:p text:style-name="P4">
Authors: liveuamap (Language: en)</text:p>
      <text:p text:style-name="P4">
Time: 2023-04-17T18:27:00</text:p>
      <text:p text:style-name="P4">
Location: Dnipro (Latitude:48.45930000 Longtitude:35.03865000)</text:p>
      <text:p text:style-name="P4">
Videos: []</text:p>
      <text:p text:style-name="P4">
Images: []</text:p>
      <text:p text:style-name="P4">
Tags: ["Europe", "Central and Eastern Europe"]</text:p>
      <text:p text:style-name="P4">
Id: 22556828</text:p>
      <!--METADATA-->
      <text:p text:style-name="P4">
Dnipro, Dnipropetrovsk region(00:26). Red Alert: aerial threat. Sirenssounding. Take cover now!</text:p>
      <text:p text:style-name="P4">
News Collection Link: <text:a xlink:type="simple" xlink:href="https://liveuamap.com/en/2023/17-april-dnipro-dnipropetrovska-oblast0026-reg" text:style-name="Internet_20_link" text:visited-style-name="Visited_20_Internet_20_Link">
https://liveuamap.com/en/2023/17-april-dnipro-dnipropetrovska-oblast0026-reg</text:a>
</text:p>
      <text:p text:style-name="P4">
News Source: <text:a xlink:type="simple" xlink:href="https://t.me/air_alert_ua/43237" text:style-name="Internet_20_link" text:visited-style-name="Visited_20_Internet_20_Link">
https://t.me/air_alert_ua/43237</text:a>
</text:p>
      <!--NEWS-->
      <text:h text:style-name="P10" text:outline-level="1">
<text:span text:style-name="T4">
Mykolaiv, Mykolayivska Oblast(00:35). Red Alert: aerial threat. Sirens sounding. Take cover now!</text:span>
</text:h>
      <text:p text:style-name="P4">
Authors: liveuamap (Language: en)</text:p>
      <text:p text:style-name="P4">
Time: 2023-04-17T18:35:00</text:p>
      <text:p text:style-name="P4">
Location: Mykolaiv (Latitude:46.94866 Longtitude:32.00639)</text:p>
      <text:p text:style-name="P4">
Videos: []</text:p>
      <text:p text:style-name="P4">
Images: []</text:p>
      <text:p text:style-name="P4">
Tags: ["Europe", "Central and Eastern Europe"]</text:p>
      <text:p text:style-name="P4">
Id: 22556829</text:p>
      <!--METADATA-->
      <text:p text:style-name="P4">
Nikolaev, Mykolaiv region(00:35). Red Alert: aerial threat. Sirenssounding. Take cover now!</text:p>
      <text:p text:style-name="P4">
News Collection Link: <text:a xlink:type="simple" xlink:href="https://liveuamap.com/en/2023/17-april-mykolaiv-mykolayivska-oblast0035-redg" text:style-name="Internet_20_link" text:visited-style-name="Visited_20_Internet_20_Link">
https://liveuamap.com/en/2023/17-april-mykolaiv-mykolayivska-oblast0035-redg</text:a>
</text:p>
      <text:p text:style-name="P4">
News Source: <text:a xlink:type="simple" xlink:href="https://t.me/air_alert_ua/43238" text:style-name="Internet_20_link" text:visited-style-name="Visited_20_Internet_20_Link">
https://t.me/air_alert_ua/43238</text:a>
</text:p>
      <!--NEWS-->
      <text:h text:style-name="P10" text:outline-level="1">
<text:span text:style-name="T4">
Kherson, Khersonska Oblast(00:53). Red Alert: aerial threat. Sirens sounding. Take cover now!</text:span>
</text:h>
      <text:p text:style-name="P4">
Authors: liveuamap (Language: en)</text:p>
      <text:p text:style-name="P4">
Time: 2023-04-17T18:53:00</text:p>
      <text:p text:style-name="P4">
Location: Kherson (Latitude:46.65602 Longtitude:32.61679)</text:p>
      <text:p text:style-name="P4">
Videos: []</text:p>
      <text:p text:style-name="P4">
Images: []</text:p>
      <text:p text:style-name="P4">
Tags: ["Europe", "Central and Eastern Europe"]</text:p>
      <text:p text:style-name="P4">
Id: 22556830</text:p>
      <!--METADATA-->
      <text:p text:style-name="P4">
Kherson, Kherson region(00:53). Red Alert: aerial threat. Sirens sounding.Take cover now!</text:p>
      <text:p text:style-name="P4">
News Collection Link: <text:a xlink:type="simple" xlink:href="https://liveuamap.com/en/2023/17-april-kherson-khersonska-oblast0053-red-alg" text:style-name="Internet_20_link" text:visited-style-name="Visited_20_Internet_20_Link">
https://liveuamap.com/en/2023/17-april-kherson-khersonska-oblast0053-red-alg</text:a>
</text:p>
      <text:p text:style-name="P4">
News Source: <text:a xlink:type="simple" xlink:href="https://t.me/air_alert_ua/43239" text:style-name="Internet_20_link" text:visited-style-name="Visited_20_Internet_20_Link">
https://t.me/air_alert_ua/43239</text:a>
</text:p>
      <!--NEWS-->
      <text:h text:style-name="P10" text:outline-level="1">
<text:span text:style-name="T4">
Zaporizka Oblast, Donetsk Oblast(04:57). Red Alert: aerial threat. Sirens sounding. Take cove...</text:span>
</text:h>
      <text:p text:style-name="P4">
Authors: liveuamap (Language: en)</text:p>
      <text:p text:style-name="P4">
Time: 2023-04-17T22:57:00</text:p>
      <text:p text:style-name="P4">
Location: Zaporizka Oblast (Latitude:47.610821 Longtitude:35.764401)</text:p>
      <text:p text:style-name="P4">
Videos: []</text:p>
      <text:p text:style-name="P4">
Images: []</text:p>
      <text:p text:style-name="P4">
Tags: ["Europe", "Central and Eastern Europe"]</text:p>
      <text:p text:style-name="P4">
Id: 22556832</text:p>
      <!--METADATA-->
      <text:p text:style-name="P4">
Zaporizhzhia region, Donetsk region(04:57). Red Alert: aerial threat. Sirenssounding. Take cover now!</text:p>
      <text:p text:style-name="P4">
News Collection Link: <text:a xlink:type="simple" xlink:href="https://liveuamap.com/en/2023/18-april-zaporizka-oblast-donetsk-oblast0457-g" text:style-name="Internet_20_link" text:visited-style-name="Visited_20_Internet_20_Link">
https://liveuamap.com/en/2023/18-april-zaporizka-oblast-donetsk-oblast0457-g</text:a>
</text:p>
      <text:p text:style-name="P4">
News Source: <text:a xlink:type="simple" xlink:href="https://t.me/air_alert_ua/43249" text:style-name="Internet_20_link" text:visited-style-name="Visited_20_Internet_20_Link">
https://t.me/air_alert_ua/43249</text:a>
</text:p>
      <!--NEWS-->
      <text:h text:style-name="P10" text:outline-level="1">
<text:span text:style-name="T4">
Security primarily: how our warriors study to prevent mistakes</text:span>
</text:h>
      <text:p text:style-name="P4">
Author: ['АРМІЯINFORM']</text:p>
      <text:p text:style-name="P4">
Time: 2023-04-17T38:00:00-04:00</text:p>
      <text:p text:style-name="P4">
Description: Our wool to say, the post -one, the transmission of dosvіd - is new real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6678969_627493832069929_5148567550107735089_n.jpg" text:style-name="Internet_20_link" text:visited-style-name="Visited_20_Internet_20_Link">
336678969_627493832069929_5148567550107735089_n.jpg</text:a>
', '<text:a xlink:type="simple" xlink:href="https://armyinform.com.ua/wp-content/uploads/2023/04/336675115_1019471552360962_96303350838287847_n-150x150.jpg" text:style-name="Internet_20_link" text:visited-style-name="Visited_20_Internet_20_Link">
336675115_1019471552360962_96303350838287847_n-150x150.jpg</text:a>
', '<text:a xlink:type="simple" xlink:href="https://armyinform.com.ua/wp-content/uploads/2023/04/336681444_802617214077686_5728714152765575396_n-150x150.jpg" text:style-name="Internet_20_link" text:visited-style-name="Visited_20_Internet_20_Link">
336681444_802617214077686_5728714152765575396_n-150x150.jpg</text:a>
', '<text:a xlink:type="simple" xlink:href="https://armyinform.com.ua/wp-content/uploads/2023/04/336689654_597973842264156_3466042690449563749_n-150x150.jpg" text:style-name="Internet_20_link" text:visited-style-name="Visited_20_Internet_20_Link">
336689654_597973842264156_3466042690449563749_n-150x150.jpg</text:a>
', '<text:a xlink:type="simple" xlink:href="https://armyinform.com.ua/wp-content/uploads/2023/04/336681054_216171301058305_5144797056928692989_n-150x150.jpg" text:style-name="Internet_20_link" text:visited-style-name="Visited_20_Internet_20_Link">
336681054_216171301058305_5144797056928692989_n-150x150.jpg</text:a>
', '<text:a xlink:type="simple" xlink:href="https://armyinform.com.ua/wp-content/uploads/2023/04/336684226_2547131365442888_3431754666898405789_n-150x150.jpg" text:style-name="Internet_20_link" text:visited-style-name="Visited_20_Internet_20_Link">
336684226_2547131365442888_3431754666898405789_n-150x150.jpg</text:a>
']</text:p>
      <text:p text:style-name="P4">
Tags: ['STOPRUSSIA', 'АГРЕСІЯ РФ', 'ВІЙНА', 'ВТОРГНЕННЯ РФ']</text:p>
      <text:p text:style-name="P4">
Category: News</text:p>
      <!--METADATA-->
      <text:p text:style-name="P4">
<draw:frame draw:style-name="fr1" draw:name="Image2" text:anchor-type="as-char" svg:width="6.9236in" svg:height="6.9236in" draw:z-index="0">
<draw:image xlink:href="../Images/AРМІЯINFORM/2023-04-17T38-00-00-04-00/336678969_627493832069929_5148567550107735089_n.jpg" xlink:type="simple" xlink:show="embed" xlink:actuate="onLoad" draw:mime-type="image/jpeg"/>
</draw:frame>
Our warriors say that the constant development and transfer of experience is the novelty and critical need for today. Fewer mistakes are more rescued lives, and to prevent them, they are much and persistently.</text:p>
      <text:p text:style-name="P4">
<text:a xlink:type="simple" xlink:href="https://armyinform.com.ua/wp-content/uploads/2023/04/336675115_1019471552360962_96303350838287847_n.jpg" text:style-name="Internet_20_link" text:visited-style-name="Visited_20_Internet_20_Link">
!(Images/AРМІЯINFORM/2023-04-17T38-00-00-04-00/336675115_1019471552360962_96303350838287847_n-150x150.jpg)</text:a>
</text:p>
      <text:p text:style-name="P4">
<text:a xlink:type="simple" xlink:href="https://armyinform.com.ua/wp-content/uploads/2023/04/336681444_802617214077686_5728714152765575396_n.jpg" text:style-name="Internet_20_link" text:visited-style-name="Visited_20_Internet_20_Link">
<draw:frame draw:style-name="fr1" draw:name="Image3" text:anchor-type="as-char" svg:width="6.9236in" svg:height="6.9236in" draw:z-index="0">
<draw:image xlink:href="../Images/AРМІЯINFORM/2023-04-17T38-00-00-04-00/336681444_802617214077686_5728714152765575396_n-150x150.jpg" xlink:type="simple" xlink:show="embed" xlink:actuate="onLoad" draw:mime-type="image/jpeg"/>
</draw:frame>
</text:a>
</text:p>
      <text:p text:style-name="P4">
<text:a xlink:type="simple" xlink:href="https://armyinform.com.ua/wp-content/uploads/2023/04/336689654_597973842264156_3466042690449563749_n.jpg" text:style-name="Internet_20_link" text:visited-style-name="Visited_20_Internet_20_Link">
<draw:frame draw:style-name="fr1" draw:name="Image4" text:anchor-type="as-char" svg:width="6.9236in" svg:height="6.9236in" draw:z-index="0">
<draw:image xlink:href="../Images/AРМІЯINFORM/2023-04-17T38-00-00-04-00/336689654_597973842264156_3466042690449563749_n-150x150.jpg" xlink:type="simple" xlink:show="embed" xlink:actuate="onLoad" draw:mime-type="image/jpeg"/>
</draw:frame>
</text:a>
</text:p>
      <text:p text:style-name="P4">
<text:a xlink:type="simple" xlink:href="https://armyinform.com.ua/wp-content/uploads/2023/04/336681054_216171301058305_5144797056928692989_n.jpg" text:style-name="Internet_20_link" text:visited-style-name="Visited_20_Internet_20_Link">
<draw:frame draw:style-name="fr1" draw:name="Image5" text:anchor-type="as-char" svg:width="6.9236in" svg:height="6.9236in" draw:z-index="0">
<draw:image xlink:href="../Images/AРМІЯINFORM/2023-04-17T38-00-00-04-00/336681054_216171301058305_5144797056928692989_n-150x150.jpg" xlink:type="simple" xlink:show="embed" xlink:actuate="onLoad" draw:mime-type="image/jpeg"/>
</draw:frame>
</text:a>
</text:p>
      <text:p text:style-name="P4">
<text:a xlink:type="simple" xlink:href="https://armyinform.com.ua/wp-content/uploads/2023/04/336684226_2547131365442888_3431754666898405789_n.jpg" text:style-name="Internet_20_link" text:visited-style-name="Visited_20_Internet_20_Link">
<draw:frame draw:style-name="fr1" draw:name="Image6" text:anchor-type="as-char" svg:width="6.9236in" svg:height="6.9236in" draw:z-index="0">
<draw:image xlink:href="../Images/AРМІЯINFORM/2023-04-17T38-00-00-04-00/336684226_2547131365442888_3431754666898405789_n-150x150.jpg" xlink:type="simple" xlink:show="embed" xlink:actuate="onLoad" draw:mime-type="image/jpeg"/>
</draw:frame>
</text:a>
<text:span text:style-name="T4">
 Source: </text:span>
 _ <text:a xlink:type="simple" xlink:href="https://www.facebook.com/JointForcesCommandAFU/posts/pfbid02CsGRm9Qt4QpLWTU6Zmq2UaYxDBaky4oGyiMM7ewtBA9eYHKDkHWVhTnNnVG2AD8Fl" text:style-name="Internet_20_link" text:visited-style-name="Visited_20_Internet_20_Link">
Command of the Joint Forces of ZSSUkraine</text:a>
_</text:p>
      <text:p text:style-name="P4">
News Source: <text:a xlink:type="simple" xlink:href="https://armyinform.com.ua/2023/04/17/bezpeka-persh-za-vse-yak-nashi-voyiny-navchayutsya-shhob-ne-dopuskaty-pomylok/" text:style-name="Internet_20_link" text:visited-style-name="Visited_20_Internet_20_Link">
https://armyinform.com.ua/2023/04/17/bezpeka-persh-za-vse-yak-nashi-voyiny-navchayutsya-shhob-ne-dopuskaty-pomylok/</text:a>
</text:p>
      <!--NEWS-->
      <text:h text:style-name="P10" text:outline-level="1">
<text:span text:style-name="T4">
During the year of the war, Poland assisted Ukraine in the amount of nearly 11 billion euros</text:span>
</text:h>
      <text:p text:style-name="P4">
Author: ['АРМІЯINFORM']</text:p>
      <text:p text:style-name="P4">
Time: 2023-04-17T39: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lyustratyvne-foto_large-2.jpg" text:style-name="Internet_20_link" text:visited-style-name="Visited_20_Internet_20_Link">
ilyustratyvne-foto_large-2.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7" text:anchor-type="as-char" svg:width="6.9236in" svg:height="3.893007in" draw:z-index="0">
<draw:image xlink:href="../Images/AРМІЯINFORM/2023-04-17T39-00-00-04-00/ilyustratyvne-foto_large-2.jpg" xlink:type="simple" xlink:show="embed" xlink:actuate="onLoad" draw:mime-type="image/jpeg"/>
</draw:frame>
About it <text:a xlink:type="simple" xlink:href="https://www.facebook.com/SZRUkraine/posts/pfbid02wCdwMj7pbL1EooAv2omnpRfY5o62oVQvbQRTDDREJrMxtijvXdazSWxAUp1eokF9l" text:style-name="Internet_20_link" text:visited-style-name="Visited_20_Internet_20_Link">
reports</text:a>
Ukraine's external intelligence service on its official Facebook page.</text:p>
      <text:p text:style-name="P4">
The number of participants of the group working on the creation of a special offense against Russian aggression has increased to 34. Costa Rica declared his readiness to join the work of Core Group.</text:p>
      <text:p text:style-name="P4">
Members of a joint investigative group for investigating serious international crimes in Ukraine(JIT)They signed an agreement on the investigation not only of war crimes, but also a genocide.</text:p>
      <text:p text:style-name="P4">
During the year of the war, Poland assisted Ukraine worth almost 11 billion euros.</text:p>
      <text:p text:style-name="P4">
All eight Leopard 2 tanks were delivered to Poland, which Canada promised to pass to Ukraine.</text:p>
      <text:p text:style-name="P4">
Canada unfolds in Poland three simulators to train Ukrainian crews Leopard 2.</text:p>
      <text:p text:style-name="P4">
"I have no doubt and is fully convinced that Ukraine will win," said Canadian Presremier, Justin Trudeau.</text:p>
      <text:p text:style-name="P4">
The US Department of Defense has entered into a $ 215.6 million agreement with the manufacturer of Aerojetrocketdyne missile engines with the manufacturer of Aerojetrocketdyne. "The funds will be aimed at modernizing the production processes of the company, consolidation of production lines, the purchase of equipment, the creation of data processing systems and the increase in production speed and supplies Javelin, Stinger and GMLRS -controlled missiles," the US Defense Ministry reports. Additional appropriations for Ukraine.</text:p>
      <text:p text:style-name="P4">
News Source: <text:a xlink:type="simple" xlink:href="https://armyinform.com.ua/2023/04/17/svit-prodovzhuye-dopomagaty-ukrayini-sluzhba-zovnishnoyi-rozvidky-ukrayiny/" text:style-name="Internet_20_link" text:visited-style-name="Visited_20_Internet_20_Link">
https://armyinform.com.ua/2023/04/17/svit-prodovzhuye-dopomagaty-ukrayini-sluzhba-zovnishnoyi-rozvidky-ukrayiny/</text:a>
</text:p>
      <!--NEWS-->
      <text:h text:style-name="P10" text:outline-level="1">
<text:span text:style-name="T4">
The royal brigade continues to destroy the occupiers in Donetsk region</text:span>
</text:h>
      <text:p text:style-name="P4">
Author: ['АРМІЯINFORM']</text:p>
      <text:p text:style-name="P4">
Time: 2023-04-17T40:00:00-04:00</text:p>
      <text:p text:style-name="P4">
Description: Sremya was mechanized by the Immeni King Danil Crime -Seredi Tikhdrozdiliv ... War with Ukraine 2022, war with Ukraine Latest news today,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1255089_756943109437075_3215551481657333043_n.jpg" text:style-name="Internet_20_link" text:visited-style-name="Visited_20_Internet_20_Link">
341255089_756943109437075_3215551481657333043_n.jpg</text:a>
', '<text:a xlink:type="simple" xlink:href="https://armyinform.com.ua/wp-content/uploads/2023/04/341553540_196165706505928_4493266587395166238_n-150x150.jpg" text:style-name="Internet_20_link" text:visited-style-name="Visited_20_Internet_20_Link">
341553540_196165706505928_4493266587395166238_n-150x150.jpg</text:a>
', '<text:a xlink:type="simple" xlink:href="https://armyinform.com.ua/wp-content/uploads/2023/04/341663191_778935996771494_8934684155082143708_n-150x150.jpg" text:style-name="Internet_20_link" text:visited-style-name="Visited_20_Internet_20_Link">
341663191_778935996771494_8934684155082143708_n-150x150.jpg</text:a>
', '<text:a xlink:type="simple" xlink:href="https://armyinform.com.ua/wp-content/uploads/2023/04/341886616_1249318662375736_1891754088083619452_n-150x150.jpg" text:style-name="Internet_20_link" text:visited-style-name="Visited_20_Internet_20_Link">
341886616_1249318662375736_1891754088083619452_n-150x150.jpg</text:a>
']</text:p>
      <text:p text:style-name="P4">
Tags: ['STOPRUSSIA', 'АГРЕСІЯ РФ', 'ВІЙНА', 'ВТОРГНЕННЯ РФ']</text:p>
      <text:p text:style-name="P4">
Category: News</text:p>
      <!--METADATA-->
      <text:p text:style-name="P4">
<draw:frame draw:style-name="fr1" draw:name="Image8" text:anchor-type="as-char" svg:width="6.9236in" svg:height="4.615733in" draw:z-index="0">
<draw:image xlink:href="../Images/AРМІЯINFORM/2023-04-17T40-00-00-04-00/341255089_756943109437075_3215551481657333043_n.jpg" xlink:type="simple" xlink:show="embed" xlink:actuate="onLoad" draw:mime-type="image/jpeg"/>
</draw:frame>
A separate mechanized brigade named after King Danylo is among the tutorials of the Armed Forces of Ukraine, which continue to protect the territorial content of the country in eastern Ukraine.</text:p>
      <text:p text:style-name="P4">
It is considered one of the most effective units of the Armed Forces involved in the Russian aggressor. The battalion won numerous victories by the super -prohibitor and caused significant losses to the Russian occupation troops.</text:p>
      <text:p text:style-name="P4">
<text:a xlink:type="simple" xlink:href="https://armyinform.com.ua/wp-content/uploads/2023/04/341553540_196165706505928_4493266587395166238_n.jpg" text:style-name="Internet_20_link" text:visited-style-name="Visited_20_Internet_20_Link">
!(Images/AРМІЯINFORM/2023-04-17T40-00-00-04-00/341553540_196165706505928_4493266587395166238_n-150x150.jpg)</text:a>
</text:p>
      <text:p text:style-name="P4">
<text:a xlink:type="simple" xlink:href="https://armyinform.com.ua/wp-content/uploads/2023/04/341663191_778935996771494_8934684155082143708_n.jpg" text:style-name="Internet_20_link" text:visited-style-name="Visited_20_Internet_20_Link">
<draw:frame draw:style-name="fr1" draw:name="Image9" text:anchor-type="as-char" svg:width="6.9236in" svg:height="6.9236in" draw:z-index="0">
<draw:image xlink:href="../Images/AРМІЯINFORM/2023-04-17T40-00-00-04-00/341663191_778935996771494_8934684155082143708_n-150x150.jpg" xlink:type="simple" xlink:show="embed" xlink:actuate="onLoad" draw:mime-type="image/jpeg"/>
</draw:frame>
</text:a>
</text:p>
      <text:p text:style-name="P4">
<text:a xlink:type="simple" xlink:href="https://armyinform.com.ua/wp-content/uploads/2023/04/341886616_1249318662375736_1891754088083619452_n.jpg" text:style-name="Internet_20_link" text:visited-style-name="Visited_20_Internet_20_Link">
<draw:frame draw:style-name="fr1" draw:name="Image10" text:anchor-type="as-char" svg:width="6.9236in" svg:height="6.9236in" draw:z-index="0">
<draw:image xlink:href="../Images/AРМІЯINFORM/2023-04-17T40-00-00-04-00/341886616_1249318662375736_1891754088083619452_n-150x150.jpg" xlink:type="simple" xlink:show="embed" xlink:actuate="onLoad" draw:mime-type="image/jpeg"/>
</draw:frame>
</text:a>
The crews include experienced and professional military, many of whom have combat experience in the ATO/OOS area. They are undergoing regular training and training to be prepared for any challenges and tasks.</text:p>
      <text:p text:style-name="P4">
For many months, the brigade has actively participated in the hostilities of the Nadonbas, carrying out combat tasks and ensuring the safety of the population.</text:p>
      <text:p text:style-name="P4">
The achievement of the King Danylo brigade in the fight against the invaders is a significant way in defense of Ukraine.</text:p>
      <text:p text:style-name="P4">
<text:span text:style-name="T4">
 Source: </text:span>
 <text:a xlink:type="simple" xlink:href="https://www.facebook.com/24th.brigade/posts/pfbid0XReFb6csLnkVFrnzZyKDUBdtiPvsDpsUv6ajPHSMm97aujUa1Jo6kkAiML9KNu6Pl" text:style-name="Internet_20_link" text:visited-style-name="Visited_20_Internet_20_Link">
<text:span text:style-name="T5">
oby mechanical -building</text:span>
</text:a>
</text:p>
      <text:p text:style-name="P4">
News Source: <text:a xlink:type="simple" xlink:href="https://armyinform.com.ua/2023/04/17/brygada-imeni-korolya-danyla-trymaye-strij-ta-prodovzhuye-nyshhyty-okupantiv-na-donechchyni/" text:style-name="Internet_20_link" text:visited-style-name="Visited_20_Internet_20_Link">
https://armyinform.com.ua/2023/04/17/brygada-imeni-korolya-danyla-trymaye-strij-ta-prodovzhuye-nyshhyty-okupantiv-na-donechchyni/</text:a>
</text:p>
      <!--NEWS-->
      <text:h text:style-name="P10" text:outline-level="1">
<text:span text:style-name="T4">
Russian Federation loses income from oil and gas sales</text:span>
</text:h>
      <text:p text:style-name="P4">
Author: ['АРМІЯINFORM']</text:p>
      <text:p text:style-name="P4">
Time: 2023-04-17T41: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ВІЙНА', 'ВТОРГНЕННЯ РФ', 'ЕКОНОМІКА РФ', 'КРАХ РОСІЙСЬКОЇ ЕКОНОМІКИ', 'САНКЦІЇ']</text:p>
      <text:p text:style-name="P4">
Category: News</text:p>
      <!--METADATA-->
      <text:p text:style-name="P4">
<draw:frame draw:style-name="fr1" draw:name="Image11" text:anchor-type="as-char" svg:width="6.9236in" svg:height="3.894525in" draw:z-index="0">
<draw:image xlink:href="../Images/AРМІЯINFORM/2023-04-17T41-00-00-04-00/antyrosijski-sankcziyi.jpg" xlink:type="simple" xlink:show="embed" xlink:actuate="onLoad" draw:mime-type="image/jpeg"/>
</draw:frame>
About it <text:a xlink:type="simple" xlink:href="https://www.facebook.com/SZRUkraine/posts/pfbid02wCdwMj7pbL1EooAv2omnpRfY5o62oVQvbQRTDDREJrMxtijvXdazSWxAUp1eokF9l" text:style-name="Internet_20_link" text:visited-style-name="Visited_20_Internet_20_Link">
reports</text:a>
Ukraine's external intelligence service on its official Facebook page.</text:p>
      <text:p text:style-name="P4">
ODC-Satn(The other part belongs to the French company Safran Aircraft Engines), refuses to take the responsibility and status of the engine developer of the Russian-French joint venture Powerjet. This is impossible for the Russian Federation of major repairs and the approval of changes in the completion of the aircraft. Currently, the Russian ODC is recognized only by the developer of modifications, which can update service ballots and "prove them for carriers". The ODE categorically does not want to take responsibility of the resource and serious repairs of engines, without which a park of Russian cycle aircraft will begin to decline in the near future.</text:p>
      <text:p text:style-name="P4">
According to the Ministry of Finance, the income of the Russian Federation from the sale of oil and gas in the first quarterlyalist was 1.635 trillion rubles, which is 45 % less than a year ago.</text:p>
      <text:p text:style-name="P4">
According to the results of the first quarter of 2023, 202.2 thousand loans to the Russians of 32.6 billion rubles were set out on the online sites for the sale of the selling debt of the Russian Federation; Compared to last year, the volume increased by 6.5 %in money.</text:p>
      <text:p text:style-name="P4">
The influential Russian businessman Yevtushenkov had to leave the Ozon Director Council after the United Kingdom imposed a sanction against him.</text:p>
      <text:p text:style-name="P4">
Putin signed a law according to which the term of recognition of the invaders disappeared in the war against Ukraine is reduced from 12 to 6 months; They may be recognized as three months after recognition of missing, and unique circumstances - six months after the disappearance.</text:p>
      <text:p text:style-name="P4">
News Source: <text:a xlink:type="simple" xlink:href="https://armyinform.com.ua/2023/04/17/rf-zaznala-45-zmenshennya-dohodiv-vid-prodazhu-nafty-ta-gazu-v-pershomu-kvartali-sankcziyi-v-diyi/" text:style-name="Internet_20_link" text:visited-style-name="Visited_20_Internet_20_Link">
https://armyinform.com.ua/2023/04/17/rf-zaznala-45-zmenshennya-dohodiv-vid-prodazhu-nafty-ta-gazu-v-pershomu-kvartali-sankcziyi-v-diyi/</text:a>
</text:p>
      <!--NEWS-->
      <text:h text:style-name="P10" text:outline-level="1">
<text:span text:style-name="T4">
Ukraine and the world - against Russian aggression</text:span>
</text:h>
      <text:p text:style-name="P4">
Author: ['АРМІЯINFORM']</text:p>
      <text:p text:style-name="P4">
Time: 2023-04-17T42: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12" text:anchor-type="as-char" svg:width="6.9236in" svg:height="6.820353in" draw:z-index="0">
<draw:image xlink:href="../Images/AРМІЯINFORM/2023-04-17T42-00-00-04-00/golovna-37.jpg" xlink:type="simple" xlink:show="embed" xlink:actuate="onLoad" draw:mime-type="image/jpeg"/>
</draw:frame>
About it <text:a xlink:type="simple" xlink:href="https://www.facebook.com/SZRUkraine/posts/pfbid02wCdwMj7pbL1EooAv2omnpRfY5o62oVQvbQRTDDREJrMxtijvXdazSWxAUp1eokF9l" text:style-name="Internet_20_link" text:visited-style-name="Visited_20_Internet_20_Link">
reports</text:a>
Ukraine's external intelligence service on its official Facebook page.</text:p>
      <text:p text:style-name="P4">
G7 countries provide additional financial assistance to Ukraine worth more than 5 billion dollars.</text:p>
      <text:p text:style-name="P4">
The G7 countries are concerned about Switzerland's legislation through which it can evade sanctions.</text:p>
      <text:p text:style-name="P4">
Sweden's European Minister of European Affairs Jessica Rosvall called on Spain, which will be presented in the Council of the European Union in the second half of 2023, paying special attention to challenges through war in Ukraine.</text:p>
      <text:p text:style-name="P4">
In the Czech Republic, the total expenditures on Ukrainian refugees since the beginning of the Rosiyevian resolved are 33.5 billion Czech crowns(over 1.2 billion euros).</text:p>
      <text:p text:style-name="P4">
Україна 17 квітня може розпочати експорт електроенергії до Словаччини в обсязі200 МВт щогодини.</text:p>
      <text:p text:style-name="P4">
Уряд Німеччини виступає за включення російського атомного сектора до 11-гопакета санкцій Євросоюзу, — заявив віце-канцлер, міністр у справах економікита захисту клімату ФРН Роберт Хабек.</text:p>
      <text:p text:style-name="P4">
Лише за один рік країни Європи майже повністю позбавились 50-річної залежностівід російського газу. За прогнозами експертів, співпраця ЄС із «газпромом»може остаточно закінчитись до 2025 року.</text:p>
      <text:p text:style-name="P4">
Фінляндія розпочала будівництво першої ділянки паркану на кордоні з росією.</text:p>
      <text:p text:style-name="P4">
News Source: <text:a xlink:type="simple" xlink:href="https://armyinform.com.ua/2023/04/17/ukrayina-i-svit-proty-rosijskoyi-agresiyi-sluzhba-zovnishnoyi-rozvidky-ukrayiny-3/" text:style-name="Internet_20_link" text:visited-style-name="Visited_20_Internet_20_Link">
https://armyinform.com.ua/2023/04/17/ukrayina-i-svit-proty-rosijskoyi-agresiyi-sluzhba-zovnishnoyi-rozvidky-ukrayiny-3/</text:a>
</text:p>
      <!--NEWS-->
      <text:h text:style-name="P10" text:outline-level="1">
<text:span text:style-name="T4">
In Kharkiv region, border guards landed "Shahaned"</text:span>
</text:h>
      <text:p text:style-name="P4">
Author: ['АРМІЯINFORM']</text:p>
      <text:p text:style-name="P4">
Time: 2023-04-17T43:00:00-04:00</text:p>
      <text:p text:style-name="P4">
Description: About the sovereign of the Podkordonna Service Service. Propordont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news_20230416_120125_16816356854.jpeg" text:style-name="Internet_20_link" text:visited-style-name="Visited_20_Internet_20_Link">
news_20230416_120125_16816356854.jpeg</text:a>
', '<text:a xlink:type="simple" xlink:href="https://armyinform.com.ua/wp-content/uploads/2023/04/news_20230416_120122_16816356821-150x150.jpeg" text:style-name="Internet_20_link" text:visited-style-name="Visited_20_Internet_20_Link">
news_20230416_120122_16816356821-150x150.jpeg</text:a>
', '<text:a xlink:type="simple" xlink:href="https://armyinform.com.ua/wp-content/uploads/2023/04/news_20230416_120122_16816356821-1-150x150.jpeg" text:style-name="Internet_20_link" text:visited-style-name="Visited_20_Internet_20_Link">
news_20230416_120122_16816356821-1-150x150.jpeg</text:a>
', '<text:a xlink:type="simple" xlink:href="https://armyinform.com.ua/wp-content/uploads/2023/04/news_20230416_120124_16816356843-150x150.jpeg" text:style-name="Internet_20_link" text:visited-style-name="Visited_20_Internet_20_Link">
news_20230416_120124_16816356843-150x150.jpeg</text:a>
']</text:p>
      <text:p text:style-name="P4">
Tags: ['SHAHED', 'STOPRUSSIA', 'АГРЕСІЯ РФ', 'ВІЙНА', 'ВТОРГНЕННЯ РФ', 'ДЕРЖПРИКОРДОНСЛУЖБА']</text:p>
      <text:p text:style-name="P4">
Category: News</text:p>
      <!--METADATA-->
      <text:p text:style-name="P4">
<draw:frame draw:style-name="fr1" draw:name="Image13" text:anchor-type="as-char" svg:width="6.9236in" svg:height="3.894525in" draw:z-index="0">
<draw:image xlink:href="../Images/AРМІЯINFORM/2023-04-17T43-00-00-04-00/news_20230416_120125_16816356854.jpeg" xlink:type="simple" xlink:show="embed" xlink:actuate="onLoad" draw:mime-type="image/jpeg"/>
</draw:frame>
About it <text:a xlink:type="simple" xlink:href="https://dpsu.gov.ua/ua/news/Na-Harkivshchini-prikordonniki-prizemlili-moped/" text:style-name="Internet_20_link" text:visited-style-name="Visited_20_Internet_20_Link">
reports</text:a>
State Border Service of Ukraine.</text:p>
      <text:p text:style-name="P4">
Border units in Kharkiv region as part of the Defense Forces of Ukraine together with other Ukrainian defenders continue to defend their homeland.</text:p>
      <text:p text:style-name="P4">
The fighters are actively opposed to the enemy's air purposes, who have recently actualized.</text:p>
      <text:p text:style-name="P4">
<text:a xlink:type="simple" xlink:href="https://armyinform.com.ua/wp-content/uploads/2023/04/news_20230416_120122_16816356821.jpeg" text:style-name="Internet_20_link" text:visited-style-name="Visited_20_Internet_20_Link">
!(Images/AРМІЯINFORM/2023-04-17T43-00-00-04-00/news_20230416_120122_16816356821-150x150.jpeg)</text:a>
</text:p>
      <text:p text:style-name="P4">
<text:a xlink:type="simple" xlink:href="https://armyinform.com.ua/wp-content/uploads/2023/04/news_20230416_120122_16816356821-1.jpeg" text:style-name="Internet_20_link" text:visited-style-name="Visited_20_Internet_20_Link">
<draw:frame draw:style-name="fr1" draw:name="Image14" text:anchor-type="as-char" svg:width="6.9236in" svg:height="6.9236in" draw:z-index="0">
<draw:image xlink:href="../Images/AРМІЯINFORM/2023-04-17T43-00-00-04-00/news_20230416_120122_16816356821-1-150x150.jpeg" xlink:type="simple" xlink:show="embed" xlink:actuate="onLoad" draw:mime-type="image/jpeg"/>
</draw:frame>
</text:a>
</text:p>
      <text:p text:style-name="P4">
<text:a xlink:type="simple" xlink:href="https://armyinform.com.ua/wp-content/uploads/2023/04/news_20230416_120124_16816356843.jpeg" text:style-name="Internet_20_link" text:visited-style-name="Visited_20_Internet_20_Link">
<draw:frame draw:style-name="fr1" draw:name="Image15" text:anchor-type="as-char" svg:width="6.9236in" svg:height="6.9236in" draw:z-index="0">
<draw:image xlink:href="../Images/AРМІЯINFORM/2023-04-17T43-00-00-04-00/news_20230416_120124_16816356843-150x150.jpeg" xlink:type="simple" xlink:show="embed" xlink:actuate="onLoad" draw:mime-type="image/jpeg"/>
</draw:frame>
</text:a>
The other day, during combat missions, the border guards recorded a unmanned -child machine like ShahED. He crossed the state border and flew in the deep state of Ukraine. But it was not long. The border guards turned Shahd boil of carbon plastic junk, capring it with automatic weapons.</text:p>
      <text:p text:style-name="P4">
Everything will be a victory!</text:p>
      <text:p text:style-name="P4">
News Source: <text:a xlink:type="simple" xlink:href="https://armyinform.com.ua/2023/04/17/na-harkivshhyni-prykordonnyky-pryzemlyly-shahed/" text:style-name="Internet_20_link" text:visited-style-name="Visited_20_Internet_20_Link">
https://armyinform.com.ua/2023/04/17/na-harkivshhyni-prykordonnyky-pryzemlyly-shahed/</text:a>
</text:p>
      <!--NEWS-->
      <text:h text:style-name="P10" text:outline-level="1">
<text:span text:style-name="T4">
Review of fakes and misinformation campaigns that spread the media of the Russian Federation</text:span>
</text:h>
      <text:p text:style-name="P4">
Author: ['АРМІЯINFORM']</text:p>
      <text:p text:style-name="P4">
Time: 2023-04-17T44: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fejk-nyus-6.jpg" text:style-name="Internet_20_link" text:visited-style-name="Visited_20_Internet_20_Link">
fejk-nyus-6.jpg</text:a>
']</text:p>
      <text:p text:style-name="P4">
Tags: ['STOPRUSSIA', 'АГРЕСІЯ РФ', 'ВІЙНА', 'ВТОРГНЕННЯ РФ', 'РОСІЙСЬКІ ФЕЙКИ', 'ЦЕНТР ПРОТИДІЇ ДЕЗІНФОРМАЦІЇ']</text:p>
      <text:p text:style-name="P4">
Category: News</text:p>
      <!--METADATA-->
      <text:p text:style-name="P4">
<draw:frame draw:style-name="fr1" draw:name="Image16" text:anchor-type="as-char" svg:width="6.9236in" svg:height="4.615733in" draw:z-index="0">
<draw:image xlink:href="../Images/AРМІЯINFORM/2023-04-17T44-00-00-04-00/fejk-nyus-6.jpg" xlink:type="simple" xlink:show="embed" xlink:actuate="onLoad" draw:mime-type="image/jpeg"/>
</draw:frame>
<text:span text:style-name="T4">
 The Center for Combating Misinformation on its UFACBOBOK Page <text:a xlink:type="simple" xlink:href="https://www.facebook.com/protydiyadezinformatsiyi.cpd/posts/pfbid0xNErnQCUgdWsPug2snf3eHua3vtrWMpXke8uv7v1XZB1gK1GfWD3Xvo2vh13S24Sl" text:style-name="Internet_20_link" text:visited-style-name="Visited_20_Internet_20_Link">
reported</text:a>
About fakes widespread by hostile propagandists found from 10.04 to 16.04. </text:span>
</text:p>
      <text:p text:style-name="P4">
V. Zelensky promised Poland to the western territories of Ukraine in exchange for assistance during a counter -offensive.</text:p>
      <text:p text:style-name="P4">
The cover of the Spanish edition of El Jueves, on which under the central heading of "Their Last Easter" is depicted by the President of Ukraine V. Zelensky and the Ukrainian military.</text:p>
      <text:p text:style-name="P4">
Clones of the rating media of Ukraine, which mimic the true media webpage, can have a similar interface and logos.</text:p>
      <text:p text:style-name="P4">
The cover of the British weekly newspaper The New Europe is depicted by a staff of Ukraine, who is on the knees in Dalai Lla, and the dissatisfied Premeger-Minister of the United Kingdom.</text:p>
      <text:p text:style-name="P4">
News Source: <text:a xlink:type="simple" xlink:href="https://armyinform.com.ua/2023/04/17/informaczijna-vijna-oglyad-fejkiv-ta-dezinformaczijnyh-kampanij/" text:style-name="Internet_20_link" text:visited-style-name="Visited_20_Internet_20_Link">
https://armyinform.com.ua/2023/04/17/informaczijna-vijna-oglyad-fejkiv-ta-dezinformaczijnyh-kampanij/</text:a>
</text:p>
      <!--NEWS-->
      <text:h text:style-name="P10" text:outline-level="1">
<text:span text:style-name="T4">
Scouts showed how the American helicopter Black Hawk is using</text:span>
</text:h>
      <text:p text:style-name="P4">
Author: ['АРМІЯINFORM']</text:p>
      <text:p text:style-name="P4">
Time: 2023-04-17T45:00:00-04:00</text:p>
      <text:p text:style-name="P4">
Description: For days on one g -shimkiv front, Chergovy Trennanya Special Publicdrodliv GUR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0230416-2-2.jpg" text:style-name="Internet_20_link" text:visited-style-name="Visited_20_Internet_20_Link">
20230416-2-2.jpg</text:a>
']</text:p>
      <text:p text:style-name="P4">
Tags: ['STOPRUSSIA', 'АГРЕСІЯ РФ', 'ВЕРТОЛІТ BLACK HAWK', 'ВТОРГНЕННЯ РФ', 'ГУР МОУ']</text:p>
      <text:p text:style-name="P4">
Category: News</text:p>
      <!--METADATA-->
      <text:p text:style-name="P4">
<draw:frame draw:style-name="fr1" draw:name="Image17" text:anchor-type="as-char" svg:width="6.9236in" svg:height="3.894525in" draw:z-index="0">
<draw:image xlink:href="../Images/AРМІЯINFORM/2023-04-17T45-00-00-04-00/20230416-2-2.jpg" xlink:type="simple" xlink:show="embed" xlink:actuate="onLoad" draw:mime-type="image/jpeg"/>
</draw:frame>
The other day, at one of the directions of the front, there were regular training units of GUR MO MO on the interaction with the multi -purpose Black Hawk helicopter. The Special Forces worked out the landing of battle groups on the battlefield, evacuation, landing from landing cables, as well as night flights. As the fighters also note, the helicopter and the helicopter, this combat vehicle is much ahead of the Soviet analogues of the Mi-8T Mi-24 in almost all characteristics.</text:p>
      <text:p text:style-name="P4">
"The helicopter is striking with its reliability, ease of operation and combat," the Borticenter says. According to him, Ukrainian crewed black hawk was extremely fast - in a matter of hours. “Having experienced Mi-8 and Mi-24, on the Black Hawk, we flew on the first day we got. They just sat down and made a flight, ”the pilot says.</text:p>
      <text:p text:style-name="P4">
According to the defenders, Black Hawk is more maneuverable than Mi-8, much better handling, wins at the speed of horizontal flight. The helicopter is capable of trampling in flight continuously for about three hours, can easily overcome the distance of more than 600 kilometers.</text:p>
      <text:p text:style-name="P4">
This type of helicopter is designed for firing managed and unmanaged hellfire rocket launchers, as well as designed to maintain infantry and transportation of various cargoes. It takes 3-4 seconds to unload a group of 12 fighters and evacuate another helicopter battlefield.</text:p>
      <text:p text:style-name="P4">
“Over the last year, the level of our pilots has grown tremendously. Now Ukraine can lightly take about a hundred multi-purpose Blackhawk helicopters, about 50 Apache helicopters, as well as about 40-60 loading helicopters like Chinok. We could take so many changes in the relocation of our pilots, ”assures the first pilot contractor with a maestro call sign.</text:p>
      <text:p text:style-name="P4">
According to Maestro, this Black Hawk is already actively involved in hostilities, including in the enemy.</text:p>
      <text:p text:style-name="P4">
<text:span text:style-name="T4">
 Source: </text:span>
 _ <text:a xlink:type="simple" xlink:href="https://gur.gov.ua/content/biitsi-holovnoho-upravlinnia-rozvidky-opanuvaly-ta-vykorystovuiut-v-boiovykh-diiakh-lehendarnyi-amerykanskyi-vertolit-black-hawk---chornyi-iastrub.html" text:style-name="Internet_20_link" text:visited-style-name="Visited_20_Internet_20_Link">
GUR MOU</text:a>
_</text:p>
      <text:p text:style-name="P4">
News Source: <text:a xlink:type="simple" xlink:href="https://armyinform.com.ua/2023/04/17/rozvidnyky-pokazaly-yak-vykorystovuyut-amerykanskyj-vertolit-black-hawk/" text:style-name="Internet_20_link" text:visited-style-name="Visited_20_Internet_20_Link">
https://armyinform.com.ua/2023/04/17/rozvidnyky-pokazaly-yak-vykorystovuyut-amerykanskyj-vertolit-black-hawk/</text:a>
</text:p>
      <!--NEWS-->
      <text:h text:style-name="P10" text:outline-level="1">
<text:span text:style-name="T4">
Aviation of Defense Forces of Ukraine has struck 5 beats in the areas of focus of invaders</text:span>
</text:h>
      <text:p text:style-name="P4">
Author: ['АРМІЯINFORM']</text:p>
      <text:p text:style-name="P4">
Time: 2023-04-17T46:00:00-04:00</text:p>
      <text:p text:style-name="P4">
Description: About the General Headquarters of the ZS Ukrainian. - AvIACIA for the forces of the defense of Ukraine at Permanu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ГРЕСІЯ РФ', 'ВТОРГНЕННЯ РФ', 'ГШ ЗСУ', 'ХРОНІКА ОБОРОНИ']</text:p>
      <text:p text:style-name="P4">
Category: News</text:p>
      <!--METADATA-->
      <text:p text:style-name="P4">
<draw:frame draw:style-name="fr1" draw:name="Image18" text:anchor-type="as-char" svg:width="6.9236in" svg:height="5.185007in" draw:z-index="0">
<draw:image xlink:href="../Images/AРМІЯINFORM/2023-04-17T46-00-00-04-00/ukrayinska-aviacziya.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rkFH5T49udhEEjZMStx3WPAKp1RJTokEBREVG8ffquY1EjdUJMHwZr4KtC6qPCPal" text:style-name="Internet_20_link" text:visited-style-name="Visited_20_Internet_20_Link">
reports</text:a>
The General Staff of the Armed Forces of Ukraine.</text:p>
      <text:p text:style-name="P4">
-Aviation of the Defense Forces of Ukraine over the past 24 hours has struck 5 beats in the areas of the personnel and the anti-aircraft missile complex of the invaders,-it will be in the consolidation.</text:p>
      <text:p text:style-name="P4">
News Source: <text:a xlink:type="simple" xlink:href="https://armyinform.com.ua/2023/04/17/aviacziya-syl-oborony-ukrayiny-zavdala-5-udariv-po-rajonah-zoseredzhennya-okupantiv/" text:style-name="Internet_20_link" text:visited-style-name="Visited_20_Internet_20_Link">
https://armyinform.com.ua/2023/04/17/aviacziya-syl-oborony-ukrayiny-zavdala-5-udariv-po-rajonah-zoseredzhennya-okupantiv/</text:a>
</text:p>
      <!--NEWS-->
      <text:h text:style-name="P10" text:outline-level="1">
<text:span text:style-name="T4">
Our artillery struck the control point, SPR and 2 warehouses of the invaders ammunition</text:span>
</text:h>
      <text:p text:style-name="P4">
Author: ['АРМІЯINFORM']</text:p>
      <text:p text:style-name="P4">
Time: 2023-04-17T47:00:00-04:00</text:p>
      <text:p text:style-name="P4">
Description: About the General Headquarters of the ZS Ukrainian. - PIDRODILI of rocket launches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text:p>
      <text:p text:style-name="P4">
Category: News</text:p>
      <!--METADATA-->
      <text:p text:style-name="P4">
<draw:frame draw:style-name="fr1" draw:name="Image19" text:anchor-type="as-char" svg:width="6.9236in" svg:height="4.622144in" draw:z-index="0">
<draw:image xlink:href="../ConvertedIMGs/AРМІЯINFORM/2023-04-17T47-00-00-04-00/323438263_687407886219153_7819518616379973794_n.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2rkFH5T49udhEEjZMStx3WPAKp1RJTokEBREVG8ffquY1EjdUJMHwZr4KtC6qPCPal" text:style-name="Internet_20_link" text:visited-style-name="Visited_20_Internet_20_Link">
reports</text:a>
The General Staff of the Armed Forces of Ukraine.</text:p>
      <text:p text:style-name="P4">
-The departments of rocket troops and artillery were struck by the Office, the Anti-Student Complex, the area of concentration of live force, the composition of fuel and lubricant materials and 2 compositions of ammunition of the invaders,-the report states.</text:p>
      <text:p text:style-name="P4">
Also shot 4 enemy UAVs(2-type "Orlan-10", 1 intelligence "Eleron" and1 Dron-Kamikadze "Lancet".</text:p>
      <text:p text:style-name="P4">
News Source: <text:a xlink:type="simple" xlink:href="https://armyinform.com.ua/2023/04/17/nasha-artyleriya-urazyla-punkt-upravlinnya-zrk-ta-2-sklady-boyeprypasiv-okupantiv/" text:style-name="Internet_20_link" text:visited-style-name="Visited_20_Internet_20_Link">
https://armyinform.com.ua/2023/04/17/nasha-artyleriya-urazyla-punkt-upravlinnya-zrk-ta-2-sklady-boyeprypasiv-okupantiv/</text:a>
</text:p>
      <!--NEWS-->
      <text:h text:style-name="P10" text:outline-level="1">
<text:span text:style-name="T4">
The Armed Forces reflected more than 60 enemy attacks in Donetsk region</text:span>
</text:h>
      <text:p text:style-name="P4">
Author: ['АРМІЯINFORM']</text:p>
      <text:p text:style-name="P4">
Time: 2023-04-17T48:00:00-04:00</text:p>
      <text:p text:style-name="P4">
Description: The opponent is highly embedded, prone to the ZoServiuvati Major Zuill ... War with Ukraine 2022, War with Ukraine Latest News today,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ТОРГНЕННЯ РФ', 'ГШ ЗСУ', 'ХРОНІКА ОБОРОНИ']</text:p>
      <text:p text:style-name="P4">
Category: News</text:p>
      <!--METADATA-->
      <text:p text:style-name="P4">
<draw:frame draw:style-name="fr1" draw:name="Image20" text:anchor-type="as-char" svg:width="6.9236in" svg:height="4.603112in" draw:z-index="0">
<draw:image xlink:href="../Images/AРМІЯINFORM/2023-04-17T48-00-00-04-00/316291145_461855632794187_3997898045081184413_n.jpg" xlink:type="simple" xlink:show="embed" xlink:actuate="onLoad" draw:mime-type="image/jpeg"/>
</draw:frame>
Illustrative Photo <text:span text:style-name="T4">
 🔥 Situation on Russian invasion </text:span>
</text:p>
      <text:p text:style-name="P4">
The enemy suffered considerable losses, but continues to focus the main efforts of offensive actions in the Liman, Bakhmut, Avdiivsky Tamarin directions.</text:p>
      <text:p text:style-name="P4">
About it <text:a xlink:type="simple" xlink:href="https://www.facebook.com/GeneralStaff.ua/posts/pfbid02rkFH5T49udhEEjZMStx3WPAKp1RJTokEBREVG8ffquY1EjdUJMHwZr4KtC6qPCPal" text:style-name="Internet_20_link" text:visited-style-name="Visited_20_Internet_20_Link">
reports</text:a>
The General Staff of the Armed Forces of Ukraine.</text:p>
      <text:p text:style-name="P4">
. Bakhmut and Marinka remain at the epicenter of the fighting. Over the following areas of the front, our warriors repelled more than 60 attacks, - the message reads.</text:p>
      <text:p text:style-name="P4">
News Source: <text:a xlink:type="simple" xlink:href="https://armyinform.com.ua/2023/04/17/zsu-vidbyly-ponad-60-atak-protyvnyka-na-donechchyni/" text:style-name="Internet_20_link" text:visited-style-name="Visited_20_Internet_20_Link">
https://armyinform.com.ua/2023/04/17/zsu-vidbyly-ponad-60-atak-protyvnyka-na-donechchyni/</text:a>
</text:p>
      <!--NEWS-->
      <text:h text:style-name="P10" text:outline-level="1">
<text:span text:style-name="T4">
Enemy Loss per day: Almost 600 invaders were eliminated, 3 tanks and 9 artisystems were destroyed</text:span>
</text:h>
      <text:p text:style-name="P4">
Author: ['АРМІЯINFORM']</text:p>
      <text:p text:style-name="P4">
Time: 2023-04-17T49:00:00-04:00</text:p>
      <text:p text:style-name="P4">
Description: Zagalni Boyov, Find the enemy on 02/24/22 to 04/1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62c67f32-0d3b-44ab-8a68-4d8be3fa6fc8-scaled.jpg" text:style-name="Internet_20_link" text:visited-style-name="Visited_20_Internet_20_Link">
62c67f32-0d3b-44ab-8a68-4d8be3fa6fc8-scaled.jpg</text:a>
']</text:p>
      <text:p text:style-name="P4">
Tags: ['STOPRUSSIA', 'АГРЕСІЯ РФ', 'ВТОРГНЕННЯ РФ', 'ВТРАТИ ВОРОГА', 'ГШ ЗСУ']</text:p>
      <text:p text:style-name="P4">
Category: News</text:p>
      <!--METADATA-->
      <text:p text:style-name="P4">
<draw:frame draw:style-name="fr1" draw:name="Image21" text:anchor-type="as-char" svg:width="6.9236in" svg:height="6.987066in" draw:z-index="0">
<draw:image xlink:href="../Images/AРМІЯINFORM/2023-04-17T49-00-00-04-00/62c67f32-0d3b-44ab-8a68-4d8be3fa6fc8-scaled.jpg" xlink:type="simple" xlink:show="embed" xlink:actuate="onLoad" draw:mime-type="image/jpeg"/>
</draw:frame>
The total combat loss of the enemy from 24.02.22 to 17.04.23 will be orientated:</text:p>
      <text:p text:style-name="P4">
<text:span text:style-name="T4">
<text:span text:style-name="T5">
 Personnel - </text:span>
* 182660(+590)persons eliminated</text:span>
<text:span text:style-name="T5">
 tanks - </text:span>
<text:span text:style-name="T5">
 3660(+3)</text:span>
<text:span text:style-name="T4">
 combat armored vehicles - </text:span>
 7087(+4)<text:span text:style-name="T4">
<text:span text:style-name="T5">
 Artillery Systems - </text:span>
<text:span text:style-name="T5">
 2804(+9)</text:span>
 </text:span>
 RSZV - <text:span text:style-name="T4">
 538(0)</text:span>
<text:span text:style-name="T5">
 air defense means - </text:span>
<text:span text:style-name="T5">
 285(+1)</text:span>
<text:span text:style-name="T4">
 aircraft - </text:span>
 308(0)<text:span text:style-name="T4">
<text:span text:style-name="T5">
 helicopters - </text:span>
* 293(0)</text:span>
<text:span text:style-name="T5">
 UAV Operative Tactical Level-</text:span>
<text:span text:style-name="T5">
 2347(+8)</text:span>
<text:span text:style-name="T4">
 Winged missiles - </text:span>
 911(0)<text:span text:style-name="T4">
<text:span text:style-name="T5">
 ships / boats - </text:span>
* 18(0)</text:span>
<text:span text:style-name="T5">
 Automobile equipment and tanks - </text:span>
<text:span text:style-name="T5">
 5672(+14)</text:span>
<text:span text:style-name="T4">
 Special Technique - </text:span>
 328(+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April 17, 23.</text:p>
      <text:p text:style-name="P4">
News Source: <text:a xlink:type="simple" xlink:href="https://armyinform.com.ua/2023/04/17/vtraty-voroga-za-dobu-likvidovano-majzhe-600-okupantiv-znyshheno-3-tanky-i-9-artsystem/" text:style-name="Internet_20_link" text:visited-style-name="Visited_20_Internet_20_Link">
https://armyinform.com.ua/2023/04/17/vtraty-voroga-za-dobu-likvidovano-majzhe-600-okupantiv-znyshheno-3-tanky-i-9-artsystem/</text:a>
</text:p>
      <!--NEWS-->
      <text:h text:style-name="P10" text:outline-level="1">
<text:span text:style-name="T4">
Ilya Kovtun Army became a European Gymnastics Champion</text:span>
</text:h>
      <text:p text:style-name="P4">
Author: ['АРМІЯINFORM']</text:p>
      <text:p text:style-name="P4">
Time: 2023-04-17T50:00:00-04:00</text:p>
      <text:p text:style-name="P4">
Description: Ukrainian Gimnast, Armytsov Ill Kovtun Viborov “Gold” on parallel brings on ... War with Ukraine 2022, War with Ukraine Latest News today,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1133902_3509466286044416_321153054224096190_n.jpg" text:style-name="Internet_20_link" text:visited-style-name="Visited_20_Internet_20_Link">
341133902_3509466286044416_321153054224096190_n.jpg</text:a>
']</text:p>
      <text:p text:style-name="P4">
Tags: ['STOPRUSSIA', 'АРМІЙСЬКІ СПОРТСМЕНКИ', 'ЦСК ЗСУ']</text:p>
      <text:p text:style-name="P4">
Category: News</text:p>
      <!--METADATA-->
      <text:p text:style-name="P4">
<draw:frame draw:style-name="fr1" draw:name="Image22" text:anchor-type="as-char" svg:width="6.9236in" svg:height="4.617987in" draw:z-index="0">
<draw:image xlink:href="../Images/AРМІЯINFORM/2023-04-17T50-00-00-04-00/341133902_3509466286044416_321153054224096190_n.jpg" xlink:type="simple" xlink:show="embed" xlink:actuate="onLoad" draw:mime-type="image/jpeg"/>
</draw:frame>
Ukrainian gymnast, Army Ilya Kovtun won gold at parallel bruises at the European Gymnastics Championship in Turkish Antalya.</text:p>
      <text:p text:style-name="P4">
About it <text:a xlink:type="simple" xlink:href="https%3A%2F%2Fwww.facebook.com%2FCSKA1992%2Fposts%2Fpfbid033zn3LPbYvAa5S5qM7WoWoFPvaf6CtfZ5Q4uGRYfhuXKm65WpScmM5sQaEfQqdHgtl&amp;show_text=true&amp;width=500" text:style-name="Internet_20_link" text:visited-style-name="Visited_20_Internet_20_Link">
reports</text:a>
The Central Sports Club of the Armed Forces.</text:p>
      <text:p text:style-name="P4">
The performance of the 19-year-old gymnast judge was rated at 15.166 points.</text:p>
      <text:p text:style-name="P4">
It is noted that it is the first "gold" in his career at the European Championship.</text:p>
      <text:p text:style-name="P4">
It is known that earlier Ilya Kovtun Army in Turkish Antalya won the Bronze Antalya Commodonity in Gymnastics in Personal Auptress.</text:p>
      <text:p text:style-name="P4">
News Source: <text:a xlink:type="simple" xlink:href="https://armyinform.com.ua/2023/04/17/armiyecz-illya-kovtun-stav-chempionom-yevropy-zi-sportyvnoyi-gimnastyky/" text:style-name="Internet_20_link" text:visited-style-name="Visited_20_Internet_20_Link">
https://armyinform.com.ua/2023/04/17/armiyecz-illya-kovtun-stav-chempionom-yevropy-zi-sportyvnoyi-gimnastyky/</text:a>
</text:p>
      <!--NEWS-->
      <text:h text:style-name="P10" text:outline-level="1">
<text:span text:style-name="T4">
Sweden begins the largest Aurora's military exercises 23. Ukraine will also take part</text:span>
</text:h>
      <text:p text:style-name="P4">
Author: ['АРМІЯINFORM']</text:p>
      <text:p text:style-name="P4">
Time: 2023-04-17T51:00:00-04:00</text:p>
      <text:p text:style-name="P4">
Description: Syogodnі, 17 kvіniki 2023 Rock, shit -lazel, large -scale vіchanikovi aurora 23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aurora23.jpg" text:style-name="Internet_20_link" text:visited-style-name="Visited_20_Internet_20_Link">
aurora23.jpg</text:a>
']</text:p>
      <text:p text:style-name="P4">
Tags: ['AURORA 23', 'ВІЙСЬКОВІ НАВЧАННЯ', 'ЗС ШВЕЦІЇ']</text:p>
      <text:p text:style-name="P4">
Category: News</text:p>
      <!--METADATA-->
      <text:p text:style-name="P4">
<draw:frame draw:style-name="fr1" draw:name="Image23" text:anchor-type="as-char" svg:width="6.9236in" svg:height="3.894525in" draw:z-index="0">
<draw:image xlink:href="../Images/AРМІЯINFORM/2023-04-17T51-00-00-04-00/aurora23.jpg" xlink:type="simple" xlink:show="embed" xlink:actuate="onLoad" draw:mime-type="image/jpeg"/>
</draw:frame>
Today, on April 17, 2023, Sweden launches large-scale military exercises by the Army, the Navy, the Tanational Guard with international partners. In addition to Sweden, US military, UK, Finland, Poland, Ukraine, Norway, Estonia, Latvia, Lithuania, Denmark, Austria, Germany and France will be presented.</text:p>
      <text:p text:style-name="P4">
This is stated in <text:a xlink:type="simple" xlink:href="https://www.forsvarsmakten.se/en/news/2023/04/armed-forces-exercise-aurora-23-about-to-start/" text:style-name="Internet_20_link" text:visited-style-name="Visited_20_Internet_20_Link">
message</text:a>
Sweden's Armed Forces.</text:p>
      <text:p text:style-name="P4">
The purpose of the exercises is to strengthen the collected potential for counteracting the armed attack.</text:p>
      <text:p text:style-name="P4">
Training is conducted in the air, on earth and at sea in many parts of Ukraine. The greatest attention will be paid to Southern Sweden, Gotland's tailor.</text:p>
      <text:p text:style-name="P4">
<text:span text:style-name="T4">
 Aurora 23 </text:span>
 are the largest national exercises of this kind over more than25 years. They will be attended by 14 countries and about 26,000 women and men.</text:p>
      <text:p text:style-name="P4">
News Source: <text:a xlink:type="simple" xlink:href="https://armyinform.com.ua/2023/04/17/shvecziya-rozpochynaye-najbilshi-za-25-rokiv-vijskovi-navchannya-aurora-23-ukrayina-tezh-bratyme-uchast/" text:style-name="Internet_20_link" text:visited-style-name="Visited_20_Internet_20_Link">
https://armyinform.com.ua/2023/04/17/shvecziya-rozpochynaye-najbilshi-za-25-rokiv-vijskovi-navchannya-aurora-23-ukrayina-tezh-bratyme-uchast/</text:a>
</text:p>
      <!--NEWS-->
      <text:h text:style-name="P10" text:outline-level="1">
<text:span text:style-name="T4">
What did the occupiers fired Ukraine for Easter</text:span>
</text:h>
      <text:p text:style-name="P4">
Author: ['Олексій Тригуб']</text:p>
      <text:p text:style-name="P4">
Time: 2023-04-17T52: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АГРЕСІЯ РФ', 'БПЛА', 'ВЕЛИКДЕНЬ', 'ВТОРГНЕННЯ РФ', 'ЄДИНІ НОВИНИ', 'ЛАНЦЕТ', 'ЮРІЙ ІГНАТ']</text:p>
      <text:p text:style-name="P4">
Category: News</text:p>
      <!--METADATA-->
      <text:p text:style-name="P4">
<draw:frame draw:style-name="fr1" draw:name="Image24" text:anchor-type="as-char" svg:width="6.9236in" svg:height="4.612849in" draw:z-index="0">
<draw:image xlink:href="../Images/AРМІЯINFORM/2023-04-17T52-00-00-04-00/rechnyk-ps-zsu-yurij-ignat.jpg" xlink:type="simple" xlink:show="embed" xlink:actuate="onLoad" draw:mime-type="image/jpeg"/>
</draw:frame>
Colonel Ignatius Ignatius Colonel. Illustrative photo</text:p>
      <text:p text:style-name="P4">
In the straight <text:a xlink:type="simple" xlink:href="https://www.youtube.com/watch" text:style-name="Internet_20_link" text:visited-style-name="Visited_20_Internet_20_Link">
ether</text:a>
Colonel Yuriy Ignatius spokesman of the Air Force of Ukraine "Unified News" of the Air Force of Ukraine, in particular, what the last day Russian aviation struck the territory of Ukraine.</text:p>
      <ul>
        <li>
Yesterday, the enemy used shock unmanned aerial vehicles of the Lancet type, there was a significant aviation activity of the enemy, - said Yuri Ignat.</li>
      </ul>
      <text:p text:style-name="P4">
Some of the unmanned aerial vehicles used by the enemy yesterday were killed, among them - a lancet -typewheel. According to Yuri Ignat, recently the enemy has been increasingly using these UAVs, moreover different types.</text:p>
      <text:p text:style-name="P4">
-There is "Lancet-1", "Lancet-2" and "Lancet-3",-said Colonel Yuri Ignat. –This are unmanned aerial vehicles with different combat part.</text:p>
      <text:p text:style-name="P4">
The Air Force Command spokesman added that "Lancets" is not a complete development: something in their technology is stolen, something purchased from trials as double -use goods. Therefore, sanctions should be constantly imprisoned, preventing the possibilities of making the Russians from the use of armaments with the accusations of foreign, including Western, technologies.</text:p>
      <text:p text:style-name="P4">
News Source: <text:a xlink:type="simple" xlink:href="https://armyinform.com.ua/2023/04/17/chym-okupanty-obstrilyuvaly-ukrayinu-na-velykden/" text:style-name="Internet_20_link" text:visited-style-name="Visited_20_Internet_20_Link">
https://armyinform.com.ua/2023/04/17/chym-okupanty-obstrilyuvaly-ukrayinu-na-velykden/</text:a>
</text:p>
      <!--NEWS-->
      <text:h text:style-name="P10" text:outline-level="1">
<text:span text:style-name="T4">
The provision of F-16 aircraft to Ukraine is, in particular, the issue of nuclear security of Europe-Yuri Ignat</text:span>
</text:h>
      <text:p text:style-name="P4">
Author: ['Олексій Тригуб']</text:p>
      <text:p text:style-name="P4">
Time: 2023-04-17T53:00:00-04:00</text:p>
      <text:p text:style-name="P4">
Description: Vidpovlychi in the direct Efir and Telemarafon “iody Novi” on the signing of the journalist Schodo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pdwhavxeaelq-j-scaled-1.jpg" text:style-name="Internet_20_link" text:visited-style-name="Visited_20_Internet_20_Link">
fpdwhavxeaelq-j-scaled-1.jpg</text:a>
']</text:p>
      <text:p text:style-name="P4">
Tags: ['F-16', 'ВТОРГНЕННЯ РФ', 'ЄДИНІ НОВИНИ', 'ЮРІЙ ІГНАТ']</text:p>
      <text:p text:style-name="P4">
Category: News</text:p>
      <!--METADATA-->
      <text:p text:style-name="P4">
<draw:frame draw:style-name="fr1" draw:name="Image25" text:anchor-type="as-char" svg:width="6.9236in" svg:height="3.894525in" draw:z-index="0">
<draw:image xlink:href="../Images/AРМІЯINFORM/2023-04-17T53-00-00-04-00/fpdwhavxeaelq-j-scaled-1.jpg" xlink:type="simple" xlink:show="embed" xlink:actuate="onLoad" draw:mime-type="image/jpeg"/>
</draw:frame>
Responding in a straight <text:a xlink:type="simple" xlink:href="https://www.youtube.com/watch" text:style-name="Internet_20_link" text:visited-style-name="Visited_20_Internet_20_Link">
ether</text:a>
The Uniform News Telelorphone on the question of journalists on the need to supply Ukraine F-16 aircraft, a spokesman for the Air Forces of the Armed Forces of Ukraine, the Colonel Yuri Ignat noted that this is, in particular, the issue of nuclear security of the European continent.</text:p>
      <text:p text:style-name="P4">
-The event should understand that the F-16 aircraft we need not only to cover the front line, not only to gain the benefits in the air-they are needed including for the protection nuclear power, - says Yuri Ignat. - As we all oppress, the Russians have repeatedly fired some of them, as well as muddy proximity with these nuclear power plants flew. In this way, Russia can provoke a man -made disaster, which is not only affected by Ukraine. Therefore, our partners need to be reminded that we need F-16 aircraft, which are able to knock down "calibra", "shahas" and other ammunition that uses the enemy.</text:p>
      <text:p text:style-name="P4">
News Source: <text:a xlink:type="simple" xlink:href="https://armyinform.com.ua/2023/04/17/nadannya-ukrayini-litakiv-f-16-cze-zokrema-pytannya-yadernoyi-bezpeky-yevropy-yurij-ignat/" text:style-name="Internet_20_link" text:visited-style-name="Visited_20_Internet_20_Link">
https://armyinform.com.ua/2023/04/17/nadannya-ukrayini-litakiv-f-16-cze-zokrema-pytannya-yadernoyi-bezpeky-yevropy-yurij-ignat/</text:a>
</text:p>
      <!--NEWS-->
      <text:h text:style-name="P10" text:outline-level="1">
<text:span text:style-name="T4">
G7 ministers have agreed to strengthen control over compliance with anti -Russian sanctions</text:span>
</text:h>
      <text:p text:style-name="P4">
Author: ['АРМІЯINFORM']</text:p>
      <text:p text:style-name="P4">
Time: 2023-04-17T54:00:00-04:00</text:p>
      <text:p text:style-name="P4">
Description: Mainstrodalnaya of the Lawhounds of the Krajan “Grups Seven” (G7) on Zusti -Iltered Sipilt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630_360_1528600995-9562.jpg" text:style-name="Internet_20_link" text:visited-style-name="Visited_20_Internet_20_Link">
630_360_1528600995-9562.jpg</text:a>
']</text:p>
      <text:p text:style-name="P4">
Tags: ['МЗС', 'ЯПОНІЯ']</text:p>
      <text:p text:style-name="P4">
Category: News</text:p>
      <!--METADATA-->
      <text:p text:style-name="P4">
<draw:frame draw:style-name="fr1" draw:name="Image26" text:anchor-type="as-char" svg:width="6.9236in" svg:height="3.956343in" draw:z-index="0">
<draw:image xlink:href="../Images/AРМІЯINFORM/2023-04-17T54-00-00-04-00/630_360_1528600995-9562.jpg" xlink:type="simple" xlink:show="embed" xlink:actuate="onLoad" draw:mime-type="image/jpeg"/>
</draw:frame>
Foreign Ministers of the Seven Group(G7)At the meeting, they agreed to monitor the observance of anti -Russian sanctions and to respond better to the weapon's water supply third countries to Russia.</text:p>
      <text:p text:style-name="P4">
About this <text:a xlink:type="simple" xlink:href="https://www.mofa.go.jp/ms/g7hs_s/page1e_000624.html" text:style-name="Internet_20_link" text:visited-style-name="Visited_20_Internet_20_Link">
it is referred</text:a>
In the State of Japan's Ministry of Foreign Affairs website.</text:p>
      <text:p text:style-name="P4">
"The ministers have agreed to strengthen coordination to prevent and respond to sanctions, as well as to supply weapons by third parties to Dorozhia," the statement said.</text:p>
      <text:p text:style-name="P4">
In addition, the G7 foreign ministers have confirmed that they remain intensified, full coordination and sanctions against Russia, and as well as continuing decisive support for Ukraine.</text:p>
      <text:p text:style-name="P4">
They emphasized that Russia should immediately and unconditionally remove all forces and equipment from Ukraine.</text:p>
      <text:p text:style-name="P4">
Also, the G7 foreign ministers have condemned the statement of Russian President Vladimirputin about the deployment of tactical nuclear weapons in Belarus and emphasized that the responsible nuclear rhetoric of Russia is unacceptable.</text:p>
      <text:p text:style-name="P4">
News Source: <text:a xlink:type="simple" xlink:href="https://armyinform.com.ua/2023/04/17/ministry-g7-domovylysya-posylyty-kontrol-za-dotrymannyam-antyrosijskyh-sankczij/" text:style-name="Internet_20_link" text:visited-style-name="Visited_20_Internet_20_Link">
https://armyinform.com.ua/2023/04/17/ministry-g7-domovylysya-posylyty-kontrol-za-dotrymannyam-antyrosijskyh-sankczij/</text:a>
</text:p>
      <!--NEWS-->
      <text:h text:style-name="P10" text:outline-level="1">
<text:span text:style-name="T4">
In the conditions of sanction pressure, the Russians try to resuscitate the old projects - Yuri Ignat</text:span>
</text:h>
      <text:p text:style-name="P4">
Author: ['Олексій Тригуб']</text:p>
      <text:p text:style-name="P4">
Time: 2023-04-17T55:00:00-04:00</text:p>
      <text:p text:style-name="P4">
Description: The direct efiri telemarathon “єini novel” is the rennet of the dousy forces of the Zbroysh forces ... The war with Ukraine 2022, the war with Ukraine is the latest news today, the news war with Ukraine 2022 is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e9edtgtxsaabczd-scaled-e1681713444679.jpg" text:style-name="Internet_20_link" text:visited-style-name="Visited_20_Internet_20_Link">
e9edtgtxsaabczd-scaled-e1681713444679.jpg</text:a>
']</text:p>
      <text:p text:style-name="P4">
Tags: ['ЮРІЙ ІГНАТ']</text:p>
      <text:p text:style-name="P4">
Category: News</text:p>
      <!--METADATA-->
      <text:p text:style-name="P4">
<draw:frame draw:style-name="fr1" draw:name="Image27" text:anchor-type="as-char" svg:width="6.9236in" svg:height="4.517649in" draw:z-index="0">
<draw:image xlink:href="../Images/AРМІЯINFORM/2023-04-17T55-00-00-04-00/e9edtgtxsaabczd-scaled-e1681713444679.jpg" xlink:type="simple" xlink:show="embed" xlink:actuate="onLoad" draw:mime-type="image/jpeg"/>
</draw:frame>
Today in a straight <text:a xlink:type="simple" xlink:href="https://www.youtube.com/watch" text:style-name="Internet_20_link" text:visited-style-name="Visited_20_Internet_20_Link">
ether</text:a>
The only news of the Air Force Air Forces spokesman Yuri Ignat told how Russians try to resuscitate their old weapons production.</text:p>
      <text:p text:style-name="P4">
-Nowadays, various media and publications are discussing the issue of production of the X-50 missiles by the Russian Federation,-the officer said. -It is not a new project, it was recognized as inappropriate, and instead of these missiles the Russians produced rates of type X-101. Now they are trying to run in production X-50. These missiles can also fly far, affecting different points of Ukraine. However, it is not the fact that the Russian industry is still capable of conducting such a project.</text:p>
      <text:p text:style-name="P4">
Now, according to Colonel Yuri Ignat, the greatest attention of the enemy is paid to the question of the increase in the use of managed aviation bombs. Moreover, the ultimate publication is actively discussing the possibility of processing all the insecution of aviation bombs from free fall ammunition in managed airplaces. It is not easy to do so in such volumes, because Russia is still in high reserves of Soviet aviation means. It will show how much the Russian "defense" will be able to cope with this task.</text:p>
      <text:p text:style-name="P4">
While the Russians are increasing the rate of production of unmanned aerial vehicles, because the experience of hostilities has shown the prospects for their use. Some enterprises of the Russian defense industry are even re -profiled by the production of UAV of different types.</text:p>
      <text:p text:style-name="P4">
Answering the questions of journalists to reduce the intensity of the Iranian Shahaneda's enemy, Colonel Yuriy Ignat noted that, as we know, a week ago, a cargo aircraft from Iran flew to Russia - could just brought a new batch of these barrading ammunition. Therefore, such an increase in hostile activity should be expected. However, not the "shahads" are the only ones. Today, the Russians are increasingly used by percussion UAVs, such as Lancet. Our experts have already developed tactics for counteracting these defeat, and they are increasingly being knocked down by Ukrainian defenders.</text:p>
      <text:p text:style-name="P4">
News Source: <text:a xlink:type="simple" xlink:href="https://armyinform.com.ua/2023/04/17/v-umovah-sankczijnogo-tysku-rosiyany-namagayutsya-reanimuvaty-stari-proyekty-yurij-ignat/" text:style-name="Internet_20_link" text:visited-style-name="Visited_20_Internet_20_Link">
https://armyinform.com.ua/2023/04/17/v-umovah-sankczijnogo-tysku-rosiyany-namagayutsya-reanimuvaty-stari-proyekty-yurij-ignat/</text:a>
</text:p>
      <!--NEWS-->
      <text:h text:style-name="P10" text:outline-level="1">
<text:span text:style-name="T4">
SESS Operational Information on the Consequences of Fighting by the Russian Federation</text:span>
</text:h>
      <text:p text:style-name="P4">
Author: ['АРМІЯINFORM']</text:p>
      <text:p text:style-name="P4">
Time: 2023-04-17T56:00:00-04:00</text:p>
      <text:p text:style-name="P4">
Description: Last of Pass, 16 KVITRY, PIDRODRODSISE OF WERE OF KLASSIAN WITH OBZVIKHYN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8" text:anchor-type="as-char" svg:width="6.9236in" svg:height="3.888597in" draw:z-index="0">
<draw:image xlink:href="../Images/AРМІЯINFORM/2023-04-17T56-00-00-04-00/xzvev8dxadlvsx-pozhezha.jpg" xlink:type="simple" xlink:show="embed" xlink:actuate="onLoad" draw:mime-type="image/jpeg"/>
</draw:frame>
Illustrative photo</text:p>
      <text:p text:style-name="P4">
During the last day, <text:span text:style-name="T4">
 April 16, </text:span>
 Divisions of the Civil Service of Ukraine of Uncertain Situations <text:span text:style-name="T4">
 Made 22 trips </text:span>
 to eliminate the consequences of the occupants of settlements and infrastructure. 7 fires were eliminated. Psychological assistance was provided to 33 people.</text:p>
      <text:p text:style-name="P4">
This is stated in <text:a xlink:type="simple" xlink:href="https://dsns.gov.ua/uk/news/nadzvicaini-podiyi/operativna-informaciia-dsns-shhodo-naslidkiv-vedennia-boiovix-dii-rosiiskoiu-federacijeiu-129" text:style-name="Internet_20_link" text:visited-style-name="Visited_20_Internet_20_Link">
message</text:a>
SES of Ukraine.</text:p>
      <text:p text:style-name="P4">
Since the beginning of the war, 89,490 departures for the elimination of the consequences of shelling have been made, 14 301 fires have been liquidated, 3,999 people were rescued, psychological assistance was provided210 to 230 persons.</text:p>
      <text:p text:style-name="P4">
News Source: <text:a xlink:type="simple" xlink:href="https://armyinform.com.ua/2023/04/17/operatyvna-informacziya-dsns-shhodo-naslidkiv-vedennya-bojovyh-dij-rosijskoyu-federacziyeyu-3/" text:style-name="Internet_20_link" text:visited-style-name="Visited_20_Internet_20_Link">
https://armyinform.com.ua/2023/04/17/operatyvna-informacziya-dsns-shhodo-naslidkiv-vedennya-bojovyh-dij-rosijskoyu-federacziyeyu-3/</text:a>
</text:p>
      <!--NEWS-->
      <text:h text:style-name="P10" text:outline-level="1">
<text:span text:style-name="T4">
About the circumstances of the disappearance of the defender information is provided</text:span>
</text:h>
      <text:p text:style-name="P4">
Author: ['АРМІЯINFORM']</text:p>
      <text:p text:style-name="P4">
Time: 2023-04-17T57:00:00-04:00</text:p>
      <text:p text:style-name="P4">
Description: At the coordinating headquarters of the online-Zustinch to Rodinov Obratsіv Smrem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sh5.jpg" text:style-name="Internet_20_link" text:visited-style-name="Visited_20_Internet_20_Link">
ksh5.jpg</text:a>
', '<text:a xlink:type="simple" xlink:href="https://armyinform.com.ua/wp-content/uploads/2023/04/bez-imeni-7.jpg" text:style-name="Internet_20_link" text:visited-style-name="Visited_20_Internet_20_Link">
bez-imeni-7.jpg</text:a>
']</text:p>
      <text:p text:style-name="P4">
Tags: ['БАГАТОНАЦІОНАЛЬНИЙ ОБ’ЄДНАНИЙ КООРДИНАЦІЙНИЙ КОМІТЕТ', 'ВІЙСЬКОВОПОЛОНЕНІ', 'ОБМІН ПОЛОНЕНИМИ']</text:p>
      <text:p text:style-name="P4">
Category: News</text:p>
      <!--METADATA-->
      <text:p text:style-name="P4">
<draw:frame draw:style-name="fr1" draw:name="Image29" text:anchor-type="as-char" svg:width="6.9236in" svg:height="4.011043in" draw:z-index="0">
<draw:image xlink:href="../Images/AРМІЯINFORM/2023-04-17T57-00-00-04-00/ksh5.jpg" xlink:type="simple" xlink:show="embed" xlink:actuate="onLoad" draw:mime-type="image/jpeg"/>
</draw:frame>
The coordination headquarters took place an online meeting with the families of the defenders of the separate mechanized brigade of Lviv region, during which they talked about the possibility of receiving information about the circumstances of the disappearance of the serviceman.</text:p>
      <text:p text:style-name="P4">
About it <text:a xlink:type="simple" xlink:href="https://t.me/Koord_shtab/841" text:style-name="Internet_20_link" text:visited-style-name="Visited_20_Internet_20_Link">
reports</text:a>
Coordinating headquarters for the issue of prisoners of war.</text:p>
      <text:p text:style-name="P4">
According to a representative of the military unit, all documents that do not have restrictions on access, including extracts from the materials of the official investigation, can be obtained in the manner prescribed by law.</text:p>
      <text:p text:style-name="P4">
Relatives should contact the Tasotcial Support Territorial Centers(TCC and JV - former military enlistment offices)with appropriate request. He also added that the military unit does not participate in the exchanges, but will submit all the necessary documents to the competent authorities.</text:p>
      <text:p text:style-name="P4">
The staff representative noted that an important source of information is the evidence of the invaded from captivity. They provide valuable information: health, holding of captivity, probable location. A certain amount of information, which photos or videos from open sources, find and transmit the relatives of the serviceman.</text:p>
      <text:p text:style-name="P4">
<draw:frame draw:style-name="fr1" draw:name="Image30" text:anchor-type="as-char" svg:width="6.9236in" svg:height="3.822762in" draw:z-index="0">
<draw:image xlink:href="../Images/AРМІЯINFORM/2023-04-17T57-00-00-04-00/bez-imeni-7.jpg" xlink:type="simple" xlink:show="embed" xlink:actuate="onLoad" draw:mime-type="image/jpeg"/>
</draw:frame>
</text:p>
      <text:p text:style-name="P4">
News Source: <text:a xlink:type="simple" xlink:href="https://armyinform.com.ua/2023/04/17/pro-obstavyny-znyknennya-zahysnyka-informacziyu-nadayut-terczentry-komplektuvannya/" text:style-name="Internet_20_link" text:visited-style-name="Visited_20_Internet_20_Link">
https://armyinform.com.ua/2023/04/17/pro-obstavyny-znyknennya-zahysnyka-informacziyu-nadayut-terczentry-komplektuvannya/</text:a>
</text:p>
      <!--NEWS-->
      <text:h text:style-name="P10" text:outline-level="1">
<text:span text:style-name="T4">
Russians from mortars twice fired at the border of Chernihiv region</text:span>
</text:h>
      <text:p text:style-name="P4">
Author: ['АРМІЯINFORM']</text:p>
      <text:p text:style-name="P4">
Time: 2023-04-17T58:00:00-04:00</text:p>
      <text:p text:style-name="P4">
Description: Urantsi, 17 KVITYA, Rosiyski Vіskka Dvichi plagued the prinnemine of Chernigivsk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243449_mines_reuters-1.png" text:style-name="Internet_20_link" text:visited-style-name="Visited_20_Internet_20_Link">
243449_mines_reuters-1.png</text:a>
']</text:p>
      <text:p text:style-name="P4">
Tags: ['STOPRUSSIA', 'ОБСТРІЛИ РФ', 'ЧЕРНІГІВЩИНА']</text:p>
      <text:p text:style-name="P4">
Category: News</text:p>
      <!--METADATA-->
      <text:p text:style-name="P4">
<draw:frame draw:style-name="fr1" draw:name="Image31" text:anchor-type="as-char" svg:width="6.9236in" svg:height="3.606042in" draw:z-index="0">
<draw:image xlink:href="../Images/AРМІЯINFORM/2023-04-17T58-00-00-04-00/243449_mines_reuters-1.png" xlink:type="simple" xlink:show="embed" xlink:actuate="onLoad" draw:mime-type="image/png"/>
</draw:frame>
In the morning, on April 17, Russian troops fired twice border guards.</text:p>
      <text:p text:style-name="P4">
About it <text:a xlink:type="simple" xlink:href="https://t.me/ok_pivnich1/1837" text:style-name="Internet_20_link" text:visited-style-name="Visited_20_Internet_20_Link">
reports</text:a>
Operational competing "North".</text:p>
      <text:p text:style-name="P4">
«From <text:span text:style-name="T4">
 06: 45 to 07: 15 </text:span>
 6 parishes have been recorded, probably with a mortar 120 mm, the UiRON of the settlement of Karpovichi.</text:p>
      <text:p text:style-name="P4">
From <text:span text:style-name="T4">
 06: 50 to 06: 52 </text:span>
 2 trips were recorded, probably with a mortar 120 mm, in the nosed item Leonivka », - the message reads.</text:p>
      <text:p text:style-name="P4">
It is noted that information was not received about losses among the local population or damage to civil infrastructure.</text:p>
      <text:p text:style-name="P4">
News Source: <text:a xlink:type="simple" xlink:href="https://armyinform.com.ua/2023/04/17/rosiyany-z-minometiv-dvichi-obstrilyaly-prykordonnya-chernigivshhyny/" text:style-name="Internet_20_link" text:visited-style-name="Visited_20_Internet_20_Link">
https://armyinform.com.ua/2023/04/17/rosiyany-z-minometiv-dvichi-obstrilyaly-prykordonnya-chernigivshhyny/</text:a>
</text:p>
      <!--NEWS-->
      <text:h text:style-name="P10" text:outline-level="1">
<text:span text:style-name="T4">
Canada will pass Ukraine confiscated in Russia An-124 aircraft</text:span>
</text:h>
      <text:p text:style-name="P4">
Author: ['АРМІЯINFORM']</text:p>
      <text:p text:style-name="P4">
Time: 2023-04-17T59:00:00-04:00</text:p>
      <text:p text:style-name="P4">
Description: Canada to transmit Ukrainian confessions in the framework of the St. Rosiysky LITHT AN-124 Ruslan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47490899141_faf54fd36d_k_1300x820.jpg" text:style-name="Internet_20_link" text:visited-style-name="Visited_20_Internet_20_Link">
47490899141_faf54fd36d_k_1300x820.jpg</text:a>
']</text:p>
      <text:p text:style-name="P4">
Tags: ['STOPRUSSIA', 'АН-124 «РУСЛАН»', 'ДЕНИС ШМИГАЛЬ', 'ДОПОМОГА ПАРТНЕРІВ', 'КАНАДА', 'САНКЦІЇ РФ', 'СВІТ ПІДТРИМУЄ УКРАЇНУ']</text:p>
      <text:p text:style-name="P4">
Category: News</text:p>
      <!--METADATA-->
      <text:p text:style-name="P4">
<draw:frame draw:style-name="fr1" draw:name="Image32" text:anchor-type="as-char" svg:width="6.9236in" svg:height="4.367638in" draw:z-index="0">
<draw:image xlink:href="../Images/AРМІЯINFORM/2023-04-17T59-00-00-04-00/47490899141_faf54fd36d_k_1300x820.jpg" xlink:type="simple" xlink:show="embed" xlink:actuate="onLoad" draw:mime-type="image/jpeg"/>
</draw:frame>
Canada will hand over to Ukraine the Russian plane-124 Ruslan.</text:p>
      <text:p text:style-name="P4">
About it <text:a xlink:type="simple" xlink:href="https://t.me/Denys_Smyhal/5028" text:style-name="Internet_20_link" text:visited-style-name="Visited_20_Internet_20_Link">
reported</text:a>
Prime Minister of Ukraine Schmigal on a visit to Canada.</text:p>
      <text:p text:style-name="P4">
“A new package of sanctions against Russia from Canada. In particular, Volga-Dnepr. We are preparing for the confiscation of the An-124 aircraft and other assets of the aggressor invested and transferred to Ukraine, ”Denis Shmigal said.</text:p>
      <text:p text:style-name="P4">
We will remind, earlier Canada <text:a xlink:type="simple" xlink:href="https://armyinform.com.ua/2023/04/12/kanada-ogolosyla-novi-sankcziyi-proty-bilorusi-ta-vagnerivcziv/" text:style-name="Internet_20_link" text:visited-style-name="Visited_20_Internet_20_Link">
announced</text:a>
About new sanctions against 14 Russian individuals and 34 organizations involved in the war of Russia in Ukraine. In particular against the Wagner PEC and the Russian Aviation Sector.</text:p>
      <text:p text:style-name="P4">
News Source: <text:a xlink:type="simple" xlink:href="https://armyinform.com.ua/2023/04/17/kanada-peredast-ukrayini-konfiskovanyj-u-rosiyi-litak-an-124/" text:style-name="Internet_20_link" text:visited-style-name="Visited_20_Internet_20_Link">
https://armyinform.com.ua/2023/04/17/kanada-peredast-ukrayini-konfiskovanyj-u-rosiyi-litak-an-124/</text:a>
</text:p>
      <!--NEWS-->
      <text:h text:style-name="P10" text:outline-level="1">
<text:span text:style-name="T4">
Prompt information on the work of pyrotechnic units of the SES of Ukraine</text:span>
</text:h>
      <text:p text:style-name="P4">
Author: ['АРМІЯINFORM']</text:p>
      <text:p text:style-name="P4">
Time: 2023-04-17T60:00:00-04:00</text:p>
      <text:p text:style-name="P4">
Description: Lent out, 16 KVITRY, PIRETHRICHICHILELY OF THE HASTICAL SERVICES OF Ukrainian ... War with Ukraine 2022,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9a5a7db791be056-1.jpg" text:style-name="Internet_20_link" text:visited-style-name="Visited_20_Internet_20_Link">
29a5a7db791be056-1.jpg</text:a>
', '<text:a xlink:type="simple" xlink:href="https://armyinform.com.ua/wp-content/uploads/2023/04/336900705_985068789284730_1599085499996417371_n.jpg" text:style-name="Internet_20_link" text:visited-style-name="Visited_20_Internet_20_Link">
336900705_985068789284730_1599085499996417371_n.jpg</text:a>
']</text:p>
      <text:p text:style-name="P4">
Tags: ['STOPRUSSIA', 'АГРЕСІЯ РФ', 'ВІЙНА', 'ВТОРГНЕННЯ РФ', 'ДСНС УКРАЇНИ', 'РОЗМІНУВАННЯ']</text:p>
      <text:p text:style-name="P4">
Category: News</text:p>
      <!--METADATA-->
      <text:p text:style-name="P4">
<draw:frame draw:style-name="fr1" draw:name="Image33" text:anchor-type="as-char" svg:width="6.9236in" svg:height="3.892602in" draw:z-index="0">
<draw:image xlink:href="../Images/AРМІЯINFORM/2023-04-17T60-00-00-04-00/29a5a7db791be056-1.jpg" xlink:type="simple" xlink:show="embed" xlink:actuate="onLoad" draw:mime-type="image/jpeg"/>
</draw:frame>
Illustrative photo</text:p>
      <text:p text:style-name="P4">
<text:span text:style-name="T4">
 Over the past day, </text:span>
 <text:span text:style-name="T4">
 April 16 </text:span>
 <text:span text:style-name="T4">
, </text:span>
 Pyrotechnical units of Ukraine for emergency situations <text:span text:style-name="T4">
 5 times </text:span>
 have been involved in demining tasks.</text:p>
      <text:p text:style-name="P4">
About it _ <text:a xlink:type="simple" xlink:href="https://dsns.gov.ua/uk/news/nadzvicaini-podiyi/operativna-informaciia-shhodo-roboti-pirotexnicnix-pidrozdiliv-dsns-ukrayini-32" text:style-name="Internet_20_link" text:visited-style-name="Visited_20_Internet_20_Link">
reports</text:a>
_ SES of Ukraine.</text:p>
      <text:p text:style-name="P4">
Pyrotechnical units found, seized and disposed(cleared)territory of area <text:span text:style-name="T4">
 6 ghosts </text:span>
.</text:p>
      <text:p text:style-name="P4">
Most often pyrotechnic units worked: in the Kharkiv region 16 827 times, Kyiv region - 7437, Donetsk region - 4703, Chernihiv region - 4446, Mykolaiv region - 4419, Kherson region - 4160, Sumy region - 1 814, Cherkasy region - 1085.</text:p>
      <text:p text:style-name="P4">
Background: from the beginning of large -scale aggression of the Russian Federation of Ukrainian Pyrotechnical units of the SES of Ukraine, they were involved <text:span text:style-name="T4">
 51 054 times </text:span>
 to perform demining tasks. Disposed of <text:span text:style-name="T4">
 345 461 -excluded object </text:span>
, including <text:span text:style-name="T4">
 2206 aviation bombs </text:span>
. Examined(cleared)area of area <text:span text:style-name="T4">
 82 307 hectares </text:span>
.</text:p>
      <text:p text:style-name="P4">
A total of 174 thousand square meters remain. km of potentially dangerous territories, measuring 30% of the total area of the state.</text:p>
      <text:p text:style-name="P4">
<draw:frame draw:style-name="fr1" draw:name="Image34" text:anchor-type="as-char" svg:width="6.9236in" svg:height="5.804039in" draw:z-index="0">
<draw:image xlink:href="../Images/AРМІЯINFORM/2023-04-17T60-00-00-04-00/336900705_985068789284730_1599085499996417371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7/operatyvna-informacziya-shhodo-roboty-pirotehnichnyh-pidrozdiliv-dsns-ukrayiny/" text:style-name="Internet_20_link" text:visited-style-name="Visited_20_Internet_20_Link">
https://armyinform.com.ua/2023/04/17/operatyvna-informacziya-shhodo-roboty-pirotehnichnyh-pidrozdiliv-dsns-ukrayiny/</text:a>
</text:p>
      <!--NEWS-->
      <text:h text:style-name="P10" text:outline-level="1">
<text:span text:style-name="T4">
Slovakia has completed the transfer of 13 MiG-29 fighters to Ukraine</text:span>
</text:h>
      <text:p text:style-name="P4">
Author: ['АРМІЯINFORM']</text:p>
      <text:p text:style-name="P4">
Time: 2023-04-17T61:00:00-04:00</text:p>
      <text:p text:style-name="P4">
Description: Slovachina also transmitted by Ukrainian VSI 13 Vinishchevachiv MIG-29. PISLA CHOTIROOH Odins, Yaki ... War with Ukraine 2022, War with Ukraine Latest News Today, News War with Ukraine 2022 Last for today, will there be a war between Ukraine and Russia and when, there will be a war with Ukraine in 2022, or not, will be or not, will be or not whether the war with Ukraine in the near future says, the war with Ukraine, Ukrainian news today, Ukrainian news in Ukrainian media in Russian</text:p>
      <text:p text:style-name="P4">
Images: ['<text:a xlink:type="simple" xlink:href="https://armyinform.com.ua/wp-content/uploads/2023/04/mig29.jpg" text:style-name="Internet_20_link" text:visited-style-name="Visited_20_Internet_20_Link">
mig29.jpg</text:a>
']</text:p>
      <text:p text:style-name="P4">
Tags: ['STOPRUSSIA', 'АГРЕСІЯ РФ', 'ВИНИЩУВАЧ МІГ-29', 'ДОПОМОГА ПАРТНЕРІВ', 'СВІТ ПІДТРИМУЄ УКРАЇНУ', 'СЛОВАЧЧИНИ']</text:p>
      <text:p text:style-name="P4">
Category: News</text:p>
      <!--METADATA-->
      <text:p text:style-name="P4">
<draw:frame draw:style-name="fr1" draw:name="Image35" text:anchor-type="as-char" svg:width="6.9236in" svg:height="3.894525in" draw:z-index="0">
<draw:image xlink:href="../Images/AРМІЯINFORM/2023-04-17T61-00-00-04-00/mig29.jpg" xlink:type="simple" xlink:show="embed" xlink:actuate="onLoad" draw:mime-type="image/jpeg"/>
</draw:frame>
Slovakia has already handed over all 13 MiG-29 fighters to Ukraine. After four -ways that <text:a xlink:type="simple" xlink:href="https://armyinform.com.ua/2023/03/23/slovachchyna-peredala-ukrayini-pershi-chotyry-mig-29/" text:style-name="Internet_20_link" text:visited-style-name="Visited_20_Internet_20_Link">
have been shipped</text:a>
Ukrainian pilots in March this year, the other 9 units were also successfully transferred to the Ukrainian forces.</text:p>
      <text:p text:style-name="P4">
This was reported by the Slovak Defense Minister Yaroslav Nadi, whose words <text:a xlink:type="simple" xlink:href="https://www.mosr.sk/52733-sk/vsetky-stihacie-lietadla-mig-29-su-uz-na-ukrajine/" text:style-name="Internet_20_link" text:visited-style-name="Visited_20_Internet_20_Link">
cites</text:a>
The press service of the Slovak defense department.</text:p>
      <text:p text:style-name="P4">
"This transmission was made terrestrial in view of the greatest possible safety, again, a huge gratitude to all involved, because in such occasions it is a truly important and complex logistics operation," - emphasized Yaroslav Nady.</text:p>
      <text:p text:style-name="P4">
At the same time, he recalled that MiG-29 planes are a significant support for Ukraine in its defense against Russian military aggression and in protecting human lives.</text:p>
      <text:p text:style-name="P4">
We will remind, earlier Poland has already <text:a xlink:type="simple" xlink:href="https://armyinform.com.ua/2023/04/05/polshha-peredala-ukrayini-8-vynyshhuvachiv-mig-29-ta-gotova-nadaty-shhe-6/" text:style-name="Internet_20_link" text:visited-style-name="Visited_20_Internet_20_Link">
transferred</text:a>
The MiG-29 quadrilaterals will be delivered in the near future to Ukraine. In addition, Poland is ready to send six such aircraft to Ukraine.</text:p>
      <text:p text:style-name="P4">
News Source: <text:a xlink:type="simple" xlink:href="https://armyinform.com.ua/2023/04/17/slovachchyna-zavershyla-peredachu-ukrayini-13-vynyshhuvachiv-mig-29/" text:style-name="Internet_20_link" text:visited-style-name="Visited_20_Internet_20_Link">
https://armyinform.com.ua/2023/04/17/slovachchyna-zavershyla-peredachu-ukrayini-13-vynyshhuvachiv-mig-29/</text:a>
</text:p>
      <!--NEWS-->
      <text:h text:style-name="P10" text:outline-level="1">
<text:span text:style-name="T4">
Alexei Dmitrashkivsky told about the maneuvers of the Russians in the Tavriysk direction</text:span>
</text:h>
      <text:p text:style-name="P4">
Author: ['Олексій Тригуб']</text:p>
      <text:p text:style-name="P4">
Time: 2023-04-17T62:00:00-04:00</text:p>
      <text:p text:style-name="P4">
Description: The direct Efirphon “єini News” has the chief of the defense forces of the defense forces of the defense forc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ВТОРГНЕННЯ РФ', 'ЄДИНІ НОВИНИ', 'ОЛЕКСІЙ ДМИТРАШКІВСЬКИЙ', 'ТАВРІЙСЬКИЙ НАПРЯМОК']</text:p>
      <text:p text:style-name="P4">
Category: News</text:p>
      <!--METADATA-->
      <text:p text:style-name="P4">
Live broadcast <text:a xlink:type="simple" xlink:href="https://www.youtube.com/watch" text:style-name="Internet_20_link" text:visited-style-name="Visited_20_Internet_20_Link">
TEMACHORFON</text:a>
The only news is the head of the united Press Center of Defense forces of Tavriysky, Colonel Alexei Dmitrashkivsky said that it is known about the movement of the occupation troops in the area of responsibility of the group.</text:p>
      <text:p text:style-name="P4">
-According to intelligence, the enemy took out the enemy from Marinka to restore the ranking military units, one of them is the 95th landing Poland,-said Alexei Dmitryashkivsky. - It is also known about the movement of two columns to the districts of Berdyansk and Melitopol. We control the situation and, I think, we will hear completely different news about these columns.</text:p>
      <text:p text:style-name="P4">
As for the Zaporizhzhya direction, Colonel Alexei Dmitrashkivsky also confirmed that the enemy continues to build fortifications there, creates defense borders without stopping for a day.</text:p>
      <text:p text:style-name="P4">
News Source: <text:a xlink:type="simple" xlink:href="https://armyinform.com.ua/2023/04/17/oleksij-dmytrashkivskyj-rozpoviv-pro-manevry-rosiyan-na-tavrijskomu-napryamku/" text:style-name="Internet_20_link" text:visited-style-name="Visited_20_Internet_20_Link">
https://armyinform.com.ua/2023/04/17/oleksij-dmytrashkivskyj-rozpoviv-pro-manevry-rosiyan-na-tavrijskomu-napryamku/</text:a>
</text:p>
      <!--NEWS-->
      <text:h text:style-name="P10" text:outline-level="1">
<text:span text:style-name="T4">
In the Marinka area, the enemy has intensified the use of aviation - Alexei Dmitrashkivsky</text:span>
</text:h>
      <text:p text:style-name="P4">
Author: ['Олексій Тригуб']</text:p>
      <text:p text:style-name="P4">
Time: 2023-04-17T63:00:00-04:00</text:p>
      <text:p text:style-name="P4">
Description: At the district Mar'anka, the Donetsk was active in the voyage of the voyage, the enemy’s attacks are activ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refueling2018-04-e1681719512500.jpg" text:style-name="Internet_20_link" text:visited-style-name="Visited_20_Internet_20_Link">
refueling2018-04-e1681719512500.jpg</text:a>
']</text:p>
      <text:p text:style-name="P4">
Tags: []</text:p>
      <text:p text:style-name="P4">
Category: News</text:p>
      <!--METADATA-->
      <text:p text:style-name="P4">
<draw:frame draw:style-name="fr1" draw:name="Image36" text:anchor-type="as-char" svg:width="6.9236in" svg:height="4.292632in" draw:z-index="0">
<draw:image xlink:href="../Images/AРМІЯINFORM/2023-04-17T63-00-00-04-00/refueling2018-04-e1681719512500.jpg" xlink:type="simple" xlink:show="embed" xlink:actuate="onLoad" draw:mime-type="image/jpeg"/>
</draw:frame>
In the area of Marinka near Donetsk, the enemy activity and quality of the attack prohibit have decreased. About it on a live broadcast <text:a xlink:type="simple" xlink:href="https://www.youtube.com/watch" text:style-name="Internet_20_link" text:visited-style-name="Visited_20_Internet_20_Link">
Telelorphone</text:a>
The only news was told by the head of the Tavriysky Defense Press Center Alexei Dmitryashkivsky.</text:p>
      <ul>
        <li>
In yesterday, the enemy attacked our positions in the area 20 times, also attacked two at night, - the officer said. - The attempts of the enemy were not crowned with a success: he got repelled and departed.</li>
      </ul>
      <text:p text:style-name="P4">
The hostile aviation was intensified in the area. Yes, yesterday the Russians were caught on aircraft - 15 times in the afternoon and twice attacked the positions of defense forces at night. Fortunately, there was no loss.</text:p>
      <text:p text:style-name="P4">
The so -called Zozhurial Units of Zh. They are compiled by people with a criminal past.</text:p>
      <ul>
        <li>
This fact emphasizes the existence of a conflict between the owner of the Wagner PEC and the top of the Ministry of Defense of Russia, which now also began to start a military units and units with a criminal element, finally transforming the Russian army into a criminal army, - Dmitrashkivskyy explanatory. - When captured, the fighters of these assault units of Z say that they have very old weapons and poor security, as well as extremely low motivation. However, we understand that even the old man is dangerous.</li>
      </ul>
      <text:p text:style-name="P4">
News Source: <text:a xlink:type="simple" xlink:href="https://armyinform.com.ua/2023/04/17/u-rajoni-maryinky-vorog-aktyvizuvav-zastosuvannya-aviacziyi-oleksij-dmytrashkivskyj/" text:style-name="Internet_20_link" text:visited-style-name="Visited_20_Internet_20_Link">
https://armyinform.com.ua/2023/04/17/u-rajoni-maryinky-vorog-aktyvizuvav-zastosuvannya-aviacziyi-oleksij-dmytrashkivskyj/</text:a>
</text:p>
      <!--NEWS-->
      <text:h text:style-name="P10" text:outline-level="1">
<text:span text:style-name="T4">
During the day the enemy fired at 7 regions of Ukraine, four civilians were injured</text:span>
</text:h>
      <text:p text:style-name="P4">
Author: ['АРМІЯINFORM']</text:p>
      <text:p text:style-name="P4">
Time: 2023-04-17T64:00:00-04:00</text:p>
      <text:p text:style-name="P4">
Description: The last passes of Rosiyski Vіsyska were shelled by the Teritarian of 7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25755504716271069_y.jpg" text:style-name="Internet_20_link" text:visited-style-name="Visited_20_Internet_20_Link">
photo_5325755504716271069_y.jpg</text:a>
']</text:p>
      <text:p text:style-name="P4">
Tags: ['MILITARY MEDIA CENTER', 'ОБСТРІЛИ РФ']</text:p>
      <text:p text:style-name="P4">
Category: News</text:p>
      <!--METADATA-->
      <text:p text:style-name="P4">
<draw:frame draw:style-name="fr1" draw:name="Image37" text:anchor-type="as-char" svg:width="6.9236in" svg:height="5.213388in" draw:z-index="0">
<draw:image xlink:href="../Images/AРМІЯINFORM/2023-04-17T64-00-00-04-00/photo_5325755504716271069_y.jpg" xlink:type="simple" xlink:show="embed" xlink:actuate="onLoad" draw:mime-type="image/jpeg"/>
</draw:frame>
During the last day, Russian troops fired at the territory of 7 regions of Ukraine.</text:p>
      <text:p text:style-name="P4">
About it <text:a xlink:type="simple" xlink:href="https://t.me/militarymediacenter/1727" text:style-name="Internet_20_link" text:visited-style-name="Visited_20_Internet_20_Link">
reports</text:a>
Military Mediacenter.</text:p>
      <text:p text:style-name="P4">
“In general from different types of weapons(mortars, tanks, artillery, RSZV, UAV, tactical aviation)95 settlements were fired, 63 infrastructure objects have been confirmed, ”the message reads.</text:p>
      <text:p text:style-name="P4">
According to preliminary information, four persons were injured.</text:p>
      <text:p text:style-name="P4">
News Source: <text:a xlink:type="simple" xlink:href="https://armyinform.com.ua/2023/04/17/za-dobu-vorog-obstrilyav-7-oblastej-ukrayiny-chetvero-czyvilnyh-poraneno/" text:style-name="Internet_20_link" text:visited-style-name="Visited_20_Internet_20_Link">
https://armyinform.com.ua/2023/04/17/za-dobu-vorog-obstrilyav-7-oblastej-ukrayiny-chetvero-czyvilnyh-poraneno/</text:a>
</text:p>
      <!--NEWS-->
      <text:h text:style-name="P10" text:outline-level="1">
<text:span text:style-name="T4">
Finland began the construction of a fence on the border with Russia</text:span>
</text:h>
      <text:p text:style-name="P4">
Author: ['АРМІЯINFORM']</text:p>
      <text:p text:style-name="P4">
Time: 2023-04-17T65:00:00-04:00</text:p>
      <text:p text:style-name="P4">
Description: Finlandi rushed to the tuning of the Dilyanka of the suburban park on Cordon Z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finland01.jpg" text:style-name="Internet_20_link" text:visited-style-name="Visited_20_Internet_20_Link">
finland01.jpg</text:a>
', '<text:a xlink:type="simple" xlink:href="https://armyinform.com.ua/wp-content/uploads/2023/04/finland03.jpg" text:style-name="Internet_20_link" text:visited-style-name="Visited_20_Internet_20_Link">
finland03.jpg</text:a>
']</text:p>
      <text:p text:style-name="P4">
Tags: ['STOPRUSSIA', 'АГРЕСІЯ РФ', 'ДЕРЖАВНИЙ КОРДОН', 'ФІНЛЯНДІЯ']</text:p>
      <text:p text:style-name="P4">
Category: News</text:p>
      <!--METADATA-->
      <text:p text:style-name="P4">
<draw:frame draw:style-name="fr1" draw:name="Image38" text:anchor-type="as-char" svg:width="6.9236in" svg:height="3.894525in" draw:z-index="0">
<draw:image xlink:href="../Images/AРМІЯINFORM/2023-04-17T65-00-00-04-00/finland01.jpg" xlink:type="simple" xlink:show="embed" xlink:actuate="onLoad" draw:mime-type="image/jpeg"/>
</draw:frame>
Finland began the construction of the first section of the barrier fence with Russia.</text:p>
      <text:p text:style-name="P4">
This is stated in <text:a xlink:type="simple" xlink:href="https://raja.fi/en/-/the-construction-of-the-eastern-border-barrier-fence-has-commenced" text:style-name="Internet_20_link" text:visited-style-name="Visited_20_Internet_20_Link">
message</text:a>
Press Service of the Finnish Border Service.</text:p>
      <text:p text:style-name="P4">
Construction of a pilot version of a barrier fence in the pilot is an important step in the creation of the project. It is assumed that the experimental fence is 3 kilometers long, located near the border point of Imatra, built in June 2023.</text:p>
      <text:p text:style-name="P4">
"The pilot project gives us the opportunity to get acquainted with the best practitioners of management, implementation, the level of costs and the actual construction of the fence. We can ensure success in the next stages of this project," - said the head of the technical department of the Main Directorate of the Border Service of Finland.</text:p>
      <text:p text:style-name="P4">
<draw:frame draw:style-name="fr1" draw:name="Image39" text:anchor-type="as-char" svg:width="6.9236in" svg:height="3.894525in" draw:z-index="0">
<draw:image xlink:href="../Images/AРМІЯINFORM/2023-04-17T65-00-00-04-00/finland03.jpg" xlink:type="simple" xlink:show="embed" xlink:actuate="onLoad" draw:mime-type="image/jpeg"/>
</draw:frame>
The construction of the fence three meters high with barbed wire will cost about 380 million euros and should be completed by 2026.</text:p>
      <text:p text:style-name="P4">
The border of Finland with Russia in length of 1340 kilometers is the longest of all member of the European Union.</text:p>
      <text:p text:style-name="P4">
News Source: <text:a xlink:type="simple" xlink:href="https://armyinform.com.ua/2023/04/17/finlyandiya-rozpochala-zvedennya-zagorodzhuvalnogo-parkanu-na-kordoni-z-rosiyeyu/" text:style-name="Internet_20_link" text:visited-style-name="Visited_20_Internet_20_Link">
https://armyinform.com.ua/2023/04/17/finlyandiya-rozpochala-zvedennya-zagorodzhuvalnogo-parkanu-na-kordoni-z-rosiyeyu/</text:a>
</text:p>
      <!--NEWS-->
      <text:h text:style-name="P10" text:outline-level="1">
<text:span text:style-name="T4">
The DNA of the Defender will digitize and store in the personal affair of the military - Ministry of Reintegration</text:span>
</text:h>
      <text:p text:style-name="P4">
Author: ['АРМІЯINFORM']</text:p>
      <text:p text:style-name="P4">
Time: 2023-04-17T66:00:00-04:00</text:p>
      <text:p text:style-name="P4">
Description: At the Minreintegrazi, the Narada was regionalized coordinators of the offspace of the employed ZI ... The war with Ukraine 2022, the war with Ukrain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tockphotoselectivefocusmulticulturalbiologistslooking.jpg" text:style-name="Internet_20_link" text:visited-style-name="Visited_20_Internet_20_Link">
stockphotoselectivefocusmulticulturalbiologistslooking.jpg</text:a>
']</text:p>
      <text:p text:style-name="P4">
Tags: ['ДНК', 'МІНРЕІНТЕГРАЦІЇ']</text:p>
      <text:p text:style-name="P4">
Category: News</text:p>
      <!--METADATA-->
      <text:p text:style-name="P4">
<draw:frame draw:style-name="fr1" draw:name="Image40" text:anchor-type="as-char" svg:width="6.9236in" svg:height="4.2817in" draw:z-index="0">
<draw:image xlink:href="../Images/AРМІЯINFORM/2023-04-17T66-00-00-04-00/stockphotoselectivefocusmulticulturalbiologistslooking.jpg" xlink:type="simple" xlink:show="embed" xlink:actuate="onLoad" draw:mime-type="image/jpeg"/>
</draw:frame>
Illustrative photo</text:p>
      <text:p text:style-name="P4">
The Ministry of Reintegration hosted a meeting with the regional coordinators of the Office of missing persons, during which they discussed the most up -to -date on the interaction of coordinators with the National Police, the SBU, military units and territorial centers(TCC and SP).</text:p>
      <text:p text:style-name="P4">
Про це <text:a xlink:type="simple" xlink:href="https://minre.gov.ua/2023/04/17/neobhidno-nalagodyty-proczes-poperednogo-vidboru-dnk-materialu-v-zahysnykiv/" text:style-name="Internet_20_link" text:visited-style-name="Visited_20_Internet_20_Link">
повідомляє</text:a>
Ministry of Reintegration of Temporarily Occupied Territories of Ukraine.</text:p>
      <text:p text:style-name="P4">
One of the important issues to be considered is the previous selective DNA material in the military who go to the Armed Forces and the Council of Protection.</text:p>
      <text:p text:style-name="P4">
The legislation provides for the mandatory selection of biological material of intense services, as well as members of volunteer formations of territorial communities. The procedure for the selection of human genome information has already been developed to implement the relevant law. The document is currently agreed by the central organs of the executive power.</text:p>
      <text:p text:style-name="P4">
According to this Procedure of human DNA, the military will be digitized and stored in the military. Currently, the appropriate equipment for the selection, digitization and storage of DNA problems has been purchased.</text:p>
      <text:p text:style-name="P4">
“Undoubtedly, during the war it is important. The genetic material of all our defenders must be stored in a single base of genetic features. It is due to the presence of genetic samples that the process of identification will be simplified. I hope that the relevant bodies will accelerate the process of launching this procedure, ”-stressed the Minister Irina Vereshchuk emphasized.</text:p>
      <text:p text:style-name="P4">
News Source: <text:a xlink:type="simple" xlink:href="https://armyinform.com.ua/2023/04/17/dnk-zahysnyka-oczyfrovuvatymut-ta-zberigatymut-v-osobovij-spravi-vijskovogo-minreintegracziyi/" text:style-name="Internet_20_link" text:visited-style-name="Visited_20_Internet_20_Link">
https://armyinform.com.ua/2023/04/17/dnk-zahysnyka-oczyfrovuvatymut-ta-zberigatymut-v-osobovij-spravi-vijskovogo-minreintegracziyi/</text:a>
</text:p>
      <!--NEWS-->
      <text:h text:style-name="P10" text:outline-level="1">
<text:span text:style-name="T4">
Office of the Prosecutor General of Ukraine: More than 80 thousand military crimes are documented</text:span>
</text:h>
      <text:p text:style-name="P4">
Author: ['АРМІЯINFORM']</text:p>
      <text:p text:style-name="P4">
Time: 2023-04-17T6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7042023ua.jpg" text:style-name="Internet_20_link" text:visited-style-name="Visited_20_Internet_20_Link">
warcrime-17042023ua.jpg</text:a>
', '<text:a xlink:type="simple" xlink:href="https://armyinform.com.ua/wp-content/uploads/2023/04/warcrime-17042023en.jpg" text:style-name="Internet_20_link" text:visited-style-name="Visited_20_Internet_20_Link">
warcrime-17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41" text:anchor-type="as-char" svg:width="6.9236in" svg:height="4.448413in" draw:z-index="0">
<draw:image xlink:href="../Images/AРМІЯINFORM/2023-04-17T67-00-00-04-00/warcrime-17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17 </text:span>
 Registered:</text:p>
      <ul>
        <li>
80 840 Military Crimes, * 17 040 Crimes against National Security of Ukraine.</li>
      </ul>
      <text:p text:style-name="P4">
In addition, according to the official data of juvenile prosecutors, <text:span text:style-name="T4">
 1418 children have become </text:span>
 due to aggression of the Russian Federation, including:</text:p>
      <ul>
        <li>
470 - children were killed, * 9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42" text:anchor-type="as-char" svg:width="6.9236in" svg:height="4.448413in" draw:z-index="0">
<draw:image xlink:href="../Images/AРМІЯINFORM/2023-04-17T67-00-00-04-00/warcrime-17042023en.jpg" xlink:type="simple" xlink:show="embed" xlink:actuate="onLoad" draw:mime-type="image/jpeg"/>
</draw:frame>
</text:p>
      <text:p text:style-name="P4">
News Source: <text:a xlink:type="simple" xlink:href="https://armyinform.com.ua/2023/04/17/ofis-genprokurora-ukrayiny-zadokumentovano-ponad-80-tysyach-voyennyh-zlochyniv-2/" text:style-name="Internet_20_link" text:visited-style-name="Visited_20_Internet_20_Link">
https://armyinform.com.ua/2023/04/17/ofis-genprokurora-ukrayiny-zadokumentovano-ponad-80-tysyach-voyennyh-zlochyniv-2/</text:a>
</text:p>
      <!--NEWS-->
      <text:h text:style-name="P10" text:outline-level="1">
<text:span text:style-name="T4">
P ’ G7 countries have signed a nuclear fuel agreement that aims to isolate Putin's Russia</text:span>
</text:h>
      <text:p text:style-name="P4">
Author: ['АРМІЯINFORM']</text:p>
      <text:p text:style-name="P4">
Time: 2023-04-17T68:00:00-04:00</text:p>
      <text:p text:style-name="P4">
Description: PID Hour for the Forum of Nuclear Energes on the Samita G7 fields by Sapporo the United States, there is a great British,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643c53f04c199.jpeg" text:style-name="Internet_20_link" text:visited-style-name="Visited_20_Internet_20_Link">
643c53f04c199.jpeg</text:a>
']</text:p>
      <text:p text:style-name="P4">
Tags: ['G7', 'STOPRUSSIA', 'АГРЕСІЯ РФ', 'УГОДА ПРО ЯДЕРНЕ ПАЛИВО', 'ФОРУМ З ЯДЕРНОЇ ЕНЕРГЕТИКИ']</text:p>
      <text:p text:style-name="P4">
Category: News</text:p>
      <!--METADATA-->
      <text:p text:style-name="P4">
<draw:frame draw:style-name="fr1" draw:name="Image43" text:anchor-type="as-char" svg:width="6.9236in" svg:height="4.32725in" draw:z-index="0">
<draw:image xlink:href="../Images/AРМІЯINFORM/2023-04-17T68-00-00-04-00/643c53f04c199.jpeg" xlink:type="simple" xlink:show="embed" xlink:actuate="onLoad" draw:mime-type="image/jpeg"/>
</draw:frame>
During the Nuclear Energy Forum in the G7 Summit in the US Sapporo, Great, France, Canada and Japan, they announced the creation of an alliance to expel Russia from the global nuclear fuel market.</text:p>
      <text:p text:style-name="P4">
About it <text:a xlink:type="simple" xlink:href="https://www.gov.uk/government/news/new-nuclear-fuel-agreement-alongside-g7-seeks-to-isolate-putins-russia" text:style-name="Internet_20_link" text:visited-style-name="Visited_20_Internet_20_Link">
reports</text:a>
The UK government.</text:p>
      <text:p text:style-name="P4">
"Five countries will use appropriate resources and capabilities of sectorical nuclear energy of each country to undermine Russia's control of supplies," the statement said.</text:p>
      <text:p text:style-name="P4">
In addition, this agreement will maintain a stable supply of fuel for need, and will guarantee safe and reliable development and deployment of fuel for advanced reactors of tomorrow.</text:p>
      <text:p text:style-name="P4">
"This agreement will be used as a basis for Putin completely displacing nuclear fuel, and to do so as soon as possible to cut off for him a wedding source of financing his barbaric attack on Ukraine and to actually reinforce Russia aside," the statement said.</text:p>
      <text:p text:style-name="P4">
Speaking at the meeting of Energy Ministers of G7, the head of the British Energy Office Grant Shappa said that cheaper and secure energy sources would become a key part of Britain's energy independence.</text:p>
      <text:p text:style-name="P4">
"Uniting efforts with other countries should show Putin that Russia is more nerada, as well as to strengthen global energy security due to reliable nuclear fuel supply from reliable sources," he said.</text:p>
      <text:p text:style-name="P4">
News Source: <text:a xlink:type="simple" xlink:href="https://armyinform.com.ua/2023/04/17/pyat-krayin-g7-pidpysaly-ugodu-pro-yaderne-palyvo-yaka-maye-na-meti-izolyuvaty-putinsku-rosiyu/" text:style-name="Internet_20_link" text:visited-style-name="Visited_20_Internet_20_Link">
https://armyinform.com.ua/2023/04/17/pyat-krayin-g7-pidpysaly-ugodu-pro-yaderne-palyvo-yaka-maye-na-meti-izolyuvaty-putinsku-rosiyu/</text:a>
</text:p>
      <!--NEWS-->
      <text:h text:style-name="P10" text:outline-level="1">
<text:span text:style-name="T4">
There are 7 enemy ships in the Black Sea on combat duty</text:span>
</text:h>
      <text:p text:style-name="P4">
Author: ['АРМІЯINFORM']</text:p>
      <text:p text:style-name="P4">
Time: 2023-04-17T69:00:00-04:00</text:p>
      <text:p text:style-name="P4">
Description: - a hundred and 17 KVIETS in the waters of Chorny, Azovsky, that scores of the Source on a battl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photo_2023-04-17_11-30-54.jpg" text:style-name="Internet_20_link" text:visited-style-name="Visited_20_Internet_20_Link">
photo_2023-04-17_11-30-54.jpg</text:a>
']</text:p>
      <text:p text:style-name="P4">
Tags: ['STOPRUSSIA', 'АГРЕСІЯ РФ', 'ВМС ЗС УКРАЇНИ', 'ВТОРГНЕННЯ РФ']</text:p>
      <text:p text:style-name="P4">
Category: News</text:p>
      <!--METADATA-->
      <text:p text:style-name="P4">
<draw:frame draw:style-name="fr1" draw:name="Image44" text:anchor-type="as-char" svg:width="6.9236in" svg:height="3.894525in" draw:z-index="0">
<draw:image xlink:href="../Images/AРМІЯINFORM/2023-04-17T69-00-00-04-00/maxresdefault-1.jpg" xlink:type="simple" xlink:show="embed" xlink:actuate="onLoad" draw:mime-type="image/jpeg"/>
</draw:frame>
Illustrative photo</text:p>
      <ul>
        <li>
On April 17, there are 15 enemy ships in the waters of the Black, Azov and Mediterranean Seas, of which 6 of which are the carbon winged. The total volley is 36 rockets.</li>
      </ul>
      <text:p text:style-name="P4">
This is stated in <text:a xlink:type="simple" xlink:href="https://www.facebook.com/navy.mil.gov.ua/posts/pfbid0TZmCGs3z2PYT8B7e5Ae3HUrLgjg3FqumyNMJjhQCKL1Kd1WzudHdpiN4Z1BvaUGrl" text:style-name="Internet_20_link" text:visited-style-name="Visited_20_Internet_20_Link">
message</text:a>
Command of the Navy of the Armed Forces of Ukraine.</text:p>
      <text:p text:style-name="P4">
Of them:</text:p>
      <ul>
        <li>
There are 7 enemy ships in the Black Sea, of which 3 are carriers of the caliber winged missiles, the total volley is 16 rockets; * In the Sea of Azov, the enemy continues to control marine communications, holding 1 ship on combat duty; * There are 7 enemy ships in the Mediterranean, of which 3 carriers of the Caliber Winged missiles, the total volley is 20 rockets.</li>
      </ul>
      <text:p text:style-name="P4">
The Russian Federation continues to violate the International Convention on the Protection of Human Life at the Sea of 1974(SOLAS)by turning off automatic identification systems(AIS)Nazi vessels in the Azov Sea.</text:p>
      <text:p text:style-name="P4">
<draw:frame draw:style-name="fr1" draw:name="Image45" text:anchor-type="as-char" svg:width="6.9236in" svg:height="6.9236in" draw:z-index="0">
<draw:image xlink:href="../Images/AРМІЯINFORM/2023-04-17T69-00-00-04-00/photo_2023-04-17_11-30-54.jpg" xlink:type="simple" xlink:show="embed" xlink:actuate="onLoad" draw:mime-type="image/jpeg"/>
</draw:frame>
</text:p>
      <text:p text:style-name="P4">
News Source: <text:a xlink:type="simple" xlink:href="https://armyinform.com.ua/2023/04/17/u-chornomu-mori-na-bojovomu-cherguvanni-perebuvaye-7-vorozhyh-korabliv/" text:style-name="Internet_20_link" text:visited-style-name="Visited_20_Internet_20_Link">
https://armyinform.com.ua/2023/04/17/u-chornomu-mori-na-bojovomu-cherguvanni-perebuvaye-7-vorozhyh-korabliv/</text:a>
</text:p>
      <!--NEWS-->
      <text:h text:style-name="P10" text:outline-level="1">
<text:span text:style-name="T4">
Provided the transfer of occupiers and equipment from the Russian Federation - the former "Chief of the Kherson Station" was detained</text:span>
</text:h>
      <text:p text:style-name="P4">
Author: ['АРМІЯINFORM']</text:p>
      <text:p text:style-name="P4">
Time: 2023-04-17T70:00:00-04:00</text:p>
      <text:p text:style-name="P4">
Description: PID Hour of Stabilіzatsyani Zavodyv at the Zavilnea Kherson Sickens Shchemino of one accomplic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avantazhennya-1-e1681717594170.jpg" text:style-name="Internet_20_link" text:visited-style-name="Visited_20_Internet_20_Link">
zavantazhennya-1-e1681717594170.jpg</text:a>
']</text:p>
      <text:p text:style-name="P4">
Tags: ['STOPRUSSIA', 'АГРЕСІЯ РФ', 'КОЛАБОРАНТИ', 'СБУ']</text:p>
      <text:p text:style-name="P4">
Category: News</text:p>
      <!--METADATA-->
      <text:p text:style-name="P4">
<draw:frame draw:style-name="fr1" draw:name="Image46" text:anchor-type="as-char" svg:width="6.9236in" svg:height="4.569576in" draw:z-index="0">
<draw:image xlink:href="../Images/AРМІЯINFORM/2023-04-17T70-00-00-04-00/zavantazhennya-1-e1681717594170.jpg" xlink:type="simple" xlink:show="embed" xlink:actuate="onLoad" draw:mime-type="image/jpeg"/>
</draw:frame>
During the stabilization measures in the released Kherson, another aggressor was detained. He was a local resident who supported Russian invaders at a beginner -scale invasion. After seizing the regional center, he voluntarily went to cooperate with the enemy and stared to the ranks of the local occupation administration of the Russian Federation.</text:p>
      <text:p text:style-name="P4">
He was appointed head of the city station station, which was part of the Kherson Railway, which was part of the unitary enterprise.</text:p>
      <text:p text:style-name="P4">
"In this" position "he helped the invaders to establish railway connections to the needs of occupation groups on the Southern Front. He participated in organizations of unobstructed transportation of military equipment, weapons of camps from the territory of the Russian Federation to the captured Kherson at that time, ”the Verification said.</text:p>
      <text:p text:style-name="P4">
For this purpose, the attacker gave criminal orders to his subordinates. In a timely manner or failure to comply with illegal instructions - threatened to "hand over" to the people of the racists.</text:p>
      <text:p text:style-name="P4">
After the liberation of the Southern City, the person tried to "lie down to the bottom" of tacting justice. However, the SBU staff installed its location.</text:p>
      <text:p text:style-name="P4">
On the basis of the evidence collected, the investigators of the Security Service informed the attacker propesis for assisting the aggressor state. The issue of the election of the traveling measure - detention is being resolved. Investigative actions are ongoing to establish all the circumstances of the crime.</text:p>
      <text:p text:style-name="P4">
<text:span text:style-name="T4">
 Source: </text:span>
 _ <text:a xlink:type="simple" xlink:href="https://ssu.gov.ua/novyny/sbu-zatrymala-kolyshnoho-nachalnyka-rosiiskoho-vokzalu-kherson-yakyi-dopomahav-rf-perekydaty-viiskovi-eshelony-v-ukrainu" text:style-name="Internet_20_link" text:visited-style-name="Visited_20_Internet_20_Link">
SBU</text:a>
_</text:p>
      <text:p text:style-name="P4">
News Source: <text:a xlink:type="simple" xlink:href="https://armyinform.com.ua/2023/04/17/zabezpechuvav-perepravlennya-okupantiv-ta-tehniky-z-rf-zatrymano-kolyshnogo-nachalnyka-vokzalu-herson/" text:style-name="Internet_20_link" text:visited-style-name="Visited_20_Internet_20_Link">
https://armyinform.com.ua/2023/04/17/zabezpechuvav-perepravlennya-okupantiv-ta-tehniky-z-rf-zatrymano-kolyshnogo-nachalnyka-vokzalu-herson/</text:a>
</text:p>
      <!--NEWS-->
      <text:h text:style-name="P10" text:outline-level="1">
<text:span text:style-name="T4">
The suspicion of an online agitator from Transcarpathia was reported, who spread posts to support the Russian Federation</text:span>
</text:h>
      <text:p text:style-name="P4">
Author: ['АРМІЯINFORM']</text:p>
      <text:p text:style-name="P4">
Time: 2023-04-17T71:00:00-04:00</text:p>
      <text:p text:style-name="P4">
Description: Behind the process of the Transcarpathian prosecutor's office to the Missary resident ... War with Ukraine 2022, the war with Ukraine is the latest news today, the war with Ukraine 2022 is the latest for today, will there be a war between Ukraine and Russia and when the war with Ukraine will be either in 2022 or there will be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4/336782643_639982377967129_2533926704940018194_n.jpg" text:style-name="Internet_20_link" text:visited-style-name="Visited_20_Internet_20_Link">
336782643_639982377967129_2533926704940018194_n.jpg</text:a>
']</text:p>
      <text:p text:style-name="P4">
Tags: ['STOPRUSSIA', 'АГРЕСІЯ РФ']</text:p>
      <text:p text:style-name="P4">
Category: News</text:p>
      <!--METADATA-->
      <text:p text:style-name="P4">
<draw:frame draw:style-name="fr1" draw:name="Image47" text:anchor-type="as-char" svg:width="6.9236in" svg:height="6.9236in" draw:z-index="0">
<draw:image xlink:href="../Images/AРМІЯINFORM/2023-04-17T71-00-00-04-00/336782643_639982377967129_2533926704940018194_n.jpg" xlink:type="simple" xlink:show="embed" xlink:actuate="onLoad" draw:mime-type="image/jpeg"/>
</draw:frame>
Under the procedural leadership of the Transcarpathian Regional Prosecutor's Office, the local resident was informed of suspicion of distribution(Part 2 of Art. 436-2, Part 1 of Art. 110 of the Criminal Code).</text:p>
      <text:p text:style-name="P4">
Про це<text:a xlink:type="simple" xlink:href="https://www.facebook.com/pgo.gov.ua/posts/pfbid02hc9ANwDDSm5t9TGanTe9DAKhQFi2K9NWTovCFWZoXKr4FrmHvCfyc3WrDjxFpsXwl" text:style-name="Internet_20_link" text:visited-style-name="Visited_20_Internet_20_Link">
повідомляє</text:a>
Office of the Prosecutor General of Ukraine.</text:p>
      <text:p text:style-name="P4">
According to the investigation, during 2022 the man systematically placed the Usots of the publication with narratives of Russian propaganda.</text:p>
      <text:p text:style-name="P4">
He noted the Ukrainians as a "Nazis", spoke about "NATO's predisibiological weapons and officers", which were allegedly based on Azovstal.</text:p>
      <text:p text:style-name="P4">
The suspect glorified Russia and the military command of its Armed Forces. He stated that the aggressor country would soon "return" part of the Ukrainian territories.</text:p>
      <text:p text:style-name="P4">
The online agitator argued that Transcarpathia is not Ukraine.</text:p>
      <text:p text:style-name="P4">
The involvement also supported the temporarily occupied territories and recognized them "results".</text:p>
      <text:p text:style-name="P4">
According to the results of forensic and linguistic examination, the posts have proceedings of criminal offenses.</text:p>
      <text:p text:style-name="P4">
During the search of the man's apartment, technical means were removed that are evidence of the right activity.</text:p>
      <text:p text:style-name="P4">
Pre -trial investigation - SBU.</text:p>
      <text:p text:style-name="P4">
News Source: <text:a xlink:type="simple" xlink:href="https://armyinform.com.ua/2023/04/17/povidomleno-pro-pidozru-internet-agitatoru-iz-zakarpattya-yakyj-poshyryuvav-dopysy-na-pidtrymku-rf/" text:style-name="Internet_20_link" text:visited-style-name="Visited_20_Internet_20_Link">
https://armyinform.com.ua/2023/04/17/povidomleno-pro-pidozru-internet-agitatoru-iz-zakarpattya-yakyj-poshyryuvav-dopysy-na-pidtrymku-rf/</text:a>
</text:p>
      <!--NEWS-->
      <text:h text:style-name="P10" text:outline-level="1">
<text:span text:style-name="T4">
Land troops showed how our artillerymen destroyed enemy SCR</text:span>
</text:h>
      <text:p text:style-name="P4">
Author: ['АРМІЯINFORM']</text:p>
      <text:p text:style-name="P4">
Time: 2023-04-17T72:00:00-04:00</text:p>
      <text:p text:style-name="P4">
Description: Video is pinking on Facebook-Storіnsky Ground Vіsyk ZS Ukrainian. “Luhanskiy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text:p>
      <text:p text:style-name="P4">
Category: News</text:p>
      <!--METADATA-->
      <text:p text:style-name="P4">
Відео<text:a xlink:type="simple" xlink:href="https://www.facebook.com/UALandForces/videos/2363208677190388/" text:style-name="Internet_20_link" text:visited-style-name="Visited_20_Internet_20_Link">
розміщено</text:a>
On the phasebook page of the Land Forces of the Armed Forces of Ukraine.</text:p>
      <text:p text:style-name="P4">
«In the Luhansk region an artillery team. General-horzh Romadashkevich is striking the enemy ZRK, ”the message reads.</text:p>
      <text:p text:style-name="P4">
News Source: <text:a xlink:type="simple" xlink:href="https://armyinform.com.ua/2023/04/17/suhoputni-vijska-pokazaly-yak-nashi-artylerysty-znyshhyly-vorozhyj-zrk/" text:style-name="Internet_20_link" text:visited-style-name="Visited_20_Internet_20_Link">
https://armyinform.com.ua/2023/04/17/suhoputni-vijska-pokazaly-yak-nashi-artylerysty-znyshhyly-vorozhyj-zrk/</text:a>
</text:p>
      <!--NEWS-->
      <text:h text:style-name="P10" text:outline-level="1">
<text:span text:style-name="T4">
Anakonda-23 training begins in Poland, which will participate in more than 13,000 military</text:span>
</text:h>
      <text:p text:style-name="P4">
Author: ['АРМІЯINFORM']</text:p>
      <text:p text:style-name="P4">
Time: 2023-04-17T73:00:00-04:00</text:p>
      <text:p text:style-name="P4">
Description: At the science part of the Public Polish, Pidogotovka rose that was being shifted to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nakonda23.jpg" text:style-name="Internet_20_link" text:visited-style-name="Visited_20_Internet_20_Link">
anakonda23.jpg</text:a>
']</text:p>
      <text:p text:style-name="P4">
Tags: ['ВІЙСЬКОВІ НАВЧАННЯ', 'НАВЧАННЯ «АНАКОНДА»', 'ПОЛЬЩА']</text:p>
      <text:p text:style-name="P4">
Category: News</text:p>
      <!--METADATA-->
      <text:p text:style-name="P4">
<draw:frame draw:style-name="fr1" draw:name="Image48" text:anchor-type="as-char" svg:width="6.9236in" svg:height="3.894525in" draw:z-index="0">
<draw:image xlink:href="../Images/AРМІЯINFORM/2023-04-17T73-00-00-04-00/anakonda23.jpg" xlink:type="simple" xlink:show="embed" xlink:actuate="onLoad" draw:mime-type="image/jpeg"/>
</draw:frame>
In the eastern and northern part of Poland, preparation and movement began to the active part of the Anakonda-23 military exercises, which will last from April 7 to May 16, 2023.</text:p>
      <text:p text:style-name="P4">
About it <text:a xlink:type="simple" xlink:href="https://twitter.com/mblaszczak/status/1647854488194088962" text:style-name="Internet_20_link" text:visited-style-name="Visited_20_Internet_20_Link">
reported</text:a>
Polish National Defense Minister Mariusz Blaschak.</text:p>
      <text:p text:style-name="P4">
Cyclic workouts take place for the first time, with the participation of more than 10 thousand people of the Polish Army and almost 3,000 soldiers from the Secret countries-military from the United States, Romania, Slovenia, Sweden, France, Lithuania, Latvia, Estonia and Turkey.</text:p>
      <text:p text:style-name="P4">
The training will take place on key Polish landfills: in Dravsky-Pomeranian, Seaski, Poski and Nova Dembby. As well as at the landfills of Uswee, Lithuania, Latvia and Estonia. In addition, in areas outside landfills.</text:p>
      <text:p text:style-name="P4">
It is planned to use tanks <text:a xlink:type="simple" xlink:href="https://armyinform.com.ua/2023/01/06/chomu-polshha-popovnyuye-svij-vijskovyj-arsenal-amerykanskymy-m1-abrams/" text:style-name="Internet_20_link" text:visited-style-name="Visited_20_Internet_20_Link">
m1abrams</text:a>
, BMP <text:a xlink:type="simple" xlink:href="https://armyinform.com.ua/2023/01/03/m2-bradley-shho-vidomo-pro-legendarnu-bmp/" text:style-name="Internet_20_link" text:visited-style-name="Visited_20_Internet_20_Link">
m2bradley</text:a>
, howitzers <text:a xlink:type="simple" xlink:href="https://armyinform.com.ua/2022/08/02/pivdennokorejskyj-grim-shho-vidomo-pro-sau-k9-thunder/" text:style-name="Internet_20_link" text:visited-style-name="Visited_20_Internet_20_Link">
k9thunder</text:a>
і <text:a xlink:type="simple" xlink:href="https://armyinform.com.ua/2022/08/07/shho-yavlyaye-soboyu-komandyrska-mashyna-upravlinnya-ahs-krab/" text:style-name="Internet_20_link" text:visited-style-name="Visited_20_Internet_20_Link">
ahskrab</text:a>
and langusta reactive installations. The Army also provides the use of anti -ship cruise missiles <text:a xlink:type="simple" xlink:href="https://armyinform.com.ua/2022/09/29/protykorabelna-raketa-nsm-shho-pro-neyi-vidomo/" text:style-name="Internet_20_link" text:visited-style-name="Visited_20_Internet_20_Link">
Naval Strikemissile</text:a>
 (NSM).</text:p>
      <text:p text:style-name="P4">
<text:span text:style-name="T4">
Навчання «Анаконда»</text:span>
 — наймасштабніші навчання збройних сил, що проводятьсяз 2006 року. З того часу вони перетворилися з національних на навчання заактивної участі держав-членів НАТО та партнерів поза Альянсом.</text:p>
      <text:p text:style-name="P4">
News Source: <text:a xlink:type="simple" xlink:href="https://armyinform.com.ua/2023/04/17/u-polshhi-rozpochynayutsya-navchannya-anakonda-23-v-yakyh-bratymut-uchast-ponad-13-tysyach-vijskovyh/" text:style-name="Internet_20_link" text:visited-style-name="Visited_20_Internet_20_Link">
https://armyinform.com.ua/2023/04/17/u-polshhi-rozpochynayutsya-navchannya-anakonda-23-v-yakyh-bratymut-uchast-ponad-13-tysyach-vijskovyh/</text:a>
</text:p>
      <!--NEWS-->
      <text:h text:style-name="P10" text:outline-level="1">
<text:span text:style-name="T4">
Volodymyr Zelenskyy: Ukrainians have one big goal - victory</text:span>
</text:h>
      <text:p text:style-name="P4">
Author: ['АРМІЯINFORM']</text:p>
      <text:p text:style-name="P4">
Time: 2023-04-17T74:00:00-04:00</text:p>
      <text:p text:style-name="P4">
Description: President of Ukraine Volodimir Zelensky, having written about Tse at Telegram-channel. “Mi alon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598ab210-6ed8-48e3-bf0f-d859ff81dbb9.jpg" text:style-name="Internet_20_link" text:visited-style-name="Visited_20_Internet_20_Link">
598ab210-6ed8-48e3-bf0f-d859ff81dbb9.jpg</text:a>
', '<text:a xlink:type="simple" xlink:href="https://armyinform.com.ua/wp-content/uploads/2023/04/3e85c953-9bff-465c-9590-e588d0dd0a68-150x150.jpg" text:style-name="Internet_20_link" text:visited-style-name="Visited_20_Internet_20_Link">
3e85c953-9bff-465c-9590-e588d0dd0a68-150x150.jpg</text:a>
', '<text:a xlink:type="simple" xlink:href="https://armyinform.com.ua/wp-content/uploads/2023/04/photo_5325614543889613777_y-150x150.jpg" text:style-name="Internet_20_link" text:visited-style-name="Visited_20_Internet_20_Link">
photo_5325614543889613777_y-150x150.jpg</text:a>
', '<text:a xlink:type="simple" xlink:href="https://armyinform.com.ua/wp-content/uploads/2023/04/photo_5325614543889613783_y-150x150.jpg" text:style-name="Internet_20_link" text:visited-style-name="Visited_20_Internet_20_Link">
photo_5325614543889613783_y-150x150.jpg</text:a>
', '<text:a xlink:type="simple" xlink:href="https://armyinform.com.ua/wp-content/uploads/2023/04/photo_5325614543889613782_y-150x150.jpg" text:style-name="Internet_20_link" text:visited-style-name="Visited_20_Internet_20_Link">
photo_5325614543889613782_y-150x150.jpg</text:a>
', '<text:a xlink:type="simple" xlink:href="https://armyinform.com.ua/wp-content/uploads/2023/04/photo_5325614543889613781_x-150x150.jpg" text:style-name="Internet_20_link" text:visited-style-name="Visited_20_Internet_20_Link">
photo_5325614543889613781_x-150x150.jpg</text:a>
']</text:p>
      <text:p text:style-name="P4">
Tags: ['STOPRUSSIA', 'АГРЕСІЯ РФ', 'ВОЛОДИМИР ЗЕЛЕНСЬКИЙ', 'ВТОРГНЕННЯ РФ', 'ПРЕЗИДЕНТ УКРАЇНИ']</text:p>
      <text:p text:style-name="P4">
Category: News</text:p>
      <!--METADATA-->
      <text:p text:style-name="P4">
<draw:frame draw:style-name="fr1" draw:name="Image49" text:anchor-type="as-char" svg:width="6.9236in" svg:height="4.61393in" draw:z-index="0">
<draw:image xlink:href="../Images/AРМІЯINFORM/2023-04-17T74-00-00-04-00/598ab210-6ed8-48e3-bf0f-d859ff81dbb9.jpg" xlink:type="simple" xlink:show="embed" xlink:actuate="onLoad" draw:mime-type="image/jpeg"/>
</draw:frame>
President of Ukraine Volodymyr Zelenskyy <text:a xlink:type="simple" xlink:href="https://t.me/V_Zelenskiy_official/5882" text:style-name="Internet_20_link" text:visited-style-name="Visited_20_Internet_20_Link">
Written</text:a>
About it in the telegram-channel.</text:p>
      <text:p text:style-name="P4">
“We are one big family. Ukrainians. We have one big home. Ukraine. It has a big goal. Victory. For all, ”the head of state emphasized.</text:p>
      <text:p text:style-name="P4">
<text:a xlink:type="simple" xlink:href="https://armyinform.com.ua/wp-content/uploads/2023/04/3e85c953-9bff-465c-9590-e588d0dd0a68.jpg" text:style-name="Internet_20_link" text:visited-style-name="Visited_20_Internet_20_Link">
!(Images/AРМІЯINFORM/2023-04-17T74-00-00-04-00/3e85c953-9bff-465c-9590-e588d0dd0a68-150x150.jpg)</text:a>
</text:p>
      <text:p text:style-name="P4">
<text:a xlink:type="simple" xlink:href="https://armyinform.com.ua/wp-content/uploads/2023/04/photo_5325614543889613777_y.jpg" text:style-name="Internet_20_link" text:visited-style-name="Visited_20_Internet_20_Link">
<draw:frame draw:style-name="fr1" draw:name="Image50" text:anchor-type="as-char" svg:width="6.9236in" svg:height="6.9236in" draw:z-index="0">
<draw:image xlink:href="../Images/AРМІЯINFORM/2023-04-17T74-00-00-04-00/photo_5325614543889613777_y-150x150.jpg" xlink:type="simple" xlink:show="embed" xlink:actuate="onLoad" draw:mime-type="image/jpeg"/>
</draw:frame>
</text:a>
</text:p>
      <text:p text:style-name="P4">
<text:a xlink:type="simple" xlink:href="https://armyinform.com.ua/wp-content/uploads/2023/04/photo_5325614543889613783_y.jpg" text:style-name="Internet_20_link" text:visited-style-name="Visited_20_Internet_20_Link">
<draw:frame draw:style-name="fr1" draw:name="Image51" text:anchor-type="as-char" svg:width="6.9236in" svg:height="6.9236in" draw:z-index="0">
<draw:image xlink:href="../Images/AРМІЯINFORM/2023-04-17T74-00-00-04-00/photo_5325614543889613783_y-150x150.jpg" xlink:type="simple" xlink:show="embed" xlink:actuate="onLoad" draw:mime-type="image/jpeg"/>
</draw:frame>
</text:a>
</text:p>
      <text:p text:style-name="P4">
<text:a xlink:type="simple" xlink:href="https://armyinform.com.ua/wp-content/uploads/2023/04/photo_5325614543889613782_y.jpg" text:style-name="Internet_20_link" text:visited-style-name="Visited_20_Internet_20_Link">
<draw:frame draw:style-name="fr1" draw:name="Image52" text:anchor-type="as-char" svg:width="6.9236in" svg:height="6.9236in" draw:z-index="0">
<draw:image xlink:href="../Images/AРМІЯINFORM/2023-04-17T74-00-00-04-00/photo_5325614543889613782_y-150x150.jpg" xlink:type="simple" xlink:show="embed" xlink:actuate="onLoad" draw:mime-type="image/jpeg"/>
</draw:frame>
</text:a>
</text:p>
      <text:p text:style-name="P4">
<text:a xlink:type="simple" xlink:href="https://armyinform.com.ua/wp-content/uploads/2023/04/photo_5325614543889613781_x.jpg" text:style-name="Internet_20_link" text:visited-style-name="Visited_20_Internet_20_Link">
<draw:frame draw:style-name="fr1" draw:name="Image53" text:anchor-type="as-char" svg:width="6.9236in" svg:height="6.9236in" draw:z-index="0">
<draw:image xlink:href="../Images/AРМІЯINFORM/2023-04-17T74-00-00-04-00/photo_5325614543889613781_x-150x150.jpg" xlink:type="simple" xlink:show="embed" xlink:actuate="onLoad" draw:mime-type="image/jpeg"/>
</draw:frame>
</text:a>
</text:p>
      <text:p text:style-name="P4">
News Source: <text:a xlink:type="simple" xlink:href="https://armyinform.com.ua/2023/04/17/volodymyr-zelenskyj-v-ukrayincziv-odna-velyka-meta-peremoga/" text:style-name="Internet_20_link" text:visited-style-name="Visited_20_Internet_20_Link">
https://armyinform.com.ua/2023/04/17/volodymyr-zelenskyj-v-ukrayincziv-odna-velyka-meta-peremoga/</text:a>
</text:p>
      <!--NEWS-->
      <text:h text:style-name="P10" text:outline-level="1">
<text:span text:style-name="T4">
Armed Forces Security and the situation on the forefront: President has bid</text:span>
</text:h>
      <text:p text:style-name="P4">
Author: ['АРМІЯINFORM']</text:p>
      <text:p text:style-name="P4">
Time: 2023-04-17T75:00:00-04:00</text:p>
      <text:p text:style-name="P4">
Description: President of Ukraine Volodymyr Zelensky Synogodnі, 17 kvіnya, leaning Chergov Zavid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630_360_1677264925-963.jpg" text:style-name="Internet_20_link" text:visited-style-name="Visited_20_Internet_20_Link">
630_360_1677264925-963.jpg</text:a>
']</text:p>
      <text:p text:style-name="P4">
Tags: ['СТАВКА ВЕРХОВНОГО ГОЛОВНОКОМАНДУВАЧА']</text:p>
      <text:p text:style-name="P4">
Category: News</text:p>
      <!--METADATA-->
      <text:p text:style-name="P4">
<draw:frame draw:style-name="fr1" draw:name="Image54" text:anchor-type="as-char" svg:width="6.9236in" svg:height="3.956343in" draw:z-index="0">
<draw:image xlink:href="../Images/AРМІЯINFORM/2023-04-17T75-00-00-04-00/630_360_1677264925-963.jpg" xlink:type="simple" xlink:show="embed" xlink:actuate="onLoad" draw:mime-type="image/jpeg"/>
</draw:frame>
President of Ukraine Volodymyr Zelensky today, April 17, has been dating the rate of the Supreme Commander.</text:p>
      <text:p text:style-name="P4">
As <text:a xlink:type="simple" xlink:href="https://www.president.gov.ua/news/prezident-proviv-zasidannya-stavki-verhovnogo-golovnokomandu-82297" text:style-name="Internet_20_link" text:visited-style-name="Visited_20_Internet_20_Link">
informs</text:a>
The Office of the President of Ukraine, participants won information about the operational situation on the forefront.</text:p>
      <text:p text:style-name="P4">
Commanders of operational-strategic groups of Khortytsa, Tavriya, Odessa, North have reported on the course of hostilities in the front areas of the front.</text:p>
      <text:p text:style-name="P4">
Intelligence informed about the enemy's likely actions in the near future.</text:p>
      <text:p text:style-name="P4">
The members also considered the issues of ensuring the defense forces of Ukraine and ammunition, including their own production. The participants of the meeting have analyzed the state of contracts with Ukrainian producers and the prospects of increasing their own production of all types of missiles and ammunition.</text:p>
      <text:p text:style-name="P4">
In addition, they continued to consider the staffing of personnel and equipment of newly created crews.</text:p>
      <text:p text:style-name="P4">
The meeting was attended by: Presidential Office Head Andriy Yermak, Chief Intelligence Department of the Ministry of Defense Kirill Budanov, Commander-in-Chief of the Armory Forces of Ukraine Valery Zaluzhny, Prime Minister Denis Shmigal, Secretariat of National Security and Defense Alexey Danilov, Commander of the Operations. Members of the government, heads of law enforcement agencies and law enforcement agencies also joined the meeting.</text:p>
      <text:p text:style-name="P4">
News Source: <text:a xlink:type="simple" xlink:href="https://armyinform.com.ua/2023/04/17/zabezpechennya-zsu-ozbroyennyam-ta-sytuacziya-na-peredovij-prezydent-proviv-stavku/" text:style-name="Internet_20_link" text:visited-style-name="Visited_20_Internet_20_Link">
https://armyinform.com.ua/2023/04/17/zabezpechennya-zsu-ozbroyennyam-ta-sytuacziya-na-peredovij-prezydent-proviv-stavku/</text:a>
</text:p>
      <!--NEWS-->
      <text:h text:style-name="P10" text:outline-level="1">
<text:span text:style-name="T4">
Army Elena Starikova won gold at the International Tournament in Belgium</text:span>
</text:h>
      <text:p text:style-name="P4">
Author: ['АРМІЯINFORM']</text:p>
      <text:p text:style-name="P4">
Time: 2023-04-17T76:00:00-04:00</text:p>
      <text:p text:style-name="P4">
Description: Armika Olena Starіkova Healthy Gold Medal at the Sprinti on the minor rat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0975e97be883619ec6c6c2e7dea4777-scaled.webp" text:style-name="Internet_20_link" text:visited-style-name="Visited_20_Internet_20_Link">
00975e97be883619ec6c6c2e7dea4777-scaled.webp</text:a>
']</text:p>
      <text:p text:style-name="P4">
Tags: ['STOPRUSSIA', 'АРМІЙСЬКИЙ СПОРТ', 'БЕЛЬГІЯ', 'СПОРТСМЕНКА']</text:p>
      <text:p text:style-name="P4">
Category: News</text:p>
      <!--METADATA-->
      <text:p text:style-name="P4">
<draw:frame draw:style-name="fr1" draw:name="Image55" text:anchor-type="as-char" svg:width="6.9236in" svg:height="3.891144in" draw:z-index="0">
<draw:image xlink:href="../ConvertedIMGs/AРМІЯINFORM/2023-04-17T76-00-00-04-00/00975e97be883619ec6c6c2e7dea4777-scaled.png" xlink:type="simple" xlink:show="embed" xlink:actuate="onLoad" draw:mime-type="image/png"/>
</draw:frame>
Army Elena Starikova won a sprint at the International Rating Tournament with the International Belgian Track Meeting in the Ubelgian city of Gent.</text:p>
      <text:p text:style-name="P4">
About it <text:a xlink:type="simple" xlink:href="https%3A%2F%2Fwww.facebook.com%2Folympicua%2Fposts%2Fpfbid0Nu2kJT4gbNwEojRXfj4K1NGYYVD36ekVV6votMyfMHVSiJUBjqmYhY3pyn8M3wasl&amp;show_text=true&amp;width=500" text:style-name="Internet_20_link" text:visited-style-name="Visited_20_Internet_20_Link">
reports</text:a>
National Olympic Committee of Ukraine.</text:p>
      <text:p text:style-name="P4">
It is noted that in the semifinals of the athlete confidently won the title of track Niki Degredele.</text:p>
      <text:p text:style-name="P4">
In the finals to determine the winner required three arrivals. Elena was more powerful than the current world champion in Gita 500 m, such Marie-Divin Kuma Zumese.</text:p>
      <text:p text:style-name="P4">
News Source: <text:a xlink:type="simple" xlink:href="https://armyinform.com.ua/2023/04/17/armijka-olena-starikova-zavoyuvala-zoloto-na-mizhnarodnomu-turniri-v-belgiyi/" text:style-name="Internet_20_link" text:visited-style-name="Visited_20_Internet_20_Link">
https://armyinform.com.ua/2023/04/17/armijka-olena-starikova-zavoyuvala-zoloto-na-mizhnarodnomu-turniri-v-belgiyi/</text:a>
</text:p>
      <!--NEWS-->
      <text:h text:style-name="P10" text:outline-level="1">
<text:span text:style-name="T4">
Ukraine, during a recent exchange of prisoners, handed over the Russian Federation to P ’</text:span>
</text:h>
      <text:p text:style-name="P4">
Author: ['АРМІЯINFORM']</text:p>
      <text:p text:style-name="P4">
Time: 2023-04-17T77:00:00-04:00</text:p>
      <text:p text:style-name="P4">
Description: PID Hour of the non -shitty vm and the Ukrainian Highest of the Holy Misyats Ramadana Vistal of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5325544888110007854_y.jpg" text:style-name="Internet_20_link" text:visited-style-name="Visited_20_Internet_20_Link">
photo_5325544888110007854_y.jpg</text:a>
']</text:p>
      <text:p text:style-name="P4">
Tags: ['КООРДИНАЦІЙНИЙ ШТАБ З ПИТАНЬ ПОВОДЖЕННЯ З ВІЙСЬКОВОПОЛОНЕНИМИ']</text:p>
      <text:p text:style-name="P4">
Category: News</text:p>
      <!--METADATA-->
      <text:p text:style-name="P4">
<draw:frame draw:style-name="fr1" draw:name="Image56" text:anchor-type="as-char" svg:width="6.9236in" svg:height="4.611226in" draw:z-index="0">
<draw:image xlink:href="../Images/AРМІЯINFORM/2023-04-17T77-00-00-04-00/photo_5325544888110007854_y.jpg" xlink:type="simple" xlink:show="embed" xlink:actuate="onLoad" draw:mime-type="image/jpeg"/>
</draw:frame>
During <text:a xlink:type="simple" xlink:href="https://armyinform.com.ua/2023/04/16/shhe-130-ukrayinskyh-oboroncziv-vdalosya-vyzvolyty-z-rosijskogo-polonu-na-velykden/" text:style-name="Internet_20_link" text:visited-style-name="Visited_20_Internet_20_Link">
recent exchange</text:a>
Ukraine on the occasion of the Holy Month Ramadan has initiated the return of all captive Muslims on both sides. However, there was no reactions from Russia. The Ukrainian prisoner of war was not returned. Instead, the Ukrainian side transferred five people to Russia.</text:p>
      <text:p text:style-name="P4">
About it <text:a xlink:type="simple" xlink:href="https://t.me/Koord_shtab/855" text:style-name="Internet_20_link" text:visited-style-name="Visited_20_Internet_20_Link">
reports</text:a>
Coordinating headquarters for the issue of prisoners of war.</text:p>
      <text:p text:style-name="P4">
It is noted that in the homeland of Russian Muslims, they were not admitted and without proper respect.</text:p>
      <text:p text:style-name="P4">
“In particular, Ramzan Kadyrov refused to meet with the released and stated that he was in captivity. It is once again demonstrating the relevant attitude of the aggressor state to its military, ”the Verification says.</text:p>
      <text:p text:style-name="P4">
The headquarters were reminded that on April 10, on the occasion of Ramadan, which ends this year on April 21, Ukraine has already transferred two captives of military-state states. Such an act testifies to the respect for this religion and the humane attitude of the permanent people.</text:p>
      <text:p text:style-name="P4">
News Source: <text:a xlink:type="simple" xlink:href="https://armyinform.com.ua/2023/04/17/ukrayina-pid-chas-neshhodavnogo-obminu-polonenymy-peredala-rf-pyatoh-musulman/" text:style-name="Internet_20_link" text:visited-style-name="Visited_20_Internet_20_Link">
https://armyinform.com.ua/2023/04/17/ukrayina-pid-chas-neshhodavnogo-obminu-polonenymy-peredala-rf-pyatoh-musulman/</text:a>
</text:p>
      <!--NEWS-->
      <text:h text:style-name="P10" text:outline-level="1">
<text:span text:style-name="T4">
Angelina Lomachinskaya, Angelina Lomachinskay</text:span>
</text:h>
      <text:p text:style-name="P4">
Author: ['АРМІЯINFORM']</text:p>
      <text:p text:style-name="P4">
Time: 2023-04-17T78:00:00-04:00</text:p>
      <text:p text:style-name="P4">
Description: Armika Angelina Lomachinska Viborola Dvі Nagorodi Championate єvropi of Athletics,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1296853_522229096786836_6413953734944641057_n-e1681719294777.jpg" text:style-name="Internet_20_link" text:visited-style-name="Visited_20_Internet_20_Link">
341296853_522229096786836_6413953734944641057_n-e1681719294777.jpg</text:a>
']</text:p>
      <text:p text:style-name="P4">
Tags: ['АРМІЙСЬКИЙ СПОРТСМЕН', 'ВАЖКА АТЛЕТИКА']</text:p>
      <text:p text:style-name="P4">
Category: News</text:p>
      <!--METADATA-->
      <text:p text:style-name="P4">
<draw:frame draw:style-name="fr1" draw:name="Image57" text:anchor-type="as-char" svg:width="6.9236in" svg:height="5.952678in" draw:z-index="0">
<draw:image xlink:href="../Images/AРМІЯINFORM/2023-04-17T78-00-00-04-00/341296853_522229096786836_6413953734944641057_n-e1681719294777.jpg" xlink:type="simple" xlink:show="embed" xlink:actuate="onLoad" draw:mime-type="image/jpeg"/>
</draw:frame>
Angelina Lomachinskaya Angelina won two awards of the European Wasted Championships, which lasts in the Armenia capital Erevan.</text:p>
      <text:p text:style-name="P4">
About it <text:a xlink:type="simple" xlink:href="https%3A%2F%2Fwww.facebook.com%2Folympicua%2Fposts%2Fpfbid0QVRU9ua1zgJFc1Ztx2Wfrf3HMuEo1qipdLFKtVHW3LFKb6NKmvwGme6K4TKrUfnMl&amp;show_text=true&amp;width=500" text:style-name="Internet_20_link" text:visited-style-name="Visited_20_Internet_20_Link">
reports</text:a>
National Olympic Committee of Ukraine.</text:p>
      <text:p text:style-name="P4">
In the weight category up to 49 kg she won two bronze.</text:p>
      <text:p text:style-name="P4">
Angelina became the third in the jerk with a result of 81 kg and in the amount of dioxide - 176kg. In the impulse, the Ukrainian was fifth after taking 95kg in the third attempt.</text:p>
      <text:p text:style-name="P4">
Despite this result, the sum of two species of the athlete won the bronze medal.</text:p>
      <text:p text:style-name="P4">
News Source: <text:a xlink:type="simple" xlink:href="https://armyinform.com.ua/2023/04/17/predstavnyczya-zsu-angelina-lomachynska-vygrala-dvi-medali-chempionatu-yevropy-z-vazhkoyi-atletyky/" text:style-name="Internet_20_link" text:visited-style-name="Visited_20_Internet_20_Link">
https://armyinform.com.ua/2023/04/17/predstavnyczya-zsu-angelina-lomachynska-vygrala-dvi-medali-chempionatu-yevropy-z-vazhkoyi-atletyky/</text:a>
</text:p>
      <!--NEWS-->
      <text:h text:style-name="P10" text:outline-level="1">
<text:span text:style-name="T4">
The Spirit of America Foundation handed over 4 Ford Ranger SUVs to Ukrainian soldiers</text:span>
</text:h>
      <text:p text:style-name="P4">
Author: ['АРМІЯINFORM']</text:p>
      <text:p text:style-name="P4">
Time: 2023-04-17T79:00:00-04:00</text:p>
      <text:p text:style-name="P4">
Description: Good -handed SPIRIT of America (USA) Foundation (USA) by transferring Pershi 4 Ford Ranger oteshlyakhovik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25862153049195943_y.jpg" text:style-name="Internet_20_link" text:visited-style-name="Visited_20_Internet_20_Link">
photo_5325862153049195943_y.jpg</text:a>
', '<text:a xlink:type="simple" xlink:href="https://armyinform.com.ua/wp-content/uploads/2023/04/photo_5325862153049195945_y-e1681733547846.jpg" text:style-name="Internet_20_link" text:visited-style-name="Visited_20_Internet_20_Link">
photo_5325862153049195945_y-e1681733547846.jpg</text:a>
']</text:p>
      <text:p text:style-name="P4">
Tags: ['SPIRIT OF AMERICA', 'STOPRUSSIA', 'АГРЕСІЯ РФ', 'ВТОРГНЕННЯ РФ', 'СИЛИ ТРО']</text:p>
      <text:p text:style-name="P4">
Category: News</text:p>
      <!--METADATA-->
      <text:p text:style-name="P4">
<draw:frame draw:style-name="fr1" draw:name="Image58" text:anchor-type="as-char" svg:width="6.9236in" svg:height="4.617987in" draw:z-index="0">
<draw:image xlink:href="../Images/AРМІЯINFORM/2023-04-17T79-00-00-04-00/photo_5325862153049195943_y.jpg" xlink:type="simple" xlink:show="embed" xlink:actuate="onLoad" draw:mime-type="image/jpeg"/>
</draw:frame>
Spirit of America Charity Fund(USA)He transferred the first 4 Fordranger SUVs to Ukrainian units that perform tasks at the Slobozhansky Napryamka.</text:p>
      <text:p text:style-name="P4">
According to the Fund, in total, 32 cars of this class have been purchased as part of this project, which will soon be available to the Ukrainian military.</text:p>
      <text:p text:style-name="P4">
<draw:frame draw:style-name="fr1" draw:name="Image59" text:anchor-type="as-char" svg:width="6.9236in" svg:height="3.684924in" draw:z-index="0">
<draw:image xlink:href="../Images/AРМІЯINFORM/2023-04-17T79-00-00-04-00/photo_5325862153049195945_y-e1681733547846.jpg" xlink:type="simple" xlink:show="embed" xlink:actuate="onLoad" draw:mime-type="image/jpeg"/>
</draw:frame>
<text:span text:style-name="T5">
 * Levme.(https://spiritofamerica.org/)</text:span>
* Support Ukraine since 2014. Since the beginning of a large -scale invasion, the Fund has provided 200 tons of protective equipment to Ukraine(bulletproof vests, helmets)For Ukrainian soldiers worth more than $ 25 million.</text:p>
      <text:p text:style-name="P4">
Currently, the Fund is also implementing a project to restore old army trucks to transfer them to the units of the Armed Forces forces.</text:p>
      <text:p text:style-name="P4">
News Source: <text:a xlink:type="simple" xlink:href="https://armyinform.com.ua/2023/04/17/fond-spirit-of-america-peredav-ukrayinskym-voyinam-pershi-4-pozashlyahovyky-ford-ranger/" text:style-name="Internet_20_link" text:visited-style-name="Visited_20_Internet_20_Link">
https://armyinform.com.ua/2023/04/17/fond-spirit-of-america-peredav-ukrayinskym-voyinam-pershi-4-pozashlyahovyky-ford-ranger/</text:a>
</text:p>
      <!--NEWS-->
      <text:h text:style-name="P10" text:outline-level="1">
<text:span text:style-name="T4">
Dmytro Kuleba in Baghdad: Ukraine and Iraq open a new bilateral relationship page</text:span>
</text:h>
      <text:p text:style-name="P4">
Author: ['АРМІЯINFORM']</text:p>
      <text:p text:style-name="P4">
Time: 2023-04-17T80:00:00-04:00</text:p>
      <text:p text:style-name="P4">
Description: Ukrainian Ta іrak was home to Vidkriti Novysk Dvorailniykh Vytosin.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643d2c539d039481958489_730x360.jpeg" text:style-name="Internet_20_link" text:visited-style-name="Visited_20_Internet_20_Link">
643d2c539d039481958489_730x360.jpeg</text:a>
']</text:p>
      <text:p text:style-name="P4">
Tags: ['STOPRUSSIA', 'ДМИТРО КУЛЕБА', 'ІРАК']</text:p>
      <text:p text:style-name="P4">
Category: News</text:p>
      <!--METADATA-->
      <text:p text:style-name="P4">
<draw:frame draw:style-name="fr1" draw:name="Image60" text:anchor-type="as-char" svg:width="6.9236in" svg:height="4.656832in" draw:z-index="0">
<draw:image xlink:href="../Images/AРМІЯINFORM/2023-04-17T80-00-00-04-00/643d2c539d039481958489_730x360.jpeg" xlink:type="simple" xlink:show="embed" xlink:actuate="onLoad" draw:mime-type="image/jpeg"/>
</draw:frame>
Ukraine and Iraq have agreed to open a new page of bilateral relations.</text:p>
      <text:p text:style-name="P4">
About it <text:a xlink:type="simple" xlink:href="https://mfa.gov.ua/news/dmitro-kuleba-ukrayina-ta-irak-domovilisya-vidkriti-novu-storinku-dvostoronnih-vidnosin" text:style-name="Internet_20_link" text:visited-style-name="Visited_20_Internet_20_Link">
reported</text:a>
Minister of Foreign Affairs of Ukraine Dmytro Kuleba, who is on a working visit to the Iraqubagdad capital.</text:p>
      <text:p text:style-name="P4">
The head of Ukrainian diplomacy in Baghdad negotiated with Viceremier-Minister, Minister of Foreign Affairs Iraq Fuad Hussein. Dmitry Kulebarozpopopost of the Iraqi colleague about the efforts of the Ukrainian defense forces to reflect Russian aggression and the release of occupied territories.</text:p>
      <text:p text:style-name="P4">
The head of the Ministry of Foreign Affairs of Ukraine paid special attention to the formula of the Peace of President Vladimir.</text:p>
      <text:p text:style-name="P4">
“At one time, Ukrainian servicemen helped to normalize the situation of Naracish territory. Now the Iraq government supports the sovereignty and territorial complexity of Ukraine against the background of a large -scale invasion of Russia, ”said Dmitry Kuleba.</text:p>
      <text:p text:style-name="P4">
The Foreign Ministers discussed the issues of exports of Ukrainian grain separately.</text:p>
      <text:p text:style-name="P4">
Dmytro Kuleba invited Fuad Hussein to visit Ukraine.</text:p>
      <text:p text:style-name="P4">
News Source: <text:a xlink:type="simple" xlink:href="https://armyinform.com.ua/2023/04/17/dmytro-kuleba-ukrayina-ta-irak-vidkryvayut-novu-storinku-dvostoronnih-vidnosyn/" text:style-name="Internet_20_link" text:visited-style-name="Visited_20_Internet_20_Link">
https://armyinform.com.ua/2023/04/17/dmytro-kuleba-ukrayina-ta-irak-vidkryvayut-novu-storinku-dvostoronnih-vidnosyn/</text:a>
</text:p>
      <!--NEWS-->
      <text:h text:style-name="P10" text:outline-level="1">
<text:span text:style-name="T4">
Three Army athletes won medals in fencing competitions</text:span>
</text:h>
      <text:p text:style-name="P4">
Author: ['АРМІЯINFORM']</text:p>
      <text:p text:style-name="P4">
Time: 2023-04-17T81:00:00-04:00</text:p>
      <text:p text:style-name="P4">
Description: Three athletes, represented by the ZSK ZSU, Viberals of medal on the snakes of the Ukrainian Cup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6666002_3350840961823856_3555902844604624447_n.jpg" text:style-name="Internet_20_link" text:visited-style-name="Visited_20_Internet_20_Link">
336666002_3350840961823856_3555902844604624447_n.jpg</text:a>
', '<text:a xlink:type="simple" xlink:href="https://armyinform.com.ua/wp-content/uploads/2023/04/336913915_3168147010155676_4329531469027805146_n-150x150.jpg" text:style-name="Internet_20_link" text:visited-style-name="Visited_20_Internet_20_Link">
336913915_3168147010155676_4329531469027805146_n-150x150.jpg</text:a>
', '<text:a xlink:type="simple" xlink:href="https://armyinform.com.ua/wp-content/uploads/2023/04/336783222_245541111214186_1867282255701144805_n-150x150.jpg" text:style-name="Internet_20_link" text:visited-style-name="Visited_20_Internet_20_Link">
336783222_245541111214186_1867282255701144805_n-150x150.jpg</text:a>
']</text:p>
      <text:p text:style-name="P4">
Tags: ['STOPRUSSIA', 'АРМІЙСЬКИЙ СПОРТ', 'ФЕХТУВАННЯ', 'ЦСК ЗСУ']</text:p>
      <text:p text:style-name="P4">
Category: News</text:p>
      <!--METADATA-->
      <text:p text:style-name="P4">
<draw:frame draw:style-name="fr1" draw:name="Image61" text:anchor-type="as-char" svg:width="6.9236in" svg:height="4.615733in" draw:z-index="0">
<draw:image xlink:href="../Images/AРМІЯINFORM/2023-04-17T81-00-00-04-00/336666002_3350840961823856_3555902844604624447_n.jpg" xlink:type="simple" xlink:show="embed" xlink:actuate="onLoad" draw:mime-type="image/jpeg"/>
</draw:frame>
Three female athletes, representatives of the Armed Forces of the Armed Forces, won medals in the competitions of the Cup of fencing on swords among women.</text:p>
      <text:p text:style-name="P4">
About it <text:a xlink:type="simple" xlink:href="https://www.facebook.com/CSKA1992/posts/pfbid0EsJi4nhRihqTTPkuMYFb1dH8hMRxbJKhPoYWGKxs6HcqyTrHtzJXTEd2yZANGyj9l" text:style-name="Internet_20_link" text:visited-style-name="Visited_20_Internet_20_Link">
reports</text:a>
The Central Sports Club of the Armed Forces.</text:p>
      <text:p text:style-name="P4">
The winner of the competition was the athlete <text:span text:style-name="T4">
 Kharkov authorities </text:span>
.</text:p>
      <text:p text:style-name="P4">
Bronze awards were won <text:span text:style-name="T4">
 Inna Brovko </text:span>
 and <text:span text:style-name="T4">
 Darya Bartholomeyev </text:span>
.</text:p>
      <text:p text:style-name="P4">
It is noted that the Cup of Ukraine has collected more than 60 female athletes from different corners of Ukraine.</text:p>
      <text:p text:style-name="P4">
<text:a xlink:type="simple" xlink:href="https://armyinform.com.ua/wp-content/uploads/2023/04/336913915_3168147010155676_4329531469027805146_n.jpg" text:style-name="Internet_20_link" text:visited-style-name="Visited_20_Internet_20_Link">
!(Images/AРМІЯINFORM/2023-04-17T81-00-00-04-00/336913915_3168147010155676_4329531469027805146_n-150x150.jpg)</text:a>
</text:p>
      <text:p text:style-name="P4">
<text:a xlink:type="simple" xlink:href="https://armyinform.com.ua/wp-content/uploads/2023/04/336783222_245541111214186_1867282255701144805_n.jpg" text:style-name="Internet_20_link" text:visited-style-name="Visited_20_Internet_20_Link">
<draw:frame draw:style-name="fr1" draw:name="Image62" text:anchor-type="as-char" svg:width="6.9236in" svg:height="6.9236in" draw:z-index="0">
<draw:image xlink:href="../Images/AРМІЯINFORM/2023-04-17T81-00-00-04-00/336783222_245541111214186_1867282255701144805_n-150x150.jpg" xlink:type="simple" xlink:show="embed" xlink:actuate="onLoad" draw:mime-type="image/jpeg"/>
</draw:frame>
</text:a>
</text:p>
      <text:p text:style-name="P4">
News Source: <text:a xlink:type="simple" xlink:href="https://armyinform.com.ua/2023/04/17/try-armijski-sportsmenky-vyboroly-medali-na-zmagannyah-z-fehtuvannya/" text:style-name="Internet_20_link" text:visited-style-name="Visited_20_Internet_20_Link">
https://armyinform.com.ua/2023/04/17/try-armijski-sportsmenky-vyboroly-medali-na-zmagannyah-z-fehtuvannya/</text:a>
</text:p>
      <!--NEWS-->
      <text:h text:style-name="P10" text:outline-level="1">
<text:span text:style-name="T4">
In Britain, Norway National Guard instructors conduct fire training of Ukrainian military</text:span>
</text:h>
      <text:p text:style-name="P4">
Author: ['АРМІЯINFORM']</text:p>
      <text:p text:style-name="P4">
Time: 2023-04-17T82:00:00-04:00</text:p>
      <text:p text:style-name="P4">
Description: Instruktori Norvezky’s national worship from Great British to endure ... War with Ukraine 2022, War with Ukraine Latest News today,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norway01.jpg" text:style-name="Internet_20_link" text:visited-style-name="Visited_20_Internet_20_Link">
norway01.jpg</text:a>
', '<text:a xlink:type="simple" xlink:href="https://armyinform.com.ua/wp-content/uploads/2023/04/norway03-150x150.jpg" text:style-name="Internet_20_link" text:visited-style-name="Visited_20_Internet_20_Link">
norway03-150x150.jpg</text:a>
', '<text:a xlink:type="simple" xlink:href="https://armyinform.com.ua/wp-content/uploads/2023/04/norway02-150x150.jpg" text:style-name="Internet_20_link" text:visited-style-name="Visited_20_Internet_20_Link">
norway02-150x150.jpg</text:a>
']</text:p>
      <text:p text:style-name="P4">
Tags: ['STOPRUSSIA', 'АГРЕСІЯ РФ', 'ВЕЛИКА БРИТАНІЯ', 'ВТОРГНЕННЯ РФ', 'НАВЧАННЯ ВІЙСЬКОВИХ']</text:p>
      <text:p text:style-name="P4">
Category: News</text:p>
      <!--METADATA-->
      <text:p text:style-name="P4">
<draw:frame draw:style-name="fr1" draw:name="Image63" text:anchor-type="as-char" svg:width="6.9236in" svg:height="3.894525in" draw:z-index="0">
<draw:image xlink:href="../Images/AРМІЯINFORM/2023-04-17T82-00-00-04-00/norway01.jpg" xlink:type="simple" xlink:show="embed" xlink:actuate="onLoad" draw:mime-type="image/jpeg"/>
</draw:frame>
Norwegian National Guard instructors in the United Kingdom conduct training of Ukrainian servicemen on firefighting with the weapons in defense combat.</text:p>
      <text:p text:style-name="P4">
About it <text:a xlink:type="simple" xlink:href="https://www.facebook.com/GeneralStaff.ua/posts/pfbid02qoRYLwpPhvNafrGiHj8sm6kCtvVhcywNPbWVze32CZk4nhh7tKGRMT8LPcimcCSLl" text:style-name="Internet_20_link" text:visited-style-name="Visited_20_Internet_20_Link">
reports</text:a>
The General Staff of the Armed Forces.</text:p>
      <text:p text:style-name="P4">
This training allows you to master the combat skills to allow volunteers who have virtually no or minimal military experience.</text:p>
      <text:p text:style-name="P4">
Large -scale learning is aimed at improving the safety and capacity of the ZSSUkraine in the frontier.</text:p>
      <text:p text:style-name="P4">
<text:a xlink:type="simple" xlink:href="https://armyinform.com.ua/wp-content/uploads/2023/04/norway03.jpg" text:style-name="Internet_20_link" text:visited-style-name="Visited_20_Internet_20_Link">
!(Images/AРМІЯINFORM/2023-04-17T82-00-00-04-00/norway03-150x150.jpg)</text:a>
</text:p>
      <text:p text:style-name="P4">
<text:a xlink:type="simple" xlink:href="https://armyinform.com.ua/wp-content/uploads/2023/04/norway02.jpg" text:style-name="Internet_20_link" text:visited-style-name="Visited_20_Internet_20_Link">
<draw:frame draw:style-name="fr1" draw:name="Image64" text:anchor-type="as-char" svg:width="6.9236in" svg:height="6.9236in" draw:z-index="0">
<draw:image xlink:href="../Images/AРМІЯINFORM/2023-04-17T82-00-00-04-00/norway02-150x150.jpg" xlink:type="simple" xlink:show="embed" xlink:actuate="onLoad" draw:mime-type="image/jpeg"/>
</draw:frame>
</text:a>
Norway continues to support the people of Ukraine and provides continuous support for ongoing violations of international law.</text:p>
      <text:p text:style-name="P4">
News Source: <text:a xlink:type="simple" xlink:href="https://armyinform.com.ua/2023/04/17/u-brytaniyi-instruktory-naczgvardiyi-norvegiyi-provodyat-vognevu-pidgotovku-ukrayinskyh-vijskovyh/" text:style-name="Internet_20_link" text:visited-style-name="Visited_20_Internet_20_Link">
https://armyinform.com.ua/2023/04/17/u-brytaniyi-instruktory-naczgvardiyi-norvegiyi-provodyat-vognevu-pidgotovku-ukrayinskyh-vijskovyh/</text:a>
</text:p>
      <!--NEWS-->
      <text:h text:style-name="P10" text:outline-level="1">
<text:span text:style-name="T4">
In Mykolaiv region close prisoners met with representatives of the coordination headquarters</text:span>
</text:h>
      <text:p text:style-name="P4">
Author: ['АРМІЯINFORM']</text:p>
      <text:p text:style-name="P4">
Time: 2023-04-17T83:00:00-04:00</text:p>
      <text:p text:style-name="P4">
Description: Fakhivtsi regional regional center of the Coordinating headquarters held Viya Zustrich Z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8af949c3-005c-4709-b797-7349fc73f355-e1681731201993.jpg" text:style-name="Internet_20_link" text:visited-style-name="Visited_20_Internet_20_Link">
8af949c3-005c-4709-b797-7349fc73f355-e1681731201993.jpg</text:a>
']</text:p>
      <text:p text:style-name="P4">
Tags: ['ВІЙСЬКОВОПОЛОНЕНІ', 'КООРДИНАЦІЙНИЙ ШТАБ З ПИТАНЬ ПОВОДЖЕННЯ З ВІЙСЬКОВОПОЛОНЕНИМИ', 'МИКОЛАЇВЩИНА']</text:p>
      <text:p text:style-name="P4">
Category: News</text:p>
      <!--METADATA-->
      <text:p text:style-name="P4">
<draw:frame draw:style-name="fr1" draw:name="Image65" text:anchor-type="as-char" svg:width="6.9236in" svg:height="4.171469in" draw:z-index="0">
<draw:image xlink:href="../Images/AРМІЯINFORM/2023-04-17T83-00-00-04-00/8af949c3-005c-4709-b797-7349fc73f355-e1681731201993.jpg" xlink:type="simple" xlink:show="embed" xlink:actuate="onLoad" draw:mime-type="image/jpeg"/>
</draw:frame>
Specialists of the Southern Regional Center of the Coordination Staff conducted an out -to -site with families of captive defenders living in the Pervomaisky district of Mykolaiv region.</text:p>
      <text:p text:style-name="P4">
About it <text:a xlink:type="simple" xlink:href="https://t.me/Koord_shtab/857" text:style-name="Internet_20_link" text:visited-style-name="Visited_20_Internet_20_Link">
reports</text:a>
Coordinating headquarters for the issue of prisoners of war.</text:p>
      <text:p text:style-name="P4">
The event was attended by representatives of the Pervomaisky District Administration of the Tamiski Council, Police and Regional and District Territorial Centers of Complement and Social Support.</text:p>
      <text:p text:style-name="P4">
During the meeting, they discussed the interaction and cooperation of the authorities with a span as well as:</text:p>
      <ul>
        <li>
providing social and legal support to the families of defenders; * the procedure and mechanisms of entry of information in the register of defenders; * implementation of state and regional financial assistance programs to families of captive servicemen; * grounds and procedure for providing free legal aid; * Communication with international organizations.</li>
      </ul>
      <text:p text:style-name="P4">
As part of the event, the specialists of the Center provided individual consultations and answers the personal questions of the families of defenders.</text:p>
      <text:p text:style-name="P4">
The coordination headquarters calls in cases where a loved one has fallen into the captivity of the person, to seek help from the closest to the Vasrey regional representation</text:p>
      <ul>
        <li>
Eastern Regional Center - Kharkiv, vul. Space, 21, tel. 0 800 300 176; * Southern Regional Center - Mykolaiv, vul. Nikolskaya, 37, tel. 0 800 200 202; * Central Regional Center - Vinnitsa, vul. Theater, 15, tel. 0 800 200 606; * Western Regional Center - Lviv, str. Copernicus, 17, tel. 0 800 300 541.</li>
      </ul>
      <text:p text:style-name="P4">
News Source: <text:a xlink:type="simple" xlink:href="https://armyinform.com.ua/2023/04/17/na-mykolayivshhyni-blyzki-polonenyh-zahysnykiv-zustrilysya-z-predstavnykamy-koordynaczijnogo-shtabu/" text:style-name="Internet_20_link" text:visited-style-name="Visited_20_Internet_20_Link">
https://armyinform.com.ua/2023/04/17/na-mykolayivshhyni-blyzki-polonenyh-zahysnykiv-zustrilysya-z-predstavnykamy-koordynaczijnogo-shtabu/</text:a>
</text:p>
      <!--NEWS-->
      <text:h text:style-name="P10" text:outline-level="1">
<text:span text:style-name="T4">
Reported suspicion of a personnel employee of the FSB of the Russian Federation who tortured Kherson</text:span>
</text:h>
      <text:p text:style-name="P4">
Author: ['АРМІЯINFORM']</text:p>
      <text:p text:style-name="P4">
Time: 2023-04-17T84:00:00-04:00</text:p>
      <text:p text:style-name="P4">
Description: In absentia, it was in absentia about the pidozra to the personnel of the FSB of the Russian Federation at Viddani Pro -Nakaza about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18-na-rivnenshhyni-sudytymut.jpg" text:style-name="Internet_20_link" text:visited-style-name="Visited_20_Internet_20_Link">
2022-10-18-na-rivnenshhyni-sudytymut.jpg</text:a>
']</text:p>
      <text:p text:style-name="P4">
Tags: ['STOPRUSSIA', 'АГРЕСІЯ РФ', 'ОФІС ГЕНЕРАЛЬНОГО ПРОКУРОРА УКРАЇНИ']</text:p>
      <text:p text:style-name="P4">
Category: News</text:p>
      <!--METADATA-->
      <text:p text:style-name="P4">
<draw:frame draw:style-name="fr1" draw:name="Image66" text:anchor-type="as-char" svg:width="6.9236in" svg:height="5.006295in" draw:z-index="0">
<draw:image xlink:href="../Images/AРМІЯINFORM/2023-04-17T84-00-00-04-00/2022-10-18-na-rivnenshhyni-sudytymut.jpg" xlink:type="simple" xlink:show="embed" xlink:actuate="onLoad" draw:mime-type="image/jpeg"/>
</draw:frame>
The suspicion of the FSB personnel employee of the Russian Federation was informed in absentia in the commission of the cruelty of civilian population and the commission of other violations of the laws and customs of war.</text:p>
      <text:p text:style-name="P4">
According to the investigation, the suspect, while on a temporarily occupying territory of Kherson region, with other military units of the Russian Federation managed the process of establishment and establishment of occupation power in the territory of the region.</text:p>
      <text:p text:style-name="P4">
He gave orders to the subordinates to use physical force, detain the civilian population.</text:p>
      <text:p text:style-name="P4">
Under the coercion and threats of people, they were taken to the occupied by the occupiers, where they were illegally kept and used torture.</text:p>
      <text:p text:style-name="P4">
At the instruction of the suspect in June 2022, the FSB staff and other Russian military units penetrated the countryside of a local resident where he lived with a family.</text:p>
      <text:p text:style-name="P4">
Having searched the house and the surrounding area, representatives of the Russian Federation, threatening the murders of relatives, detained the man.</text:p>
      <text:p text:style-name="P4">
After that, the victim was placed in a captured building. There, the man was kept in inhumane conditions, questioned, systematically beaten and tortured by electrocurum, to inclined to cooperate.</text:p>
      <text:p text:style-name="P4">
In such circumstances, the victim was kept for about 10 days.</text:p>
      <text:p text:style-name="P4">
<text:span text:style-name="T4">
 Source: </text:span>
 _ <text:a xlink:type="simple" xlink:href="https://www.gp.gov.ua/ua/posts/povidomleno-pro-pidozru-kadrovomu-spivrobitniku-fsb-rf-pricetnomu-do-zorstoko-povodzennya-z-civilnimi-na-xersonshhini" text:style-name="Internet_20_link" text:visited-style-name="Visited_20_Internet_20_Link">
Office of Prosecutor General Ukraine</text:a>
_</text:p>
      <text:p text:style-name="P4">
News Source: <text:a xlink:type="simple" xlink:href="https://armyinform.com.ua/2023/04/17/povidomleno-pro-pidozru-kadrovomu-spivrobitnyku-fsb-rf-yakyj-katuvav-hersoncziv/" text:style-name="Internet_20_link" text:visited-style-name="Visited_20_Internet_20_Link">
https://armyinform.com.ua/2023/04/17/povidomleno-pro-pidozru-kadrovomu-spivrobitnyku-fsb-rf-yakyj-katuvav-hersoncziv/</text:a>
</text:p>
      <!--NEWS-->
      <text:h text:style-name="P10" text:outline-level="1">
<text:span text:style-name="T4">
Up to 12 years in prison is threatened by a journalist of the Prokremlovskaya newspaper: distorts events in favor of the Russian Federation</text:span>
</text:h>
      <text:p text:style-name="P4">
Author: ['АРМІЯINFORM']</text:p>
      <text:p text:style-name="P4">
Time: 2023-04-17T85:00:00-04:00</text:p>
      <text:p text:style-name="P4">
Description: Up to 12 Rocks Uv'yazennya Rokh - Kolishniy Vinnitsy magazines Yuliya Tarapaty, Yaka ... War with Ukraine 2022, War with Ukraine Latest News today,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l4lbne-c16x9x50px50p-c16x9x50px50p-c37b8af03188781e15de6319f0d6e9d6-e1681730762537.jpg" text:style-name="Internet_20_link" text:visited-style-name="Visited_20_Internet_20_Link">
l4lbne-c16x9x50px50p-c16x9x50px50p-c37b8af03188781e15de6319f0d6e9d6-e1681730762537.jpg</text:a>
']</text:p>
      <text:p text:style-name="P4">
Tags: ['КОЛАБОРАНТКА', 'СБУ']</text:p>
      <text:p text:style-name="P4">
Category: News</text:p>
      <!--METADATA-->
      <text:p text:style-name="P4">
<draw:frame draw:style-name="fr1" draw:name="Image67" text:anchor-type="as-char" svg:width="6.9236in" svg:height="3.209377in" draw:z-index="0">
<draw:image xlink:href="../Images/AРМІЯINFORM/2023-04-17T85-00-00-04-00/l4lbne-c16x9x50px50p-c16x9x50px50p-c37b8af03188781e15de6319f0d6e9d6-e1681730762537.jpg" xlink:type="simple" xlink:show="embed" xlink:actuate="onLoad" draw:mime-type="image/jpeg"/>
</draw:frame>
Up to 12 years in prison, former Vinnytsia journalist Julitarpatii, who is now the deputy editor -in -chief of the Pro -Kremlovsky edition "Evening Moscow".</text:p>
      <text:p text:style-name="P4">
About it <text:a xlink:type="simple" xlink:href="https://ssu.gov.ua/novyny/sbu-povidomyla-pro-pidozru-zastupnytsi-holovreda-vechirnoi-moskvy" text:style-name="Internet_20_link" text:visited-style-name="Visited_20_Internet_20_Link">
reports</text:a>
Security Service of Ukraine.</text:p>
      <text:p text:style-name="P4">
"On the basis of the evidence collected, investigators of the SBU reported the involvement of suspicion of vaccination activities in the form of information activity of the Assumption with the aggressor state and its occupation administration," the statement reads.</text:p>
      <text:p text:style-name="P4">
According to the investigation, after the capture of Crimea and part of the Eastern regions of Ukraine in 2014, the journalist moved to the aggressor country, where the editorial board of the newspaper "Evening Moscow" was settled.</text:p>
      <text:p text:style-name="P4">
Subsequently, for public support of Russian invaders and training students, she was appointed Deputy Main Editoramoskovsk.</text:p>
      <text:p text:style-name="P4">
“In this position, it also coordinates the editorial department of Moscow Power Taved. Since February 24, 2022, the Kremlin's instructions on the spread of publications, which justifies the armedaggression of the Russian Federation and denies the involvement of the invaders in the massacres of the civilians of the Kyiv region.</text:p>
      <text:p text:style-name="P4">
It is established that the collaborator calls "staging" torture and massively hesitation in Bucha and Irpin. For this, Tarapata regularly receives the awards of the Cremlin and the city administration of Moscow, ”she called in the SBU.</text:p>
      <text:p text:style-name="P4">
The SBU initiated by the SBU confirmed the facts of the subversive activity of the malefactor.</text:p>
      <text:p text:style-name="P4">
The suspect is currently in Russia. Measures are underway to prosecute for crimes against our country.</text:p>
      <text:p text:style-name="P4">
News Source: <text:a xlink:type="simple" xlink:href="https://armyinform.com.ua/2023/04/17/do-12-rokiv-uvyaznennya-zagrozhuye-zastupnyczi-golovreda-prokremlivskoyi-gazety-zaperechuye-zbrojnu-agresiyu-rf/" text:style-name="Internet_20_link" text:visited-style-name="Visited_20_Internet_20_Link">
https://armyinform.com.ua/2023/04/17/do-12-rokiv-uvyaznennya-zagrozhuye-zastupnyczi-golovreda-prokremlivskoyi-gazety-zaperechuye-zbrojnu-agresiyu-rf/</text:a>
</text:p>
      <!--NEWS-->
      <text:h text:style-name="P10" text:outline-level="1">
<text:span text:style-name="T4">
Ukraine's military intelligence officers were handed over more than UAH 11 million</text:span>
</text:h>
      <text:p text:style-name="P4">
Author: ['АРМІЯINFORM']</text:p>
      <text:p text:style-name="P4">
Time: 2023-04-17T86:00:00-04:00</text:p>
      <text:p text:style-name="P4">
Description: The benevolence of the Foundation “Turn to Live” by transferring to the Winniydniks of Ukrainian Chergov Part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0230417-01.jpg" text:style-name="Internet_20_link" text:visited-style-name="Visited_20_Internet_20_Link">
20230417-01.jpg</text:a>
']</text:p>
      <text:p text:style-name="P4">
Tags: ['STOPRUSSIA', 'АГРЕСІЯ РФ', 'ГУР МІНОБОРОНИ УКРАЇНИ']</text:p>
      <text:p text:style-name="P4">
Category: News</text:p>
      <!--METADATA-->
      <text:p text:style-name="P4">
<draw:frame draw:style-name="fr1" draw:name="Image68" text:anchor-type="as-char" svg:width="6.9236in" svg:height="3.894525in" draw:z-index="0">
<draw:image xlink:href="../Images/AРМІЯINFORM/2023-04-17T86-00-00-04-00/20230417-01.jpg" xlink:type="simple" xlink:show="embed" xlink:actuate="onLoad" draw:mime-type="image/jpeg"/>
</draw:frame>
The Charity Foundation "Come back alive" handed over to the military intelligence officers of Ukraine another party of assistance for a total amount of more than UAH 11,000,000!</text:p>
      <text:p text:style-name="P4">
About it <text:a xlink:type="simple" xlink:href="https://gur.gov.ua/content/blahodiinyi-fond-povernys-zhyvym-peredav-voiennym-rozvidnykam-ukrainy-cherhovu-partiiu-dopomohy-na-zahalnu-sumu-ponad-11-000-000-hryven.html" text:style-name="Internet_20_link" text:visited-style-name="Visited_20_Internet_20_Link">
reports</text:a>
GUR Ministry of Defense.</text:p>
      <text:p text:style-name="P4">
Thanks to volunteers, the soldiers of a separate special unit of GUR are now enhanced:</text:p>
      <text:p text:style-name="P4">
charging stations;</text:p>
      <text:p text:style-name="P4">
tablets;</text:p>
      <text:p text:style-name="P4">
by means of communication of different specifications and equipment thereto;</text:p>
      <text:p text:style-name="P4">
storage and memory modules;</text:p>
      <text:p text:style-name="P4">
Products and screens thereto.</text:p>
      <text:p text:style-name="P4">
The purchased and already transferred equipment will allow the scouts to deploy atonic commanding points anywhere in the front, to accumulate and analyze the intelligence, to exchange information with units promptly.</text:p>
      <text:p text:style-name="P4">
High -quality communication and rapid data exchange is one of the critically necessary tumor during hostilities. Therefore, we give gratitude to the Foundation "Come back alive" Tower to citizens who continue to support the Ukrainian army!</text:p>
      <text:p text:style-name="P4">
News Source: <text:a xlink:type="simple" xlink:href="https://armyinform.com.ua/2023/04/17/voyennym-rozvidnykam-ukrayiny-peredaly-partiyu-dopomogy-na-sumu-ponad-11-mln-grn/" text:style-name="Internet_20_link" text:visited-style-name="Visited_20_Internet_20_Link">
https://armyinform.com.ua/2023/04/17/voyennym-rozvidnykam-ukrayiny-peredaly-partiyu-dopomogy-na-sumu-ponad-11-mln-grn/</text:a>
</text:p>
      <!--NEWS-->
      <text:h text:style-name="P10" text:outline-level="1">
<text:span text:style-name="T4">
In the Kyiv region, military together with local authorities promptly gave a pontoon crossing</text:span>
</text:h>
      <text:p text:style-name="P4">
Author: ['АРМІЯINFORM']</text:p>
      <text:p text:style-name="P4">
Time: 2023-04-17T87:00:00-04:00</text:p>
      <text:p text:style-name="P4">
Description: About the academic vulsion of Namyldkiv in the Kievskiy Kosty Rospovіv commander of the Opannany forces of the Z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7174098_1590287518138411_7247560271016112497_n.jpg" text:style-name="Internet_20_link" text:visited-style-name="Visited_20_Internet_20_Link">
337174098_1590287518138411_7247560271016112497_n.jpg</text:a>
', '<text:a xlink:type="simple" xlink:href="https://armyinform.com.ua/wp-content/uploads/2023/04/336887899_788673876162026_6391357069767770614_n-150x150.jpg" text:style-name="Internet_20_link" text:visited-style-name="Visited_20_Internet_20_Link">
336887899_788673876162026_6391357069767770614_n-150x150.jpg</text:a>
', '<text:a xlink:type="simple" xlink:href="https://armyinform.com.ua/wp-content/uploads/2023/04/336899733_789384225892897_2327877227311182016_n-150x150.jpg" text:style-name="Internet_20_link" text:visited-style-name="Visited_20_Internet_20_Link">
336899733_789384225892897_2327877227311182016_n-150x150.jpg</text:a>
', '<text:a xlink:type="simple" xlink:href="https://armyinform.com.ua/wp-content/uploads/2023/04/337161525_6158855367503808_2439225611361632167_n-150x150.jpg" text:style-name="Internet_20_link" text:visited-style-name="Visited_20_Internet_20_Link">
337161525_6158855367503808_2439225611361632167_n-150x150.jpg</text:a>
']</text:p>
      <text:p text:style-name="P4">
Tags: ['STOPRUSSIA', 'АГРЕСІЯ РФ', 'КОМАНДУВАННЯ ОБ’ЄДНАНИХ СИЛ ЗСУ']</text:p>
      <text:p text:style-name="P4">
Category: News</text:p>
      <!--METADATA-->
      <text:p text:style-name="P4">
<draw:frame draw:style-name="fr1" draw:name="Image69" text:anchor-type="as-char" svg:width="6.9236in" svg:height="5.1927in" draw:z-index="0">
<draw:image xlink:href="../Images/AРМІЯINFORM/2023-04-17T87-00-00-04-00/337174098_1590287518138411_7247560271016112497_n.jpg" xlink:type="simple" xlink:show="embed" xlink:actuate="onLoad" draw:mime-type="image/jpeg"/>
</draw:frame>
On the elimination of the consequences of bad weather in the Kiev region <text:a xlink:type="simple" xlink:href="https://www.facebook.com/JointForcesCommandAFU/posts/617515617071161" text:style-name="Internet_20_link" text:visited-style-name="Visited_20_Internet_20_Link">
told</text:a>
Commander of the Joint Forces of the Armed Forces of Ukraine Lieutenant General Sergey Naev:</text:p>
      <text:p text:style-name="P4">
“Prolonged precipitation caused floods in the Kiev region. Due to the destruction of the local rate in Ivankov, a temporary crossing was flooded.</text:p>
      <text:p text:style-name="P4">
But, despite natural obstacles, there are enough strength and means of overcoming the time in the units.</text:p>
      <text:p text:style-name="P4">
Currently, the engineering units of the Armed Forces of Ukraine together with local authorities promptly showed a pontoon crossing. The work of convenient entrances to it is currently underway.</text:p>
      <text:p text:style-name="P4">
It should be noted that natural cataclysms are not an obstacle to the fulfillment of tasks at the border of Kyiv region. Subordinate to our troops, units, if necessary, are able to fulfill the tasks of increasing the mobility of troops and in a timely manner to ensure the perpetration of personnel, ammunition and military equipment. "</text:p>
      <text:p text:style-name="P4">
<text:a xlink:type="simple" xlink:href="https://armyinform.com.ua/wp-content/uploads/2023/04/336887899_788673876162026_6391357069767770614_n.jpg" text:style-name="Internet_20_link" text:visited-style-name="Visited_20_Internet_20_Link">
!(Images/AРМІЯINFORM/2023-04-17T87-00-00-04-00/336887899_788673876162026_6391357069767770614_n-150x150.jpg)</text:a>
</text:p>
      <text:p text:style-name="P4">
<text:a xlink:type="simple" xlink:href="https://armyinform.com.ua/wp-content/uploads/2023/04/336899733_789384225892897_2327877227311182016_n.jpg" text:style-name="Internet_20_link" text:visited-style-name="Visited_20_Internet_20_Link">
<draw:frame draw:style-name="fr1" draw:name="Image70" text:anchor-type="as-char" svg:width="6.9236in" svg:height="6.9236in" draw:z-index="0">
<draw:image xlink:href="../Images/AРМІЯINFORM/2023-04-17T87-00-00-04-00/336899733_789384225892897_2327877227311182016_n-150x150.jpg" xlink:type="simple" xlink:show="embed" xlink:actuate="onLoad" draw:mime-type="image/jpeg"/>
</draw:frame>
</text:a>
</text:p>
      <text:p text:style-name="P4">
<text:a xlink:type="simple" xlink:href="https://armyinform.com.ua/wp-content/uploads/2023/04/337161525_6158855367503808_2439225611361632167_n.jpg" text:style-name="Internet_20_link" text:visited-style-name="Visited_20_Internet_20_Link">
<draw:frame draw:style-name="fr1" draw:name="Image71" text:anchor-type="as-char" svg:width="6.9236in" svg:height="6.9236in" draw:z-index="0">
<draw:image xlink:href="../Images/AРМІЯINFORM/2023-04-17T87-00-00-04-00/337161525_6158855367503808_2439225611361632167_n-150x150.jpg" xlink:type="simple" xlink:show="embed" xlink:actuate="onLoad" draw:mime-type="image/jpeg"/>
</draw:frame>
</text:a>
</text:p>
      <text:p text:style-name="P4">
News Source: <text:a xlink:type="simple" xlink:href="https://armyinform.com.ua/2023/04/17/na-kyyivshhyni-inzhenerni-pidrozdily-zsu-ta-organy-misczevoyi-vlady-operatyvno-navely-pontonnu-perepravu/" text:style-name="Internet_20_link" text:visited-style-name="Visited_20_Internet_20_Link">
https://armyinform.com.ua/2023/04/17/na-kyyivshhyni-inzhenerni-pidrozdily-zsu-ta-organy-misczevoyi-vlady-operatyvno-navely-pontonnu-perepravu/</text:a>
</text:p>
      <!--NEWS-->
      <text:h text:style-name="P10" text:outline-level="1">
<text:span text:style-name="T4">
Divisions of missile troops and artillery impressed 2 areas</text:span>
</text:h>
      <text:p text:style-name="P4">
Author: ['АРМІЯINFORM']</text:p>
      <text:p text:style-name="P4">
Time: 2023-04-17T88:00:00-04:00</text:p>
      <text:p text:style-name="P4">
Description: Avіaatsіya defense forces for Dob was headed by 12 strokes in the districts of Zseridzhennya Polubcoptiz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72" text:anchor-type="as-char" svg:width="6.9236in" svg:height="4.615733in" draw:z-index="0">
<draw:image xlink:href="../Images/AРМІЯINFORM/2023-04-17T88-00-00-04-00/artyleriya.jpg" xlink:type="simple" xlink:show="embed" xlink:actuate="onLoad" draw:mime-type="image/jpeg"/>
</draw:frame>
Illustrative Photo <text:span text:style-name="T4">
 🔥 Situation on Russian invasion </text:span>
</text:p>
      <text:p text:style-name="P4">
The aviation of the defense forces per day struck 12 beats in the areas of focus. Merlin type reconnaissance UAVs are also shot down.</text:p>
      <text:p text:style-name="P4">
About it on Facebook <text:a xlink:type="simple" xlink:href="https://www.facebook.com/GeneralStaff.ua/posts/pfbid0ouT5L5hWGcgyiwxZrb1RHVg9XxG4EaMUSH9BoFf5BQYEJiMyZwwsjzjqcmJLgQQsl" text:style-name="Internet_20_link" text:visited-style-name="Visited_20_Internet_20_Link">
reports</text:a>
The General Staff of the Armed Forces.</text:p>
      <text:p text:style-name="P4">
Units of rocket troops and artillery during the day were struck by 2 districts of the enemy's live power, as well as 1 enemy radio -electronic station.</text:p>
      <text:p text:style-name="P4">
News Source: <text:a xlink:type="simple" xlink:href="https://armyinform.com.ua/2023/04/17/pidrozdily-raketnyh-vijsk-i-artyleriyi-urazyly-2-rajony-zoseredzhennya-voroga/" text:style-name="Internet_20_link" text:visited-style-name="Visited_20_Internet_20_Link">
https://armyinform.com.ua/2023/04/17/pidrozdily-raketnyh-vijsk-i-artyleriyi-urazyly-2-rajony-zoseredzhennya-voroga/</text:a>
</text:p>
      <!--NEWS-->
      <text:h text:style-name="P10" text:outline-level="1">
<text:span text:style-name="T4">
The grouping of the Joint Forces became the eastern shield at the beginning of a large -scale invasion - Alexander Pavlyuk</text:span>
</text:h>
      <text:p text:style-name="P4">
Author: ['АРМІЯINFORM']</text:p>
      <text:p text:style-name="P4">
Time: 2023-04-17T89:00:00-04:00</text:p>
      <text:p text:style-name="P4">
Description: https://www.youtube.com/watch?v=ovh9LWBXOC about the Facebook to work with Ukraine 2022, the war with Ukraine is the latest news today, the war with Ukraine 2022 is the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General.Pavlyuk/posts/pfbid02WKY3r9L6o94NDBEJAGMaCUXMqNZvvLqZuriU2pVrwzDxSu8CF87TGAZLpF3NMHrSl" text:style-name="Internet_20_link" text:visited-style-name="Visited_20_Internet_20_Link">
it is referred</text:a>
In Facebook's message first Deputy Minister of Defense of Ukraine Lieutenant General Alexander Pavlyuk:</text:p>
      <text:p text:style-name="P4">
“At the beginning of a large -scale invasion of the united united grouping of the united force, the eastern shield, which forced the aggressor to radically change its plans.</text:p>
      <text:p text:style-name="P4">
More - in ICTV documentary.</text:p>
      <text:p text:style-name="P4">
News Source: <text:a xlink:type="simple" xlink:href="https://armyinform.com.ua/2023/04/17/ugrupovannya-obyednanyh-syl-stalo-shidnym-shhytom-na-pochatku-shyrokomasshtabnogo-vtorgnennya-oleksandr-pavlyuk/" text:style-name="Internet_20_link" text:visited-style-name="Visited_20_Internet_20_Link">
https://armyinform.com.ua/2023/04/17/ugrupovannya-obyednanyh-syl-stalo-shidnym-shhytom-na-pochatku-shyrokomasshtabnogo-vtorgnennya-oleksandr-pavlyuk/</text:a>
</text:p>
      <!--NEWS-->
      <text:h text:style-name="P10" text:outline-level="1">
<text:span text:style-name="T4">
We are preparing for the next meeting in Ramstein format - President of Ukraine</text:span>
</text:h>
      <text:p text:style-name="P4">
Author: ['АРМІЯINFORM']</text:p>
      <text:p text:style-name="P4">
Time: 2023-04-17T90:00:00-04:00</text:p>
      <text:p text:style-name="P4">
Description: https://www.youtube.com/watch?v=2ikrpky5L1S About the President of Ukraine Volodymyr ... War with Ukraine 2022, War with Ukraine Latest news today, War with Ukraine 2022 Last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gotuyemosya-do-chergovoyi-zustrichi-u-formati-ramshtajn-ochi-82301" text:style-name="Internet_20_link" text:visited-style-name="Visited_20_Internet_20_Link">
reported</text:a>
During his video address:</text:p>
      <text:p text:style-name="P4">
“I wish health, dear Ukrainians!</text:p>
      <text:p text:style-name="P4">
He started today with a rate meeting. Many questions.</text:p>
      <text:p text:style-name="P4">
Advanced - the actions of our defense forces, what is possible, and what we have to achieve.</text:p>
      <text:p text:style-name="P4">
Commanders of the directions - "Khortytsia", "Tavriya", "Odessa", "North" - the Main Commodity - everyone reported about the current situation.</text:p>
      <text:p text:style-name="P4">
Separately on the rate - supply of ammunition to our soldiers. Today, it was more in detail about this: not only supply, but also all that concerns the production - both the state and private companies. There were reports of the Minister of Research of Strategic Industry Kamyshin, Minister of Defense, Commander of the Gulyak Logistics Forces.</text:p>
      <text:p text:style-name="P4">
He held a meeting with the head of the Government Shmigal on the results of his trip to Canada Tasadian States, meetings - primarily for the financial support of Ukraine by partners. The results are significant. This also applies to relations with the IMF and other international institutions, bilateral relations with Canada and America.</text:p>
      <text:p text:style-name="P4">
Thank you to all our partners who invariably help!</text:p>
      <text:p text:style-name="P4">
By the way, we are already preparing for the next meeting in Ramstein format. Held preparatory meetings. And we expect thorough decisions that will match the vans on the battlefield. Quite ambitious prospects that we all overwhelm. And we bring not only for ourselves, not only for Ukraine, but also for our anti -war coalition.</text:p>
      <text:p text:style-name="P4">
The aggressor must lose. And this is our joint responsibility with partners - to take more time for peace, that is, to be the most active income of weapons and shells to accelerate our joint victory.</text:p>
      <text:p text:style-name="P4">
He signed a decree on the awarding of our warriors by the state awards. 127 fighters ... 68 of them are posthumous.</text:p>
      <text:p text:style-name="P4">
It is very important to understand: every time we hear that the promised supply of weapons is, every time there are doubts about the type of weapons for Ukraine, distinguishing with other qualitative characteristics - every time it means that Ukrainian soldiers give their lives to be this time ... which is spent to convince and to supply the necessary weapons.</text:p>
      <text:p text:style-name="P4">
I would like to note today to note our soldiers from the 5th Separate Storm Brigade and the 80th Separate Airborne Assault Brigade-for active and successful grave actions in Bakhmut. Thank you to the 214th Rifle Battalion for the powerful blows of the enemy under Bakhmut!Donetsk direction ... fighters of the 35th and 36th separate brigades of the Marines, the 55th Correct Artillery Brigade. Seventystyevika paratroopers. Warriors of the 74-grade reconnaissance, the 59th separate infantry brigade named after Yakov Gandziuk ... Thank you all!</text:p>
      <text:p text:style-name="P4">
In Zaporozhye there is something to celebrate the soldiers of the 128th separate assault Transcarpathian Brigade. Well done!</text:p>
      <text:p text:style-name="P4">
Every destroyed enemy is now a released meter of Ukrainian land tomorrow.</text:p>
      <text:p text:style-name="P4">
And one more.</text:p>
      <text:p text:style-name="P4">
Yesterday, a search and rescue operation was completed in Sloviansk after the impact of terrorists on residential buildings. I want to point out our people, the anchor with colleagues on the spot did everything possible… Despite the threat of repeated blows, despite all the difficulties did everything possible to save as much lives as possible.</text:p>
      <text:p text:style-name="P4">
Thank you to Sergeant Yaroslav Plek, senior sergeant Victor Gergel, senior lelitenant Bohdan Gavrilov and Lieutenant Colonel Mikhail Zagnitka, to all who bravden in this operation.</text:p>
      <text:p text:style-name="P4">
Thank you to everyone and everyone in the Great Collective of the SES of Ukraine who works for the people!</text:p>
      <text:p text:style-name="P4">
Glory to our soldiers!</text:p>
      <text:p text:style-name="P4">
The eternal memory of whose life was taken by Russian terror!</text:p>
      <text:p text:style-name="P4">
Glory to Ukraine!".</text:p>
      <text:p text:style-name="P4">
News Source: <text:a xlink:type="simple" xlink:href="https://armyinform.com.ua/2023/04/17/gotuyemosya-do-chergovoyi-zustrichi-u-formati-ramshtajn-prezydent-ukrayiny/" text:style-name="Internet_20_link" text:visited-style-name="Visited_20_Internet_20_Link">
https://armyinform.com.ua/2023/04/17/gotuyemosya-do-chergovoyi-zustrichi-u-formati-ramshtajn-prezydent-ukrayiny/</text:a>
</text:p>
      <!--NEWS-->
      <text:h text:style-name="P10" text:outline-level="1">
<text:span text:style-name="T4">
Artillerymen showed how to destroy the enemy from the gun L119</text:span>
</text:h>
      <text:p text:style-name="P4">
Author: ['Євген Тристан']</text:p>
      <text:p text:style-name="P4">
Time: 2023-04-17T91:00:00-04:00</text:p>
      <text:p text:style-name="P4">
Description: https://youtu.be/lesnzbfu2i War with Ukraine 2022, War with Ukraine Latest News today,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p>
      <text:p text:style-name="P4">
Tags: ['L119', 'STOPRUSSIA']</text:p>
      <text:p text:style-name="P4">
Category: News</text:p>
      <!--METADATA-->
      <text:p text:style-name="P4">
News Source: <text:a xlink:type="simple" xlink:href="https://armyinform.com.ua/2023/04/17/artylerysty-pokazaly-yak-znyshhuyut-voroga-z-garmaty-l119/" text:style-name="Internet_20_link" text:visited-style-name="Visited_20_Internet_20_Link">
https://armyinform.com.ua/2023/04/17/artylerysty-pokazaly-yak-znyshhuyut-voroga-z-garmaty-l119/</text:a>
</text:p>
      <!--NEWS-->
      <text:h text:style-name="P10" text:outline-level="1">
<text:span text:style-name="T4">
Our defenders repelled over 50 enemy attacks in 5 directions</text:span>
</text:h>
      <text:p text:style-name="P4">
Author: ['АРМІЯINFORM']</text:p>
      <text:p text:style-name="P4">
Time: 2023-04-17T92:00:00-04:00</text:p>
      <text:p text:style-name="P4">
Description: About Tse at Facebook, the General Staff of the ZSU. The opponent is high -handed ... War with Ukraine 2022, war with Ukraine Latest news today, News War with Ukraine 2022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73" text:anchor-type="as-char" svg:width="6.9236in" svg:height="4.615733in" draw:z-index="0">
<draw:image xlink:href="../Images/AРМІЯINFORM/2023-04-17T92-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ouT5L5hWGcgyiwxZrb1RHVg9XxG4EaMUSH9BoFf5BQYEJiMyZwwsjzjqcmJLgQQsl" text:style-name="Internet_20_link" text:visited-style-name="Visited_20_Internet_20_Link">
reports</text:a>
The General Staff of the Armed Forces.</text:p>
      <text:p text:style-name="P4">
The enemy suffered considerable losses and focuses on the main efforts on the preservative actions in Kupyansk, Lyman, Bakhmut, Avdiivsky Tamarin directions. During the day, in these areas of the front, more than 50 enemy attacks have been reflected by our defense protection. Bakhmut and Marinka are opened at the epicenter of the fighting.</text:p>
      <text:p text:style-name="P4">
News Source: <text:a xlink:type="simple" xlink:href="https://armyinform.com.ua/2023/04/17/na-5-napryamkah-nashi-zahysnyky-vidbyly-ponad-50-atak-protyvnyka/" text:style-name="Internet_20_link" text:visited-style-name="Visited_20_Internet_20_Link">
https://armyinform.com.ua/2023/04/17/na-5-napryamkah-nashi-zahysnyky-vidbyly-ponad-50-atak-protyvnyka/</text:a>
</text:p>
      <!--NEWS-->
      <text:h text:style-name="P10" text:outline-level="1">
<text:span text:style-name="T4">
Today the enemy was information on our losses - Anna Malyar</text:span>
</text:h>
      <text:p text:style-name="P4">
Author: ['АРМІЯINFORM']</text:p>
      <text:p text:style-name="P4">
Time: 2023-04-17T93:00:00-04:00</text:p>
      <text:p text:style-name="P4">
Description: About Tse, the defender of the defense of Ukrainian defense, Ganna Malel wrote with Telegram: “New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 'ГАННА МАЛЯР']</text:p>
      <text:p text:style-name="P4">
Category: News</text:p>
      <!--METADATA-->
      <text:p text:style-name="P4">
<draw:frame draw:style-name="fr1" draw:name="Image74" text:anchor-type="as-char" svg:width="6.9236in" svg:height="3.894525in" draw:z-index="0">
<draw:image xlink:href="../Images/AРМІЯINFORM/2023-04-17T93-00-00-04-00/ganna-malyar-778-1.jpg" xlink:type="simple" xlink:show="embed" xlink:actuate="onLoad" draw:mime-type="image/jpeg"/>
</draw:frame>
About this Deputy Minister of Defense of Ukraine Anna Malyar <text:a xlink:type="simple" xlink:href="https://t.me/annamaliar/655" text:style-name="Internet_20_link" text:visited-style-name="Visited_20_Internet_20_Link">
wrote</text:a>
In Telegram:</text:p>
      <text:p text:style-name="P4">
“News of Russian IPSO.</text:p>
      <text:p text:style-name="P4">
Today, the enemy was emphasized on our losses, including Bakhmut Boyachz and in the suburbs.</text:p>
      <text:p text:style-name="P4">
▪️ METTER</text:p>
      <text:p text:style-name="P4">
use an emotionally sensitive topic to:</text:p>
      <text:p text:style-name="P4">
✔️ to form distrust of military leadership decisions</text:p>
      <text:p text:style-name="P4">
✔️Wone blame for killed Ukrainians from themselves on us</text:p>
      <text:p text:style-name="P4">
They and the figures of the fake spread, and our cemeteries showed, and in our words they were told as if we were indifferent to the bodies of the dead.</text:p>
      <text:p text:style-name="P4">
Another Russian narrative was created.</text:p>
      <text:p text:style-name="P4">
The fact is that such flashy facts of war cannot be interrupted by a misrepresentation in social networks or media.</text:p>
      <text:p text:style-name="P4">
The facts are too obvious:</text:p>
      <text:p text:style-name="P4">
“Each death of Ukrainian military or civilian is a direct consequence</text:p>
      <text:p text:style-name="P4">
➖ In the enemy there is a choice - it can be taken from our land. We do not have a choice - we misery our state</text:p>
      <text:p text:style-name="P4">
➖The enemy losses are disorderly higher</text:p>
      <text:p text:style-name="P4">
Unfortunately, the price of freedom of our country is high - these are the dead heroes. We will finish that they have not had time - we will destroy the enemy and liberate our lands.</text:p>
      <text:p text:style-name="P4">
Eternal respect and memory of every fallen defender. "</text:p>
      <text:p text:style-name="P4">
News Source: <text:a xlink:type="simple" xlink:href="https://armyinform.com.ua/2023/04/17/sogodni-vorog-informaczijno-robyv-akczent-na-nashyh-vtratah-ganna-malyar/" text:style-name="Internet_20_link" text:visited-style-name="Visited_20_Internet_20_Link">
https://armyinform.com.ua/2023/04/17/sogodni-vorog-informaczijno-robyv-akczent-na-nashyh-vtratah-ganna-malyar/</text:a>
</text:p>
      <!--NEWS-->
      <text:h text:style-name="P10" text:outline-level="1">
<text:span text:style-name="T4">
The enemy reduced the assault activity in the coal direction - Alexey Dmitrashkivsky</text:span>
</text:h>
      <text:p text:style-name="P4">
Author: ['Олексій Тригуб']</text:p>
      <text:p text:style-name="P4">
Time: 2023-04-17T94:00:00-04:00</text:p>
      <text:p text:style-name="P4">
Description: About the Vechirnomo Efіrі Telemarafon “єini News” Rospovіv, the chief of the Obnaya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dmytrashkivskyj.png" text:style-name="Internet_20_link" text:visited-style-name="Visited_20_Internet_20_Link">
dmytrashkivskyj.png</text:a>
']</text:p>
      <text:p text:style-name="P4">
Tags: ['STOPRUSSIA', 'ВТОРГНЕННЯ_РФ', 'НАРОДНА_ВІЙНА', 'НАЦІОНАЛЬНИЙ_СПРОТИВ']</text:p>
      <text:p text:style-name="P4">
Category: News</text:p>
      <!--METADATA-->
      <text:p text:style-name="P4">
<draw:frame draw:style-name="fr1" draw:name="Image75" text:anchor-type="as-char" svg:width="6.9236in" svg:height="4.096023in" draw:z-index="0">
<draw:image xlink:href="../Images/AРМІЯINFORM/2023-04-17T94-00-00-04-00/dmytrashkivskyj.png" xlink:type="simple" xlink:show="embed" xlink:actuate="onLoad" draw:mime-type="image/png"/>
</draw:frame>
About it on the evening broadcast <text:a xlink:type="simple" xlink:href="https://www.youtube.com/watch" text:style-name="Internet_20_link" text:visited-style-name="Visited_20_Internet_20_Link">
Telelorphone</text:a>
The only news was told by the head of the Tavriysky Defense Press Center Alexei Dmitryashkivsky.</text:p>
      <text:p text:style-name="P4">
At the same time, the Avdiivsky and Marinsky Napryamka remain very hot. However, despite the high intensity of assault actions, it does not use equipment here. This, according to the chief of the united Press Center of Defense Forces of Tavriysk, is associated not only with weather conditions, but also with problems of logistics.</text:p>
      <text:p text:style-name="P4">
Commenting on the appearance in the area of responsibility of the so-called assault units of Z, Colonel Alexei Dmitrashkivsky noted that they changed at the positions the units of two airborne regiments, which were significant losses. The infantry of the enemy who are currently on the recovery may not recover from losses. So now, instead of these regular troops, Ukrainian positions storm yesterday's prisoners, which belong not to the Private Naval Company "Wagner", but to Rosarmia.</text:p>
      <ul>
        <li>
It is an army of cowards and Zecs in the literal sense of these words, - the statements, - Shoigu now picks bread from Prigogine, attributing the criminality to the Russian army.</li>
      </ul>
      <text:p text:style-name="P4">
According to Colonel Alexei Dmitrashkivsky, these Z's units have their own -refined recommendations other than Rosarmia's statutes. They got into the hand of Ukrainian defenders together with 15 captured storms. Methods and data obtained from captives indicate a low moral and psychological state in these units. In particular, the disrespectful attitude of the commanders to the subordinates, as well as the name and even imitation of shootings for refusing to participate in the fighting.</text:p>
      <text:p text:style-name="P4">
News Source: <text:a xlink:type="simple" xlink:href="https://armyinform.com.ua/2023/04/17/vorog-znyzyv-shturmovu-aktyvnist-na-vugledarskomu-napryamku-oleksij-dmytrashkivskyj/" text:style-name="Internet_20_link" text:visited-style-name="Visited_20_Internet_20_Link">
https://armyinform.com.ua/2023/04/17/vorog-znyzyv-shturmovu-aktyvnist-na-vugledarskomu-napryamku-oleksij-dmytrashkivskyj/</text:a>
</text:p>
      <!--NEWS-->
      <text:h text:style-name="P10" text:outline-level="1">
<text:span text:style-name="T4">
In Donetsk, 200 newly invaders are looking for a reason to avoid participating in hostilities</text:span>
</text:h>
      <text:p text:style-name="P4">
Author: ['АРМІЯINFORM']</text:p>
      <text:p text:style-name="P4">
Time: 2023-04-17T95:00:00-04:00</text:p>
      <text:p text:style-name="P4">
Description: About Tse at Facebook, the General Staff of the ZSU. For the priests of the power, the war with Ukraine 2022, the war with Ukraine is the latest news today, the news war with Ukraine 2022 last for today, will there be a war between Ukraine and Russia, and when, the war with Ukraine in 2022 will be or not, will there be whether there will be, whether there will be, will there be The war with Ukraine in the near future says, the war with Ukraine, Ukrainian news today, Ukrainian news in Ukrainian media in Russian</text:p>
      <text:p text:style-name="P4">
Images: ['<text:a xlink:type="simple" xlink:href="https://armyinform.com.ua/wp-content/uploads/2023/01/okupanty-plachut.jpg" text:style-name="Internet_20_link" text:visited-style-name="Visited_20_Internet_20_Link">
okupanty-plachut.jpg</text:a>
']</text:p>
      <text:p text:style-name="P4">
Tags: ['STOPRUSSIA', 'АГРЕСІЯ РФ']</text:p>
      <text:p text:style-name="P4">
Category: News</text:p>
      <!--METADATA-->
      <text:p text:style-name="P4">
<draw:frame draw:style-name="fr1" draw:name="Image76" text:anchor-type="as-char" svg:width="6.9236in" svg:height="4.424613in" draw:z-index="0">
<draw:image xlink:href="../Images/AРМІЯINFORM/2023-04-17T95-00-00-04-00/okupanty-plachut.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ouT5L5hWGcgyiwxZrb1RHVg9XxG4EaMUSH9BoFf5BQYEJiMyZwwsjzjqcmJLgQQsl" text:style-name="Internet_20_link" text:visited-style-name="Visited_20_Internet_20_Link">
reports</text:a>
The General Staff of the Armed Forces.</text:p>
      <text:p text:style-name="P4">
In order to replenish their own losses in living force, from the reserve of the Russian -occupied troops, about 200 recently mobilized Russian servicemen arrived in the Zaitsevo Donetsk region. It is established that, due to the perception of clear instructions for their further use, small terminal and collective training and poor level of complexity of real property, these military personnel have a low level of moral and psychological state. Therefore, the newly found invaders are looking for a predecessor to avoid participating in hostilities.</text:p>
      <text:p text:style-name="P4">
News Source: <text:a xlink:type="simple" xlink:href="https://armyinform.com.ua/2023/04/17/na-donechchyni-200-novoyavlenyh-okupantiv-shukayut-pryvid-unyknuty-uchasti-u-bojovyh-diyah/" text:style-name="Internet_20_link" text:visited-style-name="Visited_20_Internet_20_Link">
https://armyinform.com.ua/2023/04/17/na-donechchyni-200-novoyavlenyh-okupantiv-shukayut-pryvid-unyknuty-uchasti-u-bojovyh-diyah/</text:a>
</text:p>
      <!--NEWS-->
      <text:h text:style-name="P10" text:outline-level="1">
<text:span text:style-name="T4">
Ukrainians have purchased over 700,000 military bonds in action</text:span>
</text:h>
      <text:p text:style-name="P4">
Author: ['АРМІЯINFORM']</text:p>
      <text:p text:style-name="P4">
Time: 2023-04-17T96:00:00-04:00</text:p>
      <text:p text:style-name="P4">
Description: “For 7 Mysyatz Koristuvachi dії pirimali, a power of 700 milione hryvnias. Peshamia!...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36897444_1399048417602030_985972846638800443_n.jpg" text:style-name="Internet_20_link" text:visited-style-name="Visited_20_Internet_20_Link">
336897444_1399048417602030_985972846638800443_n.jpg</text:a>
']</text:p>
      <text:p text:style-name="P4">
Tags: ['STOPRUSSIA', 'АГРЕСІЯ РФ', 'ДІЯ', 'УКРАЇНСЬКИЙ НАРОД НЕПЕРЕМОЖНИЙ']</text:p>
      <text:p text:style-name="P4">
Category: News</text:p>
      <!--METADATA-->
      <text:p text:style-name="P4">
<draw:frame draw:style-name="fr1" draw:name="Image77" text:anchor-type="as-char" svg:width="6.9236in" svg:height="6.9236in" draw:z-index="0">
<draw:image xlink:href="../Images/AРМІЯINFORM/2023-04-17T96-00-00-04-00/336897444_1399048417602030_985972846638800443_n.jpg" xlink:type="simple" xlink:show="embed" xlink:actuate="onLoad" draw:mime-type="image/jpeg"/>
</draw:frame>
“For 7 months, users of the action supported the state for UAH 700 million.</text:p>
      <text:p text:style-name="P4">
Military bonds are like a deposit, but not in a bank, but for victory. Buying bonds, you are making a contribution to the de -occupation of our cities, you support the economy and you are a guaranteed profit, ” - this <text:a xlink:type="simple" xlink:href="https://www.facebook.com/diia.gov.ua/posts/pfbid02dhrjD1QBryS3UMJiwJrX61pBCS1qdTr4YTt7vT16Ra3gZ7mLdfn2y5BmXhotoLcZl" text:style-name="Internet_20_link" text:visited-style-name="Visited_20_Internet_20_Link">
says</text:a>
In the message of the portal "Action".</text:p>
      <text:p text:style-name="P4">
«How to buy bonds in a few clicks from any bank card?</text:p>
      <text:p text:style-name="P4">
Go into action, select military bonds on the main screen, click, select the bond, partner and quantity, enter the contact details of the card, sign, sign and pay any card. A 3-day bond will appear next to the documents</text:p>
      <text:p text:style-name="P4">
That's all!You are an investor.</text:p>
      <text:p text:style-name="P4">
We rejoice that you liked the Yalta bond. You have purchased it in the action of 45+ thousand times, ”the message said.</text:p>
      <text:p text:style-name="P4">
News Source: <text:a xlink:type="simple" xlink:href="https://armyinform.com.ua/2023/04/17/ukrayinczi-prydbaly-ponad-700-tysyach-vijskovyh-obligaczij-u-diyi/" text:style-name="Internet_20_link" text:visited-style-name="Visited_20_Internet_20_Link">
https://armyinform.com.ua/2023/04/17/ukrayinczi-prydbaly-ponad-700-tysyach-vijskovyh-obligaczij-u-diyi/</text:a>
</text:p>
      <!--NEWS-->
      <text:h text:style-name="P10" text:outline-level="1">
<text:span text:style-name="T4">
Russian military real inhumans who are ready to kill children and women - intercepting the SBU</text:span>
</text:h>
      <text:p text:style-name="P4">
Author: ['АРМІЯINFORM']</text:p>
      <text:p text:style-name="P4">
Time: 2023-04-17T97:00:00-04:00</text:p>
      <text:p text:style-name="P4">
Description: About the cvizh to the new cross, Yak was unscrupulous to the SBU at the Skhodi Ukraini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text:p>
      <text:p text:style-name="P4">
Category: News</text:p>
      <!--METADATA-->
      <text:p text:style-name="P4">
This is evidenced by the new <text:a xlink:type="simple" xlink:href="https://www.facebook.com/watch/" text:style-name="Internet_20_link" text:visited-style-name="Visited_20_Internet_20_Link">
intercepting</text:a>
As it made the SBU in the east of Ukraine.</text:p>
      <text:p text:style-name="P4">
“We will be killed by non -native, women, all. Evoke? Directly at once, in general simply: "Shoot, nah<text:span text:style-name="T5">
and". I am ready, but I, if honestly, puffy</text:span>
el. We were explained to us: fourths, eminent, a girl, a shot*and — a simple one. We will be in cleansing, ”the Russian wife tells his wife, which was sent to Ukraine in December 2022.</text:p>
      <text:p text:style-name="P4">
His wife Kremlin propaganda affects even more efficiently. It is completely indivisible about the news about the animal murders committed by a man, and on the contrary, justifies the actions of the racists: “We have been at home, the new people were watching, with tobooi -made a topic. That was peaceful - everything was gone. "</text:p>
      <text:p text:style-name="P4">
For their part, Ukrainian defenders will make every effort to make the Uehali Russians home as soon as possible and exclusively in black packages.</text:p>
      <text:p text:style-name="P4">
We do our best to attract all Russian military criminals.</text:p>
      <text:p text:style-name="P4">
SBU investigators are currently investigating more than 34 thousand proceedings under Article 438 of the Criminal Code of Ukraine(violation of the laws and customs of war).</text:p>
      <text:p text:style-name="P4">
News Source: <text:a xlink:type="simple" xlink:href="https://armyinform.com.ua/2023/04/17/rosijski-vijskovi-spravzhni-nelyudy-yaki-gotovi-vbyvaty-ditej-i-zhinok-perehoplennya-sbu/" text:style-name="Internet_20_link" text:visited-style-name="Visited_20_Internet_20_Link">
https://armyinform.com.ua/2023/04/17/rosijski-vijskovi-spravzhni-nelyudy-yaki-gotovi-vbyvaty-ditej-i-zhinok-perehoplennya-sbu/</text:a>
</text:p>
      <!--NEWS-->
      <text:h text:style-name="P10" text:outline-level="1">
<text:span text:style-name="T4">
Russian troops twice fired at Sumy region border</text:span>
</text:h>
      <text:p text:style-name="P4">
Author: ['АРМІЯINFORM']</text:p>
      <text:p text:style-name="P4">
Time: 2023-04-17T98:00:00-04:00</text:p>
      <text:p text:style-name="P4">
Description: About the workshop of the commanding “Pivnich”: “The village at 18:00 Rosіyskі Vіsyska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78" text:anchor-type="as-char" svg:width="6.9236in" svg:height="4.615733in" draw:z-index="0">
<draw:image xlink:href="../Images/AРМІЯINFORM/2023-04-17T98-00-00-04-00/obstril-harkova-8.jpg" xlink:type="simple" xlink:show="embed" xlink:actuate="onLoad" draw:mime-type="image/jpeg"/>
</draw:frame>
Illustrative photo</text:p>
      <text:p text:style-name="P4">
About it <text:a xlink:type="simple" xlink:href="https://www.facebook.com/kommander.nord/posts/pfbid0cdAxwu5iQf5FQbDwxZEysB9kLhgne62R2DdacnfWtVGg9YkduyuZVDCneFeZoAHtl" text:style-name="Internet_20_link" text:visited-style-name="Visited_20_Internet_20_Link">
reports</text:a>
Operational Command "North":</text:p>
      <text:p text:style-name="P4">
“As of 6:00 pm, Russian troops fired at the Sumy region border twice.</text:p>
      <text:p text:style-name="P4">
From 13:42 to 13:55 9 parishes were recorded, probably from the artillery, Urny NP. Katerynivka. There was no information about the losses among the local population or damage to civilian infrastructure.</text:p>
      <text:p text:style-name="P4">
From 16:05 to 16:50 there were 27 parishes, probably from the artillery, Uda NP. Clear Polyana. There was no information about the losses among the local population or damage to civilian infrastructure. ”</text:p>
      <text:p text:style-name="P4">
News Source: <text:a xlink:type="simple" xlink:href="https://armyinform.com.ua/2023/04/17/rosijski-vijska-dvichi-obstrilyaly-prykordonnya-sumskoyi-oblasti/" text:style-name="Internet_20_link" text:visited-style-name="Visited_20_Internet_20_Link">
https://armyinform.com.ua/2023/04/17/rosijski-vijska-dvichi-obstrilyaly-prykordonnya-sumskoyi-oblasti/</text:a>
</text:p>
      <!--NEWS-->
      <text:h text:style-name="P10" text:outline-level="1">
<text:span text:style-name="T4">
Short. War. Day 418. Videoodigest</text:span>
</text:h>
      <text:p text:style-name="P4">
Author: ['АРМІЯINFORM']</text:p>
      <text:p text:style-name="P4">
Time: 2023-04-17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ВІДЕОДАЙДЖЕСТ']</text:p>
      <text:p text:style-name="P4">
Category: News</text:p>
      <!--METADATA-->
      <text:p text:style-name="P4">
<text:span text:style-name="T4">
 Source: </text:span>
 <text:a xlink:type="simple" xlink:href="https://www.facebook.com/watch/" text:style-name="Internet_20_link" text:visited-style-name="Visited_20_Internet_20_Link">
<text:span text:style-name="T5">
gshi Armed Forces</text:span>
</text:a>
</text:p>
      <text:p text:style-name="P4">
News Source: <text:a xlink:type="simple" xlink:href="https://armyinform.com.ua/2023/04/17/korotko-vijna-den-418-videodajdzhest/" text:style-name="Internet_20_link" text:visited-style-name="Visited_20_Internet_20_Link">
https://armyinform.com.ua/2023/04/17/korotko-vijna-den-418-videodajdzhest/</text:a>
</text:p>
      <!--NEWS-->
      <text:h text:style-name="P10" text:outline-level="1">
<text:span text:style-name="T4">
Stoltenberg urges the world to strengthen Ukraine's support</text:span>
</text:h>
      <text:p text:style-name="P4">
Authors: Ukrinform (Person)</text:p>
      <text:p text:style-name="P4">
Publisher: Укринформ (Organization)</text:p>
      <text:p text:style-name="P4">
Published Time: 2023-04-18T-12:58:00+03:00</text:p>
      <text:p text:style-name="P4">
Modified Time: 2023-04-18T23:58:00+03:00</text:p>
      <text:p text:style-name="P4">
Description: International ally of Ukraine should increase the volume of defense assistance to Ukraine to support the future counter -offensive. - Ukrinform.</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Україна', 'Війна з росією']</text:p>
      <text:p text:style-name="P4">
Type: Article</text:p>
      <!--METADATA-->
      <text:p text:style-name="P4">
<draw:frame draw:style-name="fr1" draw:name="Image79" text:anchor-type="as-char" svg:width="6.9236in" svg:height="3.956343in" draw:z-index="0">
<draw:image xlink:href="../Images/yкринформ/2023-04-18T-12-58-00-03-00/630_360_1673203716-174.jpg" xlink:type="simple" xlink:show="embed" xlink:actuate="onLoad" draw:mime-type="image/jpeg"/>
</draw:frame>
Ukraine's international ally should increase the volume of defense aid to support the future counter -offensive.</text:p>
      <text:p text:style-name="P4">
According to Ukrinform, NATO Secretary General Yinstoltenberg said this, writes <text:a xlink:type="simple" xlink:href="https://www.cnn.com/europe/live-news/russia-ukraine-war-news-04-18-23/index.html" text:style-name="Internet_20_link" text:visited-style-name="Visited_20_Internet_20_Link">
</text:a>
.</text:p>
      <text:p text:style-name="P4">
“We celebrate a huge amount of weapons, ammunition and other deliveries that have been provided to Ukraine, but we need to do even more. Because we should do so that Ukrainians are able to break through the Russian lines and Purichna Minnie fields, and were able to liberate and return their territories, ”Stoltenberg said.</text:p>
      <text:p text:style-name="P4">
<text:span text:style-name="T4">
 Read also: </text:span>
 <text:span text:style-name="T4">
 <text:a xlink:type="simple" xlink:href="https://www.ukrinform.ua/rubric-world/3697679-u-derzdumi-rf-nataknuli-na-mozlivist-zagalnoi-mobilizacii.html" text:style-name="Internet_20_link" text:visited-style-name="Visited_20_Internet_20_Link">
</text:a>
</text:span>
</text:p>
      <text:p text:style-name="P4">
In addition, he confirmed that still China had not provided Russia with any lethal arms.</text:p>
      <text:p text:style-name="P4">
“We are watching very closely and have not seen any evidence that China was providing Russian military assistance. We are clearly saying that the support of the illegal war of Putin's illegal war will be a big mistake, ”the Secretary General said.</text:p>
      <text:p text:style-name="P4">
<text:span text:style-name="T4">
 Read also: </text:span>
 <text:span text:style-name="T4">
 <text:a xlink:type="simple" xlink:href="https://www.ukrinform.ua/rubric-world/3697646-stati-j-nato-poki-ne-bacili-oznak-peremisenna-adernoi-zbroi-z-rosii-v-bilorus.html" text:style-name="Internet_20_link" text:visited-style-name="Visited_20_Internet_20_Link">
</text:a>
</text:span>
</text:p>
      <text:p text:style-name="P4">
As it was reported, a week ago, the President of the European Commission Ursula von Derlyen, together with French President Emanuel Macron, made visits to the way, where, in particular, they outlined the European side's position on ways to stop the Russian aggressive war against Ukraine on the basis of respect for the UN Tashli Tashli Charter. Within its international recognized borders.</text:p>
      <text:p text:style-name="P4">
News Source: <text:a xlink:type="simple" xlink:href="https://www.ukrinform.ua/rubric-ato/3697684-stoltenberg-zaklikae-svit-posiliti-pidtrimku-ukraini.html" text:style-name="Internet_20_link" text:visited-style-name="Visited_20_Internet_20_Link">
https://www.ukrinform.ua/rubric-ato/3697684-stoltenberg-zaklikae-svit-posiliti-pidtrimku-ukraini.html</text:a>
</text:p>
      <!--NEWS-->
      <text:h text:style-name="P10" text:outline-level="1">
<text:span text:style-name="T4">
Brazil's position on the war of the Russian Federation against Ukraine does not correspond to neutrality - White House</text:span>
</text:h>
      <text:p text:style-name="P4">
Authors: Ukrinform (Person)</text:p>
      <text:p text:style-name="P4">
Publisher: Укринформ (Organization)</text:p>
      <text:p text:style-name="P4">
Published Time: 2023-04-18T-14:45:00+03:00</text:p>
      <text:p text:style-name="P4">
Modified Time: 2023-04-18T23:45:00+03:00</text:p>
      <text:p text:style-name="P4">
Description: The United States named the position of Minister of Foreign Affairs of Brazil Maueri Vayera on the war of the Russian Federation, resolved against Ukraine, as well as the role of the United States and Europe in the confrontation of Russian aggression, such that does not correspond to the tone of the neutral state. - Ukrinform.</text:p>
      <text:p text:style-name="P4">
Images: ["<text:a xlink:type="simple" xlink:href="https://static.ukrinform.com/photos/2022_06/thumb_files/630_360_1655161613-389.jpg" text:style-name="Internet_20_link" text:visited-style-name="Visited_20_Internet_20_Link">
630_360_16551...</text:a>
"]</text:p>
      <text:p text:style-name="P4">
Tags: ['Бразилія', 'США', 'Україна', 'Агресія РФ', 'Білий дім', 'Війна з росією']</text:p>
      <text:p text:style-name="P4">
Type: Article</text:p>
      <!--METADATA-->
      <text:p text:style-name="P4">
<draw:frame draw:style-name="fr1" draw:name="Image80" text:anchor-type="as-char" svg:width="6.9236in" svg:height="3.956343in" draw:z-index="0">
<draw:image xlink:href="../Images/yкринформ/2023-04-18T-14-45-00-03-00/630_360_1655161613-389.jpg" xlink:type="simple" xlink:show="embed" xlink:actuate="onLoad" draw:mime-type="image/jpeg"/>
</draw:frame>
The connection was called the position of Minister of Foreign Affairs of Brazil Maoer Vayera of the Russian Federation, resolved against Ukraine, as well as the role of the United States and Europe in anti -residential aggression, such that does not correspond to the tone of the neutral state.</text:p>
      <text:p text:style-name="P4">
This was stated on Tuesday during a pressing in Washington by a spokeswoman for Bigolot Karin Jean-Pierre, Ukrinform reports her own correspondent.</text:p>
      <text:p text:style-name="P4">
“We were struck by the tone of yesterday's press conference of the Minister of Foreign Affairs(Brazil - ed.), who did not match the tone of neutrality and hinted at the fact that the states and Europe _ <text:span text:style-name="T4">
 <text:a xlink:type="simple" xlink:href="https://www.ukrinform.ua/rubric-polytics/3696326-prezident-brazilii-zaklikav-ssa-pripiniti-zaohocuvati-vijnu-v-ukraini.html" text:style-name="Internet_20_link" text:visited-style-name="Visited_20_Internet_20_Link">
</text:a>
</text:span>
 _ And we think, in fact, that this is a clearly incorrect position, ”the representative of the administration said.</text:p>
      <text:p text:style-name="P4">
<text:span text:style-name="T4">
 Read also: </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She emphasized that the United States seeks to make a war of Putinasakin and support the call of President Zelensky about a fair immitic peace on the basis of the UN Charter, as well as the principles of sovereignty. The White House spokeswoman also stressed that Jevrosouz America was actively urging Putin to refrain from full -scale aggression, at least from mid -2021, and made appropriate efforts after the beginning of this <text:span text:style-name="T4">
 [] <text:a xlink:type="simple" xlink:href="https://www.ukrinform.ua/tag-vijna-z-rosieu" text:style-name="Internet_20_link" text:visited-style-name="Visited_20_Internet_20_Link">
</text:a>
</text:span>
.</text:p>
      <text:p text:style-name="P4">
"Unfortunately, Russia has not been interested in terminating its uncontrollable interference," Jean-Pierre emphasized.</text:p>
      <text:p text:style-name="P4">
<text:span text:style-name="T4">
 Read also: </text:span>
 <text:span text:style-name="T4">
 <text:a xlink:type="simple" xlink:href="https://www.ukrinform.ua/rubric-polytics/3697370-mzs-zaprosue-prezidenta-brazilii-do-ukraini.html" text:style-name="Internet_20_link" text:visited-style-name="Visited_20_Internet_20_Link">
</text:a>
</text:span>
</text:p>
      <text:p text:style-name="P4">
She stressed that the US would continue to work with allies and partners, "to help Ukraine to defend against Russian aggression."</text:p>
      <text:p text:style-name="P4">
According to Ukrinform, the day before, Brazil President Luis Inasio Lula Dasilva accused the United States of "encouraging war in Ukraine". The White House replied that the official Brazil is thus repeating Russian and Chinese propaganda. After this, the Foreign Minister of Brazil Mauer Viira said during the press conference that he disagreed with the position of Official Washington.</text:p>
      <text:p text:style-name="P4">
<text:span text:style-name="T4">
 Read also: </text:span>
 <text:span text:style-name="T4">
 <text:a xlink:type="simple" xlink:href="https://www.ukrinform.ua/rubric-polytics/3697366-klimkin-porivnav-ideu-prezidenta-brazilii-pro-poserednictvo-nejtralnih-krain-z-minnim-polem.html" text:style-name="Internet_20_link" text:visited-style-name="Visited_20_Internet_20_Link">
</text:a>
 </text:span>
</text:p>
      <text:p text:style-name="P4">
News Source: <text:a xlink:type="simple" xlink:href="https://www.ukrinform.ua/rubric-polytics/3697682-pozicia-brazilii-sodo-vijni-rf-proti-ukraini-ne-vidpovidae-nejtralitetu-bilij-dim.html" text:style-name="Internet_20_link" text:visited-style-name="Visited_20_Internet_20_Link">
https://www.ukrinform.ua/rubric-polytics/3697682-pozicia-brazilii-sodo-vijni-rf-proti-ukraini-ne-vidpovidae-nejtralitetu-bilij-dim.html</text:a>
</text:p>
      <!--NEWS-->
      <text:h text:style-name="P10" text:outline-level="1">
<text:span text:style-name="T4">
Declared suspicion of a man who broke the camera journalists in Lavra's territory</text:span>
</text:h>
      <text:p text:style-name="P4">
Authors: Ukrinform (Person)</text:p>
      <text:p text:style-name="P4">
Publisher: Укринформ (Organization)</text:p>
      <text:p text:style-name="P4">
Published Time: 2023-04-18T-154:55:00+03:00</text:p>
      <text:p text:style-name="P4">
Modified Time: 2023-04-18T14:55:00+03:00</text:p>
      <text:p text:style-name="P4">
Description: Law enforcement officers reported the suspicion of a man for obstructing the work of journalists in the territory of the Kiev-Pechersk Lavra. - Ukrinform.</text:p>
      <text:p text:style-name="P4">
Images: ["<text:a xlink:type="simple" xlink:href="https://static.ukrinform.com/photos/2023_03/thumb_files/630_360_1677825304-294.jpg" text:style-name="Internet_20_link" text:visited-style-name="Visited_20_Internet_20_Link">
630_360_16778...</text:a>
", "<text:a xlink:type="simple" xlink:href="https://static.ukrinform.com/photos/2023_04/1681819621-456.jpg" text:style-name="Internet_20_link" text:visited-style-name="Visited_20_Internet_20_Link">
1681819621-45...</text:a>
"]</text:p>
      <text:p text:style-name="P4">
Tags: ['Прокуратура', 'УПЦ МП', 'Журналіст', 'Київська Лавра']</text:p>
      <text:p text:style-name="P4">
Type: Article</text:p>
      <!--METADATA-->
      <text:p text:style-name="P4">
<draw:frame draw:style-name="fr1" draw:name="Image81" text:anchor-type="as-char" svg:width="6.9236in" svg:height="3.956343in" draw:z-index="0">
<draw:image xlink:href="../Images/yкринформ/2023-04-18T-154-55-00-03-00/630_360_1677825304-294.jpg" xlink:type="simple" xlink:show="embed" xlink:actuate="onLoad" draw:mime-type="image/jpeg"/>
</draw:frame>
Law enforcement officers reported the suspicion of the man for obstruction of journalists in the territory of the Kiev-Pechersk Lavra.</text:p>
      <text:p text:style-name="P4">
According to Ukrinform, the Kyiv City Prosecutor's Office reports in <text:a xlink:type="simple" xlink:href="https://t.me/kyiv_pro_office/1890" text:style-name="Internet_20_link" text:visited-style-name="Visited_20_Internet_20_Link">
</text:a>
.</text:p>
      <text:p text:style-name="P4">
Under the procedural guidance of the Pechersk District Prosecutor's Office of the city of Kyiv Citizens of Ukraine, it was reported suspicion of deliberate obstruction(Part 1 of Art. 171 Criminal Code of Ukraine).</text:p>
      <text:p text:style-name="P4">
Згідно із матеріалами кримінального провадження, 17 квітня журналіст одного зінтернет-видань проводив зйомку у приміщенні церковного магазину,розташованого території Свято-Успенської Києво-Печерської Лаври.</text:p>
      <text:p text:style-name="P4">
<draw:frame draw:style-name="fr1" draw:name="Image82" text:anchor-type="as-char" svg:width="6.9236in" svg:height="4.653017in" draw:z-index="0">
<draw:image xlink:href="../Images/yкринформ/2023-04-18T-154-55-00-03-00/1681819621-456.jpg" xlink:type="simple" xlink:show="embed" xlink:actuate="onLoad" draw:mime-type="image/jpeg"/>
</draw:frame>
“At this time, a 48-year-old man approached the journalist who protects the premises at voluntary facilities. At the same time, he tried to select the journalist from the equipment for video and subsequently, using physical impact, breakdown the attachment to the video camera and damaged the world lamp, ”the message reads.</text:p>
      <text:p text:style-name="P4">
As a result of these unlawful actions <text:a xlink:type="simple" xlink:href="https://www.ukrinform.ua/tag-zurnalist" text:style-name="Internet_20_link" text:visited-style-name="Visited_20_Internet_20_Link">
</text:a>
could not continue his legal professional activity.</text:p>
      <text:p text:style-name="P4">
<text:span text:style-name="T4">
 Read also: </text:span>
 <text:a xlink:type="simple" xlink:href="https://www.ukrinform.ua/rubric-society/3695600-monahi-upc-mp-u-kiivskij-lavri-poskarzilisa-na-diskriminaciu-lubinec-vidkriv-provadzenna.html" text:style-name="Internet_20_link" text:visited-style-name="Visited_20_Internet_20_Link">
<text:span text:style-name="T4">
 Lavri </text:span>
</text:a>
The pre -trial investigation is carried out by the investigators of the Pechersk UE of the State Institution of NP in the city.</text:p>
      <text:p text:style-name="P4">
The sanction of the article provides for a fine of up to 50 non -taxable minimums of income or arrest for up to six months, or restriction of liberty for a term up to 3 years.</text:p>
      <text:p text:style-name="P4">
As reported by Ukrinform, the Archdeacon of the Kiev-Pechersk Lavra <text:a xlink:type="simple" xlink:href="https://www.ukrinform.ua/rubric-society/3694786-arhidiakona-kievopecerskoi-lavri-suditimut-za-pereskodzanna-zurnalistskij-dialnosti.html" text:style-name="Internet_20_link" text:visited-style-name="Visited_20_Internet_20_Link">
</text:a>
obstruction of journalistic activity.</text:p>
      <text:p text:style-name="P4">
News Source: <text:a xlink:type="simple" xlink:href="https://www.ukrinform.ua/rubric-kyiv/3697486-ogolosili-pidozru-coloviku-akij-zlamav-zurnalistam-kameru-na-teritorii-lavri.html" text:style-name="Internet_20_link" text:visited-style-name="Visited_20_Internet_20_Link">
https://www.ukrinform.ua/rubric-kyiv/3697486-ogolosili-pidozru-coloviku-akij-zlamav-zurnalistam-kameru-na-teritorii-lavri.html</text:a>
</text:p>
      <!--NEWS-->
      <text:h text:style-name="P10" text:outline-level="1">
<text:span text:style-name="T4">
The UN is said to be ready to curtail their activities in Afghanistan</text:span>
</text:h>
      <text:p text:style-name="P4">
Authors: Ukrinform (Person)</text:p>
      <text:p text:style-name="P4">
Publisher: Укринформ (Organization)</text:p>
      <text:p text:style-name="P4">
Published Time: 2023-04-18T-16:36:00+03:00</text:p>
      <text:p text:style-name="P4">
Modified Time: 2023-04-18T23:36:00+03:00</text:p>
      <text:p text:style-name="P4">
Description: The United Nations is ready to collapse their projects next month and take out foreign staff from Afghanistan if she fails to persuade the Taliban to allow local women to work in the organization. - Ukrinform.</text:p>
      <text:p text:style-name="P4">
Images: ["<text:a xlink:type="simple" xlink:href="https://static.ukrinform.com/photos/2019_11/thumb_files/630_360_1574638900-725.jpg" text:style-name="Internet_20_link" text:visited-style-name="Visited_20_Internet_20_Link">
630_360_15746...</text:a>
"]</text:p>
      <text:p text:style-name="P4">
Tags: ['Афганістан', 'ООН', 'Права людини', 'Ісламісти']</text:p>
      <text:p text:style-name="P4">
Type: Article</text:p>
      <!--METADATA-->
      <text:p text:style-name="P4">
<draw:frame draw:style-name="fr1" draw:name="Image83" text:anchor-type="as-char" svg:width="6.9236in" svg:height="3.956343in" draw:z-index="0">
<draw:image xlink:href="../Images/yкринформ/2023-04-18T-16-36-00-03-00/630_360_1574638900-725.jpg" xlink:type="simple" xlink:show="embed" xlink:actuate="onLoad" draw:mime-type="image/jpeg"/>
</draw:frame>
The United Nations is ready to collapse their projects with Afghanistan next month, if she fails to persuade the Thaibs to allow local women to work in the organization.</text:p>
      <text:p text:style-name="P4">
This was stated by the Head of the UN Development Program Akim Steiner, Ukrinformis reports to <text:a xlink:type="simple" xlink:href="https://www.radiosvoboda.org/a/news-afganistan-oon-programy/32369325.html" text:style-name="Internet_20_link" text:visited-style-name="Visited_20_Internet_20_Link">
</text:a>
.</text:p>
      <text:p text:style-name="P4">
At the beginning of the month, it became known that Taliba had banned Afghan employees working in the UN mission in Afghanistan to go to work. On April 5, the UN reported that the Talibi officially made a requirement for Afghan employees to work as part of the UN mission in Afghanistan.</text:p>
      <text:p text:style-name="P4">
<text:span text:style-name="T4">
 Read also: </text:span>
 <text:span text:style-name="T4">
 <text:a xlink:type="simple" xlink:href="https://www.ukrinform.ua/rubric-world/3696778-gensek-oon-zaklikav-pokarati-vinnih-u-zagibeli-jogo-pidleglih-u-sudani.html" text:style-name="Internet_20_link" text:visited-style-name="Visited_20_Internet_20_Link">
</text:a>
</text:span>
</text:p>
      <text:p text:style-name="P4">
The head of the UN Development Program has informed the Associated Press that the organization's representatives are negotiating with the Taliban, hoping that they were cracking the ban on the work of Afghans in the UN humanitarian missions.</text:p>
      <text:p text:style-name="P4">
After coming to power in 2021, the Taliba consistently restricted the Afghan governments, despite the preliminary promises of women. The Ministry of Women's Affairs, restricted access to school and higher education for students, forbade women to play sports, and have been obliged to wear hijab.</text:p>
      <text:p text:style-name="P4">
<text:span text:style-name="T4">
 Read also: </text:span>
 <text:span text:style-name="T4">
 <text:a xlink:type="simple" xlink:href="https://www.ukrinform.ua/rubric-world/3691806-talibi-zaboronili-zinkam-v-afganistani-pracuvati-v-ustanovah-oon.html" text:style-name="Internet_20_link" text:visited-style-name="Visited_20_Internet_20_Link">
</text:a>
</text:span>
</text:p>
      <text:p text:style-name="P4">
In the report released on Tuesday <text:span text:style-name="T4">
 <text:a xlink:type="simple" xlink:href="https://www.ukrinform.ua/tag-oon" text:style-name="Internet_20_link" text:visited-style-name="Visited_20_Internet_20_Link">
</text:a>
</text:span>
 It is said that Afghanistan, whose economy depends largely on external financial support, is in dire need of more working women of women's trucking girls.</text:p>
      <text:p text:style-name="P4">
News Source: <text:a xlink:type="simple" xlink:href="https://www.ukrinform.ua/rubric-world/3697680-v-oon-kazut-so-gotovi-zgornuti-svou-dialnist-v-afganistani.html" text:style-name="Internet_20_link" text:visited-style-name="Visited_20_Internet_20_Link">
https://www.ukrinform.ua/rubric-world/3697680-v-oon-kazut-so-gotovi-zgornuti-svou-dialnist-v-afganistani.html</text:a>
</text:p>
      <!--NEWS-->
      <text:h text:style-name="P10" text:outline-level="1">
<text:span text:style-name="T4">
JSC Kupiansk Directio Rusian Army Shelled Topoli, Krasne First, Novomlinsk, two -year -old Andes from ...</text:span>
</text:h>
      <text:p text:style-name="P4">
Authors: liveuamap (Language: en)</text:p>
      <text:p text:style-name="P4">
Time: 2023-04-18T-17:53:00</text:p>
      <text:p text:style-name="P4">
Location: Kharkiv (Latitude:49.93841 Longtitude:37.74851)</text:p>
      <text:p text:style-name="P4">
Videos: []</text:p>
      <text:p text:style-name="P4">
Images: []</text:p>
      <text:p text:style-name="P4">
Tags: ["Russia"]</text:p>
      <text:p text:style-name="P4">
Id: 22556945</text:p>
      <!--METADATA-->
      <text:p text:style-name="P4">
At Kupiansk direction Russian army shelled Topoli, Krasne Pershe, Novomlynsk,Dvorichna and Zapadne of Kharkiv region, - General Staff of Armed Forces ofUkraine says in the morning report</text:p>
      <text:p text:style-name="P4">
News Collection Link: <text:a xlink:type="simple" xlink:href="https://liveuamap.com/en/2023/18-april-at-kupiansk-direction-russian-army-shelled-topoli" text:style-name="Internet_20_link" text:visited-style-name="Visited_20_Internet_20_Link">
https://liveuamap.com/en/2023/18-april-at-kupiansk-direction-russian-army-shelled-topoli</text:a>
</text:p>
      <text:p text:style-name="P4">
News Source: <text:a xlink:type="simple" xlink:href="https://t.me/lumsrc/4523" text:style-name="Internet_20_link" text:visited-style-name="Visited_20_Internet_20_Link">
https://t.me/lumsrc/4523</text:a>
</text:p>
      <!--NEWS-->
      <text:h text:style-name="P10" text:outline-level="1">
<text:span text:style-name="T4">
In the State Duma of the Russian Federation hinted at the possibility of general mobilization</text:span>
</text:h>
      <text:p text:style-name="P4">
Authors: Ukrinform (Person)</text:p>
      <text:p text:style-name="P4">
Publisher: Укринформ (Organization)</text:p>
      <text:p text:style-name="P4">
Published Time: 2023-04-18T-18:24:00+03:00</text:p>
      <text:p text:style-name="P4">
Modified Time: 2023-04-18T23:24:00+03:00</text:p>
      <text:p text:style-name="P4">
Description: The deputy of the Russian Duma from the occupied Crimea Mikhail Sheremet stated that in order to win Ukraine in Russia it is necessary to carry out general mobilization.</text:p>
      <text:p text:style-name="P4">
— Укрінформ.: </text:p>
      <text:p text:style-name="P4">
Images: ["<text:a xlink:type="simple" xlink:href="https://static.ukrinform.com/photos/2022_09/thumb_files/630_360_1663576850-585.jpg" text:style-name="Internet_20_link" text:visited-style-name="Visited_20_Internet_20_Link">
630_360_16635...</text:a>
"]</text:p>
      <text:p text:style-name="P4">
Tags: ['Мобілізація', 'Держдума РФ', 'Війна з росією']</text:p>
      <text:p text:style-name="P4">
Type: Article</text:p>
      <!--METADATA-->
      <text:p text:style-name="P4">
<draw:frame draw:style-name="fr1" draw:name="Image84" text:anchor-type="as-char" svg:width="6.9236in" svg:height="3.956343in" draw:z-index="0">
<draw:image xlink:href="../Images/yкринформ/2023-04-18T-18-24-00-03-00/630_360_1663576850-585.jpg" xlink:type="simple" xlink:show="embed" xlink:actuate="onLoad" draw:mime-type="image/jpeg"/>
</draw:frame>
MP from the occupied Crimea Mikhail Sheremet stated that it is necessary to carry out general mobilization in Russia in Russia.</text:p>
      <text:p text:style-name="P4">
About it reports Ukrinform with reference to <text:a xlink:type="simple" xlink:href="https://t.me/moscowtimes_ru/12332" text:style-name="Internet_20_link" text:visited-style-name="Visited_20_Internet_20_Link">
</text:a>
Sheremet himself.</text:p>
      <text:p text:style-name="P4">
"There must be a general mobilization ... we must fight" the whole world "as they say, and everyone should feel their involvement with the country ...( <text:a xlink:type="simple" xlink:href="https://www.ukrinform.ua/tag-mobilizacia" text:style-name="Internet_20_link" text:visited-style-name="Visited_20_Internet_20_Link">
 </text:a>
 )", - he said.</text:p>
      <text:p text:style-name="P4">
In 2022, Sheremet had already declared mobilization in the Russian Federation on September 12 and announced it.</text:p>
      <text:p text:style-name="P4">
In addition, the mobilization in Russia was stated by the deputy of the State Dumalexander Borodai. He substantiated his statement by the fact that Ukraine would go in a background.</text:p>
      <text:p text:style-name="P4">
<text:span text:style-name="T4">
 Read also: </text:span>
 <text:span text:style-name="T4">
 <text:a xlink:type="simple" xlink:href="https://www.ukrinform.ua/rubric-crimea/3697136-cubarov-rozpoviv-pro-zirvani-plani-rf-sodo-mobilizacii-krimskih-tatar.html" text:style-name="Internet_20_link" text:visited-style-name="Visited_20_Internet_20_Link">
</text:a>
</text:span>
</text:p>
      <text:p text:style-name="P4">
"I do not reject another wave of mobilization. Moreover, I think it is right ... There was a lot of people, but it may not be enough," - said Borody.</text:p>
      <text:p text:style-name="P4">
He believes that the army of the Russian Federation needs to achieve a "fracture" during the fighting "a closer five to six months."</text:p>
      <text:p text:style-name="P4">
News Source: <text:a xlink:type="simple" xlink:href="https://www.ukrinform.ua/rubric-world/3697679-u-derzdumi-rf-nataknuli-na-mozlivist-zagalnoi-mobilizacii.html" text:style-name="Internet_20_link" text:visited-style-name="Visited_20_Internet_20_Link">
https://www.ukrinform.ua/rubric-world/3697679-u-derzdumi-rf-nataknuli-na-mozlivist-zagalnoi-mobilizacii.html</text:a>
</text:p>
      <!--NEWS-->
      <text:h text:style-name="P10" text:outline-level="1">
<text:span text:style-name="T4">
At Lyman direction Russian army shelled Stelmakhivka, Nevske, Bilohorivka of Luhansk region a...</text:span>
</text:h>
      <text:p text:style-name="P4">
Authors: liveuamap (Language: en)</text:p>
      <text:p text:style-name="P4">
Time: 2023-04-18T-19:53:00</text:p>
      <text:p text:style-name="P4">
Location: Bakhmut (Latitude:48.80551 Longtitude:38.24203)</text:p>
      <text:p text:style-name="P4">
Videos: []</text:p>
      <text:p text:style-name="P4">
Images: []</text:p>
      <text:p text:style-name="P4">
Tags: ["Russia"]</text:p>
      <text:p text:style-name="P4">
Id: 22556944</text:p>
      <!--METADATA-->
      <text:p text:style-name="P4">
At Lyman direction Russian army shelled Stelmakhivka, Nevske, Bilohorivka ofLuhansk region and Ivanivka and Spirne of Donetsk region, - General Staff ofArmed Forces of Ukraine says in the morning report</text:p>
      <text:p text:style-name="P4">
News Collection Link: <text:a xlink:type="simple" xlink:href="https://liveuamap.com/en/2023/18-april-at-lyman-direction-russian-army-shelled-stelmakhivka" text:style-name="Internet_20_link" text:visited-style-name="Visited_20_Internet_20_Link">
https://liveuamap.com/en/2023/18-april-at-lyman-direction-russian-army-shelled-stelmakhivka</text:a>
</text:p>
      <text:p text:style-name="P4">
News Source: <text:a xlink:type="simple" xlink:href="https://t.me/lumsrc/4524" text:style-name="Internet_20_link" text:visited-style-name="Visited_20_Internet_20_Link">
https://t.me/lumsrc/4524</text:a>
</text:p>
      <!--NEWS-->
      <text:h text:style-name="P10" text:outline-level="1">
<text:span text:style-name="T4">
President noted the fighters who find and destroy enemy positions</text:span>
</text:h>
      <text:p text:style-name="P4">
Authors: Ukrinform (Person)</text:p>
      <text:p text:style-name="P4">
Publisher: Укринформ (Organization)</text:p>
      <text:p text:style-name="P4">
Published Time: 2023-04-18T-20:13:00+03:00</text:p>
      <text:p text:style-name="P4">
Modified Time: 2023-04-18T23:13:00+03:00</text:p>
      <text:p text:style-name="P4">
Description: President of Ukraine Volodymyr Zelensky noted those fighters who identify and destroy the positions of the enemy from whom he firing Ukrainian cities and villages. - Ukrinform.</text:p>
      <text:p text:style-name="P4">
Images: ["<text:a xlink:type="simple" xlink:href="https://static.ukrinform.com/photos/2023_04/thumb_files/630_360_1681822616-6315.jpeg" text:style-name="Internet_20_link" text:visited-style-name="Visited_20_Internet_20_Link">
630_360_16818...</text:a>
"]</text:p>
      <text:p text:style-name="P4">
Tags: ['ЗСУ', 'Зеленський']</text:p>
      <text:p text:style-name="P4">
Type: Article</text:p>
      <!--METADATA-->
      <text:p text:style-name="P4">
<draw:frame draw:style-name="fr1" draw:name="Image85" text:anchor-type="as-char" svg:width="6.9236in" svg:height="3.956343in" draw:z-index="0">
<draw:image xlink:href="../Images/yкринформ/2023-04-18T-20-13-00-03-00/630_360_1681822616-6315.jpeg" xlink:type="simple" xlink:show="embed" xlink:actuate="onLoad" draw:mime-type="image/jpeg"/>
</draw:frame>
President of Ukraine Volodymyr Zelensky celebrated those fighters who reveal the positions of the enemy from whom he firing Ukrainian cities and villages.</text:p>
      <text:p text:style-name="P4">
Zelensky said this in his <text:a xlink:type="simple" xlink:href="https://www.ukrinform.ua/rubric-ato/3697675-zelenskij-nadihae-koli-bacis-ukrainsku-risucist-i-znaes-so-peremoga-bude.html" text:style-name="Internet_20_link" text:visited-style-name="Visited_20_Internet_20_Link">
</text:a>
, reports Ukrinform.</text:p>
      <text:p text:style-name="P4">
"Thank you all who work for our victory!Glory to everyone and everyone who is in battle, at combat missions, at combat missions!and villages. The Russian strikes of Poherson, in the Beryslav district, in the cities of Donetsk region, "the President said.</text:p>
      <text:p text:style-name="P4">
<text:span text:style-name="T4">
 Read also: </text:span>
 <text:span text:style-name="T4">
 <text:a xlink:type="simple" xlink:href="https://www.ukrinform.ua/rubric-ato/3697670-zelenskij-vidvidav-medicnij-zaklad-na-poltavsini-de-likuutsa-poraneni-vijskovi-zsu.html" text:style-name="Internet_20_link" text:visited-style-name="Visited_20_Internet_20_Link">
</text:a>
</text:span>
</text:p>
      <text:p text:style-name="P4">
He emphasized that all the enemy strikes will receive a significant answer.</text:p>
      <text:p text:style-name="P4">
As it was reported, on April 18, President Volodymyr Zelenskyy _ <text:span text:style-name="T4">
 <text:a xlink:type="simple" xlink:href="https://www.ukrinform.ua/rubric-ato/3697487-zelenskij-vidvidav-peredovi-pozicii-v-avdiivci.html" text:style-name="Internet_20_link" text:visited-style-name="Visited_20_Internet_20_Link">
</text:a>
</text:span>
 _ in Donetsk and Poltava region.</text:p>
      <text:p text:style-name="P4">
News Source: <text:a xlink:type="simple" xlink:href="https://www.ukrinform.ua/rubric-ato/3697678-prezident-vidznaciv-bijciv-aki-viavlaut-i-znisuut-vorozi-pozicii.html" text:style-name="Internet_20_link" text:visited-style-name="Visited_20_Internet_20_Link">
https://www.ukrinform.ua/rubric-ato/3697678-prezident-vidznaciv-bijciv-aki-viavlaut-i-znisuut-vorozi-pozicii.html</text:a>
</text:p>
      <!--NEWS-->
      <text:h text:style-name="P10" text:outline-level="1">
<text:span text:style-name="T4">
JSU Bakhmut Directio Rusian Army Shelled Vasukivka, Minkivka, Orikhovo-Vasylivka, Novomarkov ...</text:span>
</text:h>
      <text:p text:style-name="P4">
Authors: liveuamap (Language: en)</text:p>
      <text:p text:style-name="P4">
Time: 2023-04-18T-21:53:00</text:p>
      <text:p text:style-name="P4">
Location: Kostiantynivka, Donetsk Oblast (Latitude:48.45141 Longtitude:37.7825)</text:p>
      <text:p text:style-name="P4">
Videos: []</text:p>
      <text:p text:style-name="P4">
Images: []</text:p>
      <text:p text:style-name="P4">
Tags: ["Russia"]</text:p>
      <text:p text:style-name="P4">
Id: 22556943</text:p>
      <!--METADATA-->
      <text:p text:style-name="P4">
News Collection Link: <text:a xlink:type="simple" xlink:href="https://liveuamap.com/en/2023/18-april-at-bakhmut-direction-russian-army-shelled-vasukivka" text:style-name="Internet_20_link" text:visited-style-name="Visited_20_Internet_20_Link">
https://liveuamap.com/en/2023/18-Pril-at-bakhmut-direction-arussian-army-shelled-vasukivka</text:a>
</text:p>
      <text:p text:style-name="P4">
News Source: <text:a xlink:type="simple" xlink:href="https://t.me/lumsrc/4525" text:style-name="Internet_20_link" text:visited-style-name="Visited_20_Internet_20_Link">
https://t.me/lumsrc/4525</text:a>
</text:p>
      <!--NEWS-->
      <text:h text:style-name="P10" text:outline-level="1">
<text:span text:style-name="T4">
JSC Avdiivka Directioz Rusyan Army Shelled Kerramik, Novokalinova, Berdyshi, Avdiivka, Tone ...</text:span>
</text:h>
      <text:p text:style-name="P4">
Authors: liveuamap (Language: en)</text:p>
      <text:p text:style-name="P4">
Time: 2023-04-18T-23:53:00</text:p>
      <text:p text:style-name="P4">
Location: Donetsk Oblast (Latitude:48.10732 Longtitude:37.49273)</text:p>
      <text:p text:style-name="P4">
Videos: []</text:p>
      <text:p text:style-name="P4">
Images: []</text:p>
      <text:p text:style-name="P4">
Tags: ["Russia"]</text:p>
      <text:p text:style-name="P4">
Id: 22556942</text:p>
      <!--METADATA-->
      <text:p text:style-name="P4">
At Avdiyivka directions Russian army shelled Keramik, Novokalynove, Berdychi,Avdiyivka, Tonenke, Netaylove, Pervomayske and Karlivka of Donetsk region, -General Staff of Armed Forces of Ukraine says in the morning report</text:p>
      <text:p text:style-name="P4">
News Collection Link: <text:a xlink:type="simple" xlink:href="https://liveuamap.com/en/2023/18-april-at-avdiyivka-directions-russian-army-shelled-keramik" text:style-name="Internet_20_link" text:visited-style-name="Visited_20_Internet_20_Link">
https://liveuamap.com/en/2023/18-april-at-avdiyivka-directions-russian-army-shelled-keramik</text:a>
</text:p>
      <text:p text:style-name="P4">
News Source: <text:a xlink:type="simple" xlink:href="https://t.me/lumsrc/4526" text:style-name="Internet_20_link" text:visited-style-name="Visited_20_Internet_20_Link">
https://t.me/lumsrc/4526</text:a>
</text:p>
      <!--NEWS-->
      <text:h text:style-name="P10" text:outline-level="1">
<text:span text:style-name="T4">
The aircraft knocked down five drones -Kamikadze over Zaporozhye - Yermak</text:span>
</text:h>
      <text:p text:style-name="P4">
Authors: Ukrinform (Person)</text:p>
      <text:p text:style-name="P4">
Publisher: Укринформ (Organization)</text:p>
      <text:p text:style-name="P4">
Published Time: 2023-04-18T-23:54:00+03:00</text:p>
      <text:p text:style-name="P4">
Modified Time: 2023-04-18T22:54:00+03:00</text:p>
      <text:p text:style-name="P4">
Description: The air defense shot down five drones-Kamikadze over the Zaporizhzhya region. - Ukrinform.</text:p>
      <text:p text:style-name="P4">
Images: ["<text:a xlink:type="simple" xlink:href="https://static.ukrinform.com/photos/2022_09/thumb_files/630_360_1663073594-382.jpg" text:style-name="Internet_20_link" text:visited-style-name="Visited_20_Internet_20_Link">
630_360_16630...</text:a>
"]</text:p>
      <text:p text:style-name="P4">
Tags: ['Єрмак', 'Запоріжжя', 'Війна з росією', 'Дрон-камікадзе']</text:p>
      <text:p text:style-name="P4">
Type: Article</text:p>
      <!--METADATA-->
      <text:p text:style-name="P4">
<draw:frame draw:style-name="fr1" draw:name="Image86" text:anchor-type="as-char" svg:width="6.9236in" svg:height="3.956343in" draw:z-index="0">
<draw:image xlink:href="../Images/yкринформ/2023-04-18T-23-54-00-03-00/630_360_1663073594-382.jpg" xlink:type="simple" xlink:show="embed" xlink:actuate="onLoad" draw:mime-type="image/jpeg"/>
</draw:frame>
Airborne whisking Dronov-Kamikadze over the Zaporizhzhya region.</text:p>
      <text:p text:style-name="P4">
According to Ukrinform, the head of the Presidential Office Andriy Yermak reports about it <text:a xlink:type="simple" xlink:href="https://t.me/ermaka2022/2469" text:style-name="Internet_20_link" text:visited-style-name="Visited_20_Internet_20_Link">
</text:a>
.</text:p>
      <text:p text:style-name="P4">
“In the Zaporozhye region 5 [] was shot(https://www.ukrinform.ua/tag-bezpilotnik)”, - the message said.</text:p>
      <text:p text:style-name="P4">
The head of the Zaporozhye Ova Yuri Malashko in <text:a xlink:type="simple" xlink:href="https://t.me/zoda_gov_ua/18333" text:style-name="Internet_20_link" text:visited-style-name="Visited_20_Internet_20_Link">
</text:a>
He reported the effective operation of the air defense, but did not indicate the number of drones whipped.</text:p>
      <text:p text:style-name="P4">
“The air defense has shown their skill over Zaporizhzhya land: the enemy" cans "are successfully landed today. We thank our military who defended the peacekeepers, ”Malashko said.</text:p>
      <text:p text:style-name="P4">
<text:span text:style-name="T4">
 Read also: </text:span>
 <text:a xlink:type="simple" xlink:href="https://www.ukrinform.ua/rubric-ato/3696711-vorog-z-vesni-zminiv-taktiku-obstriliv-ignat.html" text:style-name="Internet_20_link" text:visited-style-name="Visited_20_Internet_20_Link">
</text:a>
As reported <text:a xlink:type="simple" xlink:href="https://www.ukrinform.ua/rubric-ato/3695537-rosiani-modernizuut-droni-shahed-starimi-rele-akim-po-30-rokiv-genstab.html" text:style-name="Internet_20_link" text:visited-style-name="Visited_20_Internet_20_Link">
</text:a>
, the Russians "modernize" the drones of Shahd old relays, which are 30 years old.</text:p>
      <text:p text:style-name="P4">
News Source: <text:a xlink:type="simple" xlink:href="https://www.ukrinform.ua/rubric-regions/3697676-ppo-zbila-pat-dronivkamikadze-nad-zaporizzam-ermak.html" text:style-name="Internet_20_link" text:visited-style-name="Visited_20_Internet_20_Link">
https://www.ukrinform.ua/rubric-regions/3697676-ppo-zbila-pat-dronivkamikadze-nad-zaporizzam-ermak.html</text:a>
</text:p>
      <!--NEWS-->
      <text:h text:style-name="P10" text:outline-level="1">
<text:span text:style-name="T4">
The President held a meeting on the security and socio-economic situation in Poltava region</text:span>
</text:h>
      <text:p text:style-name="P4">
Authors: Ukrinform (Person)</text:p>
      <text:p text:style-name="P4">
Publisher: Укринформ (Organization)</text:p>
      <text:p text:style-name="P4">
Published Time: 2023-04-18T-25:40:00+03:00</text:p>
      <text:p text:style-name="P4">
Modified Time: 2023-04-18T22:40:00+03:00</text:p>
      <text:p text:style-name="P4">
Description: President of Ukraine Volodymyr Zelensky held a meeting in Poltava on the security, socio-economic and socio-political situation in the region. - Ukrinform.</text:p>
      <text:p text:style-name="P4">
Images: ["<text:a xlink:type="simple" xlink:href="https://static.ukrinform.com/photos/2023_04/thumb_files/630_360_1681846351-599.jpeg" text:style-name="Internet_20_link" text:visited-style-name="Visited_20_Internet_20_Link">
630_360_16818...</text:a>
", "<text:a xlink:type="simple" xlink:href="https://static.ukrinform.com/photos/2023_04/1681846352-378.jpeg" text:style-name="Internet_20_link" text:visited-style-name="Visited_20_Internet_20_Link">
1681846352-37...</text:a>
"]</text:p>
      <text:p text:style-name="P4">
Tags: ['Економіка', 'Полтавщина', 'Зеленський', 'Безпека']</text:p>
      <text:p text:style-name="P4">
Type: Article</text:p>
      <!--METADATA-->
      <text:p text:style-name="P4">
<draw:frame draw:style-name="fr1" draw:name="Image87" text:anchor-type="as-char" svg:width="6.9236in" svg:height="3.956343in" draw:z-index="0">
<draw:image xlink:href="../Images/yкринформ/2023-04-18T-25-40-00-03-00/630_360_1681846351-599.jpeg" xlink:type="simple" xlink:show="embed" xlink:actuate="onLoad" draw:mime-type="image/jpeg"/>
</draw:frame>
President of Ukraine Volodymyr Zelensky held a meeting in the Poltava region of daily, socio-economic and socio-political situation in the region.</text:p>
      <text:p text:style-name="P4">
As Ukrinform reports, it reports <text:a xlink:type="simple" xlink:href="https://www.president.gov.ua/news/prezident-proviv-naradu-shodo-bezpekovoyi-ta-socialno-ekonom-82345" text:style-name="Internet_20_link" text:visited-style-name="Visited_20_Internet_20_Link">
</text:a>
.</text:p>
      <text:p text:style-name="P4">
"Participants heard information from the head of the Poltava Regional Military Administration Dmitry Lunin about the socio-economic situation in the region.(https://www.ukrinform.ua/tag-poltavsina)in the operating zone of responsibility of the operational -tactical UGRUE "Sumy" and regarding the readiness of military units for the execution of service ", - the message reads.</text:p>
      <text:p text:style-name="P4">
<text:span text:style-name="T5">
Video: op</text:span>
</text:p>
      <text:p text:style-name="P4">
In addition, during the meeting, the participants heard information about the operational Torminogenic situation in the region.</text:p>
      <text:p text:style-name="P4">
<draw:frame draw:style-name="fr1" draw:name="Image88" text:anchor-type="as-char" svg:width="6.9236in" svg:height="4.617948in" draw:z-index="0">
<draw:image xlink:href="../Images/yкринформ/2023-04-18T-25-40-00-03-00/1681846352-378.jpeg" xlink:type="simple" xlink:show="embed" xlink:actuate="onLoad" draw:mime-type="image/jpeg"/>
</draw:frame>
<text:span text:style-name="T4">
 Read also: </text:span>
 <text:a xlink:type="simple" xlink:href="https://www.ukrinform.ua/rubric-ato/3697521-zelenskij-na-doneccini-vidvidav-gospital-i-vruciv-bijcam-nagorodi.html" text:style-name="Internet_20_link" text:visited-style-name="Visited_20_Internet_20_Link">
<text:span text:style-name="T4">
 Zelensky </text:span>
</text:a>
As it was reported, the President <text:a xlink:type="simple" xlink:href="https://www.ukrinform.ua/rubric-ato/3697670-zelenskij-vidvidav-medicnij-zaklad-na-poltavsini-de-likuutsa-poraneni-vijskovi-zsu.html" text:style-name="Internet_20_link" text:visited-style-name="Visited_20_Internet_20_Link">
</text:a>
where wounded Ukrainian defenders are treated.</text:p>
      <text:p text:style-name="P4">
<text:span text:style-name="T5">
Foto: op</text:span>
</text:p>
      <text:p text:style-name="P4">
News Source: <text:a xlink:type="simple" xlink:href="https://www.ukrinform.ua/rubric-regions/3697674-zelenskij-proviv-naradu-sodo-bezpekovoi-ta-socialnoekonomicnoi-situacii-na-poltavsini.html" text:style-name="Internet_20_link" text:visited-style-name="Visited_20_Internet_20_Link">
https://www.ukrinform.ua/rubric-regions/3697674-zelenskij-proviv-naradu-sodo-bezpekovoi-ta-socialnoekonomicnoi-situacii-na-poltavsini.html</text:a>
</text:p>
      <!--NEWS-->
      <text:h text:style-name="P10" text:outline-level="1">
<text:span text:style-name="T4">
At Maryinka direction Russian army shelled Krasnohorivka, Pobyeda and Novomykhaylivka, - Gene...</text:span>
</text:h>
      <text:p text:style-name="P4">
Authors: liveuamap (Language: en)</text:p>
      <text:p text:style-name="P4">
Time: 2023-04-18T-25:53:00</text:p>
      <text:p text:style-name="P4">
Location: Donetsk (Latitude:47.8498 Longtitude:37.48158)</text:p>
      <text:p text:style-name="P4">
Videos: []</text:p>
      <text:p text:style-name="P4">
Images: []</text:p>
      <text:p text:style-name="P4">
Tags: ["Russia"]</text:p>
      <text:p text:style-name="P4">
Id: 22556941</text:p>
      <!--METADATA-->
      <text:p text:style-name="P4">
At Maryinka direction Russian army shelled Krasnohorivka, Pobyeda andNovomykhaylivka, - General Staff of Armed Forces of Ukraine says in themorning report</text:p>
      <text:p text:style-name="P4">
News Collection Link: <text:a xlink:type="simple" xlink:href="https://liveuamap.com/en/2023/18-april-at-maryinka-direction-russian-army-shelled-krasnohorivka" text:style-name="Internet_20_link" text:visited-style-name="Visited_20_Internet_20_Link">
https://liveuamap.com/en/2023/18-april-at-maryinka-direction-russian-army-shelled-krasnohorivka</text:a>
</text:p>
      <text:p text:style-name="P4">
News Source: <text:a xlink:type="simple" xlink:href="https://t.me/lumsrc/4527" text:style-name="Internet_20_link" text:visited-style-name="Visited_20_Internet_20_Link">
https://t.me/lumsrc/4527</text:a>
</text:p>
      <!--NEWS-->
      <text:h text:style-name="P10" text:outline-level="1">
<text:span text:style-name="T4">
Zelensky: inspires when you see Ukrainian determination and know that the victory will be</text:span>
</text:h>
      <text:p text:style-name="P4">
Authors: Ukrinform (Person)</text:p>
      <text:p text:style-name="P4">
Publisher: Укринформ (Organization)</text:p>
      <text:p text:style-name="P4">
Published Time: 2023-04-18T-27:32:00+03:00</text:p>
      <text:p text:style-name="P4">
Modified Time: 2023-04-18T22:32:00+03:00</text:p>
      <text:p text:style-name="P4">
Description: Together, we make the free world stronger, and every dollar of investment in such strength is absolutely clear and accountable to our partners.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Агресія РФ', 'Зеленський', 'Війна з росією']</text:p>
      <text:p text:style-name="P4">
Type: Article</text:p>
      <!--METADATA-->
      <text:p text:style-name="P4">
<draw:frame draw:style-name="fr1" draw:name="Image89" text:anchor-type="as-char" svg:width="6.9236in" svg:height="3.956343in" draw:z-index="0">
<draw:image xlink:href="../Images/yкринформ/2023-04-18T-27-32-00-03-00/630_360_1678738078-322.jpeg" xlink:type="simple" xlink:show="embed" xlink:actuate="onLoad" draw:mime-type="image/jpeg"/>
</draw:frame>
Together we will make the free world stronger, and every dollar of investment in such strength is absolutely clear and accountable to our partners.</text:p>
      <text:p text:style-name="P4">
About it in your <text:a xlink:type="simple" xlink:href="https://www.youtube.com/watch" text:style-name="Internet_20_link" text:visited-style-name="Visited_20_Internet_20_Link">
</text:a>
At the end of the 419th day of the full-scale war, President of Ukraine Vladimirzelensky said with the Russian Federation, Ukrinform reports.</text:p>
      <text:p text:style-name="P4">
<text:span text:style-name="T5">
Viso: <text:a xlink:type="simple" xlink:href="https://www.youtube.com/watch" text:style-name="Internet_20_link" text:visited-style-name="Visited_20_Internet_20_Link">
</text:a>
</text:span>
</text:p>
      <text:p text:style-name="P4">
<text:span text:style-name="T4">
 _ I wish health, dear Ukrainians!_ </text:span>
</text:p>
      <text:p text:style-name="P4">
We complete this day in Poltava. Quite a long day and emotional.</text:p>
      <text:p text:style-name="P4">
In the morning he was in Donetsk region, in our Avdiivka. It's hard to see what Russian terrorists have done with this city ...</text:p>
      <text:p text:style-name="P4">
And honors to every warrior, all Ukrainians and Ukrainians who have been holding back for 419 days and gradually destroy this Russian evil.</text:p>
      <text:p text:style-name="P4">
He was honored to congratulate Ukrainian soldiers and officers with Easter, Virvinagorod. I often thank them for the accuracy of soreness, for the destruction of the invaders.</text:p>
      <text:p text:style-name="P4">
55th Separate Artillery Brigade, Marines of the 35th and 36th Separate Brigades, paratroopers of the 79th Separate Brigade, Warriors of the 110th Separate Mechanized Brigade ... . Thank you all for your service!And thank you all the puzzles you gave me today is really honorable. Thank you guys!</text:p>
      <text:p text:style-name="P4">
I especially want to thank our medical forces, all doctors, nurses to the brothers who return our defenders and defenders to life after injuries. Pride for our people, strong even when they are still restoring their strength. Honor and honor to all who treat our warriors!</text:p>
      <text:p text:style-name="P4">
He held a long, meaningful meeting in the region in Poltava. Military equipment, local authorities ... Priority - security and social issues, safety for educational institutions, reconstruction, provision of displaced persons.</text:p>
      <text:p text:style-name="P4">
There is a decision to restore energy - generation and networks. There are different assignments of the work level - what we need to support Poltava region. And we will definitely teddy.Together, we make the free world stronger, and every dollar of investment in Takumitz is absolutely clear and accountable to our partners. Invited a speaker to visit Ukraine.</text:p>
      <text:p text:style-name="P4">
This really inspires and supports - when you see our Ukrainian determination you will find that the victory will be.</text:p>
      <text:p text:style-name="P4">
Thank you to Donetsk and Poltava for today!</text:p>
      <text:p text:style-name="P4">
Thank you all who works for our victory!Glory to everyone and everyone who in battle, at combat posts, on combat missions!</text:p>
      <text:p text:style-name="P4">
And separately I would like to celebrate those fighters today who identify and destroy the expensive positions, those positions from which the occupier fired at our cities and villages. Russian blows in Kherson, in the Berislav district, in the cities of Donetsk - all the enemy widows will receive our response. A tangible answer.</text:p>
      <text:p text:style-name="P4">
<text:span text:style-name="T4">
<text:span text:style-name="T5">
Glory to Ukraine!</text:span>
 </text:span>
</text:p>
      <text:p text:style-name="P4">
News Source: <text:a xlink:type="simple" xlink:href="https://www.ukrinform.ua/rubric-ato/3697675-zelenskij-nadihae-koli-bacis-ukrainsku-risucist-i-znaes-so-peremoga-bude.html" text:style-name="Internet_20_link" text:visited-style-name="Visited_20_Internet_20_Link">
https://www.ukrinform.ua/rubric-ato/3697675-zelenskij-nadihae-koli-bacis-ukrainsku-risucist-i-znaes-so-peremoga-bude.html</text:a>
</text:p>
      <!--NEWS-->
      <text:h text:style-name="P10" text:outline-level="1">
<text:span text:style-name="T4">
AT Shakhtarsk Directive Russian Army Shelle Shakhtarsk, Novoorokaka, great Novoselka, not ...</text:span>
</text:h>
      <text:p text:style-name="P4">
Authors: liveuamap (Language: en)</text:p>
      <text:p text:style-name="P4">
Time: 2023-04-18T-27:53:00</text:p>
      <text:p text:style-name="P4">
Location: Vuhledar, Donetsk Oblast (Latitude:47.77856 Longtitude:37.2452)</text:p>
      <text:p text:style-name="P4">
Videos: []</text:p>
      <text:p text:style-name="P4">
Images: []</text:p>
      <text:p text:style-name="P4">
Tags: ["Russia"]</text:p>
      <text:p text:style-name="P4">
Id: 22556940</text:p>
      <!--METADATA-->
      <text:p text:style-name="P4">
At Shaktarske direction Russian army shelled Shakhtarske, Novoukrayinka,Velyka Novosilka, Neskuchne, Zolota Nyva, Prechystivka and Vuhledar, - GeneralStaff of Armed Forces of Ukraine says in the morning report</text:p>
      <text:p text:style-name="P4">
News Collection Link: <text:a xlink:type="simple" xlink:href="https://liveuamap.com/en/2023/18-april-at-shaktarske-direction-russian-army-shelled-shakhtarske" text:style-name="Internet_20_link" text:visited-style-name="Visited_20_Internet_20_Link">
https://liveuamap.com/en/2023/18-april-at-shaktarske-direction-russian-army-shelled-shakhtarske</text:a>
</text:p>
      <text:p text:style-name="P4">
News Source: <text:a xlink:type="simple" xlink:href="https://t.me/lumsrc/4528" text:style-name="Internet_20_link" text:visited-style-name="Visited_20_Internet_20_Link">
https://t.me/lumsrc/4528</text:a>
</text:p>
      <!--NEWS-->
      <text:h text:style-name="P10" text:outline-level="1">
<text:span text:style-name="T4">
The enemy fired at Sumy region and Chernihiv region four times a day</text:span>
</text:h>
      <text:p text:style-name="P4">
Authors: Ukrinform (Person)</text:p>
      <text:p text:style-name="P4">
Publisher: Укринформ (Organization)</text:p>
      <text:p text:style-name="P4">
Published Time: 2023-04-18T-29:28:00+03:00</text:p>
      <text:p text:style-name="P4">
Modified Time: 2023-04-18T22:28:00+03:00</text:p>
      <text:p text:style-name="P4">
Description: As of 21:00 o'clock, Russian troops fired 4 times the border areas of Sumy and Chernihiv region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90" text:anchor-type="as-char" svg:width="6.9236in" svg:height="3.956343in" draw:z-index="0">
<draw:image xlink:href="../Images/yкринформ/2023-04-18T-29-28-00-03-00/630_360_1667124180-530.jpg" xlink:type="simple" xlink:show="embed" xlink:actuate="onLoad" draw:mime-type="image/jpeg"/>
</draw:frame>
As of 22:00 pm, Russian troops fired at 4 times border territories of the Sumy and Chernihiv regions.</text:p>
      <text:p text:style-name="P4">
According to Ukrinform, informs the operational command "North" in <text:a xlink:type="simple" xlink:href="https://t.me/ok_pivnich1/1890" text:style-name="Internet_20_link" text:visited-style-name="Visited_20_Internet_20_Link">
</text:a>
.</text:p>
      <text:p text:style-name="P4">
“As of 21:00 Russian troops 4 times <text:a xlink:type="simple" xlink:href="https://www.ukrinform.ua/tag-obstril" text:style-name="Internet_20_link" text:visited-style-name="Visited_20_Internet_20_Link">
</text:a>
border of Sumy and Chernihiv regions, ”the Verification reads.</text:p>
      <text:p text:style-name="P4">
In particular, it is noted that from 11:35 to 11:50 there were 9 parishes, probably a change in 82 mm, in the area of Bunina region of Sumy region. In addition, there were 2 parishes, probably of artillery, from 13:10 to 13:15 in the area of the same settlement. In both cases, according to the North information, information on losses among the local population or damage to civilian infrastructure was not received.</text:p>
      <text:p text:style-name="P4">
It is also reported that from 16:00 to 4:30 pm there are 4 parishes, probably a change in 120 mm, in the settlement of Gramyachka of Chernihiv region. There were no non -civilian sessions among the local population or damage to civilian infrastructure.</text:p>
      <text:p text:style-name="P4">
<text:span text:style-name="T4">
 Read also: </text:span>
 <text:a xlink:type="simple" xlink:href="https://www.ukrinform.ua/rubric-ato/3697550-rosiani-obstrilali-sumsinu-z-artilerii-na-vlasnomu-podviri-zaginula-zinka.html" text:style-name="Internet_20_link" text:visited-style-name="Visited_20_Internet_20_Link">
<text:span text:style-name="T4">
 firing </text:span>
</text:a>
“From 16:00 to 16:47, 20 parishes were recorded, probably from the artillery, Urny NP. Great birch. As a result of the shelling, 3 private houses were damaged, ” - reports in OK North.</text:p>
      <text:p text:style-name="P4">
As it was reported, Russian troops on Tuesday, April 18, <text:a xlink:type="simple" xlink:href="https://www.ukrinform.ua/rubric-ato/3697664-rosiani-protagom-dobi-obstrilali-sist-gromad-sumsini.html" text:style-name="Internet_20_link" text:visited-style-name="Visited_20_Internet_20_Link">
</text:a>
 .</text:p>
      <text:p text:style-name="P4">
News Source: <text:a xlink:type="simple" xlink:href="https://www.ukrinform.ua/rubric-ato/3697673-vorog-za-dobu-cotiri-razi-obstrilav-prikordonna-sumsini-ta-cernigivsini.html" text:style-name="Internet_20_link" text:visited-style-name="Visited_20_Internet_20_Link">
https://www.ukrinform.ua/rubric-ato/3697673-vorog-za-dobu-cotiri-razi-obstrilav-prikordonna-sumsini-ta-cernigivsini.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8T-29:53:00</text:p>
      <text:p text:style-name="P4">
Location: Kherson, Khersons'ka oblast (Latitude:46.61879 Longtitude:32.59077)</text:p>
      <text:p text:style-name="P4">
Videos: []</text:p>
      <text:p text:style-name="P4">
Images: []</text:p>
      <text:p text:style-name="P4">
Tags: ["Russia"]</text:p>
      <text:p text:style-name="P4">
Id: 22556939</text:p>
      <!--METADATA-->
      <text:p text:style-name="P4">
At Zaporizhzhia and Kherson Directions Russian Army Shelled Vremivka, Novopilof Donetsk Region; Malynivka, Chervone, Huliaipole, Charivne, Mala Tokmachka, Origiv of Zaporizhzhia Region, Nikopol of Dnipropetrovsk Region; Zolotabalka, Beryslav, Lvove, Ivanivka, Mykilske, Antonivka of Kherson Region Andkherson City, General Staff of Armed Force Says in the Morningreports</text:p>
      <text:p text:style-name="P4">
News Collection Link: <text:a xlink:type="simple" xlink:href="https://liveuamap.com/en/2023/18-april-at-zaporizhzhia-and-kherson-directions-russian-army" text:style-name="Internet_20_link" text:visited-style-name="Visited_20_Internet_20_Link">
https://liveuamap.com/en/2023/18-pril-zaporizhia-kherson-directions-russian-army</text:a>
</text:p>
      <text:p text:style-name="P4">
News Source: <text:a xlink:type="simple" xlink:href="https://t.me/lumsrc/4529" text:style-name="Internet_20_link" text:visited-style-name="Visited_20_Internet_20_Link">
https://t.me/lumsrc/4529</text:a>
</text:p>
      <!--NEWS-->
      <text:h text:style-name="P10" text:outline-level="1">
<text:span text:style-name="T4">
Zelensky visited a medical institution in Poltava region, where wounded military Armed Forces are treated</text:span>
</text:h>
      <text:p text:style-name="P4">
Authors: Ukrinform (Person)</text:p>
      <text:p text:style-name="P4">
Publisher: Укринформ (Organization)</text:p>
      <text:p text:style-name="P4">
Published Time: 2023-04-18T-31:16:00+03:00</text:p>
      <text:p text:style-name="P4">
Modified Time: 2023-04-18T22:16:00+03:00</text:p>
      <text:p text:style-name="P4">
Description: President Volodymyr Zelenskyy visited a medical institution in Poltava region, where wounded Ukrainian defenders are treated. - Ukrinform.</text:p>
      <text:p text:style-name="P4">
Images: ["<text:a xlink:type="simple" xlink:href="https://static.ukrinform.com/photos/2023_04/thumb_files/630_360_1681844870-371.jpeg" text:style-name="Internet_20_link" text:visited-style-name="Visited_20_Internet_20_Link">
630_360_16818...</text:a>
"]</text:p>
      <text:p text:style-name="P4">
Tags: ['Донеччина', 'Візит', 'Зеленський', 'Війна з росією']</text:p>
      <text:p text:style-name="P4">
Type: Article</text:p>
      <!--METADATA-->
      <text:p text:style-name="P4">
<draw:frame draw:style-name="fr1" draw:name="Image91" text:anchor-type="as-char" svg:width="6.9236in" svg:height="3.956343in" draw:z-index="0">
<draw:image xlink:href="../Images/yкринформ/2023-04-18T-31-16-00-03-00/630_360_1681844870-371.jpeg" xlink:type="simple" xlink:show="embed" xlink:actuate="onLoad" draw:mime-type="image/jpeg"/>
</draw:frame>
President Volodymyr Zelenskyy visited a medical institution in Poltava region, and wounded Ukrainian defenders are delving.</text:p>
      <text:p text:style-name="P4">
The head of state wrote about it in <text:a xlink:type="simple" xlink:href="https://t.me/V_Zelenskiy_official/5908" text:style-name="Internet_20_link" text:visited-style-name="Visited_20_Internet_20_Link">
</text:a>
, reports Ukrinform.</text:p>
      <text:p text:style-name="P4">
"He visited one of the medical institutions where Ukrainian services in Poltava region.</text:p>
      <text:p text:style-name="P4">
In addition, the President presented awards to representatives of the Armed Forces of the Armed Forces.</text:p>
      <text:p text:style-name="P4">
<text:span text:style-name="T4">
 Read also: </text:span>
 <text:span text:style-name="T4">
 <text:a xlink:type="simple" xlink:href="https://www.ukrinform.ua/rubric-ato/3697487-zelenskij-vidvidav-peredovi-pozicii-v-avdiivci.html" text:style-name="Internet_20_link" text:visited-style-name="Visited_20_Internet_20_Link">
</text:a>
</text:span>
</text:p>
      <text:p text:style-name="P4">
"I want to thank you. You are doing a great job that not only the Tadivchat boys are treated here, but all citizens of Ukraine," Zelensky added.</text:p>
      <text:p text:style-name="P4">
In the press service of the OP <text:a xlink:type="simple" xlink:href="https://www.president.gov.ua/news/na-poltavshini-prezident-vidvidav-u-likarni-poranenih-vijsko-82333" text:style-name="Internet_20_link" text:visited-style-name="Visited_20_Internet_20_Link">
</text:a>
that the head of state also examined the radiological and neurosurgical department of the hospital and got acquainted with the work of the Center for Rehabilitation Medicine. The President was shown modern equipment that helps to rehabilitate patients.</text:p>
      <text:p text:style-name="P4">
<text:span text:style-name="T4">
 Read also: </text:span>
 <text:span text:style-name="T4">
 <text:a xlink:type="simple" xlink:href="https://www.ukrinform.ua/rubric-ato/3697521-zelenskij-na-doneccini-vidvidav-gospital-i-vruciv-bijcam-nagorodi.html" text:style-name="Internet_20_link" text:visited-style-name="Visited_20_Internet_20_Link">
</text:a>
</text:span>
</text:p>
      <text:p text:style-name="P4">
As it was reported, during a working trip to Donetsk region Presidential Lordir <text:span text:style-name="T4">
 <text:a xlink:type="simple" xlink:href="https://www.ukrinform.ua/tag-zelenskij" text:style-name="Internet_20_link" text:visited-style-name="Visited_20_Internet_20_Link">
</text:a>
</text:span>
 Visited a hospital where Ukrainian defenders are treated.</text:p>
      <text:p text:style-name="P4">
<text:span text:style-name="T5">
Foto: op</text:span>
</text:p>
      <text:p text:style-name="P4">
News Source: <text:a xlink:type="simple" xlink:href="https://www.ukrinform.ua/rubric-ato/3697670-zelenskij-vidvidav-medicnij-zaklad-na-poltavsini-de-likuutsa-poraneni-vijskovi-zsu.html" text:style-name="Internet_20_link" text:visited-style-name="Visited_20_Internet_20_Link">
https://www.ukrinform.ua/rubric-ato/3697670-zelenskij-vidvidav-medicnij-zaklad-na-poltavsini-de-likuutsa-poraneni-vijskovi-zsu.html</text:a>
</text:p>
      <!--NEWS-->
      <text:h text:style-name="P10" text:outline-level="1">
<text:span text:style-name="T4">
Representatives of the French Embassy visited a military town in Gostomel</text:span>
</text:h>
      <text:p text:style-name="P4">
Authors: Ukrinform (Person)</text:p>
      <text:p text:style-name="P4">
Publisher: Укринформ (Organization)</text:p>
      <text:p text:style-name="P4">
Published Time: 2023-04-18T-33:04:00+03:00</text:p>
      <text:p text:style-name="P4">
Modified Time: 2023-04-18T22:04:00+03:00</text:p>
      <text:p text:style-name="P4">
Description: French Ambassador to Ukraine Etienne de Passen, one of the founders of Neo-ECO Benjamin Constant and CEO Kirill Chernyshuk visited a military town in Gostomel of Kyiv region. - Ukrinform.</text:p>
      <text:p text:style-name="P4">
Images: ["<text:a xlink:type="simple" xlink:href="https://static.ukrinform.com/photos/2023_04/thumb_files/630_360_1681844547-739.jpg" text:style-name="Internet_20_link" text:visited-style-name="Visited_20_Internet_20_Link">
630_360_16818...</text:a>
"]</text:p>
      <text:p text:style-name="P4">
Tags: ['Франція', 'Посольство', 'Візит', 'Гостомель']</text:p>
      <text:p text:style-name="P4">
Type: Article</text:p>
      <!--METADATA-->
      <text:p text:style-name="P4">
<draw:frame draw:style-name="fr1" draw:name="Image92" text:anchor-type="as-char" svg:width="6.9236in" svg:height="3.956343in" draw:z-index="0">
<draw:image xlink:href="../Images/yкринформ/2023-04-18T-33-04-00-03-00/630_360_1681844547-739.jpg" xlink:type="simple" xlink:show="embed" xlink:actuate="onLoad" draw:mime-type="image/jpeg"/>
</draw:frame>
Etienne de Possen, one of the founders of Neo-ECOBENGamin Constant and CEO, Chernyshuk, visited a military giving in Gostomel of Kyiv region in Ukraine.</text:p>
      <text:p text:style-name="P4">
According to Ukrinform, the Kyiv Regional Military Administration reports in <text:a xlink:type="simple" xlink:href="https://t.me/kyivoda/9330" text:style-name="Internet_20_link" text:visited-style-name="Visited_20_Internet_20_Link">
</text:a>
.</text:p>
      <text:p text:style-name="P4">
Representatives of the embassy <text:a xlink:type="simple" xlink:href="https://www.ukrinform.ua/tag-francia" text:style-name="Internet_20_link" text:visited-style-name="Visited_20_Internet_20_Link">
</text:a>
Together with the head of the Kiev Ova Ruslan Kravchenko and Deputy Mykola Boyko, work on the restoration of the principles of the economy of a closed cycle, which is carried out by Neo-ECO Ukraine.</text:p>
      <text:p text:style-name="P4">
In total, 5 high -rise buildings were dismantled in the military town.</text:p>
      <text:p text:style-name="P4">
Kova noted that “dismantling works are already at the final stage. Materials on the spot are sorted, processed and used in the reconstruction. "</text:p>
      <text:p text:style-name="P4">
“International support for Ukraine today in the world is unprecedented and valuable. On behalf of the President, we do at the level of the region to attract more partners to the restoration of Kyiv region. I believe that thanks to joint ventures, we will overcome the terrible consequences of Russian aggression on our land. Kyiv region will be restored, ”Kravchenko said.</text:p>
      <text:p text:style-name="P4">
<text:span text:style-name="T4">
 Read also: </text:span>
 <text:a xlink:type="simple" xlink:href="https://www.ukrinform.ua/rubric-society/3683149-francia-peredast-ukraini-pozezni-masini-ta-mobilnu-dnklaboratoriu.html" text:style-name="Internet_20_link" text:visited-style-name="Visited_20_Internet_20_Link">
</text:a>
As reported by Ukrinform, in the Kyiv region by the end of this year, Kyiv Ovaspilly with the "Energy Efficiency Fund" plans to restore and energy -modernized at least 150 apartment buildings affected by a full -scale war with the Russian Federation.</text:p>
      <text:p text:style-name="P4">
<text:span text:style-name="T5">
Foto: Kyiv Regional Military Administration</text:span>
</text:p>
      <text:p text:style-name="P4">
News Source: <text:a xlink:type="simple" xlink:href="https://www.ukrinform.ua/rubric-regions/3697669-predstavniki-posolstva-francii-vidvidali-vijskove-mistecko-v-gostomeli.html" text:style-name="Internet_20_link" text:visited-style-name="Visited_20_Internet_20_Link">
https://www.ukrinform.ua/rubric-regions/3697669-predstavniki-posolstva-francii-vidvidali-vijskove-mistecko-v-gostomeli.html</text:a>
</text:p>
      <!--NEWS-->
      <text:h text:style-name="P10" text:outline-level="1">
<text:span text:style-name="T4">
In the US, they have charged several Russians for spreading propaganda in the country</text:span>
</text:h>
      <text:p text:style-name="P4">
Authors: Ukrinform (Person)</text:p>
      <text:p text:style-name="P4">
Publisher: Укринформ (Organization)</text:p>
      <text:p text:style-name="P4">
Published Time: 2023-04-18T-36:53:00+03:00</text:p>
      <text:p text:style-name="P4">
Modified Time: 2023-04-18T21:53:00+03:00</text:p>
      <text:p text:style-name="P4">
Description: The US Ministry of Justice has charged four US citizens and three Russians for their work on behalf of the Russian government and in conjunction with the FSB for many years of malicious influence in the States. - Ukrinform.</text:p>
      <text:p text:style-name="P4">
Images: ["<text:a xlink:type="simple" xlink:href="https://static.ukrinform.com/photos/2019_09/thumb_files/630_360_1569437400-879.jpg" text:style-name="Internet_20_link" text:visited-style-name="Visited_20_Internet_20_Link">
630_360_15694...</text:a>
"]</text:p>
      <text:p text:style-name="P4">
Tags: ['Пропаганда', 'США', 'росія']</text:p>
      <text:p text:style-name="P4">
Type: Article</text:p>
      <!--METADATA-->
      <text:p text:style-name="P4">
<draw:frame draw:style-name="fr1" draw:name="Image93" text:anchor-type="as-char" svg:width="6.9236in" svg:height="3.956343in" draw:z-index="0">
<draw:image xlink:href="../Images/yкринформ/2023-04-18T-36-53-00-03-00/630_360_1569437400-879.jpg" xlink:type="simple" xlink:show="embed" xlink:actuate="onLoad" draw:mime-type="image/jpeg"/>
</draw:frame>
The Ministry of Justice has charged four US citizens and three Russians for the Russian Government Robotuvid and together with the FSB to exercise many years of exposure to the States.</text:p>
      <text:p text:style-name="P4">
As Ukrinform reports, this is said in <text:a xlink:type="simple" xlink:href="https://www.justice.gov/opa/pr/us-citizens-and-russian-intelligence-officers-charged-conspiring-use-us-citizens-illegal" text:style-name="Internet_20_link" text:visited-style-name="Visited_20_Internet_20_Link">
</text:a>
Office.</text:p>
      <text:p text:style-name="P4">
American law enforcement officers, among other things, suspect that the Russians were recruiting, funding and managing American political groups that acted as non -rested agents of the Russian government, sowed enmity and distributed by the Proprosian <text:span text:style-name="T4">
 [] <text:a xlink:type="simple" xlink:href="https://www.ukrinform.ua/tag-propaganda" text:style-name="Internet_20_link" text:visited-style-name="Visited_20_Internet_20_Link">
</text:a>
</text:span>
.</text:p>
      <text:p text:style-name="P4">
Also accused of intelligence officers, in particular, participated in secret financing and managing candidates for local positions in the United States.</text:p>
      <text:p text:style-name="P4">
<text:span text:style-name="T4">
 Read also: </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In addition, in an individual case, US law enforcement officers accuse the Russian Burlin's Russian for conspiracy with the FSB officer in order to act as an unregistered Russian agent in the United States.</text:p>
      <text:p text:style-name="P4">
As reported by Ukrinform, in the US _ <text:span text:style-name="T4">
 <text:a xlink:type="simple" xlink:href="https://www.ukrinform.ua/rubric-world/3677517-u-statah-arestuvali-dvoh-colovikiv-aki-nelegalno-postacali-do-rf-aviaobladnanna.html" text:style-name="Internet_20_link" text:visited-style-name="Visited_20_Internet_20_Link">
</text:a>
</text:span>
 _ that helped Russia bypass Western sanctions and supplied electronics for aviation to the aggressor country.</text:p>
      <text:p text:style-name="P4">
News Source: <text:a xlink:type="simple" xlink:href="https://www.ukrinform.ua/rubric-world/3697666-u-ssa-visunuli-zvinuvacenna-kilkom-rosianam-za-posirenna-propagandi-v-kraini.html" text:style-name="Internet_20_link" text:visited-style-name="Visited_20_Internet_20_Link">
https://www.ukrinform.ua/rubric-world/3697666-u-ssa-visunuli-zvinuvacenna-kilkom-rosianam-za-posirenna-propagandi-v-kraini.html</text:a>
</text:p>
      <!--NEWS-->
      <text:h text:style-name="P10" text:outline-level="1">
<text:span text:style-name="T4">
The Russians during the day fired six communities of Sumy region</text:span>
</text:h>
      <text:p text:style-name="P4">
Authors: Ukrinform (Person)</text:p>
      <text:p text:style-name="P4">
Publisher: Укринформ (Organization)</text:p>
      <text:p text:style-name="P4">
Published Time: 2023-04-18T-38:43:00+03:00</text:p>
      <text:p text:style-name="P4">
Modified Time: 2023-04-18T21:43:00+03:00</text:p>
      <text:p text:style-name="P4">
Description: Russian troops on Tuesday, April 18, fired at six territorial communities of Sumy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94" text:anchor-type="as-char" svg:width="6.9236in" svg:height="3.956343in" draw:z-index="0">
<draw:image xlink:href="../Images/yкринформ/2023-04-18T-38-43-00-03-00/630_360_1640330796-210.jpeg" xlink:type="simple" xlink:show="embed" xlink:actuate="onLoad" draw:mime-type="image/jpeg"/>
</draw:frame>
Russian troops on Tuesday, April 18, fired at six territorial communities of Sumy region.</text:p>
      <text:p text:style-name="P4">
According to Ukrinform, the Sumy Regional Military Administration reports in <text:a xlink:type="simple" xlink:href="https://t.me/Sumy_news_ODA/15503" text:style-name="Internet_20_link" text:visited-style-name="Visited_20_Internet_20_Link">
</text:a>
.</text:p>
      <text:p text:style-name="P4">
“During the day, the Russians made <text:a xlink:type="simple" xlink:href="https://www.ukrinform.ua/tag-obstril" text:style-name="Internet_20_link" text:visited-style-name="Visited_20_Internet_20_Link">
</text:a>
6 border communities - River, Yunak, Novoslobid, Belopil, Esman, and Mid -Budsk. 165 arrivals of changes, artillery, grenade launchers were recorded. Unfortunately, there are deaths, injured and significant, ”the message reads.</text:p>
      <text:p text:style-name="P4">
In the village of the River River Community, the Russians were beaten from artillery(7 Highlands). Внаслідок ворожих обстрілів однажінка дістала поранення, ще одна жінка від отриманих поранень померла у каретішвидкої допомоги. Пошкоджено житловий будинок та господарчі споруди. Через двігодини ворог ще раз вдарив по селу із РСЗВ - 5 влучань.</text:p>
      <text:p text:style-name="P4">
По території Юнаківської громади росіяни здійснили гранатометний обстріл (One space). Чоловік дістав поранення.</text:p>
      <text:p text:style-name="P4">
Крім того, ворог скинув вісім мін на територію Новослобідської громади,пошкоджено приватне домогосподарство. В інший населений пункт громади булискинуті ще 11 мін.</text:p>
      <text:p text:style-name="P4">
По Середино-Будській громаді зафіксовано 20 влучань з артилерії, пошкодженочотири домоволодіння.</text:p>
      <text:p text:style-name="P4">
<text:span text:style-name="T4">
Читайте також:</text:span>
 <text:a xlink:type="simple" xlink:href="https://www.ukrinform.ua/rubric-ato/3697513-rosiani-obstrilali-selo-na-harkivsini-poranena-18ricna-divcina.html" text:style-name="Internet_20_link" text:visited-style-name="Visited_20_Internet_20_Link">
 <text:span text:style-name="T4">
обстріл</text:span>
 </text:a>
The enemy also carried out a mortar shelling in the Esman community.</text:p>
      <text:p text:style-name="P4">
In the territory of the Belopil community, the Russians of the AGS - 40 hits, artillery - 8 hits and mortars - 55 hits.</text:p>
      <text:p text:style-name="P4">
As reported <text:a xlink:type="simple" xlink:href="https://www.ukrinform.ua/rubric-ato/3697550-rosiani-obstrilali-sumsinu-z-artilerii-na-vlasnomu-podviri-zaginula-zinka.html" text:style-name="Internet_20_link" text:visited-style-name="Visited_20_Internet_20_Link">
</text:a>
, 18 in the village of the Sumy Region River, a woman was killed in her own yard in her own yard.</text:p>
      <text:p text:style-name="P4">
News Source: <text:a xlink:type="simple" xlink:href="https://www.ukrinform.ua/rubric-ato/3697664-rosiani-protagom-dobi-obstrilali-sist-gromad-sumsini.html" text:style-name="Internet_20_link" text:visited-style-name="Visited_20_Internet_20_Link">
https://www.ukrinform.ua/rubric-ato/3697664-rosiani-protagom-dobi-obstrilali-sist-gromad-sumsini.html</text:a>
</text:p>
      <!--NEWS-->
      <text:h text:style-name="P10" text:outline-level="1">
<text:span text:style-name="T4">
Former MP Oleg Barna was killed during the fighting</text:span>
</text:h>
      <text:p text:style-name="P4">
Authors: Ukrinform (Person)</text:p>
      <text:p text:style-name="P4">
Publisher: Укринформ (Organization)</text:p>
      <text:p text:style-name="P4">
Published Time: 2023-04-18T-40:32:00+03:00</text:p>
      <text:p text:style-name="P4">
Modified Time: 2023-04-18T21:32:00+03:00</text:p>
      <text:p text:style-name="P4">
Description: The People's Deputy Oleg Barna was killed on April 17 during the fighting. - Ukrinform.</text:p>
      <text:p text:style-name="P4">
Images: ["<text:a xlink:type="simple" xlink:href="https://static.ukrinform.com/photos/2023_04/thumb_files/630_360_1681843131-684.jpg" text:style-name="Internet_20_link" text:visited-style-name="Visited_20_Internet_20_Link">
630_360_16818...</text:a>
"]</text:p>
      <text:p text:style-name="P4">
Tags: ['Барна', 'Смерть', 'Війна з росією']</text:p>
      <text:p text:style-name="P4">
Type: Article</text:p>
      <!--METADATA-->
      <text:p text:style-name="P4">
<draw:frame draw:style-name="fr1" draw:name="Image95" text:anchor-type="as-char" svg:width="6.9236in" svg:height="3.956343in" draw:z-index="0">
<draw:image xlink:href="../Images/yкринформ/2023-04-18T-40-32-00-03-00/630_360_1681843131-684.jpg" xlink:type="simple" xlink:show="embed" xlink:actuate="onLoad" draw:mime-type="image/jpeg"/>
</draw:frame>
People's deputation 8 convocation Oleg Barna died on April 17 during the fighting.</text:p>
      <text:p text:style-name="P4">
This was reported in <text:a xlink:type="simple" xlink:href="https://www.facebook.com/Svetlyi/videos/587993636615391/" text:style-name="Internet_20_link" text:visited-style-name="Visited_20_Internet_20_Link">
</text:a>
The leadership of the Press Center of Defense forces of Tavriysky direction Alexeydmytrashkivsky, reports Ukrinform.</text:p>
      <text:p text:style-name="P4">
“Yesterday, during the fighting, Oleg Barna was killed. It so happened that we can talk to the last week, ”Dmitrashkivsky wrote on April 18.</text:p>
      <text:p text:style-name="P4">
Volodymyr Vyatrovych, the People's Deputy of the European Coliability Party, also reported the death of Barna.</text:p>
      <text:p text:style-name="P4">
"Oleg Barna now, on his birthday, had to hear" many summers ", but sounds heard -" Eternal memory!", - Vyatrovich wrote.</text:p>
      <text:p text:style-name="P4">
It is known that Oleg Barna is the People's Deputy of the 8th convocation from the Petraporoshenko Bloc party. He was born on April 18, 1967 in Ternopil region.</text:p>
      <text:p text:style-name="P4">
<text:span text:style-name="T5">
Foto: facebook.com/leg.barna.75</text:span>
</text:p>
      <text:p text:style-name="P4">
News Source: <text:a xlink:type="simple" xlink:href="https://www.ukrinform.ua/rubric-ato/3697662-pid-cas-bojovih-dij-zaginuv-eksnardep-oleg-barna.html" text:style-name="Internet_20_link" text:visited-style-name="Visited_20_Internet_20_Link">
https://www.ukrinform.ua/rubric-ato/3697662-pid-cas-bojovih-dij-zaginuv-eksnardep-oleg-barna.html</text:a>
</text:p>
      <!--NEWS-->
      <text:h text:style-name="P10" text:outline-level="1">
<text:span text:style-name="T4">
The court enlarged the pledge for another organizer of "blogger parties"</text:span>
</text:h>
      <text:p text:style-name="P4">
Authors: Ukrinform (Person)</text:p>
      <text:p text:style-name="P4">
Publisher: Укринформ (Organization)</text:p>
      <text:p text:style-name="P4">
Published Time: 2023-04-18T-42:29:00+03:00</text:p>
      <text:p text:style-name="P4">
Modified Time: 2023-04-18T21:29:00+03:00</text:p>
      <text:p text:style-name="P4">
Description: On Tuesday, April 18, the Kyiv Court of Appeal increased the amount of collateral and took into custody another organizer of the so -called "blogger parties".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Блогер', 'Суд', 'Застава']</text:p>
      <text:p text:style-name="P4">
Type: Article</text:p>
      <!--METADATA-->
      <text:p text:style-name="P4">
<draw:frame draw:style-name="fr1" draw:name="Image96" text:anchor-type="as-char" svg:width="6.9236in" svg:height="3.956343in" draw:z-index="0">
<draw:image xlink:href="../Images/yкринформ/2023-04-18T-42-29-00-03-00/630_360_1494432026-9526.jpg" xlink:type="simple" xlink:show="embed" xlink:actuate="onLoad" draw:mime-type="image/jpeg"/>
</draw:frame>
The Kyiv Court of Appeal on Tuesday, April 18, increased the amount of collateral in custody of another organizer of the so -called "blogger parties".</text:p>
      <text:p text:style-name="P4">
According to Ukrinform, Andriy Nybitov, the head of the Kyiv Region Police, was reported in <text:a xlink:type="simple" xlink:href="https://t.me/andrii_nebytov/1212" text:style-name="Internet_20_link" text:visited-style-name="Visited_20_Internet_20_Link">
</text:a>
.</text:p>
      <text:p text:style-name="P4">
“Again in shackles: the second organizer of drunk parties in the capital appointed 600 thousand <text:a xlink:type="simple" xlink:href="https://www.ukrinform.ua/tag-zastava" text:style-name="Internet_20_link" text:visited-style-name="Visited_20_Internet_20_Link">
</text:a>
”, - said Nepbitov.</text:p>
      <text:p text:style-name="P4">
He reported that "today the Court of Appeal has increased the pledge and took the guard of another participant in the group who committed sexual abuse of the surroundings, removed obscene on video and spread on the network."</text:p>
      <text:p text:style-name="P4">
The 22-year-old native of Ivano-Frankivsk was taken to a pre-trial detention center.</text:p>
      <text:p text:style-name="P4">
Nebitov also reminded that on February 1, the Police of the Kyiv region announced suspicion that brought the girls to a state of helplessness and forced non -existent actions.</text:p>
      <text:p text:style-name="P4">
The pre -trial investigation is ongoing.</text:p>
      <text:p text:style-name="P4">
According to Ukrinform, a group of young people created content of sex and violent character with the participation of girls. At parties to alcoholic beverages, the young people added tranquilizers and using their helpless standing, carrying out sexual actions, removing it on mobilephones.</text:p>
      <text:p text:style-name="P4">
<text:span text:style-name="T4">
 Read also: </text:span>
 <text:a xlink:type="simple" xlink:href="https://www.ukrinform.ua/rubric-kyiv/3689150-sud-prodovziv-zapobizni-zahodi-pidozruvanim-u-spravi-blogerskih-vecirok.html" text:style-name="Internet_20_link" text:visited-style-name="Visited_20_Internet_20_Link">
<text:span text:style-name="T4">
 party </text:span>
</text:a>
Video was taught in telegrams and social networks, leaving derivatives and comments.</text:p>
      <text:p text:style-name="P4">
In March, the Shevchenkivskyi District Court of Kyiv continued until May 1, the precautions in two suspects in the case of the so -called "blogger parties".</text:p>
      <text:p text:style-name="P4">
On April 17, one of the organizers of "blogger parties" the court appointed a pledge for 500 thousand UAH.</text:p>
      <text:p text:style-name="P4">
News Source: <text:a xlink:type="simple" xlink:href="https://www.ukrinform.ua/rubric-kyiv/3697660-sud-zbilsiv-zastavu-dla-se-odnogo-organizatora-blogerskih-vecirok.html" text:style-name="Internet_20_link" text:visited-style-name="Visited_20_Internet_20_Link">
https://www.ukrinform.ua/rubric-kyiv/3697660-sud-zbilsiv-zastavu-dla-se-odnogo-organizatora-blogerskih-vecirok.html</text:a>
</text:p>
      <!--NEWS-->
      <text:h text:style-name="P10" text:outline-level="1">
<text:span text:style-name="T4">
In Ukraine on Wednesday - short -term rains, warm up to +17 ° in the afternoon</text:span>
</text:h>
      <text:p text:style-name="P4">
Authors: Ukrinform (Person)</text:p>
      <text:p text:style-name="P4">
Publisher: Укринформ (Organization)</text:p>
      <text:p text:style-name="P4">
Published Time: 2023-04-18T-44:28:00+03:00</text:p>
      <text:p text:style-name="P4">
Modified Time: 2023-04-18T21:28:00+03:00</text:p>
      <text:p text:style-name="P4">
Description: On Wednesday, April 19, short-term rains are expected in Ukraine, the air temperature will be 12-17 ° heat in the afternoon. - Ukrinform.</text:p>
      <text:p text:style-name="P4">
Images: ["<text:a xlink:type="simple" xlink:href="https://static.ukrinform.com/photos/2020_08/thumb_files/630_360_1598336932-278.jpg" text:style-name="Internet_20_link" text:visited-style-name="Visited_20_Internet_20_Link">
630_360_15983...</text:a>
"]</text:p>
      <text:p text:style-name="P4">
Tags: ['Дощ', 'Погода', 'Прогноз', 'Весна']</text:p>
      <text:p text:style-name="P4">
Type: Article</text:p>
      <!--METADATA-->
      <text:p text:style-name="P4">
<draw:frame draw:style-name="fr1" draw:name="Image97" text:anchor-type="as-char" svg:width="6.9236in" svg:height="3.956343in" draw:z-index="0">
<draw:image xlink:href="../Images/yкринформ/2023-04-18T-44-28-00-03-00/630_360_1598336932-278.jpg" xlink:type="simple" xlink:show="embed" xlink:actuate="onLoad" draw:mime-type="image/jpeg"/>
</draw:frame>
On Wednesday, April 19, short-term rains are expected in Ukraine, the air temperature will be 12-17 ° heat.</text:p>
      <text:p text:style-name="P4">
Ukrinform was reported at the Ukrainian Hydrometeorological Center.</text:p>
      <text:p text:style-name="P4">
“April 19 is cloudy with clearings. At night in the western part, in places of coatal areas and Crimea are small <text:a xlink:type="simple" xlink:href="https://www.ukrinform.ua/tag-dos" text:style-name="Internet_20_link" text:visited-style-name="Visited_20_Internet_20_Link">
</text:a>
, Ucarpathians with wet snow, in the rest of the territory without significant rainfall; In the afternoon, in addition to the northern part, there are short -term rains, in the south with thunderstorms, ”the message reads.</text:p>
      <text:p text:style-name="P4">
East wind, 7-12 m/s. Temperature at night 5-10 °, in the afternoon 12-17 °; In the Carpathians, 2-7 ° heat.</text:p>
      <text:p text:style-name="P4">
In Kyiv and Kyiv region on April 19 without significant rainfall. The temperature of the ossaries at night is 7-9 °, in the afternoon 13-15 °; On the area at night 5-10 °, in the afternoon 12-17 °.</text:p>
      <text:p text:style-name="P4">
During April 20-21, forecasters are predicted in Ukraine cloudy with rains. In particular, moderate, in most western, April 21 and Northblast, small rains, in the southern part of thunderstorms. The wind is predominant, 7-12 m/s.</text:p>
      <text:p text:style-name="P4">
Temperature at night 3-8 °, in the southern part up to 11 °; In the afternoon 8-13 °, in the south of Ukraine, in the western, April 21 and in the northern regions 11-16 °, and Transcarpathia up to 12 °.</text:p>
      <text:p text:style-name="P4">
In the highlands of the Carpathians, light rain, in places with wet snow; Temperature 0-5 ° heat, 4-9 ° heat in the afternoon.</text:p>
      <text:p text:style-name="P4">
<text:span text:style-name="T4">
 Read also: </text:span>
 <text:a xlink:type="simple" xlink:href="https://www.ukrinform.ua/rubric-regions/3697459-ratuvalniki-poperedzaut-pro-zatoplenna-u-sesti-oblastah-1819-kvitna.html" text:style-name="Internet_20_link" text:visited-style-name="Visited_20_Internet_20_Link">
<text:span text:style-name="T4">
 warned </text:span>
</text:a>
In the capital region, April 20 is moderate, April 21 is light rain. Kyiv temperature at night 6-8 °; In the afternoon April 20, about 10 °, April 21, 13-15 °. In the area 3-8 °; April 20 8-13 °, April 21, 11-16 °.</text:p>
      <text:p text:style-name="P4">
On weekends, April 22-23, light rain is expected in the central, southern brand regions of Ukraine; in the rest of the territory without significant rainfall.</text:p>
      <text:p text:style-name="P4">
The temperature at night is 3-9 °, in the afternoon 11-17 °, in Transcarpathia up to 20 °.</text:p>
      <text:p text:style-name="P4">
In Kiev and the region on April 22-23 without significant rainfall. The temperature in the capital is 5-7 °, in the afternoon 14-16 °; On the area at night 3-8 °, in the afternoon 12-17 °.</text:p>
      <text:p text:style-name="P4">
News Source: <text:a xlink:type="simple" xlink:href="https://www.ukrinform.ua/rubric-regions/3697508-v-ukraini-u-seredu-korotkocasni-dosi-vden-progrie-do-17.html" text:style-name="Internet_20_link" text:visited-style-name="Visited_20_Internet_20_Link">
https://www.ukrinform.ua/rubric-regions/3697508-v-ukraini-u-seredu-korotkocasni-dosi-vden-progrie-do-17.html</text:a>
</text:p>
      <!--NEWS-->
      <text:h text:style-name="P10" text:outline-level="1">
<text:span text:style-name="T4">
Pentagon confirmed: the first BMP "Bradley" is already in Ukraine</text:span>
</text:h>
      <text:p text:style-name="P4">
Authors: Ukrinform (Person)</text:p>
      <text:p text:style-name="P4">
Publisher: Укринформ (Organization)</text:p>
      <text:p text:style-name="P4">
Published Time: 2023-04-18T-46:10:00+03:00</text:p>
      <text:p text:style-name="P4">
Modified Time: 2023-04-18T21:10:00+03:00</text:p>
      <text:p text:style-name="P4">
Description: Some of the American Bradley infantry fighting vehicles have already arrived in the country. - Ukrinform.</text:p>
      <text:p text:style-name="P4">
Images: ["<text:a xlink:type="simple" xlink:href="https://static.ukrinform.com/photos/2023_04/thumb_files/630_360_1681841544-296.jpg" text:style-name="Internet_20_link" text:visited-style-name="Visited_20_Internet_20_Link">
630_360_16818...</text:a>
"]</text:p>
      <text:p text:style-name="P4">
Tags: ['Міноборони', 'Пентагон', 'Україна', 'Війна з росією']</text:p>
      <text:p text:style-name="P4">
Type: Article</text:p>
      <!--METADATA-->
      <text:p text:style-name="P4">
<draw:frame draw:style-name="fr1" draw:name="Image98" text:anchor-type="as-char" svg:width="6.9236in" svg:height="3.956343in" draw:z-index="0">
<draw:image xlink:href="../Images/yкринформ/2023-04-18T-46-10-00-03-00/630_360_1681841544-296.jpg" xlink:type="simple" xlink:show="embed" xlink:actuate="onLoad" draw:mime-type="image/jpeg"/>
</draw:frame>
Part of American fighting vehicles M2 "Bradley" have already arrived in the country.</text:p>
      <text:p text:style-name="P4">
As Ukrinform reports, about it <text:a xlink:type="simple" xlink:href="https://www.thedrive.com/the-war-zone/bradley-fighting-vehicles-have-officially-arrived-in-ukraine" text:style-name="Internet_20_link" text:visited-style-name="Visited_20_Internet_20_Link">
</text:a>
The pentagon of Charlie Dietz.</text:p>
      <text:p text:style-name="P4">
“Yes, we can confirm that part of“ Bradley ”arrived(In Ukraine - ed.)", - he said.</text:p>
      <text:p text:style-name="P4">
At the same time, the Dietz did not specify when they arrived and in what quantity, adding that the cheek should be redirected to the Ministry of Defense of Ukraine.</text:p>
      <text:p text:style-name="P4">
<text:span text:style-name="T4">
 Read also: </text:span>
 <text:a xlink:type="simple" xlink:href="https://www.ukrinform.ua/rubric-world/3697213-pentagon-poasniv-metu-perebuvanna-amerikanskih-vijskovih-v-ukraini.html" text:style-name="Internet_20_link" text:visited-style-name="Visited_20_Internet_20_Link">
<text:span text:style-name="T4">
 Pentagon </text:span>
</text:a>
On Monday, the Ministry of Defense of Ukraine published photos of the repainted "Bradley" on Twitter.</text:p>
      <text:p text:style-name="Quotations">

<text:p text:style-name="P4">
Bradley IFVS TRY ON A NEW OUTFIT. <text:a xlink:type="simple" xlink:href="https://t.co/OzMAF2d5tV" text:style-name="Internet_20_link" text:visited-style-name="Visited_20_Internet_20_Link">
</text:a>
&gt;
&gt;
 — Defense of Ukraine(@DefenceU) <text:a xlink:type="simple" xlink:href="https://twitter.com/DefenceU/status/1647945825186619393" text:style-name="Internet_20_link" text:visited-style-name="Visited_20_Internet_20_Link">
&gt;
 </text:a>
As reported by Ukrinform, earlier in <text:a xlink:type="simple" xlink:href="https://www.ukrinform.ua/tag-pentagon" text:style-name="Internet_20_link" text:visited-style-name="Visited_20_Internet_20_Link">
</text:a>
It has been reported that Ukraine will receive a modernized version of BMP Bradley, which is noticed by "tanks".</text:p>

</text:p>
      <text:p text:style-name="P4">
Bradley combat vehicles are part of the "network war" concept, which has been efficiency in battles with the Russian army.</text:p>
      <text:p text:style-name="P4">
<text:span text:style-name="T4">
 Read also: </text:span>
 <text:a xlink:type="simple" xlink:href="https://www.ukrinform.ua/rubric-polytics/3694702-moraveckij-u-vasingtoni-ssa-robitimut-dodatkovi-postavki-ozbroenna-v-ukrainu.html" text:style-name="Internet_20_link" text:visited-style-name="Visited_20_Internet_20_Link">
</text:a>
The new US military assistance package includes 50 American M2 Bradley infantry combat. The latest assistance package also provides for the transmission of M2 Bradley of 500 Tow Anti-Tank Missiles and 250 thousand 25 mmmpops to the automatic gun of this BMP.</text:p>
      <text:p text:style-name="P4">
<text:span text:style-name="T5">
Foto: Defense of Ukraine / Twitter</text:span>
</text:p>
      <text:p text:style-name="P4">
News Source: <text:a xlink:type="simple" xlink:href="https://www.ukrinform.ua/rubric-ato/3697658-pentagon-pidtverdiv-persi-bmp-bradley-vze-v-ukraini.html" text:style-name="Internet_20_link" text:visited-style-name="Visited_20_Internet_20_Link">
https://www.ukrinform.ua/rubric-ato/3697658-pentagon-pidtverdiv-persi-bmp-bradley-vze-v-ukraini.html</text:a>
</text:p>
      <!--NEWS-->
      <text:h text:style-name="P10" text:outline-level="1">
<text:span text:style-name="T4">
Zelensky discussed with the speaker of the House of Representatives of USA</text:span>
</text:h>
      <text:p text:style-name="P4">
Authors: Ukrinform (Person)</text:p>
      <text:p text:style-name="P4">
Publisher: Укринформ (Organization)</text:p>
      <text:p text:style-name="P4">
Published Time: 2023-04-18T-48:08:00+03:00</text:p>
      <text:p text:style-name="P4">
Modified Time: 2023-04-18T21:08:00+03:00</text:p>
      <text:p text:style-name="P4">
Description: President Volodymyr Zelenskyy discussed with the speaker of the House of Congress of US Congress, Kevin McCarthy Increased sanction pressure on Russia, in particular, in the oil and gas field. - Ukrinform.</text:p>
      <text:p text:style-name="P4">
Images: ["<text:a xlink:type="simple" xlink:href="https://static.ukrinform.com/photos/2023_04/thumb_files/630_360_1681842677-287.jpeg" text:style-name="Internet_20_link" text:visited-style-name="Visited_20_Internet_20_Link">
630_360_16818...</text:a>
"]</text:p>
      <text:p text:style-name="P4">
Tags: ['Антиросійські санкції', 'США', 'Зеленський', 'Війна з росією']</text:p>
      <text:p text:style-name="P4">
Type: Article</text:p>
      <!--METADATA-->
      <text:p text:style-name="P4">
<draw:frame draw:style-name="fr1" draw:name="Image99" text:anchor-type="as-char" svg:width="6.9236in" svg:height="3.956343in" draw:z-index="0">
<draw:image xlink:href="../Images/yкринформ/2023-04-18T-48-08-00-03-00/630_360_1681842677-287.jpeg" xlink:type="simple" xlink:show="embed" xlink:actuate="onLoad" draw:mime-type="image/jpeg"/>
</draw:frame>
President Volodymyr Zelenskyy discussed with the Speaker of the House of US Council, Kevin McCarthy Increased sanction pressure on Russia, in particular, the Unaftogasic sector.</text:p>
      <text:p text:style-name="P4">
Zelensky wrote about it in <text:a xlink:type="simple" xlink:href="https://twitter.com/ZelenskyyUa/status/1648380274760204297" text:style-name="Internet_20_link" text:visited-style-name="Visited_20_Internet_20_Link">
</text:a>
, reports Ukrinform.</text:p>
      <text:p text:style-name="P4">
"He had a telephone conversation with Kevin McCarthy. He thanked for the two -party support of Ukraine by Congress. He spoke about the situation on the front and the urgent needs of Ukraine in equipment, artillery, air defense and aviation. Discussion <text:a xlink:type="simple" xlink:href="https://www.ukrinform.ua/tag-sankcii" text:style-name="Internet_20_link" text:visited-style-name="Visited_20_Internet_20_Link">
</text:a>
pressure on the Russian Federation, in particular the Unaftogas sphere, "Zelensky wrote.</text:p>
      <text:p text:style-name="P4">
<text:span text:style-name="T4">
 Read also: </text:span>
 <text:a xlink:type="simple" xlink:href="https://www.ukrinform.ua/rubric-polytics/3695067-zelenskij-zustrivsa-iz-dvopartijnou-delegacieu-senatu-kongresu-ssa.html" text:style-name="Internet_20_link" text:visited-style-name="Visited_20_Internet_20_Link">
</text:a>
In <text:a xlink:type="simple" xlink:href="https://www.president.gov.ua/news/volodimir-zelenskij-proviv-telefonnu-rozmovu-zi-spikerom-pal-82329" text:style-name="Internet_20_link" text:visited-style-name="Visited_20_Internet_20_Link">
</text:a>
It is reported that Zelensky invited McCarthy to visit Ukraine during a telephone conversation.</text:p>
      <text:p text:style-name="P4">
As it was reported, the US Department of Finance has released a warning of prominent illegal equipment with sales of Russian oil due to the Pacific ports of the Russian Federation, which violates the imposed price restrictions.</text:p>
      <text:p text:style-name="P4">
<text:span text:style-name="T5">
Foto: op</text:span>
</text:p>
      <text:p text:style-name="P4">
News Source: <text:a xlink:type="simple" xlink:href="https://www.ukrinform.ua/rubric-polytics/3697656-zelenskij-obgovoriv-zi-spikerom-palati-predstavnikiv-ssa-posilenna-sankcijnogo-tisku-na-rf.html" text:style-name="Internet_20_link" text:visited-style-name="Visited_20_Internet_20_Link">
https://www.ukrinform.ua/rubric-polytics/3697656-zelenskij-obgovoriv-zi-spikerom-palati-predstavnikiv-ssa-posilenna-sankcijnogo-tisku-na-rf.html</text:a>
</text:p>
      <!--NEWS-->
      <text:h text:style-name="P10" text:outline-level="1">
<text:span text:style-name="T4">
The Government restricted access to Russian companies to the Ukrainian subsoil market</text:span>
</text:h>
      <text:p text:style-name="P4">
Authors: Ukrinform (Person)</text:p>
      <text:p text:style-name="P4">
Publisher: Укринформ (Organization)</text:p>
      <text:p text:style-name="P4">
Published Time: 2023-04-18T-50:04:44+03:00</text:p>
      <text:p text:style-name="P4">
Modified Time: 2023-04-18T21:04:44+03:00</text:p>
      <text:p text:style-name="P4">
Description: The Cabinet of Ministers has approved a list of foreign stock exchanges, which have admitted shares of legal entities, except for residents of the aggressor stat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росія', 'Родовище']</text:p>
      <text:p text:style-name="P4">
Type: Article</text:p>
      <!--METADATA-->
      <text:p text:style-name="P4">
<draw:frame draw:style-name="fr1" draw:name="Image100" text:anchor-type="as-char" svg:width="6.9236in" svg:height="3.956343in" draw:z-index="0">
<draw:image xlink:href="../Images/yкринформ/2023-04-18T-50-04-44-03-00/630_360_1659708198-453.jpg" xlink:type="simple" xlink:show="embed" xlink:actuate="onLoad" draw:mime-type="image/jpeg"/>
</draw:frame>
The Cabinet of Ministers has approved the list of foreign stock exchanges, to which the shares of legal entities, except for residents of the aggressor state, were bidding.</text:p>
      <text:p text:style-name="P4">
According to Ukrinform, the press service of the Ministry of Protection of Judges and Natural Resources in [] reports(http://t.me/mindovkillia/933).</text:p>
      <text:p text:style-name="P4">
“Today <text:a xlink:type="simple" xlink:href="https://www.ukrinform.ua/tag-rosia" text:style-name="Internet_20_link" text:visited-style-name="Visited_20_Internet_20_Link">
</text:a>
She occupied 740 Ukrainian minerals. Crime, in fact, stealing that she does not. But in civilized relationships there is no place for this country, to its companies, which directly or indirectly finance the terrorism of the puzzle against the Ukrainian people. Therefore, the government is currently taking another step to resist any access to the aggressor persons, D -Ukrainian subsoil, ”the Minister of Protection and Natural Resources Ruslan Strezlan commented.</text:p>
      <text:p text:style-name="P4">
It is noted that the need to create such a list is a requirement of the recent Law of Ukraine of December 1, 2022 No. 2805 -IX “On making some legislative acts of Ukraine on improving the legislation in the spherric management of the subsoil”. It is this Law that amend the Code of Ukraine on the subsoil, in particular, to determine legal entities that cannot be Ukrainian resources. These are legal entities in which: a substantial involvement of the state recognized by the Verkhovna Rada of Ukraine by the aggressor state; Substantial parts have legal entities registered in the aggressor state; Significant participation or are the ultimate beneficial owners of individuals-citizens of the aggressor state.</text:p>
      <text:p text:style-name="P4">
"In order to create effective fuses for the participation of these persons in bidding, and to approve in the field of subsoil use the list of foreign stockburses, the auction of which the actions of legal entities are admitted to the auction, except for the resident of the aggressor state," the ministry added.</text:p>
      <text:p text:style-name="P4">
*!(https://www.ukrinform.ua/rubric-polytics/3694085-ukraina-rozirvala-ugodu-z-rosieu-pro-poradok-peretinu-kordonu.html)As it was reported, the Cabinet of Ministers supported the termination of the joint agreement of the Jews and the Russian Federation on the promotion and mutual protection of investments.</text:p>
      <text:p text:style-name="P4">
News Source: <text:a xlink:type="simple" xlink:href="https://www.ukrinform.ua/rubric-economy/3697654-urad-obmeziv-dostup-rosijskih-kompanij-na-ukrainskij-rinok-nadrokoristuvanna.html" text:style-name="Internet_20_link" text:visited-style-name="Visited_20_Internet_20_Link">
https://www.ukrinform.ua/rubric-economy/3697654-urad-obmeziv-dostup-rosijskih-kompanij-na-ukrainskij-rinok-nadrokoristuvanna.html</text:a>
</text:p>
      <!--NEWS-->
      <text:h text:style-name="P10" text:outline-level="1">
<text:span text:style-name="T4">
Ukrainian weightlifter Gangur won two medals at the European Championships</text:span>
</text:h>
      <text:p text:style-name="P4">
Authors: Ukrinform (Person)</text:p>
      <text:p text:style-name="P4">
Publisher: Укринформ (Organization)</text:p>
      <text:p text:style-name="P4">
Published Time: 2023-04-18T-52:03:48+03:00</text:p>
      <text:p text:style-name="P4">
Modified Time: 2023-04-18T21:03:48+03:00</text:p>
      <text:p text:style-name="P4">
Description: Ukrainian Maria Gangur has won two medals at the European weightlifting Championships. - Ukrinform.</text:p>
      <text:p text:style-name="P4">
Images: ["<text:a xlink:type="simple" xlink:href="https://static.ukrinform.com/photos/2023_04/thumb_files/630_360_1681840929-449.jpeg" text:style-name="Internet_20_link" text:visited-style-name="Visited_20_Internet_20_Link">
630_360_16818...</text:a>
"]</text:p>
      <text:p text:style-name="P4">
Tags: ['Важка атлетика']</text:p>
      <text:p text:style-name="P4">
Type: Article</text:p>
      <!--METADATA-->
      <text:p text:style-name="P4">
<draw:frame draw:style-name="fr1" draw:name="Image101" text:anchor-type="as-char" svg:width="6.9236in" svg:height="3.956343in" draw:z-index="0">
<draw:image xlink:href="../Images/yкринформ/2023-04-18T-52-03-48-03-00/630_360_1681840929-449.jpeg" xlink:type="simple" xlink:show="embed" xlink:actuate="onLoad" draw:mime-type="image/jpeg"/>
</draw:frame>
Ukrainian Camaria Gangur won two medals at the European Athletics Championships.</text:p>
      <text:p text:style-name="P4">
She was in weight up to 64 kg, Ukrinform reports.</text:p>
      <text:p text:style-name="P4">
The gangur won bronze in a jerk and a "silver" in double. In the jerk, Maria took 98 kg on the third attempt. In the jolt, Ukrainian became fifth(116 kg), prosthesis by the amount of duoden(214 kg)She was able to get a medal.</text:p>
      <text:p text:style-name="P4">
Another Ukrainian Anna Davidova showed the 7th result. The victory was won by Nurigunor from Turkey.</text:p>
      <text:p text:style-name="P4">
<text:span text:style-name="T4">
 Read also: </text:span>
 <text:a xlink:type="simple" xlink:href="https://www.ukrinform.ua/rubric-sports/3697157-ukrainka-konotop-stala-absolutnou-cempionkou-evropi-z-vazkoi-atletiki.html" text:style-name="Internet_20_link" text:visited-style-name="Visited_20_Internet_20_Link">
<text:span text:style-name="T4">
 Konotop </text:span>
</text:a>
It was reported that it is held in Yerevan, Armenia.</text:p>
      <text:p text:style-name="P4">
Photo: Weightlifting World</text:p>
      <text:p text:style-name="P4">
News Source: <text:a xlink:type="simple" xlink:href="https://www.ukrinform.ua/rubric-sports/3697653-ukrainska-vazkoatletka-gangur-zdobula-dvi-medali-na-cempionati-evropi.html" text:style-name="Internet_20_link" text:visited-style-name="Visited_20_Internet_20_Link">
https://www.ukrinform.ua/rubric-sports/3697653-ukrainska-vazkoatletka-gangur-zdobula-dvi-medali-na-cempionati-evropi.html</text:a>
</text:p>
      <!--NEWS-->
      <text:h text:style-name="P10" text:outline-level="1">
<text:span text:style-name="T4">
The Cabinet of Ministers adopted a resolution on deprivation of a sports federation of national status in case of competitions with Russians and Belarusians</text:span>
</text:h>
      <text:p text:style-name="P4">
Authors: Ukrinform (Person)</text:p>
      <text:p text:style-name="P4">
Publisher: Укринформ (Organization)</text:p>
      <text:p text:style-name="P4">
Published Time: 2023-04-18T-55:44:10+03:00</text:p>
      <text:p text:style-name="P4">
Modified Time: 2023-04-18T20:44:10+03:00</text:p>
      <text:p text:style-name="P4">
Description: The Cabinet of Ministers of Ukraine adopted a resolution on deprivation of the sports federation of the status of national in the event of participation in competitions where athletes from the Russian Federation and Belarus act. - Ukrinform.</text:p>
      <text:p text:style-name="P4">
Images: ["<text:a xlink:type="simple" xlink:href="https://static.ukrinform.com/photos/2023_04/thumb_files/630_360_1681839742-350.jpg" text:style-name="Internet_20_link" text:visited-style-name="Visited_20_Internet_20_Link">
630_360_16818...</text:a>
"]</text:p>
      <text:p text:style-name="P4">
Tags: ['Олімпіада', 'НОК України', 'Міністерство молоді та спорту']</text:p>
      <text:p text:style-name="P4">
Type: Article</text:p>
      <!--METADATA-->
      <text:p text:style-name="P4">
<draw:frame draw:style-name="fr1" draw:name="Image102" text:anchor-type="as-char" svg:width="6.9236in" svg:height="3.956343in" draw:z-index="0">
<draw:image xlink:href="../Images/yкринформ/2023-04-18T-55-44-10-03-00/630_360_1681839742-350.jpg" xlink:type="simple" xlink:show="embed" xlink:actuate="onLoad" draw:mime-type="image/jpeg"/>
</draw:frame>
The Cabinet of Ministers of Ukraine adopted a resolution on the deprivation of the sports federation of national status in the case of participation in competitions where athletes from the RFTA Belarus perform.</text:p>
      <text:p text:style-name="P4">
As Ukrinform reports, with <text:a xlink:type="simple" xlink:href="https://mms.gov.ua/news/vneseno-zminy-do-polozhennia-pro-nadannia-na-konkursnykh-zasadakh-sportyvnii-federatsii-statusu-natsionalnoi-ta-pozbavlennia-takoho-statusu" text:style-name="Internet_20_link" text:visited-style-name="Visited_20_Internet_20_Link">
</text:a>
at the official website of youth and sports of Ukraine.</text:p>
      <text:p text:style-name="P4">
The Cabinet of Ministers amended the Regulations on the granting on a competitive basis of sports federation status and deprivation of such status.</text:p>
      <text:p text:style-name="P4">
“The resolution, in particular, provides for the possibility of depriving the All -Ukrainian Sports Federation of the status of national in the case of the participation of athletes who are in international sports competitions, in which athletes from the Russian Federation and the Republic of Belarus take part.</text:p>
      <text:p text:style-name="P4">
It should be noted that the peculiarity of the status of "national" is that the state gives separate powers to federations on the development of sports, conducting official classes and other competitions in Ukraine and the opportunity to represent Ukraine at the International Sports Arena.</text:p>
      <text:p text:style-name="P4">
The document amended paragraph 15 of the Regulation, supplement it after a new paragraph of the following content: "The participation of athletes who are members of corresponding sports federations, in international sports competitions, in which athletes from the Russian Federation and/or the Republic of Belarus will attend."</text:p>
      <text:p text:style-name="P4">
The legal act was developed taking into account the decision of the International Olympic Committee, which recommended the International Sports Federation to allow athletes from the Russian Federation and the Republic of Belarus to international sports competitions, organized by international federations and organizers of the youth and international sports.</text:p>
      <text:p text:style-name="P4">
<text:span text:style-name="T4">
 Read also: </text:span>
 <text:a xlink:type="simple" xlink:href="https://www.ukrinform.ua/rubric-sports/3695989-bidnij-e-bagato-krain-aki-rozgladaut-varianti-zorstkoi-reakcii-na-dopusk-rosian-i-bilorusiv.html" text:style-name="Internet_20_link" text:visited-style-name="Visited_20_Internet_20_Link">
<text:span text:style-name="T4">
 poor </text:span>
</text:a>
</text:p>
      <text:p text:style-name="P4">
As reported by Ukrinform, earlier the IOC executive committee recommended to return the Russian athletes to Russian athletes to international competitions in neutral status. In this case, teams from Russia and Belarus are not allowed to the tournaments, as well as sportsmen who support the war or have a contract with the army of Russian Abopelorus.</text:p>
      <text:p text:style-name="P4">
Photo: Getty Images</text:p>
      <text:p text:style-name="P4">
News Source: <text:a xlink:type="simple" xlink:href="https://www.ukrinform.ua/rubric-sports/3697648-kabmin-prijnav-postanovu-pro-pozbavlenna-sportivnoi-federacii-statusu-nacionalnoi-u-razi-ucasti-u-zmagannah-z-rosianami-ta-bilorusami.html" text:style-name="Internet_20_link" text:visited-style-name="Visited_20_Internet_20_Link">
https://www.ukrinform.ua/rubric-sports/3697648-kabmin-prijnav-postanovu-pro-pozbavlenna-sportivnoi-federacii-statusu-nacionalnoi-u-razi-ucasti-u-zmagannah-z-rosianami-ta-bilorusami.html</text:a>
</text:p>
      <!--NEWS-->
      <text:h text:style-name="P10" text:outline-level="1">
<text:span text:style-name="T4">
In Mariupol, tanks are fixed in the direction of Novoazovsk</text:span>
</text:h>
      <text:p text:style-name="P4">
Authors: Ukrinform (Person)</text:p>
      <text:p text:style-name="P4">
Publisher: Укринформ (Organization)</text:p>
      <text:p text:style-name="P4">
Published Time: 2023-04-18T-57:42:00+03:00</text:p>
      <text:p text:style-name="P4">
Modified Time: 2023-04-18T20:42:00+03:00</text:p>
      <text:p text:style-name="P4">
Description: In the temporarily captured Russian military Mariupol, tanks are recorded through the city center in the direction of Novoazovsk.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Російські військові', 'Війна з росією']</text:p>
      <text:p text:style-name="P4">
Type: Article</text:p>
      <!--METADATA-->
      <text:p text:style-name="P4">
<draw:frame draw:style-name="fr1" draw:name="Image103" text:anchor-type="as-char" svg:width="6.9236in" svg:height="3.956343in" draw:z-index="0">
<draw:image xlink:href="../Images/yкринформ/2023-04-18T-57-42-00-03-00/630_360_1680546247-363.jpg" xlink:type="simple" xlink:show="embed" xlink:actuate="onLoad" draw:mime-type="image/jpeg"/>
</draw:frame>
Timely captured by Russian military Mariupol fix the movement of tank cities in the direction of Novoazovsk.</text:p>
      <text:p text:style-name="P4">
As Ukrinform reports, about it in <text:a xlink:type="simple" xlink:href="https://t.me/andriyshTime/8763" text:style-name="Internet_20_link" text:visited-style-name="Visited_20_Internet_20_Link">
</text:a>
The mayor of Mariupol Petro Andryushchenko reported and published the relevant video.</text:p>
      <text:p text:style-name="P4">
“Returning to the tanks on the streets <text:a xlink:type="simple" xlink:href="https://www.ukrinform.ua/tag-mariupol" text:style-name="Internet_20_link" text:visited-style-name="Visited_20_Internet_20_Link">
</text:a>
. Фіксуємо черговий зворотній рух танків. З напряму Мангушу через центр містав напрям Новоазовська. Чергове посилення на Вугледарський напрям», - написавАндрющенко.</text:p>
      <text:p text:style-name="P4">
<text:span text:style-name="T4">
Читайте також:</text:span>
 <text:a xlink:type="simple" xlink:href="https://www.ukrinform.ua/rubric-ato/3697428-u-mariupolskij-rajon-pribuli-cergovi-pidrozdili-zagarbnikiv.html" text:style-name="Internet_20_link" text:visited-style-name="Visited_20_Internet_20_Link">
 <text:span text:style-name="T4">
Маріупол</text:span>
 </text:a>
As it was reported, Mariupol and the surrounding settlements are transformed by the Naiysk-Logistics Hub of the Russian Army.</text:p>
      <text:p text:style-name="P4">
News Source: <text:a xlink:type="simple" xlink:href="https://www.ukrinform.ua/rubric-ato/3697647-u-mariupoli-fiksuut-ruh-tankiv-u-napramku-novoazovska.html" text:style-name="Internet_20_link" text:visited-style-name="Visited_20_Internet_20_Link">
https://www.ukrinform.ua/rubric-ato/3697647-u-mariupoli-fiksuut-ruh-tankiv-u-napramku-novoazovska.html</text:a>
</text:p>
      <!--NEWS-->
      <text:h text:style-name="P10" text:outline-level="1">
<text:span text:style-name="T4">
States and NATO have not seen signs of moving nuclear weapons from Russia to Belarus</text:span>
</text:h>
      <text:p text:style-name="P4">
Authors: Ukrinform (Person)</text:p>
      <text:p text:style-name="P4">
Publisher: Укринформ (Organization)</text:p>
      <text:p text:style-name="P4">
Published Time: 2023-04-18T-59:40:53+03:00</text:p>
      <text:p text:style-name="P4">
Modified Time: 2023-04-18T20:40:53+03:00</text:p>
      <text:p text:style-name="P4">
Description: The United States and the North Atlantic Alliance have not seen any changes in the positions of the strategic nuclear forces of the Russian Federation, including the movement of tactical nuclear weapons into the territory of the Republic of Belarus. - Ukrinform.</text:p>
      <text:p text:style-name="P4">
Images: ["<text:a xlink:type="simple" xlink:href="https://static.ukrinform.com/photos/2022_01/thumb_files/630_360_1641836883-328.jpg" text:style-name="Internet_20_link" text:visited-style-name="Visited_20_Internet_20_Link">
630_360_16418...</text:a>
"]</text:p>
      <text:p text:style-name="P4">
Tags: ['білорусь', 'НАТО', 'США', 'Ядерна зброя', 'росія']</text:p>
      <text:p text:style-name="P4">
Type: Article</text:p>
      <!--METADATA-->
      <text:p text:style-name="P4">
<draw:frame draw:style-name="fr1" draw:name="Image104" text:anchor-type="as-char" svg:width="6.9236in" svg:height="3.956343in" draw:z-index="0">
<draw:image xlink:href="../Images/yкринформ/2023-04-18T-59-40-53-03-00/630_360_1641836883-328.jpg" xlink:type="simple" xlink:show="embed" xlink:actuate="onLoad" draw:mime-type="image/jpeg"/>
</draw:frame>
The North Atlantic Alliance has now been seen as of the Russian Federation's strategic nuclear forces, including the movement of tactical nuclear weapons into the territory of the Republic of Belarus.</text:p>
      <text:p text:style-name="P4">
This was stated on Tuesday during a NATO conference in Washington, a first -time US Secretary of State Wendy Sherman, reports his own correspondent.</text:p>
      <text:p text:style-name="P4">
"We were all monitored and were concerned that Vladimir Putin would use what wins a non-patient tactical nuclear weapon, or commit certain demonstrations for escalation, but in a managed escalation of risk," the US Secretary of State said.</text:p>
      <text:p text:style-name="P4">
She stressed that in <text:a xlink:type="simple" xlink:href="https://www.ukrinform.ua/tag-ssa" text:style-name="Internet_20_link" text:visited-style-name="Visited_20_Internet_20_Link">
</text:a>
And NATO will be aware of the development of events. At the same time, Sherman agreed with the assessment of Natons Stoltenberg's Secretary General that the Alliance has not seen "no changes in the positions of the strategic forces of Russia," which would require changes in the positions of the Allies of the Polish -Atlantic Alliance. She noted that, according to the American page, Russia has not yet moved nuclear weapons to Belarus, but stressed that such a step of the Russian Federation would no doubt considered "dangerous escalation".</text:p>
      <text:p text:style-name="P4">
<text:span text:style-name="T4">
 Read also: </text:span>
 <text:a xlink:type="simple" xlink:href="https://www.ukrinform.ua/rubric-world/3697577-ssa-zaklikali-kraini-nato-posiliti-kontrol-nad-nerozpovsudzennam-adernoi-zbroi.html" text:style-name="Internet_20_link" text:visited-style-name="Visited_20_Internet_20_Link">
<text:span text:style-name="T4">
 USA </text:span>
</text:a>
As reported by Ukrinform, last month, Putin stated that the Russian Federation should build a special storage for tactical nuclear weapons in Belarus by July.</text:p>
      <text:p text:style-name="P4">
<text:span text:style-name="T5">
Foto: @deputysecstate</text:span>
</text:p>
      <text:p text:style-name="P4">
News Source: <text:a xlink:type="simple" xlink:href="https://www.ukrinform.ua/rubric-world/3697646-stati-j-nato-poki-ne-bacili-oznak-peremisenna-adernoi-zbroi-z-rosii-v-bilorus.html" text:style-name="Internet_20_link" text:visited-style-name="Visited_20_Internet_20_Link">
https://www.ukrinform.ua/rubric-world/3697646-stati-j-nato-poki-ne-bacili-oznak-peremisenna-adernoi-zbroi-z-rosii-v-bilorus.html</text:a>
</text:p>
      <!--NEWS-->
      <text:h text:style-name="P10" text:outline-level="1">
<text:span text:style-name="T4">
The enemy hit the Nikopol district: damaged houses and solar panels</text:span>
</text:h>
      <text:p text:style-name="P4">
Authors: Ukrinform (Person)</text:p>
      <text:p text:style-name="P4">
Publisher: Укринформ (Organization)</text:p>
      <text:p text:style-name="P4">
Published Time: 2023-04-18T-61:32:00+03:00</text:p>
      <text:p text:style-name="P4">
Modified Time: 2023-04-18T20:32:00+03:00</text:p>
      <text:p text:style-name="P4">
Description: The enemy army hit the Nikopol district, there is a destruction in the territory of the Chervonohrigor community. - Ukrinform.</text:p>
      <text:p text:style-name="P4">
Images: ["<text:a xlink:type="simple" xlink:href="https://static.ukrinform.com/photos/2023_04/thumb_files/630_360_1681838994-370.jpg" text:style-name="Internet_20_link" text:visited-style-name="Visited_20_Internet_20_Link">
630_360_16818...</text:a>
"]</text:p>
      <text:p text:style-name="P4">
Tags: None</text:p>
      <text:p text:style-name="P4">
Type: Article</text:p>
      <!--METADATA-->
      <text:p text:style-name="P4">
<draw:frame draw:style-name="fr1" draw:name="Image105" text:anchor-type="as-char" svg:width="6.9236in" svg:height="3.956343in" draw:z-index="0">
<draw:image xlink:href="../Images/yкринформ/2023-04-18T-61-32-00-03-00/630_360_1681838994-370.jpg" xlink:type="simple" xlink:show="embed" xlink:actuate="onLoad" draw:mime-type="image/jpeg"/>
</draw:frame>
Honorama struck in the Nikopol district, there is a destruction in the territory of the Chervonogrigoriv community.</text:p>
      <text:p text:style-name="P4">
About it in <text:a xlink:type="simple" xlink:href="http://t.me/mykola_lukashuk/4177" text:style-name="Internet_20_link" text:visited-style-name="Visited_20_Internet_20_Link">
</text:a>
Informs Mykola Lukashuk, the Chief Properepetrovsk Regional Council, Ukrinform reports.</text:p>
      <text:p text:style-name="P4">
“Again attacks in the Nikopol district. In the afternoon, the invaders were beaten by the red -headed community. The shelling has destroyed and damaged solar panels, ”he wrote.</text:p>
      <text:p text:style-name="P4">
It is noted that the private enterprise, 6 residential buildings, household buildings, car and greenhouses are damaged. Rescuers inspect the territory. There are no traumatic or dead.</text:p>
      <text:p text:style-name="P4">
<text:span text:style-name="T4">
 Read also: </text:span>
 <text:a xlink:type="simple" xlink:href="https://www.ukrinform.ua/rubric-regions/3697596-na-hersonsini-vnaslidok-obstriliv-znestrumleni-dva-naseleni-punkti.html" text:style-name="Internet_20_link" text:visited-style-name="Visited_20_Internet_20_Link">
<text:span text:style-name="T4">
 firing </text:span>
</text:a>
Earlier it was reported that yesterday the aggressor also fired at Nikopol region.</text:p>
      <text:p text:style-name="P4">
News Source: <text:a xlink:type="simple" xlink:href="https://www.ukrinform.ua/rubric-ato/3697645-vorog-udariv-po-nikopolskomu-rajonu-poskodzeni-budinki-j-sonacni-paneli.html" text:style-name="Internet_20_link" text:visited-style-name="Visited_20_Internet_20_Link">
https://www.ukrinform.ua/rubric-ato/3697645-vorog-udariv-po-nikopolskomu-rajonu-poskodzeni-budinki-j-sonacni-paneli.html</text:a>
</text:p>
      <!--NEWS-->
      <text:h text:style-name="P10" text:outline-level="1">
<text:span text:style-name="T4">
Germany handed Ukraine to Ukraine Patriot system</text:span>
</text:h>
      <text:p text:style-name="P4">
Authors: Ukrinform (Person)</text:p>
      <text:p text:style-name="P4">
Publisher: Укринформ (Organization)</text:p>
      <text:p text:style-name="P4">
Published Time: 2023-04-18T-63:23:00+03:00</text:p>
      <text:p text:style-name="P4">
Modified Time: 2023-04-18T20:23:00+03:00</text:p>
      <text:p text:style-name="P4">
Description: Germany has transferred the Patriot anti-aircraft missile complex to Ukraine. - Ukrinform.</text:p>
      <text:p text:style-name="P4">
Images: ["<text:a xlink:type="simple" xlink:href="https://static.ukrinform.com/photos/2023_02/thumb_files/630_360_1677609021-779.jpg" text:style-name="Internet_20_link" text:visited-style-name="Visited_20_Internet_20_Link">
630_360_16776...</text:a>
", "<text:a xlink:type="simple" xlink:href="https://static.ukrinform.com/photos/2023_04/1681838994-538.jpg" text:style-name="Internet_20_link" text:visited-style-name="Visited_20_Internet_20_Link">
1681838994-53...</text:a>
"]</text:p>
      <text:p text:style-name="P4">
Tags: ['Німеччина', 'Patriot ', 'ППО']</text:p>
      <text:p text:style-name="P4">
Type: Article</text:p>
      <!--METADATA-->
      <text:p text:style-name="P4">
<draw:frame draw:style-name="fr1" draw:name="Image106" text:anchor-type="as-char" svg:width="6.9236in" svg:height="3.956343in" draw:z-index="0">
<draw:image xlink:href="../Images/yкринформ/2023-04-18T-63-23-00-03-00/630_360_1677609021-779.jpg" xlink:type="simple" xlink:show="embed" xlink:actuate="onLoad" draw:mime-type="image/jpeg"/>
</draw:frame>
Germany reported to Ukraine the Anti-aircraft missile complex Patriot.</text:p>
      <text:p text:style-name="P4">
About this <text:a xlink:type="simple" xlink:href="https://www.bundesregierung.de/breg-en/news/military-support-ukraine-2054992" text:style-name="Internet_20_link" text:visited-style-name="Visited_20_Internet_20_Link">
 </text:a>
On the website of the German government, which published an updated list of military assistance, Ukrinform reports.</text:p>
      <text:p text:style-name="P4">
In the list, in particular, Patriot system, 16 Zetros trucks(In total, they are preceded 76)and two cars to protect the border(Earlier was transferred to 122 Odnitsa).</text:p>
      <text:p text:style-name="P4">
<draw:frame draw:style-name="fr1" draw:name="Image107" text:anchor-type="as-char" svg:width="6.9236in" svg:height="5.468362in" draw:z-index="0">
<draw:image xlink:href="../Images/yкринформ/2023-04-18T-63-23-00-03-00/1681838994-538.jpg" xlink:type="simple" xlink:show="embed" xlink:actuate="onLoad" draw:mime-type="image/jpeg"/>
</draw:frame>
It should be noted that the German side informs the transfer of the systems of the weapons when they are already in Ukraine and delivered to the location.</text:p>
      <text:p text:style-name="P4">
<text:span text:style-name="T4">
 Read also: </text:span>
 <text:a xlink:type="simple" xlink:href="https://www.ukrinform.ua/rubric-ato/3693947-ukraina-povidomit-pro-nadhodzenna-patriot-todi-koli-ce-bude-potribno-ignat.html" text:style-name="Internet_20_link" text:visited-style-name="Visited_20_Internet_20_Link">
<text:span text:style-name="T4">
 patriot </text:span>
</text:a>
As reported by Ukrinform, <text:a xlink:type="simple" xlink:href="https://www.ukrinform.ua/tag-nimeccina" text:style-name="Internet_20_link" text:visited-style-name="Visited_20_Internet_20_Link">
</text:a>
Transferred Ukraine to Leopard 2A6 tanks, Marder BMPs and demining tanks.</text:p>
      <text:p text:style-name="P4">
News Source: <text:a xlink:type="simple" xlink:href="https://www.ukrinform.ua/rubric-ato/3697643-nimeccina-peredala-ukraini-sistemu-ppo-patriot.html" text:style-name="Internet_20_link" text:visited-style-name="Visited_20_Internet_20_Link">
https://www.ukrinform.ua/rubric-ato/3697643-nimeccina-peredala-ukraini-sistemu-ppo-patriot.html</text:a>
</text:p>
      <!--NEWS-->
      <text:h text:style-name="P10" text:outline-level="1">
<text:span text:style-name="T4">
According to Kremlin Putin visited military HQs in occupied regions of Ukraine</text:span>
</text:h>
      <text:p text:style-name="P4">
Authors: liveuamap (Language: en)</text:p>
      <text:p text:style-name="P4">
Time: 2023-04-18T01:42:16</text:p>
      <text:p text:style-name="P4">
Location: Rostov (Latitude:47.26432 Longtitude:39.64828)</text:p>
      <text:p text:style-name="P4">
Videos: []</text:p>
      <text:p text:style-name="P4">
Images: []</text:p>
      <text:p text:style-name="P4">
Tags: ["Russia"]</text:p>
      <text:p text:style-name="P4">
Id: 22556844</text:p>
      <!--METADATA-->
      <text:p text:style-name="P4">
According to Kremlin Putin visited military HQs in occupied regions of Ukraine</text:p>
      <text:p text:style-name="P4">
News Collection Link: <text:a xlink:type="simple" xlink:href="https://liveuamap.com/en/2023/18-april-according-to-kremlin-putin-visited-military-hqs" text:style-name="Internet_20_link" text:visited-style-name="Visited_20_Internet_20_Link">
https://liveuamap.com/en/2023/18-april-according-to-kremlin-putin-visited-military-hqs</text:a>
</text:p>
      <text:p text:style-name="P4">
News Source: <text:a xlink:type="simple" xlink:href="https://t.me/rian_ru/200117" text:style-name="Internet_20_link" text:visited-style-name="Visited_20_Internet_20_Link">
https://t.me/rian_ru/200117</text:a>
</text:p>
      <!--NEWS-->
      <text:h text:style-name="P10" text:outline-level="1">
<text:span text:style-name="T4">
Poltavska Oblast(07:44). Red Alert: aerial threat. Sirens sounding. Take cover now!</text:span>
</text:h>
      <text:p text:style-name="P4">
Authors: liveuamap (Language: en)</text:p>
      <text:p text:style-name="P4">
Time: 2023-04-18T01:45:00</text:p>
      <text:p text:style-name="P4">
Location: Poltavska Oblast (Latitude:49.47627 Longtitude:33.81773)</text:p>
      <text:p text:style-name="P4">
Videos: []</text:p>
      <text:p text:style-name="P4">
Images: []</text:p>
      <text:p text:style-name="P4">
Tags: ["Europe", "Central and Eastern Europe"]</text:p>
      <text:p text:style-name="P4">
Id: 22556850</text:p>
      <!--METADATA-->
      <text:p text:style-name="P4">
Poltava(07:44). Red Alert: aerial threat. Sirens sounding. Take covernow!</text:p>
      <text:p text:style-name="P4">
News Collection Link: <text:a xlink:type="simple" xlink:href="https://liveuamap.com/en/2023/18-april-poltavska-oblast0744-red-alert-aeriag" text:style-name="Internet_20_link" text:visited-style-name="Visited_20_Internet_20_Link">
https://liveuamap.com/en/2023/18-april-poltavska-oblast0744-red-alert-aeriag</text:a>
</text:p>
      <text:p text:style-name="P4">
News Source: <text:a xlink:type="simple" xlink:href="https://t.me/suspilnepoltava/10815" text:style-name="Internet_20_link" text:visited-style-name="Visited_20_Internet_20_Link">
https://t.me/suspilnepoltava/10815</text:a>
</text:p>
      <!--NEWS-->
      <text:h text:style-name="P10" text:outline-level="1">
<text:span text:style-name="T4">
Kharkiv, Kharkiv region, Dnipro, Dnipropetrovsk region, Zaporizhzhya region, Donetsk region (...</text:span>
</text:h>
      <text:p text:style-name="P4">
Authors: liveuamap (Language: en)</text:p>
      <text:p text:style-name="P4">
Time: 2023-04-18T01:47:00</text:p>
      <text:p text:style-name="P4">
Location: Kharkiv (Latitude:49.98023 Longtitude:36.25234)</text:p>
      <text:p text:style-name="P4">
Videos: []</text:p>
      <text:p text:style-name="P4">
Images: []</text:p>
      <text:p text:style-name="P4">
Tags: ["Europe", "Central and Eastern Europe"]</text:p>
      <text:p text:style-name="P4">
Id: 22556856</text:p>
      <!--METADATA-->
      <text:p text:style-name="P4">
Kharkiv, Kharkiv region, Dnipro, Dnipropetrovsk region, Zaporizhzhya region, Donetsk region(07:45). Red Alert: aerial threat. Sirens sounding. Take covernow!</text:p>
      <text:p text:style-name="P4">
News Collection Link: <text:a xlink:type="simple" xlink:href="https://liveuamap.com/en/2023/18-april-kharkiv-kharkivska-oblast-dnipro-dnig" text:style-name="Internet_20_link" text:visited-style-name="Visited_20_Internet_20_Link">
https://liveuamap.com/en/2023/18-april-kharkiv-kharkivska-oblast-dnipro-dnig</text:a>
</text:p>
      <text:p text:style-name="P4">
News Source: <text:a xlink:type="simple" xlink:href="https://t.me/air_alert_ua/43258" text:style-name="Internet_20_link" text:visited-style-name="Visited_20_Internet_20_Link">
https://t.me/air_alert_ua/43258</text:a>
</text:p>
      <!--NEWS-->
      <text:h text:style-name="P10" text:outline-level="1">
<text:span text:style-name="T4">
Chernihivska Oblast(08:13). Red Alert: aerial threat. Sirens sounding. Take cover now!</text:span>
</text:h>
      <text:p text:style-name="P4">
Authors: liveuamap (Language: en)</text:p>
      <text:p text:style-name="P4">
Time: 2023-04-18T02:13:00</text:p>
      <text:p text:style-name="P4">
Location: Chernihivska Oblast (Latitude:51.3324 Longtitude:31.99931)</text:p>
      <text:p text:style-name="P4">
Videos: []</text:p>
      <text:p text:style-name="P4">
Images: []</text:p>
      <text:p text:style-name="P4">
Tags: ["Europe", "Central and Eastern Europe"]</text:p>
      <text:p text:style-name="P4">
Id: 22556888</text:p>
      <!--METADATA-->
      <text:p text:style-name="P4">
Chernihiv region(08:13). Red Alert: aerial threat. Sirens sounding. Takecover now!</text:p>
      <text:p text:style-name="P4">
News Collection Link: <text:a xlink:type="simple" xlink:href="https://liveuamap.com/en/2023/18-april-chernihivska-oblast0813-red-alert-aeg" text:style-name="Internet_20_link" text:visited-style-name="Visited_20_Internet_20_Link">
https://liveuamap.com/en/2023/18-april-chernihivska-oblast0813-red-alert-aeg</text:a>
</text:p>
      <text:p text:style-name="P4">
News Source: <text:a xlink:type="simple" xlink:href="https://t.me/suspilnechernihiv/17695" text:style-name="Internet_20_link" text:visited-style-name="Visited_20_Internet_20_Link">
https://t.me/suspilnechernihiv/17695</text:a>
</text:p>
      <!--NEWS-->
      <text:h text:style-name="P10" text:outline-level="1">
<text:span text:style-name="T4">
Sumska Oblast(08:14). Red Alert: aerial threat. Sirens sounding. Take cover now!</text:span>
</text:h>
      <text:p text:style-name="P4">
Authors: liveuamap (Language: en)</text:p>
      <text:p text:style-name="P4">
Time: 2023-04-18T02:15:00</text:p>
      <text:p text:style-name="P4">
Location: Sumska Oblast (Latitude:50.99896 Longtitude:33.99908)</text:p>
      <text:p text:style-name="P4">
Videos: []</text:p>
      <text:p text:style-name="P4">
Images: []</text:p>
      <text:p text:style-name="P4">
Tags: ["Europe", "Central and Eastern Europe"]</text:p>
      <text:p text:style-name="P4">
Id: 22556889</text:p>
      <!--METADATA-->
      <text:p text:style-name="P4">
Sumy region(08:14). Red Alert: aerial threat. Sirens sounding. Take covernow!</text:p>
      <text:p text:style-name="P4">
News Collection Link: <text:a xlink:type="simple" xlink:href="https://liveuamap.com/en/2023/18-april-sumska-oblast0814-red-alert-aerial-tg" text:style-name="Internet_20_link" text:visited-style-name="Visited_20_Internet_20_Link">
https://liveuamap.com/en/2023/18-april-sumska-oblast0814-red-alert-aerial-tg</text:a>
</text:p>
      <text:p text:style-name="P4">
News Source: <text:a xlink:type="simple" xlink:href="https://t.me/air_alert_ua/43260" text:style-name="Internet_20_link" text:visited-style-name="Visited_20_Internet_20_Link">
https://t.me/air_alert_ua/43260</text:a>
</text:p>
      <!--NEWS-->
      <text:h text:style-name="P10" text:outline-level="1">
<text:span text:style-name="T4">
Chernihivska Oblast(08:58). Red Alert: aerial threat. Sirens sounding. Take cover now!</text:span>
</text:h>
      <text:p text:style-name="P4">
Authors: liveuamap (Language: en)</text:p>
      <text:p text:style-name="P4">
Time: 2023-04-18T03:04:00</text:p>
      <text:p text:style-name="P4">
Location: Chernihivska Oblast (Latitude:51.33312 Longtitude:31.99934)</text:p>
      <text:p text:style-name="P4">
Videos: []</text:p>
      <text:p text:style-name="P4">
Images: []</text:p>
      <text:p text:style-name="P4">
Tags: ["Europe", "Central and Eastern Europe"]</text:p>
      <text:p text:style-name="P4">
Id: 22556911</text:p>
      <!--METADATA-->
      <text:p text:style-name="P4">
Chernihiv region(08:58). Red Alert: aerial threat. Sirens sounding. Takecover now!</text:p>
      <text:p text:style-name="P4">
News Collection Link: <text:a xlink:type="simple" xlink:href="https://liveuamap.com/en/2023/18-april-chernihivska-oblast0858-red-alert-aeg" text:style-name="Internet_20_link" text:visited-style-name="Visited_20_Internet_20_Link">
https://liveuamap.com/en/2023/18-april-chernihivska-oblast0858-red-alert-aeg</text:a>
</text:p>
      <text:p text:style-name="P4">
News Source: <text:a xlink:type="simple" xlink:href="https://t.me/air_alert_ua/43269" text:style-name="Internet_20_link" text:visited-style-name="Visited_20_Internet_20_Link">
https://t.me/air_alert_ua/43269</text:a>
</text:p>
      <!--NEWS-->
      <text:h text:style-name="P10" text:outline-level="1">
<text:span text:style-name="T4">
Sumska Oblast(09:29). Red Alert: aerial threat. Sirens sounding. Take cover now!</text:span>
</text:h>
      <text:p text:style-name="P4">
Authors: liveuamap (Language: en)</text:p>
      <text:p text:style-name="P4">
Time: 2023-04-18T03:31:00</text:p>
      <text:p text:style-name="P4">
Location: Sumska Oblast (Latitude:50.99972 Longtitude:34.00057)</text:p>
      <text:p text:style-name="P4">
Videos: []</text:p>
      <text:p text:style-name="P4">
Images: []</text:p>
      <text:p text:style-name="P4">
Tags: ["Europe", "Central and Eastern Europe"]</text:p>
      <text:p text:style-name="P4">
Id: 22556912</text:p>
      <!--METADATA-->
      <text:p text:style-name="P4">
Sumy region(09:29). Red Alert: aerial threat. Sirens sounding. Take covernow!</text:p>
      <text:p text:style-name="P4">
News Collection Link: <text:a xlink:type="simple" xlink:href="https://liveuamap.com/en/2023/18-april-sumska-oblast0929-red-alert-aerial-tg" text:style-name="Internet_20_link" text:visited-style-name="Visited_20_Internet_20_Link">
https://liveuamap.com/en/2023/18-april-sumska-oblast0929-red-alert-aerial-tg</text:a>
</text:p>
      <text:p text:style-name="P4">
News Source: <text:a xlink:type="simple" xlink:href="https://t.me/air_alert_ua/43270" text:style-name="Internet_20_link" text:visited-style-name="Visited_20_Internet_20_Link">
https://t.me/air_alert_ua/43270</text:a>
</text:p>
      <!--NEWS-->
      <text:h text:style-name="P10" text:outline-level="1">
<text:span text:style-name="T4">
Lukashenka met with the chief of Russian occupation authorities in Donetsk region of Ukraine ...</text:span>
</text:h>
      <text:p text:style-name="P4">
Authors: liveuamap (Language: en)</text:p>
      <text:p text:style-name="P4">
Time: 2023-04-18T04:31:30</text:p>
      <text:p text:style-name="P4">
Location: Minsk, (Latitude:53.92597 Longtitude:27.52539)</text:p>
      <text:p text:style-name="P4">
Videos: []</text:p>
      <text:p text:style-name="P4">
Images: ["<text:a xlink:type="simple" xlink:href="https://liveuamap.com/pics/2023/04/18/22556928_0.jpg" text:style-name="Internet_20_link" text:visited-style-name="Visited_20_Internet_20_Link">
22556928_0.jpg</text:a>
"]</text:p>
      <text:p text:style-name="P4">
Tags: ["Belarus", "Central and Eastern Europe"]</text:p>
      <text:p text:style-name="P4">
Id: 22556928</text:p>
      <!--METADATA-->
      <text:p text:style-name="P4">
Lukashenka met with the chief of Russian occupation authorities in Donetskregion of Ukraine Pushilin</text:p>
      <text:p text:style-name="P4">
<draw:frame draw:style-name="fr1" draw:name="Image108" text:anchor-type="as-char" svg:width="6.9236in" svg:height="9.231467in" draw:z-index="0">
<draw:image xlink:href="../Images/liveuamap/2023-04-18T04-31-30/22556928_0.jpg" xlink:type="simple" xlink:show="embed" xlink:actuate="onLoad" draw:mime-type="image/jpeg"/>
</draw:frame>
News Collection Link: <text:a xlink:type="simple" xlink:href="https://liveuamap.com/en/2023/18-april-lukashenka-met-with-the-chief-of-russian-occupation" text:style-name="Internet_20_link" text:visited-style-name="Visited_20_Internet_20_Link">
https://liveuamap.com/en/2023/18-april-lukashenka-met-with-the-chief-of-russian-occupation</text:a>
</text:p>
      <text:p text:style-name="P4">
News Source: <text:a xlink:type="simple" xlink:href="https://t.me/pul_1/8745" text:style-name="Internet_20_link" text:visited-style-name="Visited_20_Internet_20_Link">
https://t.me/pul_1/8745</text:a>
</text:p>
      <!--NEWS-->
      <text:h text:style-name="P10" text:outline-level="1">
<text:span text:style-name="T4">
At Sivershchyna and Slobozhanschyna directions Russian army shelled Sosnivka, Popivka and Isk...</text:span>
</text:h>
      <text:p text:style-name="P4">
Authors: liveuamap (Language: en)</text:p>
      <text:p text:style-name="P4">
Time: 2023-04-18T04:53:00</text:p>
      <text:p text:style-name="P4">
Location: Vovchansk (Latitude:50.41224 Longtitude:37.38682)</text:p>
      <text:p text:style-name="P4">
Videos: []</text:p>
      <text:p text:style-name="P4">
Images: []</text:p>
      <text:p text:style-name="P4">
Tags: ["Russia"]</text:p>
      <text:p text:style-name="P4">
Id: 22556946</text:p>
      <!--METADATA-->
      <text:p text:style-name="P4">
At Sivershchyna and Slobozhanschyna directions Russian army shelled Sosnivka,Popivka and Iskryskivschyna of Sumy region, also Okip, Bayrak, Vovchansk,Okhrimivka and Nesterne of Kharkiv region, - General Staff of Armed Forces ofUkraine says in the morning report</text:p>
      <text:p text:style-name="P4">
News Collection Link: <text:a xlink:type="simple" xlink:href="https://liveuamap.com/en/2023/18-april-at-sivershchyna-and-slobozhanschyna-directions-russian" text:style-name="Internet_20_link" text:visited-style-name="Visited_20_Internet_20_Link">
https://liveuamap.com/en/2023/18-april-at-sivershchyna-and-slobozhanschyna-directions-russian</text:a>
</text:p>
      <text:p text:style-name="P4">
News Source: <text:a xlink:type="simple" xlink:href="https://t.me/lumsrc/4522" text:style-name="Internet_20_link" text:visited-style-name="Visited_20_Internet_20_Link">
https://t.me/lumsrc/4522</text:a>
</text:p>
      <!--NEWS-->
      <text:h text:style-name="P10" text:outline-level="1">
<text:span text:style-name="T4">
Donetsk Oblast(10:55). Red Alert: aerial threat. Sirens sounding. Take cover now!</text:span>
</text:h>
      <text:p text:style-name="P4">
Authors: liveuamap (Language: en)</text:p>
      <text:p text:style-name="P4">
Time: 2023-04-18T04:56:00</text:p>
      <text:p text:style-name="P4">
Location: Donetsk Oblast (Latitude:48.72639 Longtitude:37.57752)</text:p>
      <text:p text:style-name="P4">
Videos: []</text:p>
      <text:p text:style-name="P4">
Images: []</text:p>
      <text:p text:style-name="P4">
Tags: ["Europe", "Central and Eastern Europe"]</text:p>
      <text:p text:style-name="P4">
Id: 22556937</text:p>
      <!--METADATA-->
      <text:p text:style-name="P4">
Donetsk Oblast(10:55). Red Alert: aerial threat. Sirens sounding. Take covernow!</text:p>
      <text:p text:style-name="P4">
News Collection Link: <text:a xlink:type="simple" xlink:href="https://liveuamap.com/en/2023/18-april-donetsk-oblast1055-red-alert-aerial-g" text:style-name="Internet_20_link" text:visited-style-name="Visited_20_Internet_20_Link">
https://liveuamap.com/en/2023/18-april-donetsk-oblast1055-red-alert-aerial-g</text:a>
</text:p>
      <text:p text:style-name="P4">
News Source: <text:a xlink:type="simple" xlink:href="https://t.me/air_alert_ua/43271" text:style-name="Internet_20_link" text:visited-style-name="Visited_20_Internet_20_Link">
https://t.me/air_alert_ua/4327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8T04:59:23</text:p>
      <text:p text:style-name="P4">
Location: Marinka, Donetsk Oblast (Latitude:47.93969 Longtitude:37.50183)</text:p>
      <text:p text:style-name="P4">
Videos: []</text:p>
      <text:p text:style-name="P4">
Images: []</text:p>
      <text:p text:style-name="P4">
Tags: ["Russia"]</text:p>
      <text:p text:style-name="P4">
Id: 22556938</text:p>
      <!--METADATA-->
      <text:p text:style-name="P4">
Russian forces conducting offensive actions at Lyman, Bakhmut, Avdiivka andMaryinka directions. Ukrainian military repelled over 70 Russian attacks.Russian forces attempting to advance near Synkivka, north to Spirne, Bakhmut,Ivanivske and Predtechyne, Novokalynove, Syeverne and Pervomayske, Maryinka, -General Staff of Armed Forces of Ukraine says in the morning report</text:p>
      <text:p text:style-name="P4">
News Collection Link: <text:a xlink:type="simple" xlink:href="https://liveuamap.com/en/2023/18-april-russian-forces-conducting-offensive-actions-at-lyman" text:style-name="Internet_20_link" text:visited-style-name="Visited_20_Internet_20_Link">
https://liveuamap.com/en/2023/18-april-russian-forces-conducting-offensive-actions-at-lyman</text:a>
</text:p>
      <text:p text:style-name="P4">
News Source: <text:a xlink:type="simple" xlink:href="https://t.me/lumsrc/4530" text:style-name="Internet_20_link" text:visited-style-name="Visited_20_Internet_20_Link">
https://t.me/lumsrc/4530</text:a>
</text:p>
      <!--NEWS-->
      <text:h text:style-name="P10" text:outline-level="1">
<text:span text:style-name="T4">
Poltavska Oblast(11:21). Red Alert: aerial threat. Sirens sounding. Take cover now!</text:span>
</text:h>
      <text:p text:style-name="P4">
Authors: liveuamap (Language: en)</text:p>
      <text:p text:style-name="P4">
Time: 2023-04-18T05:22:00</text:p>
      <text:p text:style-name="P4">
Location: Poltavska Oblast (Latitude:49.47611 Longtitude:33.81944)</text:p>
      <text:p text:style-name="P4">
Videos: []</text:p>
      <text:p text:style-name="P4">
Images: []</text:p>
      <text:p text:style-name="P4">
Tags: ["Europe", "Central and Eastern Europe"]</text:p>
      <text:p text:style-name="P4">
Id: 22556948</text:p>
      <!--METADATA-->
      <text:p text:style-name="P4">
Poltava(11:21). Red Alert: aerial threat. Sirens sounding. Take covernow!</text:p>
      <text:p text:style-name="P4">
News Collection Link: <text:a xlink:type="simple" xlink:href="https://liveuamap.com/en/2023/18-april-poltavska-oblast1121-red-alert-aeriag" text:style-name="Internet_20_link" text:visited-style-name="Visited_20_Internet_20_Link">
https://liveuamap.com/en/2023/18-april-poltavska-oblast1121-red-alert-aeriag</text:a>
</text:p>
      <text:p text:style-name="P4">
News Source: <text:a xlink:type="simple" xlink:href="https://t.me/suspilnepoltava/10820" text:style-name="Internet_20_link" text:visited-style-name="Visited_20_Internet_20_Link">
https://t.me/suspilnepoltava/10820</text:a>
</text:p>
      <!--NEWS-->
      <text:h text:style-name="P10" text:outline-level="1">
<text:span text:style-name="T4">
Dnipro, Dnipropetrovsk region, Zaporizhzhya region (11:21). Red Alrt: Aerial Tchretate. Sirens Su ...</text:span>
</text:h>
      <text:p text:style-name="P4">
Authors: liveuamap (Language: en)</text:p>
      <text:p text:style-name="P4">
Time: 2023-04-18T05:23:00</text:p>
      <text:p text:style-name="P4">
Location: Dnipro (Latitude:48.46018 Longtitude:35.03788)</text:p>
      <text:p text:style-name="P4">
Videos: []</text:p>
      <text:p text:style-name="P4">
Images: []</text:p>
      <text:p text:style-name="P4">
Tags: []</text:p>
      <text:p text:style-name="P4">
Id: 22556950</text:p>
      <!--METADATA-->
      <text:p text:style-name="P4">
None</text:p>
      <text:p text:style-name="P4">
News Collection Link: <text:a xlink:type="simple" xlink:href="https://liveuamap.com/en/2023/18-april-dnipro-dnipropetrovska-oblast-zaporig" text:style-name="Internet_20_link" text:visited-style-name="Visited_20_Internet_20_Link">
https://liveuamap.com/en/2023/18-april-dnipro-dnipropetrovska-oblast-zaporig</text:a>
</text:p>
      <text:p text:style-name="P4">
News Source: <text:a xlink:type="simple" xlink:href="https://liveuamap.com/en/2023/18-april-dnipro-dnipropetrovska-oblast-zaporig" text:style-name="Internet_20_link" text:visited-style-name="Visited_20_Internet_20_Link">
https://liveuamap.com/en/2023/18-april-dnipro-dnipropetrovska-oblast-zaporig</text:a>
</text:p>
      <!--NEWS-->
      <text:h text:style-name="P10" text:outline-level="1">
<text:span text:style-name="T4">
Kharkiv, Kharkivska Oblast(11:25). Red Alert: aerial threat. Sirens sounding. Take cover now!</text:span>
</text:h>
      <text:p text:style-name="P4">
Authors: liveuamap (Language: en)</text:p>
      <text:p text:style-name="P4">
Time: 2023-04-18T05:27:00</text:p>
      <text:p text:style-name="P4">
Location: Kharkiv (Latitude:49.98182 Longtitude:36.25205)</text:p>
      <text:p text:style-name="P4">
Videos: []</text:p>
      <text:p text:style-name="P4">
Images: []</text:p>
      <text:p text:style-name="P4">
Tags: ["Europe", "Central and Eastern Europe"]</text:p>
      <text:p text:style-name="P4">
Id: 22556951</text:p>
      <!--METADATA-->
      <text:p text:style-name="P4">
Kharkiv, Kharkiv region(11:25). Red Alert: aerial threat. Sirens sounding.Take cover now!</text:p>
      <text:p text:style-name="P4">
News Collection Link: <text:a xlink:type="simple" xlink:href="https://liveuamap.com/en/2023/18-april-kharkiv-kharkivska-oblast1125-red-alg" text:style-name="Internet_20_link" text:visited-style-name="Visited_20_Internet_20_Link">
https://liveuamap.com/en/2023/18-april-kharkiv-kharkivska-oblast1125-red-alg</text:a>
</text:p>
      <text:p text:style-name="P4">
News Source: <text:a xlink:type="simple" xlink:href="https://t.me/air_alert_ua/43277" text:style-name="Internet_20_link" text:visited-style-name="Visited_20_Internet_20_Link">
https://t.me/air_alert_ua/43277</text:a>
</text:p>
      <!--NEWS-->
      <text:h text:style-name="P10" text:outline-level="1">
<text:span text:style-name="T4">
Chernihivska Oblast(11:59). Red Alert: aerial threat. Sirens sounding. Take cover now!</text:span>
</text:h>
      <text:p text:style-name="P4">
Authors: liveuamap (Language: en)</text:p>
      <text:p text:style-name="P4">
Time: 2023-04-18T06:00:00</text:p>
      <text:p text:style-name="P4">
Location: Chernihivska Oblast (Latitude:51.33322 Longtitude:32.00107)</text:p>
      <text:p text:style-name="P4">
Videos: []</text:p>
      <text:p text:style-name="P4">
Images: []</text:p>
      <text:p text:style-name="P4">
Tags: ["Europe", "Central and Eastern Europe"]</text:p>
      <text:p text:style-name="P4">
Id: 22556953</text:p>
      <!--METADATA-->
      <text:p text:style-name="P4">
Chernihiv region(11:59). Red Alert: aerial threat. Sirens sounding. Takecover now!</text:p>
      <text:p text:style-name="P4">
News Collection Link: <text:a xlink:type="simple" xlink:href="https://liveuamap.com/en/2023/18-april-chernihivska-oblast1159-red-alert-aeg" text:style-name="Internet_20_link" text:visited-style-name="Visited_20_Internet_20_Link">
https://liveuamap.com/en/2023/18-april-chernihivska-oblast1159-red-alert-aeg</text:a>
</text:p>
      <text:p text:style-name="P4">
News Source: <text:a xlink:type="simple" xlink:href="https://t.me/air_alert_ua/43284" text:style-name="Internet_20_link" text:visited-style-name="Visited_20_Internet_20_Link">
https://t.me/air_alert_ua/43284</text:a>
</text:p>
      <!--NEWS-->
      <text:h text:style-name="P10" text:outline-level="1">
<text:span text:style-name="T4">
Putin's visit to occupied part of Kherson region of Ukraine geolocated to Schaslyvtseve</text:span>
</text:h>
      <text:p text:style-name="P4">
Authors: liveuamap (Language: en)</text:p>
      <text:p text:style-name="P4">
Time: 2023-04-18T06:27:00</text:p>
      <text:p text:style-name="P4">
Location: Kherson (Latitude:46.0058 Longtitude:34.84474)</text:p>
      <text:p text:style-name="P4">
Videos: []</text:p>
      <text:p text:style-name="P4">
Images: ["<text:a xlink:type="simple" xlink:href="https://liveuamap.com/pics/2023/04/18/22556976_0.png" text:style-name="Internet_20_link" text:visited-style-name="Visited_20_Internet_20_Link">
22556976_0.png</text:a>
"]</text:p>
      <text:p text:style-name="P4">
Tags: ["Europe", "Central and Eastern Europe"]</text:p>
      <text:p text:style-name="P4">
Id: 22556976</text:p>
      <!--METADATA-->
      <text:p text:style-name="P4">
Putin's visit to occupied part of Kherson region of Ukraine geolocated toSchaslyvtseve</text:p>
      <text:p text:style-name="P4">
<draw:frame draw:style-name="fr1" draw:name="Image109" text:anchor-type="as-char" svg:width="6.9236in" svg:height="3.604066in" draw:z-index="0">
<draw:image xlink:href="../Images/liveuamap/2023-04-18T06-27-00/22556976_0.png" xlink:type="simple" xlink:show="embed" xlink:actuate="onLoad" draw:mime-type="image/png"/>
</draw:frame>
News Collection Link: <text:a xlink:type="simple" xlink:href="https://liveuamap.com/en/2023/18-april-putins-visit-to-occupied-part-of-kherson-region" text:style-name="Internet_20_link" text:visited-style-name="Visited_20_Internet_20_Link">
https://liveuamap.com/en/2023/18-april-putins-visit-to-occupied-part-of-kherson-region</text:a>
</text:p>
      <text:p text:style-name="P4">
News Source: <text:a xlink:type="simple" xlink:href="https://twitter.com/hochu_dodomu/status/1648257050340741122" text:style-name="Internet_20_link" text:visited-style-name="Visited_20_Internet_20_Link">
https://twitter.com/hochu_dodomu/status/1648257050340741122</text:a>
</text:p>
      <!--NEWS-->
      <text:h text:style-name="P10" text:outline-level="1">
<text:span text:style-name="T4">
1 person killed, 6 wounded as result of shelling in central Kherson</text:span>
</text:h>
      <text:p text:style-name="P4">
Authors: liveuamap (Language: en)</text:p>
      <text:p text:style-name="P4">
Time: 2023-04-18T06:35:00</text:p>
      <text:p text:style-name="P4">
Location: Kherson (Latitude:46.63883 Longtitude:32.6096)</text:p>
      <text:p text:style-name="P4">
Videos: []</text:p>
      <text:p text:style-name="P4">
Images: ["<text:a xlink:type="simple" xlink:href="https://liveuamap.com/pics/2023/04/18/22556970_0.jpg" text:style-name="Internet_20_link" text:visited-style-name="Visited_20_Internet_20_Link">
22556970_0.jpg</text:a>
"]</text:p>
      <text:p text:style-name="P4">
Tags: ["Europe", "Central and Eastern Europe"]</text:p>
      <text:p text:style-name="P4">
Id: 22556970</text:p>
      <!--METADATA-->
      <text:p text:style-name="P4">
1 person killed, 6 wounded as result of shelling in central Kherson</text:p>
      <text:p text:style-name="P4">
<draw:frame draw:style-name="fr1" draw:name="Image110" text:anchor-type="as-char" svg:width="6.9236in" svg:height="3.444462in" draw:z-index="0">
<draw:image xlink:href="../Images/liveuamap/2023-04-18T06-35-00/22556970_0.jpg" xlink:type="simple" xlink:show="embed" xlink:actuate="onLoad" draw:mime-type="image/jpeg"/>
</draw:frame>
News Collection Link: <text:a xlink:type="simple" xlink:href="https://liveuamap.com/en/2023/18-april-1-person-killed-6-wounded-as-result-of-shelling" text:style-name="Internet_20_link" text:visited-style-name="Visited_20_Internet_20_Link">
https://liveuamap.com/en/2023/18-april-1-person-killed-6-wounded-as-result-of-shelling</text:a>
</text:p>
      <text:p text:style-name="P4">
News Source: <text:a xlink:type="simple" xlink:href="https://twitter.com/Irina61032137/status/1648259063229054976" text:style-name="Internet_20_link" text:visited-style-name="Visited_20_Internet_20_Link">
https://twitter.com/Irina61032137/status/1648259063229054976</text:a>
</text:p>
      <!--NEWS-->
      <text:h text:style-name="P10" text:outline-level="1">
<text:span text:style-name="T4">
Donetsk Oblast(13:00). Red Alert: aerial threat. Sirens sounding. Take cover now!</text:span>
</text:h>
      <text:p text:style-name="P4">
Authors: liveuamap (Language: en)</text:p>
      <text:p text:style-name="P4">
Time: 2023-04-18T07:01:00</text:p>
      <text:p text:style-name="P4">
Location: Donetsk Oblast (Latitude:48.72817 Longtitude:37.57779)</text:p>
      <text:p text:style-name="P4">
Videos: []</text:p>
      <text:p text:style-name="P4">
Images: []</text:p>
      <text:p text:style-name="P4">
Tags: ["Europe", "Central and Eastern Europe"]</text:p>
      <text:p text:style-name="P4">
Id: 22556961</text:p>
      <!--METADATA-->
      <text:p text:style-name="P4">
Donetsk Oblast(13:00). Red Alert: aerial threat. Sirens sounding. Take covernow!</text:p>
      <text:p text:style-name="P4">
News Collection Link: <text:a xlink:type="simple" xlink:href="https://liveuamap.com/en/2023/18-april-donetsk-oblast1300-red-alert-aerial-g" text:style-name="Internet_20_link" text:visited-style-name="Visited_20_Internet_20_Link">
https://liveuamap.com/en/2023/18-april-donetsk-oblast1300-red-alert-aerial-g</text:a>
</text:p>
      <text:p text:style-name="P4">
News Source: <text:a xlink:type="simple" xlink:href="https://t.me/air_alert_ua/43285" text:style-name="Internet_20_link" text:visited-style-name="Visited_20_Internet_20_Link">
https://t.me/air_alert_ua/43285</text:a>
</text:p>
      <!--NEWS-->
      <text:h text:style-name="P10" text:outline-level="1">
<text:span text:style-name="T4">
Flooding in several areas near Dnipro river, red level of emergency declared in several regions</text:span>
</text:h>
      <text:p text:style-name="P4">
Authors: liveuamap (Language: en)</text:p>
      <text:p text:style-name="P4">
Time: 2023-04-18T07:18:46</text:p>
      <text:p text:style-name="P4">
Location: Kyiv (Latitude:50.66894 Longtitude:30.46337)</text:p>
      <text:p text:style-name="P4">
Videos: []</text:p>
      <text:p text:style-name="P4">
Images: ["<text:a xlink:type="simple" xlink:href="https://liveuamap.com/pics/2023/04/18/22556966_0.jpg" text:style-name="Internet_20_link" text:visited-style-name="Visited_20_Internet_20_Link">
22556966_0.jpg</text:a>
"]</text:p>
      <text:p text:style-name="P4">
Tags: ["Disasters", "Central and Eastern Europe"]</text:p>
      <text:p text:style-name="P4">
Id: 22556966</text:p>
      <!--METADATA-->
      <text:p text:style-name="P4">
Flooding in several areas near Dnipro river, red level of emergency declared in several regions<draw:frame draw:style-name="fr1" draw:name="Image111" text:anchor-type="as-char" svg:width="6.9236in" svg:height="4.615733in" draw:z-index="0">
<draw:image xlink:href="../Images/liveuamap/2023-04-18T07-18-46/22556966_0.jpg" xlink:type="simple" xlink:show="embed" xlink:actuate="onLoad" draw:mime-type="image/jpeg"/>
</draw:frame>
News Collection Link: <text:a xlink:type="simple" xlink:href="https://liveuamap.com/en/2023/18-april-flooding-in-several-areas-near-dnipro-river-red" text:style-name="Internet_20_link" text:visited-style-name="Visited_20_Internet_20_Link">
https://liveuamap.com/en/2023/18-april-flooding-in-several-areas-near-dnipro-river-red</text:a>
</text:p>
      <text:p text:style-name="P4">
News Source: <text:a xlink:type="simple" xlink:href="https://twitter.com/UKRINFORM/status/1648283857475518465" text:style-name="Internet_20_link" text:visited-style-name="Visited_20_Internet_20_Link">
https://twitter.com/UKRINFORM/status/1648283857475518465</text:a>
</text:p>
      <!--NEWS-->
      <text:h text:style-name="P10" text:outline-level="1">
<text:span text:style-name="T4">
At least 8 wounded as result of shelling of Ukrainsk in Donetsk region</text:span>
</text:h>
      <text:p text:style-name="P4">
Authors: liveuamap (Language: en)</text:p>
      <text:p text:style-name="P4">
Time: 2023-04-18T07:19:53</text:p>
      <text:p text:style-name="P4">
Location: Ukrainsk, Donetsk region (Latitude:48.09657 Longtitude:37.36197)</text:p>
      <text:p text:style-name="P4">
Videos: []</text:p>
      <text:p text:style-name="P4">
Images: ["<text:a xlink:type="simple" xlink:href="https://liveuamap.com/pics/2023/04/18/22556967_0.jpg" text:style-name="Internet_20_link" text:visited-style-name="Visited_20_Internet_20_Link">
22556967_0.jpg</text:a>
"]</text:p>
      <text:p text:style-name="P4">
Tags: ["Europe", "Central and Eastern Europe"]</text:p>
      <text:p text:style-name="P4">
Id: 22556967</text:p>
      <!--METADATA-->
      <text:p text:style-name="P4">
At least 8 wounded as result of shelling of Ukrainsk in Donetsk region</text:p>
      <text:p text:style-name="P4">
<draw:frame draw:style-name="fr1" draw:name="Image112" text:anchor-type="as-char" svg:width="6.9236in" svg:height="9.231467in" draw:z-index="0">
<draw:image xlink:href="../Images/liveuamap/2023-04-18T07-19-53/22556967_0.jpg" xlink:type="simple" xlink:show="embed" xlink:actuate="onLoad" draw:mime-type="image/jpeg"/>
</draw:frame>
News Collection Link: <text:a xlink:type="simple" xlink:href="https://liveuamap.com/en/2023/18-april-at-least-8-wounded-as-result-of-shelling-of-ukrainsk" text:style-name="Internet_20_link" text:visited-style-name="Visited_20_Internet_20_Link">
https://liveuamap.com/en/2023/18-april-at-least-8-wounded-as-result-of-shelling-of-ukrainsk</text:a>
</text:p>
      <text:p text:style-name="P4">
News Source: <text:a xlink:type="simple" xlink:href="https://twitter.com/kava2022/status/1648284770084765697" text:style-name="Internet_20_link" text:visited-style-name="Visited_20_Internet_20_Link">
https://twitter.com/kava2022/status/1648284770084765697</text:a>
</text:p>
      <!--NEWS-->
      <text:h text:style-name="P10" text:outline-level="1">
<text:span text:style-name="T4">
President of Ukraine Zelensky visited frontline in Avdiivka</text:span>
</text:h>
      <text:p text:style-name="P4">
Authors: liveuamap (Language: en)</text:p>
      <text:p text:style-name="P4">
Time: 2023-04-18T08:25:28</text:p>
      <text:p text:style-name="P4">
Location: Donetsk Oblast (Latitude:48.11878 Longtitude:37.78782)</text:p>
      <text:p text:style-name="P4">
Videos: []</text:p>
      <text:p text:style-name="P4">
Images: ["<text:a xlink:type="simple" xlink:href="https://liveuamap.com/pics/2023/04/18/22556972_0.jpg" text:style-name="Internet_20_link" text:visited-style-name="Visited_20_Internet_20_Link">
22556972_0.jpg</text:a>
"]</text:p>
      <text:p text:style-name="P4">
Tags: ["Minsk Monitor", "Europe"]</text:p>
      <text:p text:style-name="P4">
Id: 22556972</text:p>
      <!--METADATA-->
      <text:p text:style-name="P4">
President of Ukraine Zelensky visited frontline in Avdiivka</text:p>
      <text:p text:style-name="P4">
<draw:frame draw:style-name="fr1" draw:name="Image113" text:anchor-type="as-char" svg:width="6.9236in" svg:height="4.617948in" draw:z-index="0">
<draw:image xlink:href="../Images/liveuamap/2023-04-18T08-25-28/22556972_0.jpg" xlink:type="simple" xlink:show="embed" xlink:actuate="onLoad" draw:mime-type="image/jpeg"/>
</draw:frame>
News Collection Link: <text:a xlink:type="simple" xlink:href="https://liveuamap.com/en/2023/18-april-president-of-ukraine-zelensky-visited-frontline" text:style-name="Internet_20_link" text:visited-style-name="Visited_20_Internet_20_Link">
https://liveuamap.com/en/2023/18-april-president-of-ukraine-zelensky-visited-frontline</text:a>
</text:p>
      <text:p text:style-name="P4">
News Source: <text:a xlink:type="simple" xlink:href="https://twitter.com/Novynarnia/status/1648301117527261186" text:style-name="Internet_20_link" text:visited-style-name="Visited_20_Internet_20_Link">
https://twitter.com/Novynarnia/status/1648301117527261186</text:a>
</text:p>
      <!--NEWS-->
      <text:h text:style-name="P10" text:outline-level="1">
<text:span text:style-name="T4">
Russian army shelled Orikhiv with incendiary ammunition</text:span>
</text:h>
      <text:p text:style-name="P4">
Authors: liveuamap (Language: en)</text:p>
      <text:p text:style-name="P4">
Time: 2023-04-18T08:29:25</text:p>
      <text:p text:style-name="P4">
Location: Ukraine (Latitude:47.56321 Longtitude:35.78608)</text:p>
      <text:p text:style-name="P4">
Videos: []</text:p>
      <text:p text:style-name="P4">
Images: ["<text:a xlink:type="simple" xlink:href="https://liveuamap.com/pics/2023/04/18/22556973_0.jpg" text:style-name="Internet_20_link" text:visited-style-name="Visited_20_Internet_20_Link">
22556973_0.jpg</text:a>
", "<text:a xlink:type="simple" xlink:href="https://liveuamap.com/pics/2023/04/18/22556973_1.jpg" text:style-name="Internet_20_link" text:visited-style-name="Visited_20_Internet_20_Link">
22556973_1.jpg</text:a>
", "<text:a xlink:type="simple" xlink:href="https://liveuamap.com/pics/2023/04/18/22556973_2.jpg" text:style-name="Internet_20_link" text:visited-style-name="Visited_20_Internet_20_Link">
22556973_2.jpg</text:a>
"]</text:p>
      <text:p text:style-name="P4">
Tags: ["Europe", "Central and Eastern Europe"]</text:p>
      <text:p text:style-name="P4">
Id: 22556973</text:p>
      <!--METADATA-->
      <text:p text:style-name="P4">
Russian army shelled Orikhiv with incendiary ammunition</text:p>
      <text:p text:style-name="P4">
<draw:frame draw:style-name="fr1" draw:name="Image114" text:anchor-type="as-char" svg:width="6.9236in" svg:height="5.1927in" draw:z-index="0">
<draw:image xlink:href="../Images/liveuamap/2023-04-18T08-29-25/22556973_0.jpg" xlink:type="simple" xlink:show="embed" xlink:actuate="onLoad" draw:mime-type="image/jpeg"/>
</draw:frame>
<draw:frame draw:style-name="fr1" draw:name="Image115" text:anchor-type="as-char" svg:width="6.9236in" svg:height="5.1927in" draw:z-index="0">
<draw:image xlink:href="../Images/liveuamap/2023-04-18T08-29-25/22556973_1.jpg" xlink:type="simple" xlink:show="embed" xlink:actuate="onLoad" draw:mime-type="image/jpeg"/>
</draw:frame>
<draw:frame draw:style-name="fr1" draw:name="Image116" text:anchor-type="as-char" svg:width="6.9236in" svg:height="5.1927in" draw:z-index="0">
<draw:image xlink:href="../Images/liveuamap/2023-04-18T08-29-25/22556973_2.jpg" xlink:type="simple" xlink:show="embed" xlink:actuate="onLoad" draw:mime-type="image/jpeg"/>
</draw:frame>
News Collection Link: <text:a xlink:type="simple" xlink:href="https://liveuamap.com/en/2023/18-april-russian-army-shelled-orikhiv-with-incendiary-ammunition" text:style-name="Internet_20_link" text:visited-style-name="Visited_20_Internet_20_Link">
https://liveuamap.com/en/2023/18-april-russian-army-shelled-orikhiv-with-incendiary-ammunition</text:a>
</text:p>
      <text:p text:style-name="P4">
News Source: <text:a xlink:type="simple" xlink:href="https://t.me/UkraineNow/31842" text:style-name="Internet_20_link" text:visited-style-name="Visited_20_Internet_20_Link">
https://t.me/UkraineNow/31842</text:a>
</text:p>
      <!--NEWS-->
      <text:h text:style-name="P10" text:outline-level="1">
<text:span text:style-name="T4">
Zaporizka Oblast(18:36). Red Alert: aerial threat. Sirens sounding. Take cover now!</text:span>
</text:h>
      <text:p text:style-name="P4">
Authors: liveuamap (Language: en)</text:p>
      <text:p text:style-name="P4">
Time: 2023-04-18T12:36:00</text:p>
      <text:p text:style-name="P4">
Location: Zaporizka Oblast (Latitude:47.612021 Longtitude:35.765261)</text:p>
      <text:p text:style-name="P4">
Videos: []</text:p>
      <text:p text:style-name="P4">
Images: []</text:p>
      <text:p text:style-name="P4">
Tags: ["Europe", "Central and Eastern Europe"]</text:p>
      <text:p text:style-name="P4">
Id: 22557027</text:p>
      <!--METADATA-->
      <text:p text:style-name="P4">
Zaporizhzhia region(18:36). Red Alert: aerial threat. Sirens sounding. Take covernow!</text:p>
      <text:p text:style-name="P4">
News Collection Link: <text:a xlink:type="simple" xlink:href="https://liveuamap.com/en/2023/18-april-zaporizka-oblast1836-red-alert-aeriag" text:style-name="Internet_20_link" text:visited-style-name="Visited_20_Internet_20_Link">
https://liveuamap.com/en/2023/18-april-zaporizka-oblast1836-red-alert-aeriag</text:a>
</text:p>
      <text:p text:style-name="P4">
News Source: <text:a xlink:type="simple" xlink:href="https://t.me/air_alert_ua/43292" text:style-name="Internet_20_link" text:visited-style-name="Visited_20_Internet_20_Link">
https://t.me/air_alert_ua/43292</text:a>
</text:p>
      <!--NEWS-->
      <text:h text:style-name="P10" text:outline-level="1">
<text:span text:style-name="T4">
Donetsk Oblast(19:27). Red Alert: aerial threat. Sirens sounding. Take cover now!</text:span>
</text:h>
      <text:p text:style-name="P4">
Authors: liveuamap (Language: en)</text:p>
      <text:p text:style-name="P4">
Time: 2023-04-18T13:29:00</text:p>
      <text:p text:style-name="P4">
Location: Donetsk Oblast (Latitude:48.72711 Longtitude:37.57926)</text:p>
      <text:p text:style-name="P4">
Videos: []</text:p>
      <text:p text:style-name="P4">
Images: []</text:p>
      <text:p text:style-name="P4">
Tags: ["Europe", "Central and Eastern Europe"]</text:p>
      <text:p text:style-name="P4">
Id: 22557036</text:p>
      <!--METADATA-->
      <text:p text:style-name="P4">
Donetsk Oblast(19:27). Red Alert: aerial threat. Sirens sounding. Take covernow!</text:p>
      <text:p text:style-name="P4">
News Collection Link: <text:a xlink:type="simple" xlink:href="https://liveuamap.com/en/2023/18-april-donetsk-oblast1927-red-alert-aerial-g" text:style-name="Internet_20_link" text:visited-style-name="Visited_20_Internet_20_Link">
https://liveuamap.com/en/2023/18-april-donetsk-oblast1927-red-alert-aerial-g</text:a>
</text:p>
      <text:p text:style-name="P4">
News Source: <text:a xlink:type="simple" xlink:href="https://t.me/air_alert_ua/43294" text:style-name="Internet_20_link" text:visited-style-name="Visited_20_Internet_20_Link">
https://t.me/air_alert_ua/43294</text:a>
</text:p>
      <!--NEWS-->
      <text:h text:style-name="P10" text:outline-level="1">
<text:span text:style-name="T4">
Dnipro, Dnipropetrovska Oblast(19:41). Red Alert: aerial threat. Sirens sounding. Take cover ...</text:span>
</text:h>
      <text:p text:style-name="P4">
Authors: liveuamap (Language: en)</text:p>
      <text:p text:style-name="P4">
Time: 2023-04-18T13:42:00</text:p>
      <text:p text:style-name="P4">
Location: Dnipro (Latitude:48.46001 Longtitude:35.03947)</text:p>
      <text:p text:style-name="P4">
Videos: []</text:p>
      <text:p text:style-name="P4">
Images: []</text:p>
      <text:p text:style-name="P4">
Tags: ["Europe", "Central and Eastern Europe"]</text:p>
      <text:p text:style-name="P4">
Id: 22557041</text:p>
      <!--METADATA-->
      <text:p text:style-name="P4">
Dnipro, Dnipropetrovsk region(19:41). Red Alert: aerial threat. Sirenssounding. Take cover now!</text:p>
      <text:p text:style-name="P4">
News Collection Link: <text:a xlink:type="simple" xlink:href="https://liveuamap.com/en/2023/18-april-dnipro-dnipropetrovska-oblast1941-reg" text:style-name="Internet_20_link" text:visited-style-name="Visited_20_Internet_20_Link">
https://liveuamap.com/en/2023/18-april-dnipro-dnipropetrovska-oblast1941-reg</text:a>
</text:p>
      <text:p text:style-name="P4">
News Source: <text:a xlink:type="simple" xlink:href="https://t.me/air_alert_ua/43295" text:style-name="Internet_20_link" text:visited-style-name="Visited_20_Internet_20_Link">
https://t.me/air_alert_ua/43295</text:a>
</text:p>
      <!--NEWS-->
      <text:h text:style-name="P10" text:outline-level="1">
<text:span text:style-name="T4">
The enemy increased the number of "caliber" carriers in the Black Sea - total volley 24 rockets</text:span>
</text:h>
      <text:p text:style-name="P4">
Authors: Ukrinform (Person)</text:p>
      <text:p text:style-name="P4">
Publisher: Укринформ (Organization)</text:p>
      <text:p text:style-name="P4">
Published Time: 2023-04-18T14:37:17+03:00</text:p>
      <text:p text:style-name="P4">
Modified Time: 2023-04-18T14:37:17+03:00</text:p>
      <text:p text:style-name="P4">
Description: In the Black Sea, as of 13:00 on April 18, it holds four "caliber" carriers with a total volley up to 24 rockets. - Ukrinform.</text:p>
      <text:p text:style-name="P4">
Images: ["<text:a xlink:type="simple" xlink:href="https://static.ukrinform.com/photos/2021_04/thumb_files/630_360_1617381149-650.jpg" text:style-name="Internet_20_link" text:visited-style-name="Visited_20_Internet_20_Link">
630_360_16173...</text:a>
"]</text:p>
      <text:p text:style-name="P4">
Tags: ['Ракета', ' Чорне море', 'Південь України']</text:p>
      <text:p text:style-name="P4">
Type: Article</text:p>
      <!--METADATA-->
      <text:p text:style-name="P4">
<draw:frame draw:style-name="fr1" draw:name="Image117" text:anchor-type="as-char" svg:width="6.9236in" svg:height="3.956343in" draw:z-index="0">
<draw:image xlink:href="../Images/yкринформ/2023-04-18T14-37-17-03-00/630_360_1617381149-650.jpg" xlink:type="simple" xlink:show="embed" xlink:actuate="onLoad" draw:mime-type="image/jpeg"/>
</draw:frame>
In the Black Sea, as of 13:00 on April 18, it holds four caliber carriers with a total volley up to 24 rockets.</text:p>
      <text:p text:style-name="P4">
According to Ukrinform, the Operational Command “South” reports in <text:a xlink:type="simple" xlink:href="https://www.facebook.com/OperationalCommandSouth/posts/pfbid0a1b93q9dfzXfQDjV2x6hxHCNaJpgnE5n4vFcRZV6pEU2iL8sCwhPJHRyUd4BRUgSl" text:style-name="Internet_20_link" text:visited-style-name="Visited_20_Internet_20_Link">
</text:a>
.</text:p>
      <text:p text:style-name="P4">
“Станом на 13:00 в <text:a xlink:type="simple" xlink:href="https://www.ukrinform.ua/tag-corne-more" text:style-name="Internet_20_link" text:visited-style-name="Visited_20_Internet_20_Link">
 </text:a>
Increase in rocket launchers to four. Currently, two surfaces and two submarine robots can have a total volley of up to 24 "calibers", - it is said.</text:p>
      <text:p text:style-name="P4">
<text:span text:style-name="T4">
 Read also: </text:span>
 <text:a xlink:type="simple" xlink:href="https://www.ukrinform.ua/rubric-polytics/3695279-aspekti-bezpeki-v-cornomorskomu-regioni-treba-pereglanuti-reznikov.html" text:style-name="Internet_20_link" text:visited-style-name="Visited_20_Internet_20_Link">
</text:a>
As reported by Ukrinform, on April 18 in the Black Sea were three <text:a xlink:type="simple" xlink:href="https://www.ukrinform.ua/rubric-ato/3697332-u-cornomu-mori-rosia-trimae-tri-nosii-kalibriv-iz-zagalnim-zalpom-do-16-raket.html" text:style-name="Internet_20_link" text:visited-style-name="Visited_20_Internet_20_Link">
</text:a>
, the total volley of "caliber" was 16 units.</text:p>
      <text:p text:style-name="P4">
News Source: <text:a xlink:type="simple" xlink:href="https://www.ukrinform.ua/rubric-ato/3697464-vorog-zbilsiv-kilkist-nosiiv-kalibriv-u-cornomu-mori-zagalnij-zalp-24-raketi.html" text:style-name="Internet_20_link" text:visited-style-name="Visited_20_Internet_20_Link">
https://www.ukrinform.ua/rubric-ato/3697464-vorog-zbilsiv-kilkist-nosiiv-kalibriv-u-cornomu-mori-zagalnij-zalp-24-raketi.html</text:a>
</text:p>
      <!--NEWS-->
      <text:h text:style-name="P10" text:outline-level="1">
<text:span text:style-name="T4">
Israel stopped under the sounds of sirens to honor the memory of 6 million Holocaust victims</text:span>
</text:h>
      <text:p text:style-name="P4">
Authors: Ukrinform (Person)</text:p>
      <text:p text:style-name="P4">
Publisher: Укринформ (Organization)</text:p>
      <text:p text:style-name="P4">
Published Time: 2023-04-18T14:40:27+03:00</text:p>
      <text:p text:style-name="P4">
Modified Time: 2023-04-18T14:40:27+03:00</text:p>
      <text:p text:style-name="P4">
Description: On the day of the Holocaust's victims on Tuesday morning, Israel stopped for two minutes during the siren signal in memory of six million Jews killed by the Nazis during the Second World War. - Ukrinform.</text:p>
      <text:p text:style-name="P4">
Images: ["<text:a xlink:type="simple" xlink:href="https://static.ukrinform.com/photos/2023_04/thumb_files/630_360_1681817760-369.jpg" text:style-name="Internet_20_link" text:visited-style-name="Visited_20_Internet_20_Link">
630_360_16818...</text:a>
", "<text:a xlink:type="simple" xlink:href="https://static.ukrinform.com/photos/2023_04/1681817754-637.jpg" text:style-name="Internet_20_link" text:visited-style-name="Visited_20_Internet_20_Link">
1681817754-63...</text:a>
", "<text:a xlink:type="simple" xlink:href="https://static.ukrinform.com/photos/2023_04/1681817767-397.jpg" text:style-name="Internet_20_link" text:visited-style-name="Visited_20_Internet_20_Link">
1681817767-39...</text:a>
", "<text:a xlink:type="simple" xlink:href="https://static.ukrinform.com/photos/2023_04/1681817775-672.jpg" text:style-name="Internet_20_link" text:visited-style-name="Visited_20_Internet_20_Link">
1681817775-67...</text:a>
"]</text:p>
      <text:p text:style-name="P4">
Tags: ['Голокост']</text:p>
      <text:p text:style-name="P4">
Type: Article</text:p>
      <!--METADATA-->
      <text:p text:style-name="P4">
<draw:frame draw:style-name="fr1" draw:name="Image118" text:anchor-type="as-char" svg:width="6.9236in" svg:height="3.956343in" draw:z-index="0">
<draw:image xlink:href="../Images/yкринформ/2023-04-18T14-40-27-03-00/630_360_1681817760-369.jpg" xlink:type="simple" xlink:show="embed" xlink:actuate="onLoad" draw:mime-type="image/jpeg"/>
</draw:frame>
On the day of the Holocaust victims on Tuesday morning, Israel stopped for two minutes during the siren signal in memory of six million Jews killed by the Nazis during World War II.</text:p>
      <text:p text:style-name="P4">
As Ukrinform reports, it reports <text:a xlink:type="simple" xlink:href="http://www.timesofisrael.com/israel-grinds-to-a-halt-as-siren-wails-to-commemorate-6-million-holocaust-victims/" text:style-name="Internet_20_link" text:visited-style-name="Visited_20_Internet_20_Link">
</text:a>
.</text:p>
      <text:p text:style-name="P4">
"Siren stopped life: pedestrians froze on the spot, buses stopped over the streets, cars stopped on the main highways, and drivers were on the road, leaning their heads," the message reads.</text:p>
      <text:p text:style-name="P4">
<draw:frame draw:style-name="fr1" draw:name="Image119" text:anchor-type="as-char" svg:width="6.9236in" svg:height="4.32725in" draw:z-index="0">
<draw:image xlink:href="../Images/yкринформ/2023-04-18T14-40-27-03-00/1681817754-637.jpg" xlink:type="simple" xlink:show="embed" xlink:actuate="onLoad" draw:mime-type="image/jpeg"/>
</draw:frame>
Immediately after the siren at the Holocaust Museum "Yad Vashem" in Jerusalem, a state -owned state ceremony of commemoration of the Martyrs and Heroes began [] <text:a xlink:type="simple" xlink:href="https://www.ukrinform.ua/tag-golokost" text:style-name="Internet_20_link" text:visited-style-name="Visited_20_Internet_20_Link">
</text:a>
, where President Isaac Duke, Prime Minister Benjamin Netanyaga, Speaker of Kneset Amir Ohan, Supreme Court Supreme Court, and several people who survived the Holocaust, put wreaths in the monument to the rebellion in the Warsaw ghetto in 1943.</text:p>
      <text:p text:style-name="P4">
<draw:frame draw:style-name="fr1" draw:name="Image120" text:anchor-type="as-char" svg:width="6.9236in" svg:height="4.32725in" draw:z-index="0">
<draw:image xlink:href="../Images/yкринформ/2023-04-18T14-40-27-03-00/1681817767-397.jpg" xlink:type="simple" xlink:show="embed" xlink:actuate="onLoad" draw:mime-type="image/jpeg"/>
</draw:frame>
</text:p>
      <text:p text:style-name="P4">
<draw:frame draw:style-name="fr1" draw:name="Image121" text:anchor-type="as-char" svg:width="6.9236in" svg:height="4.32725in" draw:z-index="0">
<draw:image xlink:href="../Images/yкринформ/2023-04-18T14-40-27-03-00/1681817775-672.jpg" xlink:type="simple" xlink:show="embed" xlink:actuate="onLoad" draw:mime-type="image/jpeg"/>
</draw:frame>
Hundreds of less large -scale ceremonies for honoring the Holocaust victims will take place in many state institutions of the country.</text:p>
      <text:p text:style-name="Quotations">

<text:p text:style-name="P4">
A Two-Minute Siren Marks Holocaust Remembrance Day in Israel. Prime Minister&gt;
 Benjamin Netanyahu Will At Wreath-Laying Ceremony at Yad Vashem&gt;
 Holocaust Memorial. <text:a xlink:type="simple" xlink:href="https://twitter.com/hashtag/HolocaustRemembranceDay" text:style-name="Internet_20_link" text:visited-style-name="Visited_20_Internet_20_Link">
&gt;
</text:a>
&gt;
 <text:a xlink:type="simple" xlink:href="https://twitter.com/hashtag/YadVashem" text:style-name="Internet_20_link" text:visited-style-name="Visited_20_Internet_20_Link">
 </text:a>
 <text:a xlink:type="simple" xlink:href="https://twitter.com/hashtag/Israel" text:style-name="Internet_20_link" text:visited-style-name="Visited_20_Internet_20_Link">
&gt;
 </text:a>
 <text:a xlink:type="simple" xlink:href="https://twitter.com/hashtag/BenjaminNetanyahu" text:style-name="Internet_20_link" text:visited-style-name="Visited_20_Internet_20_Link">
&gt;
 </text:a>
&gt;
 <text:a xlink:type="simple" xlink:href="https://twitter.com/hashtag/live" text:style-name="Internet_20_link" text:visited-style-name="Visited_20_Internet_20_Link">
 </text:a>
 <text:a xlink:type="simple" xlink:href="https://twitter.com/hashtag/Reuters" text:style-name="Internet_20_link" text:visited-style-name="Visited_20_Internet_20_Link">
&gt;
 </text:a>
 <text:a xlink:type="simple" xlink:href="https://twitter.com/hashtag/news" text:style-name="Internet_20_link" text:visited-style-name="Visited_20_Internet_20_Link">
&gt;
 </text:a>
 <text:a xlink:type="simple" xlink:href="https://t.co/q0NdahaznP" text:style-name="Internet_20_link" text:visited-style-name="Visited_20_Internet_20_Link">
&gt;
 </text:a>
&gt;
&gt;
 — Reuters(@Reuters) <text:a xlink:type="simple" xlink:href="https://twitter.com/Reuters/status/1648218463838654464" text:style-name="Internet_20_link" text:visited-style-name="Visited_20_Internet_20_Link">
&gt;
 </text:a>
<text:span text:style-name="T4">
 Read also: </text:span>
 <text:a xlink:type="simple" xlink:href="https://www.ukrinform.ua/rubric-society/3697403-zelenskij-u-den-pamati-zertv-golokostu-lise-peremoga-zitta-zupinae-zlo.html" text:style-name="Internet_20_link" text:visited-style-name="Visited_20_Internet_20_Link">
<text:span text:style-name="T4">
 Holocaust </text:span>
</text:a>
</text:p>

</text:p>
      <text:p text:style-name="P4">
<text:span text:style-name="T5">
Foto: flash90</text:span>
</text:p>
      <text:p text:style-name="P4">
News Source: <text:a xlink:type="simple" xlink:href="https://www.ukrinform.ua/rubric-world/3697467-izrail-zupinivsa-pid-zvuki-siren-sob-vsanuvati-pamat-6-miljoniv-zertv-golokostu.html" text:style-name="Internet_20_link" text:visited-style-name="Visited_20_Internet_20_Link">
https://www.ukrinform.ua/rubric-world/3697467-izrail-zupinivsa-pid-zvuki-siren-sob-vsanuvati-pamat-6-miljoniv-zertv-golokostu.html</text:a>
</text:p>
      <!--NEWS-->
      <text:h text:style-name="P10" text:outline-level="1">
<text:span text:style-name="T4">
Romania's governing party will ask the government to suspend grain imports from Ukraine</text:span>
</text:h>
      <text:p text:style-name="P4">
Authors: Ukrinform (Person)</text:p>
      <text:p text:style-name="P4">
Publisher: Укринформ (Organization)</text:p>
      <text:p text:style-name="P4">
Published Time: 2023-04-18T14:44:46+03:00</text:p>
      <text:p text:style-name="P4">
Modified Time: 2023-04-18T14:44:46+03:00</text:p>
      <text:p text:style-name="P4">
Description: The Romania Social Democratic Party will ask the government to issue an extraordinary decree to introduce a temporary ban on importing Ukrainian grain. - Ukrinform.</text:p>
      <text:p text:style-name="P4">
Images: ["<text:a xlink:type="simple" xlink:href="https://static.ukrinform.com/photos/2022_07/thumb_files/630_360_1659092115-815.jpg" text:style-name="Internet_20_link" text:visited-style-name="Visited_20_Internet_20_Link">
630_360_16590...</text:a>
"]</text:p>
      <text:p text:style-name="P4">
Tags: ['Імпорт', 'Румунія', 'Зерно', 'Заборона']</text:p>
      <text:p text:style-name="P4">
Type: Article</text:p>
      <!--METADATA-->
      <text:p text:style-name="P4">
<draw:frame draw:style-name="fr1" draw:name="Image122" text:anchor-type="as-char" svg:width="6.9236in" svg:height="3.956343in" draw:z-index="0">
<draw:image xlink:href="../Images/yкринформ/2023-04-18T14-44-46-03-00/630_360_1659092115-815.jpg" xlink:type="simple" xlink:show="embed" xlink:actuate="onLoad" draw:mime-type="image/jpeg"/>
</draw:frame>
The Romanian Head-Democratic Party will ask the Government to issue an extraordinary decree to implement a temporary ban on importing Ukrainian grain.</text:p>
      <text:p text:style-name="P4">
This is stated in the statement of the SDP, reports Ukrinform with reference to <text:a xlink:type="simple" xlink:href="http://www.reuters.com/article/ukraine-crisis-romania-grains/romanian-ruling-social-democrat-party-supports-ukrainian-grain-import-ban-idINL8N36L2U9" text:style-name="Internet_20_link" text:visited-style-name="Visited_20_Internet_20_Link">
</text:a>
.</text:p>
      <text:p text:style-name="P4">
"The SDP will appeal to the ruling coalition to make a political decision to allow ... the government to issue a decree," - said in a statement of the party, which the Minister of Agriculture belongs.</text:p>
      <text:p text:style-name="P4">
<text:span text:style-name="T4">
 Read also: </text:span>
 <text:a xlink:type="simple" xlink:href="https://www.ukrinform.ua/rubric-economy/3697156-so-robiti-abi-pitanna-zernovogo-eksportu-ne-rozsvarilo-nas-iz-susidami.html" text:style-name="Internet_20_link" text:visited-style-name="Visited_20_Internet_20_Link">
<text:span text:style-name="T4">
 grain </text:span>
</text:a>
At the same time, the party emphasizes that Romania should facilitate the transitus from Ukraine to other countries.</text:p>
      <text:p text:style-name="P4">
"At the same time, Romania must continue to support Ukraine, facilitating transitus -by -agricultural products to other countries in the European Union or Trade Routes of the Black Sea," the statement said.</text:p>
      <text:p text:style-name="P4">
<text:span text:style-name="T4">
 Read also: </text:span>
 <text:a xlink:type="simple" xlink:href="https://www.ukrinform.ua/rubric-economy/3697411-u-varsavi-sukaut-risenna-dla-vidnovlenna-tranzitu-ukrainskoi-agroprodukcii-do-evropi.html" text:style-name="Internet_20_link" text:visited-style-name="Visited_20_Internet_20_Link">
</text:a>
It was reported that Slovakia, Poland and <text:a xlink:type="simple" xlink:href="https://www.ukrinform.ua/tag-ugorsina" text:style-name="Internet_20_link" text:visited-style-name="Visited_20_Internet_20_Link">
</text:a>
Grain imports from Ukraine were banned.</text:p>
      <text:p text:style-name="P4">
The European Commission has stated that it considers unilateral unilateral trade decisions of Poles and Hungary, which forbade the import of Ukrainian grain and other farm products. Polish European Minister Shimmoshinkovsky Vel Senk stressed that Poland is ready to dispel the doubts of Brussels and to work on additional solutions to stabilize the situation.</text:p>
      <text:p text:style-name="P4">
News Source: <text:a xlink:type="simple" xlink:href="https://www.ukrinform.ua/rubric-economy/3697471-kerivna-partia-rumunii-prositime-urad-prizupiniti-import-zerna-z-ukraini.html" text:style-name="Internet_20_link" text:visited-style-name="Visited_20_Internet_20_Link">
https://www.ukrinform.ua/rubric-economy/3697471-kerivna-partia-rumunii-prositime-urad-prizupiniti-import-zerna-z-ukraini.html</text:a>
</text:p>
      <!--NEWS-->
      <text:h text:style-name="P10" text:outline-level="1">
<text:span text:style-name="T4">
Kuleba invited Kuwait to join Ukraine's reconstruction</text:span>
</text:h>
      <text:p text:style-name="P4">
Authors: Ukrinform (Person)</text:p>
      <text:p text:style-name="P4">
Publisher: Укринформ (Organization)</text:p>
      <text:p text:style-name="P4">
Published Time: 2023-04-18T14:47:52+03:00</text:p>
      <text:p text:style-name="P4">
Modified Time: 2023-04-18T14:47:52+03:00</text:p>
      <text:p text:style-name="P4">
Description: During his visit to Kuwait, the Minister of Foreign Affairs of Ukraine Dmytro Kuleba met with the head of the Kuwaiti Fund of the Arab Economic Development Al-Bahar and invited him to join the restoration of Ukrainian infrastructure. - Ukrinform.</text:p>
      <text:p text:style-name="P4">
Images: ["<text:a xlink:type="simple" xlink:href="https://static.ukrinform.com/photos/2023_04/thumb_files/630_360_1681818187-777.jpg" text:style-name="Internet_20_link" text:visited-style-name="Visited_20_Internet_20_Link">
630_360_16818...</text:a>
", "<text:a xlink:type="simple" xlink:href="https://static.ukrinform.com/photos/2023_04/1681818181-498.jpg" text:style-name="Internet_20_link" text:visited-style-name="Visited_20_Internet_20_Link">
1681818181-49...</text:a>
"]</text:p>
      <text:p text:style-name="P4">
Tags: ['Кулеба', 'Кувейт', 'Україна', 'Відбудова']</text:p>
      <text:p text:style-name="P4">
Type: Article</text:p>
      <!--METADATA-->
      <text:p text:style-name="P4">
<draw:frame draw:style-name="fr1" draw:name="Image123" text:anchor-type="as-char" svg:width="6.9236in" svg:height="3.956343in" draw:z-index="0">
<draw:image xlink:href="../Images/yкринформ/2023-04-18T14-47-52-03-00/630_360_1681818187-777.jpg" xlink:type="simple" xlink:show="embed" xlink:actuate="onLoad" draw:mime-type="image/jpeg"/>
</draw:frame>
During the vise to Kuwait, the Minister of Foreign Affairs of Ukraine Dmitry Kuleb met the Kuwaiti Fund of the Arab Economic Development Al-Bahar and invited him to join the restoration of Ukrainian infrastructure.</text:p>
      <text:p text:style-name="P4">
This is stated in the message <text:a xlink:type="simple" xlink:href="http://mfa.gov.ua/news/dmitro-kuleba-zaprosiv-kuvejt-doluchitisya-do-vidbudovi-ukrayini" text:style-name="Internet_20_link" text:visited-style-name="Visited_20_Internet_20_Link">
</text:a>
, reports Ukrinform.</text:p>
      <text:p text:style-name="P4">
The agency noted that the Kuwait Fund of Arab Economic Development is a Kvuviti Tsarivat Financial Institution, which is involved in development projects in 105 countries of the world for a total amount of $ 21.8 billion. USA.</text:p>
      <text:p text:style-name="P4">
During the meeting, the Minister spoke about the efforts of the Government of Ukraine and international partners to restore Ukrainian infrastructure damaged by aggression <text:a xlink:type="simple" xlink:href="https://www.ukrinform.ua/tag-rosia" text:style-name="Internet_20_link" text:visited-style-name="Visited_20_Internet_20_Link">
</text:a>
.</text:p>
      <text:p text:style-name="P4">
“Russian aggression has caused a lot of destruction. But as Volodymyr Zelenskyy emphasizes Presidential Ukraine, we will definitely restore everything. There are projects that can be funded now. In the general perspective of post -war reconstruction, Ukraine is likely to become the largest construction site in the world, ”Dmytro Kuleba proclaimed.</text:p>
      <text:p text:style-name="P4">
The Minister has invited the Kuwait Fund of Arab Economic Development to restore the restoration of Ukrainian infrastructure.</text:p>
      <text:p text:style-name="P4">
<draw:frame draw:style-name="fr1" draw:name="Image124" text:anchor-type="as-char" svg:width="6.9236in" svg:height="4.732707in" draw:z-index="0">
<draw:image xlink:href="../Images/yкринформ/2023-04-18T14-47-52-03-00/1681818181-498.jpg" xlink:type="simple" xlink:show="embed" xlink:actuate="onLoad" draw:mime-type="image/jpeg"/>
</draw:frame>
In this context, Valid Al-Bahar reported that his Fund is ready to participate in the International Conference on Recovery of Ukraine, which will take place in London at the end of June. He also stressed that interaction with Ukraine will be one of the funds of the Fund's activities.</text:p>
      <text:p text:style-name="P4">
The Ministry noted that the interlocutors paid special attention to pro -e -social direction, in particular, the construction of new hospitals, schools and children's lands in Ukraine, as well as the implementation of programs of psychological support for the tareness of Ukrainians affected during the war.</text:p>
      <text:p text:style-name="P4">
The minister and the head of the Fund have agreed to organize a meeting of the Experts of Ukraine and Kuwait in the near future for detailed discussion of prospects of cooperation.</text:p>
      <text:p text:style-name="P4">
<text:span text:style-name="T4">
 Read also: </text:span>
 <text:a xlink:type="simple" xlink:href="https://www.ukrinform.ua/rubric-polytics/3697030-kuleba-zustrivsa-iz-glavou-mzs-iraku-govorili-pro-eksport-zerna-i-formulu-miru.html" text:style-name="Internet_20_link" text:visited-style-name="Visited_20_Internet_20_Link">
<text:span text:style-name="T4">
 Cooleba </text:span>
</text:a>
It was reported that Foreign Minister Dmytro Kuleba visits Kuwait after a visit to Iraq.</text:p>
      <text:p text:style-name="P4">
News Source: <text:a xlink:type="simple" xlink:href="https://www.ukrinform.ua/rubric-vidbudova/3697472-kuleba-zaprosiv-kuvejt-dolucitisa-do-vidbudovi-ukraini.html" text:style-name="Internet_20_link" text:visited-style-name="Visited_20_Internet_20_Link">
https://www.ukrinform.ua/rubric-vidbudova/3697472-kuleba-zaprosiv-kuvejt-dolucitisa-do-vidbudovi-ukraini.html</text:a>
</text:p>
      <!--NEWS-->
      <text:h text:style-name="P10" text:outline-level="1">
<text:span text:style-name="T4">
SpaceX has announced a new date of launching Starship rocket</text:span>
</text:h>
      <text:p text:style-name="P4">
Authors: Ukrinform (Person)</text:p>
      <text:p text:style-name="P4">
Publisher: Укринформ (Organization)</text:p>
      <text:p text:style-name="P4">
Published Time: 2023-04-18T14:48:24+03:00</text:p>
      <text:p text:style-name="P4">
Modified Time: 2023-04-18T14:48:24+03:00</text:p>
      <text:p text:style-name="P4">
Description: Ilona Mask SpaceX plans to conduct the first flight tests of a fully integrated Starship ship and an overweight rocket on Thursday, April 20. - Ukrinform.</text:p>
      <text:p text:style-name="P4">
Images: ["<text:a xlink:type="simple" xlink:href="https://static.ukrinform.com/photos/2020_09/thumb_files/630_360_1600085228-358.jpg" text:style-name="Internet_20_link" text:visited-style-name="Visited_20_Internet_20_Link">
630_360_16000...</text:a>
"]</text:p>
      <text:p text:style-name="P4">
Tags: ['Космос', 'SpaceX', 'Starship']</text:p>
      <text:p text:style-name="P4">
Type: Article</text:p>
      <!--METADATA-->
      <text:p text:style-name="P4">
<draw:frame draw:style-name="fr1" draw:name="Image125" text:anchor-type="as-char" svg:width="6.9236in" svg:height="3.956343in" draw:z-index="0">
<draw:image xlink:href="../Images/yкринформ/2023-04-18T14-48-24-03-00/630_360_1600085228-358.jpg" xlink:type="simple" xlink:show="embed" xlink:actuate="onLoad" draw:mime-type="image/jpeg"/>
</draw:frame>
SpaceX mask plans to carry out the first flight tests of a fully integrated Starship ship and a rocket launcher on Thursday, April 20.</text:p>
      <text:p text:style-name="P4">
As Ukrinform reports, this is reported <text:a xlink:type="simple" xlink:href="https://www.spacex.com/launches/mission/" text:style-name="Internet_20_link" text:visited-style-name="Visited_20_Internet_20_Link">
</text:a>
companies.</text:p>
      <text:p text:style-name="P4">
The launch will take place in Texas. The 62-minute launch window opens at 8:28 and closes at 9:30 local time.</text:p>
      <text:p text:style-name="P4">
"Direct web transport of test flight will start in about 45 minutes of the post -artage," - said in <text:a xlink:type="simple" xlink:href="https://www.ukrinform.ua/tag-spacex" text:style-name="Internet_20_link" text:visited-style-name="Visited_20_Internet_20_Link">
</text:a>
.</text:p>
      <text:p text:style-name="P4">
<text:span text:style-name="T4">
 Read also: </text:span>
 <text:a xlink:type="simple" xlink:href="https://www.ukrinform.ua/rubric-technology/3696258-spacex-zapustila-na-orbitu-51-minisuputnik.html" text:style-name="Internet_20_link" text:visited-style-name="Visited_20_Internet_20_Link">
<text:span text:style-name="T4">
 SpaceX </text:span>
</text:a>
As reported, <text:a xlink:type="simple" xlink:href="https://www.ukrinform.ua/rubric-technology/3697081-spacex-perenesla-persij-viprobuvalnij-polit-korabla-starship.html" text:style-name="Internet_20_link" text:visited-style-name="Visited_20_Internet_20_Link">
</text:a>
, which was scheduled for Monday, April 17. The company has dropped the counter 40 seconds before the rocket launches. The reason for the transfer was a problem with fuel.</text:p>
      <text:p text:style-name="P4">
Starship is a large new rocket designed to deliver people, including NASA astronauts, into deep space. It should also serve as an inexpensive platform for launching satellites and other carbits.</text:p>
      <text:p text:style-name="P4">
<text:span text:style-name="T4">
 Read also: </text:span>
 <text:a xlink:type="simple" xlink:href="https://www.ukrinform.ua/rubric-technology/3690941-spacex-zapustila-10-amerikanskih-vijskovih-suputnikiv.html" text:style-name="Internet_20_link" text:visited-style-name="Visited_20_Internet_20_Link">
<text:span text:style-name="T4">
 SpaceX </text:span>
</text:a>
The entire Starship system has a height of 120 m, which makes it more powerful than any pre-cosmic ship with a crew. The rocket is intended for repeated use, which, according to SpaceX, will reduce costs.</text:p>
      <text:p text:style-name="P4">
News Source: <text:a xlink:type="simple" xlink:href="https://www.ukrinform.ua/rubric-technology/3697473-spacex-ogolosila-novu-datu-zapusku-raketi-starship.html" text:style-name="Internet_20_link" text:visited-style-name="Visited_20_Internet_20_Link">
https://www.ukrinform.ua/rubric-technology/3697473-spacex-ogolosila-novu-datu-zapusku-raketi-starship.html</text:a>
</text:p>
      <!--NEWS-->
      <text:h text:style-name="P10" text:outline-level="1">
<text:span text:style-name="T4">
Human rights activists demand immediately to release illegally detainees in the Russian Federation Crimean Tatarka Umerov</text:span>
</text:h>
      <text:p text:style-name="P4">
Authors: Ukrinform (Person)</text:p>
      <text:p text:style-name="P4">
Publisher: Укринформ (Organization)</text:p>
      <text:p text:style-name="P4">
Published Time: 2023-04-18T14:49:00+03:00</text:p>
      <text:p text:style-name="P4">
Modified Time: 2023-04-18T14:49:00+03:00</text:p>
      <text:p text:style-name="P4">
Description: Human rights organizations demand to immediately release the Crimean Tatar's illegally detained Lenie Umerov, which is held in a temporary detention center in Vladikavkaz. - Ukrinform.</text:p>
      <text:p text:style-name="P4">
Images: ["<text:a xlink:type="simple" xlink:href="https://static.ukrinform.com/photos/2023_04/thumb_files/630_360_1681818535-884.jpg" text:style-name="Internet_20_link" text:visited-style-name="Visited_20_Internet_20_Link">
630_360_16818...</text:a>
"]</text:p>
      <text:p text:style-name="P4">
Tags: ['Кримські татари', 'Окупація Криму', 'Затримання', 'Війна з росією']</text:p>
      <text:p text:style-name="P4">
Type: Article</text:p>
      <!--METADATA-->
      <text:p text:style-name="P4">
<draw:frame draw:style-name="fr1" draw:name="Image126" text:anchor-type="as-char" svg:width="6.9236in" svg:height="3.956343in" draw:z-index="0">
<draw:image xlink:href="../Images/yкринформ/2023-04-18T14-49-00-03-00/630_360_1681818535-884.jpg" xlink:type="simple" xlink:show="embed" xlink:actuate="onLoad" draw:mime-type="image/jpeg"/>
</draw:frame>
Human rights organizations demand to immediately release the illegally detained crown of the Crimean Tatarka Lenie Umerov, which is held in a detention center in Vladikavkaz.</text:p>
      <text:p text:style-name="P4">
The relevant statement was extended by a human rights organization <text:a xlink:type="simple" xlink:href="https://krymsos.com/zayava-pravozahysnyh-organizaczij-shhodo-nezakonnogo-pozbavlennya-voli-gromadyanky-ukrayiny-krymskoyi-tatarky-leniye-umerovoyi-v-rf/" text:style-name="Internet_20_link" text:visited-style-name="Visited_20_Internet_20_Link">
</text:a>
, reports Ukrinform.</text:p>
      <text:p text:style-name="P4">
“We, representatives of human rights organizations, condemn the criminal actions of representatives of the Russian authorities and demand that the citizen of Ukraine Lenyumer immediately release; to conduct an effective and impartial investigation into the circumstances of the illegal personality of Lenie; Immediately release all political prisoners of Tacadian hostages that are kept in places of freedom in the AR <text:a xlink:type="simple" xlink:href="https://www.ukrinform.ua/tag-krim" text:style-name="Internet_20_link" text:visited-style-name="Visited_20_Internet_20_Link">
</text:a>
and Sevastopol, other occupied territories of Ukraine or in the territory of the Russian Federation, ”the post reads.</text:p>
      <text:p text:style-name="P4">
Human rights activists have called on the governments of foreign states and international organizations to impose personal sanctions against persons involved in illegalization and deprivation of the right to a fair and official court of Umerova; to conduct international consultations to find mechanisms for the release of illegal prisoners and monitoring their health.</text:p>
      <text:p text:style-name="P4">
In addition, human rights activists turn to Turkish President Recep Taipaerdogan to help with the President of the Russian Federation to promote Umerova faster.</text:p>
      <text:p text:style-name="P4">
The statement also calls for the state authorities of Ukraine to provide an efficient investigation into the circumstances of unlawful imprisonment of Umerova and open -criminal proceedings on the basis of committing a crime under it. 438 of the Criminal Code of Ukraine.</text:p>
      <text:p text:style-name="P4">
The statement was signed by the Crimean Human Rights Group, Human Rights Center "Action", the Center of Human ZMina, the Crimean Human Rights Organization, the Platform of the Liberation of Political Prisoners, the Association of Kremlin Political Prisoners, the Center for Civil Drivers, the Media Initiative for Human Right center.</text:p>
      <text:p text:style-name="P4">
<text:span text:style-name="T4">
 Read also: </text:span>
 <text:a xlink:type="simple" xlink:href="https://www.ukrinform.ua/rubric-crimea/3697432-u-radi-evropi-zaavlaut-pro-cislenni-porusennah-prav-krimskih-tatar-na-okupovanomu-pivostrovi.html" text:style-name="Internet_20_link" text:visited-style-name="Visited_20_Internet_20_Link">
<text:span text:style-name="T4">
 Tatar </text:span>
</text:a>
</text:p>
      <text:p text:style-name="P4">
Umerov was placed at the Center for Temporary Detention of Foreign Citizens. The Russian court found it guilty of “violation of the state border regime”(Part 1 of Art. 18 of the Code of the Russian Federation on Administrative Offenses)and fined two thousand rubles. Umerov is now a temporary detention visorator in Vladikavkaz.</text:p>
      <text:p text:style-name="P4">
<text:span text:style-name="T5">
Foto: facebook.com/umerov.azeez</text:span>
</text:p>
      <text:p text:style-name="P4">
News Source: <text:a xlink:type="simple" xlink:href="https://www.ukrinform.ua/rubric-crimea/3697474-pravozahisniki-vimagaut-negajno-zvilniti-nezakonno-zatrimanu-v-rf-krimsku-tatarku-umerovu.html" text:style-name="Internet_20_link" text:visited-style-name="Visited_20_Internet_20_Link">
https://www.ukrinform.ua/rubric-crimea/3697474-pravozahisniki-vimagaut-negajno-zvilniti-nezakonno-zatrimanu-v-rf-krimsku-tatarku-umerovu.html</text:a>
</text:p>
      <!--NEWS-->
      <text:h text:style-name="P10" text:outline-level="1">
<text:span text:style-name="T4">
In Russia, the "Immortal Regiment" was abolished on May 9</text:span>
</text:h>
      <text:p text:style-name="P4">
Authors: Ukrinform (Person)</text:p>
      <text:p text:style-name="P4">
Publisher: Укринформ (Organization)</text:p>
      <text:p text:style-name="P4">
Published Time: 2023-04-18T14:50:40+03:00</text:p>
      <text:p text:style-name="P4">
Modified Time: 2023-04-18T14:50:40+03:00</text:p>
      <text:p text:style-name="P4">
Description: This year there will be no traditional "Immortal Regiment" in Russia, which was held annually in the country on May 9. - Ukrinform.</text:p>
      <text:p text:style-name="P4">
Images: ["<text:a xlink:type="simple" xlink:href="https://static.ukrinform.com/photos/2023_04/thumb_files/630_360_1681818474-870.jpg" text:style-name="Internet_20_link" text:visited-style-name="Visited_20_Internet_20_Link">
630_360_16818...</text:a>
"]</text:p>
      <text:p text:style-name="P4">
Tags: ['9 травня', 'росія', 'Безсмертний полк']</text:p>
      <text:p text:style-name="P4">
Type: Article</text:p>
      <!--METADATA-->
      <text:p text:style-name="P4">
<draw:frame draw:style-name="fr1" draw:name="Image127" text:anchor-type="as-char" svg:width="6.9236in" svg:height="3.956343in" draw:z-index="0">
<draw:image xlink:href="../Images/yкринформ/2023-04-18T14-50-40-03-00/630_360_1681818474-870.jpg" xlink:type="simple" xlink:show="embed" xlink:actuate="onLoad" draw:mime-type="image/jpeg"/>
</draw:frame>
This rock of Russia will not be the traditional "Immortal Regiment", which was held annually on May 9.</text:p>
      <text:p text:style-name="P4">
As Ukrinform reports, this is reported in <text:a xlink:type="simple" xlink:href="http://t.me/tass_agency/188494" text:style-name="Internet_20_link" text:visited-style-name="Visited_20_Internet_20_Link">
</text:a>
TASS.</text:p>
      <text:p text:style-name="P4">
The co-chair of the central headquarters of the all-Russian public movement "The Immortal Regiment of Russia", the deputy of the State Duma Olena Tsunaeva noted that the cancellation of the canceled gait to everyone is invited to place photos of their veterans on social networks, on clothes, on car and on the site.</text:p>
      <text:p text:style-name="P4">
Tsunaeva added that the situation regarding the "Immortal Regiment" gait will become clear closer to May 9, now the organizers are submitting applications to the action.</text:p>
      <text:p text:style-name="P4">
The decision to cancel the action in Russia was made "with <text:a xlink:type="simple" xlink:href="http://ria.ru/20230418/polk-1866037271.html" text:style-name="Internet_20_link" text:visited-style-name="Visited_20_Internet_20_Link">
</text:a>
".</text:p>
      <text:p text:style-name="P4">
<text:span text:style-name="T4">
 Read also: </text:span>
 <text:a xlink:type="simple" xlink:href="https://www.ukrinform.ua/rubric-world/3695328-rf-skasuvala-paradi-na-9-travna-u-prikordonnih-z-ukrainou-regionah-z-mirkuvan-bezpeki-rozvidka-britanii.html" text:style-name="Internet_20_link" text:visited-style-name="Visited_20_Internet_20_Link">
<text:span text:style-name="T4">
 Parade </text:span>
</text:a>
As reported by Ukrinform, earlier in the Russian Kursk and Belgorod for reasons of security have already abandoned <text:a xlink:type="simple" xlink:href="https://www.ukrinform.ua/tag-parad" text:style-name="Internet_20_link" text:visited-style-name="Visited_20_Internet_20_Link">
</text:a>
For 9 injuries.  Photo: Getty images</text:p>
      <text:p text:style-name="P4">
News Source: <text:a xlink:type="simple" xlink:href="https://www.ukrinform.ua/rubric-world/3697475-u-rosii-skasuvali-hodu-bezsmertnogo-polku-na-9-travna.html" text:style-name="Internet_20_link" text:visited-style-name="Visited_20_Internet_20_Link">
https://www.ukrinform.ua/rubric-world/3697475-u-rosii-skasuvali-hodu-bezsmertnogo-polku-na-9-travna.html</text:a>
</text:p>
      <!--NEWS-->
      <text:h text:style-name="P10" text:outline-level="1">
<text:span text:style-name="T4">
Ukrainian boxer Chukhajan will fight on April 29 in Spain</text:span>
</text:h>
      <text:p text:style-name="P4">
Authors: Ukrinform (Person)</text:p>
      <text:p text:style-name="P4">
Publisher: Укринформ (Organization)</text:p>
      <text:p text:style-name="P4">
Published Time: 2023-04-18T14:55:00+03:00</text:p>
      <text:p text:style-name="P4">
Modified Time: 2023-04-18T14:55:00+03:00</text:p>
      <text:p text:style-name="P4">
Description: It became known when the Ukrainian mid -weight boxer Karen Chukhajan would return to the ring. - Ukrinform.</text:p>
      <text:p text:style-name="P4">
Images: ["<text:a xlink:type="simple" xlink:href="https://static.ukrinform.com/photos/2023_04/thumb_files/630_360_1681818140-314.jpg" text:style-name="Internet_20_link" text:visited-style-name="Visited_20_Internet_20_Link">
630_360_16818...</text:a>
"]</text:p>
      <text:p text:style-name="P4">
Tags: ['Бокс', 'Україна', 'Венесуела']</text:p>
      <text:p text:style-name="P4">
Type: Article</text:p>
      <!--METADATA-->
      <text:p text:style-name="P4">
<draw:frame draw:style-name="fr1" draw:name="Image128" text:anchor-type="as-char" svg:width="6.9236in" svg:height="3.956343in" draw:z-index="0">
<draw:image xlink:href="../Images/yкринформ/2023-04-18T14-55-00-03-00/630_360_1681818140-314.jpg" xlink:type="simple" xlink:show="embed" xlink:actuate="onLoad" draw:mime-type="image/jpeg"/>
</draw:frame>
It becomes known when the Ukrainian boxer of the middle weight of Karechhajan will return to the ring.</text:p>
      <text:p text:style-name="P4">
The manager of the Ukrainian boxer Maxim Mikhalev reported that Karen <text:a xlink:type="simple" xlink:href="https://www.facebook.com/luckypunch.net" text:style-name="Internet_20_link" text:visited-style-name="Visited_20_Internet_20_Link">
</text:a>
He will conduct on April 29 in Madrid Anti -representative of Venezuela Michael Marko, Ukrinform reports.</text:p>
      <text:p text:style-name="P4">
The match will be held during the show of Kerman Learghai promoter at the Wizinkcenter arena, Ukrinform reports.</text:p>
      <text:p text:style-name="P4">
Earlier it was planned that Chukhajan would box on April 30 in Hamburg.</text:p>
      <text:p text:style-name="P4">
<text:span text:style-name="T4">
 Read also: </text:span>
 <text:a xlink:type="simple" xlink:href="https://www.ukrinform.ua/rubric-sports/3696758-zinoca-zbirna-ukraini-z-boksu-posila-perse-zagalnokomandne-misce-na-turniri-v-finlandii.html" text:style-name="Internet_20_link" text:visited-style-name="Visited_20_Internet_20_Link">
<text:span text:style-name="T4">
 box </text:span>
</text:a>
Karen Chukhajan is a 26-year-old Ukrainian professional boxer of the Armenian receipt, which performs in the middle and first average weights.</text:p>
      <text:p text:style-name="P4">
Photo: facebook.com/luckypunch.net.</text:p>
      <text:p text:style-name="P4">
News Source: <text:a xlink:type="simple" xlink:href="https://www.ukrinform.ua/rubric-sports/3697477-ukrainskij-bokser-cuhadzan-provede-bij-29-kvitna-v-ispanii.html" text:style-name="Internet_20_link" text:visited-style-name="Visited_20_Internet_20_Link">
https://www.ukrinform.ua/rubric-sports/3697477-ukrainskij-bokser-cuhadzan-provede-bij-29-kvitna-v-ispanii.html</text:a>
</text:p>
      <!--NEWS-->
      <text:h text:style-name="P10" text:outline-level="1">
<text:span text:style-name="T4">
Russians fired the market in Ukrainian - at least 10 wounded</text:span>
</text:h>
      <text:p text:style-name="P4">
Authors: Ukrinform (Person)</text:p>
      <text:p text:style-name="P4">
Publisher: Укринформ (Organization)</text:p>
      <text:p text:style-name="P4">
Published Time: 2023-04-18T15:00:00+03:00</text:p>
      <text:p text:style-name="P4">
Modified Time: 2023-04-18T15:00:00+03:00</text:p>
      <text:p text:style-name="P4">
Description: In the city of Ukrainian Donetsk region, at least 10 people were injured by Russian troops of the market. - Ukrinform.</text:p>
      <text:p text:style-name="P4">
Images: ["<text:a xlink:type="simple" xlink:href="https://static.ukrinform.com/photos/2023_04/thumb_files/630_360_1681819051-201.jpg" text:style-name="Internet_20_link" text:visited-style-name="Visited_20_Internet_20_Link">
630_360_16818...</text:a>
"]</text:p>
      <text:p text:style-name="P4">
Tags: ['Донеччина', 'Обстріл', 'Війна з росією']</text:p>
      <text:p text:style-name="P4">
Type: Article</text:p>
      <!--METADATA-->
      <text:p text:style-name="P4">
<draw:frame draw:style-name="fr1" draw:name="Image129" text:anchor-type="as-char" svg:width="6.9236in" svg:height="3.956343in" draw:z-index="0">
<draw:image xlink:href="../Images/yкринформ/2023-04-18T15-00-00-03-00/630_360_1681819051-201.jpg" xlink:type="simple" xlink:show="embed" xlink:actuate="onLoad" draw:mime-type="image/jpeg"/>
</draw:frame>
At least 10 people were in the city of Donetsk region in the city of Donetsk region.</text:p>
      <text:p text:style-name="P4">
According to Ukrinform, the prosecutor general's office reports in <text:a xlink:type="simple" xlink:href="https://t.me/pgo_gov_ua/11347" text:style-name="Internet_20_link" text:visited-style-name="Visited_20_Internet_20_Link">
</text:a>
.</text:p>
      <text:p text:style-name="P4">
According to the investigation, on April 18 at 11:30 pm, the Russian army fired at the market of Ukrainian content. At least 10 civilians were injured from the invaders' shells. Eight of them - seven women and one person were taken to a hospital who was given qualified medical care.</text:p>
      <text:p text:style-name="P4">
In addition, apartment and private homes, damaged trade pavilions were destroyed.</text:p>
      <text:p text:style-name="P4">
Selidivsk City Military Administration(The city of Ukrainian is included in the pre -Delidov city community of Donetsk region - ed.)in <text:a xlink:type="simple" xlink:href="https://t.me/selidyvskamva/7399" text:style-name="Internet_20_link" text:visited-style-name="Visited_20_Internet_20_Link">
</text:a>
She added that the Russians kissed the city's central market. Among the wounded civilians who were taken to the hospital are two extremely serious condition, six - in severe and moderate severity.</text:p>
      <text:p text:style-name="P4">
According to preliminary data, the troops of the Russian Federation fired at the city of Gentleum Artillery.</text:p>
      <text:p text:style-name="P4">
<text:span text:style-name="T4">
 Read also: </text:span>
 <text:a xlink:type="simple" xlink:href="https://www.ukrinform.ua/rubric-ato/3697433-obstril-rinku-v-hersoni-odin-zagiblij-devatero-poranenih.html" text:style-name="Internet_20_link" text:visited-style-name="Visited_20_Internet_20_Link">
<text:span text:style-name="T4">
 Exacerbate </text:span>
</text:a>
Under the procedural leadership of the Donetsk Regional Prosecutor's Office, a criminal investigation into criminal proceedings on violation of the laws of war(Part 1 of Art. 438 of the Criminal Code of Ukraine).</text:p>
      <text:p text:style-name="P4">
Прокурори продовжують вживати всі можливі та належні заходи для документуваннявоєнних злочинів, вчинених представниками збройних сил рф.</text:p>
      <text:p text:style-name="P4">
Як повідомляв Укрінформ, місто <text:a xlink:type="simple" xlink:href="https://www.ukrinform.ua/rubric-ato/3697320-rosiani-vnoci-atakuvali-slovansk-raketami-s300-ta-sahedami.html" text:style-name="Internet_20_link" text:visited-style-name="Visited_20_Internet_20_Link">
 </text:a>
At night, the next <text:a xlink:type="simple" xlink:href="https://www.ukrinform.ua/tag-obstril" text:style-name="Internet_20_link" text:visited-style-name="Visited_20_Internet_20_Link">
</text:a>
Rockets-300 and Drone-Kamikadze, there were no casualties.</text:p>
      <text:p text:style-name="P4">
News Source: <text:a xlink:type="simple" xlink:href="https://www.ukrinform.ua/rubric-ato/3697479-rosiani-obstrilali-rinok-v-ukrainsku-sonajmense-10-poranenih.html" text:style-name="Internet_20_link" text:visited-style-name="Visited_20_Internet_20_Link">
https://www.ukrinform.ua/rubric-ato/3697479-rosiani-obstrilali-rinok-v-ukrainsku-sonajmense-10-poranenih.html</text:a>
</text:p>
      <!--NEWS-->
      <text:h text:style-name="P10" text:outline-level="1">
<text:span text:style-name="T4">
Kharkiv, Kharkivska Oblast(21:01). Red Alert: aerial threat. Sirens sounding. Take cover now!</text:span>
</text:h>
      <text:p text:style-name="P4">
Authors: liveuamap (Language: en)</text:p>
      <text:p text:style-name="P4">
Time: 2023-04-18T15:01:00</text:p>
      <text:p text:style-name="P4">
Location: Kharkiv (Latitude:49.98081000 Longtitude:36.25272000)</text:p>
      <text:p text:style-name="P4">
Videos: []</text:p>
      <text:p text:style-name="P4">
Images: []</text:p>
      <text:p text:style-name="P4">
Tags: ["Europe", "Central and Eastern Europe"]</text:p>
      <text:p text:style-name="P4">
Id: 22557043</text:p>
      <!--METADATA-->
      <text:p text:style-name="P4">
Kharkiv, Kharkiv region(21:01). Red Alert: aerial threat. Sirens sounding.Take cover now!</text:p>
      <text:p text:style-name="P4">
News Collection Link: <text:a xlink:type="simple" xlink:href="https://liveuamap.com/en/2023/18-april-kharkiv-kharkivska-oblast2101-red-alg" text:style-name="Internet_20_link" text:visited-style-name="Visited_20_Internet_20_Link">
https://liveuamap.com/en/2023/18-april-kharkiv-kharkivska-oblast2101-red-alg</text:a>
</text:p>
      <text:p text:style-name="P4">
News Source: <text:a xlink:type="simple" xlink:href="https://t.me/suspilnekharkiv/23998" text:style-name="Internet_20_link" text:visited-style-name="Visited_20_Internet_20_Link">
https://t.me/suspilnekharkiv/23998</text:a>
</text:p>
      <!--NEWS-->
      <text:h text:style-name="P10" text:outline-level="1">
<text:span text:style-name="T4">
The Pseudo -Director of Zaporizhzhya NPPs declared suspicion</text:span>
</text:h>
      <text:p text:style-name="P4">
Authors: Ukrinform (Person)</text:p>
      <text:p text:style-name="P4">
Publisher: Укринформ (Organization)</text:p>
      <text:p text:style-name="P4">
Published Time: 2023-04-18T15:02:00+03:00</text:p>
      <text:p text:style-name="P4">
Modified Time: 2023-04-18T15:02:00+03:00</text:p>
      <text:p text:style-name="P4">
Description: The Security Service of Ukraine has declared suspicion of a citizen of the Russian Federation Oleg Romanenko, delivered by invaders to "manage" Zaporizhzhya NPP. - Ukrinform.</text:p>
      <text:p text:style-name="P4">
Images: ["<text:a xlink:type="simple" xlink:href="https://static.ukrinform.com/photos/2022_09/thumb_files/630_360_1662657925-767.jpg" text:style-name="Internet_20_link" text:visited-style-name="Visited_20_Internet_20_Link">
630_360_16626...</text:a>
"]</text:p>
      <text:p text:style-name="P4">
Tags: ['Підозра', 'Запорізька АЕС', 'Війна з росією']</text:p>
      <text:p text:style-name="P4">
Type: Article</text:p>
      <!--METADATA-->
      <text:p text:style-name="P4">
<draw:frame draw:style-name="fr1" draw:name="Image130" text:anchor-type="as-char" svg:width="6.9236in" svg:height="3.956343in" draw:z-index="0">
<draw:image xlink:href="../Images/yкринформ/2023-04-18T15-02-00-03-00/630_360_1662657925-767.jpg" xlink:type="simple" xlink:show="embed" xlink:actuate="onLoad" draw:mime-type="image/jpeg"/>
</draw:frame>
The Service of Ukraine has declared suspicion of a citizen of the Russian Federation Oleguromenenko, delivered by the invaders to "manage" Zaporizhzhya NPP.</text:p>
      <text:p text:style-name="P4">
As Ukrinform reports, this has reported <text:a xlink:type="simple" xlink:href="https://ssu.gov.ua/novyny/sbu-povidomyla-pro-pidozru-okupatsiinomu-ochilnyku-zaporizkoi-aes-yakyi-vidiednav-stantsiiu-vid-enerhosystemy-ukrainy" text:style-name="Internet_20_link" text:visited-style-name="Visited_20_Internet_20_Link">
</text:a>
.</text:p>
      <text:p text:style-name="P4">
It is established that before his "appointment" the attacker was the chief engineering of the nuclear power plant in the Saratov region(RF).</text:p>
      <text:p text:style-name="P4">
Після захоплення російськими військами українського енергооб’єкта Романенкостав так званим директором "експлуатуючої організації Запорізької <text:a xlink:type="simple" xlink:href="https://www.ukrinform.ua/tag-aes" text:style-name="Internet_20_link" text:visited-style-name="Visited_20_Internet_20_Link">
</text:a>
", which is part of the structure of the corporation" Rosatom ".</text:p>
      <text:p text:style-name="P4">
According to the investigation, in the period from March 11 to November 2022, the person involved in the execution of Moscow's instructions for the shutdown of the nuclear power plant from the united power system of Ukraine. Subsequently, he organized the work of atomic object in the interests of Russia.</text:p>
      <text:p text:style-name="P4">
In particular, the suspect incited NPP employees to support the invaders to work with them. In case of disagreement - threatened with "release" and reference by the Russian punitive bodies.</text:p>
      <text:p text:style-name="P4">
<text:span text:style-name="T4">
 Read also: </text:span>
 <text:a xlink:type="simple" xlink:href="https://www.ukrinform.ua/rubric-ato/3695950-sbu-ogolosila-pidozru-rosijskomu-deputatu-akij-komanduvav-obstrilom-pozicij-zsu.html" text:style-name="Internet_20_link" text:visited-style-name="Visited_20_Internet_20_Link">
<text:span text:style-name="T4">
 suspicion </text:span>
</text:a>
The person being charged with violations of the laws and customs of war(Part 2, 28, h. 1st. 438)and a state betrayal committed in a state of martial law(Part 4 v. 27, h. 28, h. 2 v. 111)Criminal Code of Ukraine. He is threatened with life imprisonment.</text:p>
      <text:p text:style-name="P4">
As reported <text:a xlink:type="simple" xlink:href="https://www.ukrinform.ua/rubric-regions/3697331-na-vinniccini-zatrimali-donku-kolisnogo-gaulajtera-cornobaivki.html" text:style-name="Internet_20_link" text:visited-style-name="Visited_20_Internet_20_Link">
</text:a>
, the SBU's crowded region detained a collaborator from Kherson region - the daughter of the former "head" of the invading pseudo -administration of the village of Chernobayivka Yuri Turuliv.</text:p>
      <text:p text:style-name="P4">
<text:span text:style-name="T5">
Foto: Fredrik Dahl / IAEA</text:span>
</text:p>
      <text:p text:style-name="P4">
News Source: <text:a xlink:type="simple" xlink:href="https://www.ukrinform.ua/rubric-society/3697480-psevdodirektoru-zaporizkoi-aes-ogolosili-pidozru.html" text:style-name="Internet_20_link" text:visited-style-name="Visited_20_Internet_20_Link">
https://www.ukrinform.ua/rubric-society/3697480-psevdodirektoru-zaporizkoi-aes-ogolosili-pidozru.html</text:a>
</text:p>
      <!--NEWS-->
      <text:h text:style-name="P10" text:outline-level="1">
<text:span text:style-name="T4">
Switzerland will assist Ukraine, but not yet a military - President</text:span>
</text:h>
      <text:p text:style-name="P4">
Authors: Ukrinform (Person)</text:p>
      <text:p text:style-name="P4">
Publisher: Укринформ (Organization)</text:p>
      <text:p text:style-name="P4">
Published Time: 2023-04-18T15:03:00+03:00</text:p>
      <text:p text:style-name="P4">
Modified Time: 2023-04-18T15:03:00+03:00</text:p>
      <text:p text:style-name="P4">
Description: Switzerland provides significant support to Ukraine, in particular in the form of humanitarian assistance and involvement in reconstruction plans, but not in military plan. - Ukrinform.</text:p>
      <text:p text:style-name="P4">
Images: ["<text:a xlink:type="simple" xlink:href="https://static.ukrinform.com/photos/2018_11/thumb_files/630_360_1541287332-983.jpg" text:style-name="Internet_20_link" text:visited-style-name="Visited_20_Internet_20_Link">
630_360_15412...</text:a>
"]</text:p>
      <text:p text:style-name="P4">
Tags: ['Швейцарія', 'Україна', 'Війна з росією']</text:p>
      <text:p text:style-name="P4">
Type: Article</text:p>
      <!--METADATA-->
      <text:p text:style-name="P4">
<draw:frame draw:style-name="fr1" draw:name="Image131" text:anchor-type="as-char" svg:width="6.9236in" svg:height="3.956343in" draw:z-index="0">
<draw:image xlink:href="../Images/yкринформ/2023-04-18T15-03-00-03-00/630_360_1541287332-983.jpg" xlink:type="simple" xlink:show="embed" xlink:actuate="onLoad" draw:mime-type="image/jpeg"/>
</draw:frame>
Switzerland has significant support for Ukraine, in particular, in the form of humanitarian assistance to the pelvication to plans for reconstruction, but not in military plan.</text:p>
      <text:p text:style-name="P4">
This was stated by the President of the Swiss Confederation Alan Berce during a common German Chancellor Olaf by a Press Conference in Berlin, Correspondenttukinform reports.</text:p>
      <text:p text:style-name="P4">
“We have decided to support Ukraine in the next years at least 1.8 billion francs, of which 300 million this year ... Switzerland has become very much involved in Ukraine,… in providing humanitarian aid… to… to(plans - ed.)Recovery, ”the President of Switzerland emphasized, mentioning the international conference in Lugano in 2022.</text:p>
      <text:p text:style-name="P4">
Berce also recalled that Switzerland has joined the EU sanctions, treats them "very seriously and does everything that is possible to actually be realized." But he said, this is a very difficult task because there are "multicators", the exchange of large amounts of information is needed. President <text:a xlink:type="simple" xlink:href="https://www.ukrinform.ua/tag-svejcaria" text:style-name="Internet_20_link" text:visited-style-name="Visited_20_Internet_20_Link">
</text:a>
At the same time, his country should "adjust some of the moments" that the parliament must approve.</text:p>
      <text:p text:style-name="P4">
Currently, the Swiss authorities have blocked Russian assets in the amount of € 7.5 billion, which Berce called "a significant amount."</text:p>
      <text:p text:style-name="P4">
Answering questions about the possibility of transfer of weapons, ammunition to Ukraine, or at least granting permission to other countries to transfer to Vshvazeria military materials, Berse reappeared to the neutrality of his country.</text:p>
      <text:p text:style-name="P4">
"Neutrality means not providing military support for any party ... We make all parties to comply with the rules and respect international law ... At the same time we cannot violate our own laws, no one can require us," Berse said. At the same time, he did not rule out the continuation of a serious and open discussion on this topic.</text:p>
      <text:p text:style-name="P4">
The Swiss politician repeated that his country condemned the war and demands the departure of Russian troops from the territory of Ukraine.</text:p>
      <text:p text:style-name="P4">
Scholt confirmed that he had discussed this topic with his guest.</text:p>
      <text:p text:style-name="P4">
"We know that Ukraine needs help, including weapons and ammunition," the politician stated. He added that in Germany, they closely monitor the very long debates in Switzerland to grant re -export permission and hope for a positive decision.</text:p>
      <text:p text:style-name="P4">
<text:span text:style-name="T4">
 Read also: </text:span>
 <text:a xlink:type="simple" xlink:href="https://www.ukrinform.ua/rubric-polytics/3692157-svejcaria-oburena-ucastu-v-zahodi-v-oon-ombudsmenki-rosii-aka-perebuvae-pid-slidstvom-mks.html" text:style-name="Internet_20_link" text:visited-style-name="Visited_20_Internet_20_Link">
<text:span text:style-name="T4">
 Switzerland </text:span>
</text:a>
</text:p>
      <text:p text:style-name="P4">
<text:span text:style-name="T5">
Foto: SWI Swissinfo, Keystone/Peter Schneider</text:span>
</text:p>
      <text:p text:style-name="P4">
News Source: <text:a xlink:type="simple" xlink:href="https://www.ukrinform.ua/rubric-world/3697481-svejcaria-dopomagatime-ukraini-ale-poki-ne-vijskovo-prezident.html" text:style-name="Internet_20_link" text:visited-style-name="Visited_20_Internet_20_Link">
https://www.ukrinform.ua/rubric-world/3697481-svejcaria-dopomagatime-ukraini-ale-poki-ne-vijskovo-prezident.html</text:a>
</text:p>
      <!--NEWS-->
      <text:h text:style-name="P10" text:outline-level="1">
<text:span text:style-name="T4">
The enemy fired at the Orkhs three times with fire shells</text:span>
</text:h>
      <text:p text:style-name="P4">
Authors: Ukrinform (Person)</text:p>
      <text:p text:style-name="P4">
Publisher: Укринформ (Organization)</text:p>
      <text:p text:style-name="P4">
Published Time: 2023-04-18T15:04:00+03:00</text:p>
      <text:p text:style-name="P4">
Modified Time: 2023-04-18T15:04:00+03:00</text:p>
      <text:p text:style-name="P4">
Description: Russian troops have already fired at the Orihiv on Tuesday, near Zaporozhye. - Ukrinform.</text:p>
      <text:p text:style-name="P4">
Images: ["<text:a xlink:type="simple" xlink:href="https://static.ukrinform.com/photos/2023_04/thumb_files/630_360_1681819542-164.jpg" text:style-name="Internet_20_link" text:visited-style-name="Visited_20_Internet_20_Link">
630_360_16818...</text:a>
"]</text:p>
      <text:p text:style-name="P4">
Tags: ['Обстріл', 'Запоріжжя', 'Війна з росією']</text:p>
      <text:p text:style-name="P4">
Type: Article</text:p>
      <!--METADATA-->
      <text:p text:style-name="P4">
<draw:frame draw:style-name="fr1" draw:name="Image132" text:anchor-type="as-char" svg:width="6.9236in" svg:height="3.956343in" draw:z-index="0">
<draw:image xlink:href="../Images/yкринформ/2023-04-18T15-04-00-03-00/630_360_1681819542-164.jpg" xlink:type="simple" xlink:show="embed" xlink:actuate="onLoad" draw:mime-type="image/jpeg"/>
</draw:frame>
Ruskivskaya on Tuesday had fired at the Orkhiv, near Zaporizhzhia, three times.</text:p>
      <text:p text:style-name="P4">
About it in <text:a xlink:type="simple" xlink:href="https://t.me/zoda_gov_ua/18330" text:style-name="Internet_20_link" text:visited-style-name="Visited_20_Internet_20_Link">
</text:a>
Yuriy Malashko, Yuriy Malashko, reported, Ukrinform reports.</text:p>
      <text:p text:style-name="P4">
"Terrorist troops are three times over today <text:a xlink:type="simple" xlink:href="https://www.ukrinform.ua/tag-obstril" text:style-name="Internet_20_link" text:visited-style-name="Visited_20_Internet_20_Link">
</text:a>
by long -suffering. The prohibited International Conducting of Labor shells were beaten in the private sector, " - said in the post.</text:p>
      <text:p text:style-name="P4">
Rescuers work at the scene.</text:p>
      <text:p text:style-name="P4">
There are no casualties and victims.</text:p>
      <text:p text:style-name="P4">
<text:span text:style-name="T4">
 Read also: </text:span>
 <text:a xlink:type="simple" xlink:href="https://www.ukrinform.ua/rubric-ato/3697408-rosiani-vid-pocatku-dobi-trici-obstrilali-prikordonna-sumsini-ta-cernigivsini.html" text:style-name="Internet_20_link" text:visited-style-name="Visited_20_Internet_20_Link">
<text:span text:style-name="T4">
 firing </text:span>
</text:a>
As it was reported, last day the enemy fired at cities and Selazaposhka region more than 60 times.</text:p>
      <text:p text:style-name="P4">
News Source: <text:a xlink:type="simple" xlink:href="https://www.ukrinform.ua/rubric-ato/3697482-vorog-trici-obstrilav-orihiv-zapaluvalnimi-snaradami.html" text:style-name="Internet_20_link" text:visited-style-name="Visited_20_Internet_20_Link">
https://www.ukrinform.ua/rubric-ato/3697482-vorog-trici-obstrilav-orihiv-zapaluvalnimi-snaradami.html</text:a>
</text:p>
      <!--NEWS-->
      <text:h text:style-name="P10" text:outline-level="1">
<text:span text:style-name="T4">
Sumska Oblast(21:03). Red Alert: aerial threat. Sirens sounding. Take cover now!</text:span>
</text:h>
      <text:p text:style-name="P4">
Authors: liveuamap (Language: en)</text:p>
      <text:p text:style-name="P4">
Time: 2023-04-18T15:05:00</text:p>
      <text:p text:style-name="P4">
Location: Sumska Oblast (Latitude:51.00033 Longtitude:33.99879)</text:p>
      <text:p text:style-name="P4">
Videos: []</text:p>
      <text:p text:style-name="P4">
Images: []</text:p>
      <text:p text:style-name="P4">
Tags: ["Europe", "Central and Eastern Europe"]</text:p>
      <text:p text:style-name="P4">
Id: 22557044</text:p>
      <!--METADATA-->
      <text:p text:style-name="P4">
Sumy region(21:03). Red Alert: aerial threat. Sirens sounding. Take covernow!</text:p>
      <text:p text:style-name="P4">
News Collection Link: <text:a xlink:type="simple" xlink:href="https://liveuamap.com/en/2023/18-april-sumska-oblast2103-red-alert-aerial-tg" text:style-name="Internet_20_link" text:visited-style-name="Visited_20_Internet_20_Link">
https://liveuamap.com/en/2023/18-april-sumska-oblast2103-red-alert-aerial-tg</text:a>
</text:p>
      <text:p text:style-name="P4">
News Source: <text:a xlink:type="simple" xlink:href="https://t.me/air_alert_ua/43299" text:style-name="Internet_20_link" text:visited-style-name="Visited_20_Internet_20_Link">
https://t.me/air_alert_ua/43299</text:a>
</text:p>
      <!--NEWS-->
      <text:h text:style-name="P10" text:outline-level="1">
<text:span text:style-name="T4">
Zelensky visited the leading positions in Avdiivka</text:span>
</text:h>
      <text:p text:style-name="P4">
Authors: Ukrinform (Person)</text:p>
      <text:p text:style-name="P4">
Publisher: Укринформ (Organization)</text:p>
      <text:p text:style-name="P4">
Published Time: 2023-04-18T15:17:00+03:00</text:p>
      <text:p text:style-name="P4">
Modified Time: 2023-04-18T15:17:00+03:00</text:p>
      <text:p text:style-name="P4">
Description: President Volodymyr Zelensky visited the leading positions of Ukrainian defenders in the city of Avdiivka. - Ukrinform.</text:p>
      <text:p text:style-name="P4">
Images: ["<text:a xlink:type="simple" xlink:href="https://static.ukrinform.com/photos/2023_04/thumb_files/630_360_1681820489-3717.jpeg" text:style-name="Internet_20_link" text:visited-style-name="Visited_20_Internet_20_Link">
630_360_16818...</text:a>
", "<text:a xlink:type="simple" xlink:href="https://static.ukrinform.com/photos/2023_04/thumb_files/630_360_1681820488-8273.jpeg" text:style-name="Internet_20_link" text:visited-style-name="Visited_20_Internet_20_Link">
630_360_16818...</text:a>
", "<text:a xlink:type="simple" xlink:href="https://static.ukrinform.com/photos/2023_04/thumb_files/630_360_1681820488-4237.jpeg" text:style-name="Internet_20_link" text:visited-style-name="Visited_20_Internet_20_Link">
630_360_16818...</text:a>
", "<text:a xlink:type="simple" xlink:href="https://static.ukrinform.com/photos/2023_04/thumb_files/630_360_1681820488-4619.jpeg" text:style-name="Internet_20_link" text:visited-style-name="Visited_20_Internet_20_Link">
630_360_16818...</text:a>
", "<text:a xlink:type="simple" xlink:href="https://static.ukrinform.com/photos/2023_04/thumb_files/630_360_1681820488-6724.jpeg" text:style-name="Internet_20_link" text:visited-style-name="Visited_20_Internet_20_Link">
630_360_16818...</text:a>
", "<text:a xlink:type="simple" xlink:href="https://static.ukrinform.com/photos/2023_04/thumb_files/630_360_1681820488-5791.jpeg" text:style-name="Internet_20_link" text:visited-style-name="Visited_20_Internet_20_Link">
630_360_16818...</text:a>
", "<text:a xlink:type="simple" xlink:href="https://static.ukrinform.com/photos/2023_04/thumb_files/630_360_1681820488-8787.jpeg" text:style-name="Internet_20_link" text:visited-style-name="Visited_20_Internet_20_Link">
630_360_16818...</text:a>
", "<text:a xlink:type="simple" xlink:href="https://static.ukrinform.com/photos/2023_04/thumb_files/630_360_1681820489-3481.jpeg" text:style-name="Internet_20_link" text:visited-style-name="Visited_20_Internet_20_Link">
630_360_16818...</text:a>
", "<text:a xlink:type="simple" xlink:href="https://static.ukrinform.com/photos/2023_04/thumb_files/630_360_1681820489-9302.jpeg" text:style-name="Internet_20_link" text:visited-style-name="Visited_20_Internet_20_Link">
630_360_16818...</text:a>
", "<text:a xlink:type="simple" xlink:href="https://static.ukrinform.com/photos/2023_04/thumb_files/630_360_1681820489-5669.jpeg" text:style-name="Internet_20_link" text:visited-style-name="Visited_20_Internet_20_Link">
630_360_16818...</text:a>
", "<text:a xlink:type="simple" xlink:href="https://static.ukrinform.com/photos/2023_04/thumb_files/630_360_1681820489-4698.jpeg" text:style-name="Internet_20_link" text:visited-style-name="Visited_20_Internet_20_Link">
630_360_16818...</text:a>
", "<text:a xlink:type="simple" xlink:href="https://static.ukrinform.com/photos/2023_04/thumb_files/630_360_1681820489-6089.jpeg" text:style-name="Internet_20_link" text:visited-style-name="Visited_20_Internet_20_Link">
630_360_16818...</text:a>
", "<text:a xlink:type="simple" xlink:href="https://static.ukrinform.com/photos/2023_04/thumb_files/630_360_1681820490-3207.jpeg" text:style-name="Internet_20_link" text:visited-style-name="Visited_20_Internet_20_Link">
630_360_16818...</text:a>
", "<text:a xlink:type="simple" xlink:href="https://static.ukrinform.com/photos/2023_04/thumb_files/630_360_1681820490-9958.jpeg" text:style-name="Internet_20_link" text:visited-style-name="Visited_20_Internet_20_Link">
630_360_16818...</text:a>
", "<text:a xlink:type="simple" xlink:href="https://static.ukrinform.com/photos/2023_04/thumb_files/630_360_1681820490-1641.jpeg" text:style-name="Internet_20_link" text:visited-style-name="Visited_20_Internet_20_Link">
630_360_16818...</text:a>
", "<text:a xlink:type="simple" xlink:href="https://static.ukrinform.com/photos/2023_04/thumb_files/630_360_1681820490-6061.jpeg" text:style-name="Internet_20_link" text:visited-style-name="Visited_20_Internet_20_Link">
630_360_16818...</text:a>
", "<text:a xlink:type="simple" xlink:href="https://static.ukrinform.com/photos/2023_04/thumb_files/630_360_1681820490-4710.jpeg" text:style-name="Internet_20_link" text:visited-style-name="Visited_20_Internet_20_Link">
630_360_16818...</text:a>
", "<text:a xlink:type="simple" xlink:href="https://static.ukrinform.com/photos/2023_04/thumb_files/630_360_1681820490-8906.jpeg" text:style-name="Internet_20_link" text:visited-style-name="Visited_20_Internet_20_Link">
630_360_16818...</text:a>
", "<text:a xlink:type="simple" xlink:href="https://static.ukrinform.com/photos/2023_04/thumb_files/630_360_1681820491-2251.jpeg" text:style-name="Internet_20_link" text:visited-style-name="Visited_20_Internet_20_Link">
630_360_16818...</text:a>
"]</text:p>
      <text:p text:style-name="P4">
Tags: ['ЗСУ', 'Авдіївка', 'Зеленський']</text:p>
      <text:p text:style-name="P4">
Type: Article</text:p>
      <!--METADATA-->
      <text:p text:style-name="P4">
<draw:frame draw:style-name="fr1" draw:name="Image133" text:anchor-type="as-char" svg:width="6.9236in" svg:height="3.956343in" draw:z-index="0">
<draw:image xlink:href="../Images/yкринформ/2023-04-18T15-17-00-03-00/630_360_1681820489-3717.jpeg" xlink:type="simple" xlink:show="embed" xlink:actuate="onLoad" draw:mime-type="image/jpeg"/>
</draw:frame>
President Volodymyr Zelensky, within the working trip to Donetsk region, drew the leading positions of Ukrainian defenders in Avdiivka.</text:p>
      <text:p text:style-name="P4">
According to Ukrinform, the press service [] reported(http://www.president.gov.ua/news/glava-derzhavi-vidvidav-peredovi-poziciyi-ukrayinskih-zahisn-82321).</text:p>
      <text:p text:style-name="P4">
In particular, the Head of State heard the report of the commander of the operational-tactical UGRUE "Donetsk" on the situation in the area of his responsibility.</text:p>
      <text:p text:style-name="P4">
The President spoke with the Marines, Airborne Assault, Mechanized and Artillery Units and thanked them their deserves.“I have the honor to be here, thank you for the service, for the fact that we have defended the land, Ukraine, our families. I congratulate you on the holidays, with Easter, and only wish you a victory - what I wish every Ukrainian, which is very important for the high. I wish all of you and your families and sincerely grateful from every Ukrainian for the great way you go daily, ”he stressed.</text:p>
      <text:p text:style-name="P4">
The memory of the dead defenders was honored with a moment of silence.</text:p>
      <text:p text:style-name="P4">
The President also presented state awards to servicemen - Bogdanakhmelnitsky Order and "For Courage". Defenders, for their part, gave the Guvary state a military coin, chevron and a board with the symbols of the 110th separate-mechanized brigade.</text:p>
      <text:p text:style-name="P4">
Subsequently in <text:a xlink:type="simple" xlink:href="https://t.me/V_Zelenskiy_official/5895" text:style-name="Internet_20_link" text:visited-style-name="Visited_20_Internet_20_Link">
</text:a>
Zelensky posted a video from a trip to Avdiivka.</text:p>
      <text:p text:style-name="P4">
<text:span text:style-name="T5">
Viso: <text:a xlink:type="simple" xlink:href="https://t.me/V_Zelenskiy_official/5895" text:style-name="Internet_20_link" text:visited-style-name="Visited_20_Internet_20_Link">
</text:a>
</text:span>
</text:p>
      <text:p text:style-name="P4">
As reported by Ukrinform, Russian troops continue <text:a xlink:type="simple" xlink:href="https://www.ukrinform.ua/rubric-ato/3697253-zsu-vidbili-ponad-70-atak-voroga-na-cotiroh-napramkah.html" text:style-name="Internet_20_link" text:visited-style-name="Visited_20_Internet_20_Link">
</text:a>
On the leading actions at Kupyansk, Lyman, Bakhmut, Avdiiv and Mariinsky directions.</text:p>
      <text:p text:style-name="P4">
News Source: <text:a xlink:type="simple" xlink:href="https://www.ukrinform.ua/rubric-ato/3697487-zelenskij-vidvidav-peredovi-pozicii-v-avdiivci.html" text:style-name="Internet_20_link" text:visited-style-name="Visited_20_Internet_20_Link">
https://www.ukrinform.ua/rubric-ato/3697487-zelenskij-vidvidav-peredovi-pozicii-v-avdiivci.html</text:a>
</text:p>
      <!--NEWS-->
      <text:h text:style-name="P10" text:outline-level="1">
<text:span text:style-name="T4">
In Tallinn opened the exhibition "Military Awards of Ukraine during the War"</text:span>
</text:h>
      <text:p text:style-name="P4">
Authors: Ukrinform (Person)</text:p>
      <text:p text:style-name="P4">
Publisher: Укринформ (Organization)</text:p>
      <text:p text:style-name="P4">
Published Time: 2023-04-18T15:19:10+03:00</text:p>
      <text:p text:style-name="P4">
Modified Time: 2023-04-18T15:19:10+03:00</text:p>
      <text:p text:style-name="P4">
Description: The Ambassador of Ukraine to Estonia Mariana Betz took part in the opening of the Tallinn Museum of Knightly Order of the Exhibition "Military Awards of Ukraine during the War". - Ukrinform.</text:p>
      <text:p text:style-name="P4">
Images: ["<text:a xlink:type="simple" xlink:href="https://static.ukrinform.com/photos/2023_04/thumb_files/630_360_1681820253-113.jpg" text:style-name="Internet_20_link" text:visited-style-name="Visited_20_Internet_20_Link">
630_360_16818...</text:a>
", "<text:a xlink:type="simple" xlink:href="https://static.ukrinform.com/photos/2023_04/1681820242-504.jpg" text:style-name="Internet_20_link" text:visited-style-name="Visited_20_Internet_20_Link">
1681820242-50...</text:a>
", "<text:a xlink:type="simple" xlink:href="https://static.ukrinform.com/photos/2023_04/1681820271-659.jpg" text:style-name="Internet_20_link" text:visited-style-name="Visited_20_Internet_20_Link">
1681820271-65...</text:a>
", "<text:a xlink:type="simple" xlink:href="https://static.ukrinform.com/photos/2023_04/1681820293-987.jpg" text:style-name="Internet_20_link" text:visited-style-name="Visited_20_Internet_20_Link">
1681820293-98...</text:a>
", "<text:a xlink:type="simple" xlink:href="https://static.ukrinform.com/photos/2023_04/1681820293-388.jpg" text:style-name="Internet_20_link" text:visited-style-name="Visited_20_Internet_20_Link">
1681820293-38...</text:a>
"]</text:p>
      <text:p text:style-name="P4">
Tags: ['Естонія', 'Культура', 'Посольство', 'Війна з росією']</text:p>
      <text:p text:style-name="P4">
Type: Article</text:p>
      <!--METADATA-->
      <text:p text:style-name="P4">
<draw:frame draw:style-name="fr1" draw:name="Image134" text:anchor-type="as-char" svg:width="6.9236in" svg:height="3.956343in" draw:z-index="0">
<draw:image xlink:href="../Images/yкринформ/2023-04-18T15-19-10-03-00/630_360_1681820253-113.jpg" xlink:type="simple" xlink:show="embed" xlink:actuate="onLoad" draw:mime-type="image/jpeg"/>
</draw:frame>
Ambassador of Ukraine in Estonia Maryana Betz took part in the opening of the Tallinn Museum of Order of the exhibition "Military Awards of Ukraine during the War".</text:p>
      <text:p text:style-name="P4">
As Ukrinform reports, about it in <text:a xlink:type="simple" xlink:href="https://www.facebook.com/permalink.php" text:style-name="Internet_20_link" text:visited-style-name="Visited_20_Internet_20_Link">
</text:a>
The Embassy of Ukraine in Estonia reported.</text:p>
      <text:p text:style-name="P4">
<draw:frame draw:style-name="fr1" draw:name="Image135" text:anchor-type="as-char" svg:width="6.9236in" svg:height="5.1927in" draw:z-index="0">
<draw:image xlink:href="../Images/yкринформ/2023-04-18T15-19-10-03-00/1681820242-504.jpg" xlink:type="simple" xlink:show="embed" xlink:actuate="onLoad" draw:mime-type="image/jpeg"/>
</draw:frame>
In her speech, Ms. Ambassador noted that these orders are of particular importance, because they symbolize the courage and courage of the Ukrainian people with Russian aggression.</text:p>
      <text:p text:style-name="P4">
<draw:frame draw:style-name="fr1" draw:name="Image136" text:anchor-type="as-char" svg:width="6.9236in" svg:height="9.231467in" draw:z-index="0">
<draw:image xlink:href="../Images/yкринформ/2023-04-18T15-19-10-03-00/1681820271-659.jpg" xlink:type="simple" xlink:show="embed" xlink:actuate="onLoad" draw:mime-type="image/jpeg"/>
</draw:frame>
“For the first time in Europe, the exhibition presents documents, author sketches, industrial designs of military awards of Ukraine. The title exhibit was the Cross of Merit Cross, the second in the hierarchy of the state Navalhorod after the title of Hero of Ukraine, which was obtained for exposure special at this exhibition in the awarded warrior, ”the Udippriest said.</text:p>
      <text:p text:style-name="P4">
<draw:frame draw:style-name="fr1" draw:name="Image137" text:anchor-type="as-char" svg:width="6.9236in" svg:height="5.218343in" draw:z-index="0">
<draw:image xlink:href="../Images/yкринформ/2023-04-18T15-19-10-03-00/1681820293-987.jpg" xlink:type="simple" xlink:show="embed" xlink:actuate="onLoad" draw:mime-type="image/jpeg"/>
</draw:frame>
The Embassy expressed gratitude to the Tallinn Museum of Knightly Order of the Tanational Museum of Ukrainian History in the Second World War for the organization of exhibition.</text:p>
      <text:p text:style-name="P4">
<draw:frame draw:style-name="fr1" draw:name="Image138" text:anchor-type="as-char" svg:width="6.9236in" svg:height="5.1927in" draw:z-index="0">
<draw:image xlink:href="../Images/yкринформ/2023-04-18T15-19-10-03-00/1681820293-388.jpg" xlink:type="simple" xlink:show="embed" xlink:actuate="onLoad" draw:mime-type="image/jpeg"/>
</draw:frame>
Visit an exhibition at the Tallinn Museum of Knight Order(Tallinn, Kuning Street 3)It is possible until September 2, 2023.</text:p>
      <text:p text:style-name="P4">
Recall in the Kumu Art Museum(Tallinn) <text:a xlink:type="simple" xlink:href="https://www.ukrinform.ua/rubric-culture/3692653-u-golovnomu-hudoznomu-muzei-estonii-vidkrilasa-vistavka-ukrainskogo-avangardnogo-mistectva.html" text:style-name="Internet_20_link" text:visited-style-name="Visited_20_Internet_20_Link">
</text:a>
Exhibition "Futuurovation. Ukraine and avant-garde ”, which presents innovative artistic schools of the future, which were born in Ukraine in the 1910s-1920s.</text:p>
      <text:p text:style-name="P4">
<text:span text:style-name="T5">
Foto: Embassy of Ukraine in the Republic of Estonia / Facebook</text:span>
</text:p>
      <text:p text:style-name="P4">
News Source: <text:a xlink:type="simple" xlink:href="https://www.ukrinform.ua/rubric-diaspora/3697488-u-tallinni-vidkrili-vistavku-vijskovi-nagorodi-ukraini-pid-cas-vijni.html" text:style-name="Internet_20_link" text:visited-style-name="Visited_20_Internet_20_Link">
https://www.ukrinform.ua/rubric-diaspora/3697488-u-tallinni-vidkrili-vistavku-vijskovi-nagorodi-ukraini-pid-cas-vijni.html</text:a>
</text:p>
      <!--NEWS-->
      <text:h text:style-name="P10" text:outline-level="1">
<text:span text:style-name="T4">
Latvia announced the search for her citizen for participation in the war against Ukraine</text:span>
</text:h>
      <text:p text:style-name="P4">
Authors: Ukrinform (Person)</text:p>
      <text:p text:style-name="P4">
Publisher: Укринформ (Organization)</text:p>
      <text:p text:style-name="P4">
Published Time: 2023-04-18T15:22:00+03:00</text:p>
      <text:p text:style-name="P4">
Modified Time: 2023-04-18T15:22:00+03:00</text:p>
      <text:p text:style-name="P4">
Description: The Latvia State Security Service (VDD) has announced the international wanted list of Latvia citizen Alexander Malyshev, who participated in hostilities against Ukraine.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Україна', 'Війна з росією']</text:p>
      <text:p text:style-name="P4">
Type: Article</text:p>
      <!--METADATA-->
      <text:p text:style-name="P4">
<draw:frame draw:style-name="fr1" draw:name="Image139" text:anchor-type="as-char" svg:width="6.9236in" svg:height="3.956343in" draw:z-index="0">
<draw:image xlink:href="../Images/yкринформ/2023-04-18T15-22-00-03-00/630_360_1645814843-702.jpg" xlink:type="simple" xlink:show="embed" xlink:actuate="onLoad" draw:mime-type="image/jpeg"/>
</draw:frame>
Latvia Safety Service(VDD)She announced the international wanted citizen of Latviaoleksandra Malyshev, who participated in hostilities against Ukraine.</text:p>
      <text:p text:style-name="P4">
About it reports <text:a xlink:type="simple" xlink:href="https://rus.delfi.lv/news/daily/criminal/latviec-obyavlen-v-mezhdunarodnyj-rozysk-za-uchastie-v-boevyh-dejstviyah-protiv-ukrainy.d" text:style-name="Internet_20_link" text:visited-style-name="Visited_20_Internet_20_Link">
</text:a>
, reports Ukrinform.</text:p>
      <text:p text:style-name="P4">
As it is noted, the criminal process against Malyshev began in a year supplemented Russian <text:a xlink:type="simple" xlink:href="https://www.ukrinform.ua/tag-vijna" text:style-name="Internet_20_link" text:visited-style-name="Visited_20_Internet_20_Link">
</text:a>
In Ukraine, in March 2021. VDD has found that Malyshev has been in the temporarily occupied territory of Luhansk region since at least 2015. It was a part of the illegally created military formation of "14 Battaliontotorial Protection of the 2nd Army Corps of the People's Police" LNR "", braving in hostilities against the Armed Forces, thereby opposing Ukraine's territorial purpose.</text:p>
      <text:p text:style-name="P4">
Last summer, the VDD transferred the materials to the prosecutor's office of the Riga District Court, insisting on criminal prosecution of the suspect under the article -utility law on unlawful participation in armed conflict.</text:p>
      <text:p text:style-name="P4">
Malyshev was made on the international wanted list.</text:p>
      <text:p text:style-name="P4">
<text:span text:style-name="T4">
 Read also: </text:span>
 <text:a xlink:type="simple" xlink:href="https://www.ukrinform.ua/rubric-ato/3697145-polsa-dolucilasa-do-rozsliduvanna-vipadkiv-genocidu-v-ukraini.html" text:style-name="Internet_20_link" text:visited-style-name="Visited_20_Internet_20_Link">
</text:a>
The Latvia Prosecutor's Office confirmed that in August last year he was accused. Given that it has been wanted, the process is currently infused.</text:p>
      <text:p text:style-name="P4">
As reported by Ukrinform, a series of lawsuits began in Riga, who collaborated with the Proutniki Baltnews, the pro -Kremliv publications. 16 persons are charged with violation of the EU sanctions.</text:p>
      <text:p text:style-name="P4">
News Source: <text:a xlink:type="simple" xlink:href="https://www.ukrinform.ua/rubric-world/3697491-latvia-ogolosila-u-rozsuk-svogo-gromadanina-za-ucast-u-vijni-proti-ukraini.html" text:style-name="Internet_20_link" text:visited-style-name="Visited_20_Internet_20_Link">
https://www.ukrinform.ua/rubric-world/3697491-latvia-ogolosila-u-rozsuk-svogo-gromadanina-za-ucast-u-vijni-proti-ukraini.html</text:a>
</text:p>
      <!--NEWS-->
      <text:h text:style-name="P10" text:outline-level="1">
<text:span text:style-name="T4">
The Moscow Court left a detention center by American journalist Gershkovich</text:span>
</text:h>
      <text:p text:style-name="P4">
Authors: Ukrinform (Person)</text:p>
      <text:p text:style-name="P4">
Publisher: Укринформ (Organization)</text:p>
      <text:p text:style-name="P4">
Published Time: 2023-04-18T15:26:33+03:00</text:p>
      <text:p text:style-name="P4">
Modified Time: 2023-04-18T15:26:33+03:00</text:p>
      <text:p text:style-name="P4">
Description: The Moscow City Court found the "legal" decision of the Lefortov court, which on March 30 sent to the pre -trial detention center the correspondent of the Moscow Bureau of The Wall Street Journal, Evan Gershkovich, which Russians are charged with espionage. - Ukrinform.</text:p>
      <text:p text:style-name="P4">
Images: ["<text:a xlink:type="simple" xlink:href="https://static.ukrinform.com/photos/2023_03/thumb_files/630_360_1680228306-496.jpg" text:style-name="Internet_20_link" text:visited-style-name="Visited_20_Internet_20_Link">
630_360_16802...</text:a>
"]</text:p>
      <text:p text:style-name="P4">
Tags: ['Арешт', 'СІЗО', 'Журналіст', 'росія', 'The Wall Street Journal ']</text:p>
      <text:p text:style-name="P4">
Type: Article</text:p>
      <!--METADATA-->
      <text:p text:style-name="P4">
<draw:frame draw:style-name="fr1" draw:name="Image140" text:anchor-type="as-char" svg:width="6.9236in" svg:height="3.956343in" draw:z-index="0">
<draw:image xlink:href="../Images/yкринформ/2023-04-18T15-26-33-03-00/630_360_1680228306-496.jpg" xlink:type="simple" xlink:show="embed" xlink:actuate="onLoad" draw:mime-type="image/jpeg"/>
</draw:frame>
The Moscow City Court found the "legitimate" decision of the Lefortov court, which was sent to the pre -trial detention center for two months by the correspondent of the Moscow Bureau of the newspaper Wall Street Journal Evan Gershkovich, to which the Russians are charged with printing.</text:p>
      <text:p text:style-name="P4">
Ukrinform reports with reference to <text:a xlink:type="simple" xlink:href="https://www.interfax.ru/russia/896510" text:style-name="Internet_20_link" text:visited-style-name="Visited_20_Internet_20_Link">
</text:a>
.</text:p>
      <text:p text:style-name="P4">
Defense requested a court to change the journalist's precautionary measure to unrelated to <text:a xlink:type="simple" xlink:href="https://www.ukrinform.ua/tag-sizo" text:style-name="Internet_20_link" text:visited-style-name="Visited_20_Internet_20_Link">
</text:a>
. However, the decision of the prose arrest was left unchanged, the appeal of Hershkovich was rejected.</text:p>
      <text:p text:style-name="P4">
The meeting was closed, as the materials of the criminal case were "classified".</text:p>
      <text:p text:style-name="P4">
<text:span text:style-name="T4">
 Read also: </text:span>
 <text:a xlink:type="simple" xlink:href="https://www.ukrinform.ua/rubric-world/3696286-ne-vtracae-nadii-zatrimanij-v-rf-zurnalist-wsj-napisav-lista-rodini.html" text:style-name="Internet_20_link" text:visited-style-name="Visited_20_Internet_20_Link">
</text:a>
After the meeting, Gershkovich's lawyer Tatiana Nozhkina said that he did not recognize the perpetration.</text:p>
      <text:p text:style-name="P4">
As reported by Ukrinform, the WSJ Reporter Evan Gershkovich was detained in the Russian Federation 29 Bier during a journalistic business trip to Yekaterinburg. He became the first representative of the US media, arrested by the Russian authorities since 1986 and one of several Americans who have been illegally detained over the last years in Russia.</text:p>
      <text:p text:style-name="P4">
<text:span text:style-name="T4">
 Read also: </text:span>
 <text:a xlink:type="simple" xlink:href="https://www.ukrinform.ua/rubric-world/3697232-ssa-rozrahovuut-mati-postijnij-dostup-do-zatrimanogo-v-rosii-reportera-wsj.html" text:style-name="Internet_20_link" text:visited-style-name="Visited_20_Internet_20_Link">
</text:a>
Today the President of the European Parliament Robert <text:a xlink:type="simple" xlink:href="https://www.ukrinform.ua/rubric-world/3697439-prezidentka-evroparlamentu-zaklikala-rosiu-zvilniti-zurnalista-wsj.html" text:style-name="Internet_20_link" text:visited-style-name="Visited_20_Internet_20_Link">
</text:a>
The Russian Federation to release the reporter of The Wall Street Journal Evan Gershkovich.</text:p>
      <text:p text:style-name="P4">
News Source: <text:a xlink:type="simple" xlink:href="https://www.ukrinform.ua/rubric-world/3697492-moskovskij-sud-zalisiv-u-sizo-amerikanskogo-zurnalista-gerskovica.html" text:style-name="Internet_20_link" text:visited-style-name="Visited_20_Internet_20_Link">
https://www.ukrinform.ua/rubric-world/3697492-moskovskij-sud-zalisiv-u-sizo-amerikanskogo-zurnalista-gerskovica.html</text:a>
</text:p>
      <!--NEWS-->
      <text:h text:style-name="P10" text:outline-level="1">
<text:span text:style-name="T4">
Poland is offered to create the Himars Academy</text:span>
</text:h>
      <text:p text:style-name="P4">
Authors: Ukrinform (Person)</text:p>
      <text:p text:style-name="P4">
Publisher: Укринформ (Organization)</text:p>
      <text:p text:style-name="P4">
Published Time: 2023-04-18T15:27:28+03:00</text:p>
      <text:p text:style-name="P4">
Modified Time: 2023-04-18T15:27:28+03:00</text:p>
      <text:p text:style-name="P4">
Description: The Polish authorities took the initiative to establish a Himars artillery system on the territory of the Academy of Academy.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Польща', 'HIMARS', 'Маріуш Блащак']</text:p>
      <text:p text:style-name="P4">
Type: Article</text:p>
      <!--METADATA-->
      <text:p text:style-name="P4">
<draw:frame draw:style-name="fr1" draw:name="Image141" text:anchor-type="as-char" svg:width="6.9236in" svg:height="3.956343in" draw:z-index="0">
<draw:image xlink:href="../Images/yкринформ/2023-04-18T15-27-28-03-00/630_360_1662821775-754.jpg" xlink:type="simple" xlink:show="embed" xlink:actuate="onLoad" draw:mime-type="image/jpeg"/>
</draw:frame>
The Polish Cavora was initiated by the creation of the Himars artillery system on the territory of the RP of the Academy.</text:p>
      <text:p text:style-name="P4">
About it in <text:a xlink:type="simple" xlink:href="http://twitter.com/mblaszczak/status/1648278935971545088" text:style-name="Internet_20_link" text:visited-style-name="Visited_20_Internet_20_Link">
</text:a>
Viceremier-Minister, Polish National Defense Minister Mariusblashchak wrote, Ukrinform reports.</text:p>
      <text:p text:style-name="P4">
“We want the Himars Academy to be created in Poland(HIMARS Academy), training will be decomposed on the use of this artillery system, ”said Blaschak.</text:p>
      <text:p text:style-name="P4">
He noted that Tuesday in Torun(North <text:a xlink:type="simple" xlink:href="https://www.ukrinform.ua/tag-polsa" text:style-name="Internet_20_link" text:visited-style-name="Visited_20_Internet_20_Link">
</text:a>
 )The European missile-artillery summit is held, where the details of this project will be interrupted.</text:p>
      <text:p text:style-name="P4">
The minister noted that the first Himars missile systems will be delivered to Poland this year.</text:p>
      <text:p text:style-name="P4">
<text:span text:style-name="T4">
 Read also: </text:span>
 <text:a xlink:type="simple" xlink:href="https://www.ukrinform.ua/rubric-world/3695055-polsa-za-dva-roki-matime-najsilnisi-suhoputni-vijska-v-evropi-blasak.html" text:style-name="Internet_20_link" text:visited-style-name="Visited_20_Internet_20_Link">
<text:span text:style-name="T4">
 cherry </text:span>
</text:a>
It is known that Poland bought 20 Himars complexes in 2019, including 18 books and two training, for $ 414 million. Subsequently, Poland turned to the US for the purchase of about 484 missiles of this type, and the US authorities consent. The maximum cost of this purchase is estimated at $ 10 billion.</text:p>
      <text:p text:style-name="P4">
<text:span text:style-name="T4">
 Read also: </text:span>
 <text:a xlink:type="simple" xlink:href="https://www.ukrinform.ua/rubric-world/3695134-polsa-hoce-robiti-snaradi-zi-zbidnenim-uranom-dla-tankiv-abrams.html" text:style-name="Internet_20_link" text:visited-style-name="Visited_20_Internet_20_Link">
</text:a>
The first HIMARS launcher will be reached this year on the weapons of the 15-mechanized Polish Armed Forces brigade, which is stationed in the northeast of Poland, near the borders with the Kaliningrad region of the Russian Federation and Belarus.</text:p>
      <text:p text:style-name="P4">
News Source: <text:a xlink:type="simple" xlink:href="https://www.ukrinform.ua/rubric-world/3697493-u-polsi-proponuut-stvoriti-akademiu-himars.html" text:style-name="Internet_20_link" text:visited-style-name="Visited_20_Internet_20_Link">
https://www.ukrinform.ua/rubric-world/3697493-u-polsi-proponuut-stvoriti-akademiu-himars.html</text:a>
</text:p>
      <!--NEWS-->
      <text:h text:style-name="P10" text:outline-level="1">
<text:span text:style-name="T4">
Ukrainian air defense shot down 5 Shahed drones in Zaporizhzhia</text:span>
</text:h>
      <text:p text:style-name="P4">
Authors: liveuamap (Language: en)</text:p>
      <text:p text:style-name="P4">
Time: 2023-04-18T15:27:41</text:p>
      <text:p text:style-name="P4">
Location: Zaporizhzhia, Zaporiz'ka oblast (Latitude:47.8536 Longtitude:35.17582)</text:p>
      <text:p text:style-name="P4">
Videos: []</text:p>
      <text:p text:style-name="P4">
Images: []</text:p>
      <text:p text:style-name="P4">
Tags: ["Europe", "Central and Eastern Europe"]</text:p>
      <text:p text:style-name="P4">
Id: 22557045</text:p>
      <!--METADATA-->
      <text:p text:style-name="P4">
Ukrainian air defense shot down 5 Shahed drones in Zaporizhzhia</text:p>
      <text:p text:style-name="P4">
News Collection Link: <text:a xlink:type="simple" xlink:href="https://liveuamap.com/en/2023/18-april-ukrainian-air-defense-shot-down-5-shahed-drones" text:style-name="Internet_20_link" text:visited-style-name="Visited_20_Internet_20_Link">
https://liveuamap.com/en/2023/18-april-ukrainian-air-defense-shot-down-5-shahed-drones</text:a>
</text:p>
      <text:p text:style-name="P4">
News Source: <text:a xlink:type="simple" xlink:href="https://t.me/suspilnenews/20011" text:style-name="Internet_20_link" text:visited-style-name="Visited_20_Internet_20_Link">
https://t.me/suspilnenews/20011</text:a>
</text:p>
      <!--NEWS-->
      <text:h text:style-name="P10" text:outline-level="1">
<text:span text:style-name="T4">
About 40 annular interference will be equipped in Kiev this year</text:span>
</text:h>
      <text:p text:style-name="P4">
Authors: Ukrinform (Person)</text:p>
      <text:p text:style-name="P4">
Publisher: Укринформ (Organization)</text:p>
      <text:p text:style-name="P4">
Published Time: 2023-04-18T15:36:00+03:00</text:p>
      <text:p text:style-name="P4">
Modified Time: 2023-04-18T15:36:00+03:00</text:p>
      <text:p text:style-name="P4">
Description: In most districts of the capital, they began to equip ring solutions at intersections, in total this year they plan to equip about 40 new annular solutions to improve traffic safety. - Ukrinform.</text:p>
      <text:p text:style-name="P4">
Images: ["<text:a xlink:type="simple" xlink:href="https://static.ukrinform.com/photos/2023_04/thumb_files/630_360_1681820703-219.jpg" text:style-name="Internet_20_link" text:visited-style-name="Visited_20_Internet_20_Link">
630_360_16818...</text:a>
", "<text:a xlink:type="simple" xlink:href="https://static.ukrinform.com/photos/2023_04/1681820713-990.jpg" text:style-name="Internet_20_link" text:visited-style-name="Visited_20_Internet_20_Link">
1681820713-99...</text:a>
", "<text:a xlink:type="simple" xlink:href="https://static.ukrinform.com/photos/2023_04/1681820721-139.jpg" text:style-name="Internet_20_link" text:visited-style-name="Visited_20_Internet_20_Link">
1681820721-13...</text:a>
"]</text:p>
      <text:p text:style-name="P4">
Tags: ['Дороги', 'Київ', 'Безпека']</text:p>
      <text:p text:style-name="P4">
Type: Article</text:p>
      <!--METADATA-->
      <text:p text:style-name="P4">
<draw:frame draw:style-name="fr1" draw:name="Image142" text:anchor-type="as-char" svg:width="6.9236in" svg:height="3.956343in" draw:z-index="0">
<draw:image xlink:href="../Images/yкринформ/2023-04-18T15-36-00-03-00/630_360_1681820703-219.jpg" xlink:type="simple" xlink:show="embed" xlink:actuate="onLoad" draw:mime-type="image/jpeg"/>
</draw:frame>
Most of the capital, the capital has begun to equip circular interviews, in total this year they plan to equip about 40 new rhine solutions to improve traffic safety.</text:p>
      <text:p text:style-name="P4">
As Ukrinform reports, it reports <text:a xlink:type="simple" xlink:href="http://kyivcity.gov.ua/news/u_stolitsi_oblashtovuyut_novi_kiltsevi_rozvyazki_dlya_pidvischennya_bezpeki_rukhu/" text:style-name="Internet_20_link" text:visited-style-name="Visited_20_Internet_20_Link">
</text:a>
“The works continue at the intersection of Bekeshkina and Wilde streets. There is already a central island and a security island. The work on this is crossed on April 25, ”the message reads.</text:p>
      <text:p text:style-name="P4">
In the final stage - the arrangement of a circular solution at the intersection of Street Zhabotinsky, Korchak and Meir. At the intersection it is necessary to apply a new roadway and to landscaping flower beds.</text:p>
      <text:p text:style-name="P4">
<draw:frame draw:style-name="fr1" draw:name="Image143" text:anchor-type="as-char" svg:width="6.9236in" svg:height="5.1927in" draw:z-index="0">
<draw:image xlink:href="../Images/yкринформ/2023-04-18T15-36-00-03-00/1681820713-990.jpg" xlink:type="simple" xlink:show="embed" xlink:actuate="onLoad" draw:mime-type="image/jpeg"/>
</draw:frame>
In Darnytskyi district, the ring solution is arranged at the T-shaped intersection of Chavdar and Gmyri. Road flowerbed is planned to be completed by May 5.</text:p>
      <text:p text:style-name="P4">
In total, about 40 new annular interference is planned to be equipped throughout the city this year.</text:p>
      <text:p text:style-name="P4">
<draw:frame draw:style-name="fr1" draw:name="Image144" text:anchor-type="as-char" svg:width="6.9236in" svg:height="9.231467in" draw:z-index="0">
<draw:image xlink:href="../Images/yкринформ/2023-04-18T15-36-00-03-00/1681820721-139.jpg" xlink:type="simple" xlink:show="embed" xlink:actuate="onLoad" draw:mime-type="image/jpeg"/>
</draw:frame>
<text:span text:style-name="T4">
 Read also: </text:span>
 <text:a xlink:type="simple" xlink:href="https://www.ukrinform.ua/rubric-kyiv/3697337-u-kievi-vidnovili-ruh-vuliceu-kurganivskou-ta-bulvarom-mihnovskogo.html" text:style-name="Internet_20_link" text:visited-style-name="Visited_20_Internet_20_Link">
<text:span text:style-name="T4">
 Kiev </text:span>
 <text:span text:style-name="T4">
 </text:span>
 <text:span text:style-name="T4">
 </text:span>
 <text:span text:style-name="T4">
 movement </text:span>
 <text:span text:style-name="T4">
 </text:span>
 street <text:span text:style-name="T4">
<text:span text:style-name="T5">
* Kurganovskaya </text:span>
* </text:span>
 <text:span text:style-name="T4">
 Boulevard </text:span>
 <text:span text:style-name="T4">
 </text:span>
 Mikhnovsky **</text:a>
As reported by Ukrinform, in Kiev this year it is planned to start the construction of a new -tier design - at the intersection of Bogatyrskaya and Polar Street.</text:p>
      <text:p text:style-name="P4">
<text:span text:style-name="T5">
Foto: kyivcity.gov.ua</text:span>
</text:p>
      <text:p text:style-name="P4">
News Source: <text:a xlink:type="simple" xlink:href="https://www.ukrinform.ua/rubric-kyiv/3697499-u-kievi-cogoric-oblastuut-blizko-40-kilcevih-rozvazok.html" text:style-name="Internet_20_link" text:visited-style-name="Visited_20_Internet_20_Link">
https://www.ukrinform.ua/rubric-kyiv/3697499-u-kievi-cogoric-oblastuut-blizko-40-kilcevih-rozvazok.html</text:a>
</text:p>
      <!--NEWS-->
      <text:h text:style-name="P10" text:outline-level="1">
<text:span text:style-name="T4">
In the Carpathian region, the Insurgent Easter was recreated</text:span>
</text:h>
      <text:p text:style-name="P4">
Authors: Ukrinform (Person)</text:p>
      <text:p text:style-name="P4">
Publisher: Укринформ (Organization)</text:p>
      <text:p text:style-name="P4">
Published Time: 2023-04-18T15:38:38+03:00</text:p>
      <text:p text:style-name="P4">
Modified Time: 2023-04-18T15:38:38+03:00</text:p>
      <text:p text:style-name="P4">
Description: In the Carpathian region, near the Memorial Complex "Kryivka Cheremosh", a historical reconstruction "Insurgent Easter" was carried out. - Ukrinform.</text:p>
      <text:p text:style-name="P4">
Images: ["<text:a xlink:type="simple" xlink:href="https://static.ukrinform.com/photos/2023_04/thumb_files/630_360_1681821494-576.jpg" text:style-name="Internet_20_link" text:visited-style-name="Visited_20_Internet_20_Link">
630_360_16818...</text:a>
"]</text:p>
      <text:p text:style-name="P4">
Tags: ['Прикарпаття', 'Великдень']</text:p>
      <text:p text:style-name="P4">
Type: Article</text:p>
      <!--METADATA-->
      <text:p text:style-name="P4">
<draw:frame draw:style-name="fr1" draw:name="Image145" text:anchor-type="as-char" svg:width="6.9236in" svg:height="3.956343in" draw:z-index="0">
<draw:image xlink:href="../Images/yкринформ/2023-04-18T15-38-38-03-00/630_360_1681821494-576.jpg" xlink:type="simple" xlink:show="embed" xlink:actuate="onLoad" draw:mime-type="image/jpeg"/>
</draw:frame>
In the Carpathian region, near the Memorial Complex "Kryivka Cheremosh", the reconstruction "Insurgent Easter" carried out.</text:p>
      <text:p text:style-name="P4">
About it in <text:a xlink:type="simple" xlink:href="https://www.facebook.com/naida.andrii/posts/pfbid0G4i2ySQmDgnXq3U1rZAHHyzLzdRKGygbK1vSYasz6iFbDU6sv1fPxHUY6rcp1tD6l" text:style-name="Internet_20_link" text:visited-style-name="Visited_20_Internet_20_Link">
</text:a>
повідомив Калуський міський голова Андрій Найда, передає Укрінформ.</text:p>
      <text:p text:style-name="P4">
Як зазначається, дійство відбулося в Підгорецькому лісі, біля меморіальногокомплексу «Криївка Черемоша». Настрій вояків УПА та події того часувідобразили молоді актори та творчі працівники ПК «Юність». Режисер заходуЮлія Дюндіна.</text:p>
      <text:p text:style-name="P4">
<text:span text:style-name="T4">
Читайте також:</text:span>
 <text:a xlink:type="simple" xlink:href="https://www.ukrinform.ua/rubric-diaspora/3697028-u-stolici-vetnamu-vidbuvsa-blagodijnij-zahid-velikden-peremoga-zitta.html" text:style-name="Internet_20_link" text:visited-style-name="Visited_20_Internet_20_Link">
 <text:span text:style-name="T4">
Великдень</text:span>
 </text:a>
The Insurgent Easter was also visited by the Ukrainian military, which is undergoing non -supplies of treatment.</text:p>
      <text:p text:style-name="P4">
“Ukrainians are deeply honoring their history, traditions and customs. Probably, that is, during the action among the forest, a special atmosphere prevailed - unity, strength, unbroken and faith!” - said Naida.</text:p>
      <text:p text:style-name="P4">
As it was reported, in Zaporozhye in celebration <text:a xlink:type="simple" xlink:href="https://www.ukrinform.ua/tag-velikden" text:style-name="Internet_20_link" text:visited-style-name="Visited_20_Internet_20_Link">
</text:a>
More than 25,200 people took part.</text:p>
      <text:p text:style-name="P4">
News Source: <text:a xlink:type="simple" xlink:href="https://www.ukrinform.ua/rubric-regions/3697500-na-prikarpatti-vidtvorili-povstanskij-velikden.html" text:style-name="Internet_20_link" text:visited-style-name="Visited_20_Internet_20_Link">
https://www.ukrinform.ua/rubric-regions/3697500-na-prikarpatti-vidtvorili-povstanskij-velikden.html</text:a>
</text:p>
      <!--NEWS-->
      <text:h text:style-name="P10" text:outline-level="1">
<text:span text:style-name="T4">
American diplomats came under fire in Sudan - Blinken</text:span>
</text:h>
      <text:p text:style-name="P4">
Authors: Ukrinform (Person)</text:p>
      <text:p text:style-name="P4">
Publisher: Укринформ (Organization)</text:p>
      <text:p text:style-name="P4">
Published Time: 2023-04-18T15:43:00+03:00</text:p>
      <text:p text:style-name="P4">
Modified Time: 2023-04-18T15:43:00+03:00</text:p>
      <text:p text:style-name="P4">
Description: The US diplomatic convoy was fired in Sudan on Monday, but no one was injured. - Ukrinform.</text:p>
      <text:p text:style-name="P4">
Images: ["<text:a xlink:type="simple" xlink:href="https://static.ukrinform.com/photos/2022_03/thumb_files/630_360_1647552427-852.jpg" text:style-name="Internet_20_link" text:visited-style-name="Visited_20_Internet_20_Link">
630_360_16475...</text:a>
"]</text:p>
      <text:p text:style-name="P4">
Tags: ['Обстріл', 'США', 'Судан', 'Дипломати']</text:p>
      <text:p text:style-name="P4">
Type: Article</text:p>
      <!--METADATA-->
      <text:p text:style-name="P4">
<draw:frame draw:style-name="fr1" draw:name="Image146" text:anchor-type="as-char" svg:width="6.9236in" svg:height="3.956343in" draw:z-index="0">
<draw:image xlink:href="../Images/yкринформ/2023-04-18T15-43-00-03-00/630_360_1647552427-852.jpg" xlink:type="simple" xlink:show="embed" xlink:actuate="onLoad" draw:mime-type="image/jpeg"/>
</draw:frame>
The US diplomatic convoy was fired in Sudan on Monday, but no one was not becoming.</text:p>
      <text:p text:style-name="P4">
This was stated by US Secretary of State Anthony Blinken in Japan after the G7 foreign ministers, Ukrinform reports, citing <text:a xlink:type="simple" xlink:href="https://www.bbc.com/news/world-africa-65306695" text:style-name="Internet_20_link" text:visited-style-name="Visited_20_Internet_20_Link">
</text:a>
.</text:p>
      <text:p text:style-name="P4">
"This action was reckless and irresponsible and, of course, dangerous," Blinken said.</text:p>
      <text:p text:style-name="P4">
US Department of State Department John Kirby said that the US diploma from Sudan is not planned to be planned, despite problems with the safety of Khartum Airport. At the same time, he called on all citizens <text:a xlink:type="simple" xlink:href="https://www.ukrinform.ua/tag-ssa" text:style-name="Internet_20_link" text:visited-style-name="Visited_20_Internet_20_Link">
</text:a>
To take the situation "with all seriousness".</text:p>
      <text:p text:style-name="P4">
As reported by Ukrinform, on April 15, after several days of tension between the Army and the rapid response forces in the Chartum, explosions and shooting.</text:p>
      <text:p text:style-name="P4">
<text:span text:style-name="T4">
 Read also: </text:span>
 <text:a xlink:type="simple" xlink:href="https://www.ukrinform.ua/rubric-polytics/3697132-ukraina-zaklikala-storoni-konfliktu-u-sudani-do-nedopusenna-zagostrenna-situacii.html" text:style-name="Internet_20_link" text:visited-style-name="Visited_20_Internet_20_Link">
<text:span text:style-name="T4">
 Sudan </text:span>
</text:a>
Both sides use tanks, artillery, combat aircraft and other heavyweight.</text:p>
      <text:p text:style-name="P4">
As a result of the civil conflict in Sudan, at least 185 people were killed within three days, another 1800 were injured.</text:p>
      <text:p text:style-name="P4">
EU High Representative Josep Borrel reported that <text:a xlink:type="simple" xlink:href="https://www.ukrinform.ua/rubric-world/3697295-u-sudani-napali-na-posla-es-u-jogo-rezidencii.html" text:style-name="Internet_20_link" text:visited-style-name="Visited_20_Internet_20_Link">
</text:a>
 .</text:p>
      <text:p text:style-name="P4">
News Source: <text:a xlink:type="simple" xlink:href="https://www.ukrinform.ua/rubric-world/3697501-amerikanski-diplomati-potrapili-pid-obstril-u-sudani-blinken.html" text:style-name="Internet_20_link" text:visited-style-name="Visited_20_Internet_20_Link">
https://www.ukrinform.ua/rubric-world/3697501-amerikanski-diplomati-potrapili-pid-obstril-u-sudani-blinken.html</text:a>
</text:p>
      <!--NEWS-->
      <text:h text:style-name="P10" text:outline-level="1">
<text:span text:style-name="T4">
Seven more special permits were sold at the auctions to use subsoil</text:span>
</text:h>
      <text:p text:style-name="P4">
Authors: Ukrinform (Person)</text:p>
      <text:p text:style-name="P4">
Publisher: Укринформ (Organization)</text:p>
      <text:p text:style-name="P4">
Published Time: 2023-04-18T15:46:11+03:00</text:p>
      <text:p text:style-name="P4">
Modified Time: 2023-04-18T15:46:11+03:00</text:p>
      <text:p text:style-name="P4">
Description: According to the results of the second auctions for the sale of special permits for the use of subsoil, the state budget in the amount of UAH 32.887 million is expected. - Ukrinform.</text:p>
      <text:p text:style-name="P4">
Images: ["<text:a xlink:type="simple" xlink:href="https://static.ukrinform.com/photos/2023_04/thumb_files/630_360_1681821856-404.jpg" text:style-name="Internet_20_link" text:visited-style-name="Visited_20_Internet_20_Link">
630_360_16818...</text:a>
"]</text:p>
      <text:p text:style-name="P4">
Tags: ['Аукціон', 'Держгеонадра']</text:p>
      <text:p text:style-name="P4">
Type: Article</text:p>
      <!--METADATA-->
      <text:p text:style-name="P4">
<draw:frame draw:style-name="fr1" draw:name="Image147" text:anchor-type="as-char" svg:width="6.9236in" svg:height="3.956343in" draw:z-index="0">
<draw:image xlink:href="../Images/yкринформ/2023-04-18T15-46-11-03-00/630_360_1681821856-404.jpg" xlink:type="simple" xlink:show="embed" xlink:actuate="onLoad" draw:mime-type="image/jpeg"/>
</draw:frame>
The reserves of the second auctions for the sale of special permits for use of subsoil are received by the state budget in the amount of UAH 32.887 million.</text:p>
      <text:p text:style-name="P4">
This was reported by the press service <text:a xlink:type="simple" xlink:href="https://www.geo.gov.ua/derzhheonadra-provely-druhi-auktsiony-v-2023-rotsi/" text:style-name="Internet_20_link" text:visited-style-name="Visited_20_Internet_20_Link">
</text:a>
, reports Ukrinform.</text:p>
      <text:p text:style-name="P4">
"The State Service of Geology and Subsoil of Ukraine conducted second auctions in 2023. During the auction seven plots of subsoil with deposits of loam, sapropel, clay fusible, sandy, stone [] were sold <text:a xlink:type="simple" xlink:href="https://www.ukrinform.ua/tag-vugilla" text:style-name="Internet_20_link" text:visited-style-name="Visited_20_Internet_20_Link">
</text:a>
, peat. The initial cost of lots is 29 397 608 UAH. During the magazine, the total selling price of lots has increased to 32 887 35555 UAH, ”the message reads.</text:p>
      <text:p text:style-name="P4">
It is emphasized that the auction was held on the ProZorro platform. Sales in regime. All objects are nominated by subsoil users.</text:p>
      <text:p text:style-name="P4">
According to the State Geogadar, special permits for the use of plot with granite deposits, stone salt and loam, the auctions of which have not taken place have not taken place, will be re -exposed to electronic auctions within three working days.</text:p>
      <text:p text:style-name="P4">
<text:span text:style-name="T4">
 Read also: </text:span>
 <text:a xlink:type="simple" xlink:href="https://www.ukrinform.ua/rubric-economy/3685522-urad-vnis-zmini-v-poradok-provedenna-aukcioniv-z-prodazu-specdozvoliv-na-koristuvanna-nadrami.html" text:style-name="Internet_20_link" text:visited-style-name="Visited_20_Internet_20_Link">
<text:span text:style-name="T4">
 Government </text:span>
 <text:span text:style-name="T4">
 </text:span>
 <text:span text:style-name="T4">
 </text:span>
 changes <text:span text:style-name="T4">
 </text:span>
 <text:span text:style-name="T4">
 Order </text:span>
 <text:span text:style-name="T4">
 </text:span>
 Conducting <text:span text:style-name="T4">
<text:span text:style-name="T5">
* Auctions </text:span>
* </text:span>
 Sales <text:span text:style-name="T4">
 </text:span>
 special permits <text:span text:style-name="T4">
 </text:span>
 <text:span text:style-name="T4">
 </text:span>
 <text:span text:style-name="T4">
 Use </text:span>
 <text:span text:style-name="T4">
 subsoil </text:span>
</text:a>
During the first auctions held by the State Geogadar on March 15, 2023, 10 special permits for the use of subsoil were promoted. The total sale price has grown more than 10 times - up to 111 542 206 UAH.</text:p>
      <text:p text:style-name="P4">
As reported by Ukrinform, the State Inspectorate of Geology and Subsoil of Ukraine <text:a xlink:type="simple" xlink:href="https://www.ukrinform.ua/rubric-economy/3666490-derzgeonadra-torik-na-aukcionah-otrimala-165-milarda.html" text:style-name="Internet_20_link" text:visited-style-name="Visited_20_Internet_20_Link">
</text:a>
. Last year, 69 special permits were issued through auction, 97 subsoil sections were sold, in particular the cost of the most expensive selling luck is UAH 1.1 billion.</text:p>
      <text:p text:style-name="P4">
News Source: <text:a xlink:type="simple" xlink:href="https://www.ukrinform.ua/rubric-economy/3697503-na-aukcionah-prodali-se-sim-specdozvoliv-na-koristuvanna-nadrami.html" text:style-name="Internet_20_link" text:visited-style-name="Visited_20_Internet_20_Link">
https://www.ukrinform.ua/rubric-economy/3697503-na-aukcionah-prodali-se-sim-specdozvoliv-na-koristuvanna-nadrami.html</text:a>
</text:p>
      <!--NEWS-->
      <text:h text:style-name="P10" text:outline-level="1">
<text:span text:style-name="T4">
UIA Aviations: International Group considers Iran's lawsuits fictitious</text:span>
</text:h>
      <text:p text:style-name="P4">
Authors: Ukrinform (Person)</text:p>
      <text:p text:style-name="P4">
Publisher: Укринформ (Organization)</text:p>
      <text:p text:style-name="P4">
Published Time: 2023-04-18T15:50:00+03:00</text:p>
      <text:p text:style-name="P4">
Modified Time: 2023-04-18T15:50:00+03:00</text:p>
      <text:p text:style-name="P4">
Description: The International Group on Coordination of Assistance to Victims of PS752 believes that the trial of Iran in the case of a Ukrainian aircraft was not impartial and transparent, and states that it would make every effort to ensure justice. - Ukrinform.</text:p>
      <text:p text:style-name="P4">
Images: ["<text:a xlink:type="simple" xlink:href="https://static.ukrinform.com/photos/2020_01/thumb_files/630_360_1578554230-745.jpg" text:style-name="Internet_20_link" text:visited-style-name="Visited_20_Internet_20_Link">
630_360_15785...</text:a>
"]</text:p>
      <text:p text:style-name="P4">
Tags: ['МЗС', 'Суд', 'Авіакатастрофа в Ірані']</text:p>
      <text:p text:style-name="P4">
Type: Article</text:p>
      <!--METADATA-->
      <text:p text:style-name="P4">
<draw:frame draw:style-name="fr1" draw:name="Image148" text:anchor-type="as-char" svg:width="6.9236in" svg:height="3.956343in" draw:z-index="0">
<draw:image xlink:href="../Images/yкринформ/2023-04-18T15-50-00-03-00/630_360_1578554230-745.jpg" xlink:type="simple" xlink:show="embed" xlink:actuate="onLoad" draw:mime-type="image/jpeg"/>
</draw:frame>
The PS752 International Group for Assistance to Victims of the PS752 believes that the judicial procession in the case of the UIA plane was not impartial and transparent, and states that it would make every effort to ensure fairness.</text:p>
      <text:p text:style-name="P4">
This is stated in a joint statement of the international group, Ukrinform reports <text:a xlink:type="simple" xlink:href="http://mfa.gov.ua/news/spilna-zayava-mizhnarodnoyi-grupi-z-koordinaciyi-dopomogi-zhertvam-rejsu-ps752-shchodo-sudovih-procesiv-v-irani" text:style-name="Internet_20_link" text:visited-style-name="Visited_20_Internet_20_Link">
</text:a>
.</text:p>
      <text:p text:style-name="P4">
“Fictitious lawsuits that have taken place in Tehran should not distract the world from Iran's failure to fulfill their international obligations and avoid responsibility for their actions. Neither the lawsuits nor the sentences announced this event have brought the truth or justice to the victims, ”the International Group said.</text:p>
      <text:p text:style-name="P4">
The statement also states that the whole process, starting with the investigation of the Iranian Magazine, was not impartial and transparent.</text:p>
      <text:p text:style-name="P4">
It is emphasized that families 176 innocent victims are still waiting for the justice they deserve, and the international group is solidarity with families and close sacrifices of beating PS752 and will make all the efforts necessary to help.</text:p>
      <text:p text:style-name="P4">
<text:span text:style-name="T4">
 Read also: </text:span>
 <text:a xlink:type="simple" xlink:href="https://www.ukrinform.ua/rubric-society/3523878-mau-podala-pozov-proti-iranu-cerez-zbitta-pasazirskogo-litaka.html" text:style-name="Internet_20_link" text:visited-style-name="Visited_20_Internet_20_Link">
<text:span text:style-name="T4">
 Mau </text:span>
 <text:span text:style-name="T4">
 </text:span>
 filed <text:span text:style-name="T4">
 </text:span>
 <text:span text:style-name="T4">
 </text:span>
 <text:span text:style-name="T4">
 against </text:span>
 <text:span text:style-name="T4">
 </text:span>
 Iran <text:span text:style-name="T4">
<text:span text:style-name="T5">
* through </text:span>
* </text:span>
 <text:span text:style-name="T4">
 Zap </text:span>
 <text:span text:style-name="T4">
 </text:span>
 passenger <text:span text:style-name="T4">
 </text:span>
 <text:span text:style-name="T4">
 </text:span>
 <text:span text:style-name="T4">
 </text:span>
 <text:span text:style-name="T4">
 </text:span>
 <text:span text:style-name="T4">
 </text:span>
 <text:span text:style-name="T4">
 aircraft </text:span>
</text:a>
As it was reported, on April 16 <text:a xlink:type="simple" xlink:href="https://www.ukrinform.ua/rubric-world/3696768-v-irani-10-vijskovosluzbovciv-zasudili-do-uvaznenna-u-spravi-pro-zbitij-litak-mau.html" text:style-name="Internet_20_link" text:visited-style-name="Visited_20_Internet_20_Link">
</text:a>
10 Iranian servicemen in connection with a Ukrainian passenger aircraft over Tehran in 2020.</text:p>
      <text:p text:style-name="P4">
On January 8, 2020, in the sky above Iran was a knocked out plane of the UIA, which performed RISPS752 on the route Tehran - Kiev. Iran, Canada, Ukraine, Sweden, Afghanistan and the United Kingdom were on board.</text:p>
      <text:p text:style-name="P4">
All 176 people were killed, among them - eleven Ukrainians(Nine Members and Two Passengers).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a xlink:type="simple" xlink:href="http://www.ukrinform.ua/tag-aviakatastrofa-v-irani" text:style-name="Internet_20_link" text:visited-style-name="Visited_20_Internet_20_Link">
</text:a>
 .</text:p>
      <text:p text:style-name="P4">
Canada, Sweden, the United Kingdom and Ukraine, in a joint statement on December 29, 20122, called on Iran to agree to an arbitration over the dispute associated with the beating of the PS752 airline of Ukraine.</text:p>
      <text:p text:style-name="P4">
<text:span text:style-name="T5">
Foto: AA</text:span>
</text:p>
      <text:p text:style-name="P4">
News Source: <text:a xlink:type="simple" xlink:href="https://www.ukrinform.ua/rubric-world/3697512-aviatrosa-mau-miznarodna-grupa-vvazae-sudovi-procesi-iranu-fiktivnimi.html" text:style-name="Internet_20_link" text:visited-style-name="Visited_20_Internet_20_Link">
https://www.ukrinform.ua/rubric-world/3697512-aviatrosa-mau-miznarodna-grupa-vvazae-sudovi-procesi-iranu-fiktivnimi.html</text:a>
</text:p>
      <!--NEWS-->
      <text:h text:style-name="P10" text:outline-level="1">
<text:span text:style-name="T4">
"Sniper Rifles on Wheels": Reznikov showed French AMX-10 that got muddy</text:span>
</text:h>
      <text:p text:style-name="P4">
Authors: Ukrinform (Person)</text:p>
      <text:p text:style-name="P4">
Publisher: Укринформ (Organization)</text:p>
      <text:p text:style-name="P4">
Published Time: 2023-04-18T15:53:30+03:00</text:p>
      <text:p text:style-name="P4">
Modified Time: 2023-04-18T15:53:30+03:00</text:p>
      <text:p text:style-name="P4">
Description: Defense Minister Alexei Reznikov showed French armored vehicles AMX-10, which Ukrainian Marines were armed. - Ukrinform.</text:p>
      <text:p text:style-name="P4">
Images: ["<text:a xlink:type="simple" xlink:href="https://static.ukrinform.com/photos/2022_03/thumb_files/630_360_1646928455-901.jpeg" text:style-name="Internet_20_link" text:visited-style-name="Visited_20_Internet_20_Link">
630_360_16469...</text:a>
"]</text:p>
      <text:p text:style-name="P4">
Tags: ['Франція', 'Міноборони', 'Морпіхи', 'Резніков']</text:p>
      <text:p text:style-name="P4">
Type: Article</text:p>
      <!--METADATA-->
      <text:p text:style-name="P4">
<draw:frame draw:style-name="fr1" draw:name="Image149" text:anchor-type="as-char" svg:width="6.9236in" svg:height="3.956343in" draw:z-index="0">
<draw:image xlink:href="../Images/yкринформ/2023-04-18T15-53-30-03-00/630_360_1646928455-901.jpeg" xlink:type="simple" xlink:show="embed" xlink:actuate="onLoad" draw:mime-type="image/jpeg"/>
</draw:frame>
Ministry of Ministry Alexei Reznikov showed French armored vehicles AMX-10, which Ukrainian Marines were armed.</text:p>
      <text:p text:style-name="P4">
Reznikov wrote about this in <text:a xlink:type="simple" xlink:href="https://twitter.com/oleksiireznikov/status/1648295927478644737" text:style-name="Internet_20_link" text:visited-style-name="Visited_20_Internet_20_Link">
</text:a>
After publishing the appropriate video, Ukrinform reports.</text:p>
      <text:p text:style-name="P4">
"We, together with our warriors, rode, and agreed to call AMH-10 a" sniper rifle on fast wheels. " I thank my colleague Sebastynulnarn and President Emmanuel Macron, with whom I had the opportunity to meet and discuss our priorities and needs. And, of course, thank you to the people of France.</text:p>
      <text:p text:style-name="P4">
<text:span text:style-name="T5">
Source:<text:a xlink:type="simple" xlink:href="https://www.youtube.com/redirect" text:style-name="Internet_20_link" text:visited-style-name="Visited_20_Internet_20_Link">
</text:a>
</text:span>
</text:p>
      <text:p text:style-name="P4">
According to him, these fast modern machines with powerful guns will help Ukraine to free their territory.</text:p>
      <text:p text:style-name="P4">
"This is how freedom, equality and brotherhood look," the Ukrainian minister added.</text:p>
      <text:p text:style-name="P4">
<text:span text:style-name="T4">
 Read also: </text:span>
 <text:a xlink:type="simple" xlink:href="https://www.ukrinform.ua/rubric-polytics/3696392-ukraina-naperedodni-ramstajnu-provela-peregovori-z-grecieu-kiprom-ispanieu-ta-rumunieu.html" text:style-name="Internet_20_link" text:visited-style-name="Visited_20_Internet_20_Link">
</text:a>
As reported by Ukrinform, in early January Emmanuel Macron announced a division <text:a xlink:type="simple" xlink:href="https://www.ukrinform.ua/tag-francia" text:style-name="Internet_20_link" text:visited-style-name="Visited_20_Internet_20_Link">
</text:a>
To provide Ukraine with the first tanks of the ZAX -10 RC infantry fighting vehicles, designed for reconnaissance purposes. Due to their characteristics, they are also known as the wheel tanks.</text:p>
      <text:p text:style-name="P4">
<text:span text:style-name="T4">
 Read also: </text:span>
 <text:a xlink:type="simple" xlink:href="https://www.ukrinform.ua/rubric-ato/3688190-challenger-ta-marder-reznikov-razom-iz-desantnikami-obkatav-bronetehniku-vid-krainpartneriv.html" text:style-name="Internet_20_link" text:visited-style-name="Visited_20_Internet_20_Link">
<text:span text:style-name="T4">
 run </text:span>
</text:a>
In mid-January, Lecorton promised to deliver this equipment to Ukraine for two months.amx-10 RC-a French combat armored machine produced by Giatindustries for intelligence purposes. They are also called wheel fighter fighters or even a light tank. Instead, the Treaty on Ordinary Armed Forces in Europe defines AMX-10RC as a "heavy weapons fighting machine".</text:p>
      <text:p text:style-name="P4">
News Source: <text:a xlink:type="simple" xlink:href="https://www.ukrinform.ua/rubric-ato/3697509-snajperski-gvintivki-na-kolesah-reznikov-pokazav-francuzki-amx10-aki-otrimali-morpihi.html" text:style-name="Internet_20_link" text:visited-style-name="Visited_20_Internet_20_Link">
https://www.ukrinform.ua/rubric-ato/3697509-snajperski-gvintivki-na-kolesah-reznikov-pokazav-francuzki-amx10-aki-otrimali-morpihi.html</text:a>
</text:p>
      <!--NEWS-->
      <text:h text:style-name="P10" text:outline-level="1">
<text:span text:style-name="T4">
In Russia, the law on life imprisonment for the State Confusion was passed</text:span>
</text:h>
      <text:p text:style-name="P4">
Authors: Ukrinform (Person)</text:p>
      <text:p text:style-name="P4">
Publisher: Укринформ (Organization)</text:p>
      <text:p text:style-name="P4">
Published Time: 2023-04-18T15:54:31+03:00</text:p>
      <text:p text:style-name="P4">
Modified Time: 2023-04-18T15:54:31+03:00</text:p>
      <text:p text:style-name="P4">
Description: The State Duma has adopted a law that introduces life imprisonment "for state treason" and "Act of International Terrorism". - Ukrinform.</text:p>
      <text:p text:style-name="P4">
Images: ["<text:a xlink:type="simple" xlink:href="https://static.ukrinform.com/photos/2017_11/thumb_files/630_360_1509709006-9626.jpg" text:style-name="Internet_20_link" text:visited-style-name="Visited_20_Internet_20_Link">
630_360_15097...</text:a>
"]</text:p>
      <text:p text:style-name="P4">
Tags: ['Закон', 'Держзрада', 'росія', "Довічне ув'язнення"]</text:p>
      <text:p text:style-name="P4">
Type: Article</text:p>
      <!--METADATA-->
      <text:p text:style-name="P4">
<draw:frame draw:style-name="fr1" draw:name="Image150" text:anchor-type="as-char" svg:width="6.9236in" svg:height="3.956343in" draw:z-index="0">
<draw:image xlink:href="../Images/yкринформ/2023-04-18T15-54-31-03-00/630_360_1509709006-9626.jpg" xlink:type="simple" xlink:show="embed" xlink:actuate="onLoad" draw:mime-type="image/jpeg"/>
</draw:frame>
The State Administration of the Russian Federation adopted a law that introduces life imprisonment "for state -owned" and "Act of International Terrorism".</text:p>
      <text:p text:style-name="P4">
This is reported on <text:a xlink:type="simple" xlink:href="https://t.me/tass_agency/188520" text:style-name="Internet_20_link" text:visited-style-name="Visited_20_Internet_20_Link">
</text:a>
TASS, reports Ukrinform.</text:p>
      <text:p text:style-name="P4">
In addition, the new law significantly strengthens the responsibility of retainer articles.</text:p>
      <text:p text:style-name="P4">
Nowadays, under the article on the State Deferee in the Russian Federation, imprisonment for a term of 12 to 20 years is provided.</text:p>
      <text:p text:style-name="P4">
In Russia, after its full -scale invasion of Ukraine, there is a significant increase in persecution for the State Council. Moreover, such cases are almost always a stamp "secretly", and the defenders are subscribed to the sub -disclosure, so information about the essence of the prosecution becomes known only in cases of cases.</text:p>
      <text:p text:style-name="P4">
<text:span text:style-name="T4">
 Read also: </text:span>
 <text:a xlink:type="simple" xlink:href="https://www.ukrinform.ua/rubric-world/3690548-onovlena-koncepcia-zovnisnoi-politiki-rosii-glibinna-derzava-zminue-kamuflaz.html" text:style-name="Internet_20_link" text:visited-style-name="Visited_20_Internet_20_Link">
</text:a>
As reported by Ukrinform, on April 17, Moscow city <text:a xlink:type="simple" xlink:href="https://www.ukrinform.ua/tag-sud" text:style-name="Internet_20_link" text:visited-style-name="Visited_20_Internet_20_Link">
</text:a>
He condemned the Russian opposition politician Kara-Murza to 25 years in prison. Among the accusations put forward was the State Council.</text:p>
      <text:p text:style-name="P4">
News Source: <text:a xlink:type="simple" xlink:href="https://www.ukrinform.ua/rubric-world/3697510-u-rosii-uhvalili-zakon-pro-dovicne-uvaznenna-za-derzzradu.html" text:style-name="Internet_20_link" text:visited-style-name="Visited_20_Internet_20_Link">
https://www.ukrinform.ua/rubric-world/3697510-u-rosii-uhvalili-zakon-pro-dovicne-uvaznenna-za-derzzradu.html</text:a>
</text:p>
      <!--NEWS-->
      <text:h text:style-name="P10" text:outline-level="1">
<text:span text:style-name="T4">
Mesut Ozil will start a political career in Turkey</text:span>
</text:h>
      <text:p text:style-name="P4">
Authors: Ukrinform (Person)</text:p>
      <text:p text:style-name="P4">
Publisher: Укринформ (Organization)</text:p>
      <text:p text:style-name="P4">
Published Time: 2023-04-18T15:54:49+03:00</text:p>
      <text:p text:style-name="P4">
Modified Time: 2023-04-18T15:54:49+03:00</text:p>
      <text:p text:style-name="P4">
Description: The ex-football player will run for parliament. - Ukrinform.</text:p>
      <text:p text:style-name="P4">
Images: ["<text:a xlink:type="simple" xlink:href="https://static.ukrinform.com/photos/2023_04/thumb_files/630_360_1681822361-259.jpg" text:style-name="Internet_20_link" text:visited-style-name="Visited_20_Internet_20_Link">
630_360_16818...</text:a>
"]</text:p>
      <text:p text:style-name="P4">
Tags: ['Футбол', 'Парламент', 'Туреччина']</text:p>
      <text:p text:style-name="P4">
Type: Article</text:p>
      <!--METADATA-->
      <text:p text:style-name="P4">
<draw:frame draw:style-name="fr1" draw:name="Image151" text:anchor-type="as-char" svg:width="6.9236in" svg:height="3.956343in" draw:z-index="0">
<draw:image xlink:href="../Images/yкринформ/2023-04-18T15-54-49-03-00/630_360_1681822361-259.jpg" xlink:type="simple" xlink:show="embed" xlink:actuate="onLoad" draw:mime-type="image/jpeg"/>
</draw:frame>
The ex-football player will run for parliament.</text:p>
      <text:p text:style-name="P4">
The former midfielder of Arsenal and Real Madrid Mesut Ozil decided, as he would be over after his career, <text:a xlink:type="simple" xlink:href="https://www.turkiyenewspaper.com/sports/14556" text:style-name="Internet_20_link" text:visited-style-name="Visited_20_Internet_20_Link">
</text:a>
TurkiyNewspaper, reports Ukrinform.</text:p>
      <text:p text:style-name="P4">
The ex-football player decided to become a candidate for deputies of the local parliament. Mesutan is a candidate from the ruling party, whose leader is the current president of the country Erdogan.</text:p>
      <text:p text:style-name="P4">
Ozil and Erdogan have been a rather warm relationship for the first year. The presidential region with his wife witnessed a wedding in Mesut in 2019.</text:p>
      <text:p text:style-name="P4">
Ozil during his career advocated Schalke, Verdera, Madrid Real, Arsenal London, Turkish Fenerbakhche and Eastanbul Bashakshahir. He spent 645 matches, scored 114 heads and fulfilled 222 efficiency.</text:p>
      <text:p text:style-name="P4">
In the German national team, Mesut played 92 matches and won gold medalic 2014 in Brazil.</text:p>
      <text:p text:style-name="P4">
<text:span text:style-name="T4">
 Read also: </text:span>
 <text:a xlink:type="simple" xlink:href="https://www.ukrinform.ua/rubric-sports/3697022-pomer-vidomij-ukrainskij-futbolist-19902000-rokiv-pavlo-skapenko.html" text:style-name="Internet_20_link" text:visited-style-name="Visited_20_Internet_20_Link">
<text:span text:style-name="T4">
 Football </text:span>
</text:a>
According to Ukrinform, Ozil completed his career in March.</text:p>
      <text:p text:style-name="P4">
Photo: Getty Image</text:p>
      <text:p text:style-name="P4">
News Source: <text:a xlink:type="simple" xlink:href="https://www.ukrinform.ua/rubric-sports/3697511-mesut-ozil-rozpocne-politicnu-kareru-u-tureccini.html" text:style-name="Internet_20_link" text:visited-style-name="Visited_20_Internet_20_Link">
https://www.ukrinform.ua/rubric-sports/3697511-mesut-ozil-rozpocne-politicnu-kareru-u-tureccini.html</text:a>
</text:p>
      <!--NEWS-->
      <text:h text:style-name="P10" text:outline-level="1">
<text:span text:style-name="T4">
The Russians fired a village in Kharkiv region, an 18-year-old girl wounded</text:span>
</text:h>
      <text:p text:style-name="P4">
Authors: Ukrinform (Person)</text:p>
      <text:p text:style-name="P4">
Publisher: Укринформ (Organization)</text:p>
      <text:p text:style-name="P4">
Published Time: 2023-04-18T15:58:05+03:00</text:p>
      <text:p text:style-name="P4">
Modified Time: 2023-04-18T15:58:05+03:00</text:p>
      <text:p text:style-name="P4">
Description: A 18-year-old girl was injured in the Kupyansky district in Kharkiv region during the morning shelling. - Ukrinform.</text:p>
      <text:p text:style-name="P4">
Images: ["<text:a xlink:type="simple" xlink:href="https://static.ukrinform.com/photos/2023_04/thumb_files/630_360_1681822581-491.jpg" text:style-name="Internet_20_link" text:visited-style-name="Visited_20_Internet_20_Link">
630_360_16818...</text:a>
"]</text:p>
      <text:p text:style-name="P4">
Tags: ['Обстріл', 'Харківщина', 'Війна з росією']</text:p>
      <text:p text:style-name="P4">
Type: Article</text:p>
      <!--METADATA-->
      <text:p text:style-name="P4">
<draw:frame draw:style-name="fr1" draw:name="Image152" text:anchor-type="as-char" svg:width="6.9236in" svg:height="3.956343in" draw:z-index="0">
<draw:image xlink:href="../Images/yкринформ/2023-04-18T15-58-05-03-00/630_360_1681822581-491.jpg" xlink:type="simple" xlink:show="embed" xlink:actuate="onLoad" draw:mime-type="image/jpeg"/>
</draw:frame>
A 18-year-old girl was injured in the Uubyansky district in Kharkiv region during the morning shelling.</text:p>
      <text:p text:style-name="P4">
This was reported in <text:a xlink:type="simple" xlink:href="https://t.me/prokuratura_kharkiv/8709" text:style-name="Internet_20_link" text:visited-style-name="Visited_20_Internet_20_Link">
</text:a>
press service of Akharkiv Regional Prosecutor's Office, reports Ukrinform.</text:p>
      <text:p text:style-name="P4">
“April 18 at about 9 am the occupiers <text:a xlink:type="simple" xlink:href="https://www.ukrinform.ua/tag-obstril" text:style-name="Internet_20_link" text:visited-style-name="Visited_20_Internet_20_Link">
</text:a>
with. Petropavlivka of Kupyansk district. She was injured by an 18 -year -old girl, she was hospitalized, ”the message reads.</text:p>
      <text:p text:style-name="P4">
Also, according to the department, on the night of April 18 from the territory of the Russian Federation was launched an avassnayard, which fell in the village of Lipka, Kharkiv district. As a result, one was destroyed and three outbuildings were damaged.</text:p>
      <text:p text:style-name="P4">
Law enforcement officers recorded the consequences of regular enemy shelling. The initiation of investigations into the facts of violation of the laws and customs of war(Part 1 of Article 438 of the Criminal Code of Ukraine).</text:p>
      <text:p text:style-name="P4">
<text:span text:style-name="T4">
Читайте також:</text:span>
 <text:a xlink:type="simple" xlink:href="https://www.ukrinform.ua/rubric-regions/3697384-rosijska-armia-za-dobu-atakuvala-visim-oblastej-ukraini-zvedenna-ova.html" text:style-name="Internet_20_link" text:visited-style-name="Visited_20_Internet_20_Link">
 <text:span text:style-name="T4">
зведення</text:span>
 </text:a>
As it was reported, in the Kharkiv region Russian troops of the last day, April 17, <text:a xlink:type="simple" xlink:href="https://www.ukrinform.ua/rubric-regions/3697299-vijska-rf-za-dobu-atakuvali-cotiri-rajoni-harkivsini.html" text:style-name="Internet_20_link" text:visited-style-name="Visited_20_Internet_20_Link">
</text:a>
Kharkiv, Chuguev, Izium and Kupyansk districts, causing a number of damage and destruction.</text:p>
      <text:p text:style-name="P4">
News Source: <text:a xlink:type="simple" xlink:href="https://www.ukrinform.ua/rubric-ato/3697513-rosiani-obstrilali-selo-na-harkivsini-poranena-18ricna-divcina.html" text:style-name="Internet_20_link" text:visited-style-name="Visited_20_Internet_20_Link">
https://www.ukrinform.ua/rubric-ato/3697513-rosiani-obstrilali-selo-na-harkivsini-poranena-18ricna-divcina.html</text:a>
</text:p>
      <!--NEWS-->
      <text:h text:style-name="P10" text:outline-level="1">
<text:span text:style-name="T4">
Exports of Ukrainian agricultural products allowed to restrain inflation in the EU - Vysotsky</text:span>
</text:h>
      <text:p text:style-name="P4">
Authors: Ukrinform (Person)</text:p>
      <text:p text:style-name="P4">
Publisher: Укринформ (Organization)</text:p>
      <text:p text:style-name="P4">
Published Time: 2023-04-18T16:02:00+03:00</text:p>
      <text:p text:style-name="P4">
Modified Time: 2023-04-18T16:02:00+03:00</text:p>
      <text:p text:style-name="P4">
Description: Exports of Ukrainian agricultural products have allowed inflation in the countries of the European Union. - Ukrinform.</text:p>
      <text:p text:style-name="P4">
Images: ["<text:a xlink:type="simple" xlink:href="https://static.ukrinform.com/photos/2022_09/thumb_files/630_360_1663576169-975.jpg" text:style-name="Internet_20_link" text:visited-style-name="Visited_20_Internet_20_Link">
630_360_16635...</text:a>
"]</text:p>
      <text:p text:style-name="P4">
Tags: ['Експорт', 'Європа', 'Зерно', 'Єдині новини']</text:p>
      <text:p text:style-name="P4">
Type: Article</text:p>
      <!--METADATA-->
      <text:p text:style-name="P4">
<draw:frame draw:style-name="fr1" draw:name="Image153" text:anchor-type="as-char" svg:width="6.9236in" svg:height="3.956343in" draw:z-index="0">
<draw:image xlink:href="../Images/yкринформ/2023-04-18T16-02-00-03-00/630_360_1663576169-975.jpg" xlink:type="simple" xlink:show="embed" xlink:actuate="onLoad" draw:mime-type="image/jpeg"/>
</draw:frame>
Exports of Ukrainian agricultural products allowed to contain inflation in the countries of the European Union.</text:p>
      <text:p text:style-name="P4">
According to the Ukrinform correspondent, the First Deputy Minister of Agrarian Policy and Food of Ukraine Taras Vysotsky said this in the Eviritelvahone "Unified News".</text:p>
      <text:p text:style-name="P4">
Referring to one of the reports of the European Commission, he noted that "in the whole supply of agricultural products from Ukraine, on the contrary, helped to distinguish <text:a xlink:type="simple" xlink:href="https://www.ukrinform.ua/tag-inflacia" text:style-name="Internet_20_link" text:visited-style-name="Visited_20_Internet_20_Link">
</text:a>
in the European Union. "</text:p>
      <text:p text:style-name="P4">
<text:span text:style-name="T5">
Viso: Telearaphone One News</text:span>
</text:p>
      <text:p text:style-name="P4">
"That is, she(Inflation - ed.)They were significant, but without this supply would be even larger. This is all included in the report, "the Deputy Minister said.</text:p>
      <text:p text:style-name="P4">
Vysotsky stressed that the full -scale invasion of Russia into Ukraine caused the growth of prices for agricultural products in the world market, and this had a different effect of different countries. In particular, for export -oriented countries, the economic effect of rising prices was positive.</text:p>
      <text:p text:style-name="P4">
According to the Deputy Minister, discussions on export -Ukrainian agrarian products to the EU countries are currently underway, and the impact of increasing is being created separately for each country.</text:p>
      <text:p text:style-name="P4">
"We hope that the numbers can be recorded that we are in the first turn to cooperate, including in the field of agro -industrial complex," Vysotsky summed up.</text:p>
      <text:p text:style-name="P4">
As reported by Ukrinform, Hungary and Poland on April 15, 2023 by making a prohibition on the import of grain and other types of agricultural products from Ukraine. On April 19, 2023, a ban on the import of Ukrainian agro -products to Slovakia will take effect. At the same time, Poland also suspended the products of Ukrainian agro -industrial complex through its territory. Hungary Taslovachina was not stopped.</text:p>
      <text:p text:style-name="P4">
<text:span text:style-name="T4">
 Read also: </text:span>
 <text:a xlink:type="simple" xlink:href="https://www.ukrinform.ua/rubric-economy/3697411-u-varsavi-sukaut-risenna-dla-vidnovlenna-tranzitu-ukrainskoi-agroprodukcii-do-evropi.html" text:style-name="Internet_20_link" text:visited-style-name="Visited_20_Internet_20_Link">
</text:a>
In addition, Bulgaria and Romania are considering suspending imported agro -products from Ukraine.</text:p>
      <text:p text:style-name="P4">
On April 17, 2023, the European Commission stated that it did not support the decisions of the member states to introduce unilateral restrictions on the import of grain and other food products from Ukraine.</text:p>
      <text:p text:style-name="P4">
News Source: <text:a xlink:type="simple" xlink:href="https://www.ukrinform.ua/rubric-economy/3697514-eksport-ukrainskoi-agroprodukcii-dozvoliv-strimati-inflaciu-v-es-visockij.html" text:style-name="Internet_20_link" text:visited-style-name="Visited_20_Internet_20_Link">
https://www.ukrinform.ua/rubric-economy/3697514-eksport-ukrainskoi-agroprodukcii-dozvoliv-strimati-inflaciu-v-es-visockij.html</text:a>
</text:p>
      <!--NEWS-->
      <text:h text:style-name="P10" text:outline-level="1">
<text:span text:style-name="T4">
In the Melitopol district, a fake court - for sentences for pro -Ukrainian position was launched</text:span>
</text:h>
      <text:p text:style-name="P4">
Authors: Ukrinform (Person)</text:p>
      <text:p text:style-name="P4">
Publisher: Укринформ (Organization)</text:p>
      <text:p text:style-name="P4">
Published Time: 2023-04-18T16:12:00+03:00</text:p>
      <text:p text:style-name="P4">
Modified Time: 2023-04-18T16:12:00+03:00</text:p>
      <text:p text:style-name="P4">
Description: In the temporarily seized territory of Melitopol and Melitopol district, a fake court was launched, where they arrange courts over people with a pro -Ukrainian position. - Ukrinform.</text:p>
      <text:p text:style-name="P4">
Images: ["<text:a xlink:type="simple" xlink:href="https://static.ukrinform.com/photos/2019_03/thumb_files/630_360_1552330404-524.jpg" text:style-name="Internet_20_link" text:visited-style-name="Visited_20_Internet_20_Link">
630_360_15523...</text:a>
", "<text:a xlink:type="simple" xlink:href="https://static.ukrinform.com/photos/2023_04/1681823376-389.jpg" text:style-name="Internet_20_link" text:visited-style-name="Visited_20_Internet_20_Link">
1681823376-38...</text:a>
"]</text:p>
      <text:p text:style-name="P4">
Tags: ['Мелітополь', 'Окупація', 'Михайло Федоров', 'Війна з росією']</text:p>
      <text:p text:style-name="P4">
Type: Article</text:p>
      <!--METADATA-->
      <text:p text:style-name="P4">
<draw:frame draw:style-name="fr1" draw:name="Image154" text:anchor-type="as-char" svg:width="6.9236in" svg:height="3.956343in" draw:z-index="0">
<draw:image xlink:href="../Images/yкринформ/2023-04-18T16-12-00-03-00/630_360_1552330404-524.jpg" xlink:type="simple" xlink:show="embed" xlink:actuate="onLoad" draw:mime-type="image/jpeg"/>
</draw:frame>
At the time of the captured territory of Melitopol and the Melitopol district, the fake court worked, where they arrange the courts over people with a pro -Ukrainian position.</text:p>
      <text:p text:style-name="P4">
Ivan Fedorov told this during a briefing at the Media Center Ukraine - Ukrinform.</text:p>
      <text:p text:style-name="P4">
"The aggressor began to make the courts. They completely launched the functioning of their FEET court and condemn our people for pro -Ukrainian position. Earlier reported three of our residents who were taken to Lefortovo pre -trial detention the accusations of the accusations. This is done to intimidate the population even more, "Fedorov said.</text:p>
      <text:p text:style-name="P4">
<draw:frame draw:style-name="fr1" draw:name="Image155" text:anchor-type="as-char" svg:width="6.9236in" svg:height="4.615733in" draw:z-index="0">
<draw:image xlink:href="../Images/yкринформ/2023-04-18T16-12-00-03-00/1681823376-389.jpg" xlink:type="simple" xlink:show="embed" xlink:actuate="onLoad" draw:mime-type="image/jpeg"/>
</draw:frame>
<text:span text:style-name="T4">
 Read also: </text:span>
 <text:a xlink:type="simple" xlink:href="https://www.ukrinform.ua/rubric-regions/3697032-u-melitopoli-vijskkomat-zbirae-dani-gromadan-z-rosijskim-pasportom-mer.html" text:style-name="Internet_20_link" text:visited-style-name="Visited_20_Internet_20_Link">
</text:a>
According to him, the terror of the civilian population continues. In particular, forced certification continues. The invaders placed the branch of their "Migration Service", which in fact organizes the issuance of fake passports where people have kept humanitarian aid.</text:p>
      <text:p text:style-name="P4">
"For example, people stand in line for humanitarian aid and are forced to apply for a passport. Now at checkpoints that are not tens of dozens in the occupied territories, must be asked if a person has applied for a passport. People who return to the city In order for relatives to check the property, they are already as tourists. That is, people come with a migration card and have only 90 days to stay in the occupied territory. Then they can get a passport of the Russian Federation in order to leave, "the mayor said.</text:p>
      <text:p text:style-name="P4">
He noted that filtration measures had increased significantly. The invaders again check men for tattoos. This is due to the fact that the ashables continue to look for guerrillas and those who resist.</text:p>
      <text:p text:style-name="P4">
In order to avoid forced certification or mobilization to the army of the Russian Federation, Fedorov advises people to leave <text:a xlink:type="simple" xlink:href="https://www.ukrinform.ua/tag-melitopol" text:style-name="Internet_20_link" text:visited-style-name="Visited_20_Internet_20_Link">
</text:a>
.This can only be done through temporarily occupied Crimea. According to him, at least 2000 people have left in recent weeks.</text:p>
      <text:p text:style-name="P4">
<text:span text:style-name="T4">
 Read also: </text:span>
 <text:a xlink:type="simple" xlink:href="https://www.ukrinform.ua/rubric-regions/3697231-u-melitopoli-zagarbniki-pocali-drugu-hvilu-nacionalizacii-zitla.html" text:style-name="Internet_20_link" text:visited-style-name="Visited_20_Internet_20_Link">
<text:span text:style-name="T4">
 Melitop </text:span>
</text:a>
</text:p>
      <text:p text:style-name="P4">
Over the past year, more than 20 thousand years of temporarily captured territories of Melitopol district have been assisted at the Humanitarian Center. In addition, a medical hub was organized on its basis, which works with migrant doctors. You can get consultations of specialists of Vezedikaments.</text:p>
      <text:p text:style-name="P4">
Earlier it was reported that in the last three weeks, more than 20 explosions occurred in the temporarily captured territory of the Melitopol district. Because of which he has exposed the next hospital in the village of Vysokoya at the school.</text:p>
      <text:p text:style-name="P4">
News Source: <text:a xlink:type="simple" xlink:href="https://www.ukrinform.ua/rubric-regions/3697519-u-melitopolskomu-rajoni-zapracuvav-fejkovij-sud-sob-vinositi-viroki-za-proukrainsku-poziciu.html" text:style-name="Internet_20_link" text:visited-style-name="Visited_20_Internet_20_Link">
https://www.ukrinform.ua/rubric-regions/3697519-u-melitopolskomu-rajoni-zapracuvav-fejkovij-sud-sob-vinositi-viroki-za-proukrainsku-poziciu.html</text:a>
</text:p>
      <!--NEWS-->
      <text:h text:style-name="P10" text:outline-level="1">
<text:span text:style-name="T4">
Zelensky in Donetsk visited the hospital and presented the soldiers of the awards</text:span>
</text:h>
      <text:p text:style-name="P4">
Authors: Ukrinform (Person)</text:p>
      <text:p text:style-name="P4">
Publisher: Укринформ (Organization)</text:p>
      <text:p text:style-name="P4">
Published Time: 2023-04-18T16:15:00+03:00</text:p>
      <text:p text:style-name="P4">
Modified Time: 2023-04-18T16:15:00+03:00</text:p>
      <text:p text:style-name="P4">
Description: President Volodymyr Zelenskyy visited a hospital during a working trip to Donetsk region, where Ukrainian defenders are treated and presented them with state awards. - Ukrinform.</text:p>
      <text:p text:style-name="P4">
Images: ["<text:a xlink:type="simple" xlink:href="https://static.ukrinform.com/photos/2023_04/thumb_files/630_360_1681822460-208.jpeg" text:style-name="Internet_20_link" text:visited-style-name="Visited_20_Internet_20_Link">
630_360_16818...</text:a>
", "<text:a xlink:type="simple" xlink:href="https://static.ukrinform.com/photos/2023_04/thumb_files/630_360_1681822615-6079.jpeg" text:style-name="Internet_20_link" text:visited-style-name="Visited_20_Internet_20_Link">
630_360_16818...</text:a>
", "<text:a xlink:type="simple" xlink:href="https://static.ukrinform.com/photos/2023_04/thumb_files/630_360_1681822615-6270.jpeg" text:style-name="Internet_20_link" text:visited-style-name="Visited_20_Internet_20_Link">
630_360_16818...</text:a>
", "<text:a xlink:type="simple" xlink:href="https://static.ukrinform.com/photos/2023_04/thumb_files/630_360_1681822615-9057.jpeg" text:style-name="Internet_20_link" text:visited-style-name="Visited_20_Internet_20_Link">
630_360_16818...</text:a>
", "<text:a xlink:type="simple" xlink:href="https://static.ukrinform.com/photos/2023_04/thumb_files/630_360_1681822615-5985.jpeg" text:style-name="Internet_20_link" text:visited-style-name="Visited_20_Internet_20_Link">
630_360_16818...</text:a>
", "<text:a xlink:type="simple" xlink:href="https://static.ukrinform.com/photos/2023_04/thumb_files/630_360_1681822615-9190.jpeg" text:style-name="Internet_20_link" text:visited-style-name="Visited_20_Internet_20_Link">
630_360_16818...</text:a>
", "<text:a xlink:type="simple" xlink:href="https://static.ukrinform.com/photos/2023_04/thumb_files/630_360_1681822615-8144.jpeg" text:style-name="Internet_20_link" text:visited-style-name="Visited_20_Internet_20_Link">
630_360_16818...</text:a>
", "<text:a xlink:type="simple" xlink:href="https://static.ukrinform.com/photos/2023_04/thumb_files/630_360_1681822615-1581.jpeg" text:style-name="Internet_20_link" text:visited-style-name="Visited_20_Internet_20_Link">
630_360_16818...</text:a>
", "<text:a xlink:type="simple" xlink:href="https://static.ukrinform.com/photos/2023_04/thumb_files/630_360_1681822615-6689.jpeg" text:style-name="Internet_20_link" text:visited-style-name="Visited_20_Internet_20_Link">
630_360_16818...</text:a>
", "<text:a xlink:type="simple" xlink:href="https://static.ukrinform.com/photos/2023_04/thumb_files/630_360_1681822615-3644.jpeg" text:style-name="Internet_20_link" text:visited-style-name="Visited_20_Internet_20_Link">
630_360_16818...</text:a>
", "<text:a xlink:type="simple" xlink:href="https://static.ukrinform.com/photos/2023_04/thumb_files/630_360_1681822615-9316.jpeg" text:style-name="Internet_20_link" text:visited-style-name="Visited_20_Internet_20_Link">
630_360_16818...</text:a>
", "<text:a xlink:type="simple" xlink:href="https://static.ukrinform.com/photos/2023_04/thumb_files/630_360_1681822615-4586.jpeg" text:style-name="Internet_20_link" text:visited-style-name="Visited_20_Internet_20_Link">
630_360_16818...</text:a>
", "<text:a xlink:type="simple" xlink:href="https://static.ukrinform.com/photos/2023_04/thumb_files/630_360_1681822616-1344.jpeg" text:style-name="Internet_20_link" text:visited-style-name="Visited_20_Internet_20_Link">
630_360_16818...</text:a>
", "<text:a xlink:type="simple" xlink:href="https://static.ukrinform.com/photos/2023_04/thumb_files/630_360_1681822615-1175.jpeg" text:style-name="Internet_20_link" text:visited-style-name="Visited_20_Internet_20_Link">
630_360_16818...</text:a>
", "<text:a xlink:type="simple" xlink:href="https://static.ukrinform.com/photos/2023_04/thumb_files/630_360_1681822616-5714.jpeg" text:style-name="Internet_20_link" text:visited-style-name="Visited_20_Internet_20_Link">
630_360_16818...</text:a>
", "<text:a xlink:type="simple" xlink:href="https://static.ukrinform.com/photos/2023_04/thumb_files/630_360_1681822616-3661.jpeg" text:style-name="Internet_20_link" text:visited-style-name="Visited_20_Internet_20_Link">
630_360_16818...</text:a>
", "<text:a xlink:type="simple" xlink:href="https://static.ukrinform.com/photos/2023_04/thumb_files/630_360_1681822616-2717.jpeg" text:style-name="Internet_20_link" text:visited-style-name="Visited_20_Internet_20_Link">
630_360_16818...</text:a>
", "<text:a xlink:type="simple" xlink:href="https://static.ukrinform.com/photos/2023_04/thumb_files/630_360_1681822616-6315.jpeg" text:style-name="Internet_20_link" text:visited-style-name="Visited_20_Internet_20_Link">
630_360_16818...</text:a>
", "<text:a xlink:type="simple" xlink:href="https://static.ukrinform.com/photos/2023_04/thumb_files/630_360_1681822617-5769.jpeg" text:style-name="Internet_20_link" text:visited-style-name="Visited_20_Internet_20_Link">
630_360_16818...</text:a>
"]</text:p>
      <text:p text:style-name="P4">
Tags: ['Донеччина', 'Нагорода', 'Лікарня', 'Зеленський']</text:p>
      <text:p text:style-name="P4">
Type: Article</text:p>
      <!--METADATA-->
      <text:p text:style-name="P4">
<draw:frame draw:style-name="fr1" draw:name="Image156" text:anchor-type="as-char" svg:width="6.9236in" svg:height="3.956343in" draw:z-index="0">
<draw:image xlink:href="../Images/yкринформ/2023-04-18T16-15-00-03-00/630_360_1681822460-208.jpeg" xlink:type="simple" xlink:show="embed" xlink:actuate="onLoad" draw:mime-type="image/jpeg"/>
</draw:frame>
Presidential lodge Zelensky during a working trip to the Donetsk region, a visited hospital, where Ukrainian defenders are treated and presented them with state awards.</text:p>
      <text:p text:style-name="P4">
As Ukrinform reports, this is reported on <text:a xlink:type="simple" xlink:href="https://www.president.gov.ua/news/prezident-vidvidav-gospital-na-donechchini-j-nagorodiv-vijsk-82325" text:style-name="Internet_20_link" text:visited-style-name="Visited_20_Internet_20_Link">
</text:a>
.</text:p>
      <text:p text:style-name="P4">
Глава держави ознайомився з роботою передової хірургічної групи, зокремасортувального відділення, протишокової, операційної палат та палатиінтенсивної терапії.</text:p>
      <text:p text:style-name="P4">
The President was demonstrated by the Scania Evacuation Bus capable of transporting five lying patients and 16 sitting. The bus, equipped with modern medical equipment, has already made more than 90 flights.</text:p>
      <text:p text:style-name="P4">
<text:span text:style-name="T5">
Video: op</text:span>
</text:p>
      <text:p text:style-name="P4">
Zelensky communicated with military personnel and handed them state <text:a xlink:type="simple" xlink:href="https://www.ukrinform.ua/tag-nagoroda" text:style-name="Internet_20_link" text:visited-style-name="Visited_20_Internet_20_Link">
</text:a>
. For personal courage and self -dedication, revealed in the protection of the sovereignty and territorial integrity of Ukraine, the loyalty of the military oath was awarded the medals "for military service of Ukraine".</text:p>
      <text:p text:style-name="P4">
“Thank you for your service. I wish you a speedy recovery. All you have to do, ”the head of state said.</text:p>
      <text:p text:style-name="P4">
<text:span text:style-name="T4">
 Read also: </text:span>
 <text:a xlink:type="simple" xlink:href="https://www.ukrinform.ua/rubric-regions/3690903-zelenskij-vidvidav-selo-agidne-ziteliv-akogo-rosiani-misac-utrimuvali-u-pidvali.html" text:style-name="Internet_20_link" text:visited-style-name="Visited_20_Internet_20_Link">
<text:span text:style-name="T4">
 Zelensky </text:span>
 <text:span text:style-name="T4">
 visited </text:span>
</text:a>
The President also talked to the medical staff of the hospital and the representatives of the Medical Service of the Armed Forces of Ukraine with the orders of Danylo Halytsky's rescue of the lives of Ukrainian defenders.</text:p>
      <text:p text:style-name="P4">
"I want to thank and wish you as a part of the team that chooses the convergence of Ukraine, the health that you give to our boys and girls," - said Zelensky.</text:p>
      <text:p text:style-name="P4">
As reported <text:a xlink:type="simple" xlink:href="https://www.ukrinform.ua/rubric-ato/3697487-zelenskij-vidvidav-peredovi-pozicii-v-avdiivci.html" text:style-name="Internet_20_link" text:visited-style-name="Visited_20_Internet_20_Link">
</text:a>
, On April 18, Zelensky visited the leading positions of Ukrainian protection in Avdiivka in the Donetsk region.</text:p>
      <text:p text:style-name="P4">
News Source: <text:a xlink:type="simple" xlink:href="https://www.ukrinform.ua/rubric-ato/3697521-zelenskij-na-doneccini-vidvidav-gospital-i-vruciv-bijcam-nagorodi.html" text:style-name="Internet_20_link" text:visited-style-name="Visited_20_Internet_20_Link">
https://www.ukrinform.ua/rubric-ato/3697521-zelenskij-na-doneccini-vidvidav-gospital-i-vruciv-bijcam-nagorodi.html</text:a>
</text:p>
      <!--NEWS-->
      <text:h text:style-name="P10" text:outline-level="1">
<text:span text:style-name="T4">
Water for Nikolaev: EIB has approved an additional loan for € 20 million</text:span>
</text:h>
      <text:p text:style-name="P4">
Authors: Ukrinform (Person)</text:p>
      <text:p text:style-name="P4">
Publisher: Укринформ (Organization)</text:p>
      <text:p text:style-name="P4">
Published Time: 2023-04-18T16:24:01+03:00</text:p>
      <text:p text:style-name="P4">
Modified Time: 2023-04-18T16:24:01+03:00</text:p>
      <text:p text:style-name="P4">
Description: The European Investment Bank additionally allocated 20 million euros for the development of water supply and sewerage system in Nikolaev. - Ukrinform.</text:p>
      <text:p text:style-name="P4">
Images: ["<text:a xlink:type="simple" xlink:href="https://static.ukrinform.com/photos/2019_12/thumb_files/630_360_1575310196-218.jpg" text:style-name="Internet_20_link" text:visited-style-name="Visited_20_Internet_20_Link">
630_360_15753...</text:a>
", "<text:a xlink:type="simple" xlink:href="https://static.ukrinform.com/photos/2023_04/1681824094-132.png" text:style-name="Internet_20_link" text:visited-style-name="Visited_20_Internet_20_Link">
1681824094-13...</text:a>
"]</text:p>
      <text:p text:style-name="P4">
Tags: ['ЄІБ', 'Кредит', 'Миколаїв', 'Вода']</text:p>
      <text:p text:style-name="P4">
Type: Article</text:p>
      <!--METADATA-->
      <text:p text:style-name="P4">
<draw:frame draw:style-name="fr1" draw:name="Image157" text:anchor-type="as-char" svg:width="6.9236in" svg:height="3.956343in" draw:z-index="0">
<draw:image xlink:href="../Images/yкринформ/2023-04-18T16-24-01-03-00/630_360_1575310196-218.jpg" xlink:type="simple" xlink:show="embed" xlink:actuate="onLoad" draw:mime-type="image/jpeg"/>
</draw:frame>
The European Investment Bank additionally allocated 20 million euros for the development of water supply and sewerage systems in Nikolaev.</text:p>
      <text:p text:style-name="P4">
About it reports <text:a xlink:type="simple" xlink:href="http://www.vodokanal.mk.ua/uk/noviny/novini/evropeyskiy-investitciyni-bank-prodovzhue-pidtrimuvati-modernizatciiu-vodopostachannia-ta-vodovidvedennia-u-mikolaevi-737" text:style-name="Internet_20_link" text:visited-style-name="Visited_20_Internet_20_Link">
</text:a>
MKP "Mykolaivvodokanal", reports Ukrinform.</text:p>
      <text:p text:style-name="P4">
"The European Investment Bank has approved the allocation of additional credit financing in the amount of euros for the development of water supply system in Nikolaev. The main purpose of the project is to restore the city infrastructure of water supply and to provide Nikolaev with pure supply, as well as to restore sewage structures."</text:p>
      <text:p text:style-name="P4">
<draw:frame draw:style-name="fr1" draw:name="Image158" text:anchor-type="as-char" svg:width="6.9236in" svg:height="4.288786in" draw:z-index="0">
<draw:image xlink:href="../Images/yкринформ/2023-04-18T16-24-01-03-00/1681824094-132.png" xlink:type="simple" xlink:show="embed" xlink:actuate="onLoad" draw:mime-type="image/png"/>
</draw:frame>
Current works include the reconstruction of water treatment plants in Nikolaev, first -round of the water supply pumping station "Mykolaivvodokanal" and the construction of a storage facility for long -term storage of sediment on treatment plants.</text:p>
      <text:p text:style-name="P4">
“As a result of the war, our city felt the need for water even more. We are grateful to the European partners, such as the EIB and the EU, for their adamant support for the tadoid in improving our city and improving the quality of basic services, ”said Mayor Nikolaev Alexander Senkevich.</text:p>
      <text:p text:style-name="P4">
In his turn, the head of the EIB representation in Ukraine Jean-Erik where Details noted that since the first days of a full-scale war, the EIB supports Ukraine, responding to the nanagal needs of its people, and continues to work on current projects.</text:p>
      <text:p text:style-name="P4">
<text:span text:style-name="T4">
 Read also: </text:span>
 <text:a xlink:type="simple" xlink:href="https://www.ukrinform.ua/rubric-regions/3694916-mikolaiv-bitva-za-vodu-trivae.html" text:style-name="Internet_20_link" text:visited-style-name="Visited_20_Internet_20_Link">
<text:span text:style-name="T4">
 Nikolaev </text:span>
 <text:span text:style-name="T4">
 Battle </text:span>
 <text:span text:style-name="T4">
 Water </text:span>
 <text:span text:style-name="T4">
 is ongoing </text:span>
</text:a>
"Within the framework of PMIU and in coordination with our Ukrainian partners, we seek to ensure uninterrupted and reliable supply of clean water for Nikolaev tamoderizing the city treatment plants with maximum energy efficiency," -said Jean -Erick de detachments.</text:p>
      <text:p text:style-name="P4">
The project in Nikolaev is part of the current credit agreement of the EIB - "Programs of development of the development of the muscular infrastructure of Ukraine"(Prmu). Це багатогалузева інвестиційнапрограма з обсягом кредитного фінансування на суму 400 млн євро, щореалізується Міністерством розвитку громад, територій та інфраструктури успівпраці з Міністерством фінансів України.</text:p>
      <text:p text:style-name="P4">
Як повідомлялося, у <text:a xlink:type="simple" xlink:href="https://www.ukrinform.ua/tag-mikolaiv" text:style-name="Internet_20_link" text:visited-style-name="Visited_20_Internet_20_Link">
 </text:a>
System suppression is completely worn through salt water and requires complete replacement.</text:p>
      <text:p text:style-name="P4">
News Source: <text:a xlink:type="simple" xlink:href="https://www.ukrinform.ua/rubric-vidbudova/3697529-voda-dla-mikolaeva-eib-shvaliv-dodatkovij-kredit-na-20-miljoniv.html" text:style-name="Internet_20_link" text:visited-style-name="Visited_20_Internet_20_Link">
https://www.ukrinform.ua/rubric-vidbudova/3697529-voda-dla-mikolaeva-eib-shvaliv-dodatkovij-kredit-na-20-miljoniv.html</text:a>
</text:p>
      <!--NEWS-->
      <text:h text:style-name="P10" text:outline-level="1">
<text:span text:style-name="T4">
Building of military enlistment office was damaged as result of suspected drone attack in Nov...</text:span>
</text:h>
      <text:p text:style-name="P4">
Authors: liveuamap (Language: en)</text:p>
      <text:p text:style-name="P4">
Time: 2023-04-18T16:24:21</text:p>
      <text:p text:style-name="P4">
Location: Novozybkov, Bryansk (Latitude:52.53343 Longtitude:31.92833)</text:p>
      <text:p text:style-name="P4">
Videos: []</text:p>
      <text:p text:style-name="P4">
Images: []</text:p>
      <text:p text:style-name="P4">
Tags: ["Russia", "Europe"]</text:p>
      <text:p text:style-name="P4">
Id: 22557046</text:p>
      <!--METADATA-->
      <text:p text:style-name="P4">
Building of military enlistment office was damaged as result of suspecteddrone attack in Novozybkov of Briansk region</text:p>
      <text:p text:style-name="P4">
News Collection Link: <text:a xlink:type="simple" xlink:href="https://liveuamap.com/en/2023/18-april-building-of-military-enlistment-office-was-damaged" text:style-name="Internet_20_link" text:visited-style-name="Visited_20_Internet_20_Link">
https://liveuamap.com/en/2023/18-april-building-of-military-enlistment-office-was-damaged</text:a>
</text:p>
      <text:p text:style-name="P4">
News Source: <text:a xlink:type="simple" xlink:href="https://t.me/bazabazon/17001" text:style-name="Internet_20_link" text:visited-style-name="Visited_20_Internet_20_Link">
https://t.me/bazabazon/17001</text:a>
</text:p>
      <!--NEWS-->
      <text:h text:style-name="P10" text:outline-level="1">
<text:span text:style-name="T4">
Abramenko: I had the same trauma before Olympic Games in Korea</text:span>
</text:h>
      <text:p text:style-name="P4">
Authors: Ukrinform (Person)</text:p>
      <text:p text:style-name="P4">
Publisher: Укринформ (Organization)</text:p>
      <text:p text:style-name="P4">
Published Time: 2023-04-18T16:26:52+03:00</text:p>
      <text:p text:style-name="P4">
Modified Time: 2023-04-18T16:26:52+03:00</text:p>
      <text:p text:style-name="P4">
Description: Olympic Fristile Champion Alexander Abramenko spoke about the injury he received in America while preparing for the competition. - Ukrinform.</text:p>
      <text:p text:style-name="P4">
Images: ["<text:a xlink:type="simple" xlink:href="https://static.ukrinform.com/photos/2023_04/thumb_files/630_360_1681824301-993.jpg" text:style-name="Internet_20_link" text:visited-style-name="Visited_20_Internet_20_Link">
630_360_16818...</text:a>
"]</text:p>
      <text:p text:style-name="P4">
Tags: ['Олександр Абраменко', 'стрибки на лижах з трампліна']</text:p>
      <text:p text:style-name="P4">
Type: Article</text:p>
      <!--METADATA-->
      <text:p text:style-name="P4">
<draw:frame draw:style-name="fr1" draw:name="Image159" text:anchor-type="as-char" svg:width="6.9236in" svg:height="3.956343in" draw:z-index="0">
<draw:image xlink:href="../Images/yкринформ/2023-04-18T16-26-52-03-00/630_360_1681824301-993.jpg" xlink:type="simple" xlink:show="embed" xlink:actuate="onLoad" draw:mime-type="image/jpeg"/>
</draw:frame>
Olympic Fristile Champion Alexander Abramenko spoke about the injury, which was held in America while preparing for the competition.</text:p>
      <text:p text:style-name="P4">
He told about it in <text:a xlink:type="simple" xlink:href="https://www.youtube.com/watch" text:style-name="Internet_20_link" text:visited-style-name="Visited_20_Internet_20_Link">
</text:a>
House TV channel, Ukrinform reports.</text:p>
      <text:p text:style-name="P4">
“There was hope that it was just stretching. But when I stood after two weeks and tried to go, I realized that something was wrong. The knee joint was not astable, so we decided to take a picture. So we learned that he had broken the anterior cruciate ligament. I had the same trauma in the pre -Olympic games in Korea. The recovery will take a minimum of half a year. Almost the first day after surgery, minimal exercises are already being performed. Gradually, the load is increasing and it will be half a year. After half a year, there will be no restrictions on loading, ”Abramenko said.</text:p>
      <text:p text:style-name="P4">
<text:span text:style-name="T4">
 Read also: </text:span>
 <text:a xlink:type="simple" xlink:href="https://www.ukrinform.ua/rubric-sports/3678871-abramenko-perenis-operaciu-na-kolini.html" text:style-name="Internet_20_link" text:visited-style-name="Visited_20_Internet_20_Link">
<text:span text:style-name="T4">
 Abramenko </text:span>
</text:a>
As reported by Ukrinform, Abramenko underwent surgery in early April.</text:p>
      <text:p text:style-name="P4">
Photo: Getty Image</text:p>
      <text:p text:style-name="P4">
News Source: <text:a xlink:type="simple" xlink:href="https://www.ukrinform.ua/rubric-sports/3697530-abramenko-taka-z-travma-v-mene-bula-pered-olimpijskimi-igrami-v-korei.html" text:style-name="Internet_20_link" text:visited-style-name="Visited_20_Internet_20_Link">
https://www.ukrinform.ua/rubric-sports/3697530-abramenko-taka-z-travma-v-mene-bula-pered-olimpijskimi-igrami-v-korei.html</text:a>
</text:p>
      <!--NEWS-->
      <text:h text:style-name="P10" text:outline-level="1">
<text:span text:style-name="T4">
The Danish city of Aarhus became the twin city of Lviv</text:span>
</text:h>
      <text:p text:style-name="P4">
Authors: Ukrinform (Person)</text:p>
      <text:p text:style-name="P4">
Publisher: Укринформ (Organization)</text:p>
      <text:p text:style-name="P4">
Published Time: 2023-04-18T16:31:38+03:00</text:p>
      <text:p text:style-name="P4">
Modified Time: 2023-04-18T16:31:38+03:00</text:p>
      <text:p text:style-name="P4">
Description: Lviv and the Danish city of Orhus became twin cities - the mayor of Lviv Andriy Sadovy, together with the mayor of Anthous Jacob Bundsgaard, signed a cooperation agreement. - Ukrinform.</text:p>
      <text:p text:style-name="P4">
Images: ["<text:a xlink:type="simple" xlink:href="https://static.ukrinform.com/photos/2023_04/thumb_files/630_360_1681824525-219.jpg" text:style-name="Internet_20_link" text:visited-style-name="Visited_20_Internet_20_Link">
630_360_16818...</text:a>
"]</text:p>
      <text:p text:style-name="P4">
Tags: ['Данія', 'Львів', 'Садовий']</text:p>
      <text:p text:style-name="P4">
Type: Article</text:p>
      <!--METADATA-->
      <text:p text:style-name="P4">
<draw:frame draw:style-name="fr1" draw:name="Image160" text:anchor-type="as-char" svg:width="6.9236in" svg:height="3.956343in" draw:z-index="0">
<draw:image xlink:href="../Images/yкринформ/2023-04-18T16-31-38-03-00/630_360_1681824525-219.jpg" xlink:type="simple" xlink:show="embed" xlink:actuate="onLoad" draw:mime-type="image/jpeg"/>
</draw:frame>
Lviv Idansky city of Aarhus became twin cities - the mayor of Lviv Andreadov, together with the mayor of Anthous Jacob Bundsgaard, signed the Savior Agreement.</text:p>
      <text:p text:style-name="P4">
Sadovy reported this in <text:a xlink:type="simple" xlink:href="http://t.me/andriysadovyi/1494" text:style-name="Internet_20_link" text:visited-style-name="Visited_20_Internet_20_Link">
</text:a>
, reports Ukrinform.</text:p>
      <text:p text:style-name="P4">
“It is important for us to build a coalition of friends <text:a xlink:type="simple" xlink:href="https://www.ukrinform.ua/tag-lviv" text:style-name="Internet_20_link" text:visited-style-name="Visited_20_Internet_20_Link">
</text:a>
abroad. This strengthens not only our city. Every new international partner is an ally of Ukraine. Each investment is an investment in the interior, ”the mayor wrote.</text:p>
      <text:p text:style-name="P4">
According to Sadovy, the city of Orhus is one of the largest cities in Denmark. These are city studies, entrepreneurship, innovation and medicine. In Aorchus there is one acquisition of Denmark Medical Centers, which develops a holistic health system - "Medical Silicon Valley".</text:p>
      <text:p text:style-name="P4">
The mayor thanked the residents of Anthos and personally the mayor of the Bundsgaard for friendship, assistance and support.</text:p>
      <text:p text:style-name="P4">
<text:span text:style-name="T4">
 Read also: </text:span>
 <text:a xlink:type="simple" xlink:href="https://www.ukrinform.ua/rubric-regions/3696083-venecia-dopomoze-odesi-u-zberezenni-kulturnoi-spadsini-ta-u-rozvitku-portu.html" text:style-name="Internet_20_link" text:visited-style-name="Visited_20_Internet_20_Link">
</text:a>
As <text:a xlink:type="simple" xlink:href="https://www.ukrinform.ua/rubric-regions/3664328-krivij-rig-i-lublin-stali-mistamipobratimami.html" text:style-name="Internet_20_link" text:visited-style-name="Visited_20_Internet_20_Link">
 </text:a>
Ukrinform, in February this year, Kryvyi Rih became a Ukrainian Ukrainian twin city of Lublin.</text:p>
      <text:p text:style-name="P4">
News Source: <text:a xlink:type="simple" xlink:href="https://www.ukrinform.ua/rubric-regions/3697532-danske-misto-orhus-stalo-mistompobratimom-lvova.html" text:style-name="Internet_20_link" text:visited-style-name="Visited_20_Internet_20_Link">
https://www.ukrinform.ua/rubric-regions/3697532-danske-misto-orhus-stalo-mistompobratimom-lvova.html</text:a>
</text:p>
      <!--NEWS-->
      <text:h text:style-name="P10" text:outline-level="1">
<text:span text:style-name="T4">
Ukrainian air defense shot down 6 Shahed drones near Zaporizhzhia and 1 near Dnipro city</text:span>
</text:h>
      <text:p text:style-name="P4">
Authors: liveuamap (Language: en)</text:p>
      <text:p text:style-name="P4">
Time: 2023-04-18T16:32:31</text:p>
      <text:p text:style-name="P4">
Location: Dnipro (Latitude:48.35306 Longtitude:35.14938)</text:p>
      <text:p text:style-name="P4">
Videos: []</text:p>
      <text:p text:style-name="P4">
Images: ["<text:a xlink:type="simple" xlink:href="https://liveuamap.com/pics/2023/04/18/22557047_0.jpg" text:style-name="Internet_20_link" text:visited-style-name="Visited_20_Internet_20_Link">
22557047_0.jpg</text:a>
"]</text:p>
      <text:p text:style-name="P4">
Tags: []</text:p>
      <text:p text:style-name="P4">
Id: 22557047</text:p>
      <!--METADATA-->
      <text:p text:style-name="P4">
Ukrainian air defense shot down 6 Shahed drones near Zaporizhzhia and 1 nearDnipro city</text:p>
      <text:p text:style-name="P4">
<draw:frame draw:style-name="fr1" draw:name="Image161" text:anchor-type="as-char" svg:width="6.9236in" svg:height="2.985803in" draw:z-index="0">
<draw:image xlink:href="../Images/liveuamap/2023-04-18T16-32-31/22557047_0.jpg" xlink:type="simple" xlink:show="embed" xlink:actuate="onLoad" draw:mime-type="image/jpeg"/>
</draw:frame>
News Collection Link: <text:a xlink:type="simple" xlink:href="https://liveuamap.com/en/2023/18-april-ukrainian-air-defense-shot-down-6-shahed-drones" text:style-name="Internet_20_link" text:visited-style-name="Visited_20_Internet_20_Link">
https://liveuamap.com/en/2023/18-april-ukrainian-air-defense-shot-down-6-shahed-drones</text:a>
</text:p>
      <text:p text:style-name="P4">
News Source: <text:a xlink:type="simple" xlink:href="https://t.me/hyevuy_dnepr/50558" text:style-name="Internet_20_link" text:visited-style-name="Visited_20_Internet_20_Link">
https://t.me/hyevuy_dnepr/50558</text:a>
</text:p>
      <!--NEWS-->
      <text:h text:style-name="P10" text:outline-level="1">
<text:span text:style-name="T4">
Ukraine on London Book Fair demonstrates the quality of its literature and book publishing - Tkachenko</text:span>
</text:h>
      <text:p text:style-name="P4">
Authors: Ukrinform (Person)</text:p>
      <text:p text:style-name="P4">
Publisher: Укринформ (Organization)</text:p>
      <text:p text:style-name="P4">
Published Time: 2023-04-18T16:33:00+03:00</text:p>
      <text:p text:style-name="P4">
Modified Time: 2023-04-18T16:33:00+03:00</text:p>
      <text:p text:style-name="P4">
Description: At the London Book Fair, Ukraine can once again demonstrate the quality of its literature and book publishing. - Ukrinform.</text:p>
      <text:p text:style-name="P4">
Images: ["<text:a xlink:type="simple" xlink:href="https://static.ukrinform.com/photos/2023_04/thumb_files/630_360_1681824735-958.jpg" text:style-name="Internet_20_link" text:visited-style-name="Visited_20_Internet_20_Link">
630_360_16818...</text:a>
"]</text:p>
      <text:p text:style-name="P4">
Tags: ['Книги', 'Література', 'Лондон', 'Ткаченко']</text:p>
      <text:p text:style-name="P4">
Type: Article</text:p>
      <!--METADATA-->
      <text:p text:style-name="P4">
<draw:frame draw:style-name="fr1" draw:name="Image162" text:anchor-type="as-char" svg:width="6.9236in" svg:height="3.956343in" draw:z-index="0">
<draw:image xlink:href="../Images/yкринформ/2023-04-18T16-33-00-03-00/630_360_1681824735-958.jpg" xlink:type="simple" xlink:show="embed" xlink:actuate="onLoad" draw:mime-type="image/jpeg"/>
</draw:frame>
The Navigon Book Fair Ukraine can once again demonstrate its literature and book publishing.</text:p>
      <text:p text:style-name="P4">
This was written by the Minister of Culture and Information Policy Oleksandr Tkachenko in <text:a xlink:type="simple" xlink:href="https://t.me/otkachenkokyiv/3427" text:style-name="Internet_20_link" text:visited-style-name="Visited_20_Internet_20_Link">
</text:a>
, reports Ukrinform.</text:p>
      <text:p text:style-name="P4">
"We are happy that at one of the most important cultural sites that Elondon Book Fair can once again demonstrate the quality of our <text:a xlink:type="simple" xlink:href="https://www.ukrinform.ua/tag-literatura" text:style-name="Internet_20_link" text:visited-style-name="Visited_20_Internet_20_Link">
</text:a>
And book publishing, " - said Tokachenko.</text:p>
      <text:p text:style-name="P4">
According to the Minister, who, during the opening of the London Book Fair, addressed the pre -encounters because of the video address, he thanked for the understanding of the role of Ukraine the destiny of the whole civilized world: "For today, the battle between good and evil is underway in Ukraine today, the battle for democratic values of humanities."</text:p>
      <text:p text:style-name="P4">
The head of the MKIP also quoted one of the most famous Ukrainian writers Andrukhovych, who said that the mission of Ukraine is to "overcome the world evil by Russia's subordinate", and to help the writer, according to the writer, can a powerful development of Ukrainian literature and its worldwide recognition.</text:p>
      <text:p text:style-name="P4">
<text:span text:style-name="T4">
 Read also: </text:span>
 <text:a xlink:type="simple" xlink:href="https://www.ukrinform.ua/rubric-culture/3693950-biblioteki-mozut-vzati-ucast-u-proekti-polska-polica-v-ukraini.html" text:style-name="Internet_20_link" text:visited-style-name="Visited_20_Internet_20_Link">
</text:a>
Tkachenko thanked for the support of the fair organizers and partners.</text:p>
      <text:p text:style-name="P4">
As reported <text:a xlink:type="simple" xlink:href="https://www.ukrinform.ua/rubric-culture/3697401-ukrainska-vesna-u-stokgolmi.html" text:style-name="Internet_20_link" text:visited-style-name="Visited_20_Internet_20_Link">
</text:a>
, the "European Festival: Ukrainian Spring" began in Stockholm.</text:p>
      <text:p text:style-name="P4">
<text:span text:style-name="T5">
Foto: tkachenko.ua</text:span>
</text:p>
      <text:p text:style-name="P4">
News Source: <text:a xlink:type="simple" xlink:href="https://www.ukrinform.ua/rubric-culture/3697533-ukraina-na-london-book-fair-demonstrue-akist-svoei-literaturi-ta-knigovidanna-tkacenko.html" text:style-name="Internet_20_link" text:visited-style-name="Visited_20_Internet_20_Link">
https://www.ukrinform.ua/rubric-culture/3697533-ukraina-na-london-book-fair-demonstrue-akist-svoei-literaturi-ta-knigovidanna-tkacenko.html</text:a>
</text:p>
      <!--NEWS-->
      <text:h text:style-name="P10" text:outline-level="1">
<text:span text:style-name="T4">
In Ukraine, the level of media literacy among the population has improved significantly</text:span>
</text:h>
      <text:p text:style-name="P4">
Authors: Ukrinform (Person)</text:p>
      <text:p text:style-name="P4">
Publisher: Укринформ (Organization)</text:p>
      <text:p text:style-name="P4">
Published Time: 2023-04-18T16:38:00+03:00</text:p>
      <text:p text:style-name="P4">
Modified Time: 2023-04-18T16:38:00+03:00</text:p>
      <text:p text:style-name="P4">
Description: In Ukraine, in two years the level of media literacy among the population increased from 55% to 81%. - Ukrinform.</text:p>
      <text:p text:style-name="P4">
Images: ["<text:a xlink:type="simple" xlink:href="https://static.ukrinform.com/photos/2023_04/thumb_files/630_360_1681824865-718.jpg" text:style-name="Internet_20_link" text:visited-style-name="Visited_20_Internet_20_Link">
630_360_16818...</text:a>
", "<text:a xlink:type="simple" xlink:href="https://static.ukrinform.com/photos/2023_04/1681824759-633.jpg" text:style-name="Internet_20_link" text:visited-style-name="Visited_20_Internet_20_Link">
1681824759-63...</text:a>
"]</text:p>
      <text:p text:style-name="P4">
Tags: ['ЗМІ', 'Медіаграмотність']</text:p>
      <text:p text:style-name="P4">
Type: Article</text:p>
      <!--METADATA-->
      <text:p text:style-name="P4">
<draw:frame draw:style-name="fr1" draw:name="Image163" text:anchor-type="as-char" svg:width="6.9236in" svg:height="3.956343in" draw:z-index="0">
<draw:image xlink:href="../Images/yкринформ/2023-04-18T16-38-00-03-00/630_360_1681824865-718.jpg" xlink:type="simple" xlink:show="embed" xlink:actuate="onLoad" draw:mime-type="image/jpeg"/>
</draw:frame>
In Ukraine, two years of media literacy among the population increased from 55% to 81%.</text:p>
      <text:p text:style-name="P4">
This is evidenced by the results of the study of the Media Literacy Index of the Ukrainian Audience, which was presented by the Candidate of Sociological Sciences, Associate Professor, Senior Scientific Fellow of the Institute of Sociology of the NAS of Ukraine Marta Naumova during the preparation in Ukrinform.</text:p>
      <text:p text:style-name="P4">
According to Naumov, the level of the general index of media literacy of Ukrainians has changed significantly from 2020 to 2022, the share of the audience with a higher average of the figure increased from 55% to 81%.</text:p>
      <text:p text:style-name="P4">
<draw:frame draw:style-name="fr1" draw:name="Image164" text:anchor-type="as-char" svg:width="6.9236in" svg:height="4.615733in" draw:z-index="0">
<draw:image xlink:href="../Images/yкринформ/2023-04-18T16-38-00-03-00/1681824759-633.jpg" xlink:type="simple" xlink:show="embed" xlink:actuate="onLoad" draw:mime-type="image/jpeg"/>
</draw:frame>
In addition, the proportion of an audience with a high level of competence has doubled the three subindexes of the general level of media literacy: understanding of the role <text:a xlink:type="simple" xlink:href="https://www.ukrinform.ua/tag-zmi" text:style-name="Internet_20_link" text:visited-style-name="Visited_20_Internet_20_Link">
</text:a>
in society(from 45% to 72%), digital competence(from 49% to 64%)and sensitivity to distorted content(from 56% to 66%). Виняток становить лише субіндекс використання медіа, який значущо незмінився.</text:p>
      <text:p text:style-name="P4">
Дослідження засвідчило, що високий рівень медіаграмотності у молоді 18-25років і низький серед старшої вікової групи 56-65 років.</text:p>
      <text:p text:style-name="P4">
<text:span text:style-name="T4">
Читайте також:</text:span>
 <text:a xlink:type="simple" xlink:href="https://www.ukrinform.ua/rubric-society/3666332-nezalezna-medijna-rada-vistupae-proti-rosijskomovnih-kanaliv-na-kabelnomu-tb.html" text:style-name="Internet_20_link" text:visited-style-name="Visited_20_Internet_20_Link">
 </text:a>
A nationwide survey was conducted by the New Image Marketing Groupna Order of Media Detector in December 2022 - January 2023. Data collected by interview with face-to-face using a tablet on a standardized questionnaire(CAPI). Опитано 1200 жителів України віком від 18 років. Типвибірки: репрезентативна за віком, статтю, областю і типом населеного пункту(With the exception of temporarily occupied territories of Donetsk, Lugansk, Zaporizhzhya, Kherson regions and Crimea Autonomous Republic of Crimea).</text:p>
      <text:p text:style-name="P4">
News Source: <text:a xlink:type="simple" xlink:href="https://www.ukrinform.ua/rubric-society/3697536-v-ukraini-suttevo-pokrasivsa-riven-mediagramotnosti-sered-naselenna.html" text:style-name="Internet_20_link" text:visited-style-name="Visited_20_Internet_20_Link">
https://www.ukrinform.ua/rubric-society/3697536-v-ukraini-suttevo-pokrasivsa-riven-mediagramotnosti-sered-naselenn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18T16:42:00+03:00</text:p>
      <text:p text:style-name="P4">
Modified Time: 2023-04-18T16:42: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65" text:anchor-type="as-char" svg:width="6.9236in" svg:height="3.956343in" draw:z-index="0">
<draw:image xlink:href="../Images/yкринформ/2023-04-18T16-42-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66" text:anchor-type="as-char" svg:width="6.9236in" svg:height="6.9236in" draw:z-index="0">
<draw:image xlink:href="../Images/yкринформ/2023-04-18T16-42-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67" text:anchor-type="as-char" svg:width="6.9236in" svg:height="6.9236in" draw:z-index="0">
<draw:image xlink:href="../Images/yкринформ/2023-04-18T16-42-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68" text:anchor-type="as-char" svg:width="6.9236in" svg:height="6.9236in" draw:z-index="0">
<draw:image xlink:href="../Images/yкринформ/2023-04-18T16-42-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69" text:anchor-type="as-char" svg:width="6.9236in" svg:height="6.9236in" draw:z-index="0">
<draw:image xlink:href="../Images/yкринформ/2023-04-18T16-42-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in height, thin, dark-haired</text:p>
      <text:p text:style-name="P4">
Gray eyes.</text:p>
      <text:p text:style-name="P4">
<text:span text:style-name="T4">
 Andriy Kadigrob, 13 years old </text:span>
</text:p>
      <text:p text:style-name="P4">
<draw:frame draw:style-name="fr1" draw:name="Image170" text:anchor-type="as-char" svg:width="6.9236in" svg:height="6.9236in" draw:z-index="0">
<draw:image xlink:href="../Images/yкринформ/2023-04-18T16-42-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71" text:anchor-type="as-char" svg:width="6.9236in" svg:height="6.9236in" draw:z-index="0">
<draw:image xlink:href="../Images/yкринформ/2023-04-18T16-42-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172" text:anchor-type="as-char" svg:width="6.9236in" svg:height="6.9236in" draw:z-index="0">
<draw:image xlink:href="../Images/yкринформ/2023-04-18T16-42-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73" text:anchor-type="as-char" svg:width="6.9236in" svg:height="6.9236in" draw:z-index="0">
<draw:image xlink:href="../Images/yкринформ/2023-04-18T16-42-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74" text:anchor-type="as-char" svg:width="6.9236in" svg:height="6.9236in" draw:z-index="0">
<draw:image xlink:href="../Images/yкринформ/2023-04-18T16-42-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75" text:anchor-type="as-char" svg:width="6.9236in" svg:height="6.9236in" draw:z-index="0">
<draw:image xlink:href="../Images/yкринформ/2023-04-18T16-42-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Poland, they are asked to review the ban on the import of agricultural products from Ukraine because it "beats on business"</text:span>
</text:h>
      <text:p text:style-name="P4">
Authors: Ukrinform (Person)</text:p>
      <text:p text:style-name="P4">
Publisher: Укринформ (Organization)</text:p>
      <text:p text:style-name="P4">
Published Time: 2023-04-18T16:44:00+03:00</text:p>
      <text:p text:style-name="P4">
Modified Time: 2023-04-18T16:44:00+03:00</text:p>
      <text:p text:style-name="P4">
Description: The decision to prohibit imports from Ukraine or imported from the territory of Ukraine into the territory of Poland, approved by Warsaw without consultation with a business community, resulting in not only Ukrainian but also Polish business. - Ukrinform.</text:p>
      <text:p text:style-name="P4">
Images: ["<text:a xlink:type="simple" xlink:href="https://static.ukrinform.com/photos/2022_08/thumb_files/630_360_1660992015-552.jpg" text:style-name="Internet_20_link" text:visited-style-name="Visited_20_Internet_20_Link">
630_360_16609...</text:a>
"]</text:p>
      <text:p text:style-name="P4">
Tags: ['Бізнес', 'Експорт', 'Польща', 'Зерно']</text:p>
      <text:p text:style-name="P4">
Type: Article</text:p>
      <!--METADATA-->
      <text:p text:style-name="P4">
<draw:frame draw:style-name="fr1" draw:name="Image176" text:anchor-type="as-char" svg:width="6.9236in" svg:height="3.956343in" draw:z-index="0">
<draw:image xlink:href="../Images/yкринформ/2023-04-18T16-44-00-03-00/630_360_1660992015-552.jpg" xlink:type="simple" xlink:show="embed" xlink:actuate="onLoad" draw:mime-type="image/jpeg"/>
</draw:frame>
Decision to import goods originating from Ukraine or imported from the territory of Ukraine to the territory of Poland, approved by Warsaw without consultations with a business community, resulting in not only Ukrainian but also Polish business.</text:p>
      <text:p text:style-name="P4">
With such <text:a xlink:type="simple" xlink:href="https://pol-ukr.com/wp-content/uploads/%D0%97%D0%B0%D0%B1%D0%BE%D1%80%D0%BE%D0%BD%D0%B0-%D1%96%D0%BC%D0%BF%D0%BE%D1%80%D1%82%D1%83-%D0%BF%D1%80%D0%BE%D0%B4%D1%83%D0%BA%D1%82%D1%96%D0%B2-%D0%B7-UA_%D0%BF%D0%BE%D0%B7%D0%B8%D1%86%D1%96%D1%8F-%D0%9F%D0%A3%D0%93%D0%9F_%D0%BB%D0%B2%D1%96%D1%82%D0%B5%D0%BD%D1%8C-2023.pdf" text:style-name="Internet_20_link" text:visited-style-name="Visited_20_Internet_20_Link">
</text:a>
The Polish-Ukrainian Commercial Chamber was performed(Pugp)In Warsaw, it was amazing that the “struck” disposal of the Minister of Development and Technology in this case, Ukrinform reports.</text:p>
      <text:p text:style-name="P4">
“We ask the government to check the decision and initiate terminal consultations with the business community and the public. Only through the dialogue it is possible to make more balanced decisions, taking into account the interests of Polish agricultural producers and the dramatic situation in Ukraine, ”the Chamber reads.</text:p>
      <text:p text:style-name="P4">
<text:span text:style-name="T4">
 Read also: </text:span>
 <text:a xlink:type="simple" xlink:href="https://www.ukrinform.ua/rubric-economy/3697514-eksport-ukrainskoi-agroprodukcii-dozvoliv-strimati-inflaciu-v-es-visockij.html" text:style-name="Internet_20_link" text:visited-style-name="Visited_20_Internet_20_Link">
</text:a>
As it is noted, PUGP appealed to its members to express their thoughts, on the basis of which the minister will be presented with conclusions and recommendations.</text:p>
      <text:p text:style-name="P4">
"The introduction of a ban on imports of goods was not preceded by consultations, and it hits the Polish entrepreneurs who import products, which is then exported to other markets," - emphasized the PUGP president, former ministry [] <text:a xlink:type="simple" xlink:href="https://www.ukrinform.ua/tag-polsa" text:style-name="Internet_20_link" text:visited-style-name="Visited_20_Internet_20_Link">
</text:a>
Jacek Naphot.</text:p>
      <text:p text:style-name="P4">
An example is honey imported from Ukraine and is one of the products specified in the resolution. It is noted that the import of honey from Ukraine to the EU in 2020 amounted to 54.8 thousand tons, in 2021 - 53.8 thousand tons, while in the row this figure fell sharply and amounted to 43.9 thousand tons. As of April 1, 20123, it was 10.5 thousand tons, which is 2.8 thousand tons less than the previous year.</text:p>
      <text:p text:style-name="P4">
"The key in this context is the fact that honey imports from Russia are not prohibited," the Chamber said in the statement.</text:p>
      <text:p text:style-name="P4">
<text:span text:style-name="T4">
 Read also: </text:span>
 <text:a xlink:type="simple" xlink:href="https://www.ukrinform.ua/rubric-economy/3697411-u-varsavi-sukaut-risenna-dla-vidnovlenna-tranzitu-ukrainskoi-agroprodukcii-do-evropi.html" text:style-name="Internet_20_link" text:visited-style-name="Visited_20_Internet_20_Link">
</text:a>
</text:p>
      <text:p text:style-name="P4">
Polish entrepreneurs also express concern for the prohibition of the import of soybean in Ukraine, given the significant deficit of this raw material in the Polish market, which was compensated by the import from Ukraine and further processing of the Napolsky market. It is estimated that the scale of imported deliveries is 500,000 tons. The lack of access to this raw material for many plant and soybean feeds and products will mean that the production cyl will be stopped. It is emphasized that unilateral actions on trade from the EU Member of the EU must receive a response from the European Commission.</text:p>
      <text:p text:style-name="P4">
"Problems that have not been noticed before, today mean disproportionate solutions. We urge the government for subject consultations. As a logistics hub for Ukraine, Poland has become its largest window in the world after the Black Sea port blockade. This means the need for optimization The joint and several conditions of trade, not the introduction of Zaboron into Ukrainian goods, which at the same time can be imported from Russia, " - emphasizes in the statement Vice president Pugp Dariusz Shimchikha.</text:p>
      <text:p text:style-name="P4">
As reported by the agency, on April 15, the order of the Minister of Development and Technologies of Poland on the ban on the importation into the RP of agricultural products from Ukraine came into force. The document introduces a ban by June 30 on the import of a wide list of Ukrainian products, including grain, fruits, vegetables, meat, sugar, honey, wine and more.</text:p>
      <text:p text:style-name="P4">
<text:span text:style-name="T4">
 Read also: </text:span>
 <text:a xlink:type="simple" xlink:href="https://www.ukrinform.ua/rubric-economy/3697156-so-robiti-abi-pitanna-zernovogo-eksportu-ne-rozsvarilo-nas-iz-susidami.html" text:style-name="Internet_20_link" text:visited-style-name="Visited_20_Internet_20_Link">
</text:a>
The European Commission considers unilateral trade decisions of Poland and other neighbors of Ukraine that have banned the import and transit of Ukrainian grain and other agricultural products.</text:p>
      <text:p text:style-name="P4">
In Warsaw, the next consecutive day is undergoing negotiations of Ukrainian and Polish statutory delegations to find ways to get out of this crisis.</text:p>
      <text:p text:style-name="P4">
News Source: <text:a xlink:type="simple" xlink:href="https://www.ukrinform.ua/rubric-economy/3697537-u-polsi-prosat-pereglanuti-zaboronu-na-vvezenna-agroprodukcii-z-ukraini-bo-vona-be-po-biznesu.html" text:style-name="Internet_20_link" text:visited-style-name="Visited_20_Internet_20_Link">
https://www.ukrinform.ua/rubric-economy/3697537-u-polsi-prosat-pereglanuti-zaboronu-na-vvezenna-agroprodukcii-z-ukraini-bo-vona-be-po-biznesu.html</text:a>
</text:p>
      <!--NEWS-->
      <text:h text:style-name="P10" text:outline-level="1">
<text:span text:style-name="T4">
Molchanov will play in the quarterfinals of the paired discharge at the tournament in Bosnia and Herzegovina</text:span>
</text:h>
      <text:p text:style-name="P4">
Authors: Ukrinform (Person)</text:p>
      <text:p text:style-name="P4">
Publisher: Укринформ (Organization)</text:p>
      <text:p text:style-name="P4">
Published Time: 2023-04-18T16:47:13+03:00</text:p>
      <text:p text:style-name="P4">
Modified Time: 2023-04-18T16:47:13+03:00</text:p>
      <text:p text:style-name="P4">
Description: The Ukrainian is paired with Golubev from Kazakhstan. - Ukrinform.</text:p>
      <text:p text:style-name="P4">
Images: ["<text:a xlink:type="simple" xlink:href="https://static.ukrinform.com/photos/2023_04/thumb_files/630_360_1681824960-411.jpeg" text:style-name="Internet_20_link" text:visited-style-name="Visited_20_Internet_20_Link">
630_360_16818...</text:a>
"]</text:p>
      <text:p text:style-name="P4">
Tags: ['Теніс']</text:p>
      <text:p text:style-name="P4">
Type: Article</text:p>
      <!--METADATA-->
      <text:p text:style-name="P4">
<draw:frame draw:style-name="fr1" draw:name="Image177" text:anchor-type="as-char" svg:width="6.9236in" svg:height="3.956343in" draw:z-index="0">
<draw:image xlink:href="../Images/yкринформ/2023-04-18T16-47-13-03-00/630_360_1681824960-411.jpeg" xlink:type="simple" xlink:show="embed" xlink:actuate="onLoad" draw:mime-type="image/jpeg"/>
</draw:frame>
The Ukrainian is paired with Golubev from Kazakhstan.</text:p>
      <text:p text:style-name="P4">
Ukrainian tennis player Denis Molchanov, together with Andriy Golubev from Kazakhstanov, in the quarterfinals(Bosnia and Herzegovina), reports Ukrinform.</text:p>
      <text:p text:style-name="P4">
In the protracted match of the first circle of competitions, Molchanov and Golubev beat Robertagellovoy from the US and Mexican Migel Angel Regis Varel - 7: 6(7:4), 4: 6,11-9.</text:p>
      <text:p text:style-name="P4">
On the first game day, the match was interrupted through the rain. The Ukrainian Tazakhstan tennis player was lost in a decisive Tai-Breika1: 3. The pause, as it turned out, helped Molchanova and Golubev.</text:p>
      <text:p text:style-name="P4">
The Ukrainian-Kazakhstan duo permits a couple with a couple in Horanson from Sweden and Ben McClan from Japan.</text:p>
      <text:p text:style-name="P4">
<text:span text:style-name="T4">
 Read also: </text:span>
 <text:a xlink:type="simple" xlink:href="https://www.ukrinform.ua/rubric-sports/3697388-tenisistka-marta-kostuk-zasnuvala-vlasnij-blagodijnij-fond.html" text:style-name="Internet_20_link" text:visited-style-name="Visited_20_Internet_20_Link">
<text:span text:style-name="T4">
 Marta </text:span>
</text:a>
As reported by Ukrinform, Marta Kostyuk announced the establishment of her own harmonious fund.</text:p>
      <text:p text:style-name="P4">
Photo: btu.org.ua</text:p>
      <text:p text:style-name="P4">
News Source: <text:a xlink:type="simple" xlink:href="https://www.ukrinform.ua/rubric-sports/3697538-molcanov-zigrae-u-cvertfinali-parnogo-rozradu-na-turniri-u-bosnii-ta-gercegovini.html" text:style-name="Internet_20_link" text:visited-style-name="Visited_20_Internet_20_Link">
https://www.ukrinform.ua/rubric-sports/3697538-molcanov-zigrae-u-cvertfinali-parnogo-rozradu-na-turniri-u-bosnii-ta-gercegovini.html</text:a>
</text:p>
      <!--NEWS-->
      <text:h text:style-name="P10" text:outline-level="1">
<text:span text:style-name="T4">
A memorial concert will be held in Bucha to honor the dead soldiers and killed civilians</text:span>
</text:h>
      <text:p text:style-name="P4">
Authors: Ukrinform (Person)</text:p>
      <text:p text:style-name="P4">
Publisher: Укринформ (Organization)</text:p>
      <text:p text:style-name="P4">
Published Time: 2023-04-18T16:53:00+03:00</text:p>
      <text:p text:style-name="P4">
Modified Time: 2023-04-18T16:53:00+03:00</text:p>
      <text:p text:style-name="P4">
Description: A memorial concert of the memory of all the dead soldiers and killed and tortured Ukrainians as a result of Russian military aggression will take place at the Church of the Apostle Andrew the First Called in Bucha on April 25. - Ukrinform.</text:p>
      <text:p text:style-name="P4">
Images: ["<text:a xlink:type="simple" xlink:href="https://static.ukrinform.com/photos/2023_02/thumb_files/630_360_1676466692-546.jpg" text:style-name="Internet_20_link" text:visited-style-name="Visited_20_Internet_20_Link">
630_360_16764...</text:a>
"]</text:p>
      <text:p text:style-name="P4">
Tags: ['Буча', 'Концерт', 'Загибель', 'Військові']</text:p>
      <text:p text:style-name="P4">
Type: Article</text:p>
      <!--METADATA-->
      <text:p text:style-name="P4">
<draw:frame draw:style-name="fr1" draw:name="Image178" text:anchor-type="as-char" svg:width="6.9236in" svg:height="3.956343in" draw:z-index="0">
<draw:image xlink:href="../Images/yкринформ/2023-04-18T16-53-00-03-00/630_360_1676466692-546.jpg" xlink:type="simple" xlink:show="embed" xlink:actuate="onLoad" draw:mime-type="image/jpeg"/>
</draw:frame>
On April 25, the Apostle of Andrew the First Called in Bucha will take place on April 25.</text:p>
      <text:p text:style-name="P4">
This is stated in the release, which the organizers of the event were handed over by Ukrinform.</text:p>
      <text:p text:style-name="P4">
"This year, in the second week after Easter, the National House of Organic Samere <text:a xlink:type="simple" xlink:href="https://www.ukrinform.ua/tag-muzika" text:style-name="Internet_20_link" text:visited-style-name="Visited_20_Internet_20_Link">
</text:a>
Ukraine initiates the conduct of a memorial cultural and artistic event "Bucha: Lacrimosa", to pay tribute to the memory of all those who have fallen victim to the Russian Crime of the Russian Federation of anti -Ukraine, " - the message reads.</text:p>
      <text:p text:style-name="P4">
It is noted that the concert is dedicated to the memory of all the dead soldiers and innocent and tortured Ukrainians as a result of Russian military aggression. During the event, the spiritual works of prominent modern Arvo Parta composers will be performed(Estonia)and Victoria Field(Ukraine)Performed by the ensemble of classical musicians of Boris Lyatoshinsky National House of Organ and Chamber Music of Ukraine.</text:p>
      <text:p text:style-name="P4">
"Bucha is a heroic city that became a symbol of the genocide of the Ukrainian people and which renovated the world of the aggressor around the world. In the territory of the Buchansky Church of the Holy Apostle Andrew the First Called, there was a mass burial of civilians killed by Russian military during the occupation of the city,"</text:p>
      <text:p text:style-name="P4">
<text:span text:style-name="T4">
 Read also: </text:span>
 <text:a xlink:type="simple" xlink:href="https://www.ukrinform.ua/rubric-culture/3695795-u-harkovi-rozpocavsa-festival-klasicnoi-muziki.html" text:style-name="Internet_20_link" text:visited-style-name="Visited_20_Internet_20_Link">
</text:a>
It was reported that the first Memorial action "Bucha: Requiem", which was memorized by the memory of the fallen residents and defenders of the hero city, took place in 2022. The event took place in the premises of the Church of the Holy Apostle Andrew's pervasive. The spiritual works of Ukrainian composers were presented there by the performance of musicians from the House of Organ and Chamber Music.</text:p>
      <text:p text:style-name="P4">
News Source: <text:a xlink:type="simple" xlink:href="https://www.ukrinform.ua/rubric-culture/3697542-u-buci-projde-memorialnij-koncert-na-vsanuvanna-zagiblih-voiniv-i-vbitih-civilnih.html" text:style-name="Internet_20_link" text:visited-style-name="Visited_20_Internet_20_Link">
https://www.ukrinform.ua/rubric-culture/3697542-u-buci-projde-memorialnij-koncert-na-vsanuvanna-zagiblih-voiniv-i-vbitih-civilnih.html</text:a>
</text:p>
      <!--NEWS-->
      <text:h text:style-name="P10" text:outline-level="1">
<text:span text:style-name="T4">
All promised Canada tanks Leopard 2 for Ukraine already in Poland - Shmigal</text:span>
</text:h>
      <text:p text:style-name="P4">
Authors: Ukrinform (Person)</text:p>
      <text:p text:style-name="P4">
Publisher: Укринформ (Organization)</text:p>
      <text:p text:style-name="P4">
Published Time: 2023-04-18T17:02:00+03:00</text:p>
      <text:p text:style-name="P4">
Modified Time: 2023-04-18T17:02:00+03:00</text:p>
      <text:p text:style-name="P4">
Description: All eight Leopard 2 tanks, which Canada has promised Ukraine, is already in Poland.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Канада', 'Польща', 'Танк', 'Шмигаль']</text:p>
      <text:p text:style-name="P4">
Type: Article</text:p>
      <!--METADATA-->
      <text:p text:style-name="P4">
<draw:frame draw:style-name="fr1" draw:name="Image179" text:anchor-type="as-char" svg:width="6.9236in" svg:height="3.956343in" draw:z-index="0">
<draw:image xlink:href="../Images/yкринформ/2023-04-18T17-02-00-03-00/630_360_1679674428-586.jpg" xlink:type="simple" xlink:show="embed" xlink:actuate="onLoad" draw:mime-type="image/jpeg"/>
</draw:frame>
All the eight people Leopard 2, which Canada has promised Ukraine, is already in Poland.</text:p>
      <text:p text:style-name="P4">
Prime Minister Denis Shmigal said this during <text:a xlink:type="simple" xlink:href="https://t.me/Denys_Smyhal/5041" text:style-name="Internet_20_link" text:visited-style-name="Visited_20_Internet_20_Link">
</text:a>
On Tuesday, reports correspondent.</text:p>
      <text:p text:style-name="P4">
"During our visit <text:a xlink:type="simple" xlink:href="https://www.ukrinform.ua/tag-kanada" text:style-name="Internet_20_link" text:visited-style-name="Visited_20_Internet_20_Link">
</text:a>
She announced a pro -package of military support, which includes assault rifles, machine guns, 2.4 million cartridges. In addition, all eight LOOPARD 2 combat tanks, promised for Ukraine, have already arrived in Poland, "said the head of the Ukrainian lawyer.</text:p>
      <text:p text:style-name="P4">
As reported, Canada has promised to pass eight Leopard 2 tanks to Ukraine.</text:p>
      <text:p text:style-name="P4">
<text:span text:style-name="T4">
 Read also: </text:span>
 <text:a xlink:type="simple" xlink:href="https://www.ukrinform.ua/rubric-ato/3696276-tanki-leopard-1-skoro-budut-gotovi-do-vidpravki-v-ukrainu-minoboroni-danii.html" text:style-name="Internet_20_link" text:visited-style-name="Visited_20_Internet_20_Link">
<text:span text:style-name="T4">
 Leopard </text:span>
</text:a>
In general, the volume of financial, humanitarian, military and other aid provided by Canada of Ukraine has exceeded 5 billion Canadian dollars from the beginning of a full -scale Russian invasion.</text:p>
      <text:p text:style-name="P4">
<text:span text:style-name="T5">
Foto: CMU</text:span>
</text:p>
      <text:p text:style-name="P4">
News Source: <text:a xlink:type="simple" xlink:href="https://www.ukrinform.ua/rubric-ato/3697549-usi-obicani-kanadou-tanki-leopard-2-dla-ukraini-vze-u-polsi-smigal.html" text:style-name="Internet_20_link" text:visited-style-name="Visited_20_Internet_20_Link">
https://www.ukrinform.ua/rubric-ato/3697549-usi-obicani-kanadou-tanki-leopard-2-dla-ukraini-vze-u-polsi-smigal.html</text:a>
</text:p>
      <!--NEWS-->
      <text:h text:style-name="P10" text:outline-level="1">
<text:span text:style-name="T4">
The heads of Ministry of Education and the Ministry of Health have been appointed deputy</text:span>
</text:h>
      <text:p text:style-name="P4">
Authors: Ukrinform (Person)</text:p>
      <text:p text:style-name="P4">
Publisher: Укринформ (Organization)</text:p>
      <text:p text:style-name="P4">
Published Time: 2023-04-18T17:05:20+03:00</text:p>
      <text:p text:style-name="P4">
Modified Time: 2023-04-18T17:05:20+03:00</text:p>
      <text:p text:style-name="P4">
Description: At a meeting on Tuesday, the Cabinet of Ministers appointed Denis Kurbatov to the Deputy Minister of Education and Science, and Marina Slobdnichenko - Deputy Minister of Health on European Integration.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Міносвіти', 'МОЗ']</text:p>
      <text:p text:style-name="P4">
Type: Article</text:p>
      <!--METADATA-->
      <text:p text:style-name="P4">
<draw:frame draw:style-name="fr1" draw:name="Image180" text:anchor-type="as-char" svg:width="6.9236in" svg:height="3.956343in" draw:z-index="0">
<draw:image xlink:href="../Images/yкринформ/2023-04-18T17-05-20-03-00/630_360_1659708198-453.jpg" xlink:type="simple" xlink:show="embed" xlink:actuate="onLoad" draw:mime-type="image/jpeg"/>
</draw:frame>
At a meeting on Tuesday, the Cabinet of Ministers appointed Denis Kurbatov to the Deputy Minister of Education and Science, and Marina Slobdnichenko - Deputy Minister of Protection on European Integration.</text:p>
      <text:p text:style-name="P4">
The government representative in the Verkhovna Rada Taras Melnychuk reported in <text:a xlink:type="simple" xlink:href="http://t.me/tmelnychuk/2112" text:style-name="Internet_20_link" text:visited-style-name="Visited_20_Internet_20_Link">
</text:a>
transmits Ukrinform.</text:p>
      <text:p text:style-name="P4">
"Appointed: Kurbatova Denis Igorovich Deputy Minister of Education and Science of Ukraine; Maryna Slobonichenko Deputy Minister of Protection of Ukraine on European Integration," Melnychuk said.</text:p>
      <text:p text:style-name="P4">
At the same time, he informed that <text:a xlink:type="simple" xlink:href="https://www.ukrinform.ua/tag-kabmin" text:style-name="Internet_20_link" text:visited-style-name="Visited_20_Internet_20_Link">
</text:a>
He dismissed Maya Yankovsk from the post of the First Deputy Head of the State Agency of Infrastructure Projects.</text:p>
      <text:p text:style-name="P4">
<text:span text:style-name="T4">
 Read also: </text:span>
 <text:a xlink:type="simple" xlink:href="https://www.ukrinform.ua/rubric-polytics/3695954-prezident-priznaciv-evgenia-hmaru-nacalnikom-centru-specialnih-operacij-a.html" text:style-name="Internet_20_link" text:visited-style-name="Visited_20_Internet_20_Link">
<text:span text:style-name="T4">
 appointed </text:span>
</text:a>
It was reported that Denis Kurbatov was the chief of the research unit, a leading researcher <text:a xlink:type="simple" xlink:href="https://personal.sumdu.edu.ua/kurbatov/ua/" text:style-name="Internet_20_link" text:visited-style-name="Visited_20_Internet_20_Link">
</text:a>
In 2018, Marina Slobdnichenko claimed the post of chairman of the National Health Service. In 2015, she was part of the working group on the issue of improving the legislation on the circulation of medicinal products at the Ministry of Health.</text:p>
      <text:p text:style-name="P4">
News Source: <text:a xlink:type="simple" xlink:href="https://www.ukrinform.ua/rubric-polytics/3697546-ocilnikam-minosviti-ta-moz-priznacili-zastupnikiv.html" text:style-name="Internet_20_link" text:visited-style-name="Visited_20_Internet_20_Link">
https://www.ukrinform.ua/rubric-polytics/3697546-ocilnikam-minosviti-ta-moz-priznacili-zastupnikiv.html</text:a>
</text:p>
      <!--NEWS-->
      <text:h text:style-name="P10" text:outline-level="1">
<text:span text:style-name="T4">
In Luhansk region three kilometers from the front line found a shrona with ammunition</text:span>
</text:h>
      <text:p text:style-name="P4">
Authors: Ukrinform (Person)</text:p>
      <text:p text:style-name="P4">
Publisher: Укринформ (Organization)</text:p>
      <text:p text:style-name="P4">
Published Time: 2023-04-18T17:05:30+03:00</text:p>
      <text:p text:style-name="P4">
Modified Time: 2023-04-18T17:05:30+03:00</text:p>
      <text:p text:style-name="P4">
Description: In Swativ district of Luhansk region, the Security Service of Ukraine found a cross with ammunition. - Ukrinform.</text:p>
      <text:p text:style-name="P4">
Images: ["<text:a xlink:type="simple" xlink:href="https://static.ukrinform.com/photos/2023_04/thumb_files/630_360_1681826689-567.jpg" text:style-name="Internet_20_link" text:visited-style-name="Visited_20_Internet_20_Link">
630_360_16818...</text:a>
"]</text:p>
      <text:p text:style-name="P4">
Tags: ['Луганщина', 'СБУ', 'Боєприпаси']</text:p>
      <text:p text:style-name="P4">
Type: Article</text:p>
      <!--METADATA-->
      <text:p text:style-name="P4">
<draw:frame draw:style-name="fr1" draw:name="Image181" text:anchor-type="as-char" svg:width="6.9236in" svg:height="3.956343in" draw:z-index="0">
<draw:image xlink:href="../Images/yкринформ/2023-04-18T17-05-30-03-00/630_360_1681826689-567.jpg" xlink:type="simple" xlink:show="embed" xlink:actuate="onLoad" draw:mime-type="image/jpeg"/>
</draw:frame>
The Usvativ district of Luhansk region found a cross -to -safety service of Ukraine.</text:p>
      <text:p text:style-name="P4">
As Ukrinform reports, this is reported in <text:a xlink:type="simple" xlink:href="https://www.facebook.com/SecurSerUkraine/" text:style-name="Internet_20_link" text:visited-style-name="Visited_20_Internet_20_Link">
</text:a>
.</text:p>
      <text:p text:style-name="P4">
"The security service exposed another hostile shrona with ammunition during the contradictory measures in the front areas of Luhansk region," - the Verification reads.</text:p>
      <text:p text:style-name="P4">
The hiding place was discovered in one of the settlements of Swativ district, which is located in the line of kilometers from the line of fighting.</text:p>
      <text:p text:style-name="P4">
According to operational data, the hiding place was equipped with participants of groups of Russian Federation before escape from the counter -offensive forces of defense.</text:p>
      <text:p text:style-name="P4">
The shroud was placed in the dilapidated room of the abandoned home.</text:p>
      <text:p text:style-name="P4">
Employees <text:a xlink:type="simple" xlink:href="https://www.ukrinform.ua/tag-sbu" text:style-name="Internet_20_link" text:visited-style-name="Visited_20_Internet_20_Link">
</text:a>
Released reactive protintanka RPG-22 grenade, reactive assault grenade RGSh-1, hand machine machine machine, four Kalashnikov machine, 32 F-1 grenades, 20 RGO grenades Tichotra boxes of ammunition of different caliber with a total number of more than 4 thousand units.</text:p>
      <text:p text:style-name="P4">
All the identified combat means of the defeat were transferred to the needs of the Armed Forces of Ukraine.</text:p>
      <text:p text:style-name="P4">
<text:span text:style-name="T4">
 Read also: </text:span>
 <text:a xlink:type="simple" xlink:href="https://www.ukrinform.ua/rubric-regions/3637867-granatometi-i-boepripasi-do-gradiv-na-cernigivsini-sbu-viavila-shroni-z-rosijskou-zbroeu.html" text:style-name="Internet_20_link" text:visited-style-name="Visited_20_Internet_20_Link">
<text:span text:style-name="T4">
 SHRON </text:span>
</text:a>
Counter -dversary measures were conducted by security staff in Donetsk Talugansk regions together with the units of the Armed Forces of Ukraine Tanational Police.</text:p>
      <text:p text:style-name="P4">
As reported by Ukrinform, in April, the Security Service of Ukraine revealed two strokes with irrigation ammunition during counter -pride -acting measures in the border agencies of Chernihiv region.</text:p>
      <text:p text:style-name="P4">
News Source: <text:a xlink:type="simple" xlink:href="https://www.ukrinform.ua/rubric-regions/3697547-na-lugansini-za-tri-kilometri-vid-linii-frontu-viavili-shron-z-boepripasami.html" text:style-name="Internet_20_link" text:visited-style-name="Visited_20_Internet_20_Link">
https://www.ukrinform.ua/rubric-regions/3697547-na-lugansini-za-tri-kilometri-vid-linii-frontu-viavili-shron-z-boepripasami.html</text:a>
</text:p>
      <!--NEWS-->
      <text:h text:style-name="P10" text:outline-level="1">
<text:span text:style-name="T4">
The Ukrainian activist wrote the book "Bogomazov in Finland. One hundred years later ”</text:span>
</text:h>
      <text:p text:style-name="P4">
Authors: Ukrinform (Person)</text:p>
      <text:p text:style-name="P4">
Publisher: Укринформ (Organization)</text:p>
      <text:p text:style-name="P4">
Published Time: 2023-04-18T17:08:00+03:00</text:p>
      <text:p text:style-name="P4">
Modified Time: 2023-04-18T17:08:00+03:00</text:p>
      <text:p text:style-name="P4">
Description: Researcher, journalist, member of the Board of the Society of Ukrainians in Finland Natalia Termae wrote a book about the prominent Ukrainian artist "Bogomazov in Finland. One hundred years later ”, which is published by the Rodovid publishing house. - Ukrinform.</text:p>
      <text:p text:style-name="P4">
Images: ["<text:a xlink:type="simple" xlink:href="https://static.ukrinform.com/photos/2023_04/thumb_files/630_360_1681826736-950.jpg" text:style-name="Internet_20_link" text:visited-style-name="Visited_20_Internet_20_Link">
630_360_16818...</text:a>
", "<text:a xlink:type="simple" xlink:href="https://static.ukrinform.com/photos/2023_04/1681826754-947.jpg" text:style-name="Internet_20_link" text:visited-style-name="Visited_20_Internet_20_Link">
1681826754-94...</text:a>
", "<text:a xlink:type="simple" xlink:href="https://static.ukrinform.com/photos/2023_04/1681826828-686.jpg" text:style-name="Internet_20_link" text:visited-style-name="Visited_20_Internet_20_Link">
1681826828-68...</text:a>
", "<text:a xlink:type="simple" xlink:href="https://static.ukrinform.com/photos/2023_04/1681826864-868.jpg" text:style-name="Internet_20_link" text:visited-style-name="Visited_20_Internet_20_Link">
1681826864-86...</text:a>
", "<text:a xlink:type="simple" xlink:href="https://static.ukrinform.com/photos/2023_04/1681826896-481.jpg" text:style-name="Internet_20_link" text:visited-style-name="Visited_20_Internet_20_Link">
1681826896-48...</text:a>
"]</text:p>
      <text:p text:style-name="P4">
Tags: ['Діаспора', 'Фінляндія', 'Культура']</text:p>
      <text:p text:style-name="P4">
Type: Article</text:p>
      <!--METADATA-->
      <text:p text:style-name="P4">
<draw:frame draw:style-name="fr1" draw:name="Image182" text:anchor-type="as-char" svg:width="6.9236in" svg:height="3.956343in" draw:z-index="0">
<draw:image xlink:href="../Images/yкринформ/2023-04-18T17-08-00-03-00/630_360_1681826736-950.jpg" xlink:type="simple" xlink:show="embed" xlink:actuate="onLoad" draw:mime-type="image/jpeg"/>
</draw:frame>
Researcher, journalist, member of the Board of the Society of Ukrainians in Finlandinatalia Termae wrote a book about the prominent Ukrainian artist "Bogomasov Finland. One hundred years later ”, which is published by the Rodovid publishing house.</text:p>
      <text:p text:style-name="P4">
The author herself told about it.</text:p>
      <text:p text:style-name="P4">
"In 2019, while in Kiev, I visited the exhibition" Alexander Bogomazov: Creative Laboratory "and was amazed at the work of this artist. And since the paintings made in Finland, where I live, I wanted to learn a little more about Bogomazov's stay in Suoma. From this, the whole book grew, ”Terrameya.</text:p>
      <text:p text:style-name="P4">
<draw:frame draw:style-name="fr1" draw:name="Image183" text:anchor-type="as-char" svg:width="6.9236in" svg:height="4.24391in" draw:z-index="0">
<draw:image xlink:href="../Images/yкринформ/2023-04-18T17-08-00-03-00/1681826754-947.jpg" xlink:type="simple" xlink:show="embed" xlink:actuate="onLoad" draw:mime-type="image/jpeg"/>
</draw:frame>
She also said that now with like -minded people seeks opportunities to translate a study of a study and publish it in Finland(using local grants or memecenters). «Хочу окремо подякувати всім, хто допомагав мені в роботі.Зокрема, згадую, як куратор художнього музею в Іматрі Ееро Лаайо консультував,показуючи, які саме пороги Іматри зобразив Богомазов», – розказала дослідниця.</text:p>
      <text:p text:style-name="P4">
<text:span text:style-name="T4">
Читайте також:</text:span>
 <text:a xlink:type="simple" xlink:href="https://www.ukrinform.ua/rubric-uarazom/3658383-finlandia-prihistila-50-tisac-ukrainciv.html" text:style-name="Internet_20_link" text:visited-style-name="Visited_20_Internet_20_Link">
 <text:span text:style-name="T4">
Фінляндія</text:span>
 <text:span text:style-name="T4">
прихистила</text:span>
 <text:span text:style-name="T4">
тисяч</text:span>
 <text:span text:style-name="T4">
українців</text:span>
</text:a>
Currently on the website of the publishing house "Rodovid" <text:a xlink:type="simple" xlink:href="https://rodovid.net/product/294/bohomazov-u-finliandiyi-sto-rokiv-potomu-peredplata/" text:style-name="Internet_20_link" text:visited-style-name="Visited_20_Internet_20_Link">
</text:a>
pre -ordering a book at a reduced price.</text:p>
      <text:p text:style-name="P4">
In 1911, the newspaper "Kyivskaya Mysl" sent Alexander Bogomazov to the artistic way of Finland, the result of the final "Finnish cycle" and several publications in the press.</text:p>
      <text:p text:style-name="P4">
<draw:frame draw:style-name="fr1" draw:name="Image184" text:anchor-type="as-char" svg:width="6.9236in" svg:height="5.1927in" draw:z-index="0">
<draw:image xlink:href="../Images/yкринформ/2023-04-18T17-08-00-03-00/1681826828-686.jpg" xlink:type="simple" xlink:show="embed" xlink:actuate="onLoad" draw:mime-type="image/jpeg"/>
</draw:frame>
Ero Laayo. Natalia Terramae. Imatra</text:p>
      <text:p text:style-name="P4">
Comparing artistic works, letters, family memories, as well as their own trips of tailoring with local historians and art critics, Termaramaramatoriced the Finnish trip of Bogomazov. She wants the works of prominent Ukrainian "come to life" in our present. “I also want to restore these forgettings between Finland and Ukraine. They may not be so much. They are more valuable ... In addition, the world is used to the phrase "Russian avant -garde". But often the names and works of Ukrainian artists are behind him. Therefore, the world must know what the "Ukrainian avant -garde" is, - summarized Terrama.</text:p>
      <text:p text:style-name="P4">
<draw:frame draw:style-name="fr1" draw:name="Image185" text:anchor-type="as-char" svg:width="6.9236in" svg:height="3.237424in" draw:z-index="0">
<draw:image xlink:href="../Images/yкринформ/2023-04-18T17-08-00-03-00/1681826864-868.jpg" xlink:type="simple" xlink:show="embed" xlink:actuate="onLoad" draw:mime-type="image/jpeg"/>
</draw:frame>
</text:p>
      <text:p text:style-name="P4">
<draw:frame draw:style-name="fr1" draw:name="Image186" text:anchor-type="as-char" svg:width="6.9236in" svg:height="5.154236in" draw:z-index="0">
<draw:image xlink:href="../Images/yкринформ/2023-04-18T17-08-00-03-00/1681826896-481.jpg" xlink:type="simple" xlink:show="embed" xlink:actuate="onLoad" draw:mime-type="image/jpeg"/>
</draw:frame>
We will remind, the Society of Ukrainians in Finland(Diage)As part of the celebration, Christmas prepared and <text:a xlink:type="simple" xlink:href="https://www.ukrinform.ua/rubric-diaspora/3642244-diaspora-nadislala-z-gelsinki-knizki-spilnotam-ukrainciv-u-finlandii.html" text:style-name="Internet_20_link" text:visited-style-name="Visited_20_Internet_20_Link">
</text:a>
Bookfakes to their partnership organizations and communities of Ukrainians in Finland ..</text:p>
      <text:p text:style-name="P4">
<text:span text:style-name="T5">
Foto: Natalia Termaae, BOHOMAZOV.LOCALHISTORY.UORG.UA</text:span>
</text:p>
      <text:p text:style-name="P4">
News Source: <text:a xlink:type="simple" xlink:href="https://www.ukrinform.ua/rubric-diaspora/3697544-ukrainska-aktivistka-napisala-knigu-bogomazov-u-finlandii-sto-rokiv-potomu.html" text:style-name="Internet_20_link" text:visited-style-name="Visited_20_Internet_20_Link">
https://www.ukrinform.ua/rubric-diaspora/3697544-ukrainska-aktivistka-napisala-knigu-bogomazov-u-finlandii-sto-rokiv-potomu.html</text:a>
</text:p>
      <!--NEWS-->
      <text:h text:style-name="P10" text:outline-level="1">
<text:span text:style-name="T4">
The Russians fired Sumy region from artillery - a woman was killed in their own yard</text:span>
</text:h>
      <text:p text:style-name="P4">
Authors: Ukrinform (Person)</text:p>
      <text:p text:style-name="P4">
Publisher: Укринформ (Organization)</text:p>
      <text:p text:style-name="P4">
Published Time: 2023-04-18T17:10:55+03:00</text:p>
      <text:p text:style-name="P4">
Modified Time: 2023-04-18T17:10:55+03:00</text:p>
      <text:p text:style-name="P4">
Description: A woman was killed in the village of Sumy Oblast River, Sumy Oblast due to a hostile artillery shelling. - Ukrinform.</text:p>
      <text:p text:style-name="P4">
Images: ["<text:a xlink:type="simple" xlink:href="https://static.ukrinform.com/photos/2023_04/thumb_files/630_360_1681826929-445.jpg" text:style-name="Internet_20_link" text:visited-style-name="Visited_20_Internet_20_Link">
630_360_16818...</text:a>
", "<text:a xlink:type="simple" xlink:href="https://static.ukrinform.com/photos/2023_04/1681826929-465.jpg" text:style-name="Internet_20_link" text:visited-style-name="Visited_20_Internet_20_Link">
1681826929-46...</text:a>
", "<text:a xlink:type="simple" xlink:href="https://static.ukrinform.com/photos/2023_04/1681826928-701.jpg" text:style-name="Internet_20_link" text:visited-style-name="Visited_20_Internet_20_Link">
1681826928-70...</text:a>
", "<text:a xlink:type="simple" xlink:href="https://static.ukrinform.com/photos/2023_04/1681826928-779.jpg" text:style-name="Internet_20_link" text:visited-style-name="Visited_20_Internet_20_Link">
1681826928-77...</text:a>
"]</text:p>
      <text:p text:style-name="P4">
Tags: ['Обстріл', 'Сумщина', 'Війна з росією']</text:p>
      <text:p text:style-name="P4">
Type: Article</text:p>
      <!--METADATA-->
      <text:p text:style-name="P4">
<draw:frame draw:style-name="fr1" draw:name="Image187" text:anchor-type="as-char" svg:width="6.9236in" svg:height="3.956343in" draw:z-index="0">
<draw:image xlink:href="../Images/yкринформ/2023-04-18T17-10-55-03-00/630_360_1681826929-445.jpg" xlink:type="simple" xlink:show="embed" xlink:actuate="onLoad" draw:mime-type="image/jpeg"/>
</draw:frame>
A woman was killed in the Sumy region of Sumy region as a result of enemy artillery shelling.</text:p>
      <text:p text:style-name="P4">
According to Ukrinform, the prosecutor general's office reports in <text:a xlink:type="simple" xlink:href="https://t.me/pgo_gov_ua/11360" text:style-name="Internet_20_link" text:visited-style-name="Visited_20_Internet_20_Link">
</text:a>
.</text:p>
      <text:p text:style-name="P4">
“According to the investigation, on April 18, 2023 at about 12:20 the occupiers from the territory of the Russian Federation made artillery <text:a xlink:type="simple" xlink:href="https://www.ukrinform.ua/tag-obstril" text:style-name="Internet_20_link" text:visited-style-name="Visited_20_Internet_20_Link">
</text:a>
with. The rivers of Sumy district. As a result of this home, an 83 -year -old woman was killed in her own home, ”the message said.</text:p>
      <text:p text:style-name="P4">
<text:span text:style-name="T4">
 Read also: </text:span>
 <text:a xlink:type="simple" xlink:href="https://www.ukrinform.ua/rubric-ato/3697479-rosiani-obstrilali-rinok-v-ukrainsku-sonajmense-10-poranenih.html" text:style-name="Internet_20_link" text:visited-style-name="Visited_20_Internet_20_Link">
<text:span text:style-name="T4">
 firing </text:span>
</text:a>
</text:p>
      <text:p text:style-name="P4">
<draw:frame draw:style-name="fr1" draw:name="Image188" text:anchor-type="as-char" svg:width="5.625in" svg:height="10.0in" draw:z-index="0">
<draw:image xlink:href="../Images/yкринформ/2023-04-18T17-10-55-03-00/1681826929-465.jpg" xlink:type="simple" xlink:show="embed" xlink:actuate="onLoad" draw:mime-type="image/jpeg"/>
</draw:frame>
Under the procedural leadership of the Sumy Regional Prosecutor's Office, pre -trial investigation was initiated after violation of the laws and customs of war, combined by deliberate murder(Part 2 of Art. 438 of the Criminal Code of Ukraine).</text:p>
      <text:p text:style-name="P4">
<draw:frame draw:style-name="fr1" draw:name="Image189" text:anchor-type="as-char" svg:width="6.9236in" svg:height="3.894525in" draw:z-index="0">
<draw:image xlink:href="../Images/yкринформ/2023-04-18T17-10-55-03-00/1681826928-701.jpg" xlink:type="simple" xlink:show="embed" xlink:actuate="onLoad" draw:mime-type="image/jpeg"/>
</draw:frame>
The pre -trial investigation is carried out by investigators of the Security Service of Ukraine in Sumy region.</text:p>
      <text:p text:style-name="P4">
<draw:frame draw:style-name="fr1" draw:name="Image190" text:anchor-type="as-char" svg:width="6.9236in" svg:height="5.1927in" draw:z-index="0">
<draw:image xlink:href="../Images/yкринформ/2023-04-18T17-10-55-03-00/1681826928-779.jpg" xlink:type="simple" xlink:show="embed" xlink:actuate="onLoad" draw:mime-type="image/jpeg"/>
</draw:frame>
As reported by Ukrinform, Russian troops in the morning of April 18 times hit <text:a xlink:type="simple" xlink:href="https://www.ukrinform.ua/rubric-ato/3697408-rosiani-vid-pocatku-dobi-trici-obstrilali-prikordonna-sumsini-ta-cernigivsini.html" text:style-name="Internet_20_link" text:visited-style-name="Visited_20_Internet_20_Link">
</text:a>
, one of the blows of the gap was caused by a managed aviation bomb.</text:p>
      <text:p text:style-name="P4">
<text:span text:style-name="T5">
Foto: Office of Prosecutor General</text:span>
</text:p>
      <text:p text:style-name="P4">
News Source: <text:a xlink:type="simple" xlink:href="https://www.ukrinform.ua/rubric-ato/3697550-rosiani-obstrilali-sumsinu-z-artilerii-na-vlasnomu-podviri-zaginula-zinka.html" text:style-name="Internet_20_link" text:visited-style-name="Visited_20_Internet_20_Link">
https://www.ukrinform.ua/rubric-ato/3697550-rosiani-obstrilali-sumsinu-z-artilerii-na-vlasnomu-podviri-zaginula-zinka.html</text:a>
</text:p>
      <!--NEWS-->
      <text:h text:style-name="P10" text:outline-level="1">
<text:span text:style-name="T4">
In Mykolaiv region do not plan additional restrictions on commemorative days</text:span>
</text:h>
      <text:p text:style-name="P4">
Authors: Ukrinform (Person)</text:p>
      <text:p text:style-name="P4">
Publisher: Укринформ (Organization)</text:p>
      <text:p text:style-name="P4">
Published Time: 2023-04-18T17:15:00+03:00</text:p>
      <text:p text:style-name="P4">
Modified Time: 2023-04-18T17:15:00+03:00</text:p>
      <text:p text:style-name="P4">
Description: In the Nikolaev area, they do not plan to impose additional restrictions on the movement of citizens in memorial days. - Ukrinform.</text:p>
      <text:p text:style-name="P4">
Images: ["<text:a xlink:type="simple" xlink:href="https://static.ukrinform.com/photos/2020_02/thumb_files/630_360_1582224534-4290.jpeg" text:style-name="Internet_20_link" text:visited-style-name="Visited_20_Internet_20_Link">
630_360_15822...</text:a>
"]</text:p>
      <text:p text:style-name="P4">
Tags: ['Миколаївщина', 'Поминальні дні', 'Віталій Кім', 'Єдині новини']</text:p>
      <text:p text:style-name="P4">
Type: Article</text:p>
      <!--METADATA-->
      <text:p text:style-name="P4">
<draw:frame draw:style-name="fr1" draw:name="Image191" text:anchor-type="as-char" svg:width="6.9236in" svg:height="3.956343in" draw:z-index="0">
<draw:image xlink:href="../Images/yкринформ/2023-04-18T17-15-00-03-00/630_360_1582224534-4290.jpeg" xlink:type="simple" xlink:show="embed" xlink:actuate="onLoad" draw:mime-type="image/jpeg"/>
</draw:frame>
The Mimikov region does not plan to introduce additional restrictions on the movement of citizens on the funeral days.</text:p>
      <text:p text:style-name="P4">
The head of the Nikolaev regional military administration of Kim on air [] said this <text:a xlink:type="simple" xlink:href="https://www.facebook.com/mykoda/videos/184540081089898/" text:style-name="Internet_20_link" text:visited-style-name="Visited_20_Internet_20_Link">
</text:a>
The only news, Ukrinform correspondent reports.</text:p>
      <text:p text:style-name="P4">
“During the commemorative days, we do not plan additional restrictions on the movement of people. But we will make sure that there are no large clusters, ”Kim said.</text:p>
      <text:p text:style-name="P4">
According to him, during the celebration of Easter, residents of the region responsible for visiting temples. There were no large clusters of people, many looked at home and joined the church services online.</text:p>
      <text:p text:style-name="P4">
<text:span text:style-name="T4">
 Read also: </text:span>
 <text:a xlink:type="simple" xlink:href="https://www.ukrinform.ua/rubric-kyiv/3695437-u-kievi-zatverdili-grafik-provedenna-pominalnih-dniv-na-kladovisah.html" text:style-name="Internet_20_link" text:visited-style-name="Visited_20_Internet_20_Link">
</text:a>
It was reported that on the night of April 16 Russian <text:a xlink:type="simple" xlink:href="https://www.ukrinform.ua/tag-armia" text:style-name="Internet_20_link" text:visited-style-name="Visited_20_Internet_20_Link">
</text:a>
She fired at Bashtanskiy Rayakolaiv region S-300 rockets, the 18-year-old guy and a girl were killed.</text:p>
      <text:p text:style-name="P4">
News Source: <text:a xlink:type="simple" xlink:href="https://www.ukrinform.ua/rubric-regions/3697553-na-mikolaivsini-ne-planuut-dodatkovih-obmezen-u-pominalni-dni.html" text:style-name="Internet_20_link" text:visited-style-name="Visited_20_Internet_20_Link">
https://www.ukrinform.ua/rubric-regions/3697553-na-mikolaivsini-ne-planuut-dodatkovih-obmezen-u-pominalni-dni.html</text:a>
</text:p>
      <!--NEWS-->
      <text:h text:style-name="P10" text:outline-level="1">
<text:span text:style-name="T4">
The government has created a coordination headquarters on the exercise of displaced persons</text:span>
</text:h>
      <text:p text:style-name="P4">
Authors: Ukrinform (Person)</text:p>
      <text:p text:style-name="P4">
Publisher: Укринформ (Organization)</text:p>
      <text:p text:style-name="P4">
Published Time: 2023-04-18T17:17:20+03:00</text:p>
      <text:p text:style-name="P4">
Modified Time: 2023-04-18T17:17:20+03:00</text:p>
      <text:p text:style-name="P4">
Description: The Cabinet of Ministers supported the Ministry's initiative for reintegration of temporarily occupied territories to establish a coordination headquarters on ensuring the exercise of the rights and freedoms of internally displaced persons. - Ukrinform.</text:p>
      <text:p text:style-name="P4">
Images: ["<text:a xlink:type="simple" xlink:href="https://static.ukrinform.com/photos/2022_09/thumb_files/630_360_1662451199-588.jpg" text:style-name="Internet_20_link" text:visited-style-name="Visited_20_Internet_20_Link">
630_360_16624...</text:a>
"]</text:p>
      <text:p text:style-name="P4">
Tags: ['Кабмін', 'Переселенці', 'Верещук', 'Мінреінтеграції']</text:p>
      <text:p text:style-name="P4">
Type: Article</text:p>
      <!--METADATA-->
      <text:p text:style-name="P4">
<draw:frame draw:style-name="fr1" draw:name="Image192" text:anchor-type="as-char" svg:width="6.9236in" svg:height="3.947875in" draw:z-index="0">
<draw:image xlink:href="../Images/yкринформ/2023-04-18T17-17-20-03-00/630_360_1662451199-588.jpg" xlink:type="simple" xlink:show="embed" xlink:actuate="onLoad" draw:mime-type="image/jpeg"/>
</draw:frame>
The Cabinet of Ministers supported the Ministry's initiative on the reintegration of the temporary -corresponding territories to establish the coordination headquarters on the implementation of the exercise of the rights and freedoms of internally displaced persons.</text:p>
      <text:p text:style-name="P4">
As Ukrinform reports, it reports <text:a xlink:type="simple" xlink:href="https://minre.gov.ua/2023/04/18/stvoreno-koordynaczijnyj-shtab-z-pytan-realizacziyi-prav-vnutrishno-peremishhenyh-osib-rishennya-uryadu/" text:style-name="Internet_20_link" text:visited-style-name="Visited_20_Internet_20_Link">
</text:a>
It is noted that this advisory and advisory body of the Cabinet of Ministers is headed by Irina Vereshchuk.</text:p>
      <text:p text:style-name="P4">
The work of the coordination is one of the points of the operational plan for the implementation of the strategy policy on <text:a xlink:type="simple" xlink:href="https://www.ukrinform.ua/tag-pereselenci" text:style-name="Internet_20_link" text:visited-style-name="Visited_20_Internet_20_Link">
</text:a>
Up to 2025.</text:p>
      <text:p text:style-name="P4">
The coordination is intended to strengthen the interaction of executive bodies in the issues of integration of internally displaced persons at a new place of residence.</text:p>
      <text:p text:style-name="P4">
In particular, it is about the development of the potential of host communities to provide administrative, social and cultural services in accordance with the legislation.</text:p>
      <text:p text:style-name="P4">
<text:span text:style-name="T4">
 Read also: </text:span>
 <text:a xlink:type="simple" xlink:href="https://www.ukrinform.ua/rubric-society/3693977-status-pereselenca-maut-48-miljona-ukrainciv-sered-nih-1-miljon-ditej-veresuk.html" text:style-name="Internet_20_link" text:visited-style-name="Visited_20_Internet_20_Link">
<text:span text:style-name="T4">
 status </text:span>
 <text:span text:style-name="T4">
 </text:span>
 displaced <text:span text:style-name="T4">
 </text:span>
 <text:span text:style-name="T4">
 have </text:span>
 <text:span text:style-name="T4">
 millions </text:span>
<text:span text:style-name="T4">
 Ukrainians </text:span>
 <text:span text:style-name="T4">
 </text:span>
 among <text:span text:style-name="T4">
 </text:span>
 them <text:span text:style-name="T4">
 </text:span>
 million <text:span text:style-name="T4">
 </text:span>
 <text:span text:style-name="T4">
 </text:span>
 <text:span text:style-name="T4">
 children </text:span>
 <text:span text:style-name="T4">
 Vereshchuk </text:span>
</text:a>
“The decision made today is an next step in a consistent state policy to support internally displaced persons. Last year, we reacted by the namas evacuation of the population, then the issues of socialization of IDPs in host communities are currently relevant, that is, the return of these citizens of a donormal life. And these issues require the state of inseminated, consistent politics, ”Vereshchuk emphasized.</text:p>
      <text:p text:style-name="P4">
In addition, the Ministry of Reintegration initiated the creation of consultative and coordination centers for the support of the population under the regional military administrations, as well as the IDP Council as bodies of self-organization of internal displaced persons.</text:p>
      <text:p text:style-name="P4">
As reported by Ukrinform, <text:a xlink:type="simple" xlink:href="https://www.ukrinform.ua/rubric-society/3697245-v-ukraini-stvorili-bezkostovnij-onlajnkurs-dla-vnutrisno-peremisenih-osib.html" text:style-name="Internet_20_link" text:visited-style-name="Visited_20_Internet_20_Link">
</text:a>
, which will help you integrate more into new communities.</text:p>
      <text:p text:style-name="P4">
News Source: <text:a xlink:type="simple" xlink:href="https://www.ukrinform.ua/rubric-society/3697554-urad-stvoriv-koordinacijnij-stab-z-pitan-realizacii-prav-pereselenciv.html" text:style-name="Internet_20_link" text:visited-style-name="Visited_20_Internet_20_Link">
https://www.ukrinform.ua/rubric-society/3697554-urad-stvoriv-koordinacijnij-stab-z-pitan-realizacii-prav-pereselenciv.html</text:a>
</text:p>
      <!--NEWS-->
      <text:h text:style-name="P10" text:outline-level="1">
<text:span text:style-name="T4">
The format of Telelorphone is considered quite justified during the war 61% of Ukrainians</text:span>
</text:h>
      <text:p text:style-name="P4">
Authors: Ukrinform (Person)</text:p>
      <text:p text:style-name="P4">
Publisher: Укринформ (Organization)</text:p>
      <text:p text:style-name="P4">
Published Time: 2023-04-18T17:22:00+03:00</text:p>
      <text:p text:style-name="P4">
Modified Time: 2023-04-18T17:22:00+03:00</text:p>
      <text:p text:style-name="P4">
Description: Among the citizens of Ukraine, 61% consider the format of the telemorathone quite justified during the war. - Ukrinform.</text:p>
      <text:p text:style-name="P4">
Images: ["<text:a xlink:type="simple" xlink:href="https://static.ukrinform.com/photos/2023_04/thumb_files/630_360_1681824864-261.jpg" text:style-name="Internet_20_link" text:visited-style-name="Visited_20_Internet_20_Link">
630_360_16818...</text:a>
", "<text:a xlink:type="simple" xlink:href="https://static.ukrinform.com/photos/2023_04/1681834644-988.jpg" text:style-name="Internet_20_link" text:visited-style-name="Visited_20_Internet_20_Link">
1681834644-98...</text:a>
"]</text:p>
      <text:p text:style-name="P4">
Tags: ['Опитування', 'Україна', 'Єдині новини']</text:p>
      <text:p text:style-name="P4">
Type: Article</text:p>
      <!--METADATA-->
      <text:p text:style-name="P4">
<draw:frame draw:style-name="fr1" draw:name="Image193" text:anchor-type="as-char" svg:width="6.9236in" svg:height="3.956343in" draw:z-index="0">
<draw:image xlink:href="../Images/yкринформ/2023-04-18T17-22-00-03-00/630_360_1681824864-261.jpg" xlink:type="simple" xlink:show="embed" xlink:actuate="onLoad" draw:mime-type="image/jpeg"/>
</draw:frame>
The among the citizens of Ukraine 61% consider the format of the telemorathone quite justified during the time.</text:p>
      <text:p text:style-name="P4">
This is evidenced by the results of the study of the Media Literacy Index of the Ukrainian Audience, which was presented by the Candidate of Sociological Sciences, Associate Professor, Senior Scientific Fellow of the Institute of Sociology of the NAS of Ukraine Marta Naumova during the preparation in Ukrinform.</text:p>
      <text:p text:style-name="P4">
“45% of the audience is more positive about the telecommunication, and somewhere 61% think that Telexorphone is a completely justified format during the war. Along with 45%, that is, every second representative of the Ukrainian audience, according to the fact that the technology is broadcasting only one single official point of view, and they are not enough to have such a point of view. And 70% of the audience is looking for additional information in various other sources, ”Naumova said.</text:p>
      <text:p text:style-name="P4">
Also the vast majority of Ukrainians(78%)emphasize the importance of the existence of social <text:a xlink:type="simple" xlink:href="https://www.ukrinform.ua/tag-zmi" text:style-name="Internet_20_link" text:visited-style-name="Visited_20_Internet_20_Link">
</text:a>
, because they work Winteresa of the whole society, not the owner.</text:p>
      <text:p text:style-name="P4">
<text:a xlink:type="simple" xlink:href="https://static.ukrinform.com/photos/2023_04/1681834644-988.jpg" text:style-name="Internet_20_link" text:visited-style-name="Visited_20_Internet_20_Link">
!(Images/yкринформ/2023-04-18T17-22-00-03-00/1681834644-988.jpg)</text:a>
In addition, the study has shown that the number of consumers of socio-political content of the Usageers increased compared to 2020 in 2022. The social network audience increased from 48% to 59%.</text:p>
      <text:p text:style-name="P4">
In particular, trust in the radio increased significantly: from 23% to 40% and podcasts from 18% to 25%.</text:p>
      <text:p text:style-name="P4">
<text:span text:style-name="T4">
 Read also: </text:span>
 <text:a xlink:type="simple" xlink:href="https://www.ukrinform.ua/rubric-society/3697536-v-ukraini-suttevo-pokrasivsa-riven-mediagramotnosti-sered-naselenna.html" text:style-name="Internet_20_link" text:visited-style-name="Visited_20_Internet_20_Link">
<text:span text:style-name="T4">
 Media literacy </text:span>
</text:a>
A nationwide survey was conducted by the New Image Marketing Groupna Order of Media Detector in December 2022 - January 2023. Data collected by interview with face-to-face using a tablet on a standardized questionnaire(CAPI). Опитано 1200 жителів України віком від 18 років. Типвибірки: репрезентативна за віком, статтю, областю і типом населеного пункту(With the exception of temporarily occupied territories of Donetsk, Lugansk, Zaporizhzhya, Kherson regions and Crimea Autonomous Republic of Crimea).</text:p>
      <text:p text:style-name="P4">
News Source: <text:a xlink:type="simple" xlink:href="https://www.ukrinform.ua/rubric-society/3697556-format-telemarafonu-vvazaut-cilkom-vipravdanim-pid-cas-vijni-61-ukrainciv.html" text:style-name="Internet_20_link" text:visited-style-name="Visited_20_Internet_20_Link">
https://www.ukrinform.ua/rubric-society/3697556-format-telemarafonu-vvazaut-cilkom-vipravdanim-pid-cas-vijni-61-ukrainciv.html</text:a>
</text:p>
      <!--NEWS-->
      <text:h text:style-name="P10" text:outline-level="1">
<text:span text:style-name="T4">
Ukraine has severed a number of protocols with CIS countries to help the families of those killed in Afghanistan</text:span>
</text:h>
      <text:p text:style-name="P4">
Authors: Ukrinform (Person)</text:p>
      <text:p text:style-name="P4">
Publisher: Укринформ (Organization)</text:p>
      <text:p text:style-name="P4">
Published Time: 2023-04-18T17:23:00+03:00</text:p>
      <text:p text:style-name="P4">
Modified Time: 2023-04-18T17:23:00+03:00</text:p>
      <text:p text:style-name="P4">
Description: Ukraine released from the Protocol to the Agreement and Protocol on the procedure for applying the State Social Assistance Agreement to the families of servicemen who died in Afghanistan and other countries. - Ukrinform.</text:p>
      <text:p text:style-name="P4">
Images: ["<text:a xlink:type="simple" xlink:href="https://static.ukrinform.com/photos/2019_06/thumb_files/630_360_1560852576-790.jpg" text:style-name="Internet_20_link" text:visited-style-name="Visited_20_Internet_20_Link">
630_360_15608...</text:a>
"]</text:p>
      <text:p text:style-name="P4">
Tags: ['Афганістан', 'СНД', 'Україна', 'Угода']</text:p>
      <text:p text:style-name="P4">
Type: Article</text:p>
      <!--METADATA-->
      <text:p text:style-name="P4">
<draw:frame draw:style-name="fr1" draw:name="Image194" text:anchor-type="as-char" svg:width="6.9236in" svg:height="3.956343in" draw:z-index="0">
<draw:image xlink:href="../Images/yкринформ/2023-04-18T17-23-00-03-00/630_360_1560852576-790.jpg" xlink:type="simple" xlink:show="embed" xlink:actuate="onLoad" draw:mime-type="image/jpeg"/>
</draw:frame>
It was Ukrainian from the protocol to the Agreement and the Protocol on the Procedure for the Agreement of State Social Assistance to Families of Servicemen, Vafhanistan, and other states.</text:p>
      <text:p text:style-name="P4">
As Ukrinform reports, about it in <text:a xlink:type="simple" xlink:href="https://t.me/tmelnychuk/2104" text:style-name="Internet_20_link" text:visited-style-name="Visited_20_Internet_20_Link">
</text:a>
Government representative in the Verkhovna Rada Taras Melnychuk.</text:p>
      <text:p text:style-name="P4">
“Ukraine was released from the minutes to the Agreement on State Social Assistance to Families(https://www.ukrinform.ua/tag-afganistan)and other countries in which the fighting committed on 23.12.1993 in Ashgabati, ”the message reads.</text:p>
      <text:p text:style-name="P4">
In addition, Ukraine withdrew from the protocol on the procedure for applying the specified procedure and the protocol to the said agreement, made on September 9, 1994 in Moscow, which was concluded within the CIS.</text:p>
      <text:p text:style-name="P4">
<text:span text:style-name="T4">
 Read also: </text:span>
 <text:a xlink:type="simple" xlink:href="https://www.ukrinform.ua/rubric-polytics/3694103-ukraina-vijsla-z-protokolu-snd-pro-spilni-antiteroristicni-zahodi.html" text:style-name="Internet_20_link" text:visited-style-name="Visited_20_Internet_20_Link">
<text:span text:style-name="T4">
 CIS </text:span>
</text:a>
According to the explanatory note to the resolution of the Cabinet of Ministers, such asises should bring the contractual legal framework of Ukraine in the sphere of relations of the CIS participants in accordance with its national interests and modernization.</text:p>
      <text:p text:style-name="P4">
As it was reported, Ukraine has left the CIS countries on <text:a xlink:type="simple" xlink:href="https://www.ukrinform.ua/rubric-polytics/3683910-ukraina-rozirvala-se-odnu-pensijnu-ugodu-z-krainami-snd.html" text:style-name="Internet_20_link" text:visited-style-name="Visited_20_Internet_20_Link">
</text:a>
 .</text:p>
      <text:p text:style-name="P4">
News Source: <text:a xlink:type="simple" xlink:href="https://www.ukrinform.ua/rubric-society/3697557-ukraina-rozirvala-nizku-protokoliv-z-krainami-snd-pro-dopomogu-simam-zagiblih-v-afganistani.html" text:style-name="Internet_20_link" text:visited-style-name="Visited_20_Internet_20_Link">
https://www.ukrinform.ua/rubric-society/3697557-ukraina-rozirvala-nizku-protokoliv-z-krainami-snd-pro-dopomogu-simam-zagiblih-v-afganistani.html</text:a>
</text:p>
      <!--NEWS-->
      <text:h text:style-name="P10" text:outline-level="1">
<text:span text:style-name="T4">
The Ministry of Finance has placed the T -bills another 10.9 billion</text:span>
</text:h>
      <text:p text:style-name="P4">
Authors: Ukrinform (Person)</text:p>
      <text:p text:style-name="P4">
Publisher: Укринформ (Organization)</text:p>
      <text:p text:style-name="P4">
Published Time: 2023-04-18T17:24:49+03:00</text:p>
      <text:p text:style-name="P4">
Modified Time: 2023-04-18T17:24:49+03:00</text:p>
      <text:p text:style-name="P4">
Description: On April 18, 2023, the Ministry of Finance at an auction for the placement of domestic government bonds (T -bills) attracted almost UAH 10.9 billion in the state budget. - Ukrinform.</text:p>
      <text:p text:style-name="P4">
Images: ["<text:a xlink:type="simple" xlink:href="https://static.ukrinform.com/photos/2020_07/thumb_files/630_360_1593603662-474.jpg" text:style-name="Internet_20_link" text:visited-style-name="Visited_20_Internet_20_Link">
630_360_15936...</text:a>
", "<text:a xlink:type="simple" xlink:href="https://static.ukrinform.com/photos/2023_04/1681827836-167.jpg" text:style-name="Internet_20_link" text:visited-style-name="Visited_20_Internet_20_Link">
1681827836-16...</text:a>
"]</text:p>
      <text:p text:style-name="P4">
Tags: ['Бюджет', 'Мінфін', 'Цінні папери']</text:p>
      <text:p text:style-name="P4">
Type: Article</text:p>
      <!--METADATA-->
      <text:p text:style-name="P4">
<draw:frame draw:style-name="fr1" draw:name="Image195" text:anchor-type="as-char" svg:width="6.9236in" svg:height="3.956343in" draw:z-index="0">
<draw:image xlink:href="../Images/yкринформ/2023-04-18T17-24-49-03-00/630_360_1593603662-474.jpg" xlink:type="simple" xlink:show="embed" xlink:actuate="onLoad" draw:mime-type="image/jpeg"/>
</draw:frame>
The Ministry of Finance on April 18, 2023 at auction for the placement of the Intra -State Loan Bond(Towels)Almost UAH 10.9mlrd was attracted to the state budget.</text:p>
      <text:p text:style-name="P4">
According to Ukrinform, the Ministry's press service in [] reports it(https://www.facebook.com/minfin.gov.ua/posts/pfbid036k7fiZ2w627r3vKCSUe5EFUhm2iQeEsx4ps4hJ43mRCYB4EioGQv1GbQx2rQJiHJl)"The Ministry of Finance of Ukraine has placed military bonds worth almost UAH 10.9 billion," the statement reads.</text:p>
      <text:p text:style-name="P4">
<draw:frame draw:style-name="fr1" draw:name="Image196" text:anchor-type="as-char" svg:width="6.9236in" svg:height="6.9236in" draw:z-index="0">
<draw:image xlink:href="../Images/yкринформ/2023-04-18T17-24-49-03-00/1681827836-167.jpg" xlink:type="simple" xlink:show="embed" xlink:actuate="onLoad" draw:mime-type="image/jpeg"/>
</draw:frame>
The Ministry of Finance offered investors the hryvnia bonds of the T -bills: UAH 1.79 billion under 18.5% with repayment in 1 year; UAH 2.2 billion at 19% with repayment in 1,2 years; UAH 479 million at 19.5% with repayment in 1.6 years and UAH 6.38 billion under 19.6% with repayment in 2 years.</text:p>
      <text:p text:style-name="P4">
<text:span text:style-name="T4">
 Read also: </text:span>
 <text:a xlink:type="simple" xlink:href="https://www.ukrinform.ua/rubric-economy/3691281-derzavni-zapozicenna-do-budzetu-v-persomu-kvartali-stanovili-4035-milarda-minfin.html" text:style-name="Internet_20_link" text:visited-style-name="Visited_20_Internet_20_Link">
</text:a>
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 According to the Prime Minister of Ukraine <text:a xlink:type="simple" xlink:href="https://www.ukrinform.ua/tag-smigal" text:style-name="Internet_20_link" text:visited-style-name="Visited_20_Internet_20_Link">
</text:a>
, last year, almost UAH 600 billion was received at the expense of the release of military.</text:p>
      <text:p text:style-name="P4">
News Source: <text:a xlink:type="simple" xlink:href="https://www.ukrinform.ua/rubric-economy/3697558-minfin-rozmistiv-ovdp-se-na-109-milarda.html" text:style-name="Internet_20_link" text:visited-style-name="Visited_20_Internet_20_Link">
https://www.ukrinform.ua/rubric-economy/3697558-minfin-rozmistiv-ovdp-se-na-109-milarda.html</text:a>
</text:p>
      <!--NEWS-->
      <text:h text:style-name="P10" text:outline-level="1">
<text:span text:style-name="T4">
In the center of Balakliya, a woman came to a mini petal</text:span>
</text:h>
      <text:p text:style-name="P4">
Authors: Ukrinform (Person)</text:p>
      <text:p text:style-name="P4">
Publisher: Укринформ (Organization)</text:p>
      <text:p text:style-name="P4">
Published Time: 2023-04-18T17:25:08+03:00</text:p>
      <text:p text:style-name="P4">
Modified Time: 2023-04-18T17:25:08+03:00</text:p>
      <text:p text:style-name="P4">
Description: In the center of the liberated city of Balaklius in Kharkiv region, a woman came to a mini petal, and the injury was taken to the hospital with trauma. - Ukrinform.</text:p>
      <text:p text:style-name="P4">
Images: ["<text:a xlink:type="simple" xlink:href="https://static.ukrinform.com/photos/2023_03/thumb_files/630_360_1679836076-267.jpg" text:style-name="Internet_20_link" text:visited-style-name="Visited_20_Internet_20_Link">
630_360_16798...</text:a>
"]</text:p>
      <text:p text:style-name="P4">
Tags: ['Міна', 'Балаклія', 'Війна з росією']</text:p>
      <text:p text:style-name="P4">
Type: Article</text:p>
      <!--METADATA-->
      <text:p text:style-name="P4">
<draw:frame draw:style-name="fr1" draw:name="Image197" text:anchor-type="as-char" svg:width="6.9236in" svg:height="3.956343in" draw:z-index="0">
<draw:image xlink:href="../Images/yкринформ/2023-04-18T17-25-08-03-00/630_360_1679836076-267.jpg" xlink:type="simple" xlink:show="embed" xlink:actuate="onLoad" draw:mime-type="image/jpeg"/>
</draw:frame>
In the Central City of Balakliya in Kharkiv region, a woman came to a mini petal, and the injury was taken to the hospital with trauma.</text:p>
      <text:p text:style-name="P4">
This was reported in <text:a xlink:type="simple" xlink:href="http://t.me/DSNS_Kharkiv/3517" text:style-name="Internet_20_link" text:visited-style-name="Visited_20_Internet_20_Link">
</text:a>
Press service GU <text:a xlink:type="simple" xlink:href="https://www.ukrinform.ua/tag-dsns" text:style-name="Internet_20_link" text:visited-style-name="Visited_20_Internet_20_Link">
</text:a>
In the Kharkiv region, Ukrinform reports.</text:p>
      <text:p text:style-name="P4">
“On April 18, there was an accident in Balakliya. A woman, almost in the centermist, came on an anti -personnel mine of the petal. This mine is designed to maar people. It is guaranteed to injure the lower extremities. It was such a injured woman. With a diagnosis - a torn wound of the left foot, it was able to be able to be at a local hospital, ”the message reads.</text:p>
      <text:p text:style-name="P4">
<text:span text:style-name="T4">
 Read also: </text:span>
 <text:a xlink:type="simple" xlink:href="https://www.ukrinform.ua/rubric-regions/3695936-na-harkivsini-dvoe-ludej-pidirvalis-na-minah.html" text:style-name="Internet_20_link" text:visited-style-name="Visited_20_Internet_20_Link">
</text:a>
The SES of Ukraine once again called on all residents of the region to be as much as possible.</text:p>
      <text:p text:style-name="P4">
The city of Balakliya was liberated in September 2022.</text:p>
      <text:p text:style-name="P4">
<text:span text:style-name="T4">
 Read also: </text:span>
 <text:a xlink:type="simple" xlink:href="https://www.ukrinform.ua/rubric-regions/3697357-na-hersonsini-traktorist-pidirvavsa-na-mini.html" text:style-name="Internet_20_link" text:visited-style-name="Visited_20_Internet_20_Link">
</text:a>
As it was reported, in the Kharkiv region on April 14, two people <text:a xlink:type="simple" xlink:href="https://www.ukrinform.ua/rubric-regions/3695936-na-harkivsini-dvoe-ludej-pidirvalis-na-minah.html" text:style-name="Internet_20_link" text:visited-style-name="Visited_20_Internet_20_Link">
</text:a>
On mines, the victims were hospitalized.</text:p>
      <text:p text:style-name="P4">
News Source: <text:a xlink:type="simple" xlink:href="https://www.ukrinform.ua/rubric-regions/3697559-u-centri-balaklii-zinka-nastupila-na-minupelustku.html" text:style-name="Internet_20_link" text:visited-style-name="Visited_20_Internet_20_Link">
https://www.ukrinform.ua/rubric-regions/3697559-u-centri-balaklii-zinka-nastupila-na-minupelustku.html</text:a>
</text:p>
      <!--NEWS-->
      <text:h text:style-name="P10" text:outline-level="1">
<text:span text:style-name="T4">
Demining, preferential loans and grants: the government has identified priorities to support agrarians</text:span>
</text:h>
      <text:p text:style-name="P4">
Authors: Ukrinform (Person)</text:p>
      <text:p text:style-name="P4">
Publisher: Укринформ (Organization)</text:p>
      <text:p text:style-name="P4">
Published Time: 2023-04-18T17:31:11+03:00</text:p>
      <text:p text:style-name="P4">
Modified Time: 2023-04-18T17:31:11+03:00</text:p>
      <text:p text:style-name="P4">
Description: The Government of Ukraine has identified several priorities to support agrarians in 2023; Among them are humanitarian demining, preferential lending and grant programs. - Ukrinform.</text:p>
      <text:p text:style-name="P4">
Images: ["<text:a xlink:type="simple" xlink:href="https://static.ukrinform.com/photos/2023_04/thumb_files/630_360_1681825667-212.jpg" text:style-name="Internet_20_link" text:visited-style-name="Visited_20_Internet_20_Link">
630_360_16818...</text:a>
"]</text:p>
      <text:p text:style-name="P4">
Tags: ['Кабмін', 'Кредит', 'Розмінування', 'Аграрії', 'Єдині новини']</text:p>
      <text:p text:style-name="P4">
Type: Article</text:p>
      <!--METADATA-->
      <text:p text:style-name="P4">
<draw:frame draw:style-name="fr1" draw:name="Image198" text:anchor-type="as-char" svg:width="6.9236in" svg:height="3.956343in" draw:z-index="0">
<draw:image xlink:href="../Images/yкринформ/2023-04-18T17-31-11-03-00/630_360_1681825667-212.jpg" xlink:type="simple" xlink:show="embed" xlink:actuate="onLoad" draw:mime-type="image/jpeg"/>
</draw:frame>
Government of Ukraine has identified several priorities to support agrarians in 2023; Medium - humanitarian demining, preferential lending and grant programs.</text:p>
      <text:p text:style-name="P4">
According to the Ukrinform correspondent, the First Deputy Minister of Agrarian Policy and Food of Ukraine Taras Vysotsky said this in the Eviritelvahone "Unified News".</text:p>
      <text:p text:style-name="P4">
He noted that this year the Government would support agrarians such as humanitarian demining, preferential lending and grant programs.</text:p>
      <text:p text:style-name="P4">
According to Vysotsky, the government, together with international partners, has a lot of efforts to demend the de -industrial Kharkiv, Mykolaiv Tacherson regions. This increases the exchanged areas daily.</text:p>
      <text:p text:style-name="P4">
The Deputy Minister added that, in addition to mine assistance, it is important to support agrarians. He recalled that in March this year, the government's "available loans of 5-7-9%" for agrarians.</text:p>
      <text:p text:style-name="P4">
“In mid -March <text:a xlink:type="simple" xlink:href="https://www.ukrinform.ua/tag-kabmin" text:style-name="Internet_20_link" text:visited-style-name="Visited_20_Internet_20_Link">
</text:a>
Adoption, which allows farmers for another year - until March 31, 2024 - to receive on -line loans. The interest rate is offset by the state budget. This is very important to support the performance of spring and field work, "Vysotsky added.</text:p>
      <text:p text:style-name="P4">
According to him, the third direction of state support for agrarians is a grant of development or the creation of gardens, greenhouse farms and perobic enterprises. In this direction, the state provides up to 70% of the funds needed to create business decoration.</text:p>
      <text:p text:style-name="P4">
<text:span text:style-name="T4">
 Read also: </text:span>
 <text:a xlink:type="simple" xlink:href="https://www.ukrinform.ua/rubric-economy/3697514-eksport-ukrainskoi-agroprodukcii-dozvoliv-strimati-inflaciu-v-es-visockij.html" text:style-name="Internet_20_link" text:visited-style-name="Visited_20_Internet_20_Link">
<text:span text:style-name="T4">
 Vysotsky </text:span>
</text:a>
As reported by Ukrinform, in Ukraine since the beginning of 2023 the farm sector was received grant funds for the development of their business to be 57.322 million UAH. At the same time, farms engaged in gardening, berry and viticulture received UAH 56 million. One company received UAH 1.26 million.</text:p>
      <text:p text:style-name="P4">
Grant from the state for development for a total amount of UAH 282 million was received by 61 processing enterprise.</text:p>
      <text:p text:style-name="P4">
In addition, as of the beginning of April 2023, more than 5 thousand agricultural producers were saved by lending programs for a total amount of more than 22, 54 billion UAH.</text:p>
      <text:p text:style-name="P4">
News Source: <text:a xlink:type="simple" xlink:href="https://www.ukrinform.ua/rubric-economy/3697564-rozminuvanna-pilgovi-krediti-ta-granti-urad-viznaciv-prioriteti-dla-pidtrimki-agrariiv.html" text:style-name="Internet_20_link" text:visited-style-name="Visited_20_Internet_20_Link">
https://www.ukrinform.ua/rubric-economy/3697564-rozminuvanna-pilgovi-krediti-ta-granti-urad-viznaciv-prioriteti-dla-pidtrimki-agrariiv.html</text:a>
</text:p>
      <!--NEWS-->
      <text:h text:style-name="P10" text:outline-level="1">
<text:span text:style-name="T4">
ENTSO-E has increased technical capabilities for import of electricity to Ukraine</text:span>
</text:h>
      <text:p text:style-name="P4">
Authors: Ukrinform (Person)</text:p>
      <text:p text:style-name="P4">
Publisher: Укринформ (Organization)</text:p>
      <text:p text:style-name="P4">
Published Time: 2023-04-18T17:32:43+03:00</text:p>
      <text:p text:style-name="P4">
Modified Time: 2023-04-18T17:32:43+03:00</text:p>
      <text:p text:style-name="P4">
Description: Ukrenergo and ENTSO-E have increased the technical capabilities for importing electricity from Europe to Ukraine to 1050 MW.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Електроенергія', 'Імпорт', 'Укренерго', 'ENTSO-E']</text:p>
      <text:p text:style-name="P4">
Type: Article</text:p>
      <!--METADATA-->
      <text:p text:style-name="P4">
<draw:frame draw:style-name="fr1" draw:name="Image199" text:anchor-type="as-char" svg:width="6.9236in" svg:height="3.956343in" draw:z-index="0">
<draw:image xlink:href="../Images/yкринформ/2023-04-18T17-32-43-03-00/630_360_1671200709-575.png" xlink:type="simple" xlink:show="embed" xlink:actuate="onLoad" draw:mime-type="image/png"/>
</draw:frame>
Ukrenergo and ENTSO-E have increased the technical capabilities for import electricity from Europe to Ukraine up to 1050 MW.</text:p>
      <text:p text:style-name="P4">
This decision was made today by operators of the transmission system at the plenary settlement of a regional group of continental Europe, Ukrinform reports to Ukrenergo's post in <text:a xlink:type="simple" xlink:href="https://www.facebook.com/npcukrenergo/posts/610913081077521" text:style-name="Internet_20_link" text:visited-style-name="Visited_20_Internet_20_Link">
</text:a>
.</text:p>
      <text:p text:style-name="P4">
“Ukrenergo and ENTSO-E have increased the technical capabilities for importing electricity Ukraine. Now from the continental Europe to the Bloc Ukraine/Moldova it is possible to import up to 1050 MW of capacity, which is 200 MW more than it was.(https://www.ukrinform.ua/tag-polsa), which is scheduled for early May 2023, ”the message reads.</text:p>
      <text:p text:style-name="P4">
The company noted that during the following weeks the operators of the system of transmission of continental Europe ENTSO-E will consider the possibility of further increase in the cross-release between continental Europe and Ukraine-Moldova in the fields.</text:p>
      <text:p text:style-name="P4">
"Today's ENTSO -E decision is a powerful support for Ukraine during the war, which prejudice to demonstrate the European Union," Ukrenergo added.</text:p>
      <text:p text:style-name="P4">
<text:span text:style-name="T4">
 Read also: </text:span>
 <text:a xlink:type="simple" xlink:href="https://www.ukrinform.ua/rubric-economy/3694175-ukraina-planue-eksportuvati-do-evropi-bilse-elektroenergii-niz-torik-galusenko.html" text:style-name="Internet_20_link" text:visited-style-name="Visited_20_Internet_20_Link">
</text:a>
It was reported that the ENTSO-E decision on a gradual expansion of electricity export/import opportunities was made on June 7, 2022, less than a month after the synchronization of Ukrainian and European power systems.</text:p>
      <text:p text:style-name="P4">
Ukrenergo and ENTSO-E March 27 this year <text:a xlink:type="simple" xlink:href="https://www.ukrinform.ua/rubric-economy/3688969-entsoe-zbilsue-importnu-potuznist-elektroenergii-v-ukrainu.html" text:style-name="Internet_20_link" text:visited-style-name="Visited_20_Internet_20_Link">
</text:a>
. In particular, the technical possibility of electricity import from continental Europe to Ukraine and Moldova grew to 850 MW at any hour.</text:p>
      <text:p text:style-name="P4">
The maximum capacity for electricity export to Europe is now 400 MW.</text:p>
      <text:p text:style-name="P4">
News Source: <text:a xlink:type="simple" xlink:href="https://www.ukrinform.ua/rubric-economy/3697565-entsoe-zbilsilo-tehnicni-mozlivosti-dla-importu-elektroenergii-v-ukrainu.html" text:style-name="Internet_20_link" text:visited-style-name="Visited_20_Internet_20_Link">
https://www.ukrinform.ua/rubric-economy/3697565-entsoe-zbilsilo-tehnicni-mozlivosti-dla-importu-elektroenergii-v-ukrainu.html</text:a>
</text:p>
      <!--NEWS-->
      <text:h text:style-name="P10" text:outline-level="1">
<text:span text:style-name="T4">
Large water: The number of flooded farms has exceeded 1600</text:span>
</text:h>
      <text:p text:style-name="P4">
Authors: Ukrinform (Person)</text:p>
      <text:p text:style-name="P4">
Publisher: Укринформ (Organization)</text:p>
      <text:p text:style-name="P4">
Published Time: 2023-04-18T17:38:59+03:00</text:p>
      <text:p text:style-name="P4">
Modified Time: 2023-04-18T17:38:59+03:00</text:p>
      <text:p text:style-name="P4">
Description: 1642 farms and 330 homes remain flooded in Ukraine. - Ukrinform.</text:p>
      <text:p text:style-name="P4">
Images: ["<text:a xlink:type="simple" xlink:href="https://static.ukrinform.com/photos/2023_04/thumb_files/630_360_1681828579-2337.jpeg" text:style-name="Internet_20_link" text:visited-style-name="Visited_20_Internet_20_Link">
630_360_16818...</text:a>
", "<text:a xlink:type="simple" xlink:href="https://static.ukrinform.com/photos/2023_04/thumb_files/630_360_1681828579-2705.jpeg" text:style-name="Internet_20_link" text:visited-style-name="Visited_20_Internet_20_Link">
630_360_16818...</text:a>
", "<text:a xlink:type="simple" xlink:href="https://static.ukrinform.com/photos/2023_04/thumb_files/630_360_1681828579-2923.jpeg" text:style-name="Internet_20_link" text:visited-style-name="Visited_20_Internet_20_Link">
630_360_16818...</text:a>
", "<text:a xlink:type="simple" xlink:href="https://static.ukrinform.com/photos/2023_04/thumb_files/630_360_1681828579-9058.jpeg" text:style-name="Internet_20_link" text:visited-style-name="Visited_20_Internet_20_Link">
630_360_16818...</text:a>
", "<text:a xlink:type="simple" xlink:href="https://static.ukrinform.com/photos/2023_04/thumb_files/630_360_1681828579-8304.jpeg" text:style-name="Internet_20_link" text:visited-style-name="Visited_20_Internet_20_Link">
630_360_16818...</text:a>
", "<text:a xlink:type="simple" xlink:href="https://static.ukrinform.com/photos/2023_04/thumb_files/630_360_1681800907-8368.jpeg" text:style-name="Internet_20_link" text:visited-style-name="Visited_20_Internet_20_Link">
630_360_16818...</text:a>
", "<text:a xlink:type="simple" xlink:href="https://static.ukrinform.com/photos/2023_04/thumb_files/630_360_1681800907-5181.jpeg" text:style-name="Internet_20_link" text:visited-style-name="Visited_20_Internet_20_Link">
630_360_16818...</text:a>
", "<text:a xlink:type="simple" xlink:href="https://static.ukrinform.com/photos/2023_04/thumb_files/630_360_1681800907-3402.jpeg" text:style-name="Internet_20_link" text:visited-style-name="Visited_20_Internet_20_Link">
630_360_16818...</text:a>
", "<text:a xlink:type="simple" xlink:href="https://static.ukrinform.com/photos/2023_04/thumb_files/630_360_1681800907-1234.jpeg" text:style-name="Internet_20_link" text:visited-style-name="Visited_20_Internet_20_Link">
630_360_16818...</text:a>
", "<text:a xlink:type="simple" xlink:href="https://static.ukrinform.com/photos/2023_04/thumb_files/630_360_1681800907-4638.jpeg" text:style-name="Internet_20_link" text:visited-style-name="Visited_20_Internet_20_Link">
630_360_16818...</text:a>
", "<text:a xlink:type="simple" xlink:href="https://static.ukrinform.com/photos/2023_04/thumb_files/630_360_1681800907-7668.jpeg" text:style-name="Internet_20_link" text:visited-style-name="Visited_20_Internet_20_Link">
630_360_16818...</text:a>
", "<text:a xlink:type="simple" xlink:href="https://static.ukrinform.com/photos/2023_04/thumb_files/630_360_1681800908-9415.jpeg" text:style-name="Internet_20_link" text:visited-style-name="Visited_20_Internet_20_Link">
630_360_16818...</text:a>
", "<text:a xlink:type="simple" xlink:href="https://static.ukrinform.com/photos/2023_04/thumb_files/630_360_1681800909-7759.jpeg" text:style-name="Internet_20_link" text:visited-style-name="Visited_20_Internet_20_Link">
630_360_16818...</text:a>
", "<text:a xlink:type="simple" xlink:href="https://static.ukrinform.com/photos/2023_04/thumb_files/630_360_1681800909-6662.jpeg" text:style-name="Internet_20_link" text:visited-style-name="Visited_20_Internet_20_Link">
630_360_16818...</text:a>
", "<text:a xlink:type="simple" xlink:href="https://static.ukrinform.com/photos/2023_04/thumb_files/630_360_1681800909-7313.jpeg" text:style-name="Internet_20_link" text:visited-style-name="Visited_20_Internet_20_Link">
630_360_16818...</text:a>
"]</text:p>
      <text:p text:style-name="P4">
Tags: ['ДСНС', 'Повінь', 'Чернігівщина', 'Київщина']</text:p>
      <text:p text:style-name="P4">
Type: Article</text:p>
      <!--METADATA-->
      <text:p text:style-name="P4">
<draw:frame draw:style-name="fr1" draw:name="Image200" text:anchor-type="as-char" svg:width="6.9236in" svg:height="3.956343in" draw:z-index="0">
<draw:image xlink:href="../Images/yкринформ/2023-04-18T17-38-59-03-00/630_360_1681828579-2337.jpeg" xlink:type="simple" xlink:show="embed" xlink:actuate="onLoad" draw:mime-type="image/jpeg"/>
</draw:frame>
In Ukraine, 1642 farms and 330 homes remain flooded.</text:p>
      <text:p text:style-name="P4">
According to Ukrinform, the State Emergency Service of Ukraine reports in <text:a xlink:type="simple" xlink:href="https://t.me/dsns_telegram/15996" text:style-name="Internet_20_link" text:visited-style-name="Visited_20_Internet_20_Link">
</text:a>
.</text:p>
      <text:p text:style-name="P4">
“330 houses remain flooded in 5 areas(Dnipropetrovsk - 170, Kirovohrad - 87, Cherkasy - 42, Chernihiv - 29 and Poltava - 2)and 1 thousand. 642 Dargery in 6 areas(Chernihiv - 488, Dnipropetrovsk - 333, Kirovohrad - 323, Kiev - 210, Cherkasy - 181, and Poltava -107)”, - the message reads.</text:p>
      <text:p text:style-name="P4">
<draw:frame draw:style-name="fr1" draw:name="Image201" text:anchor-type="as-char" svg:width="6.9236in" svg:height="3.956343in" draw:z-index="0">
<draw:image xlink:href="../Images/yкринформ/2023-04-18T17-38-59-03-00/630_360_1681828579-2705.jpeg" xlink:type="simple" xlink:show="embed" xlink:actuate="onLoad" draw:mime-type="image/jpeg"/>
</draw:frame>
Elimination of the consequences of partial flooding in the territory of Ukraine / Photo: SES <text:a xlink:type="simple" xlink:href="https://static.ukrinform.com/photos/2023_04/1681828579-2705.jpeg" text:style-name="Internet_20_link" text:visited-style-name="Visited_20_Internet_20_Link">
<draw:frame draw:style-name="fr1" draw:name="Image202" text:anchor-type="as-char" svg:width="6.9236in" svg:height="3.956343in" draw:z-index="0">
<draw:image xlink:href="../Images/yкринформ/2023-04-18T17-38-59-03-00/630_360_1681828579-2705.jpeg" xlink:type="simple" xlink:show="embed" xlink:actuate="onLoad" draw:mime-type="image/jpeg"/>
</draw:frame>
</text:a>
 <text:a xlink:type="simple" xlink:href="https://static.ukrinform.com/photos/2023_04/1681828579-2337.jpeg" text:style-name="Internet_20_link" text:visited-style-name="Visited_20_Internet_20_Link">
<draw:frame draw:style-name="fr1" draw:name="Image203" text:anchor-type="as-char" svg:width="6.9236in" svg:height="3.956343in" draw:z-index="0">
<draw:image xlink:href="../Images/yкринформ/2023-04-18T17-38-59-03-00/630_360_1681828579-2337.jpeg" xlink:type="simple" xlink:show="embed" xlink:actuate="onLoad" draw:mime-type="image/jpeg"/>
</draw:frame>
</text:a>
 <text:a xlink:type="simple" xlink:href="https://static.ukrinform.com/photos/2023_04/1681828579-2923.jpeg" text:style-name="Internet_20_link" text:visited-style-name="Visited_20_Internet_20_Link">
<draw:frame draw:style-name="fr1" draw:name="Image204" text:anchor-type="as-char" svg:width="6.9236in" svg:height="3.956343in" draw:z-index="0">
<draw:image xlink:href="../Images/yкринформ/2023-04-18T17-38-59-03-00/630_360_1681828579-2923.jpeg" xlink:type="simple" xlink:show="embed" xlink:actuate="onLoad" draw:mime-type="image/jpeg"/>
</draw:frame>
</text:a>
 <text:a xlink:type="simple" xlink:href="https://static.ukrinform.com/photos/2023_04/1681828579-9058.jpeg" text:style-name="Internet_20_link" text:visited-style-name="Visited_20_Internet_20_Link">
<draw:frame draw:style-name="fr1" draw:name="Image205" text:anchor-type="as-char" svg:width="6.9236in" svg:height="3.956343in" draw:z-index="0">
<draw:image xlink:href="../Images/yкринформ/2023-04-18T17-38-59-03-00/630_360_1681828579-9058.jpeg" xlink:type="simple" xlink:show="embed" xlink:actuate="onLoad" draw:mime-type="image/jpeg"/>
</draw:frame>
</text:a>
 <text:a xlink:type="simple" xlink:href="https://static.ukrinform.com/photos/2023_04/1681828579-8304.jpeg" text:style-name="Internet_20_link" text:visited-style-name="Visited_20_Internet_20_Link">
<draw:frame draw:style-name="fr1" draw:name="Image206" text:anchor-type="as-char" svg:width="6.9236in" svg:height="3.956343in" draw:z-index="0">
<draw:image xlink:href="../Images/yкринформ/2023-04-18T17-38-59-03-00/630_360_1681828579-8304.jpeg" xlink:type="simple" xlink:show="embed" xlink:actuate="onLoad" draw:mime-type="image/jpeg"/>
</draw:frame>
</text:a>
<text:span text:style-name="T4">
 Read also: </text:span>
 <text:a xlink:type="simple" xlink:href="https://www.ukrinform.ua/rubric-regions/3697421-na-cernigivsini-pik-vesnanoi-poveni.html" text:style-name="Internet_20_link" text:visited-style-name="Visited_20_Internet_20_Link">
</text:a>
In Dnepropetrovsk, Volyn, Rivne, Cherkasy and Poltava region, 21 thousand 108 hectares of agricultural land were flooded. Violation of transportation of up to 30 settlements: in the Chernihiv region - up to 29 and Kyiv - up to one.</text:p>
      <text:p text:style-name="P4">
In general, units <text:a xlink:type="simple" xlink:href="https://www.ukrinform.ua/tag-dsns" text:style-name="Internet_20_link" text:visited-style-name="Visited_20_Internet_20_Link">
</text:a>
They delivered 653 kg products, transported 1 thousand 985 people and pumped about 15 thousand 184 cubic meters of water.<text:span text:style-name="T4">
 Read also: </text:span>
 <text:a xlink:type="simple" xlink:href="https://www.ukrinform.ua/rubric-kyiv/3697414-sinoptiki-zapevnaut-so-katastroficnogo-zatoplenna-kieva-cerez-pavodki-ne-bude.html" text:style-name="Internet_20_link" text:visited-style-name="Visited_20_Internet_20_Link">
</text:a>
As reported by Ukrinform, the SESC warns of flooding of territories on April 18-19 Flowing water levels in rivers in Chernihiv, Cherkasy, Poltava, Kirovograd, Dnipropetrovsk and Zaporizhzhya regions.</text:p>
      <text:p text:style-name="P4">
News Source: <text:a xlink:type="simple" xlink:href="https://www.ukrinform.ua/rubric-regions/3697570-velika-voda-kilkist-pidtoplenih-gospodarstv-perevisila-1600.html" text:style-name="Internet_20_link" text:visited-style-name="Visited_20_Internet_20_Link">
https://www.ukrinform.ua/rubric-regions/3697570-velika-voda-kilkist-pidtoplenih-gospodarstv-perevisila-1600.html</text:a>
</text:p>
      <!--NEWS-->
      <text:h text:style-name="P10" text:outline-level="1">
<text:span text:style-name="T4">
More than 7 thousand Ukrainian military - Kotenko consider missing missing persons</text:span>
</text:h>
      <text:p text:style-name="P4">
Authors: Ukrinform (Person)</text:p>
      <text:p text:style-name="P4">
Publisher: Укринформ (Organization)</text:p>
      <text:p text:style-name="P4">
Published Time: 2023-04-18T17:41:00+03:00</text:p>
      <text:p text:style-name="P4">
Modified Time: 2023-04-18T17:41:00+03:00</text:p>
      <text:p text:style-name="P4">
Description: More than seven thousand Ukrainian soldiers are considered missing. - Ukrinform.</text:p>
      <text:p text:style-name="P4">
Images: ["<text:a xlink:type="simple" xlink:href="https://static.ukrinform.com/photos/2022_07/thumb_files/630_360_1657120744-936.jpg" text:style-name="Internet_20_link" text:visited-style-name="Visited_20_Internet_20_Link">
630_360_16571...</text:a>
"]</text:p>
      <text:p text:style-name="P4">
Tags: ['Полонені', 'Зниклі безвісти', 'Війна з росією', 'Єдині новини']</text:p>
      <text:p text:style-name="P4">
Type: Article</text:p>
      <!--METADATA-->
      <text:p text:style-name="P4">
<draw:frame draw:style-name="fr1" draw:name="Image207" text:anchor-type="as-char" svg:width="6.9236in" svg:height="3.956343in" draw:z-index="0">
<draw:image xlink:href="../Images/yкринформ/2023-04-18T17-41-00-03-00/630_360_1657120744-936.jpg" xlink:type="simple" xlink:show="embed" xlink:actuate="onLoad" draw:mime-type="image/jpeg"/>
</draw:frame>
More than the Ukrainian military is considered missing.</text:p>
      <text:p text:style-name="P4">
Oleg Kotenko, the Oleg Kotenko, said the Commissioner for Persons missing on the issues of persons who have missed in special circumstances, Correspondenttukinform reports.</text:p>
      <text:p text:style-name="P4">
“The figure is really, it is a little more seven thousand, and we expect that those people we find as missing are missing, they are still captivated. I would like that this percentage is much more missing, it is about 60-65 % -this is already statistics in us. These are living people in captivity. Others, unfortunately, is <text:a xlink:type="simple" xlink:href="https://www.ukrinform.ua/tag-zagibel" text:style-name="Internet_20_link" text:visited-style-name="Visited_20_Internet_20_Link">
</text:a>
", - said Kotenko, answering the question how many Ukrainian military is now considered to be missing.</text:p>
      <text:p text:style-name="P4">
_Viso: Telexon "Uniform News" _</text:p>
      <text:p text:style-name="P4">
According to him, due to the fact that we release the prisoners a lot, they have conversations with them, and they tell where they were, how many people were seen there. "Plus -minus, we know the places where they are held - as in the Russian Federation, yes And in the occupied territories, I mean the Lugansk and Donetsk region, "Kottenko added.</text:p>
      <text:p text:style-name="P4">
"There is an understanding of how many prisoners we have," the Commissioner said.</text:p>
      <text:p text:style-name="P4">
<text:span text:style-name="T4">
 Read also: </text:span>
 <text:a xlink:type="simple" xlink:href="https://www.ukrinform.ua/rubric-ato/3686013-znikli-bezvisti-takoz-zaluceni-u-procesi-obminu-polonenimi-koordinacijnij-stab.html" text:style-name="Internet_20_link" text:visited-style-name="Visited_20_Internet_20_Link">
<text:span text:style-name="T4">
 disappeared </text:span>
 <text:span text:style-name="T4">
 </text:span>
 miss **</text:a>
As it was reported, President Volodymyr Zelenskyy reported that from February 24, 2012, Ukraine returned 2 235 people from Russian captivity.</text:p>
      <text:p text:style-name="P4">
News Source: <text:a xlink:type="simple" xlink:href="https://www.ukrinform.ua/rubric-ato/3697572-zniklimi-bezvisti-vvazaut-ponad-7-tisac-ukrainskih-vijskovih-kotenko.html" text:style-name="Internet_20_link" text:visited-style-name="Visited_20_Internet_20_Link">
https://www.ukrinform.ua/rubric-ato/3697572-zniklimi-bezvisti-vvazaut-ponad-7-tisac-ukrainskih-vijskovih-kotenko.html</text:a>
</text:p>
      <!--NEWS-->
      <text:h text:style-name="P10" text:outline-level="1">
<text:span text:style-name="T4">
The World Bank will become one of the key partners in the restoration of Ukraine - Prime Minister</text:span>
</text:h>
      <text:p text:style-name="P4">
Authors: Ukrinform (Person)</text:p>
      <text:p text:style-name="P4">
Publisher: Укринформ (Organization)</text:p>
      <text:p text:style-name="P4">
Published Time: 2023-04-18T17:41:02+03:00</text:p>
      <text:p text:style-name="P4">
Modified Time: 2023-04-18T17:41:02+03:00</text:p>
      <text:p text:style-name="P4">
Description: The World Bank will become one of the key partners in the restoration of Ukraine. It has already been agreed on the implementation of a number of relevant programs. - Ukrinform.</text:p>
      <text:p text:style-name="P4">
Images: ["<text:a xlink:type="simple" xlink:href="https://static.ukrinform.com/photos/2023_04/thumb_files/630_360_1681828698-546.jpg" text:style-name="Internet_20_link" text:visited-style-name="Visited_20_Internet_20_Link">
630_360_16818...</text:a>
"]</text:p>
      <text:p text:style-name="P4">
Tags: ['Світовий банк', 'Шмигаль', 'Війна з росією', 'Відновлення України']</text:p>
      <text:p text:style-name="P4">
Type: Article</text:p>
      <!--METADATA-->
      <text:p text:style-name="P4">
<draw:frame draw:style-name="fr1" draw:name="Image208" text:anchor-type="as-char" svg:width="6.9236in" svg:height="3.956343in" draw:z-index="0">
<draw:image xlink:href="../Images/yкринформ/2023-04-18T17-41-02-03-00/630_360_1681828698-546.jpg" xlink:type="simple" xlink:show="embed" xlink:actuate="onLoad" draw:mime-type="image/jpeg"/>
</draw:frame>
The World Bank will become one of the key partners in the restoration of Ukraine. The implementation of a number of relevant programs has already been agreed.</text:p>
      <text:p text:style-name="P4">
About this Prime Minister Denis Shmigal <text:a xlink:type="simple" xlink:href="http://t.me/Denys_Smyhal/5041" text:style-name="Internet_20_link" text:visited-style-name="Visited_20_Internet_20_Link">
</text:a>
During the government meeting on Tuesday, Ukrinform reports.</text:p>
      <text:p text:style-name="P4">
"One of our key partners in the restoration will be the World Bank," said.</text:p>
      <text:p text:style-name="P4">
According to Shmigal, Ukraine has already agreed with the World Bank on the activation of joint thematic programs to rebuild the country now. In particular, the Prime Minister said that in the field of energy is a PE-POWER project for 500 million dollars. In this context, Shmigal recalled that last week, Washington signed an agreement on the first 200 million dollars to restore Ukrainian energy and heat supply systems in cities. At the same time, the field of transport infrastructure refers to a RLINC project for $ 585 million, and in the health and hospital health and restoration of HEAL UKRAINE for 368 million dollars.</text:p>
      <text:p text:style-name="P4">
<text:span text:style-name="T4">
 Read also: </text:span>
 <text:a xlink:type="simple" xlink:href="https://www.ukrinform.ua/rubric-vidbudova/3695039-v-es-sukaut-zakonnij-slah-spramuvanna-zamorozenih-aktiviv-rf-na-vidbudovu-ukraini.html" text:style-name="Internet_20_link" text:visited-style-name="Visited_20_Internet_20_Link">
</text:a>
In addition, <text:a xlink:type="simple" xlink:href="https://www.ukrinform.ua/tag-smigal" text:style-name="Internet_20_link" text:visited-style-name="Visited_20_Internet_20_Link">
 </text:a>
He added that within a special program for response to calls and for the restoration of Ukraine it is planned to attract $ 6 billion from the International Bank of Reconstruction and Development. He informed that these funds will be directed to the towith the objects of critical, social and transport infrastructure.</text:p>
      <text:p text:style-name="P4">
<text:span text:style-name="T4">
 Read also: </text:span>
 <text:a xlink:type="simple" xlink:href="https://www.ukrinform.ua/rubric-vidbudova/3697131-smigal-obgovoriv-iz-predstavnikami-ebrr-ta-es-spivpracu-u-vidnovlenni-ukraini.html" text:style-name="Internet_20_link" text:visited-style-name="Visited_20_Internet_20_Link">
<text:span text:style-name="T4">
 Recovery </text:span>
</text:a>
As reported by Ukrinform, since the beginning of a full -scale Russian invasion, the Bank has been able to mobilize international partners and helped to get Ukraine almost $ 20 billion.</text:p>
      <text:p text:style-name="P4">
News Source: <text:a xlink:type="simple" xlink:href="https://www.ukrinform.ua/rubric-vidbudova/3697571-svitovij-bank-stane-odnim-iz-klucovih-partneriv-u-vidnovlenni-ukraini-premer.html" text:style-name="Internet_20_link" text:visited-style-name="Visited_20_Internet_20_Link">
https://www.ukrinform.ua/rubric-vidbudova/3697571-svitovij-bank-stane-odnim-iz-klucovih-partneriv-u-vidnovlenni-ukraini-premer.html</text:a>
</text:p>
      <!--NEWS-->
      <text:h text:style-name="P10" text:outline-level="1">
<text:span text:style-name="T4">
Fiba did not allow Russia to qualify for Olympic Games</text:span>
</text:h>
      <text:p text:style-name="P4">
Authors: Ukrinform (Person)</text:p>
      <text:p text:style-name="P4">
Publisher: Укринформ (Organization)</text:p>
      <text:p text:style-name="P4">
Published Time: 2023-04-18T17:45:49+03:00</text:p>
      <text:p text:style-name="P4">
Modified Time: 2023-04-18T17:45:49+03:00</text:p>
      <text:p text:style-name="P4">
Description: The national team of Ukraine will take part in the qualification. - Ukrinform.</text:p>
      <text:p text:style-name="P4">
Images: ["<text:a xlink:type="simple" xlink:href="https://static.ukrinform.com/photos/2023_04/thumb_files/630_360_1681829070-530.jpg" text:style-name="Internet_20_link" text:visited-style-name="Visited_20_Internet_20_Link">
630_360_16818...</text:a>
"]</text:p>
      <text:p text:style-name="P4">
Tags: ['Баскетбол', 'Олімпійські ігри']</text:p>
      <text:p text:style-name="P4">
Type: Article</text:p>
      <!--METADATA-->
      <text:p text:style-name="P4">
<draw:frame draw:style-name="fr1" draw:name="Image209" text:anchor-type="as-char" svg:width="6.9236in" svg:height="3.956343in" draw:z-index="0">
<draw:image xlink:href="../Images/yкринформ/2023-04-18T17-45-49-03-00/630_360_1681829070-530.jpg" xlink:type="simple" xlink:show="embed" xlink:actuate="onLoad" draw:mime-type="image/jpeg"/>
</draw:frame>
The national team will take part in the qualification.</text:p>
      <text:p text:style-name="P4">
The FIBA Executive Committee did not allow Russia to qualify for the 2024 Olympics, the Dawning was taken in accordance(https://fbu.ua/news/fba-ne-dopustila-zbrnu-ros-do-kvalfkac-na-olmpadu)The press service of the Federation of Basketball of Ukraine, reports Ukrinform.</text:p>
      <text:p text:style-name="P4">
16 national teams, including Ukraine, will take part in Europe. The place of Russia was taken by the Bulgaria team in the list.</text:p>
      <text:p text:style-name="P4">
The participants of the first stage of selection to OI-2024: Ukraine, Belgium, Bosnia Tagerzegovina, Croatia, Czech Republic, Estonia, Hungary, Iceland, Israel, Netherlands, Northern Macedonia, Poland, Portugal, Sweden, Turkey, Bulgarian.</text:p>
      <text:p text:style-name="P4">
The teams will be divided into two groups. The winners of the groups will be released to the Fiba Olympic qualification tournaments, which will be held in 2024.</text:p>
      <text:p text:style-name="P4">
The first qualification tournament will take place from August 12 to August 20, 2023. The selection of tournaments will take place on April 28-29, and the drawing of the planned groups on May 1.</text:p>
      <text:p text:style-name="P4">
<text:span text:style-name="T4">
 Read also: </text:span>
 <text:a xlink:type="simple" xlink:href="https://www.ukrinform.ua/rubric-sports/3694861-stepanovskij-stav-12m-trenerom-v-istorii-basketbolnoi-zbirnoi-ukraini.html" text:style-name="Internet_20_link" text:visited-style-name="Visited_20_Internet_20_Link">
<text:span text:style-name="T4">
 Stepanovsky </text:span>
</text:a>
According to Ukrinform, Vitaliy Stepanovsky became the new head of the National Male Basketball Command.</text:p>
      <text:p text:style-name="P4">
Photo: Getty Image</text:p>
      <text:p text:style-name="P4">
News Source: <text:a xlink:type="simple" xlink:href="https://www.ukrinform.ua/rubric-sports/3697574-fiba-ne-dopustila-rosiu-do-kvalifikacii-na-olimpijski-igri.html" text:style-name="Internet_20_link" text:visited-style-name="Visited_20_Internet_20_Link">
https://www.ukrinform.ua/rubric-sports/3697574-fiba-ne-dopustila-rosiu-do-kvalifikacii-na-olimpijski-igri.html</text:a>
</text:p>
      <!--NEWS-->
      <text:h text:style-name="P10" text:outline-level="1">
<text:span text:style-name="T4">
Border guards repelled three attacks of Russians in Bakhmut</text:span>
</text:h>
      <text:p text:style-name="P4">
Authors: Ukrinform (Person)</text:p>
      <text:p text:style-name="P4">
Publisher: Укринформ (Organization)</text:p>
      <text:p text:style-name="P4">
Published Time: 2023-04-18T17:46:10+03:00</text:p>
      <text:p text:style-name="P4">
Modified Time: 2023-04-18T17:46:10+03:00</text:p>
      <text:p text:style-name="P4">
Description: The border guards repelled three enemy attacks in Bakhmut, Donetsk region, Ukrainian defenders neutralized the invaders. - Ukrinform.</text:p>
      <text:p text:style-name="P4">
Images: ["<text:a xlink:type="simple" xlink:href="https://static.ukrinform.com/photos/2023_04/thumb_files/630_360_1681308262-366.jpeg" text:style-name="Internet_20_link" text:visited-style-name="Visited_20_Internet_20_Link">
630_360_16813...</text:a>
"]</text:p>
      <text:p text:style-name="P4">
Tags: ['Бахмут', 'Прикордонники', 'Війна з росією']</text:p>
      <text:p text:style-name="P4">
Type: Article</text:p>
      <!--METADATA-->
      <text:p text:style-name="P4">
<draw:frame draw:style-name="fr1" draw:name="Image210" text:anchor-type="as-char" svg:width="6.9236in" svg:height="3.956343in" draw:z-index="0">
<draw:image xlink:href="../Images/yкринформ/2023-04-18T17-46-10-03-00/630_360_1681308262-366.jpeg" xlink:type="simple" xlink:show="embed" xlink:actuate="onLoad" draw:mime-type="image/jpeg"/>
</draw:frame>
The border guards repelled three enemy attacks in Bakhmut, Donetsk region, and Ukrainian respects neutralized the invaders.</text:p>
      <text:p text:style-name="P4">
According to Ukrinform, the State Border Service of Ukraine reports in <text:a xlink:type="simple" xlink:href="https://www.facebook.com/DPSUkraine/posts/pfbid0mmAo8gT5dMdC2QgRHrEnDPX72JAe75ENb8hBG9GAPNNyU9AgaC8M1arQFBAQB3ckl" text:style-name="Internet_20_link" text:visited-style-name="Visited_20_Internet_20_Link">
</text:a>
.</text:p>
      <text:p text:style-name="P4">
“Вчора прикордонники відбили три атаки окупантів. Тактика противника булапростою: ворожа артилерія руйнує міську забудову, далі по “випаленій землі”рухається піхота. Попри постійні <text:a xlink:type="simple" xlink:href="https://www.ukrinform.ua/tag-obstril" text:style-name="Internet_20_link" text:visited-style-name="Visited_20_Internet_20_Link">
 </text:a>
Our fighters meet the guns with fires from the small arms of the Igranatomants, ”the message reads.</text:p>
      <text:p text:style-name="P4">
<text:span text:style-name="T4">
 Read also: </text:span>
 <text:a xlink:type="simple" xlink:href="https://www.ukrinform.ua/rubric-ato/3697208-na-bahmutskomu-napramku-zbilsilas-intensivnist-zastosuvanna-aviacii-ta-artilerii-minoboroni.html" text:style-name="Internet_20_link" text:visited-style-name="Visited_20_Internet_20_Link">
<text:span text:style-name="T4">
 Bakhmut </text:span>
</text:a>
Border guards neutralized the invaders, the enemy retreated, his losses will be intelligent.</text:p>
      <text:p text:style-name="P4">
As reported by Ukrinform, in <text:a xlink:type="simple" xlink:href="https://www.ukrinform.ua/rubric-ato/3697398-ukrainski-bijci-zbili-bila-bahmuta-vorozij-bezpilotnik.html" text:style-name="Internet_20_link" text:visited-style-name="Visited_20_Internet_20_Link">
</text:a>
The operators of special operations of the Armed Forces of Ukraine were shot down by a Russian-free aircraft type "Granat-1".</text:p>
      <text:p text:style-name="P4">
<text:span text:style-name="T5">
Foto: DPSU</text:span>
</text:p>
      <text:p text:style-name="P4">
News Source: <text:a xlink:type="simple" xlink:href="https://www.ukrinform.ua/rubric-ato/3697575-prikordonniki-vidbili-tri-ataki-rosian-u-bahmuti.html" text:style-name="Internet_20_link" text:visited-style-name="Visited_20_Internet_20_Link">
https://www.ukrinform.ua/rubric-ato/3697575-prikordonniki-vidbili-tri-ataki-rosian-u-bahmuti.html</text:a>
</text:p>
      <!--NEWS-->
      <text:h text:style-name="P10" text:outline-level="1">
<text:span text:style-name="T4">
Investment in Ukraine: Japan is the first to allocate $ 23 million to cover military risks</text:span>
</text:h>
      <text:p text:style-name="P4">
Authors: Ukrinform (Person)</text:p>
      <text:p text:style-name="P4">
Publisher: Укринформ (Organization)</text:p>
      <text:p text:style-name="P4">
Published Time: 2023-04-18T17:48:09+03:00</text:p>
      <text:p text:style-name="P4">
Modified Time: 2023-04-18T17:48:09+03:00</text:p>
      <text:p text:style-name="P4">
Description: Japan has become the first country to contribute to $ 23 million to cover military risks when investing in Ukraine. - Ukrinform.</text:p>
      <text:p text:style-name="P4">
Images: ["<text:a xlink:type="simple" xlink:href="https://static.ukrinform.com/photos/2018_12/thumb_files/630_360_1545154481-916.jpg" text:style-name="Internet_20_link" text:visited-style-name="Visited_20_Internet_20_Link">
630_360_15451...</text:a>
"]</text:p>
      <text:p text:style-name="P4">
Tags: ['Японія', 'Інвестиції', 'Шмигаль']</text:p>
      <text:p text:style-name="P4">
Type: Article</text:p>
      <!--METADATA-->
      <text:p text:style-name="P4">
<draw:frame draw:style-name="fr1" draw:name="Image211" text:anchor-type="as-char" svg:width="6.9236in" svg:height="3.956343in" draw:z-index="0">
<draw:image xlink:href="../Images/yкринформ/2023-04-18T17-48-09-03-00/630_360_1545154481-916.jpg" xlink:type="simple" xlink:show="embed" xlink:actuate="onLoad" draw:mime-type="image/jpeg"/>
</draw:frame>
Japan was the first country to contribute to $ 23 million to cover the risks in investing in Ukraine.</text:p>
      <text:p text:style-name="P4">
About this Prime Minister Denis Shmigal <text:a xlink:type="simple" xlink:href="https://t.me/Denys_Smyhal/5041" text:style-name="Internet_20_link" text:visited-style-name="Visited_20_Internet_20_Link">
</text:a>
During the government meeting on Tuesday, Ukrinform correspondent reports.</text:p>
      <text:p text:style-name="P4">
"Japan is the first country to contribute to $ 23 million to cover the risks when investing in Ukraine," Shmigal said.</text:p>
      <text:p text:style-name="P4">
<text:span text:style-name="T5">
Viso: <text:a xlink:type="simple" xlink:href="https://t.me/Denys_Smyhal/5041" text:style-name="Internet_20_link" text:visited-style-name="Visited_20_Internet_20_Link">
</text:a>
</text:span>
</text:p>
      <text:p text:style-name="P4">
He specified that it is a contribution to MIGA, which will allow Ukraine to significantly turn private foreign investments.</text:p>
      <text:p text:style-name="P4">
As it was reported, the Ministry of Restoration of Ukraine and the Japanese Agency of International Cooperation as reported on April 14(JICA)They signed a $ 400 million grant agreement. The funds will be directed to the restoration of the critical infrastructure of Ukraine damaged as a result of the war.</text:p>
      <text:p text:style-name="P4">
<text:span text:style-name="T4">
 Read also: </text:span>
 <text:a xlink:type="simple" xlink:href="https://www.ukrinform.ua/rubric-economy/3694533-u-nacbanku-proponuut-rozdiliti-na-dva-etapi-strahuvanna-voennopoliticnih-rizikiv.html" text:style-name="Internet_20_link" text:visited-style-name="Visited_20_Internet_20_Link">
</text:a>
Miga is a multilateral investment guarantee agency, one of the five -institutions of the World Bank group. Miga was created in 1988 to make foreign direct investment in the country with <text:a xlink:type="simple" xlink:href="https://www.ukrinform.ua/tag-ekonomika" text:style-name="Internet_20_link" text:visited-style-name="Visited_20_Internet_20_Link">
</text:a>
, developing, helping to reduce the risks of restrictions on conversion and transfer of currency, breach by contracts, expropriation, wars and civil riots.</text:p>
      <text:p text:style-name="P4">
Since its creation, Miga has been guaranteed by almost $ 70 billion in developing 12222222222222222222222222222222222222222222222222222222222222222222222222222222222222222222222222222222222222222222222222222222222222222</text:p>
      <text:p text:style-name="P4">
MIGA launched a targeted fund support fund and economy of Ukraine(SURE).</text:p>
      <text:p text:style-name="P4">
News Source: <text:a xlink:type="simple" xlink:href="https://www.ukrinform.ua/rubric-economy/3697576-investicii-v-ukrainu-aponia-persou-vidilae-23-miljoni-dla-pokritta-voennih-rizikiv.html" text:style-name="Internet_20_link" text:visited-style-name="Visited_20_Internet_20_Link">
https://www.ukrinform.ua/rubric-economy/3697576-investicii-v-ukrainu-aponia-persou-vidilae-23-miljoni-dla-pokritta-voennih-rizikiv.html</text:a>
</text:p>
      <!--NEWS-->
      <text:h text:style-name="P10" text:outline-level="1">
<text:span text:style-name="T4">
Ukraine and Poland have agreed on the transit of Ukrainian agro -products - MP</text:span>
</text:h>
      <text:p text:style-name="P4">
Authors: Ukrinform (Person)</text:p>
      <text:p text:style-name="P4">
Publisher: Укринформ (Organization)</text:p>
      <text:p text:style-name="P4">
Published Time: 2023-04-18T17:49:00+03:00</text:p>
      <text:p text:style-name="P4">
Modified Time: 2023-04-18T17:49:00+03:00</text:p>
      <text:p text:style-name="P4">
Description: Ukraine and Poland have agreed on the transit of Ukrainian agro -products through the territory of the RP to other countries. - Ukrinform.</text:p>
      <text:p text:style-name="P4">
Images: ["<text:a xlink:type="simple" xlink:href="https://static.ukrinform.com/photos/2019_10/thumb_files/630_360_1569936935-606.jpg" text:style-name="Internet_20_link" text:visited-style-name="Visited_20_Internet_20_Link">
630_360_15699...</text:a>
"]</text:p>
      <text:p text:style-name="P4">
Tags: ['Польща', 'Україна', 'Зерно', 'Транзит']</text:p>
      <text:p text:style-name="P4">
Type: Article</text:p>
      <!--METADATA-->
      <text:p text:style-name="P4">
<draw:frame draw:style-name="fr1" draw:name="Image212" text:anchor-type="as-char" svg:width="6.9236in" svg:height="3.956343in" draw:z-index="0">
<draw:image xlink:href="../Images/yкринформ/2023-04-18T17-49-00-03-00/630_360_1569936935-606.jpg" xlink:type="simple" xlink:show="embed" xlink:actuate="onLoad" draw:mime-type="image/jpeg"/>
</draw:frame>
Ukraine of Hippolsha agreed on the transit of Ukrainian agro -products through the territory of the RP of the Due countries.</text:p>
      <text:p text:style-name="P4">
This was reported in <text:a xlink:type="simple" xlink:href="https://t.me/solomchuk/6877" text:style-name="Internet_20_link" text:visited-style-name="Visited_20_Internet_20_Link">
</text:a>
Dmitry Solomchuk, a member of the Verkhovna Rada Committee on Agrarian and Land Policy, reports.</text:p>
      <text:p text:style-name="P4">
"Transit of Ukrainian Agrioproduction through <text:a xlink:type="simple" xlink:href="https://www.ukrinform.ua/tag-polsa" text:style-name="Internet_20_link" text:visited-style-name="Visited_20_Internet_20_Link">
</text:a>
It is agreed!" - the parliamentarian wrote.</text:p>
      <text:p text:style-name="P4">
As reported by Ukrinform, on April 15, 2023, Poland introduced a temporary ban on grain imports and other types of agricultural products from Ukraine, and also suspended the transit of Ukrainian agro -agricultural products through its territory.</text:p>
      <text:p text:style-name="P4">
In addition, Hungary and Slovakia banned imports of grain and other plant products from Ukraine, but did not stop the transit. Bulgariaata Romania consider the possibility of suspension of imports of agricultural products of Zamuz.</text:p>
      <text:p text:style-name="P4">
<text:span text:style-name="T4">
 Read also: </text:span>
 <text:a xlink:type="simple" xlink:href="https://www.ukrinform.ua/rubric-economy/3697514-eksport-ukrainskoi-agroprodukcii-dozvoliv-strimati-inflaciu-v-es-visockij.html" text:style-name="Internet_20_link" text:visited-style-name="Visited_20_Internet_20_Link">
<text:span text:style-name="T4">
 agricultural products </text:span>
</text:a>
On April 17, 2023, the European Commission stated that it did not support the decisions of the member states to introduce unilateral restrictions on the import of grain and other food products from Ukraine.</text:p>
      <text:p text:style-name="P4">
News Source: <text:a xlink:type="simple" xlink:href="https://www.ukrinform.ua/rubric-ato/3697588-ukraina-i-polsa-domovilisa-pro-tranzit-ukrainskoi-agroprodukcii-deputat.html" text:style-name="Internet_20_link" text:visited-style-name="Visited_20_Internet_20_Link">
https://www.ukrinform.ua/rubric-ato/3697588-ukraina-i-polsa-domovilisa-pro-tranzit-ukrainskoi-agroprodukcii-deputat.html</text:a>
</text:p>
      <!--NEWS-->
      <text:h text:style-name="P10" text:outline-level="1">
<text:span text:style-name="T4">
US called NATO countries to strengthen control over non -proliferation of nuclear weapons</text:span>
</text:h>
      <text:p text:style-name="P4">
Authors: Ukrinform (Person)</text:p>
      <text:p text:style-name="P4">
Publisher: Укринформ (Organization)</text:p>
      <text:p text:style-name="P4">
Published Time: 2023-04-18T17:49:07+03:00</text:p>
      <text:p text:style-name="P4">
Modified Time: 2023-04-18T17:49:07+03:00</text:p>
      <text:p text:style-name="P4">
Description: The United States is ready to play a leading role in ensuring the non -proliferation of mass destruction, especially against Putin's threats to place nuclear weapons in Belarus, and urge NATO Allies to strengthen interaction in this matter. - Ukrinform.</text:p>
      <text:p text:style-name="P4">
Images: ["<text:a xlink:type="simple" xlink:href="https://static.ukrinform.com/photos/2022_01/thumb_files/630_360_1641837137-669.jpg" text:style-name="Internet_20_link" text:visited-style-name="Visited_20_Internet_20_Link">
630_360_16418...</text:a>
"]</text:p>
      <text:p text:style-name="P4">
Tags: ['НАТО', 'США', 'Ядерна зброя']</text:p>
      <text:p text:style-name="P4">
Type: Article</text:p>
      <!--METADATA-->
      <text:p text:style-name="P4">
<draw:frame draw:style-name="fr1" draw:name="Image213" text:anchor-type="as-char" svg:width="6.9236in" svg:height="3.956343in" draw:z-index="0">
<draw:image xlink:href="../Images/yкринформ/2023-04-18T17-49-07-03-00/630_360_1641837137-669.jpg" xlink:type="simple" xlink:show="embed" xlink:actuate="onLoad" draw:mime-type="image/jpeg"/>
</draw:frame>
The United States is ready to play a leading role in ensuring the non -proliferation of weapons destruction, especially against the background of Putin's threats to place nuclear weapons of the Vibrativer, and call allies to strengthen NATO allies.</text:p>
      <text:p text:style-name="P4">
This statement was made on Tuesday during a NATO conference to Washington, more of US Secretary of State Wendy Sherman, reports his own correspondent.</text:p>
      <text:p text:style-name="P4">
"NATO and like-minded partners should be more determined in the strengthening of infrastructure, which has helped to maintain the safety of the world for decades," the US State Department representative said.</text:p>
      <text:p text:style-name="P4">
In this context, it emphasized the need to reduce the risk of dissemination of nuclear weapons, information about crises, involvement of stabilization mechanisms, implementation of measures to strengthen confidence and multilateral agreements.</text:p>
      <text:p text:style-name="P4">
Sherman reminded that the United States has repeatedly offered Russia the pursuit of non -proliferation agreements. However, Putin ignores the tissue and last year made a terrible decision on large -scale interference in Ukraine. And now the Kremlin continues to clatter with nuclear weapons to raise tensions and raise rates in its war.</text:p>
      <text:p text:style-name="P4">
"He(Putin - ed.)He stated that Russia would accommodate nuclear weapons in Belarus, and Vinta also declared a legally invalid suspension of the S -III, which is threatened with a global nuclear stability, ”the US Deputy Secretary of State emphasized.</text:p>
      <text:p text:style-name="P4">
In addition, Sherman reminded of a significant increase in Iran's nuclear material, as well as active tests of strategic nuclear weapons.</text:p>
      <text:p text:style-name="P4">
<text:span text:style-name="T4">
 Read also: </text:span>
 <text:a xlink:type="simple" xlink:href="https://www.ukrinform.ua/rubric-world/3696084-duda-pro-adernu-zbrou-v-bilorusi-putin-namagaetsa-zalakati-zahidnu-evropu.html" text:style-name="Internet_20_link" text:visited-style-name="Visited_20_Internet_20_Link">
<text:span text:style-name="T4">
 nuclear </text:span>
</text:a>
The US Deputy Secretary of State quoted President Baiden, who said that "regardless of the development of events in the world, the United States is ready to take critically important measures for weapons control." Sherman stressed that this is a principle, and it remains relevant even when others refuse to fulfill their obligations.</text:p>
      <text:p text:style-name="P4">
In this context, the US representative called on other countries to attach more to strengthen control over the non -proliferation of dangerous weapons to protect the world safer.</text:p>
      <text:p text:style-name="P4">
<text:span text:style-name="T4">
 Read also: </text:span>
 <text:a xlink:type="simple" xlink:href="https://www.ukrinform.ua/rubric-world/3697096-kndr-zaavila-so-rozroblae-adernu-zbrou-dla-samooboroni.html" text:style-name="Internet_20_link" text:visited-style-name="Visited_20_Internet_20_Link">
<text:span text:style-name="T4">
 nuclear </text:span>
 <text:span text:style-name="T4">
 weapons </text:span>
</text:a>
</text:p>
      <text:p text:style-name="P4">
News Source: <text:a xlink:type="simple" xlink:href="https://www.ukrinform.ua/rubric-world/3697577-ssa-zaklikali-kraini-nato-posiliti-kontrol-nad-nerozpovsudzennam-adernoi-zbroi.html" text:style-name="Internet_20_link" text:visited-style-name="Visited_20_Internet_20_Link">
https://www.ukrinform.ua/rubric-world/3697577-ssa-zaklikali-kraini-nato-posiliti-kontrol-nad-nerozpovsudzennam-adernoi-zbroi.html</text:a>
</text:p>
      <!--NEWS-->
      <text:h text:style-name="P10" text:outline-level="1">
<text:span text:style-name="T4">
The government has simplified the order of appointment of subsidies, benefits and some social payments</text:span>
</text:h>
      <text:p text:style-name="P4">
Authors: Ukrinform (Person)</text:p>
      <text:p text:style-name="P4">
Publisher: Укринформ (Organization)</text:p>
      <text:p text:style-name="P4">
Published Time: 2023-04-18T17:51:10+03:00</text:p>
      <text:p text:style-name="P4">
Modified Time: 2023-04-18T17:51:10+03:00</text:p>
      <text:p text:style-name="P4">
Description: The Government has approved amendments to some Cabinet Resolutions to provide certain types of financial assistance, benefits and housing subsidies. - Ukrinform.</text:p>
      <text:p text:style-name="P4">
Images: ["<text:a xlink:type="simple" xlink:href="https://static.ukrinform.com/photos/2017_08/thumb_files/630_360_1502188517-2428.jpg" text:style-name="Internet_20_link" text:visited-style-name="Visited_20_Internet_20_Link">
630_360_15021...</text:a>
"]</text:p>
      <text:p text:style-name="P4">
Tags: ['Кабмін', 'Субсидія', 'Соцзахист', 'допомога']</text:p>
      <text:p text:style-name="P4">
Type: Article</text:p>
      <!--METADATA-->
      <text:p text:style-name="P4">
<draw:frame draw:style-name="fr1" draw:name="Image214" text:anchor-type="as-char" svg:width="6.9236in" svg:height="3.956343in" draw:z-index="0">
<draw:image xlink:href="../Images/yкринформ/2023-04-18T17-51-10-03-00/630_360_1502188517-2428.jpg" xlink:type="simple" xlink:show="embed" xlink:actuate="onLoad" draw:mime-type="image/jpeg"/>
</draw:frame>
Government has been amended to some resolutions of the Cabinet of Ministers to provide certain types of monetary care, benefits and housing subsidies.</text:p>
      <text:p text:style-name="P4">
As Ukrinform reports, about it in <text:a xlink:type="simple" xlink:href="https://t.me/tmelnychuk/2105" text:style-name="Internet_20_link" text:visited-style-name="Visited_20_Internet_20_Link">
</text:a>
Government representative in the Verkhovna Rada Taras Melnychuk.</text:p>
      <text:p text:style-name="P4">
According to Melnychuk, changes to the Regulations on the order of appointment of residents of subsidies were made to the procedure of appointment and payment of state aid of family children, to the procedure of appointment and payment of state social aid to malodalogous families, to the procedure for providing benefits for payment of housing and communal services, the purchase in monetary form, etc.</text:p>
      <text:p text:style-name="P4">
In particular, the resolution adopted is proposed to regulate the mechanism of submission of documents for appointment:</text:p>
      <ul>
        <li>
assistance at birth to citizens who are temporarily abroad; * assistance to low -income families and child assistance to single mothers whose employers have a debt on payment of a single contribution to compulsory state social insurance; * residential <text:a xlink:type="simple" xlink:href="https://www.ukrinform.ua/tag-subsidia" text:style-name="Internet_20_link" text:visited-style-name="Visited_20_Internet_20_Link">
</text:a>
households, which include persons who were in captivity; * Housing subsidies not only for the registered but also at the declared place of residence.</li>
      </ul>
      <text:p text:style-name="P4">
In addition, the document normalizes the procedure for payment in 2023 of saved funds, which were provided in cash non-cash form, accumulated privileges, the heating season of 2021-2022.</text:p>
      <text:p text:style-name="P4">
<text:span text:style-name="T4">
 Read also: </text:span>
 <text:a xlink:type="simple" xlink:href="https://www.ukrinform.ua/rubric-economy/3692567-urad-u-i-kvartali-spramuvav-na-socviplati-1173-milarda-minfin.html" text:style-name="Internet_20_link" text:visited-style-name="Visited_20_Internet_20_Link">
</text:a>
It is emphasized that the provisions of the resolution are aimed at strengthening the regulation of providing state support to vulnerable categories of the population with the provision of fair redistribution of funds between its recipients.</text:p>
      <text:p text:style-name="P4">
As it was reported, the Ministry of Reintegration initiates amendments to the resolution of the Cabinet of Ministers of Ukraine No. 1195, which are aimed at improving the mechanism of payments that are evacuated from the liberated territories.</text:p>
      <text:p text:style-name="P4">
News Source: <text:a xlink:type="simple" xlink:href="https://www.ukrinform.ua/rubric-society/3697579-urad-sprostiv-poradok-priznacenna-subsidij-pilg-i-deakih-socviplat.html" text:style-name="Internet_20_link" text:visited-style-name="Visited_20_Internet_20_Link">
https://www.ukrinform.ua/rubric-society/3697579-urad-sprostiv-poradok-priznacenna-subsidij-pilg-i-deakih-socviplat.html</text:a>
</text:p>
      <!--NEWS-->
      <text:h text:style-name="P10" text:outline-level="1">
<text:span text:style-name="T4">
Tragedy on May 2 in Odessa: The fuucie police officer was sentenced to 15 years</text:span>
</text:h>
      <text:p text:style-name="P4">
Authors: Ukrinform (Person)</text:p>
      <text:p text:style-name="P4">
Publisher: Укринформ (Organization)</text:p>
      <text:p text:style-name="P4">
Published Time: 2023-04-18T17:55:00+03:00</text:p>
      <text:p text:style-name="P4">
Modified Time: 2023-04-18T17:55:00+03:00</text:p>
      <text:p text:style-name="P4">
Description: The Primorsky District Court of Odessa has in absentia declared a sentence for the former deputy head of the regional militia Dmitry Fuuji in the case of mass riots that occurred on May 2, 2014. - Ukrinform.</text:p>
      <text:p text:style-name="P4">
Images: ["<text:a xlink:type="simple" xlink:href="https://static.ukrinform.com/photos/2019_09/thumb_files/630_360_1569230795-734.jpg" text:style-name="Internet_20_link" text:visited-style-name="Visited_20_Internet_20_Link">
630_360_15692...</text:a>
"]</text:p>
      <text:p text:style-name="P4">
Tags: ['Одеса', 'Суд', 'Вирок', 'Трагедія 2 травня']</text:p>
      <text:p text:style-name="P4">
Type: Article</text:p>
      <!--METADATA-->
      <text:p text:style-name="P4">
<draw:frame draw:style-name="fr1" draw:name="Image215" text:anchor-type="as-char" svg:width="6.9236in" svg:height="3.956343in" draw:z-index="0">
<draw:image xlink:href="../Images/yкринформ/2023-04-18T17-55-00-03-00/630_360_1569230795-734.jpg" xlink:type="simple" xlink:show="embed" xlink:actuate="onLoad" draw:mime-type="image/jpeg"/>
</draw:frame>
The Primorsky District Court of Odessa has in absentia announced a sentence for the former deputy head of the regional militia Dmitry Fuuji in the case of mass riots, which took place on May 2, 2014.</text:p>
      <text:p text:style-name="P4">
About it in <text:a xlink:type="simple" xlink:href="http://www.facebook.com/balinskyy.vladislav/posts/pfbid02dv6BWwa3gQF8ZH4dMGLKhigDAjJE81GwjcRc9SrsAu53H1Z8QkzFR12xiQUi1YvRl" text:style-name="Internet_20_link" text:visited-style-name="Visited_20_Internet_20_Link">
</text:a>
Vladislav Balynsky, the head of the Green Letter NGO, reported, Ukrinform reports.</text:p>
      <text:p text:style-name="P4">
“Today, the Primorsky Court of Odessa has declared a sentence of Fuchezhi DV. But at the demand of the prosecutor's office, he imposed a sentence of 15 years in prison with the rank of colonel and not only, ”Balinsky said.</text:p>
      <text:p text:style-name="P4">
According to him, this is the first sentence, adopted in relation to the employees of the law enforcement agencies on their inaction and assistance to Antimaidan before, during and after the events of May 2(In particular, on May 4, 2014, when the thus was forced to release the detained separatists for isolator -time maintenance).</text:p>
      <text:p text:style-name="P4">
Як повідомлялося, колишнього заступника керівника Головного управління МВСУкраїни в Одеській області – начальника міліції громадської безпеки ДмитраФучеджі звинувачували в організації масових заворушень та зловживанніслужбовим становищем, що призвело до трагічних наслідків, у пособництві взахопленні будівель державних органів та втручанні в діяльність іншихпрацівників правоохоронних органів.</text:p>
      <text:p text:style-name="P4">
За даними слідства, у травні 2014 року Фучеджі втік до Придністров'я, звідкипереїхав на постійне місце проживання до росії. У 2017 році отримав російськегромадянство.</text:p>
      <text:p text:style-name="P4">
<text:span text:style-name="T4">
Читайте також:</text:span>
 <text:a xlink:type="simple" xlink:href="https://www.ukrinform.ua/rubric-regions/3472702-rosia-planuvala-provokacii-ta-diversii-v-odesi-na-rokovini-tragedii-2-travna.html" text:style-name="Internet_20_link" text:visited-style-name="Visited_20_Internet_20_Link">
 <text:span text:style-name="T4">
росія</text:span>
 <text:span text:style-name="T4">
планувала</text:span>
 <text:span text:style-name="T4">
провокації</text:span>
 <text:span text:style-name="T4">
диверсії</text:span>
<text:span text:style-name="T4">
Одесі</text:span>
 <text:span text:style-name="T4">
роковини</text:span>
 <text:span text:style-name="T4">
трагедії</text:span>
 <text:span text:style-name="T4">
травня</text:span>
</text:a>
May 2, 2014 in <text:a xlink:type="simple" xlink:href="https://www.ukrinform.ua/tag-odesa" text:style-name="Internet_20_link" text:visited-style-name="Visited_20_Internet_20_Link">
</text:a>
The pro -Russian and pro -Ukrainian activists took place. During the clashes, several people were killed. Subsequently, the Antimaidans pushed the Dokulikov Field, where they were barricaded at the Trade Union House. As a result of the gap that occurred in the building, 48 participants of mass riots were killed.</text:p>
      <text:p text:style-name="P4">
News Source: <text:a xlink:type="simple" xlink:href="https://www.ukrinform.ua/rubric-regions/3697580-tragedia-2-travna-v-odesi-eksnacalnika-milicii-fucedzi-zasudili-na-15-rokiv.html" text:style-name="Internet_20_link" text:visited-style-name="Visited_20_Internet_20_Link">
https://www.ukrinform.ua/rubric-regions/3697580-tragedia-2-travna-v-odesi-eksnacalnika-milicii-fucedzi-zasudili-na-15-rokiv.html</text:a>
</text:p>
      <!--NEWS-->
      <text:h text:style-name="P10" text:outline-level="1">
<text:span text:style-name="T4">
The Government proposes to terminate the Russian Federation Agreement on Mutual Protection of Investment</text:span>
</text:h>
      <text:p text:style-name="P4">
Authors: Ukrinform (Person)</text:p>
      <text:p text:style-name="P4">
Publisher: Укринформ (Organization)</text:p>
      <text:p text:style-name="P4">
Published Time: 2023-04-18T17:57:02+03:00</text:p>
      <text:p text:style-name="P4">
Modified Time: 2023-04-18T17:57:02+03:00</text:p>
      <text:p text:style-name="P4">
Description: </text:p>
      <text:p text:style-name="P4">
Кабінет Міністрів Підтримав Припинення Дії Угоди Між Україною Та Рф Про Заохочення Та Взаємний Захист Інвестицій. — Укрінформ.: </text:p>
      <text:p text:style-name="P4">
Images: ["<text:a xlink:type="simple" xlink:href="https://static.ukrinform.com/photos/2022_08/thumb_files/630_360_1659708198-453.jpg" text:style-name="Internet_20_link" text:visited-style-name="Visited_20_Internet_20_Link">
630_360_16597...</text:a>
"]</text:p>
      <text:p text:style-name="P4">
Tags: ['Інвестиції', 'Кабмін', 'Законопроєкт', 'росія']</text:p>
      <text:p text:style-name="P4">
Type: Article</text:p>
      <!--METADATA-->
      <text:p text:style-name="P4">
<draw:frame draw:style-name="fr1" draw:name="Image216" text:anchor-type="as-char" svg:width="6.9236in" svg:height="3.956343in" draw:z-index="0">
<draw:image xlink:href="../Images/yкринформ/2023-04-18T17-57-02-03-00/630_360_1659708198-453.jpg" xlink:type="simple" xlink:show="embed" xlink:actuate="onLoad" draw:mime-type="image/jpeg"/>
</draw:frame>
The Cabinet of Ministers supported the termination of the agreement between Ukraine and the Russian Federation on the promotion of tagicular protection of investments.</text:p>
      <text:p text:style-name="P4">
As Ukrinform reports, about it in <text:a xlink:type="simple" xlink:href="https://t.me/tmelnychuk/2104" text:style-name="Internet_20_link" text:visited-style-name="Visited_20_Internet_20_Link">
</text:a>
The government representative in the Verkhovna Rada Taras Melnychuk reported.</text:p>
      <text:p text:style-name="P4">
"The project of the Law" On Termination of the Agreement between the Cabinet of Ministers of Ukraine and the Government of the Russian Federation on Encouragement and Mutual Protection [] has been approved <text:a xlink:type="simple" xlink:href="https://www.ukrinform.ua/tag-investicii" text:style-name="Internet_20_link" text:visited-style-name="Visited_20_Internet_20_Link">
</text:a>
”. The bill provides for the application of the Agreement between the Cabinet of Ministers of Ukraine and the Government of the Russian Federation of Prosecution and mutual protection of investments committed on 27.11.1998 in Moscow by the Taratified Law of Ukraine of December 15, 1999, " - the message reads.</text:p>
      <text:p text:style-name="P4">
<text:span text:style-name="T4">
 Read also: </text:span>
 <text:a xlink:type="simple" xlink:href="https://www.ukrinform.ua/rubric-polytics/3694895-zelenskij-proponue-radi-rozirvati-ugodu-z-bilorussu-pro-zahist-derzsekretiv.html" text:style-name="Internet_20_link" text:visited-style-name="Visited_20_Internet_20_Link">
<text:span text:style-name="T4">
 to break </text:span>
 <text:span text:style-name="T4">
 </text:span>
 Agreement **</text:a>
As reported by Ukrinform, the Verkhovna Rada has terminated the agreement between the Cabinet of Ministers of Ukraine and the Government of the Russian Federation <text:a xlink:type="simple" xlink:href="https://www.ukrinform.ua/rubric-polytics/3694085-ukraina-rozirvala-ugodu-z-rosieu-pro-poradok-peretinu-kordonu.html" text:style-name="Internet_20_link" text:visited-style-name="Visited_20_Internet_20_Link">
</text:a>
 .</text:p>
      <text:p text:style-name="P4">
News Source: <text:a xlink:type="simple" xlink:href="https://www.ukrinform.ua/rubric-economy/3697582-urad-proponue-rozirvati-ugodu-z-rf-pro-vzaemnij-zahist-investicij.html" text:style-name="Internet_20_link" text:visited-style-name="Visited_20_Internet_20_Link">
https://www.ukrinform.ua/rubric-economy/3697582-urad-proponue-rozirvati-ugodu-z-rf-pro-vzaemnij-zahist-investicij.html</text:a>
</text:p>
      <!--NEWS-->
      <text:h text:style-name="P10" text:outline-level="1">
<text:span text:style-name="T4">
In Ukraine, from the beginning of a full -scale invasion of the Russian Federation, 8 534 civilians have been killed</text:span>
</text:h>
      <text:p text:style-name="P4">
Authors: Ukrinform (Person)</text:p>
      <text:p text:style-name="P4">
Publisher: Укринформ (Organization)</text:p>
      <text:p text:style-name="P4">
Published Time: 2023-04-18T18:06:50+03:00</text:p>
      <text:p text:style-name="P4">
Modified Time: 2023-04-18T18:06:50+03:00</text:p>
      <text:p text:style-name="P4">
Description: The UN High Commissioner for Human Rights has recorded 22,904 victims among civilians from the beginning of a full -scale invasion, of which 8,534 killed and 14 370 wounded. - Ukrinform.</text:p>
      <text:p text:style-name="P4">
Images: ["<text:a xlink:type="simple" xlink:href="https://static.ukrinform.com/photos/2023_02/thumb_files/630_360_1676989730-998.jpg" text:style-name="Internet_20_link" text:visited-style-name="Visited_20_Internet_20_Link">
630_360_16769...</text:a>
"]</text:p>
      <text:p text:style-name="P4">
Tags: ['ООН', 'Загибель', 'Війна з росією']</text:p>
      <text:p text:style-name="P4">
Type: Article</text:p>
      <!--METADATA-->
      <text:p text:style-name="P4">
<draw:frame draw:style-name="fr1" draw:name="Image217" text:anchor-type="as-char" svg:width="6.9236in" svg:height="3.956343in" draw:z-index="0">
<draw:image xlink:href="../Images/yкринформ/2023-04-18T18-06-50-03-00/630_360_1676989730-998.jpg" xlink:type="simple" xlink:show="embed" xlink:actuate="onLoad" draw:mime-type="image/jpeg"/>
</draw:frame>
The UN Human Rights Commissioner has recorded 22,904 victims of the average population from the beginning of a full -scale invasion, of which 8 534 and 14 370 wounded.</text:p>
      <text:p text:style-name="P4">
Ukrinform reports with reference to <text:a xlink:type="simple" xlink:href="http://www.ohchr.org/en/news/2023/04/ukraine-civilian-casualty-update-18-april-2023" text:style-name="Internet_20_link" text:visited-style-name="Visited_20_Internet_20_Link">
</text:a>
widespread on Tuesday.</text:p>
      <text:p text:style-name="P4">
From 1 to April 17, 2023, 324 victims were confirmed: 85 were killed and 239 were injured - mainly due to the use of explosive weapons with a wide area of damage, mines and explosive residues of war.</text:p>
      <text:p text:style-name="P4">
<text:span text:style-name="T4">
 Read also: </text:span>
 <text:a xlink:type="simple" xlink:href="https://www.ukrinform.ua/rubric-world/3692144-49-krain-zasudili-rosiu-za-zlovzivanna-statusom-postijnogo-clena-radbezu-oon.html" text:style-name="Internet_20_link" text:visited-style-name="Visited_20_Internet_20_Link">
<text:span text:style-name="T4">
 UN </text:span>
</text:a>
It is noted that the actual data on the victims are much higher, since the receipts from some places where intense hostilities are delayed, and many messages have not yet been confirmed. This applies in particular <text:a xlink:type="simple" xlink:href="https://www.ukrinform.ua/tag-mariupol" text:style-name="Internet_20_link" text:visited-style-name="Visited_20_Internet_20_Link">
</text:a>
, Lysychansk, Popasna Taseyerodonetsk, where numerous sacrifices are reported among civilians.</text:p>
      <text:p text:style-name="P4">
<text:span text:style-name="T4">
 Read also: </text:span>
 <text:a xlink:type="simple" xlink:href="https://www.ukrinform.ua/rubric-polytics/3694961-strata-ukrainskogo-bijca-misia-oon-z-prav-ludini-zaklikae-pokarati-vinnih.html" text:style-name="Internet_20_link" text:visited-style-name="Visited_20_Internet_20_Link">
<text:span text:style-name="T4">
 UN </text:span>
</text:a>
According to Ukrinform, according to the Verkhovna Rada of the Right -Lubinets, Russia also holds at least 20,000 civilian citizens of Ukraine in hostages.</text:p>
      <text:p text:style-name="P4">
News Source: <text:a xlink:type="simple" xlink:href="https://www.ukrinform.ua/rubric-ato/3697583-v-ukraini-vid-pocatku-povnomasstabnogo-vtorgnenna-rf-zaginuli-8-534-civilnih-oon.html" text:style-name="Internet_20_link" text:visited-style-name="Visited_20_Internet_20_Link">
https://www.ukrinform.ua/rubric-ato/3697583-v-ukraini-vid-pocatku-povnomasstabnogo-vtorgnenna-rf-zaginuli-8-534-civilnih-oon.html</text:a>
</text:p>
      <!--NEWS-->
      <text:h text:style-name="P10" text:outline-level="1">
<text:span text:style-name="T4">
The Government supported the decision to implement the renewal projects in the Kyiv region and Mykolaiv region - Shmigal</text:span>
</text:h>
      <text:p text:style-name="P4">
Authors: Ukrinform (Person)</text:p>
      <text:p text:style-name="P4">
Publisher: Укринформ (Organization)</text:p>
      <text:p text:style-name="P4">
Published Time: 2023-04-18T18:07:15+03:00</text:p>
      <text:p text:style-name="P4">
Modified Time: 2023-04-18T18:07:15+03:00</text:p>
      <text:p text:style-name="P4">
Description: The Cabinet of Ministers supported the decisions for the implementation of renewal projects in the Kyiv and Mykolaiv regions. - Ukrinform.</text:p>
      <text:p text:style-name="P4">
Images: ["<text:a xlink:type="simple" xlink:href="https://static.ukrinform.com/photos/2022_04/thumb_files/630_360_1651138187-856.jpg" text:style-name="Internet_20_link" text:visited-style-name="Visited_20_Internet_20_Link">
630_360_16511...</text:a>
"]</text:p>
      <text:p text:style-name="P4">
Tags: ['Кабмін', 'Миколаївщина', 'Київщина', 'Шмигаль']</text:p>
      <text:p text:style-name="P4">
Type: Article</text:p>
      <!--METADATA-->
      <text:p text:style-name="P4">
<draw:frame draw:style-name="fr1" draw:name="Image218" text:anchor-type="as-char" svg:width="6.9236in" svg:height="3.956343in" draw:z-index="0">
<draw:image xlink:href="../Images/yкринформ/2023-04-18T18-07-15-03-00/630_360_1651138187-856.jpg" xlink:type="simple" xlink:show="embed" xlink:actuate="onLoad" draw:mime-type="image/jpeg"/>
</draw:frame>
The Cabinet of Ministers supported the decision for the implementation of the renewal projects in the Kiev Tamikolaiv regions.</text:p>
      <text:p text:style-name="P4">
The Prime Minister of Ukraine Denis Shmigal reported this in <text:a xlink:type="simple" xlink:href="https://t.me/Denys_Smyhal/5044" text:style-name="Internet_20_link" text:visited-style-name="Visited_20_Internet_20_Link">
</text:a>
According to the results of the government meeting on Tuesday, Ukrinform reports.</text:p>
      <text:p text:style-name="P4">
"The government supported the decision to implement the renewal projects in the Kyiv region of Tamikolaiv region," he said.</text:p>
      <text:p text:style-name="P4">
The head of the Ukrainian Government informed that at the meeting they approved the project with "Citibank", which will allow to obtain 31 million euros for the reconstruction of bridges and overpasses in the Kiev region. According to him, it will improve logistics and promote the return of life to the territories.</text:p>
      <text:p text:style-name="P4">
<text:span text:style-name="T4">
 Read also: </text:span>
 <text:a xlink:type="simple" xlink:href="https://www.ukrinform.ua/rubric-vidbudova/3697529-voda-dla-mikolaeva-eib-shvaliv-dodatkovij-kredit-na-20-miljoniv.html" text:style-name="Internet_20_link" text:visited-style-name="Visited_20_Internet_20_Link">
<text:span text:style-name="T4">
 Nicholas </text:span>
</text:a>
In addition, <text:a xlink:type="simple" xlink:href="https://www.ukrinform.ua/tag-smigal" text:style-name="Internet_20_link" text:visited-style-name="Visited_20_Internet_20_Link">
 </text:a>
He spoke about the continuation of the project with the European Investment Bank for the restoration of "Mykolaivvodokanal". The Prime Minister stressed that this will help to improve the water supply and sewerage system in the city, especially given the exposure that Russian terrorists committed there.</text:p>
      <text:p text:style-name="P4">
According to Ukrinform, the European Investment Bank additionally allocated 20 million euros to the development of the water supply system and the Dreaching System of Mimakov.</text:p>
      <text:p text:style-name="P4">
News Source: <text:a xlink:type="simple" xlink:href="https://www.ukrinform.ua/rubric-vidbudova/3697584-urad-pidtrimav-risenna-dla-realizacii-proektiv-vidnovlenna-na-kiivsini-ta-mikolaivsini-smigal.html" text:style-name="Internet_20_link" text:visited-style-name="Visited_20_Internet_20_Link">
https://www.ukrinform.ua/rubric-vidbudova/3697584-urad-pidtrimav-risenna-dla-realizacii-proektiv-vidnovlenna-na-kiivsini-ta-mikolaivsini-smigal.html</text:a>
</text:p>
      <!--NEWS-->
      <text:h text:style-name="P10" text:outline-level="1">
<text:span text:style-name="T4">
Absolut vodka manufacturer stops export to Russia</text:span>
</text:h>
      <text:p text:style-name="P4">
Authors: Ukrinform (Person)</text:p>
      <text:p text:style-name="P4">
Publisher: Укринформ (Organization)</text:p>
      <text:p text:style-name="P4">
Published Time: 2023-04-18T18:11:00+03:00</text:p>
      <text:p text:style-name="P4">
Modified Time: 2023-04-18T18:11:00+03:00</text:p>
      <text:p text:style-name="P4">
Description: The Swedish company Absolut, which specializes in alcohol production, has completely stopped exporting its products to Russia. - Ukrinform.</text:p>
      <text:p text:style-name="P4">
Images: ["<text:a xlink:type="simple" xlink:href="https://static.ukrinform.com/photos/2023_04/thumb_files/630_360_1681830466-371.jpg" text:style-name="Internet_20_link" text:visited-style-name="Visited_20_Internet_20_Link">
630_360_16818...</text:a>
"]</text:p>
      <text:p text:style-name="P4">
Tags: ['Експорт', 'Швеція', 'росія']</text:p>
      <text:p text:style-name="P4">
Type: Article</text:p>
      <!--METADATA-->
      <text:p text:style-name="P4">
<draw:frame draw:style-name="fr1" draw:name="Image219" text:anchor-type="as-char" svg:width="6.9236in" svg:height="3.956343in" draw:z-index="0">
<draw:image xlink:href="../Images/yкринформ/2023-04-18T18-11-00-03-00/630_360_1681830466-371.jpg" xlink:type="simple" xlink:show="embed" xlink:actuate="onLoad" draw:mime-type="image/jpeg"/>
</draw:frame>
The ABSOLUT Swedish Company, which specializes in alcohol production, has fully exported its products to Russia.</text:p>
      <text:p text:style-name="P4">
About it reports <text:a xlink:type="simple" xlink:href="http://www.bloomberg.com/news/articles/2023-04-18/swedish-vodka-brand-absolut-stops-exporting-to-russia" text:style-name="Internet_20_link" text:visited-style-name="Visited_20_Internet_20_Link">
</text:a>
, reports Ukrinform.</text:p>
      <text:p text:style-name="P4">
It is noted that the decision was made after criticism against the company on the full -scale invasion of the Russian Federation into Ukraine.</text:p>
      <text:p text:style-name="P4">
Absolut's Chief Executive Director Stephanie Durra said the company has the duty to take care of its employees and partners and "cannot give their nappish criticism in all forms."</text:p>
      <text:p text:style-name="P4">
The parent company Pernod Richard SA in April announced the renewal of products to <text:a xlink:type="simple" xlink:href="https://www.ukrinform.ua/tag-rosia" text:style-name="Internet_20_link" text:visited-style-name="Visited_20_Internet_20_Link">
</text:a>
.</text:p>
      <text:p text:style-name="P4">
According to information <text:a xlink:type="simple" xlink:href="http://uk.news.yahoo.com/absolut-vodka-says-halts-exports-130645910.html" text:style-name="Internet_20_link" text:visited-style-name="Visited_20_Internet_20_Link">
</text:a>
, Pernod Richard emphasized that the export conduct decision was partially made in order to protect staff in Russia's "criminal liability" and accusations of "intentional bankruptcy".</text:p>
      <text:p text:style-name="P4">
However, it has caused mass criticism in Sweden. In particular, Sweden's Prime Minister Kristrson said he was "very surprised" by such a decision. Some people roamed to the boycott of the company.</text:p>
      <text:p text:style-name="P4">
Several well -known bars and restaurants of Stockholm stopped sales of companies.</text:p>
      <text:p text:style-name="P4">
<text:span text:style-name="T4">
 Read also: </text:span>
 <text:a xlink:type="simple" xlink:href="https://www.ukrinform.ua/rubric-economy/3697454-vlasnik-merezi-kfc-ta-pizza-hut-ostatocno-prodav-biznes-u-rosii.html" text:style-name="Internet_20_link" text:visited-style-name="Visited_20_Internet_20_Link">
<text:span text:style-name="T4">
 KFC </text:span>
</text:a>
As reported by Ukrinform, the Dutch manufacturer Heineken NV is the cessation and sale of its own brand beer in Russia, joining the wave companies that cease their activity in Russia due to the invasion of the Russian Federation in Ukraine.</text:p>
      <text:p text:style-name="P4">
<text:span text:style-name="T5">
Foto: Getty Images</text:span>
</text:p>
      <text:p text:style-name="P4">
News Source: <text:a xlink:type="simple" xlink:href="https://www.ukrinform.ua/rubric-economy/3697587-virobnik-gorilki-absolut-pripinae-eksport-u-rosiu.html" text:style-name="Internet_20_link" text:visited-style-name="Visited_20_Internet_20_Link">
https://www.ukrinform.ua/rubric-economy/3697587-virobnik-gorilki-absolut-pripinae-eksport-u-rosiu.html</text:a>
</text:p>
      <!--NEWS-->
      <text:h text:style-name="P10" text:outline-level="1">
<text:span text:style-name="T4">
The Government has improved the mechanism of payment of pensions for the period of martial law</text:span>
</text:h>
      <text:p text:style-name="P4">
Authors: Ukrinform (Person)</text:p>
      <text:p text:style-name="P4">
Publisher: Укринформ (Organization)</text:p>
      <text:p text:style-name="P4">
Published Time: 2023-04-18T18:24:45+03:00</text:p>
      <text:p text:style-name="P4">
Modified Time: 2023-04-18T18:24:45+03:00</text:p>
      <text:p text:style-name="P4">
Description: The Cabinet of Ministers simplified some procedures for payment of pensions at the time of martial law. - Ukrinform.</text:p>
      <text:p text:style-name="P4">
Images: ["<text:a xlink:type="simple" xlink:href="https://static.ukrinform.com/photos/2021_01/thumb_files/630_360_1611754369-499.jpg" text:style-name="Internet_20_link" text:visited-style-name="Visited_20_Internet_20_Link">
630_360_16117...</text:a>
"]</text:p>
      <text:p text:style-name="P4">
Tags: ['Пенсія', 'Уряд', 'Воєнний стан']</text:p>
      <text:p text:style-name="P4">
Type: Article</text:p>
      <!--METADATA-->
      <text:p text:style-name="P4">
<draw:frame draw:style-name="fr1" draw:name="Image220" text:anchor-type="as-char" svg:width="6.9236in" svg:height="3.956343in" draw:z-index="0">
<draw:image xlink:href="../Images/yкринформ/2023-04-18T18-24-45-03-00/630_360_1611754369-499.jpg" xlink:type="simple" xlink:show="embed" xlink:actuate="onLoad" draw:mime-type="image/jpeg"/>
</draw:frame>
Cabinet ministers simplified some procedures for payment of pensions at the time of martial law.</text:p>
      <text:p text:style-name="P4">
As Ukrinform reports, about it in <text:a xlink:type="simple" xlink:href="http://t.me/tmelnychuk/2108" text:style-name="Internet_20_link" text:visited-style-name="Visited_20_Internet_20_Link">
</text:a>
Government representative in the Verkhovna Rada Taras Melnychuk.</text:p>
      <text:p text:style-name="P4">
He noted that the amendments were made to the Cabinet resolution of August 30, 1999 №596 "On approval of the Procedure for Payment of Pensions and Monetary Assistance through Current Accounts with Banks".</text:p>
      <text:p text:style-name="P4">
“It is possible to conclude contracts of bank account with the enforceable banks who do not have branches, branches, offices at the place of residence of the recipient, including with banks(Neobanks)that do not have their own network at all. The recipients, together with the opening of the Bank's account without visiting the bank's institution, apply for a pension or financial assistance through the institutions of authorized banks with a velectronic form using an electronic signature based on a submitted electronic signature certificate, ”the message reads.</text:p>
      <text:p text:style-name="P4">
In addition, for the period of martial law changes to the resolution <text:a xlink:type="simple" xlink:href="https://www.ukrinform.ua/tag-kabmin" text:style-name="Internet_20_link" text:visited-style-name="Visited_20_Internet_20_Link">
</text:a>
On February 26, 2022 №62, the users of the services of JSC "UkrPoshta" to receive pensions abroad of international transfer by their expense.</text:p>
      <text:p text:style-name="P4">
<text:span text:style-name="T4">
 Read also: </text:span>
 <text:a xlink:type="simple" xlink:href="https://www.ukrinform.ua/rubric-society/3694880-zelenskij-pidpisav-zakon-sodo-priznacenna-pensij-zitelam-okupovanih-teritorij.html" text:style-name="Internet_20_link" text:visited-style-name="Visited_20_Internet_20_Link">
<text:span text:style-name="T4">
 pension </text:span>
</text:a>
It was reported that Ukrainians who have acquired retirement age during their stay abroad can issue a pension remotely using the Pension Fund of Ukraine's webportalronic services. The Ukrainians who are currently in the border appointed in Ukraine are paid according to the rules defined by domestic legislation.</text:p>
      <text:p text:style-name="P4">
News Source: <text:a xlink:type="simple" xlink:href="https://www.ukrinform.ua/rubric-society/3697592-urad-udoskonaliv-mehanizm-viplati-pensij-na-period-voennogo-stanu.html" text:style-name="Internet_20_link" text:visited-style-name="Visited_20_Internet_20_Link">
https://www.ukrinform.ua/rubric-society/3697592-urad-udoskonaliv-mehanizm-viplati-pensij-na-period-voennogo-stanu.html</text:a>
</text:p>
      <!--NEWS-->
      <text:h text:style-name="P10" text:outline-level="1">
<text:span text:style-name="T4">
14 hospitals - Zelenskaya have joined the All -Ukrainian Mental Health Program</text:span>
</text:h>
      <text:p text:style-name="P4">
Authors: Ukrinform (Person)</text:p>
      <text:p text:style-name="P4">
Publisher: Укринформ (Organization)</text:p>
      <text:p text:style-name="P4">
Published Time: 2023-04-18T18:25:00+03:00</text:p>
      <text:p text:style-name="P4">
Modified Time: 2023-04-18T18:25:00+03:00</text:p>
      <text:p text:style-name="P4">
Description: 14 hospitals have already joined the All -Ukrainian Mental Health Program, the main goal of which is to help Ukrainians. - Ukrinform.</text:p>
      <text:p text:style-name="P4">
Images: ["<text:a xlink:type="simple" xlink:href="https://static.ukrinform.com/photos/2023_04/thumb_files/630_360_1681831366-113.jpg" text:style-name="Internet_20_link" text:visited-style-name="Visited_20_Internet_20_Link">
630_360_16818...</text:a>
"]</text:p>
      <text:p text:style-name="P4">
Tags: ['Олена Зеленська', 'Війна з росією', 'Ментальне здоров’я']</text:p>
      <text:p text:style-name="P4">
Type: Article</text:p>
      <!--METADATA-->
      <text:p text:style-name="P4">
<draw:frame draw:style-name="fr1" draw:name="Image221" text:anchor-type="as-char" svg:width="6.9236in" svg:height="3.956343in" draw:z-index="0">
<draw:image xlink:href="../Images/yкринформ/2023-04-18T18-25-00-03-00/630_360_1681831366-113.jpg" xlink:type="simple" xlink:show="embed" xlink:actuate="onLoad" draw:mime-type="image/jpeg"/>
</draw:frame>
The pro -Ukrainian mental health program, whose main purpose is to help Ukrainian to overcome the effects of the war for the psyche, has already joined 14 hospitals.</text:p>
      <text:p text:style-name="P4">
According to Ukrinform, the first lady Elena Zelenskaya in the interviewed <text:a xlink:type="simple" xlink:href="https://vogue.ua/article/culture/lifestyle/golovniy-sposib-ne-vpadati-u-rozpach-diyati-interv-yu-z-pershoyu-ledi-olenoyu-zelenskoyu-51922.html" text:style-name="Internet_20_link" text:visited-style-name="Visited_20_Internet_20_Link">
</text:a>
.</text:p>
      <text:p text:style-name="P4">
"Remember the photo from Bucha, on which a little boy near his mother's grave in her own yard? When you realize the volume of our tragedies, you understand that all society lives in tension - and it will not go without consequence which have the weight of the insecure spheres of socio-political life in <text:a xlink:type="simple" xlink:href="https://www.ukrinform.ua/tag-ukraina" text:style-name="Internet_20_link" text:visited-style-name="Visited_20_Internet_20_Link">
</text:a>
She launched this program, "Zelenska said.</text:p>
      <text:p text:style-name="P4">
According to her, the pilot project of the program - involvement in medical institutions who studied in Israel in the international non -governmental organization israaidt specialize in extreme and military psychology.</text:p>
      <text:p text:style-name="P4">
"14 Ukrainian hospitals have joined him now. One of them in Brovary, where on January 18, after the fall of the helicopter to the kindergarten, the wounded little ones were sent. The project, which is only a few months unfortunately, is already tested in Revalibvtivna - after all, Ukrainians are faced with tragedies every day It is impossible to survive what is impossible, ”the first lady said.</text:p>
      <text:p text:style-name="P4">
She noted that, according to the protocol, psychological assistance in the crisis situation is presented by the services that are the first to see the victim - police, firefighters, SSNSniki, but these skills should be acquired by both teachers and doctors. "Within our programs, Ukrzaliznytsia workers have been trained, for example. All who see and hear a person with traumatic experience, have to know how to behave. Yes, we have to teach a huge number of staff, but we need to blink this rock," Zelenskaya said.</text:p>
      <text:p text:style-name="P4">
<text:span text:style-name="T4">
 Read also: </text:span>
 <text:a xlink:type="simple" xlink:href="https://www.ukrinform.ua/rubric-society/3696262-zelenska-vseukrainska-programa-mentalnogo-zdorova-mae-stati-vidcutnou-dla-ukrainciv.html" text:style-name="Internet_20_link" text:visited-style-name="Visited_20_Internet_20_Link">
<text:span text:style-name="T4">
 mental </text:span>
 <text:span text:style-name="T4">
 </text:span>
 health **</text:a>
</text:p>
      <text:p text:style-name="P4">
A special page has been created within the campaign-https://hoWareu.com Tazaned campaign on social networks Facebook, Instagram, Telegram, Viber, where self-help and support techniques nearby, including in-site To resort to tested, hotline contacts - for calls in Ukraine with a border.</text:p>
      <text:p text:style-name="P4">
The communication campaign is implemented with the support of the US Agency for International Development(USAID).</text:p>
      <text:p text:style-name="P4">
News Source: <text:a xlink:type="simple" xlink:href="https://www.ukrinform.ua/rubric-society/3697593-do-vseukrainskoi-programi-mentalnogo-zdorova-priednalisa-vze-14-likaren-zelenska.html" text:style-name="Internet_20_link" text:visited-style-name="Visited_20_Internet_20_Link">
https://www.ukrinform.ua/rubric-society/3697593-do-vseukrainskoi-programi-mentalnogo-zdorova-priednalisa-vze-14-likaren-zelenska.html</text:a>
</text:p>
      <!--NEWS-->
      <text:h text:style-name="P10" text:outline-level="1">
<text:span text:style-name="T4">
At the exhibition in Kiev you can see the destroyed monuments of Mariupol</text:span>
</text:h>
      <text:p text:style-name="P4">
Authors: Ukrinform (Person)</text:p>
      <text:p text:style-name="P4">
Publisher: Укринформ (Organization)</text:p>
      <text:p text:style-name="P4">
Published Time: 2023-04-18T18:30:55+03:00</text:p>
      <text:p text:style-name="P4">
Modified Time: 2023-04-18T18:30:55+03:00</text:p>
      <text:p text:style-name="P4">
Description: The National Museum of History of Ukraine opened a photo exhibition, which presents an image of destroyed monuments of Mariupol. - Ukrinform.</text:p>
      <text:p text:style-name="P4">
Images: ["<text:a xlink:type="simple" xlink:href="https://static.ukrinform.com/photos/2023_04/thumb_files/630_360_1681831667-245.jpg" text:style-name="Internet_20_link" text:visited-style-name="Visited_20_Internet_20_Link">
630_360_16818...</text:a>
", "<text:a xlink:type="simple" xlink:href="https://static.ukrinform.com/photos/2023_04/1681831667-193.jpg" text:style-name="Internet_20_link" text:visited-style-name="Visited_20_Internet_20_Link">
1681831667-19...</text:a>
", "<text:a xlink:type="simple" xlink:href="https://static.ukrinform.com/photos/2023_04/1681831666-784.jpg" text:style-name="Internet_20_link" text:visited-style-name="Visited_20_Internet_20_Link">
1681831666-78...</text:a>
"]</text:p>
      <text:p text:style-name="P4">
Tags: ['Маріуполь', "Пам'ятка", 'Виставка', 'Війна з росією']</text:p>
      <text:p text:style-name="P4">
Type: Article</text:p>
      <!--METADATA-->
      <text:p text:style-name="P4">
<draw:frame draw:style-name="fr1" draw:name="Image222" text:anchor-type="as-char" svg:width="6.9236in" svg:height="3.956343in" draw:z-index="0">
<draw:image xlink:href="../Images/yкринформ/2023-04-18T18-30-55-03-00/630_360_1681831667-245.jpg" xlink:type="simple" xlink:show="embed" xlink:actuate="onLoad" draw:mime-type="image/jpeg"/>
</draw:frame>
The Union Museum of History of Ukraine opened a photo exhibition, which presented the image of the destroyed monuments of Mariupol.</text:p>
      <text:p text:style-name="P4">
This was reported by Ukrinform correspondent.</text:p>
      <text:p text:style-name="P4">
"The objects we see here today are pain for all Mariupol residents. All the objects that were a business card of our city are collected. It is a seatiteak value that has stood for centuries until the moment it was destroyed by Russian occupiers, ”said the first deputy mayor <text:a xlink:type="simple" xlink:href="https://www.ukrinform.ua/tag-mariupol" text:style-name="Internet_20_link" text:visited-style-name="Visited_20_Internet_20_Link">
</text:a>
Michael Kohut.</text:p>
      <text:p text:style-name="P4">
<draw:frame draw:style-name="fr1" draw:name="Image223" text:anchor-type="as-char" svg:width="6.9236in" svg:height="4.615733in" draw:z-index="0">
<draw:image xlink:href="../Images/yкринформ/2023-04-18T18-30-55-03-00/1681831667-193.jpg" xlink:type="simple" xlink:show="embed" xlink:actuate="onLoad" draw:mime-type="image/jpeg"/>
</draw:frame>
More than 30 stands gathered the photos of the most prominent architectural monuments Mariiupol - in their primary form and present, after destruction.</text:p>
      <text:p text:style-name="P4">
<text:span text:style-name="T4">
 Read also: </text:span>
 <text:a xlink:type="simple" xlink:href="https://www.ukrinform.ua/rubric-regions/3697130-u-mariupoli-zagarbniki-vstanovili-pamatnik-generalu-rf-akij-brav-ucast-u-zahoplenni-mista.html" text:style-name="Internet_20_link" text:visited-style-name="Visited_20_Internet_20_Link">
<text:span text:style-name="T4">
 Mariupe </text:span>
</text:a>
“Mariupol is a monument of large -scale destruction that our country has inflicted on our country. You can see architectural objects before the war and their age. Each of you can make sure that many of them will be destroyed by accident, and consciously - especially those monuments that are related to the historian of the state, ”said NMIU Director Fedir Androshchuk.</text:p>
      <text:p text:style-name="P4">
<draw:frame draw:style-name="fr1" draw:name="Image224" text:anchor-type="as-char" svg:width="6.9236in" svg:height="4.615733in" draw:z-index="0">
<draw:image xlink:href="../Images/yкринформ/2023-04-18T18-30-55-03-00/1681831666-784.jpg" xlink:type="simple" xlink:show="embed" xlink:actuate="onLoad" draw:mime-type="image/jpeg"/>
</draw:frame>
In particular, in the exposition - a photo of the hotel "Continental", a monument of Metropolitanigenaty, "State Wine Warehouse" on Nilson Street, Tregubov's House, Drama Theater.</text:p>
      <text:p text:style-name="P4">
“On the eve of the war, Mariupol was recognized as the cultural capital of Ukraine. It was a city resolved, cultural life raged here. Looking at these photos, you realize that we will undoubtedly rebuild everything. However, it is important to say that there is no proceeding. Because it is a conscious destruction of cultural monuments, museums. We have counted more than 550 destroyed monuments in Ukraine. And Mariupol, unfortunately, is one of the higher steps in this list, ”said the Ministers and Information Policy Oleksandr Tkachenko.</text:p>
      <text:p text:style-name="P4">
He stated that for all crimes committed by Russia in Mariupol, in particular the reconciliation of cultural values, there would be responsibility.</text:p>
      <text:p text:style-name="P4">
<text:span text:style-name="T4">
 Read also: </text:span>
 <text:a xlink:type="simple" xlink:href="https://www.ukrinform.ua/rubric-culture/3697417-v-ukraini-zrujnovani-abo-poskodzeni-ponad-550-obektiv-kulturnoi-spadsini-tkacenko.html" text:style-name="Internet_20_link" text:visited-style-name="Visited_20_Internet_20_Link">
</text:a>
The exhibition will last until May 1.</text:p>
      <text:p text:style-name="P4">
News Source: <text:a xlink:type="simple" xlink:href="https://www.ukrinform.ua/rubric-culture/3697594-na-vistavci-u-kievi-mozna-pobaciti-zrujnovani-pamatki-mariupola.html" text:style-name="Internet_20_link" text:visited-style-name="Visited_20_Internet_20_Link">
https://www.ukrinform.ua/rubric-culture/3697594-na-vistavci-u-kievi-mozna-pobaciti-zrujnovani-pamatki-mariupola.html</text:a>
</text:p>
      <!--NEWS-->
      <text:h text:style-name="P10" text:outline-level="1">
<text:span text:style-name="T4">
In Kherson region, two settlements have been deactivated as a result of shelling</text:span>
</text:h>
      <text:p text:style-name="P4">
Authors: Ukrinform (Person)</text:p>
      <text:p text:style-name="P4">
Publisher: Укринформ (Organization)</text:p>
      <text:p text:style-name="P4">
Published Time: 2023-04-18T18:33:14+03:00</text:p>
      <text:p text:style-name="P4">
Modified Time: 2023-04-18T18:33:14+03:00</text:p>
      <text:p text:style-name="P4">
Description: The settlements of Berislav and Novoberislav of the Kherson region are deprived as a result of shelling. - Ukrinform.</text:p>
      <text:p text:style-name="P4">
Images: ["<text:a xlink:type="simple" xlink:href="https://static.ukrinform.com/photos/2022_10/thumb_files/630_360_1666341365-342.jpg" text:style-name="Internet_20_link" text:visited-style-name="Visited_20_Internet_20_Link">
630_360_16663...</text:a>
"]</text:p>
      <text:p text:style-name="P4">
Tags: ['Електроенергія', 'Херсонщина', 'Обстріл']</text:p>
      <text:p text:style-name="P4">
Type: Article</text:p>
      <!--METADATA-->
      <text:p text:style-name="P4">
<draw:frame draw:style-name="fr1" draw:name="Image225" text:anchor-type="as-char" svg:width="6.9236in" svg:height="3.956343in" draw:z-index="0">
<draw:image xlink:href="../Images/yкринформ/2023-04-18T18-33-14-03-00/630_360_1666341365-342.jpg" xlink:type="simple" xlink:show="embed" xlink:actuate="onLoad" draw:mime-type="image/jpeg"/>
</draw:frame>
Berislav and Novoberislav of Kherson region are deprived of the first time.</text:p>
      <text:p text:style-name="P4">
This was reported in <text:a xlink:type="simple" xlink:href="http://t.me/olexandrprokudin/301" text:style-name="Internet_20_link" text:visited-style-name="Visited_20_Internet_20_Link">
</text:a>
Head of Khersonova Alexander Proudin, reports Ukrinform.</text:p>
      <text:p text:style-name="P4">
“Due to the attack of the Russians, Berislav and Novoberlav - again without light. The enemy damage the power grids that feed the settlements, ”Proudin said.</text:p>
      <text:p text:style-name="P4">
According to him, energy is already working on the spot, so soon <text:a xlink:type="simple" xlink:href="https://www.ukrinform.ua/tag-elektroenergia" text:style-name="Internet_20_link" text:visited-style-name="Visited_20_Internet_20_Link">
</text:a>
must be restored.</text:p>
      <text:p text:style-name="P4">
<text:span text:style-name="T4">
 Read also: </text:span>
 <text:a xlink:type="simple" xlink:href="https://www.ukrinform.ua/rubric-regions/3694366-vorog-iz-aviacii-obstrilav-berislav-cimalo-budinkiv-zrujnovani-vsent.html" text:style-name="Internet_20_link" text:visited-style-name="Visited_20_Internet_20_Link">
<text:span text:style-name="T4">
 Berislav </text:span>
</text:a>
As <text:a xlink:type="simple" xlink:href="https://www.ukrinform.ua/rubric-ato/3697433-obstril-rinku-v-hersoni-odin-zagiblij-devatero-poranenih.html" text:style-name="Internet_20_link" text:visited-style-name="Visited_20_Internet_20_Link">
 </text:a>
Ukrinform, as a result of the morning artillery market shelling in Kherson, one person was killed, nine.</text:p>
      <text:p text:style-name="P4">
News Source: <text:a xlink:type="simple" xlink:href="https://www.ukrinform.ua/rubric-regions/3697596-na-hersonsini-vnaslidok-obstriliv-znestrumleni-dva-naseleni-punkti.html" text:style-name="Internet_20_link" text:visited-style-name="Visited_20_Internet_20_Link">
https://www.ukrinform.ua/rubric-regions/3697596-na-hersonsini-vnaslidok-obstriliv-znestrumleni-dva-naseleni-punkti.html</text:a>
</text:p>
      <!--NEWS-->
      <text:h text:style-name="P10" text:outline-level="1">
<text:span text:style-name="T4">
The European Commission tomorrow will discuss the work of "Solidarity Corridors" with Ukraine and its neighbors</text:span>
</text:h>
      <text:p text:style-name="P4">
Authors: Ukrinform (Person)</text:p>
      <text:p text:style-name="P4">
Publisher: Укринформ (Organization)</text:p>
      <text:p text:style-name="P4">
Published Time: 2023-04-18T18:33:15+03:00</text:p>
      <text:p text:style-name="P4">
Modified Time: 2023-04-18T18:33:15+03:00</text:p>
      <text:p text:style-name="P4">
Description: The Board of the European Commission today discussed the work of "Solidarity Corridors" at the borders with Ukraine, as a result of which the European Commission Executive president Valdis Dombrovskis will meet with representatives of the five EU countries in Ukraine with the participation of Ukraine itself.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Експорт', 'Єврокомісія', 'Україна', 'Зерно']</text:p>
      <text:p text:style-name="P4">
Type: Article</text:p>
      <!--METADATA-->
      <text:p text:style-name="P4">
<draw:frame draw:style-name="fr1" draw:name="Image226" text:anchor-type="as-char" svg:width="6.9236in" svg:height="3.956343in" draw:z-index="0">
<draw:image xlink:href="../Images/yкринформ/2023-04-18T18-33-15-03-00/630_360_1462365899-2256.jpg" xlink:type="simple" xlink:show="embed" xlink:actuate="onLoad" draw:mime-type="image/jpeg"/>
</draw:frame>
The College of the European Commission today discussed the work of Corridor Solodarity at the borders with Ukraine, as a result of which the Executive President of the European Commission, Valdis Dombrovskis, will meet tomorrow to meet the representatives of five EU countries in Ukraine, with the participation of Ukraine itself.</text:p>
      <text:p text:style-name="P4">
This was reported in Strasbourg by the results of the Board of the European Commission, the Executive Squise president of the European commission Margrete Westiger, reports correspondent.</text:p>
      <text:p text:style-name="P4">
"Today ... our colleagues have discussed the corridors of solidarity.</text:p>
      <text:p text:style-name="P4">
<text:span text:style-name="T4">
 Read also: </text:span>
 <text:a xlink:type="simple" xlink:href="https://www.ukrinform.ua/rubric-economy/3697514-eksport-ukrainskoi-agroprodukcii-dozvoliv-strimati-inflaciu-v-es-visockij.html" text:style-name="Internet_20_link" text:visited-style-name="Visited_20_Internet_20_Link">
</text:a>
Five countries were reported that Poland, Slovakia, Hungary, Romania Ibolgaria, wrote a letter to the European Commission with a request to take protective measures to limit agricultural imports from Ukraine, since large flows and foodstuffs that enters the EU market from Ukraine have led to prices It has caused such products and harm to farms in Ukraine bordering Ukraine.</text:p>
      <text:p text:style-name="P4">
Poland, Hungary and Slovakia have completely banned the import of Ukrainian farm goods into their territory. Yesterday, the European Commission reminded that it did not support such sole actions, since the issue of regulating trade is within the competence of the EU. Earlier, the EU has allocated 56 million euros to support farmers in the EU border with Ukraine, and on the eve of the spokesman announced the development of a second, larger -scale package of such care.</text:p>
      <text:p text:style-name="P4">
"Solidarity Corridors" <text:a xlink:type="simple" xlink:href="https://www.ukrinform.ua/tag-evrosouz" text:style-name="Internet_20_link" text:visited-style-name="Visited_20_Internet_20_Link">
</text:a>
They were organized on the borders with Ukraine in response to the naval blockade of Russian Ukrainian Black Sea ports, through which exports of Ukrainian grain to the world market were made before the war. The result of such a blockade was the threat in the most vulnerable countries of the world.</text:p>
      <text:p text:style-name="P4">
To reduce this threat on the initiative of the UN and Turkey, it was a launch of the Black Sea Grain Initiative, which allowed to withdraw part of Ukrainian grain, but now it is blocked by the Russian Federation.The EU Solidarity Corridors have allowed to remove more than 25 million toons of Ukrainian grain from Ukraine, through road and railway routes, and also using internal waterway arteries.</text:p>
      <text:p text:style-name="P4">
News Source: <text:a xlink:type="simple" xlink:href="https://www.ukrinform.ua/rubric-economy/3697597-evrokomisia-zavtra-obgovorit-robotu-koridoriv-solidarnosti-z-ukrainou-ta-ii-susidami.html" text:style-name="Internet_20_link" text:visited-style-name="Visited_20_Internet_20_Link">
https://www.ukrinform.ua/rubric-economy/3697597-evrokomisia-zavtra-obgovorit-robotu-koridoriv-solidarnosti-z-ukrainou-ta-ii-susidami.html</text:a>
</text:p>
      <!--NEWS-->
      <text:h text:style-name="P10" text:outline-level="1">
<text:span text:style-name="T4">
The national team of Ukraine announced the composition for the final matches of selection for a handball from a handball</text:span>
</text:h>
      <text:p text:style-name="P4">
Authors: Ukrinform (Person)</text:p>
      <text:p text:style-name="P4">
Publisher: Укринформ (Organization)</text:p>
      <text:p text:style-name="P4">
Published Time: 2023-04-18T18:43:56+03:00</text:p>
      <text:p text:style-name="P4">
Modified Time: 2023-04-18T18:43:56+03:00</text:p>
      <text:p text:style-name="P4">
Description: The team includes 16 handball players. - Ukrinform.</text:p>
      <text:p text:style-name="P4">
Images: ["<text:a xlink:type="simple" xlink:href="https://static.ukrinform.com/photos/2023_04/thumb_files/630_360_1681832474-608.jpg" text:style-name="Internet_20_link" text:visited-style-name="Visited_20_Internet_20_Link">
630_360_16818...</text:a>
"]</text:p>
      <text:p text:style-name="P4">
Tags: ['гандбол']</text:p>
      <text:p text:style-name="P4">
Type: Article</text:p>
      <!--METADATA-->
      <text:p text:style-name="P4">
<draw:frame draw:style-name="fr1" draw:name="Image227" text:anchor-type="as-char" svg:width="6.9236in" svg:height="3.956343in" draw:z-index="0">
<draw:image xlink:href="../Images/yкринформ/2023-04-18T18-43-56-03-00/630_360_1681832474-608.jpg" xlink:type="simple" xlink:show="embed" xlink:actuate="onLoad" draw:mime-type="image/jpeg"/>
</draw:frame>
The composition includes 16 handball players.</text:p>
      <text:p text:style-name="P4">
Ukraine's men's handball team announced a composition for the final matches of the selection championship of Europe in 2024, the application of the team <text:a xlink:type="simple" xlink:href="https://handball.net.ua/ukr/zbirna-ukrajini-nazvala-sklad-na-virishalni-matchi-vidboru-na-evro-2024-proti-farer-ta-rumuniji/" text:style-name="Internet_20_link" text:visited-style-name="Visited_20_Internet_20_Link">
</text:a>
On the site of the federation of Ukraine, reports Ukrinform.</text:p>
      <text:p text:style-name="P4">
In the final two rounds of selection, Ukraine will play against the Faroe Islands(26)and Romania(April 30).</text:p>
      <text:p text:style-name="P4">
Підготовку до заключних матчів відбору Євро-2024 збірна України розпочне 23квітня. До заявки національної команди тренери В’ячеслав Лочман та ВадимБражник включили 16 гандболістів. Серед них – найрезультативніший гравецьдругої німецької Бундесліги Ігор Турченко.</text:p>
      <text:p text:style-name="P4">
<text:span text:style-name="T4">
Склад збірної України на матчі з Фарерськими островами та Румунією</text:span>
</text:p>
      <text:p text:style-name="P4">
<text:span text:style-name="T4">
<text:span text:style-name="T5">
Воротарі</text:span>
 </text:span>
 : Назар Чудінов, Геннадій Комок (Both are 'motor').</text:p>
      <text:p text:style-name="P4">
_<text:span text:style-name="T4">
Польові гравці</text:span>
 _ : Захар Денисов («Motor»), Dmitry Artemenko("Gurnikzabge", Poland), Eugene Zhuk(Grosswalstadt, Germany), Dmitry Tyutyunnik, Yuri Kubatko, Ilya Bliznyuk, Igor Turchenko, Dmitry Gorga, Vitaliy Gorovy(all- "motor"), Taras Minotsky("Union's Azota Tunned", Poland), Roman Chicicalo(Opole Guard, Poland), Andriy Akimenko(Dynamo Bucharest, Romania). Ivanburzak(Azota Polavai, Poland), Dmitry Ilchenko(Gurnik Zwzh, Poland).</text:p>
      <text:p text:style-name="P4">
Для виходу на чемпіонат Європи 2024 року з другого місця Україні потрібновиграти два останні матчі, а також розраховувати на один з двох сценаріїв: абообіграти Румунію «+9» та більше, або Румунія має не виграти в Австрії в очномуматчі.</text:p>
      <text:p text:style-name="P4">
Окрім цього, «синьо-жовті» можуть вийти на континентальну першість зарейтингом найкращих команд, що посіли третє місце. В цьому заліку невраховуватимуться результати з останньою збірною групи.</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As reported by Ukrinform, the national team of Ukraine in the framework of qualification for Euro-2024 of Zgandball spent four matches, in these fights "blue and yellow" won one winner-at the start of the tournament were overcome by the Faroeus Islands(29:25).</text:p>
      <text:p text:style-name="P4">
Фото: handball.net.ua</text:p>
      <text:p text:style-name="P4">
News Source: <text:a xlink:type="simple" xlink:href="https://www.ukrinform.ua/rubric-sports/3697600-zbirna-ukraini-ogolosila-sklad-na-zaklucni-matci-vidboru-na-ce-z-gandbolu.html" text:style-name="Internet_20_link" text:visited-style-name="Visited_20_Internet_20_Link">
https://www.ukrinform.ua/rubric-sports/3697600-zbirna-ukraini-ogolosila-sklad-na-zaklucni-matci-vidboru-na-ce-z-gandbolu.html</text:a>
</text:p>
      <!--NEWS-->
      <text:h text:style-name="P10" text:outline-level="1">
<text:span text:style-name="T4">
In Japan, the coastal guard aircraft crashed in Japan</text:span>
</text:h>
      <text:p text:style-name="P4">
Authors: Ukrinform (Person)</text:p>
      <text:p text:style-name="P4">
Publisher: Укринформ (Organization)</text:p>
      <text:p text:style-name="P4">
Published Time: 2023-04-18T18:47:14+03:00</text:p>
      <text:p text:style-name="P4">
Modified Time: 2023-04-18T18:47:14+03:00</text:p>
      <text:p text:style-name="P4">
Description: Japan's coastal protection aircraft crashed during Japan's exercises on Tuesday, April 18. - Ukrinform.</text:p>
      <text:p text:style-name="P4">
Images: ["<text:a xlink:type="simple" xlink:href="https://static.ukrinform.com/photos/2023_04/thumb_files/630_360_1681832808-200.png" text:style-name="Internet_20_link" text:visited-style-name="Visited_20_Internet_20_Link">
630_360_16818...</text:a>
"]</text:p>
      <text:p text:style-name="P4">
Tags: ['Японія', 'Аварія', 'Літак']</text:p>
      <text:p text:style-name="P4">
Type: Article</text:p>
      <!--METADATA-->
      <text:p text:style-name="P4">
<draw:frame draw:style-name="fr1" draw:name="Image228" text:anchor-type="as-char" svg:width="6.9236in" svg:height="3.956343in" draw:z-index="0">
<draw:image xlink:href="../Images/yкринформ/2023-04-18T18-47-14-03-00/630_360_1681832808-200.png" xlink:type="simple" xlink:show="embed" xlink:actuate="onLoad" draw:mime-type="image/png"/>
</draw:frame>
Japan's aircraft guards crashed during the exercises in southwest of Japan in Tuesday, April 18.</text:p>
      <text:p text:style-name="P4">
As Ukrinform reports, it reports <text:a xlink:type="simple" xlink:href="http://www3.nhk.or.jp/nhkworld/en/news/20230418_26/" text:style-name="Internet_20_link" text:visited-style-name="Visited_20_Internet_20_Link">
</text:a>
.</text:p>
      <text:p text:style-name="P4">
Two crew members who were on board were minor injuries. They were hospitalized at the hospital in the cities of UAA.</text:p>
      <text:p text:style-name="P4">
Representatives of the coast guard stated that a small <text:a xlink:type="simple" xlink:href="https://www.ukrinform.ua/tag-litak" text:style-name="Internet_20_link" text:visited-style-name="Visited_20_Internet_20_Link">
</text:a>
He flew from Kitakus Airport at about 09: 15 in the morning, and then fell into the field in the city of UAA, the prefecture of Oita, soon 10 o'clock in the morning.</text:p>
      <text:p text:style-name="P4">
Officials say that the aircraft was a trainee of the aircraft.</text:p>
      <text:p text:style-name="P4">
Currently, coastal security staff find out the circumstances of the incident.</text:p>
      <text:p text:style-name="P4">
<text:span text:style-name="T4">
 Read also: </text:span>
 <text:a xlink:type="simple" xlink:href="https://www.ukrinform.ua/rubric-world/3696801-poblizu-aeroportu-ottavi-rozbivsa-malij-litak.html" text:style-name="Internet_20_link" text:visited-style-name="Visited_20_Internet_20_Link">
</text:a>
According to Ukrinform, the bodies of five victims were discovered on Sunday post -deep -flow immersion in search of a helicopter of Japan's self -defense forces, which was missing early this month with 10 people on board.</text:p>
      <text:p text:style-name="P4">
News Source: <text:a xlink:type="simple" xlink:href="https://www.ukrinform.ua/rubric-world/3697601-u-aponii-zaznav-avarii-litak-beregovoi-ohoroni.html" text:style-name="Internet_20_link" text:visited-style-name="Visited_20_Internet_20_Link">
https://www.ukrinform.ua/rubric-world/3697601-u-aponii-zaznav-avarii-litak-beregovoi-ohoroni.html</text:a>
</text:p>
      <!--NEWS-->
      <text:h text:style-name="P10" text:outline-level="1">
<text:span text:style-name="T4">
Crimean Political Prisoner Abhairov in the Russian Federation want to be sent to tuberculosis hospital - activists</text:span>
</text:h>
      <text:p text:style-name="P4">
Authors: Ukrinform (Person)</text:p>
      <text:p text:style-name="P4">
Publisher: Укринформ (Organization)</text:p>
      <text:p text:style-name="P4">
Published Time: 2023-04-18T18:49:00+03:00</text:p>
      <text:p text:style-name="P4">
Modified Time: 2023-04-18T18:49:00+03:00</text:p>
      <text:p text:style-name="P4">
Description: The Crimean political prisoner of Arsen Abhairov in a colony in Krasnodar region (Russia) proposes to treat varicose veil in medical facilities for patients with tuberculosis. - Ukrinform.</text:p>
      <text:p text:style-name="P4">
Images: ["<text:a xlink:type="simple" xlink:href="https://static.ukrinform.com/photos/2018_08/thumb_files/630_360_1534342460-3207.jpg" text:style-name="Internet_20_link" text:visited-style-name="Visited_20_Internet_20_Link">
630_360_15343...</text:a>
", "<text:a xlink:type="simple" xlink:href="https://static.ukrinform.com/photos/2023_04/1681832456-453.jpeg" text:style-name="Internet_20_link" text:visited-style-name="Visited_20_Internet_20_Link">
1681832456-45...</text:a>
"]</text:p>
      <text:p text:style-name="P4">
Tags: ['Окупація Криму', "Політв'язні Кремля", 'Туберкульоз']</text:p>
      <text:p text:style-name="P4">
Type: Article</text:p>
      <!--METADATA-->
      <text:p text:style-name="P4">
<draw:frame draw:style-name="fr1" draw:name="Image229" text:anchor-type="as-char" svg:width="6.9236in" svg:height="3.956343in" draw:z-index="0">
<draw:image xlink:href="../Images/yкринформ/2023-04-18T18-49-00-03-00/630_360_1534342460-3207.jpg" xlink:type="simple" xlink:show="embed" xlink:actuate="onLoad" draw:mime-type="image/jpeg"/>
</draw:frame>
Crimean political prisoner Arsen Abhairov in a colony in Krasnodar region(Russia)They offer to treat varicose veins for patients with tuberculosis.</text:p>
      <text:p text:style-name="P4">
About it reports the public association "<text:a xlink:type="simple" xlink:href="https://crimean-solidarity.org/news/2023/04/18/v-kolonii-politzaklyuchennomu-arsenu-abxairovu-predlagayut-lechitsya-v-tuberkuleznoj-bolnice--2550" text:style-name="Internet_20_link" text:visited-style-name="Visited_20_Internet_20_Link">
</text:a>
», Reports Ukrinform.</text:p>
      <text:p text:style-name="P4">
“Varicosis has a Crimean Tartar in prison, which requires surgical reproduction. The colony administration proposes to carry out the procedure in Krasnoyarsk Tuberculosis <text:a xlink:type="simple" xlink:href="https://www.ukrinform.ua/tag-bolnica" text:style-name="Internet_20_link" text:visited-style-name="Visited_20_Internet_20_Link">
</text:a>
№1 », - it is a testament.</text:p>
      <text:p text:style-name="P4">
<draw:frame draw:style-name="fr1" draw:name="Image230" text:anchor-type="as-char" svg:width="6.9236in" svg:height="3.894525in" draw:z-index="0">
<draw:image xlink:href="../Images/yкринформ/2023-04-18T18-49-00-03-00/1681832456-453.jpeg" xlink:type="simple" xlink:show="embed" xlink:actuate="onLoad" draw:mime-type="image/jpeg"/>
</draw:frame>
According to lawyer Maria Terekhova, who visited Abhayrova in prison, there are many negative reviews of the hospital, including from the compilers of the Polish.</text:p>
      <text:p text:style-name="P4">
<text:span text:style-name="T4">
 Read also: </text:span>
 <text:a xlink:type="simple" xlink:href="https://www.ukrinform.ua/rubric-crimea/3694553-krimcanina-gafarova-u-rosijskij-kolonii-pomistili-u-sizo.html" text:style-name="Internet_20_link" text:visited-style-name="Visited_20_Internet_20_Link">
</text:a>
As it was reported, the participants of the Krasnogvardi Group of the Hizb-Sut-Tahrir case were detained in February 2019. In November 2020, the Southern District Court sentenced the persons involved in the case by Rustem Emirusein to 17 years of imprisonment, Skender Abdulganiev - up to 12 years, Arsen Abakhirov - up to the age of 13.</text:p>
      <text:p text:style-name="P4">
<text:span text:style-name="T5">
Foto: Crimean-solidarity.org</text:span>
</text:p>
      <text:p text:style-name="P4">
News Source: <text:a xlink:type="simple" xlink:href="https://www.ukrinform.ua/rubric-crimea/3697602-krimskogo-politvazna-abhairova-v-rf-hocut-vidpraviti-do-tuberkuloznoi-likarni-aktivisti.html" text:style-name="Internet_20_link" text:visited-style-name="Visited_20_Internet_20_Link">
https://www.ukrinform.ua/rubric-crimea/3697602-krimskogo-politvazna-abhairova-v-rf-hocut-vidpraviti-do-tuberkuloznoi-likarni-aktivisti.html</text:a>
</text:p>
      <!--NEWS-->
      <text:h text:style-name="P10" text:outline-level="1">
<text:span text:style-name="T4">
The Secretary of State of the Ministry of Economic Cooperation and Development of Germany showed the reconstruction of Ukraine</text:span>
</text:h>
      <text:p text:style-name="P4">
Authors: Ukrinform (Person)</text:p>
      <text:p text:style-name="P4">
Publisher: Укринформ (Organization)</text:p>
      <text:p text:style-name="P4">
Published Time: 2023-04-18T18:54:00+03:00</text:p>
      <text:p text:style-name="P4">
Modified Time: 2023-04-18T18:54:00+03:00</text:p>
      <text:p text:style-name="P4">
Description: The State Secretary of the Ministry of Economic Cooperation and Development of Germany, Jochen Flagart, within the framework of the visit to Kiev, visited specific reports on the restoration of Ukraine implemented by the International Migration Organization and the German KFW Development Bank. - Ukrinform.</text:p>
      <text:p text:style-name="P4">
Images: ["<text:a xlink:type="simple" xlink:href="https://static.ukrinform.com/photos/2023_04/thumb_files/630_360_1681833174-656.jpg" text:style-name="Internet_20_link" text:visited-style-name="Visited_20_Internet_20_Link">
630_360_16818...</text:a>
"]</text:p>
      <text:p text:style-name="P4">
Tags: ['Німеччина', 'Україна', 'Відбудова']</text:p>
      <text:p text:style-name="P4">
Type: Article</text:p>
      <!--METADATA-->
      <text:p text:style-name="P4">
<draw:frame draw:style-name="fr1" draw:name="Image231" text:anchor-type="as-char" svg:width="6.9236in" svg:height="3.956343in" draw:z-index="0">
<draw:image xlink:href="../Images/yкринформ/2023-04-18T18-54-00-03-00/630_360_1681833174-656.jpg" xlink:type="simple" xlink:show="embed" xlink:actuate="onLoad" draw:mime-type="image/jpeg"/>
</draw:frame>
The Secretary of State of the Ministry of Economic Cooperation and Development of Germany, Jochenflasbart, within the framework of the visit to Kiev, visited specific projects for the restoration of Ukraine implemented by the International Organization for Migration and the German Banking of KFW.</text:p>
      <text:p text:style-name="P4">
This was reported in <text:a xlink:type="simple" xlink:href="https://twitter.com/GermanyinUA/status/1648337177288253441" text:style-name="Internet_20_link" text:visited-style-name="Visited_20_Internet_20_Link">
</text:a>
The German Embassy in Ukraine, reports Ukrinform.</text:p>
      <text:p text:style-name="P4">
“During the visit of the Secretary of State, Johon Flasbart visited specific refusal projects <text:a xlink:type="simple" xlink:href="https://www.ukrinform.ua/tag-ukraina" text:style-name="Internet_20_link" text:visited-style-name="Visited_20_Internet_20_Link">
</text:a>
International Organization of Migration and the German State Bank for KFW Development. As part of the reconstruction, we make cities more stable and durable, ”the post states.</text:p>
      <text:p text:style-name="Quotations">

<text:p text:style-name="P4">
During the visit of the Secretary of State <text:a xlink:type="simple" xlink:href="https://twitter.com/JochenFlasbarth" text:style-name="Internet_20_link" text:visited-style-name="Visited_20_Internet_20_Link">
&gt;
</text:a>
Visited&gt;
 Specific Recovery Projects <text:a xlink:type="simple" xlink:href="https://twitter.com/UNmigration" text:style-name="Internet_20_link" text:visited-style-name="Visited_20_Internet_20_Link">
&gt;
</text:a>
and <text:a xlink:type="simple" xlink:href="https://twitter.com/KfW_FZ" text:style-name="Internet_20_link" text:visited-style-name="Visited_20_Internet_20_Link">
&gt;
</text:a>
. As part of the reconstruction, we want to make cities more stable and hardy. <text:a xlink:type="simple" xlink:href="https://twitter.com/hashtag/buildingbackbetter" text:style-name="Internet_20_link" text:visited-style-name="Visited_20_Internet_20_Link">
&gt;
</text:a>
&gt;
 <text:a xlink:type="simple" xlink:href="https://twitter.com/BMZ_Bund" text:style-name="Internet_20_link" text:visited-style-name="Visited_20_Internet_20_Link">
 </text:a>
 <text:a xlink:type="simple" xlink:href="https://t.co/AV3ppTzC9v" text:style-name="Internet_20_link" text:visited-style-name="Visited_20_Internet_20_Link">
&gt;
 </text:a>
&gt;
&gt;
 - Embassy of Germany(@GermanyinUA) <text:a xlink:type="simple" xlink:href="https://twitter.com/GermanyinUA/status/1648337177288253441" text:style-name="Internet_20_link" text:visited-style-name="Visited_20_Internet_20_Link">
&gt;
 </text:a>
<text:span text:style-name="T4">
 Read also: </text:span>
 <text:a xlink:type="simple" xlink:href="https://www.ukrinform.ua/rubric-vidbudova/3697571-svitovij-bank-stane-odnim-iz-klucovih-partneriv-u-vidnovlenni-ukraini-premer.html" text:style-name="Internet_20_link" text:visited-style-name="Visited_20_Internet_20_Link">
</text:a>
As <text:a xlink:type="simple" xlink:href="https://www.ukrinform.ua/rubric-vidbudova/3697416-do-kieva-pribuv-derzsekretar-ministerstva-ekonomicnogo-spivrobitnictva-ta-rozvitku-frn.html" text:style-name="Internet_20_link" text:visited-style-name="Visited_20_Internet_20_Link">
 </text:a>
, State Secretary of the Ministry of Economic Cooperation and Development Nimenchyna, Jochen Flagart arrived in Kiev on April 18 with a two -day visit.</text:p>

</text:p>
      <text:p text:style-name="P4">
News Source: <text:a xlink:type="simple" xlink:href="https://www.ukrinform.ua/rubric-vidbudova/3697607-derzsekretaru-ministerstva-ekonomicnogo-spivrobitnictva-ta-rozvitku-frn-pokazali-vidbudovu-ukraini.html" text:style-name="Internet_20_link" text:visited-style-name="Visited_20_Internet_20_Link">
https://www.ukrinform.ua/rubric-vidbudova/3697607-derzsekretaru-ministerstva-ekonomicnogo-spivrobitnictva-ta-rozvitku-frn-pokazali-vidbudovu-ukraini.html</text:a>
</text:p>
      <!--NEWS-->
      <text:h text:style-name="P10" text:outline-level="1">
<text:span text:style-name="T4">
Getmantsev rejects accusations of business in Crimea and relevant to the scheme in Ukravtodor</text:span>
</text:h>
      <text:p text:style-name="P4">
Authors: Ukrinform (Person)</text:p>
      <text:p text:style-name="P4">
Publisher: Укринформ (Organization)</text:p>
      <text:p text:style-name="P4">
Published Time: 2023-04-18T18:58:00+03:00</text:p>
      <text:p text:style-name="P4">
Modified Time: 2023-04-18T18:58:00+03:00</text:p>
      <text:p text:style-name="P4">
Description: The Chairman of the Verkhovna Rada Committee on Finance, Tax and Customs Policy Danilo Getmantsev refutes information about the family business in the occupied Crimea after 2014, and is convinced that he had the right not to publish data on his mother's wealth - this was his personal choice. - Ukrinform.</text:p>
      <text:p text:style-name="P4">
Images: ["<text:a xlink:type="simple" xlink:href="https://static.ukrinform.com/photos/2021_07/thumb_files/630_360_1625501052-174.jpg" text:style-name="Internet_20_link" text:visited-style-name="Visited_20_Internet_20_Link">
630_360_16255...</text:a>
"]</text:p>
      <text:p text:style-name="P4">
Tags: ['Крим', 'Укравтодор', 'Гетманцев']</text:p>
      <text:p text:style-name="P4">
Type: Article</text:p>
      <!--METADATA-->
      <text:p text:style-name="P4">
<draw:frame draw:style-name="fr1" draw:name="Image232" text:anchor-type="as-char" svg:width="6.9236in" svg:height="3.956343in" draw:z-index="0">
<draw:image xlink:href="../Images/yкринформ/2023-04-18T18-58-00-03-00/630_360_1625501052-174.jpg" xlink:type="simple" xlink:show="embed" xlink:actuate="onLoad" draw:mime-type="image/jpeg"/>
</draw:frame>
The Chairman of the Verkhovna Rada for Finance, Tax and Customs Policy has refuted information about the family business in the occupied Crimean 2014, and is convinced that he had the right not to publish data from the mother's prominence - it was his personal choice.</text:p>
      <text:p text:style-name="P4">
The People's Deputy reported this in <text:a xlink:type="simple" xlink:href="http://t.me/getmantsevdanil/4575" text:style-name="Internet_20_link" text:visited-style-name="Visited_20_Internet_20_Link">
</text:a>
, reports Ukrinform.</text:p>
      <text:p text:style-name="P4">
“Journalists have made a story about the events of more than 10 years ago, that is, a long time. The events that did not directly concern me - the partial clients, which was conducted by the law firm in which I then worked. Of course, I was not involved in the business of my mother. Part of the business of clients, to which the yamaei did not have the slightest attitude, ”he said.</text:p>
      <text:p text:style-name="P4">
According to the People's Deputy, the law company Jurimx, which, according to the journalists, received "special bonuses" when the head of Ukravtodor was a former fugitive president Viktor Yanukovych Vladimir Demishkan, she really cooperated with Ukravtodor. But she was allegedly forced to take all possible projects to put "in the portfolio to confirm the experience."</text:p>
      <text:p text:style-name="P4">
“Some projects, such as the development of the Road Code, were made without clear payment obligations. As a result, in fact, it happened, and we did not receive payments for these. Given this situation and public resonance by the client's actions, we eventually came out of this project on our own. The dedication of years of cooperation, the total amount received by the company was only UAH 407 thousand, ” - said <text:a xlink:type="simple" xlink:href="https://www.ukrinform.ua/tag-getmancev" text:style-name="Internet_20_link" text:visited-style-name="Visited_20_Internet_20_Link">
</text:a>
.</text:p>
      <text:p text:style-name="P4">
At the same time, he stressed, Jurimex stopped all the projects of the occupied Crimea since 2014.</text:p>
      <text:p text:style-name="P4">
“We had a lawyer directly in the Crimea. But he was released in May 2014, when we finally came out of all the projects to the Ark. I do not know what Vidzaraz does, because the relationship was not supported after that, ” - said Getmantsev.</text:p>
      <text:p text:style-name="P4">
The committee head also rejects information about the family business in the occupied Krym after 2014. He said that his mother "really actively engaged in business since the early 1990s", but after the occupation of the Ukrainian Peninsula-Zenibita "just a folder with documents, and access to them was lost from famous causes".</text:p>
      <text:p text:style-name="P4">
At the same time, according to the deputy, he had every reason not to reflect the statute, because it does not lead with it a "common economy".<text:span text:style-name="T4">
 Read also: </text:span>
 <text:a xlink:type="simple" xlink:href="https://www.ukrinform.ua/rubric-economy/3689102-ukraina-planue-povernuti-dovoenni-podatki-getmancev.html" text:style-name="Internet_20_link" text:visited-style-name="Visited_20_Internet_20_Link">
<text:span text:style-name="T4">
 Getmantsev </text:span>
</text:a>
It was reported that journalists from Bihus Info have published a large -scale investigation into the Chairman of the Verkhovna Rada Committee on Finance, Tax and Customs Policy Danigethamtsev. It states that he is involved in the service of the company of former President Viktor Yanukovych and the former head of Ukravtodor, hides family fortune in France, and his mother had a business in occupied Crimin after 2014.</text:p>
      <text:p text:style-name="P4">
News Source: <text:a xlink:type="simple" xlink:href="https://www.ukrinform.ua/rubric-polytics/3697610-getmancev-vidkidae-zvinuvacenna-pro-biznes-u-krimu-ta-doticnist-do-shemi-v-ukravtodori.html" text:style-name="Internet_20_link" text:visited-style-name="Visited_20_Internet_20_Link">
https://www.ukrinform.ua/rubric-polytics/3697610-getmancev-vidkidae-zvinuvacenna-pro-biznes-u-krimu-ta-doticnist-do-shemi-v-ukravtodori.html</text:a>
</text:p>
      <!--NEWS-->
      <text:h text:style-name="P10" text:outline-level="1">
<text:span text:style-name="T4">
In four directions of defense force per day reflected 30 attacks of Russians</text:span>
</text:h>
      <text:p text:style-name="P4">
Authors: Ukrinform (Person)</text:p>
      <text:p text:style-name="P4">
Publisher: Укринформ (Organization)</text:p>
      <text:p text:style-name="P4">
Published Time: 2023-04-18T19:00:44+03:00</text:p>
      <text:p text:style-name="P4">
Modified Time: 2023-04-18T19:00:44+03:00</text:p>
      <text:p text:style-name="P4">
Description: The Liman, Bakhmut, Avdiiv and Marinsky directions of the Defense Force of Ukraine repelled 30 attacks of Russian invaders during the day. - Ukrinform.</text:p>
      <text:p text:style-name="P4">
Images: ["<text:a xlink:type="simple" xlink:href="https://static.ukrinform.com/photos/2023_04/thumb_files/630_360_1681751257-869.jpg" text:style-name="Internet_20_link" text:visited-style-name="Visited_20_Internet_20_Link">
630_360_16817...</text:a>
"]</text:p>
      <text:p text:style-name="P4">
Tags: ['Генштаб', 'ЗСУ', 'Війна з росією']</text:p>
      <text:p text:style-name="P4">
Type: Article</text:p>
      <!--METADATA-->
      <text:p text:style-name="P4">
<draw:frame draw:style-name="fr1" draw:name="Image233" text:anchor-type="as-char" svg:width="6.9236in" svg:height="3.956343in" draw:z-index="0">
<draw:image xlink:href="../Images/yкринформ/2023-04-18T19-00-44-03-00/630_360_1681751257-869.jpg" xlink:type="simple" xlink:show="embed" xlink:actuate="onLoad" draw:mime-type="image/jpeg"/>
</draw:frame>
Nalimansk, Bakhmut, Avdiivsky and Marinsky directions of defense forces of Ukraine throughout the day reflected 30 attacks of Russian invaders.</text:p>
      <text:p text:style-name="P4">
According to Ukrinform, the General Staff of the Armed Forces of Ukraine reports UV <text:a xlink:type="simple" xlink:href="http://www.facebook.com/GeneralStaff.ua/posts/pfbid02mPSEV8MmT1e5moo9NmJXYAtwDupK4PVdB7yB5yFKCaNvSN3RFdkx9dFHpcPzVZDvl" text:style-name="Internet_20_link" text:visited-style-name="Visited_20_Internet_20_Link">
</text:a>
.</text:p>
      <text:p text:style-name="P4">
“Противник ціною великих втрат продовжує вести загарбницьку війну. Основнізусилля зосереджує на веденні наступальних дій на Лиманському, Бахмутському,Авдіївському та Мар’їнському напрямках. Протягом доби на зазначених ділянкахфронту відбито близько 30 атак противника. Найзапекліші бої ведуться за Бахмутта Мар’їнку”, - ідеться в повідомленні.</text:p>
      <text:p text:style-name="P4">
російська федерація продовжує ігнорувати Міжнародне гуманітарне право, завдаєударів, здійснює обстріли не лише по позиціях українських військ, а й поцивільній інфраструктурі населених пунктів, тероризуючи мирних жителів.</text:p>
      <text:p text:style-name="P4">
Агресор протягом доби завдав чотири ракетних та 44 авіаційних удари, здійснивблизько 20 обстрілів з реактивних систем залпового вогню по позиціяхукраїнських військ та населених пунктах, постраждали цивільні люди.</text:p>
      <text:p text:style-name="P4">
Ймовірність завдання ракетних та авіаційних ударів по всій території Українизалишається досить високою.</text:p>
      <text:p text:style-name="P4">
За даними Генштабу, на _<text:span text:style-name="T4">
Волинському, Поліському, Сіверському таСлобожанському напрямках</text:span>
 _ оперативна ситуація без суттєвих змін. Підрозділизбройних сил <text:a xlink:type="simple" xlink:href="https://www.ukrinform.ua/tag-bilorus" text:style-name="Internet_20_link" text:visited-style-name="Visited_20_Internet_20_Link">
 </text:a>
The offenses in border areas with Ukraine continue to be executed. There are some units of the territorial troops of the Armed Forces of the Silrosian Federation on the territory of the Republic of Belarus.</text:p>
      <text:p text:style-name="P4">
<text:span text:style-name="T4">
 Read also: </text:span>
 <text:a xlink:type="simple" xlink:href="https://www.ukrinform.ua/rubric-world/3697422-lukasenko-zustrivsa-z-vatazkom-dnr.html" text:style-name="Internet_20_link" text:visited-style-name="Visited_20_Internet_20_Link">
</text:a>
The military presence of the enemy in the border with Ukraine districts, Kursk and Belgorod regions is preserved.</text:p>
      <text:p text:style-name="P4">
The enemy during the day fired the settlements of Korenok, boyar-alien, Iskrykivshchyna and Volphin of Sumy region, as well as veterinary, Kozachalopan, deep, Vovchansk, Bochkovo, Okhrimivka and Nesterne in Kharkiv region.</text:p>
      <text:p text:style-name="P4">
On <text:span text:style-name="T4">
 _ Kupyansk direction_ </text:span>
 artillery shelling of the enemy Valikamyanka, Ridkoodub, Krasne First, Novomlinsk, two -year and western Kharkiv region.</text:p>
      <text:p text:style-name="P4">
<text:span text:style-name="T4">
 Read also: </text:span>
 <text:a xlink:type="simple" xlink:href="https://www.ukrinform.ua/rubric-ato/3697323-na-kupanskomu-napramku-zsu-zupinili-sprobu-nastupu-zmusivsi-rosian-tikati-sirskij.html" text:style-name="Internet_20_link" text:visited-style-name="Visited_20_Internet_20_Link">
<text:span text:style-name="T4">
 Syrsky </text:span>
</text:a>
</text:p>
      <text:p text:style-name="P4">
On _ <text:span text:style-name="T4">
 Bakhmut direction </text:span>
 _ the enemy continues to take offensive actions.</text:p>
      <text:p text:style-name="P4">
Heavy battles are ongoing in Bakhmut. From the enemy shellings victim, Minkivka, Orikhovo-Vasylivka, Grigorivka, Bakhmut, Ivanivske, Time, Konstantinovka, Toretsk and New York of Donetsk region.</text:p>
      <text:p text:style-name="P4">
On the _ <text:span text:style-name="T4">
 Avdeevsky direction </text:span>
 _ the enemy conducted offensive actions in the districts of steppe, Berdychiv, Avdiivka, Severenoy and Nevelsky Donetsk region, had no success. He fired at Novokalinov, Avdiivka, Tonny, Pervomaisky.</text:p>
      <text:p text:style-name="P4">
On the _ <text:span text:style-name="T4">
 Marinsky direction </text:span>
 _ during the day, Ukrainian defenders reflect the number of enemy attacks in the Marinka area. At the same time, hostile shells were fired Krasnogorivka, Marinka, Venta and Novomikhailivka of Donetsk region.</text:p>
      <text:p text:style-name="P4">
On the _ <text:span text:style-name="T4">
 mining direction </text:span>
 _ during the current day, the enemy was active. He fired the settlements of Shakhtarske, Vodramedar, Novoukrainka and Veliky Novosilka of Donetsk region.</text:p>
      <text:p text:style-name="P4">
On _ <text:span text:style-name="T4">
 Zaporizhzhya and Kherson directions </text:span>
 _ the enemy continues to be conducted. Fired, in particular, Novopol of Donetsk region; Olgivske, Red, Gulyaipole, Magic, Orikhiv, Steppe and Slash of Zaporizhzhya region; Antonovka of Kherson region and Kherson, there are killed among civilians.</text:p>
      <text:p text:style-name="P4">
<text:span text:style-name="T4">
 Read also: </text:span>
 <text:a xlink:type="simple" xlink:href="https://www.ukrinform.ua/rubric-ato/3697349-vijska-rf-gotuutsa-do-cergovogo-zestu-na-hersonsini-gumenuk.html" text:style-name="Internet_20_link" text:visited-style-name="Visited_20_Internet_20_Link">
<text:span text:style-name="T4">
 Humeniuk </text:span>
</text:a>
Aviation of defense forces per day struck the areas of concentration of the personal staff and the impact on the enemy's anti-aircraft missile system.</text:p>
      <text:p text:style-name="P4">
Missile troops and artillery units have struck two areas of Living Silers, Weapons and Military equipment, a radio electronic struggle station and a wand of the invaders.</text:p>
      <text:p text:style-name="P4">
As reported by Ukrinform, <text:a xlink:type="simple" xlink:href="https://www.ukrinform.ua/rubric-ato/3697270-sili-oboroni-znisili-vze-183-130-vijskovih-rf.html" text:style-name="Internet_20_link" text:visited-style-name="Visited_20_Internet_20_Link">
</text:a>
During the full -scale war, about 183 thousand 130 Russian invaders were treated, 470 of them were a last day.</text:p>
      <text:p text:style-name="P4">
News Source: <text:a xlink:type="simple" xlink:href="https://www.ukrinform.ua/rubric-ato/3697611-na-cotiroh-napramkah-sili-oboroni-za-dobu-vidbili-30-atak-rosian.html" text:style-name="Internet_20_link" text:visited-style-name="Visited_20_Internet_20_Link">
https://www.ukrinform.ua/rubric-ato/3697611-na-cotiroh-napramkah-sili-oboroni-za-dobu-vidbili-30-atak-rosian.html</text:a>
</text:p>
      <!--NEWS-->
      <text:h text:style-name="P10" text:outline-level="1">
<text:span text:style-name="T4">
In the war, the deputy commander of the platoon from the Brigade named after the Black Zaporozhians was killed</text:span>
</text:h>
      <text:p text:style-name="P4">
Authors: Ukrinform (Person)</text:p>
      <text:p text:style-name="P4">
Publisher: Укринформ (Organization)</text:p>
      <text:p text:style-name="P4">
Published Time: 2023-04-18T19:05:00+03:00</text:p>
      <text:p text:style-name="P4">
Modified Time: 2023-04-18T19:05:00+03:00</text:p>
      <text:p text:style-name="P4">
Description: In the war on April 17, a deputy commander of a platoon from 72 of the Black Zaporozhians, machine gunner Oleg Kailyak was killed near the carbon.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Загибель', 'Військові', 'Війна з росією']</text:p>
      <text:p text:style-name="P4">
Type: Article</text:p>
      <!--METADATA-->
      <text:p text:style-name="P4">
<draw:frame draw:style-name="fr1" draw:name="Image234" text:anchor-type="as-char" svg:width="6.9236in" svg:height="3.956343in" draw:z-index="0">
<draw:image xlink:href="../Images/yкринформ/2023-04-18T19-05-00-03-00/630_360_1617451171-445.jpg" xlink:type="simple" xlink:show="embed" xlink:actuate="onLoad" draw:mime-type="image/jpeg"/>
</draw:frame>
In the war on April 17, a deputy commander of a platoon of 72 OMBR of Namer Zaporozhians, a machine gunner Oleg Kailyak, was killed.</text:p>
      <text:p text:style-name="P4">
About it in <text:a xlink:type="simple" xlink:href="https://www.facebook.com/permalink.php" text:style-name="Internet_20_link" text:visited-style-name="Visited_20_Internet_20_Link">
</text:a>
The commander of a machine gun platoon 72 of a separate mechanized brigade of Nazarii Kishak from Ivano-Frankivsk reported, Ukrinform reports.</text:p>
      <text:p text:style-name="P4">
“On April 17, 2023, while performing a combat mission near N.P. Coal <text:a xlink:type="simple" xlink:href="https://www.ukrinform.ua/tag-zagibel" text:style-name="Internet_20_link" text:visited-style-name="Visited_20_Internet_20_Link">
</text:a>
machine guns 72 OMBR, my deputy unit and a loyal friend Oleg Kailyak, ”Nazarii Kishak said.</text:p>
      <text:p text:style-name="P4">
He added that Oleg Khoylyak was a brave warrior, experienced, the first to go out of the task, and expressed his sincere condolences to his parents, his wife, and the children of the deceased.</text:p>
      <text:p text:style-name="P4">
72th Separate Mechanized Brigade named after Black Cossacks(72 OMBR, A2167, PP B0849)- military formation of mechanized troops of the Armed Forces of Ukraine. Since 2014, the brigade has participated in the war in eastern Ukraine as part of a Silanterorist operation. In 2022, at the beginning of the Russian invasion, the brigade defended the capital of Ukraine - Kiev. Warriors of the 72nd OMB participated at overwhelming battles for Irpin, Moshchun, Gostomel, Bucha. Since the summer, the brigade has been defending Ukraine Donbass.</text:p>
      <text:p text:style-name="P4">
News Source: <text:a xlink:type="simple" xlink:href="https://www.ukrinform.ua/rubric-ato/3697614-na-vijni-zagnuv-zastupnik-komandira-brigadi-imeni-cornih-zaporozciv-oleg-kojlak.html" text:style-name="Internet_20_link" text:visited-style-name="Visited_20_Internet_20_Link">
https://www.ukrinform.ua/rubric-ato/3697614-na-vijni-zagnuv-zastupnik-komandira-brigadi-imeni-cornih-zaporozciv-oleg-kojlak.html</text:a>
</text:p>
      <!--NEWS-->
      <text:h text:style-name="P10" text:outline-level="1">
<text:span text:style-name="T4">
DBR investigates the facts of the officer from the military in Ivano-Frankivsk region</text:span>
</text:h>
      <text:p text:style-name="P4">
Authors: Ukrinform (Person)</text:p>
      <text:p text:style-name="P4">
Publisher: Укринформ (Organization)</text:p>
      <text:p text:style-name="P4">
Published Time: 2023-04-18T19:05:30+03:00</text:p>
      <text:p text:style-name="P4">
Modified Time: 2023-04-18T19:05:30+03:00</text:p>
      <text:p text:style-name="P4">
Description: Employees of the State Bureau of Investigation began an investigation into the beating of a serviceman of one of the parts of the National Guard in Ivano-Frankivsk. - Ukrinform.</text:p>
      <text:p text:style-name="P4">
Images: ["<text:a xlink:type="simple" xlink:href="https://static.ukrinform.com/photos/2023_04/thumb_files/630_360_1681833430-364.jpeg" text:style-name="Internet_20_link" text:visited-style-name="Visited_20_Internet_20_Link">
630_360_16818...</text:a>
", "<text:a xlink:type="simple" xlink:href="https://static.ukrinform.com/photos/2023_04/1681833430-226.jpeg" text:style-name="Internet_20_link" text:visited-style-name="Visited_20_Internet_20_Link">
1681833430-22...</text:a>
", "<text:a xlink:type="simple" xlink:href="https://static.ukrinform.com/photos/2023_04/1681833430-318.jpeg" text:style-name="Internet_20_link" text:visited-style-name="Visited_20_Internet_20_Link">
1681833430-31...</text:a>
", "<text:a xlink:type="simple" xlink:href="https://static.ukrinform.com/photos/2023_04/1681833429-339.jpeg" text:style-name="Internet_20_link" text:visited-style-name="Visited_20_Internet_20_Link">
1681833429-33...</text:a>
"]</text:p>
      <text:p text:style-name="P4">
Tags: ['Івано-Франківщина', 'Держбюро розслідувань', 'Військові', 'Побиття']</text:p>
      <text:p text:style-name="P4">
Type: Article</text:p>
      <!--METADATA-->
      <text:p text:style-name="P4">
<draw:frame draw:style-name="fr1" draw:name="Image235" text:anchor-type="as-char" svg:width="6.9236in" svg:height="3.956343in" draw:z-index="0">
<draw:image xlink:href="../Images/yкринформ/2023-04-18T19-05-30-03-00/630_360_1681833430-364.jpeg" xlink:type="simple" xlink:show="embed" xlink:actuate="onLoad" draw:mime-type="image/jpeg"/>
</draw:frame>
Employees of the State Bureau of Investigation began investigations into the fact of requesting a serviceman of one of the parts of the National Guard in Ivano-Frankivsk.</text:p>
      <text:p text:style-name="P4">
According to Ukrinform, the press service reports <text:a xlink:type="simple" xlink:href="https://dbr.gov.ua/news/dbr-rozslidue-fakti-znushhannya-oficera-z-vijskovosluzhbovcya-na-ivano-frankivshhini" text:style-name="Internet_20_link" text:visited-style-name="Visited_20_Internet_20_Link">
</text:a>
.</text:p>
      <text:p text:style-name="P4">
“A video on which the officer is uncertainly swearing and beating a serviceman today(April 18 - Ed.)It appeared on one of the Ukrainian telegrams, ” -she is in the message.</text:p>
      <text:p text:style-name="P4">
<draw:frame draw:style-name="fr1" draw:name="Image236" text:anchor-type="as-char" svg:width="6.9236in" svg:height="4.397768in" draw:z-index="0">
<draw:image xlink:href="../Images/yкринформ/2023-04-18T19-05-30-03-00/1681833430-226.jpeg" xlink:type="simple" xlink:show="embed" xlink:actuate="onLoad" draw:mime-type="image/jpeg"/>
</draw:frame>
DBR employees carry out urgent investigative actions in the territory of military part. Witnesses and victims are interviewed.</text:p>
      <text:p text:style-name="P4">
Investigators managed to establish other facts of bullying the officer from the military personnel.</text:p>
      <text:p text:style-name="P4">
<text:span text:style-name="T4">
 Read also: </text:span>
 <text:a xlink:type="simple" xlink:href="https://www.ukrinform.ua/rubric-regions/3691483-policia-vidkrila-spravu-za-faktom-pobitta-vijskovogo-u-sobori-hmelnickogo.html" text:style-name="Internet_20_link" text:visited-style-name="Visited_20_Internet_20_Link">
<text:span text:style-name="T4">
 beating </text:span>
</text:a>
</text:p>
      <text:p text:style-name="P4">
<draw:frame draw:style-name="fr1" draw:name="Image237" text:anchor-type="as-char" svg:width="6.9236in" svg:height="9.301138in" draw:z-index="0">
<draw:image xlink:href="../Images/yкринформ/2023-04-18T19-05-30-03-00/1681833430-318.jpeg" xlink:type="simple" xlink:show="embed" xlink:actuate="onLoad" draw:mime-type="image/jpeg"/>
</draw:frame>
Criminal proceedings have been opened on the exceeding the military official of the authorities or official powers(Part 5 of Art. 426-1 of the Criminal Code of Ukraine). Наразі офіцеру готується повідомлення про підозру за цією статтею.</text:p>
      <text:p text:style-name="P4">
<draw:frame draw:style-name="fr1" draw:name="Image238" text:anchor-type="as-char" svg:width="6.9236in" svg:height="4.692362in" draw:z-index="0">
<draw:image xlink:href="../Images/yкринформ/2023-04-18T19-05-30-03-00/1681833429-339.jpeg" xlink:type="simple" xlink:show="embed" xlink:actuate="onLoad" draw:mime-type="image/jpeg"/>
</draw:frame>
The punishment provided for in imprisonment for up to 12 years.</text:p>
      <text:p text:style-name="P4">
As reported by Ukrinform, on April 18 in <text:a xlink:type="simple" xlink:href="https://www.ukrinform.ua/tag-nacgvardia" text:style-name="Internet_20_link" text:visited-style-name="Visited_20_Internet_20_Link">
</text:a>
They started an official check on the beating of a soldier of conscript service.</text:p>
      <text:p text:style-name="P4">
News Source: <text:a xlink:type="simple" xlink:href="https://www.ukrinform.ua/rubric-regions/3697613-dbr-rozslidue-fakti-znusanna-oficera-z-vijskovogo-na-ivanofrankivsini.html" text:style-name="Internet_20_link" text:visited-style-name="Visited_20_Internet_20_Link">
https://www.ukrinform.ua/rubric-regions/3697613-dbr-rozslidue-fakti-znusanna-oficera-z-vijskovogo-na-ivanofrankivsini.html</text:a>
</text:p>
      <!--NEWS-->
      <text:h text:style-name="P10" text:outline-level="1">
<text:span text:style-name="T4">
Poland unlocks the transit of Ukrainian grain from midnight on April 21</text:span>
</text:h>
      <text:p text:style-name="P4">
Authors: Ukrinform (Person)</text:p>
      <text:p text:style-name="P4">
Publisher: Укринформ (Organization)</text:p>
      <text:p text:style-name="P4">
Published Time: 2023-04-18T19:11:00+03:00</text:p>
      <text:p text:style-name="P4">
Modified Time: 2023-04-18T19:11:00+03:00</text:p>
      <text:p text:style-name="P4">
Description: Poland unlocks from Friday, April 21, transit through the territory of the country of Ukrainian grain to ports in Europe. However, there is a ban on the import of Ukrainian agricultural products into the Polish market. - Ukrinform.</text:p>
      <text:p text:style-name="P4">
Images: ["<text:a xlink:type="simple" xlink:href="https://static.ukrinform.com/photos/2022_07/thumb_files/630_360_1659092121-788.jpg" text:style-name="Internet_20_link" text:visited-style-name="Visited_20_Internet_20_Link">
630_360_16590...</text:a>
"]</text:p>
      <text:p text:style-name="P4">
Tags: ['Експорт', 'Польща', 'Україна', 'Зерно']</text:p>
      <text:p text:style-name="P4">
Type: Article</text:p>
      <!--METADATA-->
      <text:p text:style-name="P4">
<draw:frame draw:style-name="fr1" draw:name="Image239" text:anchor-type="as-char" svg:width="6.9236in" svg:height="3.956343in" draw:z-index="0">
<draw:image xlink:href="../Images/yкринформ/2023-04-18T19-11-00-03-00/630_360_1659092121-788.jpg" xlink:type="simple" xlink:show="embed" xlink:actuate="onLoad" draw:mime-type="image/jpeg"/>
</draw:frame>
Poland has a transit from Friday, April 21, and transit through the territory of the country of the Ukrainian frontier to ports in Europe. However, there is a ban on the import of Ukrainian agricultural products into the Polish market.</text:p>
      <text:p text:style-name="P4">
This was stated during a joint press conference in Warsaw by Viceremierca Yulia Sviridenko, Minister of Agriculture of Ukraine Mykolasolsky, Agriculture Minister Robert Telus and Minister of Development of Technology and RP Waldemar Buda, reports Ukrinform.</text:p>
      <text:p text:style-name="P4">
“As a result of our negotiations, which lasted two days, we decided that transit of Ukrainian goods through <text:a xlink:type="simple" xlink:href="https://www.ukrinform.ua/tag-polsa" text:style-name="Internet_20_link" text:visited-style-name="Visited_20_Internet_20_Link">
</text:a>
It will be dislodged from Thursday to Friday, ”Sviridenko said.</text:p>
      <text:p text:style-name="P4">
She expressed confidence that Ukrainian exporters would be responsible for the Polish transit requirements. Sviridenko expressed his gratitude for help in the difficult period of Russian aggression against Ukraine.</text:p>
      <text:p text:style-name="P4">
In turn, Solsky noted that the negotiations were "successful" and thanked the Polish parties for their support and solidarity with Ukraine.</text:p>
      <text:p text:style-name="P4">
<text:span text:style-name="T4">
 Read also: </text:span>
 <text:a xlink:type="simple" xlink:href="https://www.ukrinform.ua/rubric-economy/3697597-evrokomisia-zavtra-obgovorit-robotu-koridoriv-solidarnosti-z-ukrainou-ta-ii-susidami.html" text:style-name="Internet_20_link" text:visited-style-name="Visited_20_Internet_20_Link">
</text:a>
The Polish Minister Telus informed about technical solutions that allowed to liar the transit of Ukrainian grain. First, during a certain time, trails through the territory of Poland to Polish ports or borders with other Ukrainians will go under the escort of the respective Polish services. Secondly, the Sent mechanism will be introduced(Electronic Control System by Staffing), and thirdly, all the cars with grain will be sealed with GPS sensors.</text:p>
      <text:p text:style-name="P4">
Telus stressed that thanks to this decision, no ton of Ukrainian grain cannot remain in Poland, and will go "corridors of solidarity" to third countries.</text:p>
      <text:p text:style-name="P4">
Minister Buda noted that two days to restore the transit it is necessary to put into operation orders for the installation of electronic seals, the use of SENT mechanism against Ukrainian grain.</text:p>
      <text:p text:style-name="P4">
According to him, in the Polish disposal there will be an entry that Ukrainian traders will not be able to abandon the transit and will not be able to change the location of the goods.</text:p>
      <text:p text:style-name="P4">
"In this regard, we continue to ban on the import of goods into Poland, we are able to transport them to four Polish ports and to other European countries," Buda stressed.He also noted that Poland wants to be approved by the Ukrainian side at the European level. Therefore, the Polish ministers of this reason will negotiate with European officials.</text:p>
      <text:p text:style-name="P4">
Buda also hoped that in the event of carriers violation by the reader -transit rules, the Ukrainian side would deprive them of their licenses, except for the penalties they will have to pay in Poland.</text:p>
      <text:p text:style-name="P4">
As it was reported, on April 15 the order of the Minister of Development Itechnology of Poland on [] came into force(https://www.ukrinform.ua/rubric-economy/3692981-ukraina-prizupinae-eksport-zbizza-do-polsi.html), as well as the transport of agricultural products from Ukraine to the RP. The document introduces a border by June 30 to import a wide list of Ukrainian products, including grain, fruits, vegetables, meat, sugar, honey, wine and more.</text:p>
      <text:p text:style-name="P4">
The European Commission considers unilateral trade decisions of Poland and other neighbors of Ukraine that banned the import and transit of Ukrainian grain and other agricultural products.</text:p>
      <text:p text:style-name="P4">
<text:span text:style-name="T4">
 Read also: </text:span>
 <text:a xlink:type="simple" xlink:href="https://www.ukrinform.ua/rubric-economy/3697514-eksport-ukrainskoi-agroprodukcii-dozvoliv-strimati-inflaciu-v-es-visockij.html" text:style-name="Internet_20_link" text:visited-style-name="Visited_20_Internet_20_Link">
</text:a>
In this regard, the negotiations of Ukrainian and Polish Company delegations in Warsaw in Warsaw have continued to find ways to get out of the crisis.</text:p>
      <text:p text:style-name="P4">
News Source: <text:a xlink:type="simple" xlink:href="https://www.ukrinform.ua/rubric-economy/3697618-polsa-rozblokue-tranzit-ukrainskogo-zbizza-z-opivnoci-21-kvitna.html" text:style-name="Internet_20_link" text:visited-style-name="Visited_20_Internet_20_Link">
https://www.ukrinform.ua/rubric-economy/3697618-polsa-rozblokue-tranzit-ukrainskogo-zbizza-z-opivnoci-21-kvitna.html</text:a>
</text:p>
      <!--NEWS-->
      <text:h text:style-name="P10" text:outline-level="1">
<text:span text:style-name="T4">
Coach Kovtun: These awards are another recognition of our work, all efforts and victims of Elijah</text:span>
</text:h>
      <text:p text:style-name="P4">
Authors: Ukrinform (Person)</text:p>
      <text:p text:style-name="P4">
Publisher: Укринформ (Organization)</text:p>
      <text:p text:style-name="P4">
Published Time: 2023-04-18T19:13:05+03:00</text:p>
      <text:p text:style-name="P4">
Modified Time: 2023-04-18T19:13:05+03:00</text:p>
      <text:p text:style-name="P4">
Description: Irina Nadyuk's sports gymnast trainer Irina Nadyuk appreciated her ward at the European Gymnastics Championships, in which the athlete won three awards: "gold" in parallel bars and two "bronze" exercises - in crossing and in personal aging.</text:p>
      <text:p text:style-name="P4">
— Укрінформ.: </text:p>
      <text:p text:style-name="P4">
Images: ["<text:a xlink:type="simple" xlink:href="https://static.ukrinform.com/photos/2023_04/thumb_files/630_360_1681833618-188.jpg" text:style-name="Internet_20_link" text:visited-style-name="Visited_20_Internet_20_Link">
630_360_16818...</text:a>
", "<text:a xlink:type="simple" xlink:href="https://static.ukrinform.com/photos/2023_04/1681833633-449.jpg" text:style-name="Internet_20_link" text:visited-style-name="Visited_20_Internet_20_Link">
1681833633-44...</text:a>
"]</text:p>
      <text:p text:style-name="P4">
Tags: ['Гімнастика']</text:p>
      <text:p text:style-name="P4">
Type: Article</text:p>
      <!--METADATA-->
      <text:p text:style-name="P4">
<draw:frame draw:style-name="fr1" draw:name="Image240" text:anchor-type="as-char" svg:width="6.9236in" svg:height="3.956343in" draw:z-index="0">
<draw:image xlink:href="../Images/yкринформ/2023-04-18T19-13-05-03-00/630_360_1681833618-188.jpg" xlink:type="simple" xlink:show="embed" xlink:actuate="onLoad" draw:mime-type="image/jpeg"/>
</draw:frame>
Irina Nadyuk, a coach of the passing gymnast Irina Nadyuk, appreciated her wards of the European Gymnastics Championships, in which the athlete won Trinagorod: "gold" in exercises on parallel bars and two "bronze" - in the crossing of the crossbar and in the Person.</text:p>
      <text:p text:style-name="P4">
She told this in a conversation exclusively for Ukrinform.</text:p>
      <text:p text:style-name="P4">
“For Elijah, this is the second adult European Championship. He was very powerfully preparing for these starts. We have undergone heavy loads for a long period, did a lot of work, making the maximum assistance to the team with the selection for the 2023 World Cup and our own, as well as for some individual devices. These awards are the duty of our work, every effort and victims of Elijah. These awards are the confirmation of the Ukrainian people and willingness to fight the victorious end, ”Nadiuk said.</text:p>
      <text:p text:style-name="P4">
<draw:frame draw:style-name="fr1" draw:name="Image241" text:anchor-type="as-char" svg:width="6.9236in" svg:height="6.9236in" draw:z-index="0">
<draw:image xlink:href="../Images/yкринформ/2023-04-18T19-13-05-03-00/1681833633-449.jpg" xlink:type="simple" xlink:show="embed" xlink:actuate="onLoad" draw:mime-type="image/jpeg"/>
</draw:frame>
Coach Elijah emphasized that Kovtun's plans and ambitions did not coincide with the seizures at the European Championship.</text:p>
      <text:p text:style-name="P4">
"Elijah had to speak as much as possible for the team, where Vint was the best of his all -around in adult gymnastics. We planned and everyone saw that the victory had to be behind us, the same sport, and even more so gymnastics. Elijah made a big mistake on the second hardware "horse", and then there was a fall on the reference jump!After four devices, we were up to the 18th, but Ilya did not leave to fight. Its species and there he posted the maximum and made unrealistic. From the18th step he climbed to the pedestal, to the third place. In some types, duties could also achieve more: free exercises were adeal with a mistake for the last diagonal, lost 0.5-0.6 points, could be third, but became sixth. On the "horse" small errors made it possible for judges to put Illun 5th place, but we went to fight for the third, "-explains Nadiuk.</text:p>
      <text:p text:style-name="P4">
According to the coach, this Kovtun is not going to stop.</text:p>
      <text:p text:style-name="P4">
“We will continue to show the indomitability of the Ukrainian people, we will compete in the world of gymnastics. The main goal is to take the License of the Nalympian Games -2024, ”the Kovtun trainer added.As reported by Ukrinform, the Ukrainian Gymnastics National Technical Technics Team at the European Championships, which showed the best result in six years: Ukrainian gymnasts won four medals and finished in the top 5.</text:p>
      <text:p text:style-name="P4">
Photo: facebook.com/irinandk</text:p>
      <text:p text:style-name="P4">
News Source: <text:a xlink:type="simple" xlink:href="https://www.ukrinform.ua/rubric-sports/3697619-trenerka-kovtuna-ci-nagorodi-ce-cergove-viznanna-nasoi-praci-usih-zusil-ta-zertv-illi.html" text:style-name="Internet_20_link" text:visited-style-name="Visited_20_Internet_20_Link">
https://www.ukrinform.ua/rubric-sports/3697619-trenerka-kovtuna-ci-nagorodi-ce-cergove-viznanna-nasoi-praci-usih-zusil-ta-zertv-illi.html</text:a>
</text:p>
      <!--NEWS-->
      <text:h text:style-name="P10" text:outline-level="1">
<text:span text:style-name="T4">
Zhytomyr students have created an interactive "board of the future"</text:span>
</text:h>
      <text:p text:style-name="P4">
Authors: Ukrinform (Person)</text:p>
      <text:p text:style-name="P4">
Publisher: Укринформ (Organization)</text:p>
      <text:p text:style-name="P4">
Published Time: 2023-04-18T19:20:00+03:00</text:p>
      <text:p text:style-name="P4">
Modified Time: 2023-04-18T19:20:00+03:00</text:p>
      <text:p text:style-name="P4">
Description: At the Noosphere Engineering School, which operates on the basis of Polissya National University in Zhytomyr, developed a KIDESK project that turns the usual wall into a multifunctional panel. - Ukrinform.</text:p>
      <text:p text:style-name="P4">
Images: ["<text:a xlink:type="simple" xlink:href="https://static.ukrinform.com/photos/2023_04/thumb_files/630_360_1681834293-365.jpg" text:style-name="Internet_20_link" text:visited-style-name="Visited_20_Internet_20_Link">
630_360_16818...</text:a>
", "<text:a xlink:type="simple" xlink:href="https://static.ukrinform.com/photos/2023_04/1681834293-670.jpg" text:style-name="Internet_20_link" text:visited-style-name="Visited_20_Internet_20_Link">
1681834293-67...</text:a>
", "<text:a xlink:type="simple" xlink:href="https://static.ukrinform.com/photos/2023_04/1681834293-944.jpg" text:style-name="Internet_20_link" text:visited-style-name="Visited_20_Internet_20_Link">
1681834293-94...</text:a>
"]</text:p>
      <text:p text:style-name="P4">
Tags: ['Технології', 'Винахід', 'Житомир']</text:p>
      <text:p text:style-name="P4">
Type: Article</text:p>
      <!--METADATA-->
      <text:p text:style-name="P4">
<draw:frame draw:style-name="fr1" draw:name="Image242" text:anchor-type="as-char" svg:width="6.9236in" svg:height="3.956343in" draw:z-index="0">
<draw:image xlink:href="../Images/yкринформ/2023-04-18T19-20-00-03-00/630_360_1681834293-365.jpg" xlink:type="simple" xlink:show="embed" xlink:actuate="onLoad" draw:mime-type="image/jpeg"/>
</draw:frame>
NOOSPHERE VIZHINING SCHOOL, which operates on the basis of the Polissya National University in Zhytomyr, developed a project of Kidesk, which transforms the usual wall of a multifunctional panel.</text:p>
      <text:p text:style-name="P4">
The head of the laboratory "NOOSPHERE Engineering School" in Zhytomyr Kateryna Molotskaya told the correspondent of Ukrinform.</text:p>
      <text:p text:style-name="P4">
“We started working on the Kidesk project in the winter of 2022, but through the events of the in Ukraine we had to postpone it. The idea of this project arose within the framework of our work related to the creation of interactive exhibits, interesting children, and the widows can interact with surfaces and images. That is why we decide to develop such an interactive wall that turns the usual wall of a multifunctional sensory model, ”Moloditskaya said.</text:p>
      <text:p text:style-name="P4">
<draw:frame draw:style-name="fr1" draw:name="Image243" text:anchor-type="as-char" svg:width="6.9236in" svg:height="4.615733in" draw:z-index="0">
<draw:image xlink:href="../Images/yкринформ/2023-04-18T19-20-00-03-00/1681834293-670.jpg" xlink:type="simple" xlink:show="embed" xlink:actuate="onLoad" draw:mime-type="image/jpeg"/>
</draw:frame>
According to her, Kidesk project was developed by students of the Polissya National University Maxim Polishchuk and Vasyl Sus. They realized the technical independently(consists of a chamber of deep vision and <text:a xlink:type="simple" xlink:href="https://www.ukrinform.ua/tag-komputer" text:style-name="Internet_20_link" text:visited-style-name="Visited_20_Internet_20_Link">
</text:a>
with a savage that combined with each other)and the software part(control panel all modes).</text:p>
      <text:p text:style-name="P4">
<draw:frame draw:style-name="fr1" draw:name="Image244" text:anchor-type="as-char" svg:width="6.9236in" svg:height="4.615733in" draw:z-index="0">
<draw:image xlink:href="../Images/yкринформ/2023-04-18T19-20-00-03-00/1681834293-944.jpg" xlink:type="simple" xlink:show="embed" xlink:actuate="onLoad" draw:mime-type="image/jpeg"/>
</draw:frame>
In particular, information about the structure of the solar system is displayed on such a wall, and motion mothers can choose any of the planets by increasing the image and changing the speed of its rotation. Among the modes is the ability to control the aircraft that moves to its goal through obstacles, to remove lightning, and to draw a flowering tree with a hand, the movement of flower petals fall.</text:p>
      <text:p text:style-name="P4">
“This is not the only type of development on the market and we do not claim to create new technologies. However, we tried to create new modes, as well as to develop a unique control panel and improved the quality of interaction of the user with the image, ”the laboratory head said.</text:p>
      <text:p text:style-name="P4">
Younger added that such development is interesting to students, because it gives the opportunity to identify with image, to know nature and different processes.</text:p>
      <text:p text:style-name="P4">
<text:span text:style-name="T4">
 Read also: </text:span>
 <text:a xlink:type="simple" xlink:href="https://www.ukrinform.ua/rubric-technology/3650969-apple-pracue-nad-sensornim-ekranom-dla-noutbuka-bloomberg.html" text:style-name="Internet_20_link" text:visited-style-name="Visited_20_Internet_20_Link">
<text:span text:style-name="T4">
 Sensory </text:span>
</text:a>
The Kidesk project was already interested in the Dnieper planetarium. Therefore, programs are now working on increasing the number of space investigation scenarios so that the planetarium visitors can use this development.</text:p>
      <text:p text:style-name="P4">
News Source: <text:a xlink:type="simple" xlink:href="https://www.ukrinform.ua/rubric-technology/3697621-zitomirski-studenti-stvorili-interaktivnu-dosku-majbutnogo.html" text:style-name="Internet_20_link" text:visited-style-name="Visited_20_Internet_20_Link">
https://www.ukrinform.ua/rubric-technology/3697621-zitomirski-studenti-stvorili-interaktivnu-dosku-majbutnogo.html</text:a>
</text:p>
      <!--NEWS-->
      <text:h text:style-name="P10" text:outline-level="1">
<text:span text:style-name="T4">
Military medical commissions will work in civilian medical facilities under the Medicinal Program</text:span>
</text:h>
      <text:p text:style-name="P4">
Authors: Ukrinform (Person)</text:p>
      <text:p text:style-name="P4">
Publisher: Укринформ (Organization)</text:p>
      <text:p text:style-name="P4">
Published Time: 2023-04-18T19:23:44+03:00</text:p>
      <text:p text:style-name="P4">
Modified Time: 2023-04-18T19:23:44+03:00</text:p>
      <text:p text:style-name="P4">
Description: The Cabinet adopted a resolution on the implementation of a new package within the framework of the medical guarantee program, which provides for medical examinations by the teams of doctors of the military-medical commissions, established at the territorial centers of staffing and social support. - Ukrinform.</text:p>
      <text:p text:style-name="P4">
Images: ["<text:a xlink:type="simple" xlink:href="https://static.ukrinform.com/photos/2023_01/thumb_files/630_360_1675107920-435.jpg" text:style-name="Internet_20_link" text:visited-style-name="Visited_20_Internet_20_Link">
630_360_16751...</text:a>
"]</text:p>
      <text:p text:style-name="P4">
Tags: ['МОЗ', 'Віктор Ляшко', 'Програма медгарантій', 'ВЛК']</text:p>
      <text:p text:style-name="P4">
Type: Article</text:p>
      <!--METADATA-->
      <text:p text:style-name="P4">
<draw:frame draw:style-name="fr1" draw:name="Image245" text:anchor-type="as-char" svg:width="6.9236in" svg:height="3.956343in" draw:z-index="0">
<draw:image xlink:href="../Images/yкринформ/2023-04-18T19-23-44-03-00/630_360_1675107920-435.jpg" xlink:type="simple" xlink:show="embed" xlink:actuate="onLoad" draw:mime-type="image/jpeg"/>
</draw:frame>
The Cabinet of Ministers of the Cabinet of Ministers on the implementation of a new package within the framework of the Medical Guarantee Program, which provides for medical examinations by the teams of doctors of the military-medical commissions, created at the territorial centers of staffing of Tasotcial support.</text:p>
      <text:p text:style-name="P4">
About it reports <text:a xlink:type="simple" xlink:href="https://moz.gov.ua/article/news/vijskovo-likarski-komisii-pracjuvatimut-na-bazi-civilnih-medzakladiv-za-programoju-medgarantij" text:style-name="Internet_20_link" text:visited-style-name="Visited_20_Internet_20_Link">
</text:a>
Health Ministry, Ukrinform reports.</text:p>
      <text:p text:style-name="P4">
"We are ready to put our shoulder, and today's decision of the Government, the provision of a new package within the framework of the medical guarantee program, which provides for medical examinations with multidisciplinary teams Where is a person in the center, ”said the Minister of Health Viktor Lyashko.</text:p>
      <text:p text:style-name="P4">
In <text:a xlink:type="simple" xlink:href="https://www.ukrinform.ua/tag-moz" text:style-name="Internet_20_link" text:visited-style-name="Visited_20_Internet_20_Link">
</text:a>
It is noted that freelance VLKs, which are required at the territorial centers of staffing and social support, will work on the basis of civilian hospitals. Their number and list will determine the management of regional military and Kyiv administrations. At the same time the National Health Service will conclude contracts with these medical institutions to pay the payment of the services provided under the new package "Medical Review of Persons, which is conducted at territorial centers of staffing and social support".</text:p>
      <text:p text:style-name="P4">
<text:span text:style-name="T4">
 Read also: </text:span>
 <text:a xlink:type="simple" xlink:href="https://www.ukrinform.ua/rubric-society/3672155-reformuvanna-vlk-trivatime-uprodovz-roku-venislavskij.html" text:style-name="Internet_20_link" text:visited-style-name="Visited_20_Internet_20_Link">
<text:span text:style-name="T4">
 VLK </text:span>
</text:a>
All services from the Medicinal Program will be free of charge for those who pass the VLK. In particular, laboratory and instrumental studies are envisaged, the design of certificate projects and the formation of ledic conclusions about the state of health of the person, the direction of the person in the presence of shows to other medical institutions for the examination.</text:p>
      <text:p text:style-name="P4">
The Ministry of Health notes that in order to receive free services on the basis of a civilian medical institution a citizen who is undergoing a VLK must have one reports: examination and medical examination card, medical examination card Candidate of training in higher military-studio institutions, a medical examination card or a conscript. social support.</text:p>
      <text:p text:style-name="P4">
News Source: <text:a xlink:type="simple" xlink:href="https://www.ukrinform.ua/rubric-society/3697622-vijskovolikarski-komisii-pracuvatimut-u-civilnih-medzakladah-za-programou-medgarantij-moz.html" text:style-name="Internet_20_link" text:visited-style-name="Visited_20_Internet_20_Link">
https://www.ukrinform.ua/rubric-society/3697622-vijskovolikarski-komisii-pracuvatimut-u-civilnih-medzakladah-za-programou-medgarantij-moz.html</text:a>
</text:p>
      <!--NEWS-->
      <text:h text:style-name="P10" text:outline-level="1">
<text:span text:style-name="T4">
Artificial intelligence helped identify 70 participants of Crimea Self -Defense - ARC Prosecutor's Office</text:span>
</text:h>
      <text:p text:style-name="P4">
Authors: Ukrinform (Person)</text:p>
      <text:p text:style-name="P4">
Publisher: Укринформ (Organization)</text:p>
      <text:p text:style-name="P4">
Published Time: 2023-04-18T19:30:00+03:00</text:p>
      <text:p text:style-name="P4">
Modified Time: 2023-04-18T19:30:00+03:00</text:p>
      <text:p text:style-name="P4">
Description: The prosecutor's office with the help of artificial intelligence identified 70 participants of the illegal armed formation of "Self-Defense of Crimea" and established a residence of 150 orphans and children deprived of parental care. - Ukrinform.</text:p>
      <text:p text:style-name="P4">
Images: ["<text:a xlink:type="simple" xlink:href="https://static.ukrinform.com/photos/2020_06/thumb_files/630_360_1592004241-290.jpg" text:style-name="Internet_20_link" text:visited-style-name="Visited_20_Internet_20_Link">
630_360_15920...</text:a>
"]</text:p>
      <text:p text:style-name="P4">
Tags: ['Окупація Криму', 'Прокуратура', 'Штучний інтелект']</text:p>
      <text:p text:style-name="P4">
Type: Article</text:p>
      <!--METADATA-->
      <text:p text:style-name="P4">
<draw:frame draw:style-name="fr1" draw:name="Image246" text:anchor-type="as-char" svg:width="6.9236in" svg:height="3.948353in" draw:z-index="0">
<draw:image xlink:href="../Images/yкринформ/2023-04-18T19-30-00-03-00/630_360_1592004241-290.jpg" xlink:type="simple" xlink:show="embed" xlink:actuate="onLoad" draw:mime-type="image/jpeg"/>
</draw:frame>
The prosecutor's office with the help of artificial intelligence identified 70 participants of non-consumed armed formation "Self-Defense of Crimea" and established a place of 150 orphans and children deprived of parental care.</text:p>
      <text:p text:style-name="P4">
This was reported in <text:a xlink:type="simple" xlink:href="https://www.facebook.com/prok.arkrym/posts/pfbid0v7JGYLq6vhhWnSVSkWwiBrCwUPUaJaoRyoWyKQvVwvQ64zns4dj627yGiLq18urgl" text:style-name="Internet_20_link" text:visited-style-name="Visited_20_Internet_20_Link">
</text:a>
The Prosecutor's Office of the Autonomous Republic of Crimea and Sevastopol, Ukrinform reports.</text:p>
      <text:p text:style-name="P4">
The prosecutor's office noted that due to the lack of access to the occupied territory, a pre -trial investigation of the crimes of invaders in [] is composed(https://www.ukrinform.ua/tag-krim).</text:p>
      <text:p text:style-name="P4">
It is noted that the intellectual platform of Clearview AI was involved, which is based on the technology of face recognition technology.</text:p>
      <text:p text:style-name="P4">
“For example, in one month, the use of the program was able to identify the tag of evidence for 70 participants of illegal armed formation of" Self -defense ", which assisted the Armed Forces of the Russian Federation during the occupation of Crimea and involved in committing the crime. With the help of the platform, 150 orphans and children deprived of parental care were set up on the peninsula in 2014, and could potentially be deported by the Russian sugary, ”the prosecutor's office said.</text:p>
      <text:p text:style-name="P4">
<text:span text:style-name="T4">
 Read also: </text:span>
 <text:a xlink:type="simple" xlink:href="https://www.ukrinform.ua/rubric-crimea/3601900-odin-z-vatazkiv-samooboroni-krimu-moze-sisti-na-15-rokiv.html" text:style-name="Internet_20_link" text:visited-style-name="Visited_20_Internet_20_Link">
<text:span text:style-name="T4">
 self -defense </text:span>
 <text:span text:style-name="T4">
 Crimea </text:span>
</text:a>
I was informed that the indictment was sent to the court in relation to “<text:a xlink:type="simple" xlink:href="https://www.ukrinform.ua/rubric-crimea/3617205-komandira-samooboroni-krimu-suditimut-za-sprianna-okupacii-pivostrova.html" text:style-name="Internet_20_link" text:visited-style-name="Visited_20_Internet_20_Link">
</text:a>
», Which has done a number of heavy rails during the occupation of the peninsula.</text:p>
      <text:p text:style-name="P4">
News Source: <text:a xlink:type="simple" xlink:href="https://www.ukrinform.ua/rubric-crimea/3697625-stucnij-intelekt-dopomig-identifikuvati-70-ucasnikiv-samooboroni-krimu-prokuratura-ark.html" text:style-name="Internet_20_link" text:visited-style-name="Visited_20_Internet_20_Link">
https://www.ukrinform.ua/rubric-crimea/3697625-stucnij-intelekt-dopomig-identifikuvati-70-ucasnikiv-samooboroni-krimu-prokuratura-ark.html</text:a>
</text:p>
      <!--NEWS-->
      <text:h text:style-name="P10" text:outline-level="1">
<text:span text:style-name="T4">
In the Globus shopping center on the Maidan are looking for explosives</text:span>
</text:h>
      <text:p text:style-name="P4">
Authors: Ukrinform (Person)</text:p>
      <text:p text:style-name="P4">
Publisher: Укринформ (Organization)</text:p>
      <text:p text:style-name="P4">
Published Time: 2023-04-18T19:33:00+03:00</text:p>
      <text:p text:style-name="P4">
Modified Time: 2023-04-18T19:33:00+03:00</text:p>
      <text:p text:style-name="P4">
Description: Law enforcement officers check information on the likely displacement of the Globus Metropolitan Center on Independence Square. - Ukrinform.</text:p>
      <text:p text:style-name="P4">
Images: ["<text:a xlink:type="simple" xlink:href="https://static.ukrinform.com/photos/2019_05/thumb_files/630_360_1559149765-199.jpg" text:style-name="Internet_20_link" text:visited-style-name="Visited_20_Internet_20_Link">
630_360_15591...</text:a>
"]</text:p>
      <text:p text:style-name="P4">
Tags: ['ДСНС', 'Мінування', 'Київ']</text:p>
      <text:p text:style-name="P4">
Type: Article</text:p>
      <!--METADATA-->
      <text:p text:style-name="P4">
<draw:frame draw:style-name="fr1" draw:name="Image247" text:anchor-type="as-char" svg:width="6.9236in" svg:height="3.956343in" draw:z-index="0">
<draw:image xlink:href="../Images/yкринформ/2023-04-18T19-33-00-03-00/630_360_1559149765-199.jpg" xlink:type="simple" xlink:show="embed" xlink:actuate="onLoad" draw:mime-type="image/jpeg"/>
</draw:frame>
Law enforcement officers check information on the probable replacement of the Globus Metropolitan Traffic Center on Independence Square.</text:p>
      <text:p text:style-name="P4">
A spokeswoman for the Main Directorate of the State Emergency Service in [] said this in a comment to Ukrinform in a comment to Ukrinform.(https://www.ukrinform.ua/tag-kiiv)Svetlana Aquarius.</text:p>
      <text:p text:style-name="P4">
"There is information about replacement, law enforcement officers are currently checking it," - said theeodolaga.</text:p>
      <text:p text:style-name="P4">
<text:span text:style-name="T4">
 Read also: </text:span>
 <text:a xlink:type="simple" xlink:href="https://www.ukrinform.ua/rubric-kyiv/3691523-u-kievi-ogolosili-pidozru-coloviku-akij-zaminuvav-trc-retrovil.html" text:style-name="Internet_20_link" text:visited-style-name="Visited_20_Internet_20_Link">
<text:span text:style-name="T4">
 Replace </text:span>
</text:a>
Earlier in the media reported that from the capital "Globus" people began to withdraw the street because of reports of displacement.</text:p>
      <text:p text:style-name="P4">
News Source: <text:a xlink:type="simple" xlink:href="https://www.ukrinform.ua/rubric-kyiv/3697628-u-tc-globus-na-majdani-sukaut-vibuhivku.html" text:style-name="Internet_20_link" text:visited-style-name="Visited_20_Internet_20_Link">
https://www.ukrinform.ua/rubric-kyiv/3697628-u-tc-globus-na-majdani-sukaut-vibuhivku.html</text:a>
</text:p>
      <!--NEWS-->
      <text:h text:style-name="P10" text:outline-level="1">
<text:span text:style-name="T4">
In Finland, pickets near the Consulate of the Russian Federation are passed through the war in Ukraine</text:span>
</text:h>
      <text:p text:style-name="P4">
Authors: Ukrinform (Person)</text:p>
      <text:p text:style-name="P4">
Publisher: Укринформ (Organization)</text:p>
      <text:p text:style-name="P4">
Published Time: 2023-04-18T19:37:08+03:00</text:p>
      <text:p text:style-name="P4">
Modified Time: 2023-04-18T19:37:08+03:00</text:p>
      <text:p text:style-name="P4">
Description: A group of inhabitants of the Aldands both on weekdays and holidays gather for a picket at 5:00 pm near the Russian Consulate in Marieamn. - Ukrinform.</text:p>
      <text:p text:style-name="P4">
Images: ["<text:a xlink:type="simple" xlink:href="https://static.ukrinform.com/photos/2023_04/thumb_files/630_360_1681835670-288.jpg" text:style-name="Internet_20_link" text:visited-style-name="Visited_20_Internet_20_Link">
630_360_16818...</text:a>
", "<text:a xlink:type="simple" xlink:href="https://static.ukrinform.com/photos/2023_04/1681835601-567.jpg" text:style-name="Internet_20_link" text:visited-style-name="Visited_20_Internet_20_Link">
1681835601-56...</text:a>
"]</text:p>
      <text:p text:style-name="P4">
Tags: ['Фінляндія', 'Консульство', 'росія', 'Пікет']</text:p>
      <text:p text:style-name="P4">
Type: Article</text:p>
      <!--METADATA-->
      <text:p text:style-name="P4">
<draw:frame draw:style-name="fr1" draw:name="Image248" text:anchor-type="as-char" svg:width="6.9236in" svg:height="3.956343in" draw:z-index="0">
<draw:image xlink:href="../Images/yкринформ/2023-04-18T19-37-08-03-00/630_360_1681835670-288.jpg" xlink:type="simple" xlink:show="embed" xlink:actuate="onLoad" draw:mime-type="image/jpeg"/>
</draw:frame>
The Groups of the Aldo Islands on weekdays and holidays are gathering for a picket at 5:00 pm at the Russian Consulate in Marieamn.</text:p>
      <text:p text:style-name="P4">
As Ukrinform reports, it reports <text:a xlink:type="simple" xlink:href="http://yle.fi/a/74-20027734" text:style-name="Internet_20_link" text:visited-style-name="Visited_20_Internet_20_Link">
</text:a>
.</text:p>
      <text:p text:style-name="P4">
The first action took place immediately after the start of the Russian invasion. The protesters have been held more than 400 times.</text:p>
      <text:p text:style-name="P4">
In addition to slogans in support of Ukraine, the consulates are also chanting slogans tatrous posters who condemn the President's actions <text:a xlink:type="simple" xlink:href="https://www.ukrinform.ua/tag-rosia" text:style-name="Internet_20_link" text:visited-style-name="Visited_20_Internet_20_Link">
</text:a>
Vladimir Putin in Ukraine.</text:p>
      <text:p text:style-name="P4">
Usually about 30 people come to the picket. Some people are involved in dimensions almost daily, others can.</text:p>
      <text:p text:style-name="P4">
One of the permanent participants in Mosse's protest, Wallen said that the residents of the islands were angry with Russia and wish to support the Ukrainian people.</text:p>
      <text:p text:style-name="P4">
It is noted that nowadays the inhabitants of the ALands are referring to their demilitarized status of the territory, NATO and Russian threat.</text:p>
      <text:p text:style-name="P4">
<draw:frame draw:style-name="fr1" draw:name="Image249" text:anchor-type="as-char" svg:width="6.9236in" svg:height="3.89773in" draw:z-index="0">
<draw:image xlink:href="../Images/yкринформ/2023-04-18T19-37-08-03-00/1681835601-567.jpg" xlink:type="simple" xlink:show="embed" xlink:actuate="onLoad" draw:mime-type="image/jpeg"/>
</draw:frame>
At the same time, the region examines the Civic Initiative on the abolition of the Russian Consulate in Mariegamna.</text:p>
      <text:p text:style-name="P4">
<text:span text:style-name="T4">
 Read also: </text:span>
 <text:a xlink:type="simple" xlink:href="https://www.ukrinform.ua/rubric-diaspora/3685750-u-kanadi-proveli-hodu-ta-miting-na-pidtrimku-ukraini.html" text:style-name="Internet_20_link" text:visited-style-name="Visited_20_Internet_20_Link">
<text:span text:style-name="T4">
 Canada </text:span>
 <text:span text:style-name="T4">
 </text:span>
 <text:span text:style-name="T4">
 </text:span>
 <text:span text:style-name="T4">
 Walk </text:span>
 <text:span text:style-name="T4">
 </text:span>
 Meeting <text:span text:style-name="T4">
 </text:span>
 <text:span text:style-name="T4">
 Support </text:span>
<text:span text:style-name="T5">
 Ukraine </text:span>
<text:span text:style-name="T5">
 Ukraine </text:span>
*</text:a>
It was reported that the ALANDS ALANDS - the Baltic Sea Archipelago at the entrance of the Gulf, autonomy in Finland, has a special demilitarizedstatus.</text:p>
      <text:p text:style-name="P4">
News Source: <text:a xlink:type="simple" xlink:href="https://www.ukrinform.ua/rubric-world/3697629-u-finlandii-sodna-prohodat-piketi-bila-konsulstva-rf-cerez-vijnu-v-ukraini.html" text:style-name="Internet_20_link" text:visited-style-name="Visited_20_Internet_20_Link">
https://www.ukrinform.ua/rubric-world/3697629-u-finlandii-sodna-prohodat-piketi-bila-konsulstva-rf-cerez-vijnu-v-ukraini.html</text:a>
</text:p>
      <!--NEWS-->
      <text:h text:style-name="P10" text:outline-level="1">
<text:span text:style-name="T4">
Yahoo Japan tests a payment system with face recognition</text:span>
</text:h>
      <text:p text:style-name="P4">
Authors: Ukrinform (Person)</text:p>
      <text:p text:style-name="P4">
Publisher: Укринформ (Organization)</text:p>
      <text:p text:style-name="P4">
Published Time: 2023-04-18T19:41:00+03:00</text:p>
      <text:p text:style-name="P4">
Modified Time: 2023-04-18T19:41:00+03:00</text:p>
      <text:p text:style-name="P4">
Description: Yahoo!Japan Corporation tests a system that will allow people to make purchases without bank cards or smartphones - through face recognition. - Ukrinform.</text:p>
      <text:p text:style-name="P4">
Images: ["<text:a xlink:type="simple" xlink:href="https://static.ukrinform.com/photos/2023_02/thumb_files/630_360_1676288732-610.jpg" text:style-name="Internet_20_link" text:visited-style-name="Visited_20_Internet_20_Link">
630_360_16762...</text:a>
"]</text:p>
      <text:p text:style-name="P4">
Tags: ['Японія', 'Технології', 'Гаджети']</text:p>
      <text:p text:style-name="P4">
Type: Article</text:p>
      <!--METADATA-->
      <text:p text:style-name="P4">
<draw:frame draw:style-name="fr1" draw:name="Image250" text:anchor-type="as-char" svg:width="6.9236in" svg:height="3.956343in" draw:z-index="0">
<draw:image xlink:href="../Images/yкринформ/2023-04-18T19-41-00-03-00/630_360_1676288732-610.jpg" xlink:type="simple" xlink:show="embed" xlink:actuate="onLoad" draw:mime-type="image/jpeg"/>
</draw:frame>
Company!Japan Corporation tests a system that will allow people to buy without bank cards or smartphones - through recognition.</text:p>
      <text:p text:style-name="P4">
About it reports <text:a xlink:type="simple" xlink:href="https://www3.nhk.or.jp/nhkworld/en/news/20230417_33/" text:style-name="Internet_20_link" text:visited-style-name="Visited_20_Internet_20_Link">
</text:a>
, reports Ukrinform.</text:p>
      <text:p text:style-name="P4">
Yahoo!Japan Corporation has started testing the service at the Tokyo's outlet, delaying food and daily goods.</text:p>
      <text:p text:style-name="P4">
Users register their photo on the website via <text:a xlink:type="simple" xlink:href="https://www.ukrinform.ua/tag-smartfon" text:style-name="Internet_20_link" text:visited-style-name="Visited_20_Internet_20_Link">
</text:a>
and bind the personal office of non -cash payment.</text:p>
      <text:p text:style-name="P4">
During the purchase, they scan the bar codes of goods, and then show their units of the device for recognition. When a scanned image matches a wide -stricken photo, the system approves payment.</text:p>
      <text:p text:style-name="P4">
The company is planning to continue to improve the technology in order to implement it in stores and networks of supermarkets.</text:p>
      <text:p text:style-name="P4">
<text:span text:style-name="T4">
 Read also: </text:span>
 <text:a xlink:type="simple" xlink:href="https://www.ukrinform.ua/rubric-technology/3400660-torknis-abi-zaplatiti-v-iphone-zavilas-nova-funkcia.html" text:style-name="Internet_20_link" text:visited-style-name="Visited_20_Internet_20_Link">
</text:a>
Representatives of the company hope this will help to overcome the lack of working in Japan retail.</text:p>
      <text:p text:style-name="P4">
As reported <text:a xlink:type="simple" xlink:href="https://www.ukrinform.ua/rubric-technology/3694612-u-kuvejti-predstavili-virtualnu-veducu-novin.html" text:style-name="Internet_20_link" text:visited-style-name="Visited_20_Internet_20_Link">
</text:a>
, Kuwait News has introduced the leading news created with artificial intelligence.  Photo: Getty Images_</text:p>
      <text:p text:style-name="P4">
News Source: <text:a xlink:type="simple" xlink:href="https://www.ukrinform.ua/rubric-technology/3697631-yahoo-japan-testue-platiznu-sistemu-z-rozpiznavannam-oblicca.html" text:style-name="Internet_20_link" text:visited-style-name="Visited_20_Internet_20_Link">
https://www.ukrinform.ua/rubric-technology/3697631-yahoo-japan-testue-platiznu-sistemu-z-rozpiznavannam-oblicca.html</text:a>
</text:p>
      <!--NEWS-->
      <text:h text:style-name="P10" text:outline-level="1">
<text:span text:style-name="T4">
Lithuania provided Ukraine with military assistance for € 454 million</text:span>
</text:h>
      <text:p text:style-name="P4">
Authors: Ukrinform (Person)</text:p>
      <text:p text:style-name="P4">
Publisher: Укринформ (Organization)</text:p>
      <text:p text:style-name="P4">
Published Time: 2023-04-18T19:44:00+03:00</text:p>
      <text:p text:style-name="P4">
Modified Time: 2023-04-18T19:44:00+03:00</text:p>
      <text:p text:style-name="P4">
Description: Lithuanian Minister of Lithuania Arvidas Anushauskas said that the volume of military assistance provided to Ukraine reached 454 million euros, and once again assured that Lithuania was ready to provide Ukraine with support for victory over Russia. - Ukrinform.</text:p>
      <text:p text:style-name="P4">
Images: ["<text:a xlink:type="simple" xlink:href="https://static.ukrinform.com/photos/2023_04/thumb_files/630_360_1681836117-972.jpg" text:style-name="Internet_20_link" text:visited-style-name="Visited_20_Internet_20_Link">
630_360_16818...</text:a>
"]</text:p>
      <text:p text:style-name="P4">
Tags: ['Литва', 'Україна', 'допомога', 'Війна з росією']</text:p>
      <text:p text:style-name="P4">
Type: Article</text:p>
      <!--METADATA-->
      <text:p text:style-name="P4">
<draw:frame draw:style-name="fr1" draw:name="Image251" text:anchor-type="as-char" svg:width="6.9236in" svg:height="3.956343in" draw:z-index="0">
<draw:image xlink:href="../Images/yкринформ/2023-04-18T19-44-00-03-00/630_360_1681836117-972.jpg" xlink:type="simple" xlink:show="embed" xlink:actuate="onLoad" draw:mime-type="image/jpeg"/>
</draw:frame>
Lithuanian Ministry of Lithuania Arvidas Anushauskas stated that the volume of military assistance provided to Ukraine reached 454 million euros, and once again assured that Lithuania was ready to provide Ukraine with support for victory over Russia.</text:p>
      <text:p text:style-name="P4">
About it reports Ukrinform with reference to <text:a xlink:type="simple" xlink:href="http://www.delfi.lt/ua/news/live/pomosch-litvy-ukraine-454-mln-evro.d" text:style-name="Internet_20_link" text:visited-style-name="Visited_20_Internet_20_Link">
</text:a>
.</text:p>
      <text:p text:style-name="P4">
“At the moment the help(Ukraine - ed.)It is 454 million euros. We are also looking for ways to initiate new purchases, we allocate the funds of international funds, we are preparing Ukrainians, ”Anushauskas said in the evening meeting of the Seimas of the country.</text:p>
      <text:p text:style-name="P4">
He added that this year <text:a xlink:type="simple" xlink:href="https://www.ukrinform.ua/tag-litva" text:style-name="Internet_20_link" text:visited-style-name="Visited_20_Internet_20_Link">
</text:a>
To prepare 3-4 times more Ukrainian military than last year. "If we taught 500 Ukrainian military in last year, then we plan to teach 1600 this year, and maybe by 2000. In fact, we can not always say how much preparation will take place, but our obligation - to give Ukraine support victory over the aggressor," - The Minister of Defense noted.</text:p>
      <text:p text:style-name="P4">
<text:span text:style-name="T4">
 Read also: </text:span>
 <text:a xlink:type="simple" xlink:href="https://www.ukrinform.ua/rubric-polytics/3695979-prezident-litvi-obgovoriv-z-genprokurorom-ukraini-stvorenna-spectribunalu-dla-rf.html" text:style-name="Internet_20_link" text:visited-style-name="Visited_20_Internet_20_Link">
<text:span text:style-name="T4">
 Lithuania </text:span>
</text:a>
As reported by Ukrinform, in early April Lithuanian Defense Minister <text:a xlink:type="simple" xlink:href="https://www.ukrinform.ua/rubric-ato/3692358-litva-nadast-ukraini-novij-paket-vijskovoi-dopomogi.html" text:style-name="Internet_20_link" text:visited-style-name="Visited_20_Internet_20_Link">
</text:a>
 новий пакет військової допомоги Українівартістю 41 млн євро.</text:p>
      <text:p text:style-name="P4">
Фото: DELFI / Julius Kalinskas</text:p>
      <text:p text:style-name="P4">
News Source: <text:a xlink:type="simple" xlink:href="https://www.ukrinform.ua/rubric-ato/3697634-litva-nadala-ukraini-vijskovoi-dopomogi-na-454-miljoni.html" text:style-name="Internet_20_link" text:visited-style-name="Visited_20_Internet_20_Link">
https://www.ukrinform.ua/rubric-ato/3697634-litva-nadala-ukraini-vijskovoi-dopomogi-na-454-miljoni.html</text:a>
</text:p>
      <!--NEWS-->
      <text:h text:style-name="P10" text:outline-level="1">
<text:span text:style-name="T4">
The court canceled the penalty of Kharkiv for Russian on social networks</text:span>
</text:h>
      <text:p text:style-name="P4">
Authors: Ukrinform (Person)</text:p>
      <text:p text:style-name="P4">
Publisher: Укринформ (Organization)</text:p>
      <text:p text:style-name="P4">
Published Time: 2023-04-18T19:54:51+03:00</text:p>
      <text:p text:style-name="P4">
Modified Time: 2023-04-18T19:54:51+03:00</text:p>
      <text:p text:style-name="P4">
Description: Kharkiv District Court of Kiev overturned Kharkiv Mayor Igor Terekhov for the use of Russian on social networks. - Ukrinform.</text:p>
      <text:p text:style-name="P4">
Images: ["<text:a xlink:type="simple" xlink:href="https://static.ukrinform.com/photos/2021_11/thumb_files/630_360_1635808675-528.jpeg" text:style-name="Internet_20_link" text:visited-style-name="Visited_20_Internet_20_Link">
630_360_16358...</text:a>
"]</text:p>
      <text:p text:style-name="P4">
Tags: ['Штраф', 'Суд', 'Російська мова', 'Терехов']</text:p>
      <text:p text:style-name="P4">
Type: Article</text:p>
      <!--METADATA-->
      <text:p text:style-name="P4">
<draw:frame draw:style-name="fr1" draw:name="Image252" text:anchor-type="as-char" svg:width="6.9236in" svg:height="3.956343in" draw:z-index="0">
<draw:image xlink:href="../Images/yкринформ/2023-04-18T19-54-51-03-00/630_360_1635808675-528.jpeg" xlink:type="simple" xlink:show="embed" xlink:actuate="onLoad" draw:mime-type="image/jpeg"/>
</draw:frame>
The Kharkiv Kyiv Regional Court questioned the penalty of Kharkiv Mayor Igoruverekhov for the use of Russian language on social networks.</text:p>
      <text:p text:style-name="P4">
This became known with <text:a xlink:type="simple" xlink:href="http://reyestr.court.gov.ua/Review/110052637" text:style-name="Internet_20_link" text:visited-style-name="Visited_20_Internet_20_Link">
</text:a>
Published in the Unified Register, Ukrinform reports.</text:p>
      <text:p text:style-name="P4">
“The administrative claim of PERSON_1 to the Ombudsman Taras Dmitrovich on recognition unlawful and the cancellation of the decision on an administrative offense is to be satisfied. To cancel the resolution of the Taras Dmitrovich Silica Protection, No. 17 of 29.12.2022 on the recognition of PERSON_1 guilty of committing an administrative offense provided for in part 2 of Article 188-52 of the Code .</text:p>
      <text:p text:style-name="P4">
The decision may be appealed in the appeal instance - the Second Appeal Administrative Court, within ten days from the date of proclamation.</text:p>
      <text:p text:style-name="P4">
The judge agreed with Terekhov's protection that the pages of the mayor in the Telegram Tafaybutz are not representative, that is, he does not lead them as an official. The defense also indicated that the resolution was illegal because the Ombudsman was arranged(Namely - no state control event was implemented on the use and functioning of the state language).</text:p>
      <text:p text:style-name="P4">
<text:span text:style-name="T4">
Читайте також:</text:span>
 <text:a xlink:type="simple" xlink:href="https://www.ukrinform.ua/rubric-society/3597770-u-movnogo-ombudsmena-rozpovili-skilki-otrimali-skarg-na-porusenna-u-sferi-reklami.html" text:style-name="Internet_20_link" text:visited-style-name="Visited_20_Internet_20_Link">
 <text:span text:style-name="T4">
мовного</text:span>
 <text:span text:style-name="T4">
омбудсмена</text:span>
 <text:span text:style-name="T4">
розповіли</text:span>
 <text:span text:style-name="T4">
скільки</text:span>
<text:span text:style-name="T4">
отримали</text:span>
 <text:span text:style-name="T4">
скарг</text:span>
 <text:span text:style-name="T4">
порушення</text:span>
 <text:span text:style-name="T4">
сфері</text:span>
 <text:span text:style-name="T4">
реклами</text:span>
</text:a>
As reported by Ukrinform, in November 2022, Taras Kremin, a commissioner for protecting the state language, issued a resolution on imposing an administrative proposal in the form of a fine for violation of the Law of Ukraine “On Securing the Function of the Ukrainian Language as a State” Kharkiv City Mayor Terekhov. As noted in the resolution, <text:a xlink:type="simple" xlink:href="https://www.ukrinform.ua/rubric-regions/3621174-terehova-ostrafuvali-za-rosijsku-movu-v-socmerezah-ta-vistupah-na-tb.html" text:style-name="Internet_20_link" text:visited-style-name="Visited_20_Internet_20_Link">
</text:a>
.</text:p>
      <text:p text:style-name="P4">
In early December, Kharkiv Mayor paid a fine of 3400 UAH.</text:p>
      <text:p text:style-name="P4">
Subsequently, the Commissioner issued a resolution on imposing an administrative proceedings for conducting a non -governmental language of pages of Kharkiv Mayor Ufeysbook and Telegram. This resolution appealed Terekhov in court. Although he began to use Ukrainian language.</text:p>
      <text:p text:style-name="P4">
News Source: <text:a xlink:type="simple" xlink:href="https://www.ukrinform.ua/rubric-regions/3697638-sud-skasuvav-straf-meru-harkova-za-rosijsku-movu-u-socmerezah.html" text:style-name="Internet_20_link" text:visited-style-name="Visited_20_Internet_20_Link">
https://www.ukrinform.ua/rubric-regions/3697638-sud-skasuvav-straf-meru-harkova-za-rosijsku-movu-u-socmerezah.html</text:a>
</text:p>
      <!--NEWS-->
      <text:h text:style-name="P10" text:outline-level="1">
<text:span text:style-name="T4">
Germany handed Ukraine to Ukraine Patriot system</text:span>
</text:h>
      <text:p text:style-name="P4">
Authors: Ukrinform (Person)</text:p>
      <text:p text:style-name="P4">
Publisher: Укринформ (Organization)</text:p>
      <text:p text:style-name="P4">
Published Time: 2023-04-18T20:23:00+03:00</text:p>
      <text:p text:style-name="P4">
Modified Time: 2023-04-18T20:23:00+03:00</text:p>
      <text:p text:style-name="P4">
Description: Germany has transferred the Patriot anti-aircraft missile complex to Ukraine. - Ukrinform.</text:p>
      <text:p text:style-name="P4">
Images: ["<text:a xlink:type="simple" xlink:href="https://static.ukrinform.com/photos/2023_02/thumb_files/630_360_1677609021-779.jpg" text:style-name="Internet_20_link" text:visited-style-name="Visited_20_Internet_20_Link">
630_360_16776...</text:a>
", "<text:a xlink:type="simple" xlink:href="https://static.ukrinform.com/photos/2023_04/1681838994-538.jpg" text:style-name="Internet_20_link" text:visited-style-name="Visited_20_Internet_20_Link">
1681838994-53...</text:a>
"]</text:p>
      <text:p text:style-name="P4">
Tags: ['Німеччина', 'Patriot ', 'ППО']</text:p>
      <text:p text:style-name="P4">
Type: Article</text:p>
      <!--METADATA-->
      <text:p text:style-name="P4">
<draw:frame draw:style-name="fr1" draw:name="Image253" text:anchor-type="as-char" svg:width="6.9236in" svg:height="3.956343in" draw:z-index="0">
<draw:image xlink:href="../Images/yкринформ/2023-04-18T20-23-00-03-00/630_360_1677609021-779.jpg" xlink:type="simple" xlink:show="embed" xlink:actuate="onLoad" draw:mime-type="image/jpeg"/>
</draw:frame>
Germany reported to Ukraine the Anti-aircraft missile complex Patriot.</text:p>
      <text:p text:style-name="P4">
About this <text:a xlink:type="simple" xlink:href="https://www.bundesregierung.de/breg-en/news/military-support-ukraine-2054992" text:style-name="Internet_20_link" text:visited-style-name="Visited_20_Internet_20_Link">
 </text:a>
On the website of the German government, which published an updated list of military assistance, Ukrinform reports.</text:p>
      <text:p text:style-name="P4">
In the list, in particular, Patriot system, 16 Zetros trucks(In total, they are preceded 76)and two cars to protect the border(Earlier was transferred to 122 Odnitsa).</text:p>
      <text:p text:style-name="P4">
<draw:frame draw:style-name="fr1" draw:name="Image254" text:anchor-type="as-char" svg:width="6.9236in" svg:height="5.468362in" draw:z-index="0">
<draw:image xlink:href="../Images/yкринформ/2023-04-18T20-23-00-03-00/1681838994-538.jpg" xlink:type="simple" xlink:show="embed" xlink:actuate="onLoad" draw:mime-type="image/jpeg"/>
</draw:frame>
It should be noted that the German side informs the transfer of the systems of the weapons when they are already in Ukraine and delivered to the location.</text:p>
      <text:p text:style-name="P4">
<text:span text:style-name="T4">
 Read also: </text:span>
 <text:a xlink:type="simple" xlink:href="https://www.ukrinform.ua/rubric-ato/3693947-ukraina-povidomit-pro-nadhodzenna-patriot-todi-koli-ce-bude-potribno-ignat.html" text:style-name="Internet_20_link" text:visited-style-name="Visited_20_Internet_20_Link">
<text:span text:style-name="T4">
 patriot </text:span>
</text:a>
As reported by Ukrinform, <text:a xlink:type="simple" xlink:href="https://www.ukrinform.ua/tag-nimeccina" text:style-name="Internet_20_link" text:visited-style-name="Visited_20_Internet_20_Link">
</text:a>
Transferred Ukraine to Leopard 2A6 tanks, Marder BMPs and demining tanks.</text:p>
      <text:p text:style-name="P4">
News Source: <text:a xlink:type="simple" xlink:href="https://www.ukrinform.ua/rubric-ato/3697643-nimeccina-peredala-ukraini-sistemu-ppo-patriot.html" text:style-name="Internet_20_link" text:visited-style-name="Visited_20_Internet_20_Link">
https://www.ukrinform.ua/rubric-ato/3697643-nimeccina-peredala-ukraini-sistemu-ppo-patriot.html</text:a>
</text:p>
      <!--NEWS-->
      <text:h text:style-name="P10" text:outline-level="1">
<text:span text:style-name="T4">
The enemy hit the Nikopol district: damaged houses and solar panels</text:span>
</text:h>
      <text:p text:style-name="P4">
Authors: Ukrinform (Person)</text:p>
      <text:p text:style-name="P4">
Publisher: Укринформ (Organization)</text:p>
      <text:p text:style-name="P4">
Published Time: 2023-04-18T20:32:00+03:00</text:p>
      <text:p text:style-name="P4">
Modified Time: 2023-04-18T20:32:00+03:00</text:p>
      <text:p text:style-name="P4">
Description: The enemy army hit the Nikopol district, there is a destruction in the territory of the Chervonohrigor community. - Ukrinform.</text:p>
      <text:p text:style-name="P4">
Images: ["<text:a xlink:type="simple" xlink:href="https://static.ukrinform.com/photos/2023_04/thumb_files/630_360_1681838994-370.jpg" text:style-name="Internet_20_link" text:visited-style-name="Visited_20_Internet_20_Link">
630_360_16818...</text:a>
"]</text:p>
      <text:p text:style-name="P4">
Tags: None</text:p>
      <text:p text:style-name="P4">
Type: Article</text:p>
      <!--METADATA-->
      <text:p text:style-name="P4">
<draw:frame draw:style-name="fr1" draw:name="Image255" text:anchor-type="as-char" svg:width="6.9236in" svg:height="3.956343in" draw:z-index="0">
<draw:image xlink:href="../Images/yкринформ/2023-04-18T20-32-00-03-00/630_360_1681838994-370.jpg" xlink:type="simple" xlink:show="embed" xlink:actuate="onLoad" draw:mime-type="image/jpeg"/>
</draw:frame>
Honorama struck in the Nikopol district, there is a destruction in the territory of the Chervonogrigoriv community.</text:p>
      <text:p text:style-name="P4">
About it in <text:a xlink:type="simple" xlink:href="http://t.me/mykola_lukashuk/4177" text:style-name="Internet_20_link" text:visited-style-name="Visited_20_Internet_20_Link">
</text:a>
Informs Mykola Lukashuk, the Chief Properepetrovsk Regional Council, Ukrinform reports.</text:p>
      <text:p text:style-name="P4">
“Again attacks in the Nikopol district. In the afternoon, the invaders were beaten by the red -headed community. The shelling has destroyed and damaged solar panels, ”he wrote.</text:p>
      <text:p text:style-name="P4">
It is noted that the private enterprise, 6 residential buildings, household buildings, car and greenhouses are damaged. Rescuers inspect the territory. There are no traumatic or dead.</text:p>
      <text:p text:style-name="P4">
<text:span text:style-name="T4">
 Read also: </text:span>
 <text:a xlink:type="simple" xlink:href="https://www.ukrinform.ua/rubric-regions/3697596-na-hersonsini-vnaslidok-obstriliv-znestrumleni-dva-naseleni-punkti.html" text:style-name="Internet_20_link" text:visited-style-name="Visited_20_Internet_20_Link">
<text:span text:style-name="T4">
 firing </text:span>
</text:a>
Earlier it was reported that yesterday the aggressor also fired at Nikopol region.</text:p>
      <text:p text:style-name="P4">
News Source: <text:a xlink:type="simple" xlink:href="https://www.ukrinform.ua/rubric-ato/3697645-vorog-udariv-po-nikopolskomu-rajonu-poskodzeni-budinki-j-sonacni-paneli.html" text:style-name="Internet_20_link" text:visited-style-name="Visited_20_Internet_20_Link">
https://www.ukrinform.ua/rubric-ato/3697645-vorog-udariv-po-nikopolskomu-rajonu-poskodzeni-budinki-j-sonacni-paneli.html</text:a>
</text:p>
      <!--NEWS-->
      <text:h text:style-name="P10" text:outline-level="1">
<text:span text:style-name="T4">
States and NATO have not seen signs of moving nuclear weapons from Russia to Belarus</text:span>
</text:h>
      <text:p text:style-name="P4">
Authors: Ukrinform (Person)</text:p>
      <text:p text:style-name="P4">
Publisher: Укринформ (Organization)</text:p>
      <text:p text:style-name="P4">
Published Time: 2023-04-18T20:40:53+03:00</text:p>
      <text:p text:style-name="P4">
Modified Time: 2023-04-18T20:40:53+03:00</text:p>
      <text:p text:style-name="P4">
Description: The United States and the North Atlantic Alliance have not seen any changes in the positions of the strategic nuclear forces of the Russian Federation, including the movement of tactical nuclear weapons into the territory of the Republic of Belarus. - Ukrinform.</text:p>
      <text:p text:style-name="P4">
Images: ["<text:a xlink:type="simple" xlink:href="https://static.ukrinform.com/photos/2022_01/thumb_files/630_360_1641836883-328.jpg" text:style-name="Internet_20_link" text:visited-style-name="Visited_20_Internet_20_Link">
630_360_16418...</text:a>
"]</text:p>
      <text:p text:style-name="P4">
Tags: ['білорусь', 'НАТО', 'США', 'Ядерна зброя', 'росія']</text:p>
      <text:p text:style-name="P4">
Type: Article</text:p>
      <!--METADATA-->
      <text:p text:style-name="P4">
<draw:frame draw:style-name="fr1" draw:name="Image256" text:anchor-type="as-char" svg:width="6.9236in" svg:height="3.956343in" draw:z-index="0">
<draw:image xlink:href="../Images/yкринформ/2023-04-18T20-40-53-03-00/630_360_1641836883-328.jpg" xlink:type="simple" xlink:show="embed" xlink:actuate="onLoad" draw:mime-type="image/jpeg"/>
</draw:frame>
The North Atlantic Alliance has now been seen as of the Russian Federation's strategic nuclear forces, including the movement of tactical nuclear weapons into the territory of the Republic of Belarus.</text:p>
      <text:p text:style-name="P4">
This was stated on Tuesday during a NATO conference in Washington, a first -time US Secretary of State Wendy Sherman, reports his own correspondent.</text:p>
      <text:p text:style-name="P4">
"We were all monitored and were concerned that Vladimir Putin would use what wins a non-patient tactical nuclear weapon, or commit certain demonstrations for escalation, but in a managed escalation of risk," the US Secretary of State said.</text:p>
      <text:p text:style-name="P4">
She stressed that in <text:a xlink:type="simple" xlink:href="https://www.ukrinform.ua/tag-ssa" text:style-name="Internet_20_link" text:visited-style-name="Visited_20_Internet_20_Link">
</text:a>
And NATO will be aware of the development of events. At the same time, Sherman agreed with the assessment of Natons Stoltenberg's Secretary General that the Alliance has not seen "no changes in the positions of the strategic forces of Russia," which would require changes in the positions of the Allies of the Polish -Atlantic Alliance. She noted that, according to the American page, Russia has not yet moved nuclear weapons to Belarus, but stressed that such a step of the Russian Federation would no doubt considered "dangerous escalation".</text:p>
      <text:p text:style-name="P4">
<text:span text:style-name="T4">
 Read also: </text:span>
 <text:a xlink:type="simple" xlink:href="https://www.ukrinform.ua/rubric-world/3697577-ssa-zaklikali-kraini-nato-posiliti-kontrol-nad-nerozpovsudzennam-adernoi-zbroi.html" text:style-name="Internet_20_link" text:visited-style-name="Visited_20_Internet_20_Link">
<text:span text:style-name="T4">
 USA </text:span>
</text:a>
As reported by Ukrinform, last month, Putin stated that the Russian Federation should build a special storage for tactical nuclear weapons in Belarus by July.</text:p>
      <text:p text:style-name="P4">
<text:span text:style-name="T5">
Foto: @deputysecstate</text:span>
</text:p>
      <text:p text:style-name="P4">
News Source: <text:a xlink:type="simple" xlink:href="https://www.ukrinform.ua/rubric-world/3697646-stati-j-nato-poki-ne-bacili-oznak-peremisenna-adernoi-zbroi-z-rosii-v-bilorus.html" text:style-name="Internet_20_link" text:visited-style-name="Visited_20_Internet_20_Link">
https://www.ukrinform.ua/rubric-world/3697646-stati-j-nato-poki-ne-bacili-oznak-peremisenna-adernoi-zbroi-z-rosii-v-bilorus.html</text:a>
</text:p>
      <!--NEWS-->
      <text:h text:style-name="P10" text:outline-level="1">
<text:span text:style-name="T4">
In Mariupol, tanks are fixed in the direction of Novoazovsk</text:span>
</text:h>
      <text:p text:style-name="P4">
Authors: Ukrinform (Person)</text:p>
      <text:p text:style-name="P4">
Publisher: Укринформ (Organization)</text:p>
      <text:p text:style-name="P4">
Published Time: 2023-04-18T20:42:00+03:00</text:p>
      <text:p text:style-name="P4">
Modified Time: 2023-04-18T20:42:00+03:00</text:p>
      <text:p text:style-name="P4">
Description: In the temporarily captured Russian military Mariupol, tanks are recorded through the city center in the direction of Novoazovsk.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Танк', 'Російські військові', 'Війна з росією']</text:p>
      <text:p text:style-name="P4">
Type: Article</text:p>
      <!--METADATA-->
      <text:p text:style-name="P4">
<draw:frame draw:style-name="fr1" draw:name="Image257" text:anchor-type="as-char" svg:width="6.9236in" svg:height="3.956343in" draw:z-index="0">
<draw:image xlink:href="../Images/yкринформ/2023-04-18T20-42-00-03-00/630_360_1680546247-363.jpg" xlink:type="simple" xlink:show="embed" xlink:actuate="onLoad" draw:mime-type="image/jpeg"/>
</draw:frame>
Timely captured by Russian military Mariupol fix the movement of tank cities in the direction of Novoazovsk.</text:p>
      <text:p text:style-name="P4">
As Ukrinform reports, about it in <text:a xlink:type="simple" xlink:href="https://t.me/andriyshTime/8763" text:style-name="Internet_20_link" text:visited-style-name="Visited_20_Internet_20_Link">
</text:a>
The mayor of Mariupol Petro Andryushchenko reported and published the relevant video.</text:p>
      <text:p text:style-name="P4">
“Returning to the tanks on the streets <text:a xlink:type="simple" xlink:href="https://www.ukrinform.ua/tag-mariupol" text:style-name="Internet_20_link" text:visited-style-name="Visited_20_Internet_20_Link">
</text:a>
. Фіксуємо черговий зворотній рух танків. З напряму Мангушу через центр містав напрям Новоазовська. Чергове посилення на Вугледарський напрям», - написавАндрющенко.</text:p>
      <text:p text:style-name="P4">
<text:span text:style-name="T4">
Читайте також:</text:span>
 <text:a xlink:type="simple" xlink:href="https://www.ukrinform.ua/rubric-ato/3697428-u-mariupolskij-rajon-pribuli-cergovi-pidrozdili-zagarbnikiv.html" text:style-name="Internet_20_link" text:visited-style-name="Visited_20_Internet_20_Link">
 <text:span text:style-name="T4">
Маріупол</text:span>
 </text:a>
As it was reported, Mariupol and the surrounding settlements are transformed by the Naiysk-Logistics Hub of the Russian Army.</text:p>
      <text:p text:style-name="P4">
News Source: <text:a xlink:type="simple" xlink:href="https://www.ukrinform.ua/rubric-ato/3697647-u-mariupoli-fiksuut-ruh-tankiv-u-napramku-novoazovska.html" text:style-name="Internet_20_link" text:visited-style-name="Visited_20_Internet_20_Link">
https://www.ukrinform.ua/rubric-ato/3697647-u-mariupoli-fiksuut-ruh-tankiv-u-napramku-novoazovska.html</text:a>
</text:p>
      <!--NEWS-->
      <text:h text:style-name="P10" text:outline-level="1">
<text:span text:style-name="T4">
The Cabinet of Ministers adopted a resolution on deprivation of a sports federation of national status in case of competitions with Russians and Belarusians</text:span>
</text:h>
      <text:p text:style-name="P4">
Authors: Ukrinform (Person)</text:p>
      <text:p text:style-name="P4">
Publisher: Укринформ (Organization)</text:p>
      <text:p text:style-name="P4">
Published Time: 2023-04-18T20:44:10+03:00</text:p>
      <text:p text:style-name="P4">
Modified Time: 2023-04-18T20:44:10+03:00</text:p>
      <text:p text:style-name="P4">
Description: The Cabinet of Ministers of Ukraine adopted a resolution on deprivation of the sports federation of the status of national in the event of participation in competitions where athletes from the Russian Federation and Belarus act. - Ukrinform.</text:p>
      <text:p text:style-name="P4">
Images: ["<text:a xlink:type="simple" xlink:href="https://static.ukrinform.com/photos/2023_04/thumb_files/630_360_1681839742-350.jpg" text:style-name="Internet_20_link" text:visited-style-name="Visited_20_Internet_20_Link">
630_360_16818...</text:a>
"]</text:p>
      <text:p text:style-name="P4">
Tags: ['Олімпіада', 'НОК України', 'Міністерство молоді та спорту']</text:p>
      <text:p text:style-name="P4">
Type: Article</text:p>
      <!--METADATA-->
      <text:p text:style-name="P4">
<draw:frame draw:style-name="fr1" draw:name="Image258" text:anchor-type="as-char" svg:width="6.9236in" svg:height="3.956343in" draw:z-index="0">
<draw:image xlink:href="../Images/yкринформ/2023-04-18T20-44-10-03-00/630_360_1681839742-350.jpg" xlink:type="simple" xlink:show="embed" xlink:actuate="onLoad" draw:mime-type="image/jpeg"/>
</draw:frame>
The Cabinet of Ministers of Ukraine adopted a resolution on the deprivation of the sports federation of national status in the case of participation in competitions where athletes from the RFTA Belarus perform.</text:p>
      <text:p text:style-name="P4">
As Ukrinform reports, with <text:a xlink:type="simple" xlink:href="https://mms.gov.ua/news/vneseno-zminy-do-polozhennia-pro-nadannia-na-konkursnykh-zasadakh-sportyvnii-federatsii-statusu-natsionalnoi-ta-pozbavlennia-takoho-statusu" text:style-name="Internet_20_link" text:visited-style-name="Visited_20_Internet_20_Link">
</text:a>
at the official website of youth and sports of Ukraine.</text:p>
      <text:p text:style-name="P4">
The Cabinet of Ministers amended the Regulations on the granting on a competitive basis of sports federation status and deprivation of such status.</text:p>
      <text:p text:style-name="P4">
“The resolution, in particular, provides for the possibility of depriving the All -Ukrainian Sports Federation of the status of national in the case of the participation of athletes who are in international sports competitions, in which athletes from the Russian Federation and the Republic of Belarus take part.</text:p>
      <text:p text:style-name="P4">
It should be noted that the peculiarity of the status of "national" is that the state gives separate powers to federations on the development of sports, conducting official classes and other competitions in Ukraine and the opportunity to represent Ukraine at the International Sports Arena.</text:p>
      <text:p text:style-name="P4">
The document amended paragraph 15 of the Regulation, supplement it after a new paragraph of the following content: "The participation of athletes who are members of corresponding sports federations, in international sports competitions, in which athletes from the Russian Federation and/or the Republic of Belarus will attend."</text:p>
      <text:p text:style-name="P4">
The legal act was developed taking into account the decision of the International Olympic Committee, which recommended the International Sports Federation to allow athletes from the Russian Federation and the Republic of Belarus to international sports competitions, organized by international federations and organizers of the youth and international sports.</text:p>
      <text:p text:style-name="P4">
<text:span text:style-name="T4">
 Read also: </text:span>
 <text:a xlink:type="simple" xlink:href="https://www.ukrinform.ua/rubric-sports/3695989-bidnij-e-bagato-krain-aki-rozgladaut-varianti-zorstkoi-reakcii-na-dopusk-rosian-i-bilorusiv.html" text:style-name="Internet_20_link" text:visited-style-name="Visited_20_Internet_20_Link">
<text:span text:style-name="T4">
 poor </text:span>
</text:a>
</text:p>
      <text:p text:style-name="P4">
As reported by Ukrinform, earlier the IOC executive committee recommended to return the Russian athletes to Russian athletes to international competitions in neutral status. In this case, teams from Russia and Belarus are not allowed to the tournaments, as well as sportsmen who support the war or have a contract with the army of Russian Abopelorus.</text:p>
      <text:p text:style-name="P4">
Photo: Getty Images</text:p>
      <text:p text:style-name="P4">
News Source: <text:a xlink:type="simple" xlink:href="https://www.ukrinform.ua/rubric-sports/3697648-kabmin-prijnav-postanovu-pro-pozbavlenna-sportivnoi-federacii-statusu-nacionalnoi-u-razi-ucasti-u-zmagannah-z-rosianami-ta-bilorusami.html" text:style-name="Internet_20_link" text:visited-style-name="Visited_20_Internet_20_Link">
https://www.ukrinform.ua/rubric-sports/3697648-kabmin-prijnav-postanovu-pro-pozbavlenna-sportivnoi-federacii-statusu-nacionalnoi-u-razi-ucasti-u-zmagannah-z-rosianami-ta-bilorusami.html</text:a>
</text:p>
      <!--NEWS-->
      <text:h text:style-name="P10" text:outline-level="1">
<text:span text:style-name="T4">
Ukrainian weightlifter Gangur won two medals at the European Championships</text:span>
</text:h>
      <text:p text:style-name="P4">
Authors: Ukrinform (Person)</text:p>
      <text:p text:style-name="P4">
Publisher: Укринформ (Organization)</text:p>
      <text:p text:style-name="P4">
Published Time: 2023-04-18T21:03:48+03:00</text:p>
      <text:p text:style-name="P4">
Modified Time: 2023-04-18T21:03:48+03:00</text:p>
      <text:p text:style-name="P4">
Description: Ukrainian Maria Gangur has won two medals at the European weightlifting Championships. - Ukrinform.</text:p>
      <text:p text:style-name="P4">
Images: ["<text:a xlink:type="simple" xlink:href="https://static.ukrinform.com/photos/2023_04/thumb_files/630_360_1681840929-449.jpeg" text:style-name="Internet_20_link" text:visited-style-name="Visited_20_Internet_20_Link">
630_360_16818...</text:a>
"]</text:p>
      <text:p text:style-name="P4">
Tags: ['Важка атлетика']</text:p>
      <text:p text:style-name="P4">
Type: Article</text:p>
      <!--METADATA-->
      <text:p text:style-name="P4">
<draw:frame draw:style-name="fr1" draw:name="Image259" text:anchor-type="as-char" svg:width="6.9236in" svg:height="3.956343in" draw:z-index="0">
<draw:image xlink:href="../Images/yкринформ/2023-04-18T21-03-48-03-00/630_360_1681840929-449.jpeg" xlink:type="simple" xlink:show="embed" xlink:actuate="onLoad" draw:mime-type="image/jpeg"/>
</draw:frame>
Ukrainian Camaria Gangur won two medals at the European Athletics Championships.</text:p>
      <text:p text:style-name="P4">
She was in weight up to 64 kg, Ukrinform reports.</text:p>
      <text:p text:style-name="P4">
The gangur won bronze in a jerk and a "silver" in double. In the jerk, Maria took 98 kg on the third attempt. In the jolt, Ukrainian became fifth(116 kg), prosthesis by the amount of duoden(214 kg)She was able to get a medal.</text:p>
      <text:p text:style-name="P4">
Another Ukrainian Anna Davidova showed the 7th result. The victory was won by Nurigunor from Turkey.</text:p>
      <text:p text:style-name="P4">
<text:span text:style-name="T4">
 Read also: </text:span>
 <text:a xlink:type="simple" xlink:href="https://www.ukrinform.ua/rubric-sports/3697157-ukrainka-konotop-stala-absolutnou-cempionkou-evropi-z-vazkoi-atletiki.html" text:style-name="Internet_20_link" text:visited-style-name="Visited_20_Internet_20_Link">
<text:span text:style-name="T4">
 Konotop </text:span>
</text:a>
It was reported that it is held in Yerevan, Armenia.</text:p>
      <text:p text:style-name="P4">
Photo: Weightlifting World</text:p>
      <text:p text:style-name="P4">
News Source: <text:a xlink:type="simple" xlink:href="https://www.ukrinform.ua/rubric-sports/3697653-ukrainska-vazkoatletka-gangur-zdobula-dvi-medali-na-cempionati-evropi.html" text:style-name="Internet_20_link" text:visited-style-name="Visited_20_Internet_20_Link">
https://www.ukrinform.ua/rubric-sports/3697653-ukrainska-vazkoatletka-gangur-zdobula-dvi-medali-na-cempionati-evropi.html</text:a>
</text:p>
      <!--NEWS-->
      <text:h text:style-name="P10" text:outline-level="1">
<text:span text:style-name="T4">
The Government restricted access to Russian companies to the Ukrainian subsoil market</text:span>
</text:h>
      <text:p text:style-name="P4">
Authors: Ukrinform (Person)</text:p>
      <text:p text:style-name="P4">
Publisher: Укринформ (Organization)</text:p>
      <text:p text:style-name="P4">
Published Time: 2023-04-18T21:04:44+03:00</text:p>
      <text:p text:style-name="P4">
Modified Time: 2023-04-18T21:04:44+03:00</text:p>
      <text:p text:style-name="P4">
Description: The Cabinet of Ministers has approved a list of foreign stock exchanges, which have admitted shares of legal entities, except for residents of the aggressor stat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росія', 'Родовище']</text:p>
      <text:p text:style-name="P4">
Type: Article</text:p>
      <!--METADATA-->
      <text:p text:style-name="P4">
<draw:frame draw:style-name="fr1" draw:name="Image260" text:anchor-type="as-char" svg:width="6.9236in" svg:height="3.956343in" draw:z-index="0">
<draw:image xlink:href="../Images/yкринформ/2023-04-18T21-04-44-03-00/630_360_1659708198-453.jpg" xlink:type="simple" xlink:show="embed" xlink:actuate="onLoad" draw:mime-type="image/jpeg"/>
</draw:frame>
The Cabinet of Ministers has approved the list of foreign stock exchanges, to which the shares of legal entities, except for residents of the aggressor state, were bidding.</text:p>
      <text:p text:style-name="P4">
According to Ukrinform, the press service of the Ministry of Protection of Judges and Natural Resources in [] reports(http://t.me/mindovkillia/933).</text:p>
      <text:p text:style-name="P4">
“Today <text:a xlink:type="simple" xlink:href="https://www.ukrinform.ua/tag-rosia" text:style-name="Internet_20_link" text:visited-style-name="Visited_20_Internet_20_Link">
</text:a>
She occupied 740 Ukrainian minerals. Crime, in fact, stealing that she does not. But in civilized relationships there is no place for this country, to its companies, which directly or indirectly finance the terrorism of the puzzle against the Ukrainian people. Therefore, the government is currently taking another step to resist any access to the aggressor persons, D -Ukrainian subsoil, ”the Minister of Protection and Natural Resources Ruslan Strezlan commented.</text:p>
      <text:p text:style-name="P4">
It is noted that the need to create such a list is a requirement of the recent Law of Ukraine of December 1, 2022 No. 2805 -IX “On making some legislative acts of Ukraine on improving the legislation in the spherric management of the subsoil”. It is this Law that amend the Code of Ukraine on the subsoil, in particular, to determine legal entities that cannot be Ukrainian resources. These are legal entities in which: a substantial involvement of the state recognized by the Verkhovna Rada of Ukraine by the aggressor state; Substantial parts have legal entities registered in the aggressor state; Significant participation or are the ultimate beneficial owners of individuals-citizens of the aggressor state.</text:p>
      <text:p text:style-name="P4">
"In order to create effective fuses for the participation of these persons in bidding, and to approve in the field of subsoil use the list of foreign stockburses, the auction of which the actions of legal entities are admitted to the auction, except for the resident of the aggressor state," the ministry added.</text:p>
      <text:p text:style-name="P4">
*!(https://www.ukrinform.ua/rubric-polytics/3694085-ukraina-rozirvala-ugodu-z-rosieu-pro-poradok-peretinu-kordonu.html)As it was reported, the Cabinet of Ministers supported the termination of the joint agreement of the Jews and the Russian Federation on the promotion and mutual protection of investments.</text:p>
      <text:p text:style-name="P4">
News Source: <text:a xlink:type="simple" xlink:href="https://www.ukrinform.ua/rubric-economy/3697654-urad-obmeziv-dostup-rosijskih-kompanij-na-ukrainskij-rinok-nadrokoristuvanna.html" text:style-name="Internet_20_link" text:visited-style-name="Visited_20_Internet_20_Link">
https://www.ukrinform.ua/rubric-economy/3697654-urad-obmeziv-dostup-rosijskih-kompanij-na-ukrainskij-rinok-nadrokoristuvanna.html</text:a>
</text:p>
      <!--NEWS-->
      <text:h text:style-name="P10" text:outline-level="1">
<text:span text:style-name="T4">
Zelensky discussed with the speaker of the House of Representatives of USA</text:span>
</text:h>
      <text:p text:style-name="P4">
Authors: Ukrinform (Person)</text:p>
      <text:p text:style-name="P4">
Publisher: Укринформ (Organization)</text:p>
      <text:p text:style-name="P4">
Published Time: 2023-04-18T21:08:00+03:00</text:p>
      <text:p text:style-name="P4">
Modified Time: 2023-04-18T21:08:00+03:00</text:p>
      <text:p text:style-name="P4">
Description: President Volodymyr Zelenskyy discussed with the speaker of the House of Congress of US Congress, Kevin McCarthy Increased sanction pressure on Russia, in particular, in the oil and gas field. - Ukrinform.</text:p>
      <text:p text:style-name="P4">
Images: ["<text:a xlink:type="simple" xlink:href="https://static.ukrinform.com/photos/2023_04/thumb_files/630_360_1681842677-287.jpeg" text:style-name="Internet_20_link" text:visited-style-name="Visited_20_Internet_20_Link">
630_360_16818...</text:a>
"]</text:p>
      <text:p text:style-name="P4">
Tags: ['Антиросійські санкції', 'США', 'Зеленський', 'Війна з росією']</text:p>
      <text:p text:style-name="P4">
Type: Article</text:p>
      <!--METADATA-->
      <text:p text:style-name="P4">
<draw:frame draw:style-name="fr1" draw:name="Image261" text:anchor-type="as-char" svg:width="6.9236in" svg:height="3.956343in" draw:z-index="0">
<draw:image xlink:href="../Images/yкринформ/2023-04-18T21-08-00-03-00/630_360_1681842677-287.jpeg" xlink:type="simple" xlink:show="embed" xlink:actuate="onLoad" draw:mime-type="image/jpeg"/>
</draw:frame>
The Presidential Lordimir Zelensky discussed with the Speaker of the House of Congress representatives Shakevin McCarti increased sanction pressure on Russia, in particular, in the oil and gas field.</text:p>
      <text:p text:style-name="P4">
Zelensky wrote about it in <text:a xlink:type="simple" xlink:href="https://twitter.com/ZelenskyyUa/status/1648380274760204297" text:style-name="Internet_20_link" text:visited-style-name="Visited_20_Internet_20_Link">
</text:a>
, reports Ukrinform.</text:p>
      <text:p text:style-name="P4">
"He had a telephone conversation with Kevin McCarthy. He thanked for the two -party support of Ukraine by Congress. He spoke about the situation on the front and the urgent needs of Ukraine in equipment, artillery, air defense and aviation. Discussion <text:a xlink:type="simple" xlink:href="https://www.ukrinform.ua/tag-sankcii" text:style-name="Internet_20_link" text:visited-style-name="Visited_20_Internet_20_Link">
</text:a>
pressure on the Russian Federation, in particular the Unaftogas sphere, "Zelensky wrote.</text:p>
      <text:p text:style-name="P4">
<text:span text:style-name="T4">
 Read also: </text:span>
 <text:a xlink:type="simple" xlink:href="https://www.ukrinform.ua/rubric-polytics/3695067-zelenskij-zustrivsa-iz-dvopartijnou-delegacieu-senatu-kongresu-ssa.html" text:style-name="Internet_20_link" text:visited-style-name="Visited_20_Internet_20_Link">
</text:a>
In <text:a xlink:type="simple" xlink:href="https://www.president.gov.ua/news/volodimir-zelenskij-proviv-telefonnu-rozmovu-zi-spikerom-pal-82329" text:style-name="Internet_20_link" text:visited-style-name="Visited_20_Internet_20_Link">
</text:a>
It is reported that Zelensky invited McCarthy to visit Ukraine during a telephone conversation.</text:p>
      <text:p text:style-name="P4">
As it was reported, the US Department of Finance has released a warning of prominent illegal equipment with sales of Russian oil due to the Pacific ports of the Russian Federation, which violates the imposed price restrictions.</text:p>
      <text:p text:style-name="P4">
<text:span text:style-name="T5">
Foto: op</text:span>
</text:p>
      <text:p text:style-name="P4">
News Source: <text:a xlink:type="simple" xlink:href="https://www.ukrinform.ua/rubric-polytics/3697656-zelenskij-obgovoriv-zi-spikerom-palati-predstavnikiv-ssa-posilenna-sankcijnogo-tisku-na-rf.html" text:style-name="Internet_20_link" text:visited-style-name="Visited_20_Internet_20_Link">
https://www.ukrinform.ua/rubric-polytics/3697656-zelenskij-obgovoriv-zi-spikerom-palati-predstavnikiv-ssa-posilenna-sankcijnogo-tisku-na-rf.html</text:a>
</text:p>
      <!--NEWS-->
      <text:h text:style-name="P10" text:outline-level="1">
<text:span text:style-name="T4">
Pentagon confirmed: the first BMP "Bradley" is already in Ukraine</text:span>
</text:h>
      <text:p text:style-name="P4">
Authors: Ukrinform (Person)</text:p>
      <text:p text:style-name="P4">
Publisher: Укринформ (Organization)</text:p>
      <text:p text:style-name="P4">
Published Time: 2023-04-18T21:10:00+03:00</text:p>
      <text:p text:style-name="P4">
Modified Time: 2023-04-18T21:10:00+03:00</text:p>
      <text:p text:style-name="P4">
Description: Some of the American Bradley infantry fighting vehicles have already arrived in the country. - Ukrinform.</text:p>
      <text:p text:style-name="P4">
Images: ["<text:a xlink:type="simple" xlink:href="https://static.ukrinform.com/photos/2023_04/thumb_files/630_360_1681841544-296.jpg" text:style-name="Internet_20_link" text:visited-style-name="Visited_20_Internet_20_Link">
630_360_16818...</text:a>
"]</text:p>
      <text:p text:style-name="P4">
Tags: ['Міноборони', 'Пентагон', 'Україна', 'Війна з росією']</text:p>
      <text:p text:style-name="P4">
Type: Article</text:p>
      <!--METADATA-->
      <text:p text:style-name="P4">
<draw:frame draw:style-name="fr1" draw:name="Image262" text:anchor-type="as-char" svg:width="6.9236in" svg:height="3.956343in" draw:z-index="0">
<draw:image xlink:href="../Images/yкринформ/2023-04-18T21-10-00-03-00/630_360_1681841544-296.jpg" xlink:type="simple" xlink:show="embed" xlink:actuate="onLoad" draw:mime-type="image/jpeg"/>
</draw:frame>
Part of American fighting vehicles M2 "Bradley" have already arrived in the country.</text:p>
      <text:p text:style-name="P4">
As Ukrinform reports, about it <text:a xlink:type="simple" xlink:href="https://www.thedrive.com/the-war-zone/bradley-fighting-vehicles-have-officially-arrived-in-ukraine" text:style-name="Internet_20_link" text:visited-style-name="Visited_20_Internet_20_Link">
</text:a>
The pentagon of Charlie Dietz.</text:p>
      <text:p text:style-name="P4">
“Yes, we can confirm that part of“ Bradley ”arrived(In Ukraine - ed.)", - he said.</text:p>
      <text:p text:style-name="P4">
At the same time, the Dietz did not specify when they arrived and in what quantity, adding that the cheek should be redirected to the Ministry of Defense of Ukraine.</text:p>
      <text:p text:style-name="P4">
<text:span text:style-name="T4">
 Read also: </text:span>
 <text:a xlink:type="simple" xlink:href="https://www.ukrinform.ua/rubric-world/3697213-pentagon-poasniv-metu-perebuvanna-amerikanskih-vijskovih-v-ukraini.html" text:style-name="Internet_20_link" text:visited-style-name="Visited_20_Internet_20_Link">
<text:span text:style-name="T4">
 Pentagon </text:span>
</text:a>
On Monday, the Ministry of Defense of Ukraine published photos of the repainted "Bradley" on Twitter.</text:p>
      <text:p text:style-name="Quotations">

<text:p text:style-name="P4">
Bradley IFVS TRY ON A NEW OUTFIT. <text:a xlink:type="simple" xlink:href="https://t.co/OzMAF2d5tV" text:style-name="Internet_20_link" text:visited-style-name="Visited_20_Internet_20_Link">
</text:a>
&gt;
&gt;
 — Defense of Ukraine(@DefenceU) <text:a xlink:type="simple" xlink:href="https://twitter.com/DefenceU/status/1647945825186619393" text:style-name="Internet_20_link" text:visited-style-name="Visited_20_Internet_20_Link">
&gt;
 </text:a>
As reported by Ukrinform, earlier in <text:a xlink:type="simple" xlink:href="https://www.ukrinform.ua/tag-pentagon" text:style-name="Internet_20_link" text:visited-style-name="Visited_20_Internet_20_Link">
</text:a>
It has been reported that Ukraine will receive a modernized version of BMP Bradley, which is noticed by "tanks".</text:p>

</text:p>
      <text:p text:style-name="P4">
Bradley combat vehicles are part of the "network war" concept, which has been efficiency in battles with the Russian army.</text:p>
      <text:p text:style-name="P4">
<text:span text:style-name="T4">
 Read also: </text:span>
 <text:a xlink:type="simple" xlink:href="https://www.ukrinform.ua/rubric-polytics/3694702-moraveckij-u-vasingtoni-ssa-robitimut-dodatkovi-postavki-ozbroenna-v-ukrainu.html" text:style-name="Internet_20_link" text:visited-style-name="Visited_20_Internet_20_Link">
</text:a>
The new US military assistance package includes 50 American M2 Bradley infantry combat. The latest assistance package also provides for the transmission of M2 Bradley of 500 Tow Anti-Tank missiles and 250 thousand 25 mmmpops to the automatic gun of this BMP.</text:p>
      <text:p text:style-name="P4">
<text:span text:style-name="T5">
Foto: Defense of Ukraine / Twitter</text:span>
</text:p>
      <text:p text:style-name="P4">
News Source: <text:a xlink:type="simple" xlink:href="https://www.ukrinform.ua/rubric-ato/3697658-pentagon-pidtverdiv-persi-bmp-bradley-vze-v-ukraini.html" text:style-name="Internet_20_link" text:visited-style-name="Visited_20_Internet_20_Link">
https://www.ukrinform.ua/rubric-ato/3697658-pentagon-pidtverdiv-persi-bmp-bradley-vze-v-ukraini.html</text:a>
</text:p>
      <!--NEWS-->
      <text:h text:style-name="P10" text:outline-level="1">
<text:span text:style-name="T4">
In Ukraine on Wednesday - short -term rains, warm up to +17 ° in the afternoon</text:span>
</text:h>
      <text:p text:style-name="P4">
Authors: Ukrinform (Person)</text:p>
      <text:p text:style-name="P4">
Publisher: Укринформ (Organization)</text:p>
      <text:p text:style-name="P4">
Published Time: 2023-04-18T21:28:00+03:00</text:p>
      <text:p text:style-name="P4">
Modified Time: 2023-04-18T21:28:00+03:00</text:p>
      <text:p text:style-name="P4">
Description: On Wednesday, April 19, short-term rains are expected in Ukraine, the air temperature will be 12-17 ° heat in the afternoon. - Ukrinform.</text:p>
      <text:p text:style-name="P4">
Images: ["<text:a xlink:type="simple" xlink:href="https://static.ukrinform.com/photos/2020_08/thumb_files/630_360_1598336932-278.jpg" text:style-name="Internet_20_link" text:visited-style-name="Visited_20_Internet_20_Link">
630_360_15983...</text:a>
"]</text:p>
      <text:p text:style-name="P4">
Tags: ['Дощ', 'Погода', 'Прогноз', 'Весна']</text:p>
      <text:p text:style-name="P4">
Type: Article</text:p>
      <!--METADATA-->
      <text:p text:style-name="P4">
<draw:frame draw:style-name="fr1" draw:name="Image263" text:anchor-type="as-char" svg:width="6.9236in" svg:height="3.956343in" draw:z-index="0">
<draw:image xlink:href="../Images/yкринформ/2023-04-18T21-28-00-03-00/630_360_1598336932-278.jpg" xlink:type="simple" xlink:show="embed" xlink:actuate="onLoad" draw:mime-type="image/jpeg"/>
</draw:frame>
On Wednesday, April 19, short-term rains are expected in Ukraine, the air temperature will be 12-17 ° heat.</text:p>
      <text:p text:style-name="P4">
Ukrinform was reported at the Ukrainian Hydrometeorological Center.</text:p>
      <text:p text:style-name="P4">
“April 19 is cloudy with clearings. At night in the western part, in places of coatal areas and Crimea are small <text:a xlink:type="simple" xlink:href="https://www.ukrinform.ua/tag-dos" text:style-name="Internet_20_link" text:visited-style-name="Visited_20_Internet_20_Link">
</text:a>
, Ucarpathians with wet snow, in the rest of the territory without significant rainfall; In the afternoon, in addition to the northern part, there are short -term rains, in the south with thunderstorms, ”the message reads.</text:p>
      <text:p text:style-name="P4">
East wind, 7-12 m/s. Temperature at night 5-10 °, in the afternoon 12-17 °; In the Carpathians, 2-7 ° heat.</text:p>
      <text:p text:style-name="P4">
In Kyiv and Kyiv region on April 19 without significant rainfall. The temperature of the ossaries at night is 7-9 °, in the afternoon 13-15 °; On the area at night 5-10 °, in the afternoon 12-17 °.</text:p>
      <text:p text:style-name="P4">
During April 20-21, forecasters are predicted in Ukraine cloudy with rains. In particular, moderate, in most western, April 21 and Northblast, small rains, in the southern part of thunderstorms. The wind is predominant, 7-12 m/s.</text:p>
      <text:p text:style-name="P4">
Temperature at night 3-8 °, in the southern part up to 11 °; In the afternoon 8-13 °, in the south of Ukraine, in the western, April 21 and in the northern regions 11-16 °, and Transcarpathia up to 12 °.</text:p>
      <text:p text:style-name="P4">
In the highlands of the Carpathians, light rain, in places with wet snow; Temperature 0-5 ° heat, 4-9 ° heat in the afternoon.</text:p>
      <text:p text:style-name="P4">
<text:span text:style-name="T4">
 Read also: </text:span>
 <text:a xlink:type="simple" xlink:href="https://www.ukrinform.ua/rubric-regions/3697459-ratuvalniki-poperedzaut-pro-zatoplenna-u-sesti-oblastah-1819-kvitna.html" text:style-name="Internet_20_link" text:visited-style-name="Visited_20_Internet_20_Link">
<text:span text:style-name="T4">
 warned </text:span>
</text:a>
In the capital region, April 20 is moderate, April 21 is light rain. Kyiv temperature at night 6-8 °; In the afternoon April 20, about 10 °, April 21, 13-15 °. In the area 3-8 °; April 20 8-13 °, April 21, 11-16 °.</text:p>
      <text:p text:style-name="P4">
On weekends, April 22-23, light rain is expected in the central, southern brand regions of Ukraine; in the rest of the territory without significant rainfall.</text:p>
      <text:p text:style-name="P4">
The temperature at night is 3-9 °, in the afternoon 11-17 °, in Transcarpathia up to 20 °.</text:p>
      <text:p text:style-name="P4">
In Kiev and the region on April 22-23 without significant rainfall. The temperature in the capital is 5-7 °, in the afternoon 14-16 °; On the area at night 3-8 °, in the afternoon 12-17 °.</text:p>
      <text:p text:style-name="P4">
News Source: <text:a xlink:type="simple" xlink:href="https://www.ukrinform.ua/rubric-regions/3697508-v-ukraini-u-seredu-korotkocasni-dosi-vden-progrie-do-17.html" text:style-name="Internet_20_link" text:visited-style-name="Visited_20_Internet_20_Link">
https://www.ukrinform.ua/rubric-regions/3697508-v-ukraini-u-seredu-korotkocasni-dosi-vden-progrie-do-17.html</text:a>
</text:p>
      <!--NEWS-->
      <text:h text:style-name="P10" text:outline-level="1">
<text:span text:style-name="T4">
The court enlarged the pledge for another organizer of "blogger parties"</text:span>
</text:h>
      <text:p text:style-name="P4">
Authors: Ukrinform (Person)</text:p>
      <text:p text:style-name="P4">
Publisher: Укринформ (Organization)</text:p>
      <text:p text:style-name="P4">
Published Time: 2023-04-18T21:29:00+03:00</text:p>
      <text:p text:style-name="P4">
Modified Time: 2023-04-18T21:29:00+03:00</text:p>
      <text:p text:style-name="P4">
Description: On Tuesday, April 18, the Kyiv Court of Appeal increased the amount of collateral and took into custody another organizer of the so -called "blogger parties".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Блогер', 'Суд', 'Застава']</text:p>
      <text:p text:style-name="P4">
Type: Article</text:p>
      <!--METADATA-->
      <text:p text:style-name="P4">
<draw:frame draw:style-name="fr1" draw:name="Image264" text:anchor-type="as-char" svg:width="6.9236in" svg:height="3.956343in" draw:z-index="0">
<draw:image xlink:href="../Images/yкринформ/2023-04-18T21-29-00-03-00/630_360_1494432026-9526.jpg" xlink:type="simple" xlink:show="embed" xlink:actuate="onLoad" draw:mime-type="image/jpeg"/>
</draw:frame>
On Tuesday, April 18, the Kyiv Appellation Court increased the amount of collateral and took another organizer of the so -called "blogger parties".</text:p>
      <text:p text:style-name="P4">
According to Ukrinform, Andriy Nybitov, the head of the Kyiv Region Police, was reported in <text:a xlink:type="simple" xlink:href="https://t.me/andrii_nebytov/1212" text:style-name="Internet_20_link" text:visited-style-name="Visited_20_Internet_20_Link">
</text:a>
.</text:p>
      <text:p text:style-name="P4">
“Again in shackles: the second organizer of drunk parties in the capital appointed 600 thousand <text:a xlink:type="simple" xlink:href="https://www.ukrinform.ua/tag-zastava" text:style-name="Internet_20_link" text:visited-style-name="Visited_20_Internet_20_Link">
</text:a>
”, - said Nepbitov.</text:p>
      <text:p text:style-name="P4">
He reported that "today the Court of Appeal has increased the pledge and took the guard of another participant in the group who committed sexual abuse of the surroundings, removed obscene on video and spread on the network."</text:p>
      <text:p text:style-name="P4">
The 22-year-old native of Ivano-Frankivsk was taken to a pre-trial detention center.</text:p>
      <text:p text:style-name="P4">
Nebitov also reminded that on February 1, the Police of the Kyiv region announced suspicion that brought the girls to a state of helplessness and forced non -existent actions.</text:p>
      <text:p text:style-name="P4">
The pre -trial investigation is ongoing.</text:p>
      <text:p text:style-name="P4">
According to Ukrinform, a group of young people created content of sex and violent character with the participation of girls. At parties to alcoholic beverages, the young people added tranquilizers and using their helpless standing, carrying out sexual actions, removing it on mobilephones.</text:p>
      <text:p text:style-name="P4">
<text:span text:style-name="T4">
 Read also: </text:span>
 <text:a xlink:type="simple" xlink:href="https://www.ukrinform.ua/rubric-kyiv/3689150-sud-prodovziv-zapobizni-zahodi-pidozruvanim-u-spravi-blogerskih-vecirok.html" text:style-name="Internet_20_link" text:visited-style-name="Visited_20_Internet_20_Link">
<text:span text:style-name="T4">
 party </text:span>
</text:a>
Video was taught in telegrams and social networks, leaving derivatives and comments.</text:p>
      <text:p text:style-name="P4">
In March, the Shevchenkivskyi District Court of Kyiv continued until May 1, the precautions in two suspects in the case of the so -called "blogger parties".</text:p>
      <text:p text:style-name="P4">
On April 17, one of the organizers of "blogger parties" the court appointed a pledge for 500 thousand UAH.</text:p>
      <text:p text:style-name="P4">
News Source: <text:a xlink:type="simple" xlink:href="https://www.ukrinform.ua/rubric-kyiv/3697660-sud-zbilsiv-zastavu-dla-se-odnogo-organizatora-blogerskih-vecirok.html" text:style-name="Internet_20_link" text:visited-style-name="Visited_20_Internet_20_Link">
https://www.ukrinform.ua/rubric-kyiv/3697660-sud-zbilsiv-zastavu-dla-se-odnogo-organizatora-blogerskih-vecirok.html</text:a>
</text:p>
      <!--NEWS-->
      <text:h text:style-name="P10" text:outline-level="1">
<text:span text:style-name="T4">
Former MP Oleg Barna was killed during the fighting</text:span>
</text:h>
      <text:p text:style-name="P4">
Authors: Ukrinform (Person)</text:p>
      <text:p text:style-name="P4">
Publisher: Укринформ (Organization)</text:p>
      <text:p text:style-name="P4">
Published Time: 2023-04-18T21:32:00+03:00</text:p>
      <text:p text:style-name="P4">
Modified Time: 2023-04-18T21:32:00+03:00</text:p>
      <text:p text:style-name="P4">
Description: The People's Deputy Oleg Barna was killed on April 17 during the fighting. - Ukrinform.</text:p>
      <text:p text:style-name="P4">
Images: ["<text:a xlink:type="simple" xlink:href="https://static.ukrinform.com/photos/2023_04/thumb_files/630_360_1681843131-684.jpg" text:style-name="Internet_20_link" text:visited-style-name="Visited_20_Internet_20_Link">
630_360_16818...</text:a>
"]</text:p>
      <text:p text:style-name="P4">
Tags: ['Барна', 'Смерть', 'Війна з росією']</text:p>
      <text:p text:style-name="P4">
Type: Article</text:p>
      <!--METADATA-->
      <text:p text:style-name="P4">
<draw:frame draw:style-name="fr1" draw:name="Image265" text:anchor-type="as-char" svg:width="6.9236in" svg:height="3.956343in" draw:z-index="0">
<draw:image xlink:href="../Images/yкринформ/2023-04-18T21-32-00-03-00/630_360_1681843131-684.jpg" xlink:type="simple" xlink:show="embed" xlink:actuate="onLoad" draw:mime-type="image/jpeg"/>
</draw:frame>
People's deputation 8 convocation Oleg Barna died on April 17 during the fighting.</text:p>
      <text:p text:style-name="P4">
This was reported in <text:a xlink:type="simple" xlink:href="https://www.facebook.com/Svetlyi/videos/587993636615391/" text:style-name="Internet_20_link" text:visited-style-name="Visited_20_Internet_20_Link">
</text:a>
The leadership of the Press Center of Defense forces of Tavriysky direction Alexeydmytrashkivsky, reports Ukrinform.</text:p>
      <text:p text:style-name="P4">
“Yesterday, during the fighting, Oleg Barna was killed. It so happened that we can talk to the last week, ”Dmitrashkivsky wrote on April 18.</text:p>
      <text:p text:style-name="P4">
Volodymyr Vyatrovych, the People's Deputy of the European Coliability Party, also reported the death of Barna.</text:p>
      <text:p text:style-name="P4">
"Oleg Barna now, on his birthday, had to hear" many summers ", but sounds heard -" Eternal memory!", - Vyatrovich wrote.</text:p>
      <text:p text:style-name="P4">
It is known that Oleg Barna is the People's Deputy of the 8th convocation from the Petraporoshenko Bloc party. He was born on April 18, 1967 in Ternopil region.</text:p>
      <text:p text:style-name="P4">
<text:span text:style-name="T5">
Foto: facebook.com/leg.barna.75</text:span>
</text:p>
      <text:p text:style-name="P4">
News Source: <text:a xlink:type="simple" xlink:href="https://www.ukrinform.ua/rubric-ato/3697662-pid-cas-bojovih-dij-zaginuv-eksnardep-oleg-barna.html" text:style-name="Internet_20_link" text:visited-style-name="Visited_20_Internet_20_Link">
https://www.ukrinform.ua/rubric-ato/3697662-pid-cas-bojovih-dij-zaginuv-eksnardep-oleg-barna.html</text:a>
</text:p>
      <!--NEWS-->
      <text:h text:style-name="P10" text:outline-level="1">
<text:span text:style-name="T4">
The Russians during the day fired six communities of Sumy region</text:span>
</text:h>
      <text:p text:style-name="P4">
Authors: Ukrinform (Person)</text:p>
      <text:p text:style-name="P4">
Publisher: Укринформ (Organization)</text:p>
      <text:p text:style-name="P4">
Published Time: 2023-04-18T21:43:00+03:00</text:p>
      <text:p text:style-name="P4">
Modified Time: 2023-04-18T21:43:00+03:00</text:p>
      <text:p text:style-name="P4">
Description: Russian troops on Tuesday, April 18, fired at six territorial communities of Sumy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266" text:anchor-type="as-char" svg:width="6.9236in" svg:height="3.956343in" draw:z-index="0">
<draw:image xlink:href="../Images/yкринформ/2023-04-18T21-43-00-03-00/630_360_1640330796-210.jpeg" xlink:type="simple" xlink:show="embed" xlink:actuate="onLoad" draw:mime-type="image/jpeg"/>
</draw:frame>
Russian Tuesday, April 18, fired at six territorial communities of the Sumy region on Tuesday, April 18.</text:p>
      <text:p text:style-name="P4">
According to Ukrinform, the Sumy Regional Military Administration reports in <text:a xlink:type="simple" xlink:href="https://t.me/Sumy_news_ODA/15503" text:style-name="Internet_20_link" text:visited-style-name="Visited_20_Internet_20_Link">
</text:a>
.</text:p>
      <text:p text:style-name="P4">
“During the day, the Russians made <text:a xlink:type="simple" xlink:href="https://www.ukrinform.ua/tag-obstril" text:style-name="Internet_20_link" text:visited-style-name="Visited_20_Internet_20_Link">
</text:a>
6 border communities - River, Yunak, Novoslobid, Belopil, Esman, and Mid -Budsk. 165 arrivals of changes, artillery, grenade launchers were recorded. Unfortunately, there are deaths, injured and significant, ”the message reads.</text:p>
      <text:p text:style-name="P4">
In the village of the River River Community, the Russians were beaten from artillery(7 Highlands). Внаслідок ворожих обстрілів однажінка дістала поранення, ще одна жінка від отриманих поранень померла у каретішвидкої допомоги. Пошкоджено житловий будинок та господарчі споруди. Через двігодини ворог ще раз вдарив по селу із РСЗВ - 5 влучань.</text:p>
      <text:p text:style-name="P4">
По території Юнаківської громади росіяни здійснили гранатометний обстріл (One space). Чоловік дістав поранення.</text:p>
      <text:p text:style-name="P4">
Крім того, ворог скинув вісім мін на територію Новослобідської громади,пошкоджено приватне домогосподарство. В інший населений пункт громади булискинуті ще 11 мін.</text:p>
      <text:p text:style-name="P4">
По Середино-Будській громаді зафіксовано 20 влучань з артилерії, пошкодженочотири домоволодіння.</text:p>
      <text:p text:style-name="P4">
<text:span text:style-name="T4">
Читайте також:</text:span>
 <text:a xlink:type="simple" xlink:href="https://www.ukrinform.ua/rubric-ato/3697513-rosiani-obstrilali-selo-na-harkivsini-poranena-18ricna-divcina.html" text:style-name="Internet_20_link" text:visited-style-name="Visited_20_Internet_20_Link">
 <text:span text:style-name="T4">
обстріл</text:span>
 </text:a>
The enemy also carried out a mortar shelling in the Esman community.</text:p>
      <text:p text:style-name="P4">
In the territory of the Belopil community, the Russians of the AGS - 40 hits, artillery - 8 hits and mortars - 55 hits.</text:p>
      <text:p text:style-name="P4">
As reported <text:a xlink:type="simple" xlink:href="https://www.ukrinform.ua/rubric-ato/3697550-rosiani-obstrilali-sumsinu-z-artilerii-na-vlasnomu-podviri-zaginula-zinka.html" text:style-name="Internet_20_link" text:visited-style-name="Visited_20_Internet_20_Link">
</text:a>
, 18 in the village of the Sumy Region River, a woman was killed in her own yard in her own yard.</text:p>
      <text:p text:style-name="P4">
News Source: <text:a xlink:type="simple" xlink:href="https://www.ukrinform.ua/rubric-ato/3697664-rosiani-protagom-dobi-obstrilali-sist-gromad-sumsini.html" text:style-name="Internet_20_link" text:visited-style-name="Visited_20_Internet_20_Link">
https://www.ukrinform.ua/rubric-ato/3697664-rosiani-protagom-dobi-obstrilali-sist-gromad-sumsini.html</text:a>
</text:p>
      <!--NEWS-->
      <text:h text:style-name="P10" text:outline-level="1">
<text:span text:style-name="T4">
In the US, they have charged several Russians for spreading propaganda in the country</text:span>
</text:h>
      <text:p text:style-name="P4">
Authors: Ukrinform (Person)</text:p>
      <text:p text:style-name="P4">
Publisher: Укринформ (Organization)</text:p>
      <text:p text:style-name="P4">
Published Time: 2023-04-18T21:53:00+03:00</text:p>
      <text:p text:style-name="P4">
Modified Time: 2023-04-18T21:53:00+03:00</text:p>
      <text:p text:style-name="P4">
Description: The US Ministry of Justice has charged four US citizens and three Russians for their work on behalf of the Russian government and in conjunction with the FSB for many years of malicious influence in the States. - Ukrinform.</text:p>
      <text:p text:style-name="P4">
Images: ["<text:a xlink:type="simple" xlink:href="https://static.ukrinform.com/photos/2019_09/thumb_files/630_360_1569437400-879.jpg" text:style-name="Internet_20_link" text:visited-style-name="Visited_20_Internet_20_Link">
630_360_15694...</text:a>
"]</text:p>
      <text:p text:style-name="P4">
Tags: ['Пропаганда', 'США', 'росія']</text:p>
      <text:p text:style-name="P4">
Type: Article</text:p>
      <!--METADATA-->
      <text:p text:style-name="P4">
<draw:frame draw:style-name="fr1" draw:name="Image267" text:anchor-type="as-char" svg:width="6.9236in" svg:height="3.956343in" draw:z-index="0">
<draw:image xlink:href="../Images/yкринформ/2023-04-18T21-53-00-03-00/630_360_1569437400-879.jpg" xlink:type="simple" xlink:show="embed" xlink:actuate="onLoad" draw:mime-type="image/jpeg"/>
</draw:frame>
The Ministry of Justice has charged four US citizens and three Russians for the Russian Government Robotuvid and together with the FSB to exercise many years of exposure to the States.</text:p>
      <text:p text:style-name="P4">
As Ukrinform reports, this is said in <text:a xlink:type="simple" xlink:href="https://www.justice.gov/opa/pr/us-citizens-and-russian-intelligence-officers-charged-conspiring-use-us-citizens-illegal" text:style-name="Internet_20_link" text:visited-style-name="Visited_20_Internet_20_Link">
</text:a>
Office.</text:p>
      <text:p text:style-name="P4">
American law enforcement officers, among other things, suspect that the Russians were recruiting, funding and managing American political groups that acted as non -rested agents of the Russian government, sowed enmity and distributed by the Proprosian <text:span text:style-name="T4">
 [] <text:a xlink:type="simple" xlink:href="https://www.ukrinform.ua/tag-propaganda" text:style-name="Internet_20_link" text:visited-style-name="Visited_20_Internet_20_Link">
</text:a>
</text:span>
.</text:p>
      <text:p text:style-name="P4">
Also accused of intelligence officers, in particular, participated in secret financing and managing candidates for local positions in the United States.</text:p>
      <text:p text:style-name="P4">
<text:span text:style-name="T4">
 Read also: </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In addition, in an individual case, US law enforcement officers accuse the Russian Burlin's Russian for conspiracy with the FSB officer in order to act as an unregistered Russian agent in the United States.</text:p>
      <text:p text:style-name="P4">
As reported by Ukrinform, in the US _ <text:span text:style-name="T4">
 <text:a xlink:type="simple" xlink:href="https://www.ukrinform.ua/rubric-world/3677517-u-statah-arestuvali-dvoh-colovikiv-aki-nelegalno-postacali-do-rf-aviaobladnanna.html" text:style-name="Internet_20_link" text:visited-style-name="Visited_20_Internet_20_Link">
</text:a>
</text:span>
 _ that helped Russia bypass Western sanctions and supplied electronics for aviation to the aggressor country.</text:p>
      <text:p text:style-name="P4">
News Source: <text:a xlink:type="simple" xlink:href="https://www.ukrinform.ua/rubric-world/3697666-u-ssa-visunuli-zvinuvacenna-kilkom-rosianam-za-posirenna-propagandi-v-kraini.html" text:style-name="Internet_20_link" text:visited-style-name="Visited_20_Internet_20_Link">
https://www.ukrinform.ua/rubric-world/3697666-u-ssa-visunuli-zvinuvacenna-kilkom-rosianam-za-posirenna-propagandi-v-kraini.html</text:a>
</text:p>
      <!--NEWS-->
      <text:h text:style-name="P10" text:outline-level="1">
<text:span text:style-name="T4">
Representatives of the French Embassy visited a military town in Gostomel</text:span>
</text:h>
      <text:p text:style-name="P4">
Authors: Ukrinform (Person)</text:p>
      <text:p text:style-name="P4">
Publisher: Укринформ (Organization)</text:p>
      <text:p text:style-name="P4">
Published Time: 2023-04-18T22:04:00+03:00</text:p>
      <text:p text:style-name="P4">
Modified Time: 2023-04-18T22:04:00+03:00</text:p>
      <text:p text:style-name="P4">
Description: French Ambassador to Ukraine Etienne de Passen, one of the founders of Neo-ECO Benjamin Constant and CEO Kirill Chernyshuk visited a military town in Gostomel of Kyiv region. - Ukrinform.</text:p>
      <text:p text:style-name="P4">
Images: ["<text:a xlink:type="simple" xlink:href="https://static.ukrinform.com/photos/2023_04/thumb_files/630_360_1681844547-739.jpg" text:style-name="Internet_20_link" text:visited-style-name="Visited_20_Internet_20_Link">
630_360_16818...</text:a>
"]</text:p>
      <text:p text:style-name="P4">
Tags: ['Франція', 'Посольство', 'Візит', 'Гостомель']</text:p>
      <text:p text:style-name="P4">
Type: Article</text:p>
      <!--METADATA-->
      <text:p text:style-name="P4">
<draw:frame draw:style-name="fr1" draw:name="Image268" text:anchor-type="as-char" svg:width="6.9236in" svg:height="3.956343in" draw:z-index="0">
<draw:image xlink:href="../Images/yкринформ/2023-04-18T22-04-00-03-00/630_360_1681844547-739.jpg" xlink:type="simple" xlink:show="embed" xlink:actuate="onLoad" draw:mime-type="image/jpeg"/>
</draw:frame>
Etienne de Possen, one of the founders of Neo-ECOBENGamin Constant and CEO, Chernyshuk, visited a military giving in Gostomel of Kyiv region in Ukraine.</text:p>
      <text:p text:style-name="P4">
According to Ukrinform, the Kyiv Regional Military Administration reports in <text:a xlink:type="simple" xlink:href="https://t.me/kyivoda/9330" text:style-name="Internet_20_link" text:visited-style-name="Visited_20_Internet_20_Link">
</text:a>
.</text:p>
      <text:p text:style-name="P4">
Representatives of the embassy <text:a xlink:type="simple" xlink:href="https://www.ukrinform.ua/tag-francia" text:style-name="Internet_20_link" text:visited-style-name="Visited_20_Internet_20_Link">
</text:a>
Together with the head of the Kiev Ova Ruslan Kravchenko and Deputy Mykola Boyko, work on the restoration of the principles of the economy of a closed cycle, which is carried out by Neo-ECO Ukraine.</text:p>
      <text:p text:style-name="P4">
In total, 5 high -rise buildings were dismantled in the military town.</text:p>
      <text:p text:style-name="P4">
Kova noted that “dismantling works are already at the final stage. Materials on the spot are sorted, processed and used in the reconstruction. "</text:p>
      <text:p text:style-name="P4">
“International support for Ukraine today in the world is unprecedented and valuable. On behalf of the President, we do at the level of the region to attract more partners to the restoration of Kyiv region. I believe that thanks to joint ventures, we will overcome the terrible consequences of Russian aggression on our land. Kyiv region will be restored, ”Kravchenko said.</text:p>
      <text:p text:style-name="P4">
<text:span text:style-name="T4">
 Read also: </text:span>
 <text:a xlink:type="simple" xlink:href="https://www.ukrinform.ua/rubric-society/3683149-francia-peredast-ukraini-pozezni-masini-ta-mobilnu-dnklaboratoriu.html" text:style-name="Internet_20_link" text:visited-style-name="Visited_20_Internet_20_Link">
</text:a>
As reported by Ukrinform, in the Kyiv region by the end of this year, Kyiv Ovaspilly with the "Energy Efficiency Fund" plans to restore and energy -modernized at least 150 apartment buildings affected by a full -scale war with the Russian Federation.</text:p>
      <text:p text:style-name="P4">
<text:span text:style-name="T5">
Foto: Kyiv Regional Military Administration</text:span>
</text:p>
      <text:p text:style-name="P4">
News Source: <text:a xlink:type="simple" xlink:href="https://www.ukrinform.ua/rubric-regions/3697669-predstavniki-posolstva-francii-vidvidali-vijskove-mistecko-v-gostomeli.html" text:style-name="Internet_20_link" text:visited-style-name="Visited_20_Internet_20_Link">
https://www.ukrinform.ua/rubric-regions/3697669-predstavniki-posolstva-francii-vidvidali-vijskove-mistecko-v-gostomeli.html</text:a>
</text:p>
      <!--NEWS-->
      <text:h text:style-name="P10" text:outline-level="1">
<text:span text:style-name="T4">
Zelensky visited a medical institution in Poltava region, where wounded military Armed Forces are treated</text:span>
</text:h>
      <text:p text:style-name="P4">
Authors: Ukrinform (Person)</text:p>
      <text:p text:style-name="P4">
Publisher: Укринформ (Organization)</text:p>
      <text:p text:style-name="P4">
Published Time: 2023-04-18T22:16:00+03:00</text:p>
      <text:p text:style-name="P4">
Modified Time: 2023-04-18T22:16:00+03:00</text:p>
      <text:p text:style-name="P4">
Description: President Volodymyr Zelenskyy visited a medical institution in Poltava region, where wounded Ukrainian defenders are treated. - Ukrinform.</text:p>
      <text:p text:style-name="P4">
Images: ["<text:a xlink:type="simple" xlink:href="https://static.ukrinform.com/photos/2023_04/thumb_files/630_360_1681844870-371.jpeg" text:style-name="Internet_20_link" text:visited-style-name="Visited_20_Internet_20_Link">
630_360_16818...</text:a>
"]</text:p>
      <text:p text:style-name="P4">
Tags: ['Донеччина', 'Візит', 'Зеленський', 'Війна з росією']</text:p>
      <text:p text:style-name="P4">
Type: Article</text:p>
      <!--METADATA-->
      <text:p text:style-name="P4">
<draw:frame draw:style-name="fr1" draw:name="Image269" text:anchor-type="as-char" svg:width="6.9236in" svg:height="3.956343in" draw:z-index="0">
<draw:image xlink:href="../Images/yкринформ/2023-04-18T22-16-00-03-00/630_360_1681844870-371.jpeg" xlink:type="simple" xlink:show="embed" xlink:actuate="onLoad" draw:mime-type="image/jpeg"/>
</draw:frame>
The Presidential Lordir Zelensky visited a medical institution in Poltava region, where Ukrainian defenders are treated.</text:p>
      <text:p text:style-name="P4">
The head of state wrote about it in <text:a xlink:type="simple" xlink:href="https://t.me/V_Zelenskiy_official/5908" text:style-name="Internet_20_link" text:visited-style-name="Visited_20_Internet_20_Link">
</text:a>
, reports Ukrinform.</text:p>
      <text:p text:style-name="P4">
"He visited one of the medical institutions where Ukrainian services in Poltava region.</text:p>
      <text:p text:style-name="P4">
In addition, the President presented awards to representatives of the Armed Forces of the Armed Forces.</text:p>
      <text:p text:style-name="P4">
<text:span text:style-name="T4">
 Read also: </text:span>
 <text:span text:style-name="T4">
 <text:a xlink:type="simple" xlink:href="https://www.ukrinform.ua/rubric-ato/3697487-zelenskij-vidvidav-peredovi-pozicii-v-avdiivci.html" text:style-name="Internet_20_link" text:visited-style-name="Visited_20_Internet_20_Link">
</text:a>
</text:span>
</text:p>
      <text:p text:style-name="P4">
"I want to thank you. You are doing a great job that not only the Tadivchat boys are treated here, but all citizens of Ukraine," Zelensky added.</text:p>
      <text:p text:style-name="P4">
In the press service of the OP <text:a xlink:type="simple" xlink:href="https://www.president.gov.ua/news/na-poltavshini-prezident-vidvidav-u-likarni-poranenih-vijsko-82333" text:style-name="Internet_20_link" text:visited-style-name="Visited_20_Internet_20_Link">
</text:a>
that the head of state also examined the radiological and neurosurgical department of the hospital and got acquainted with the work of the Center for Rehabilitation Medicine. The President was shown modern equipment that helps to rehabilitate patients.</text:p>
      <text:p text:style-name="P4">
<text:span text:style-name="T4">
 Read also: </text:span>
 <text:span text:style-name="T4">
 <text:a xlink:type="simple" xlink:href="https://www.ukrinform.ua/rubric-ato/3697521-zelenskij-na-doneccini-vidvidav-gospital-i-vruciv-bijcam-nagorodi.html" text:style-name="Internet_20_link" text:visited-style-name="Visited_20_Internet_20_Link">
</text:a>
</text:span>
</text:p>
      <text:p text:style-name="P4">
As it was reported, during a working trip to Donetsk region Presidential Lordir <text:span text:style-name="T4">
 <text:a xlink:type="simple" xlink:href="https://www.ukrinform.ua/tag-zelenskij" text:style-name="Internet_20_link" text:visited-style-name="Visited_20_Internet_20_Link">
</text:a>
</text:span>
 Visited a hospital where Ukrainian defenders are treated.</text:p>
      <text:p text:style-name="P4">
<text:span text:style-name="T5">
Foto: op</text:span>
</text:p>
      <text:p text:style-name="P4">
News Source: <text:a xlink:type="simple" xlink:href="https://www.ukrinform.ua/rubric-ato/3697670-zelenskij-vidvidav-medicnij-zaklad-na-poltavsini-de-likuutsa-poraneni-vijskovi-zsu.html" text:style-name="Internet_20_link" text:visited-style-name="Visited_20_Internet_20_Link">
https://www.ukrinform.ua/rubric-ato/3697670-zelenskij-vidvidav-medicnij-zaklad-na-poltavsini-de-likuutsa-poraneni-vijskovi-zsu.html</text:a>
</text:p>
      <!--NEWS-->
      <text:h text:style-name="P10" text:outline-level="1">
<text:span text:style-name="T4">
The enemy fired at Sumy region and Chernihiv region four times a day</text:span>
</text:h>
      <text:p text:style-name="P4">
Authors: Ukrinform (Person)</text:p>
      <text:p text:style-name="P4">
Publisher: Укринформ (Organization)</text:p>
      <text:p text:style-name="P4">
Published Time: 2023-04-18T22:28:00+03:00</text:p>
      <text:p text:style-name="P4">
Modified Time: 2023-04-18T22:28:00+03:00</text:p>
      <text:p text:style-name="P4">
Description: As of 21:00 o'clock, Russian troops fired 4 times the border areas of Sumy and Chernihiv region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70" text:anchor-type="as-char" svg:width="6.9236in" svg:height="3.956343in" draw:z-index="0">
<draw:image xlink:href="../Images/yкринформ/2023-04-18T22-28-00-03-00/630_360_1667124180-530.jpg" xlink:type="simple" xlink:show="embed" xlink:actuate="onLoad" draw:mime-type="image/jpeg"/>
</draw:frame>
As of 22:00 pm, Russian troops fired at 4 times border territories of the Sumy and Chernihiv regions.</text:p>
      <text:p text:style-name="P4">
According to Ukrinform, informs the operational command "North" in <text:a xlink:type="simple" xlink:href="https://t.me/ok_pivnich1/1890" text:style-name="Internet_20_link" text:visited-style-name="Visited_20_Internet_20_Link">
</text:a>
.</text:p>
      <text:p text:style-name="P4">
“As of 21:00 Russian troops 4 times <text:a xlink:type="simple" xlink:href="https://www.ukrinform.ua/tag-obstril" text:style-name="Internet_20_link" text:visited-style-name="Visited_20_Internet_20_Link">
</text:a>
border of Sumy and Chernihiv regions, ”the Verification reads.</text:p>
      <text:p text:style-name="P4">
In particular, it is noted that from 11:35 to 11:50 there were 9 parishes, probably a change in 82 mm, in the area of Bunina region of Sumy region. In addition, there were 2 parishes, probably of artillery, from 13:10 to 13:15 in the area of the same settlement. In both cases, according to the North information, information on losses among the local population or damage to civilian infrastructure was not received.</text:p>
      <text:p text:style-name="P4">
It is also reported that from 16:00 to 4:30 pm there are 4 parishes, probably a change in 120 mm, in the settlement of Gramyachka of Chernihiv region. There were no non -civilian sessions among the local population or damage to civilian infrastructure.</text:p>
      <text:p text:style-name="P4">
<text:span text:style-name="T4">
 Read also: </text:span>
 <text:a xlink:type="simple" xlink:href="https://www.ukrinform.ua/rubric-ato/3697550-rosiani-obstrilali-sumsinu-z-artilerii-na-vlasnomu-podviri-zaginula-zinka.html" text:style-name="Internet_20_link" text:visited-style-name="Visited_20_Internet_20_Link">
<text:span text:style-name="T4">
 firing </text:span>
</text:a>
“From 16:00 to 16:47, 20 parishes were recorded, probably from the artillery, Urny NP. Great birch. As a result of the shelling, 3 private houses were damaged, ” - reports in OK North.</text:p>
      <text:p text:style-name="P4">
As it was reported, Russian troops on Tuesday, April 18, <text:a xlink:type="simple" xlink:href="https://www.ukrinform.ua/rubric-ato/3697664-rosiani-protagom-dobi-obstrilali-sist-gromad-sumsini.html" text:style-name="Internet_20_link" text:visited-style-name="Visited_20_Internet_20_Link">
</text:a>
 .</text:p>
      <text:p text:style-name="P4">
News Source: <text:a xlink:type="simple" xlink:href="https://www.ukrinform.ua/rubric-ato/3697673-vorog-za-dobu-cotiri-razi-obstrilav-prikordonna-sumsini-ta-cernigivsini.html" text:style-name="Internet_20_link" text:visited-style-name="Visited_20_Internet_20_Link">
https://www.ukrinform.ua/rubric-ato/3697673-vorog-za-dobu-cotiri-razi-obstrilav-prikordonna-sumsini-ta-cernigivsini.html</text:a>
</text:p>
      <!--NEWS-->
      <text:h text:style-name="P10" text:outline-level="1">
<text:span text:style-name="T4">
Zelensky: inspires when you see Ukrainian determination and know that the victory will be</text:span>
</text:h>
      <text:p text:style-name="P4">
Authors: Ukrinform (Person)</text:p>
      <text:p text:style-name="P4">
Publisher: Укринформ (Organization)</text:p>
      <text:p text:style-name="P4">
Published Time: 2023-04-18T22:32:00+03:00</text:p>
      <text:p text:style-name="P4">
Modified Time: 2023-04-18T22:32:00+03:00</text:p>
      <text:p text:style-name="P4">
Description: Together, we make the free world stronger, and every dollar of investment in such strength is absolutely clear and accountable to our partners.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Агресія РФ', 'Зеленський', 'Війна з росією']</text:p>
      <text:p text:style-name="P4">
Type: Article</text:p>
      <!--METADATA-->
      <text:p text:style-name="P4">
<draw:frame draw:style-name="fr1" draw:name="Image271" text:anchor-type="as-char" svg:width="6.9236in" svg:height="3.956343in" draw:z-index="0">
<draw:image xlink:href="../Images/yкринформ/2023-04-18T22-32-00-03-00/630_360_1678738078-322.jpeg" xlink:type="simple" xlink:show="embed" xlink:actuate="onLoad" draw:mime-type="image/jpeg"/>
</draw:frame>
Together we will make the free world stronger, and every dollar of investment in such strength is absolutely clear and accountable to our partners.</text:p>
      <text:p text:style-name="P4">
About it in your <text:a xlink:type="simple" xlink:href="https://www.youtube.com/watch" text:style-name="Internet_20_link" text:visited-style-name="Visited_20_Internet_20_Link">
</text:a>
At the end of the 419th day of the full-scale war, President of Ukraine Vladimirzelensky said with the Russian Federation, Ukrinform reports.</text:p>
      <text:p text:style-name="P4">
<text:span text:style-name="T5">
Viso: <text:a xlink:type="simple" xlink:href="https://www.youtube.com/watch" text:style-name="Internet_20_link" text:visited-style-name="Visited_20_Internet_20_Link">
</text:a>
</text:span>
</text:p>
      <text:p text:style-name="P4">
<text:span text:style-name="T4">
 _ I wish health, dear Ukrainians!_ </text:span>
</text:p>
      <text:p text:style-name="P4">
We complete this day in Poltava. Quite a long day and emotional.</text:p>
      <text:p text:style-name="P4">
In the morning he was in Donetsk region, in our Avdiivka. It's hard to see what Russian terrorists have done with this city ...</text:p>
      <text:p text:style-name="P4">
And honors to every warrior, all Ukrainians and Ukrainians who have been holding back for 419 days and gradually destroy this Russian evil.</text:p>
      <text:p text:style-name="P4">
He was honored to congratulate Ukrainian soldiers and officers with Easter, Virvinagorod. I often thank them for the accuracy of soreness, for the destruction of the invaders.</text:p>
      <text:p text:style-name="P4">
55th Separate Artillery Brigade, Marines of the 35th and 36th Separate Brigades, paratroopers of the 79th Separate Brigade, Warriors of the 110th Separate Mechanized Brigade ... . Thank you all for your service!And thank you all the puzzles you gave me today is really honorable. Thank you guys!</text:p>
      <text:p text:style-name="P4">
I especially want to thank our medical forces, all doctors, nurses to the brothers who return our defenders and defenders to life after injuries. Pride for our people, strong even when they are still restoring their strength. Honor and honor to all who treat our warriors!</text:p>
      <text:p text:style-name="P4">
He held a long, meaningful meeting in the region in Poltava. Military equipment, local authorities ... Priority - security and social issues, safety for educational institutions, reconstruction, provision of displaced persons.</text:p>
      <text:p text:style-name="P4">
There is a decision to restore energy - generation and networks. There are different assignments of the work level - what we need to support Poltava region. And we will definitely teddy.Together, we make the free world stronger, and every dollar of investment in Takumitz is absolutely clear and accountable to our partners. Invited a speaker to visit Ukraine.</text:p>
      <text:p text:style-name="P4">
This really inspires and supports - when you see our Ukrainian determination you will find that the victory will be.</text:p>
      <text:p text:style-name="P4">
Thank you to Donetsk and Poltava for today!</text:p>
      <text:p text:style-name="P4">
Thank you all who works for our victory!Glory to everyone and everyone who in battle, at combat posts, on combat missions!</text:p>
      <text:p text:style-name="P4">
And separately I would like to celebrate those fighters today who identify and destroy the expensive positions, those positions from which the occupier fired at our cities and villages. Russian blows in Kherson, in the Berislav district, in the cities of Donetsk - all the enemy widows will receive our response. A tangible answer.</text:p>
      <text:p text:style-name="P4">
<text:span text:style-name="T4">
<text:span text:style-name="T5">
Glory to Ukraine!</text:span>
 </text:span>
</text:p>
      <text:p text:style-name="P4">
News Source: <text:a xlink:type="simple" xlink:href="https://www.ukrinform.ua/rubric-ato/3697675-zelenskij-nadihae-koli-bacis-ukrainsku-risucist-i-znaes-so-peremoga-bude.html" text:style-name="Internet_20_link" text:visited-style-name="Visited_20_Internet_20_Link">
https://www.ukrinform.ua/rubric-ato/3697675-zelenskij-nadihae-koli-bacis-ukrainsku-risucist-i-znaes-so-peremoga-bude.html</text:a>
</text:p>
      <!--NEWS-->
      <text:h text:style-name="P10" text:outline-level="1">
<text:span text:style-name="T4">
The President held a meeting on the security and socio-economic situation in Poltava region</text:span>
</text:h>
      <text:p text:style-name="P4">
Authors: Ukrinform (Person)</text:p>
      <text:p text:style-name="P4">
Publisher: Укринформ (Organization)</text:p>
      <text:p text:style-name="P4">
Published Time: 2023-04-18T22:40:00+03:00</text:p>
      <text:p text:style-name="P4">
Modified Time: 2023-04-18T22:40:00+03:00</text:p>
      <text:p text:style-name="P4">
Description: President of Ukraine Volodymyr Zelensky held a meeting in Poltava on the security, socio-economic and socio-political situation in the region. - Ukrinform.</text:p>
      <text:p text:style-name="P4">
Images: ["<text:a xlink:type="simple" xlink:href="https://static.ukrinform.com/photos/2023_04/thumb_files/630_360_1681846351-599.jpeg" text:style-name="Internet_20_link" text:visited-style-name="Visited_20_Internet_20_Link">
630_360_16818...</text:a>
", "<text:a xlink:type="simple" xlink:href="https://static.ukrinform.com/photos/2023_04/1681846352-378.jpeg" text:style-name="Internet_20_link" text:visited-style-name="Visited_20_Internet_20_Link">
1681846352-37...</text:a>
"]</text:p>
      <text:p text:style-name="P4">
Tags: ['Економіка', 'Полтавщина', 'Зеленський', 'Безпека']</text:p>
      <text:p text:style-name="P4">
Type: Article</text:p>
      <!--METADATA-->
      <text:p text:style-name="P4">
<draw:frame draw:style-name="fr1" draw:name="Image272" text:anchor-type="as-char" svg:width="6.9236in" svg:height="3.956343in" draw:z-index="0">
<draw:image xlink:href="../Images/yкринформ/2023-04-18T22-40-00-03-00/630_360_1681846351-599.jpeg" xlink:type="simple" xlink:show="embed" xlink:actuate="onLoad" draw:mime-type="image/jpeg"/>
</draw:frame>
Volodymyr Zelensky Presidential Ukraine held a meeting in Poltava region on the security, socio-economic and socio-political situation in the region.</text:p>
      <text:p text:style-name="P4">
As Ukrinform reports, it reports <text:a xlink:type="simple" xlink:href="https://www.president.gov.ua/news/prezident-proviv-naradu-shodo-bezpekovoyi-ta-socialno-ekonom-82345" text:style-name="Internet_20_link" text:visited-style-name="Visited_20_Internet_20_Link">
</text:a>
.</text:p>
      <text:p text:style-name="P4">
"Participants heard information from the head of the Poltava Regional Military Administration Dmitry Lunin about the socio-economic situation in the region.(https://www.ukrinform.ua/tag-poltavsina)in the operating zone of responsibility of the operational -tactical UGRUE "Sumy" and regarding the readiness of military units for the execution of service ", - the message reads.</text:p>
      <text:p text:style-name="P4">
<text:span text:style-name="T5">
Video: op</text:span>
</text:p>
      <text:p text:style-name="P4">
In addition, during the meeting, the participants heard information about the operational Torminogenic situation in the region.</text:p>
      <text:p text:style-name="P4">
<draw:frame draw:style-name="fr1" draw:name="Image273" text:anchor-type="as-char" svg:width="6.9236in" svg:height="4.617948in" draw:z-index="0">
<draw:image xlink:href="../Images/yкринформ/2023-04-18T22-40-00-03-00/1681846352-378.jpeg" xlink:type="simple" xlink:show="embed" xlink:actuate="onLoad" draw:mime-type="image/jpeg"/>
</draw:frame>
<text:span text:style-name="T4">
 Read also: </text:span>
 <text:a xlink:type="simple" xlink:href="https://www.ukrinform.ua/rubric-ato/3697521-zelenskij-na-doneccini-vidvidav-gospital-i-vruciv-bijcam-nagorodi.html" text:style-name="Internet_20_link" text:visited-style-name="Visited_20_Internet_20_Link">
<text:span text:style-name="T4">
 Zelensky </text:span>
</text:a>
As it was reported, the President <text:a xlink:type="simple" xlink:href="https://www.ukrinform.ua/rubric-ato/3697670-zelenskij-vidvidav-medicnij-zaklad-na-poltavsini-de-likuutsa-poraneni-vijskovi-zsu.html" text:style-name="Internet_20_link" text:visited-style-name="Visited_20_Internet_20_Link">
</text:a>
where wounded Ukrainian defenders are treated.</text:p>
      <text:p text:style-name="P4">
<text:span text:style-name="T5">
Foto: op</text:span>
</text:p>
      <text:p text:style-name="P4">
News Source: <text:a xlink:type="simple" xlink:href="https://www.ukrinform.ua/rubric-regions/3697674-zelenskij-proviv-naradu-sodo-bezpekovoi-ta-socialnoekonomicnoi-situacii-na-poltavsini.html" text:style-name="Internet_20_link" text:visited-style-name="Visited_20_Internet_20_Link">
https://www.ukrinform.ua/rubric-regions/3697674-zelenskij-proviv-naradu-sodo-bezpekovoi-ta-socialnoekonomicnoi-situacii-na-poltavsini.html</text:a>
</text:p>
      <!--NEWS-->
      <text:h text:style-name="P10" text:outline-level="1">
<text:span text:style-name="T4">
The aircraft knocked down five drones -Kamikadze over Zaporozhye - Yermak</text:span>
</text:h>
      <text:p text:style-name="P4">
Authors: Ukrinform (Person)</text:p>
      <text:p text:style-name="P4">
Publisher: Укринформ (Organization)</text:p>
      <text:p text:style-name="P4">
Published Time: 2023-04-18T22:54:00+03:00</text:p>
      <text:p text:style-name="P4">
Modified Time: 2023-04-18T22:54:00+03:00</text:p>
      <text:p text:style-name="P4">
Description: The air defense shot down five drones-Kamikadze over the Zaporizhzhya region. - Ukrinform.</text:p>
      <text:p text:style-name="P4">
Images: ["<text:a xlink:type="simple" xlink:href="https://static.ukrinform.com/photos/2022_09/thumb_files/630_360_1663073594-382.jpg" text:style-name="Internet_20_link" text:visited-style-name="Visited_20_Internet_20_Link">
630_360_16630...</text:a>
"]</text:p>
      <text:p text:style-name="P4">
Tags: ['Єрмак', 'Запоріжжя', 'Війна з росією', 'Дрон-камікадзе']</text:p>
      <text:p text:style-name="P4">
Type: Article</text:p>
      <!--METADATA-->
      <text:p text:style-name="P4">
<draw:frame draw:style-name="fr1" draw:name="Image274" text:anchor-type="as-char" svg:width="6.9236in" svg:height="3.956343in" draw:z-index="0">
<draw:image xlink:href="../Images/yкринформ/2023-04-18T22-54-00-03-00/630_360_1663073594-382.jpg" xlink:type="simple" xlink:show="embed" xlink:actuate="onLoad" draw:mime-type="image/jpeg"/>
</draw:frame>
Airborne whisking Dronov-Kamikadze over the Zaporizhzhya region.</text:p>
      <text:p text:style-name="P4">
According to Ukrinform, the head of the Presidential Office Andriy Yermak reports about it <text:a xlink:type="simple" xlink:href="https://t.me/ermaka2022/2469" text:style-name="Internet_20_link" text:visited-style-name="Visited_20_Internet_20_Link">
</text:a>
.</text:p>
      <text:p text:style-name="P4">
“In the Zaporozhye region 5 [] was shot(https://www.ukrinform.ua/tag-bezpilotnik)”, - the message said.</text:p>
      <text:p text:style-name="P4">
The head of the Zaporozhye Ova Yuri Malashko in <text:a xlink:type="simple" xlink:href="https://t.me/zoda_gov_ua/18333" text:style-name="Internet_20_link" text:visited-style-name="Visited_20_Internet_20_Link">
</text:a>
He reported the effective operation of the air defense, but did not indicate the number of drones whipped.</text:p>
      <text:p text:style-name="P4">
“The air defense has shown their skill over Zaporizhzhya land: the enemy" cans "are successfully landed today. We thank our military who defended the peacekeepers, ”Malashko said.</text:p>
      <text:p text:style-name="P4">
<text:span text:style-name="T4">
 Read also: </text:span>
 <text:a xlink:type="simple" xlink:href="https://www.ukrinform.ua/rubric-ato/3696711-vorog-z-vesni-zminiv-taktiku-obstriliv-ignat.html" text:style-name="Internet_20_link" text:visited-style-name="Visited_20_Internet_20_Link">
</text:a>
As reported <text:a xlink:type="simple" xlink:href="https://www.ukrinform.ua/rubric-ato/3695537-rosiani-modernizuut-droni-shahed-starimi-rele-akim-po-30-rokiv-genstab.html" text:style-name="Internet_20_link" text:visited-style-name="Visited_20_Internet_20_Link">
</text:a>
, the Russians "modernize" the drones of Shahd old relays, which are 30 years old.</text:p>
      <text:p text:style-name="P4">
News Source: <text:a xlink:type="simple" xlink:href="https://www.ukrinform.ua/rubric-regions/3697676-ppo-zbila-pat-dronivkamikadze-nad-zaporizzam-ermak.html" text:style-name="Internet_20_link" text:visited-style-name="Visited_20_Internet_20_Link">
https://www.ukrinform.ua/rubric-regions/3697676-ppo-zbila-pat-dronivkamikadze-nad-zaporizzam-ermak.html</text:a>
</text:p>
      <!--NEWS-->
      <text:h text:style-name="P10" text:outline-level="1">
<text:span text:style-name="T4">
President noted the fighters who find and destroy enemy positions</text:span>
</text:h>
      <text:p text:style-name="P4">
Authors: Ukrinform (Person)</text:p>
      <text:p text:style-name="P4">
Publisher: Укринформ (Organization)</text:p>
      <text:p text:style-name="P4">
Published Time: 2023-04-18T23:13:00+03:00</text:p>
      <text:p text:style-name="P4">
Modified Time: 2023-04-18T23:13:00+03:00</text:p>
      <text:p text:style-name="P4">
Description: President of Ukraine Volodymyr Zelensky noted those fighters who identify and destroy the positions of the enemy from whom he firing Ukrainian cities and villages. - Ukrinform.</text:p>
      <text:p text:style-name="P4">
Images: ["<text:a xlink:type="simple" xlink:href="https://static.ukrinform.com/photos/2023_04/thumb_files/630_360_1681822616-6315.jpeg" text:style-name="Internet_20_link" text:visited-style-name="Visited_20_Internet_20_Link">
630_360_16818...</text:a>
"]</text:p>
      <text:p text:style-name="P4">
Tags: ['ЗСУ', 'Зеленський']</text:p>
      <text:p text:style-name="P4">
Type: Article</text:p>
      <!--METADATA-->
      <text:p text:style-name="P4">
<draw:frame draw:style-name="fr1" draw:name="Image275" text:anchor-type="as-char" svg:width="6.9236in" svg:height="3.956343in" draw:z-index="0">
<draw:image xlink:href="../Images/yкринформ/2023-04-18T23-13-00-03-00/630_360_1681822616-6315.jpeg" xlink:type="simple" xlink:show="embed" xlink:actuate="onLoad" draw:mime-type="image/jpeg"/>
</draw:frame>
President of Ukraine Volodymyr Zelensky celebrated those fighters who reveal the positions of the enemy from whom he firing Ukrainian cities and villages.</text:p>
      <text:p text:style-name="P4">
Zelensky said this in his <text:a xlink:type="simple" xlink:href="https://www.ukrinform.ua/rubric-ato/3697675-zelenskij-nadihae-koli-bacis-ukrainsku-risucist-i-znaes-so-peremoga-bude.html" text:style-name="Internet_20_link" text:visited-style-name="Visited_20_Internet_20_Link">
</text:a>
, reports Ukrinform.</text:p>
      <text:p text:style-name="P4">
"Thank you all who work for our victory!Glory to everyone and everyone who is in battle, at combat missions, at combat missions!and villages. The Russian strikes of Poherson, in the Beryslav district, in the cities of Donetsk region, "the President said.</text:p>
      <text:p text:style-name="P4">
<text:span text:style-name="T4">
 Read also: </text:span>
 <text:span text:style-name="T4">
 <text:a xlink:type="simple" xlink:href="https://www.ukrinform.ua/rubric-ato/3697670-zelenskij-vidvidav-medicnij-zaklad-na-poltavsini-de-likuutsa-poraneni-vijskovi-zsu.html" text:style-name="Internet_20_link" text:visited-style-name="Visited_20_Internet_20_Link">
</text:a>
</text:span>
</text:p>
      <text:p text:style-name="P4">
He emphasized that all the enemy strikes will receive a significant answer.</text:p>
      <text:p text:style-name="P4">
As it was reported, on April 18, President Volodymyr Zelenskyy _ <text:span text:style-name="T4">
 <text:a xlink:type="simple" xlink:href="https://www.ukrinform.ua/rubric-ato/3697487-zelenskij-vidvidav-peredovi-pozicii-v-avdiivci.html" text:style-name="Internet_20_link" text:visited-style-name="Visited_20_Internet_20_Link">
</text:a>
</text:span>
 _ in Donetsk and Poltava region.</text:p>
      <text:p text:style-name="P4">
News Source: <text:a xlink:type="simple" xlink:href="https://www.ukrinform.ua/rubric-ato/3697678-prezident-vidznaciv-bijciv-aki-viavlaut-i-znisuut-vorozi-pozicii.html" text:style-name="Internet_20_link" text:visited-style-name="Visited_20_Internet_20_Link">
https://www.ukrinform.ua/rubric-ato/3697678-prezident-vidznaciv-bijciv-aki-viavlaut-i-znisuut-vorozi-pozicii.html</text:a>
</text:p>
      <!--NEWS-->
      <text:h text:style-name="P10" text:outline-level="1">
<text:span text:style-name="T4">
In the State Duma of the Russian Federation hinted at the possibility of general mobilization</text:span>
</text:h>
      <text:p text:style-name="P4">
Authors: Ukrinform (Person)</text:p>
      <text:p text:style-name="P4">
Publisher: Укринформ (Organization)</text:p>
      <text:p text:style-name="P4">
Published Time: 2023-04-18T23:24:00+03:00</text:p>
      <text:p text:style-name="P4">
Modified Time: 2023-04-18T23:24:00+03:00</text:p>
      <text:p text:style-name="P4">
Description: The deputy of the Russian Duma from the occupied Crimea Mikhail Sheremet stated that in order to win Ukraine in Russia it is necessary to carry out general mobilization.</text:p>
      <text:p text:style-name="P4">
— Укрінформ.: </text:p>
      <text:p text:style-name="P4">
Images: ["<text:a xlink:type="simple" xlink:href="https://static.ukrinform.com/photos/2022_09/thumb_files/630_360_1663576850-585.jpg" text:style-name="Internet_20_link" text:visited-style-name="Visited_20_Internet_20_Link">
630_360_16635...</text:a>
"]</text:p>
      <text:p text:style-name="P4">
Tags: ['Мобілізація', 'Держдума РФ', 'Війна з росією']</text:p>
      <text:p text:style-name="P4">
Type: Article</text:p>
      <!--METADATA-->
      <text:p text:style-name="P4">
<draw:frame draw:style-name="fr1" draw:name="Image276" text:anchor-type="as-char" svg:width="6.9236in" svg:height="3.956343in" draw:z-index="0">
<draw:image xlink:href="../Images/yкринформ/2023-04-18T23-24-00-03-00/630_360_1663576850-585.jpg" xlink:type="simple" xlink:show="embed" xlink:actuate="onLoad" draw:mime-type="image/jpeg"/>
</draw:frame>
MP from the occupied Crimea Mikhail Sheremet stated that it is necessary to carry out general mobilization in Russia in Russia.</text:p>
      <text:p text:style-name="P4">
About it reports Ukrinform with reference to <text:a xlink:type="simple" xlink:href="https://t.me/moscowtimes_ru/12332" text:style-name="Internet_20_link" text:visited-style-name="Visited_20_Internet_20_Link">
</text:a>
Sheremet himself.</text:p>
      <text:p text:style-name="P4">
"There must be a general mobilization ... we must fight" the whole world "as they say, and everyone should feel their involvement with the country ...( <text:a xlink:type="simple" xlink:href="https://www.ukrinform.ua/tag-mobilizacia" text:style-name="Internet_20_link" text:visited-style-name="Visited_20_Internet_20_Link">
 </text:a>
 )", - he said.</text:p>
      <text:p text:style-name="P4">
In 2022, Sheremet had already declared mobilization in the Russian Federation on September 12 and announced it.</text:p>
      <text:p text:style-name="P4">
In addition, the mobilization in Russia was stated by the deputy of the State Dumalexander Borodai. He substantiated his statement by the fact that Ukraine would go in a background.</text:p>
      <text:p text:style-name="P4">
<text:span text:style-name="T4">
 Read also: </text:span>
 <text:span text:style-name="T4">
 <text:a xlink:type="simple" xlink:href="https://www.ukrinform.ua/rubric-crimea/3697136-cubarov-rozpoviv-pro-zirvani-plani-rf-sodo-mobilizacii-krimskih-tatar.html" text:style-name="Internet_20_link" text:visited-style-name="Visited_20_Internet_20_Link">
</text:a>
</text:span>
</text:p>
      <text:p text:style-name="P4">
"I do not reject another wave of mobilization. Moreover, I think it is right ... There was a lot of people, but it may not be enough," - said Borody.</text:p>
      <text:p text:style-name="P4">
He believes that the army of the Russian Federation needs to achieve a "fracture" during the fighting "a closer five to six months."</text:p>
      <text:p text:style-name="P4">
News Source: <text:a xlink:type="simple" xlink:href="https://www.ukrinform.ua/rubric-world/3697679-u-derzdumi-rf-nataknuli-na-mozlivist-zagalnoi-mobilizacii.html" text:style-name="Internet_20_link" text:visited-style-name="Visited_20_Internet_20_Link">
https://www.ukrinform.ua/rubric-world/3697679-u-derzdumi-rf-nataknuli-na-mozlivist-zagalnoi-mobilizacii.html</text:a>
</text:p>
      <!--NEWS-->
      <text:h text:style-name="P10" text:outline-level="1">
<text:span text:style-name="T4">
The UN is said to be ready to curtail their activities in Afghanistan</text:span>
</text:h>
      <text:p text:style-name="P4">
Authors: Ukrinform (Person)</text:p>
      <text:p text:style-name="P4">
Publisher: Укринформ (Organization)</text:p>
      <text:p text:style-name="P4">
Published Time: 2023-04-18T23:36:00+03:00</text:p>
      <text:p text:style-name="P4">
Modified Time: 2023-04-18T23:36:00+03:00</text:p>
      <text:p text:style-name="P4">
Description: The United Nations is ready to collapse their projects next month and take out foreign staff from Afghanistan if she fails to persuade the Taliban to allow local women to work in the organization. - Ukrinform.</text:p>
      <text:p text:style-name="P4">
Images: ["<text:a xlink:type="simple" xlink:href="https://static.ukrinform.com/photos/2019_11/thumb_files/630_360_1574638900-725.jpg" text:style-name="Internet_20_link" text:visited-style-name="Visited_20_Internet_20_Link">
630_360_15746...</text:a>
"]</text:p>
      <text:p text:style-name="P4">
Tags: ['Афганістан', 'ООН', 'Права людини', 'Ісламісти']</text:p>
      <text:p text:style-name="P4">
Type: Article</text:p>
      <!--METADATA-->
      <text:p text:style-name="P4">
<draw:frame draw:style-name="fr1" draw:name="Image277" text:anchor-type="as-char" svg:width="6.9236in" svg:height="3.956343in" draw:z-index="0">
<draw:image xlink:href="../Images/yкринформ/2023-04-18T23-36-00-03-00/630_360_1574638900-725.jpg" xlink:type="simple" xlink:show="embed" xlink:actuate="onLoad" draw:mime-type="image/jpeg"/>
</draw:frame>
The United Nations is ready to collapse their projects with Afghanistan next month, if she fails to persuade the Thaibs to allow local women to work in the organization.</text:p>
      <text:p text:style-name="P4">
This was stated by the Head of the UN Development Program Akim Steiner, Ukrinformis reports to <text:a xlink:type="simple" xlink:href="https://www.radiosvoboda.org/a/news-afganistan-oon-programy/32369325.html" text:style-name="Internet_20_link" text:visited-style-name="Visited_20_Internet_20_Link">
</text:a>
.</text:p>
      <text:p text:style-name="P4">
At the beginning of the month, it became known that Taliba had banned Afghan employees working in the UN mission in Afghanistan to go to work. On April 5, the UN reported that the Talibi officially made a requirement for Afghan employees to work as part of the UN mission in Afghanistan.</text:p>
      <text:p text:style-name="P4">
<text:span text:style-name="T4">
 Read also: </text:span>
 <text:span text:style-name="T4">
 <text:a xlink:type="simple" xlink:href="https://www.ukrinform.ua/rubric-world/3696778-gensek-oon-zaklikav-pokarati-vinnih-u-zagibeli-jogo-pidleglih-u-sudani.html" text:style-name="Internet_20_link" text:visited-style-name="Visited_20_Internet_20_Link">
</text:a>
</text:span>
</text:p>
      <text:p text:style-name="P4">
The Head of the UN Development Program has informed the Associated Press that the organization's representatives are negotiating with the Taliban, hoping that they were tight to the ban on Afghan work in the UN humanitarian missions.</text:p>
      <text:p text:style-name="P4">
After coming to power in 2021, the Taliba consistently restricted the Afghan governments, despite the preliminary promises of women. The Ministry of Women's Affairs, restricted access to school and higher education for students, forbade women to play sports, and have been obliged to wear hijab.</text:p>
      <text:p text:style-name="P4">
<text:span text:style-name="T4">
 Read also: </text:span>
 <text:span text:style-name="T4">
 <text:a xlink:type="simple" xlink:href="https://www.ukrinform.ua/rubric-world/3691806-talibi-zaboronili-zinkam-v-afganistani-pracuvati-v-ustanovah-oon.html" text:style-name="Internet_20_link" text:visited-style-name="Visited_20_Internet_20_Link">
</text:a>
</text:span>
</text:p>
      <text:p text:style-name="P4">
In the report released on Tuesday <text:span text:style-name="T4">
 <text:a xlink:type="simple" xlink:href="https://www.ukrinform.ua/tag-oon" text:style-name="Internet_20_link" text:visited-style-name="Visited_20_Internet_20_Link">
</text:a>
</text:span>
 It is said that Afghanistan, whose economy depends largely on external financial support, is in dire need of more working women of women's trucking girls.</text:p>
      <text:p text:style-name="P4">
News Source: <text:a xlink:type="simple" xlink:href="https://www.ukrinform.ua/rubric-world/3697680-v-oon-kazut-so-gotovi-zgornuti-svou-dialnist-v-afganistani.html" text:style-name="Internet_20_link" text:visited-style-name="Visited_20_Internet_20_Link">
https://www.ukrinform.ua/rubric-world/3697680-v-oon-kazut-so-gotovi-zgornuti-svou-dialnist-v-afganistani.html</text:a>
</text:p>
      <!--NEWS-->
      <text:h text:style-name="P10" text:outline-level="1">
<text:span text:style-name="T4">
Brazil's position on the war of the Russian Federation against Ukraine does not correspond to neutrality - White House</text:span>
</text:h>
      <text:p text:style-name="P4">
Authors: Ukrinform (Person)</text:p>
      <text:p text:style-name="P4">
Publisher: Укринформ (Organization)</text:p>
      <text:p text:style-name="P4">
Published Time: 2023-04-18T23:45:00+03:00</text:p>
      <text:p text:style-name="P4">
Modified Time: 2023-04-18T23:45:00+03:00</text:p>
      <text:p text:style-name="P4">
Description: The United States named the position of Minister of Foreign Affairs of Brazil Maueri Vayera on the war of the Russian Federation, resolved against Ukraine, as well as the role of the United States and Europe in the confrontation of Russian aggression, such that does not correspond to the tone of the neutral state. - Ukrinform.</text:p>
      <text:p text:style-name="P4">
Images: ["<text:a xlink:type="simple" xlink:href="https://static.ukrinform.com/photos/2022_06/thumb_files/630_360_1655161613-389.jpg" text:style-name="Internet_20_link" text:visited-style-name="Visited_20_Internet_20_Link">
630_360_16551...</text:a>
"]</text:p>
      <text:p text:style-name="P4">
Tags: ['Бразилія', 'США', 'Україна', 'Агресія РФ', 'Білий дім', 'Війна з росією']</text:p>
      <text:p text:style-name="P4">
Type: Article</text:p>
      <!--METADATA-->
      <text:p text:style-name="P4">
<draw:frame draw:style-name="fr1" draw:name="Image278" text:anchor-type="as-char" svg:width="6.9236in" svg:height="3.956343in" draw:z-index="0">
<draw:image xlink:href="../Images/yкринформ/2023-04-18T23-45-00-03-00/630_360_1655161613-389.jpg" xlink:type="simple" xlink:show="embed" xlink:actuate="onLoad" draw:mime-type="image/jpeg"/>
</draw:frame>
The connection was called the position of Minister of Foreign Affairs of Brazil Maoer Vayera of the Russian Federation, resolved against Ukraine, as well as the role of the United States and Europe in anti -residential aggression, such that does not correspond to the tone of the neutral state.</text:p>
      <text:p text:style-name="P4">
This was stated on Tuesday during a pressing in Washington by a spokeswoman for Bigolot Karin Jean-Pierre, Ukrinform reports her own correspondent.</text:p>
      <text:p text:style-name="P4">
“We were struck by the tone of yesterday's press conference of the Minister of Foreign Affairs(Brazil - ed.), who did not match the tone of neutrality and hinted at the fact that the states and Europe _ <text:span text:style-name="T4">
 <text:a xlink:type="simple" xlink:href="https://www.ukrinform.ua/rubric-polytics/3696326-prezident-brazilii-zaklikav-ssa-pripiniti-zaohocuvati-vijnu-v-ukraini.html" text:style-name="Internet_20_link" text:visited-style-name="Visited_20_Internet_20_Link">
</text:a>
</text:span>
 _ And we think, in fact, that this is a clearly incorrect position, ”the representative of the administration said.</text:p>
      <text:p text:style-name="P4">
<text:span text:style-name="T4">
 Read also: </text:span>
 <text:span text:style-name="T4">
 <text:a xlink:type="simple" xlink:href="https://www.ukrinform.ua/rubric-world/3697247-stati-zvinuvatili-braziliu-u-povtorenni-rosijskoi-propagandi.html" text:style-name="Internet_20_link" text:visited-style-name="Visited_20_Internet_20_Link">
</text:a>
</text:span>
</text:p>
      <text:p text:style-name="P4">
She emphasized that the United States seeks to make a war of Putinasakin and support the call of President Zelensky about a fair immitic peace on the basis of the UN Charter, as well as the principles of sovereignty. The White House spokeswoman also stressed that Jevrosouz America was actively urging Putin to refrain from full -scale aggression, at least from mid -2021, and made appropriate efforts after the beginning of this <text:span text:style-name="T4">
 [] <text:a xlink:type="simple" xlink:href="https://www.ukrinform.ua/tag-vijna-z-rosieu" text:style-name="Internet_20_link" text:visited-style-name="Visited_20_Internet_20_Link">
</text:a>
</text:span>
.</text:p>
      <text:p text:style-name="P4">
"Unfortunately, Russia has not been interested in terminating its uncontrollable interference," Jean-Pierre emphasized.</text:p>
      <text:p text:style-name="P4">
<text:span text:style-name="T4">
 Read also: </text:span>
 <text:span text:style-name="T4">
 <text:a xlink:type="simple" xlink:href="https://www.ukrinform.ua/rubric-polytics/3697370-mzs-zaprosue-prezidenta-brazilii-do-ukraini.html" text:style-name="Internet_20_link" text:visited-style-name="Visited_20_Internet_20_Link">
</text:a>
</text:span>
</text:p>
      <text:p text:style-name="P4">
She stressed that the US would continue to work with allies and partners, "to help Ukraine to defend against Russian aggression."</text:p>
      <text:p text:style-name="P4">
According to Ukrinform, the day before, Brazil President Luis Inasio Lula Dasilva accused the United States of "encouraging war in Ukraine". The White House replied that the official Brazil is thus repeating Russian and Chinese propaganda. After this, the Foreign Minister of Brazil Mauer Viira said during the press conference that he disagreed with the position of Official Washington.</text:p>
      <text:p text:style-name="P4">
<text:span text:style-name="T4">
 Read also: </text:span>
 <text:span text:style-name="T4">
 <text:a xlink:type="simple" xlink:href="https://www.ukrinform.ua/rubric-polytics/3697366-klimkin-porivnav-ideu-prezidenta-brazilii-pro-poserednictvo-nejtralnih-krain-z-minnim-polem.html" text:style-name="Internet_20_link" text:visited-style-name="Visited_20_Internet_20_Link">
</text:a>
 </text:span>
</text:p>
      <text:p text:style-name="P4">
News Source: <text:a xlink:type="simple" xlink:href="https://www.ukrinform.ua/rubric-polytics/3697682-pozicia-brazilii-sodo-vijni-rf-proti-ukraini-ne-vidpovidae-nejtralitetu-bilij-dim.html" text:style-name="Internet_20_link" text:visited-style-name="Visited_20_Internet_20_Link">
https://www.ukrinform.ua/rubric-polytics/3697682-pozicia-brazilii-sodo-vijni-rf-proti-ukraini-ne-vidpovidae-nejtralitetu-bilij-dim.html</text:a>
</text:p>
      <!--NEWS-->
      <text:h text:style-name="P10" text:outline-level="1">
<text:span text:style-name="T4">
Stoltenberg urges the world to strengthen Ukraine's support</text:span>
</text:h>
      <text:p text:style-name="P4">
Authors: Ukrinform (Person)</text:p>
      <text:p text:style-name="P4">
Publisher: Укринформ (Organization)</text:p>
      <text:p text:style-name="P4">
Published Time: 2023-04-18T23:58:00+03:00</text:p>
      <text:p text:style-name="P4">
Modified Time: 2023-04-18T23:58:00+03:00</text:p>
      <text:p text:style-name="P4">
Description: International ally of Ukraine should increase the volume of defense assistance to Ukraine to support the future counter -offensive. - Ukrinform.</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Україна', 'Війна з росією']</text:p>
      <text:p text:style-name="P4">
Type: Article</text:p>
      <!--METADATA-->
      <text:p text:style-name="P4">
<draw:frame draw:style-name="fr1" draw:name="Image279" text:anchor-type="as-char" svg:width="6.9236in" svg:height="3.956343in" draw:z-index="0">
<draw:image xlink:href="../Images/yкринформ/2023-04-18T23-58-00-03-00/630_360_1673203716-174.jpg" xlink:type="simple" xlink:show="embed" xlink:actuate="onLoad" draw:mime-type="image/jpeg"/>
</draw:frame>
Ukraine's international ally should increase the volume of defense aid to support the future counter -offensive.</text:p>
      <text:p text:style-name="P4">
According to Ukrinform, NATO Secretary General Yinstoltenberg said this, writes <text:a xlink:type="simple" xlink:href="https://www.cnn.com/europe/live-news/russia-ukraine-war-news-04-18-23/index.html" text:style-name="Internet_20_link" text:visited-style-name="Visited_20_Internet_20_Link">
</text:a>
.</text:p>
      <text:p text:style-name="P4">
“We celebrate a huge amount of weapons, ammunition and other deliveries that have been provided to Ukraine, but we need to do even more. Because we should do so that Ukrainians are able to break through the Russian lines and Purichna Minnie fields, and were able to liberate and return their territories, ”Stoltenberg said.</text:p>
      <text:p text:style-name="P4">
<text:span text:style-name="T4">
 Read also: </text:span>
 <text:span text:style-name="T4">
 <text:a xlink:type="simple" xlink:href="https://www.ukrinform.ua/rubric-world/3697679-u-derzdumi-rf-nataknuli-na-mozlivist-zagalnoi-mobilizacii.html" text:style-name="Internet_20_link" text:visited-style-name="Visited_20_Internet_20_Link">
</text:a>
</text:span>
</text:p>
      <text:p text:style-name="P4">
In addition, he confirmed that still China had not provided Russia with any lethal arms.</text:p>
      <text:p text:style-name="P4">
“We are watching very closely and have not seen any evidence that China was providing Russian military assistance. We are clearly saying that the support of the illegal war of Putin's illegal war will be a big mistake, ”the Secretary General said.</text:p>
      <text:p text:style-name="P4">
<text:span text:style-name="T4">
 Read also: </text:span>
 <text:span text:style-name="T4">
 <text:a xlink:type="simple" xlink:href="https://www.ukrinform.ua/rubric-world/3697646-stati-j-nato-poki-ne-bacili-oznak-peremisenna-adernoi-zbroi-z-rosii-v-bilorus.html" text:style-name="Internet_20_link" text:visited-style-name="Visited_20_Internet_20_Link">
</text:a>
</text:span>
</text:p>
      <text:p text:style-name="P4">
As it was reported, a week ago, the President of the European Commission Ursula von Derlyen, together with French President Emanuel Macron, made visits to the way, where, in particular, they outlined the European side's position on ways to stop the Russian aggressive war against Ukraine on the basis of respect for the UN Tashli Tashli Charter. Within its international recognized borders.</text:p>
      <text:p text:style-name="P4">
News Source: <text:a xlink:type="simple" xlink:href="https://www.ukrinform.ua/rubric-ato/3697684-stoltenberg-zaklikae-svit-posiliti-pidtrimku-ukraini.html" text:style-name="Internet_20_link" text:visited-style-name="Visited_20_Internet_20_Link">
https://www.ukrinform.ua/rubric-ato/3697684-stoltenberg-zaklikae-svit-posiliti-pidtrimku-ukraini.html</text:a>
</text:p>
      <!--NEWS-->
      <text:h text:style-name="P10" text:outline-level="1">
<text:span text:style-name="T4">
The Center for Combating Misinformation revealed basic manipulations from the world media per day</text:span>
</text:h>
      <text:p text:style-name="P4">
Author: ['АРМІЯINFORM']</text:p>
      <text:p text:style-name="P4">
Time: 2023-04-18T34:00:00-04:00</text:p>
      <text:p text:style-name="P4">
Description: About the workshop at the Storinzi Center for the opposition of the deformation: 🔶 🔶 manipulayya ❌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890260_618355813132124_2867370769798289502_n.jpg" text:style-name="Internet_20_link" text:visited-style-name="Visited_20_Internet_20_Link">
336890260_618355813132124_2867370769798289502_n.jpg</text:a>
']</text:p>
      <text:p text:style-name="P4">
Tags: ['STOPRUSSIA', 'АГРЕСІЯ РФ', 'РОСІЙСЬКІ ФЕЙКИ', 'РОСФЕЙКИ', 'ЦПД РНБО']</text:p>
      <text:p text:style-name="P4">
Category: News</text:p>
      <!--METADATA-->
      <text:p text:style-name="P4">
<draw:frame draw:style-name="fr1" draw:name="Image280" text:anchor-type="as-char" svg:width="6.9236in" svg:height="6.9236in" draw:z-index="0">
<draw:image xlink:href="../Images/AРМІЯINFORM/2023-04-18T34-00-00-04-00/336890260_618355813132124_2867370769798289502_n.jpg" xlink:type="simple" xlink:show="embed" xlink:actuate="onLoad" draw:mime-type="image/jpeg"/>
</draw:frame>
About it <text:a xlink:type="simple" xlink:href="https://www.facebook.com/protydiyadezinformatsiyi.cpd/posts/pfbid0xbTLyPoQhMwSqXprYZDHURqEbQxEe7hQAgAZqmycyxmTeHiKdhyni1Ws3RfdGrPRl" text:style-name="Internet_20_link" text:visited-style-name="Visited_20_Internet_20_Link">
reported</text:a>
On the page of the Center for Combating Misinformation:</text:p>
      <text:p text:style-name="P4">
🔶 Manipulation</text:p>
      <text:p text:style-name="P4">
❌ The American analyst Brian Berletik wrote on his Twitter page: "Germany is lectures on human rights and sovereignty, while Yakirlin arms the Nazis in Ukraine, which was deprived of the sovereignty of the US coup in 2014."</text:p>
      <text:p text:style-name="P4">
🔶 misinformation</text:p>
      <text:p text:style-name="P4">
❌ The American edition of American Thinker writes: “Large -scale sanctions against Russia, after its invasion of Ukraine, look like the largest miscalculation of the event of modern history. … Meanwhile, Russia not only survives, but also flourishes… ”</text:p>
      <text:p text:style-name="P4">
🔶 misinformation</text:p>
      <text:p text:style-name="P4">
❌ American Exbel Scott Ritter in an interview with a YouTube channel Redacted: “Most likely,(Zelensky - ed.)Death is waiting - death from the hands of the Ukrainians who will rebel against him. After all, it became the embodiment of the total collapse of Ukrainian society, which is currently observed. ”</text:p>
      <text:p text:style-name="P4">
News Source: <text:a xlink:type="simple" xlink:href="https://armyinform.com.ua/2023/04/18/czpd-vyyavyv-osnovni-manipulyacziyi-vid-svitovyh-zmi-za-dobu-2/" text:style-name="Internet_20_link" text:visited-style-name="Visited_20_Internet_20_Link">
https://armyinform.com.ua/2023/04/18/czpd-vyyavyv-osnovni-manipulyacziyi-vid-svitovyh-zmi-za-dobu-2/</text:a>
</text:p>
      <!--NEWS-->
      <text:h text:style-name="P10" text:outline-level="1">
<text:span text:style-name="T4">
How to become a highly qualified cybersecurity specialist</text:span>
</text:h>
      <text:p text:style-name="P4">
Author: ['АРМІЯINFORM']</text:p>
      <text:p text:style-name="P4">
Time: 2023-04-18T35:00:00-04:00</text:p>
      <text:p text:style-name="P4">
Description: Our Kraina is in the departure of the Fakhivtsiv, the buildings are ethnicly resisting Kiiberzagrosa,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901373_923431365443869_3214118718105429727_n.jpg" text:style-name="Internet_20_link" text:visited-style-name="Visited_20_Internet_20_Link">
336901373_923431365443869_3214118718105429727_n.jpg</text:a>
']</text:p>
      <text:p text:style-name="P4">
Tags: ['STOPRUSSIA', 'АГРЕСІЯ РФ', 'ДЕРЖСПЕЦЗВ’ЯЗКУ']</text:p>
      <text:p text:style-name="P4">
Category: News</text:p>
      <!--METADATA-->
      <text:p text:style-name="P4">
<draw:frame draw:style-name="fr1" draw:name="Image281" text:anchor-type="as-char" svg:width="6.9236in" svg:height="6.9236in" draw:z-index="0">
<draw:image xlink:href="../Images/AРМІЯINFORM/2023-04-18T35-00-00-04-00/336901373_923431365443869_3214118718105429727_n.jpg" xlink:type="simple" xlink:show="embed" xlink:actuate="onLoad" draw:mime-type="image/jpeg"/>
</draw:frame>
Our country already needs specialists capable of efficiently resistant cubibrations, strengthen the cyber resistance of the state, to provide reliable kiber protection of Ukrainian organizations and institutions. How to become a highly qualified specialist in the field of cybersecurity? What to pay attention to those who want to fill in cyber defense faces? What are the competencies to develop a successful career?</text:p>
      <text:p text:style-name="P4">
✔️ quality education is important</text:p>
      <text:p text:style-name="P4">
Today, several dozen higher education institutions of Ukraine are preparing experts. One of the leading is the Institute of Special Communication and Protection of the National Technical University of Ukraine "Igor Sikorsky Kyiv Polytechnic Institute". The educational institution prepares the number, in particular for the State Secretariat of Communications, for other bodies of the security sector of Ioboron.</text:p>
      <text:p text:style-name="P4">
✔️ Improvement of knowledge and practice - throughout life</text:p>
      <text:p text:style-name="P4">
Technologies are developing rapidly. In cyberspace there are constantly new ones. Therefore, it is necessary to learn new, to develop practical skills continuously. Education of qualifications, trainings, courses, participation in profile conferences, seminars, hackathons, cybersestrics(For example, such as UA30CTF)—The need of today. By the way, participation in such events makes it possible to form a professional network of dating.</text:p>
      <text:p text:style-name="P4">
✔️ Knowledge of foreign languages</text:p>
      <text:p text:style-name="P4">
Cyberspace has no borders, it is a global environment. So today is a compulsory requirement for cyber defense professionals - fluent in English(And the knowledge of several languages is a significant advantage). Це допоможе на рівнихспілкуватися з іноземними партнерами, взаємодіяти з фахівцями з інших країн,опрацьовувати потрібну інформацію.</text:p>
      <text:p text:style-name="P4">
Нагадаємо, від 2021 року Держспецзв’язку працює над реформуванням системипідготовки кадрів у сфері кібербезпеки. Триває робота над формуваннямНаціональної рамки кваліфікацій та розробленням професійних стандартів угалузі кібербезпеки та захисту інформації.</text:p>
      <text:p text:style-name="P4">
Джерело: <text:a xlink:type="simple" xlink:href="https://www.facebook.com/dsszzi/posts/pfbid02Nnoe1g9NF9hkp5oGSyjaTvDP1b9AxyQXJgAWxNfsUwKmyQjngbUxBVaZFdgPFSztl" text:style-name="Internet_20_link" text:visited-style-name="Visited_20_Internet_20_Link">
Державна служба спеціального зв’язку та захисту інформаціїУкраїни</text:a>
</text:p>
      <text:p text:style-name="P4">
News Source: <text:a xlink:type="simple" xlink:href="https://armyinform.com.ua/2023/04/18/yak-staty-vysokokvalifikovanym-speczialistom-u-sferi-kiberbezpeky-porady-vid-derzhspeczzvyazku/" text:style-name="Internet_20_link" text:visited-style-name="Visited_20_Internet_20_Link">
https://armyinform.com.ua/2023/04/18/yak-staty-vysokokvalifikovanym-speczialistom-u-sferi-kiberbezpeky-porady-vid-derzhspeczzvyazku/</text:a>
</text:p>
      <!--NEWS-->
      <text:h text:style-name="P10" text:outline-level="1">
<text:span text:style-name="T4">
Держслужбовці запрошуються на курси, присвячені державній політиці щодо АР Крим</text:span>
</text:h>
      <text:p text:style-name="P4">
Author: ['АРМІЯINFORM']</text:p>
      <text:p text:style-name="P4">
Time: 2023-04-18T36:00:00-04:00</text:p>
      <text:p text:style-name="P4">
Description: About the Facebook-Storansi General Headquarters of the ZSU: “Proponing to pas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6912814_1247442386211369_9203690377299877067_n.jpg" text:style-name="Internet_20_link" text:visited-style-name="Visited_20_Internet_20_Link">
336912814_1247442386211369_9203690377299877067_n.jpg</text:a>
']</text:p>
      <text:p text:style-name="P4">
Tags: ['STOPRUSSIA', 'АГРЕСІЯ РФ', 'АР КРИМ']</text:p>
      <text:p text:style-name="P4">
Category: News</text:p>
      <!--METADATA-->
      <text:p text:style-name="P4">
<draw:frame draw:style-name="fr1" draw:name="Image282" text:anchor-type="as-char" svg:width="6.9236in" svg:height="3.894525in" draw:z-index="0">
<draw:image xlink:href="../Images/AРМІЯINFORM/2023-04-18T36-00-00-04-00/336912814_1247442386211369_9203690377299877067_n.jpg" xlink:type="simple" xlink:show="embed" xlink:actuate="onLoad" draw:mime-type="image/jpeg"/>
</draw:frame>
About this <text:a xlink:type="simple" xlink:href="https://www.facebook.com/GeneralStaff.ua/posts/pfbid0rCuUYydCaV8fiSXXNWfiwSaF6RjgLZ5v1d3f2FQig1KfnvjwUcYwSYJ7Q3j57U47l" text:style-name="Internet_20_link" text:visited-style-name="Visited_20_Internet_20_Link">
it is referred</text:a>
On the Facebook page of the General Staff of the Armed Forces:</text:p>
      <text:p text:style-name="P4">
“We propose to take an educational course for civil servants, employees of local self -government and politicians regarding certain legal and state state policy in the context of temporary occupation of the Avastopol and Sevastopol.</text:p>
      <text:p text:style-name="P4">
The purpose of the course is to familiarize its participants with the topic of state policy on the occupied territory of the Crimea and Sevastopol, the events and processes occurring on the peninsula, as well as state policy on the de -occupation of the Polish and reintegration of citizens from these territories.</text:p>
      <text:p text:style-name="P4">
The duration and content of the course:</text:p>
      <text:p text:style-name="P4">
The online course consists of an introductory video, 10 lectures in the Ukrainian language in the Tatar subtitles and an additional lecture with comments of the expert language. The duration of video lectures is about 10 minutes. Lectures will tell about:</text:p>
      <text:p text:style-name="P4">
-history and socio-economic processes on the Crimean Peninsula by 2014</text:p>
      <ul>
        <li>
          <text:p text:style-name="P4">
the beginning of armed aggression of the Russian Federation and the temporary occupation of the Crimean peninsula in the Viluta 2014</text:p>
        </li>
        <li>
          <text:p text:style-name="P4">
processes in Crimea and Sevastopol during temporary occupation</text:p>
        </li>
        <li>
          <text:p text:style-name="P4">
indigenous peoples and national minorities(community): rights and development</text:p>
        </li>
        <li>
          <text:p text:style-name="P4">
the work of the Ukrainian authorities of the Autonomous Republic of Crimea and Sevastopol under the frequent occupation</text:p>
        </li>
        <li>
          <text:p text:style-name="P4">
International policy on the de -occupation of the Crimean Peninsula</text:p>
        </li>
        <li>
          <text:p text:style-name="P4">
Justice on the consequences of temporary occupation of the Crimean peninsula</text:p>
        </li>
        <li>
          <text:p text:style-name="P4">
Transitional justice as a tool for overcoming the consequences of war</text:p>
        </li>
        <li>
          <text:p text:style-name="P4">
Strategy for the de -occupation and reintegration of temporarily occupied territories of Crimea in Sevastopol</text:p>
        </li>
        <li>
          <text:p text:style-name="P4">
integration of the Crimean Peninsula and its population after the de -occupation of the reform of reforms</text:p>
        </li>
      </ul>
      <text:p text:style-name="P4">
An additional English -language lecture gathered comments of individual Ukrainian experts and representatives of the authorities about Crimea. "</text:p>
      <text:p text:style-name="P4">
Course on <text:a xlink:type="simple" xlink:href="https://courses.zrozumilo.in.ua/courses/course-v1:EEF+EEF-036+March2023/about" text:style-name="Internet_20_link" text:visited-style-name="Visited_20_Internet_20_Link">
reference</text:a>
.</text:p>
      <text:p text:style-name="P4">
News Source: <text:a xlink:type="simple" xlink:href="https://armyinform.com.ua/2023/04/18/derzhsluzhbovczi-zaproshuyutsya-na-prosvitnyczki-kursy-prysvyacheni-derzhavnij-polityczi-shhodo-ar-krym/" text:style-name="Internet_20_link" text:visited-style-name="Visited_20_Internet_20_Link">
https://armyinform.com.ua/2023/04/18/derzhsluzhbovczi-zaproshuyutsya-na-prosvitnyczki-kursy-prysvyacheni-derzhavnij-polityczi-shhodo-ar-krym/</text:a>
</text:p>
      <!--NEWS-->
      <text:h text:style-name="P10" text:outline-level="1">
<text:span text:style-name="T4">
OK "East" showed how our defenders undergo firing training</text:span>
</text:h>
      <text:p text:style-name="P4">
Author: ['АРМІЯINFORM']</text:p>
      <text:p text:style-name="P4">
Time: 2023-04-18T37:00:00-04:00</text:p>
      <text:p text:style-name="P4">
Description: About the Facebook-Storansky commanding command “SCID”: “Imagno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2198575_1187900245203311_6062274714751375666_n.jpg" text:style-name="Internet_20_link" text:visited-style-name="Visited_20_Internet_20_Link">
342198575_1187900245203311_6062274714751375666_n.jpg</text:a>
', '<text:a xlink:type="simple" xlink:href="https://armyinform.com.ua/wp-content/uploads/2023/04/342038182_733400888488031_4307217952149483527_n-150x150.jpg" text:style-name="Internet_20_link" text:visited-style-name="Visited_20_Internet_20_Link">
342038182_733400888488031_4307217952149483527_n-150x150.jpg</text:a>
', '<text:a xlink:type="simple" xlink:href="https://armyinform.com.ua/wp-content/uploads/2023/04/342050709_751090789980303_3188951498585019835_n-150x150.jpg" text:style-name="Internet_20_link" text:visited-style-name="Visited_20_Internet_20_Link">
342050709_751090789980303_3188951498585019835_n-150x150.jpg</text:a>
', '<text:a xlink:type="simple" xlink:href="https://armyinform.com.ua/wp-content/uploads/2023/04/342174238_219549364004609_3811483982517275861_n-150x150.jpg" text:style-name="Internet_20_link" text:visited-style-name="Visited_20_Internet_20_Link">
342174238_219549364004609_3811483982517275861_n-150x150.jpg</text:a>
', '<text:a xlink:type="simple" xlink:href="https://armyinform.com.ua/wp-content/uploads/2023/04/342175430_176532738209089_1409909567747661395_n-150x150.jpg" text:style-name="Internet_20_link" text:visited-style-name="Visited_20_Internet_20_Link">
342175430_176532738209089_1409909567747661395_n-150x150.jpg</text:a>
', '<text:a xlink:type="simple" xlink:href="https://armyinform.com.ua/wp-content/uploads/2023/04/342179441_534115655467267_5032366179339861629_n-150x150.jpg" text:style-name="Internet_20_link" text:visited-style-name="Visited_20_Internet_20_Link">
342179441_534115655467267_5032366179339861629_n-150x150.jpg</text:a>
', '<text:a xlink:type="simple" xlink:href="https://armyinform.com.ua/wp-content/uploads/2023/04/342180231_3096736067297706_8456871878706358082_n-150x150.jpg" text:style-name="Internet_20_link" text:visited-style-name="Visited_20_Internet_20_Link">
342180231_3096736067297706_8456871878706358082_n-150x150.jpg</text:a>
', '<text:a xlink:type="simple" xlink:href="https://armyinform.com.ua/wp-content/uploads/2023/04/342190978_742907794294827_3965795347125158339_n-150x150.jpg" text:style-name="Internet_20_link" text:visited-style-name="Visited_20_Internet_20_Link">
342190978_742907794294827_3965795347125158339_n-150x150.jpg</text:a>
', '<text:a xlink:type="simple" xlink:href="https://armyinform.com.ua/wp-content/uploads/2023/04/342196458_756274639359262_2703496395643767149_n-150x150.jpg" text:style-name="Internet_20_link" text:visited-style-name="Visited_20_Internet_20_Link">
342196458_756274639359262_2703496395643767149_n-150x150.jpg</text:a>
', '<text:a xlink:type="simple" xlink:href="https://armyinform.com.ua/wp-content/uploads/2023/04/342205513_927280618417347_5224886455164930485_n-150x150.jpg" text:style-name="Internet_20_link" text:visited-style-name="Visited_20_Internet_20_Link">
342205513_927280618417347_5224886455164930485_n-150x150.jpg</text:a>
']</text:p>
      <text:p text:style-name="P4">
Tags: ['STOPRUSSIA', 'АГРЕСІЯ РФ']</text:p>
      <text:p text:style-name="P4">
Category: News</text:p>
      <!--METADATA-->
      <text:p text:style-name="P4">
<draw:frame draw:style-name="fr1" draw:name="Image283" text:anchor-type="as-char" svg:width="6.9236in" svg:height="4.661891in" draw:z-index="0">
<draw:image xlink:href="../Images/AРМІЯINFORM/2023-04-18T37-00-00-04-00/342198575_1187900245203311_6062274714751375666_n.jpg" xlink:type="simple" xlink:show="embed" xlink:actuate="onLoad" draw:mime-type="image/jpeg"/>
</draw:frame>
About this <text:a xlink:type="simple" xlink:href="https://www.facebook.com/EastOC/posts/pfbid0TX2s92piemNeLUhVXyG9RAETAcTUH9ysCtQX4GdnAkrBre4oWgDDEC49tTdq83r6l" text:style-name="Internet_20_link" text:visited-style-name="Visited_20_Internet_20_Link">
it is referred</text:a>
On the Facebook page of the Operations Command "East":</text:p>
      <text:p text:style-name="P4">
“We learn to win!</text:p>
      <text:p text:style-name="P4">
Fire preparation of our units in the photo report of the communication service by the East OK.</text:p>
      <text:p text:style-name="P4">
<text:a xlink:type="simple" xlink:href="https://armyinform.com.ua/wp-content/uploads/2023/04/342038182_733400888488031_4307217952149483527_n.jpg" text:style-name="Internet_20_link" text:visited-style-name="Visited_20_Internet_20_Link">
!(Images/AРМІЯINFORM/2023-04-18T37-00-00-04-00/342038182_733400888488031_4307217952149483527_n-150x150.jpg)</text:a>
</text:p>
      <text:p text:style-name="P4">
<text:a xlink:type="simple" xlink:href="https://armyinform.com.ua/wp-content/uploads/2023/04/342050709_751090789980303_3188951498585019835_n.jpg" text:style-name="Internet_20_link" text:visited-style-name="Visited_20_Internet_20_Link">
<draw:frame draw:style-name="fr1" draw:name="Image284" text:anchor-type="as-char" svg:width="6.9236in" svg:height="6.9236in" draw:z-index="0">
<draw:image xlink:href="../Images/AРМІЯINFORM/2023-04-18T37-00-00-04-00/342050709_751090789980303_3188951498585019835_n-150x150.jpg" xlink:type="simple" xlink:show="embed" xlink:actuate="onLoad" draw:mime-type="image/jpeg"/>
</draw:frame>
</text:a>
</text:p>
      <text:p text:style-name="P4">
<text:a xlink:type="simple" xlink:href="https://armyinform.com.ua/wp-content/uploads/2023/04/342174238_219549364004609_3811483982517275861_n.jpg" text:style-name="Internet_20_link" text:visited-style-name="Visited_20_Internet_20_Link">
<draw:frame draw:style-name="fr1" draw:name="Image285" text:anchor-type="as-char" svg:width="6.9236in" svg:height="6.9236in" draw:z-index="0">
<draw:image xlink:href="../Images/AРМІЯINFORM/2023-04-18T37-00-00-04-00/342174238_219549364004609_3811483982517275861_n-150x150.jpg" xlink:type="simple" xlink:show="embed" xlink:actuate="onLoad" draw:mime-type="image/jpeg"/>
</draw:frame>
</text:a>
</text:p>
      <text:p text:style-name="P4">
<text:a xlink:type="simple" xlink:href="https://armyinform.com.ua/wp-content/uploads/2023/04/342175430_176532738209089_1409909567747661395_n.jpg" text:style-name="Internet_20_link" text:visited-style-name="Visited_20_Internet_20_Link">
<draw:frame draw:style-name="fr1" draw:name="Image286" text:anchor-type="as-char" svg:width="6.9236in" svg:height="6.9236in" draw:z-index="0">
<draw:image xlink:href="../Images/AРМІЯINFORM/2023-04-18T37-00-00-04-00/342175430_176532738209089_1409909567747661395_n-150x150.jpg" xlink:type="simple" xlink:show="embed" xlink:actuate="onLoad" draw:mime-type="image/jpeg"/>
</draw:frame>
</text:a>
</text:p>
      <text:p text:style-name="P4">
<text:a xlink:type="simple" xlink:href="https://armyinform.com.ua/wp-content/uploads/2023/04/342179441_534115655467267_5032366179339861629_n.jpg" text:style-name="Internet_20_link" text:visited-style-name="Visited_20_Internet_20_Link">
<draw:frame draw:style-name="fr1" draw:name="Image287" text:anchor-type="as-char" svg:width="6.9236in" svg:height="6.9236in" draw:z-index="0">
<draw:image xlink:href="../Images/AРМІЯINFORM/2023-04-18T37-00-00-04-00/342179441_534115655467267_5032366179339861629_n-150x150.jpg" xlink:type="simple" xlink:show="embed" xlink:actuate="onLoad" draw:mime-type="image/jpeg"/>
</draw:frame>
</text:a>
</text:p>
      <text:p text:style-name="P4">
<text:a xlink:type="simple" xlink:href="https://armyinform.com.ua/wp-content/uploads/2023/04/342180231_3096736067297706_8456871878706358082_n.jpg" text:style-name="Internet_20_link" text:visited-style-name="Visited_20_Internet_20_Link">
<draw:frame draw:style-name="fr1" draw:name="Image288" text:anchor-type="as-char" svg:width="6.9236in" svg:height="6.9236in" draw:z-index="0">
<draw:image xlink:href="../Images/AРМІЯINFORM/2023-04-18T37-00-00-04-00/342180231_3096736067297706_8456871878706358082_n-150x150.jpg" xlink:type="simple" xlink:show="embed" xlink:actuate="onLoad" draw:mime-type="image/jpeg"/>
</draw:frame>
</text:a>
</text:p>
      <text:p text:style-name="P4">
<text:a xlink:type="simple" xlink:href="https://armyinform.com.ua/wp-content/uploads/2023/04/342190978_742907794294827_3965795347125158339_n.jpg" text:style-name="Internet_20_link" text:visited-style-name="Visited_20_Internet_20_Link">
<draw:frame draw:style-name="fr1" draw:name="Image289" text:anchor-type="as-char" svg:width="6.9236in" svg:height="6.9236in" draw:z-index="0">
<draw:image xlink:href="../Images/AРМІЯINFORM/2023-04-18T37-00-00-04-00/342190978_742907794294827_3965795347125158339_n-150x150.jpg" xlink:type="simple" xlink:show="embed" xlink:actuate="onLoad" draw:mime-type="image/jpeg"/>
</draw:frame>
</text:a>
</text:p>
      <text:p text:style-name="P4">
<text:a xlink:type="simple" xlink:href="https://armyinform.com.ua/wp-content/uploads/2023/04/342196458_756274639359262_2703496395643767149_n.jpg" text:style-name="Internet_20_link" text:visited-style-name="Visited_20_Internet_20_Link">
<draw:frame draw:style-name="fr1" draw:name="Image290" text:anchor-type="as-char" svg:width="6.9236in" svg:height="6.9236in" draw:z-index="0">
<draw:image xlink:href="../Images/AРМІЯINFORM/2023-04-18T37-00-00-04-00/342196458_756274639359262_2703496395643767149_n-150x150.jpg" xlink:type="simple" xlink:show="embed" xlink:actuate="onLoad" draw:mime-type="image/jpeg"/>
</draw:frame>
</text:a>
</text:p>
      <text:p text:style-name="P4">
<text:a xlink:type="simple" xlink:href="https://armyinform.com.ua/wp-content/uploads/2023/04/342205513_927280618417347_5224886455164930485_n.jpg" text:style-name="Internet_20_link" text:visited-style-name="Visited_20_Internet_20_Link">
<draw:frame draw:style-name="fr1" draw:name="Image291" text:anchor-type="as-char" svg:width="6.9236in" svg:height="6.9236in" draw:z-index="0">
<draw:image xlink:href="../Images/AРМІЯINFORM/2023-04-18T37-00-00-04-00/342205513_927280618417347_5224886455164930485_n-150x150.jpg" xlink:type="simple" xlink:show="embed" xlink:actuate="onLoad" draw:mime-type="image/jpeg"/>
</draw:frame>
</text:a>
</text:p>
      <text:p text:style-name="P4">
News Source: <text:a xlink:type="simple" xlink:href="https://armyinform.com.ua/2023/04/18/ok-shid-pokazalo-yak-u-nashyh-zahysnykiv-prohodyat-zanyattya-z-vognevoyi-pidgotovky/" text:style-name="Internet_20_link" text:visited-style-name="Visited_20_Internet_20_Link">
https://armyinform.com.ua/2023/04/18/ok-shid-pokazalo-yak-u-nashyh-zahysnykiv-prohodyat-zanyattya-z-vognevoyi-pidgotovky/</text:a>
</text:p>
      <!--NEWS-->
      <text:h text:style-name="P10" text:outline-level="1">
<text:span text:style-name="T4">
Energoatom lost property by Russian aggression by UAH 32 billion</text:span>
</text:h>
      <text:p text:style-name="P4">
Author: ['АРМІЯINFORM']</text:p>
      <text:p text:style-name="P4">
Time: 2023-04-18T38:00:00-04:00</text:p>
      <text:p text:style-name="P4">
Description: Vnaslіdok of the Zbroyno aggression of the Russian Federation Mino, INFRASTRUSTRESTS TIMCHOSOVA OF ORDOVENED AESH ... War with Ukraine 2022, War with Ukraine Latest News Today,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1681725970.jpeg" text:style-name="Internet_20_link" text:visited-style-name="Visited_20_Internet_20_Link">
photo1681725970.jpeg</text:a>
']</text:p>
      <text:p text:style-name="P4">
Tags: ['STOPRUSSIA', 'АГРЕСІЯ РФ', 'ЕНЕРГОАТОМ']</text:p>
      <text:p text:style-name="P4">
Category: News</text:p>
      <!--METADATA-->
      <text:p text:style-name="P4">
<draw:frame draw:style-name="fr1" draw:name="Image292" text:anchor-type="as-char" svg:width="6.9236in" svg:height="3.808972in" draw:z-index="0">
<draw:image xlink:href="../Images/AРМІЯINFORM/2023-04-18T38-00-00-04-00/photo1681725970.jpeg" xlink:type="simple" xlink:show="embed" xlink:actuate="onLoad" draw:mime-type="image/jpeg"/>
</draw:frame>
As a result of the armed aggression of the Russian Federation, property and infrastructure of the temporarily occupied Zaporozhye NPP and other separate units of SE "NNEGC" Energoatom "were harmed or destroyed.</text:p>
      <text:p text:style-name="P4">
According to a preliminary estimate, the cost of this property, buildings, structures of and tinfrastructure objects of the company has already reached UAH 32 billion.</text:p>
      <text:p text:style-name="P4">
The amount of losses and losses caused by Energoatom by Russia will be determined by the post -occupation of the ZPP, the return of the Ukrainian operator to the actual control over all the property and its full inspection and inventory.</text:p>
      <text:p text:style-name="P4">
Source: <text:a xlink:type="simple" xlink:href="https://t.me/energoatom_ua/12755" text:style-name="Internet_20_link" text:visited-style-name="Visited_20_Internet_20_Link">
Energoatom</text:a>
</text:p>
      <text:p text:style-name="P4">
News Source: <text:a xlink:type="simple" xlink:href="https://armyinform.com.ua/2023/04/18/energoatom-cherez-rosijsku-agresiyu-vtratyv-majno-na-32-mlrd-grn/" text:style-name="Internet_20_link" text:visited-style-name="Visited_20_Internet_20_Link">
https://armyinform.com.ua/2023/04/18/energoatom-cherez-rosijsku-agresiyu-vtratyv-majno-na-32-mlrd-grn/</text:a>
</text:p>
      <!--NEWS-->
      <text:h text:style-name="P10" text:outline-level="1">
<text:span text:style-name="T4">
In Ukraine, you have created a free online course for IDPs</text:span>
</text:h>
      <text:p text:style-name="P4">
Author: ['АРМІЯINFORM']</text:p>
      <text:p text:style-name="P4">
Time: 2023-04-18T39:00:00-04:00</text:p>
      <text:p text:style-name="P4">
Description: The overthrow of the Prometheus online platform has stored a non-paying fortune for intern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minre.jpg" text:style-name="Internet_20_link" text:visited-style-name="Visited_20_Internet_20_Link">
minre.jpg</text:a>
']</text:p>
      <text:p text:style-name="P4">
Tags: ['STOPRUSSIA', 'АГРЕСІЯ РФ', 'ВПО']</text:p>
      <text:p text:style-name="P4">
Category: News</text:p>
      <!--METADATA-->
      <text:p text:style-name="P4">
<draw:frame draw:style-name="fr1" draw:name="Image293" text:anchor-type="as-char" svg:width="6.9236in" svg:height="5.1927in" draw:z-index="0">
<draw:image xlink:href="../Images/AРМІЯINFORM/2023-04-18T39-00-00-04-00/minre.jpg" xlink:type="simple" xlink:show="embed" xlink:actuate="onLoad" draw:mime-type="image/jpeg"/>
</draw:frame>
Prometheus's online educational platform has created a free training course for internally displaced persons.</text:p>
      <text:p text:style-name="P4">
About it <text:a xlink:type="simple" xlink:href="https://www.facebook.com/MReintegration/posts/pfbid0TjNbxhU9ijUZniaja4rbdwjHKiRtPVihhEsQsFNmQ8gWMLUy7FKP4WgeBWjULqaTl" text:style-name="Internet_20_link" text:visited-style-name="Visited_20_Internet_20_Link">
reports</text:a>
Ministry of Reintegration of Temporarily Occupied Territories of Ukraine.</text:p>
      <text:p text:style-name="P4">
▪️ The course was developed by experts of public organizations who take care of the rights of persons from the war.</text:p>
      <text:p text:style-name="P4">
▪️ Online platform is collected useful information about social guarantees, legal advice, medical support, employment and education.</text:p>
      <text:p text:style-name="P4">
▪️The educational course will help internal displaced persons to integrate more into Novigromades faster.</text:p>
      <text:p text:style-name="P4">
▪️ It will be useful not only for IDPs, but also for organizations who will be able to help, consult and support internally displaced persons.</text:p>
      <text:p text:style-name="P4">
▪️ can be established for a training course by going on <text:a xlink:type="simple" xlink:href="https://docs.google.com/forms/d/e/1FAIpQLSepl78swZb_Ceg9U_Snhuu1VWBIMmmYOGtVIecJKyqu1Ie5mg/viewform" text:style-name="Internet_20_link" text:visited-style-name="Visited_20_Internet_20_Link">
link</text:a>
.</text:p>
      <text:p text:style-name="P4">
News Source: <text:a xlink:type="simple" xlink:href="https://armyinform.com.ua/2023/04/18/v-ukrayini-stvoryly-bezkoshtovnyj-onlajn-kurs-dlya-vpo/" text:style-name="Internet_20_link" text:visited-style-name="Visited_20_Internet_20_Link">
https://armyinform.com.ua/2023/04/18/v-ukrayini-stvoryly-bezkoshtovnyj-onlajn-kurs-dlya-vpo/</text:a>
</text:p>
      <!--NEWS-->
      <text:h text:style-name="P10" text:outline-level="1">
<text:span text:style-name="T4">
Авіація Сил оборони завдала 12 ударів по районах зосередження ворога</text:span>
</text:h>
      <text:p text:style-name="P4">
Author: ['АРМІЯINFORM']</text:p>
      <text:p text:style-name="P4">
Time: 2023-04-18T40:00:00-04:00</text:p>
      <text:p text:style-name="P4">
Description: About Tse at Facebook, the General Staff of the ZSU. AvIACII of defense forces for Past ... War with Ukraine 2022, War with Ukraine Latest News Today, News War with Ukraine 2022 The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ВТРАТИ ВОРОГА', 'ХРОНІКА ОБОРОНИ']</text:p>
      <text:p text:style-name="P4">
Category: News</text:p>
      <!--METADATA-->
      <text:p text:style-name="P4">
<draw:frame draw:style-name="fr1" draw:name="Image294" text:anchor-type="as-char" svg:width="6.9236in" svg:height="4.49457in" draw:z-index="0">
<draw:image xlink:href="../Images/AРМІЯINFORM/2023-04-18T40-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Z22xqoWEzEeRLsAXBrvmMLAEC1Kq7piD4F2WK9M3qHcrjKQbC7h74CwirrTkDKeHl" text:style-name="Internet_20_link" text:visited-style-name="Visited_20_Internet_20_Link">
reports</text:a>
The General Staff of the Armed Forces.</text:p>
      <text:p text:style-name="P4">
The aviation of defense forces over the past 24 hours has made 12 beats in the areas of concentration of personal staff and military equipment. Merlin type reconnaissance duplications are also shot.</text:p>
      <text:p text:style-name="P4">
The departments of missile troops and artillery struck 2 districts of the Living Silence, weapons and military equipment of the enemy, as well as 1 station of the enemy's radiolectronic struggle.</text:p>
      <text:p text:style-name="P4">
News Source: <text:a xlink:type="simple" xlink:href="https://armyinform.com.ua/2023/04/18/aviacziya-syl-oborony-zavdala-12-udariv-po-rajonah-zoseredzhennya-voroga/" text:style-name="Internet_20_link" text:visited-style-name="Visited_20_Internet_20_Link">
https://armyinform.com.ua/2023/04/18/aviacziya-syl-oborony-zavdala-12-udariv-po-rajonah-zoseredzhennya-voroga/</text:a>
</text:p>
      <!--NEWS-->
      <text:h text:style-name="P10" text:outline-level="1">
<text:span text:style-name="T4">
The CPD informs about the main narrative that was promoted by Roszmi in the day</text:span>
</text:h>
      <text:p text:style-name="P4">
Author: ['АРМІЯINFORM']</text:p>
      <text:p text:style-name="P4">
Time: 2023-04-18T41:00:00-04:00</text:p>
      <text:p text:style-name="P4">
Description: About the Tselomlya Center for the Obdiga -Format: “Propagandist Keosayan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6900720_636363318503093_1687779996172652484_n.jpg" text:style-name="Internet_20_link" text:visited-style-name="Visited_20_Internet_20_Link">
336900720_636363318503093_1687779996172652484_n.jpg</text:a>
']</text:p>
      <text:p text:style-name="P4">
Tags: ['STOPRUSSIA', 'АГРЕСІЯ РФ', 'РОСІЙСЬКІ ФЕЙКИ', 'РОСФЕЙКИ', 'ЦПД РНБО']</text:p>
      <text:p text:style-name="P4">
Category: News</text:p>
      <!--METADATA-->
      <text:p text:style-name="P4">
<draw:frame draw:style-name="fr1" draw:name="Image295" text:anchor-type="as-char" svg:width="6.9236in" svg:height="6.9236in" draw:z-index="0">
<draw:image xlink:href="../Images/AРМІЯINFORM/2023-04-18T41-00-00-04-00/336900720_636363318503093_1687779996172652484_n.jpg" xlink:type="simple" xlink:show="embed" xlink:actuate="onLoad" draw:mime-type="image/jpeg"/>
</draw:frame>
About it <text:a xlink:type="simple" xlink:href="https://www.facebook.com/protydiyadezinformatsiyi.cpd/posts/pfbid0VbGnAw9Uwzon2UyG2TvQsbfEQmeUi2TXrSCJA9jopkcYx6ep8Fj4YiGi5hpzdMf6l" text:style-name="Internet_20_link" text:visited-style-name="Visited_20_Internet_20_Link">
reported</text:a>
On the page of the Center for Combating Misinformation:</text:p>
      <text:p text:style-name="P4">
“The propagandist Keoosyan stated that with the phrase of the“ brotherly people ”about the Ukrainians to“ tie ”. She seems to confuse people.</text:p>
      <text:p text:style-name="P4">
He also added that the Russians were fighting in the fields of "their" Ukraine with "Ecumenical Evil".</text:p>
      <text:p text:style-name="P4">
In these words, Keosan destroyed the long -standing narrative of Rospropaganda about the "brother -in -law of Ukraine".</text:p>
      <text:p text:style-name="P4">
The disgraced propagandist also began to justify the murders of peaceful Ukrainian terrorists of the Wagner PEC, although earlier all Putin media stated that Russian was not able to commit such crimes</text:p>
      <text:p text:style-name="P4">
The birth of new narratives indicates that all the previous ones are not justified by the Kremlin. Also, it is likely to be evidence that Russia is trying to create a new occasion for large -scale mobilization of Russia. "</text:p>
      <text:p text:style-name="P4">
News Source: <text:a xlink:type="simple" xlink:href="https://armyinform.com.ua/2023/04/18/czpd-informuye-pro-osnovnyj-naratyv-shho-za-dobu-prosuvaly-roszmi-2/" text:style-name="Internet_20_link" text:visited-style-name="Visited_20_Internet_20_Link">
https://armyinform.com.ua/2023/04/18/czpd-informuye-pro-osnovnyj-naratyv-shho-za-dobu-prosuvaly-roszmi-2/</text:a>
</text:p>
      <!--NEWS-->
      <text:h text:style-name="P10" text:outline-level="1">
<text:span text:style-name="T4">
Bakhmut and Marinka remain at the Donetsk region at the Donetsk region</text:span>
</text:h>
      <text:p text:style-name="P4">
Author: ['АРМІЯINFORM']</text:p>
      <text:p text:style-name="P4">
Time: 2023-04-18T42:00:00-04:00</text:p>
      <text:p text:style-name="P4">
Description: About Tse at Facebook, the General Staff of the ZSU. The opponent is high -arrived,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296" text:anchor-type="as-char" svg:width="6.9236in" svg:height="4.615733in" draw:z-index="0">
<draw:image xlink:href="../Images/AРМІЯINFORM/2023-04-18T42-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Z22xqoWEzEeRLsAXBrvmMLAEC1Kq7piD4F2WK9M3qHcrjKQbC7h74CwirrTkDKeHl" text:style-name="Internet_20_link" text:visited-style-name="Visited_20_Internet_20_Link">
reports</text:a>
The General Staff of the Armed Forces.</text:p>
      <text:p text:style-name="P4">
The enemy suffered considerable losses, but continues to focus the main efforts of offensive actions in Kupyansk, Lyman, Bakhmut, Avdiiv and Mariinsky. Actively applies operational-tactical army aviation. During the day, in these areas of the front, the enemy attacks of 70 attacks. Bakhmut Tamarinka remains at the epicenter of the fighting.</text:p>
      <text:p text:style-name="P4">
News Source: <text:a xlink:type="simple" xlink:href="https://armyinform.com.ua/2023/04/18/na-donechchyni-v-epiczentri-bojovyh-dij-zalyshayutsya-bahmut-ta-maryinka/" text:style-name="Internet_20_link" text:visited-style-name="Visited_20_Internet_20_Link">
https://armyinform.com.ua/2023/04/18/na-donechchyni-v-epiczentri-bojovyh-dij-zalyshayutsya-bahmut-ta-maryinka/</text:a>
</text:p>
      <!--NEWS-->
      <text:h text:style-name="P10" text:outline-level="1">
<text:span text:style-name="T4">
Defense forces eliminated nearly 500 invaders, destroyed 6 artisystems and 11 BBM</text:span>
</text:h>
      <text:p text:style-name="P4">
Author: ['АРМІЯINFORM']</text:p>
      <text:p text:style-name="P4">
Time: 2023-04-18T43:00:00-04:00</text:p>
      <text:p text:style-name="P4">
Description: Zagalni Boyov, Find the enemy on 02/24/22 to 04/18/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967fefcc-9253-4931-8485-5c7102beb94c-scaled.jpg" text:style-name="Internet_20_link" text:visited-style-name="Visited_20_Internet_20_Link">
967fefcc-9253-4931-8485-5c7102beb94c-scaled.jpg</text:a>
']</text:p>
      <text:p text:style-name="P4">
Tags: ['STOPRUSSIA', 'АГРЕСІЯ РФ', 'ВТОРГНЕННЯ РФ', 'ВТРАТИ ВОРОГА', 'ГШ ЗСУ']</text:p>
      <text:p text:style-name="P4">
Category: News</text:p>
      <!--METADATA-->
      <text:p text:style-name="P4">
<draw:frame draw:style-name="fr1" draw:name="Image297" text:anchor-type="as-char" svg:width="6.9236in" svg:height="6.981297in" draw:z-index="0">
<draw:image xlink:href="../Images/AРМІЯINFORM/2023-04-18T43-00-00-04-00/967fefcc-9253-4931-8485-5c7102beb94c-scaled.jpg" xlink:type="simple" xlink:show="embed" xlink:actuate="onLoad" draw:mime-type="image/jpeg"/>
</draw:frame>
The total combat loss of the enemy from 24.02.22 to 18.04.23 will be orientated:</text:p>
      <text:p text:style-name="P4">
<text:span text:style-name="T4">
<text:span text:style-name="T5">
 Personnel - </text:span>
* 183130(+470)persons eliminated</text:span>
<text:span text:style-name="T5">
 tanks - </text:span>
<text:span text:style-name="T5">
 3661(+1)</text:span>
<text:span text:style-name="T4">
 combat armored vehicles - </text:span>
 7098(+11)<text:span text:style-name="T4">
<text:span text:style-name="T5">
 Artillery Systems - </text:span>
<text:span text:style-name="T5">
 2810(+6)</text:span>
 </text:span>
 RSZV - <text:span text:style-name="T4">
 538(0)</text:span>
<text:span text:style-name="T5">
 air defense means - </text:span>
<text:span text:style-name="T5">
 285(0)</text:span>
<text:span text:style-name="T4">
 aircraft - </text:span>
 308(0)<text:span text:style-name="T4">
<text:span text:style-name="T5">
 helicopters - </text:span>
* 293(0)</text:span>
<text:span text:style-name="T5">
 UAV Operative-tactical level-</text:span>
<text:span text:style-name="T5">
 2353(+6)</text:span>
<text:span text:style-name="T4">
 Winged missiles - </text:span>
 911(0)<text:span text:style-name="T4">
<text:span text:style-name="T5">
 ships / boats - </text:span>
* 18(0)</text:span>
<text:span text:style-name="T5">
 Automobile equipment and tanks - </text:span>
<text:span text:style-name="T5">
 5676(+4)</text:span>
<text:span text:style-name="T4">
 SPECIAL TECHANGE - </text:span>
 330(+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8.04.23.</text:p>
      <text:p text:style-name="P4">
News Source: <text:a xlink:type="simple" xlink:href="https://armyinform.com.ua/2023/04/18/syly-oborony-likviduvaly-majzhe-500-okupantiv-znyshhyly-6-artsystem-ta-11-bbm/" text:style-name="Internet_20_link" text:visited-style-name="Visited_20_Internet_20_Link">
https://armyinform.com.ua/2023/04/18/syly-oborony-likviduvaly-majzhe-500-okupantiv-znyshhyly-6-artsystem-ta-11-bbm/</text:a>
</text:p>
      <!--NEWS-->
      <text:h text:style-name="P10" text:outline-level="1">
<text:span text:style-name="T4">
On the eve of the next "Ramstay" there was a conversation of the Ministers of Defense of Ukraine and the United States</text:span>
</text:h>
      <text:p text:style-name="P4">
Author: ['АРМІЯINFORM']</text:p>
      <text:p text:style-name="P4">
Time: 2023-04-18T44:00:00-04:00</text:p>
      <text:p text:style-name="P4">
Description: The US defense of the United States Lloyd Ostin was emerged by the defense of Ukraine Oleksay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199c8be-2962-4619-8cf0-a0ef732649e2_w1080_h608.jpg" text:style-name="Internet_20_link" text:visited-style-name="Visited_20_Internet_20_Link">
c199c8be-2962-4619-8cf0-a0ef732649e2_w1080_h608.jpg</text:a>
']</text:p>
      <text:p text:style-name="P4">
Tags: ['ЛЛОЙД ОСТІН', 'МІНІСТР ОБОРОНИ УКРАЇНИ ОЛЕКСІЙ РЕЗНІКОВ', 'РАМШТАЙН']</text:p>
      <text:p text:style-name="P4">
Category: News</text:p>
      <!--METADATA-->
      <text:p text:style-name="P4">
<draw:frame draw:style-name="fr1" draw:name="Image298" text:anchor-type="as-char" svg:width="6.9236in" svg:height="3.89773in" draw:z-index="0">
<draw:image xlink:href="../Images/AРМІЯINFORM/2023-04-18T44-00-00-04-00/c199c8be-2962-4619-8cf0-a0ef732649e2_w1080_h608.jpg" xlink:type="simple" xlink:show="embed" xlink:actuate="onLoad" draw:mime-type="image/jpeg"/>
</draw:frame>
US Defense Minister Lloyd Austin spoke with the Minister of Defense of Ukraine by the Talekhi Reznikov to discuss priorities on the eve of the meeting of the contact group on Defense of Ukraine, which <text:a xlink:type="simple" xlink:href="https://armyinform.com.ua/2023/04/14/stala-vidoma-data-nastupnoyi-zustrichi-kontaktnoyi-grupy-z-pytan-oborony-ukrayiny-u-formati-ramshtajn/" text:style-name="Internet_20_link" text:visited-style-name="Visited_20_Internet_20_Link">
will take place</text:a>
This week at Ramstein Air Base in Germany.</text:p>
      <text:p text:style-name="P4">
About it <text:a xlink:type="simple" xlink:href="https://www.defense.gov/News/Releases/Release/Article/3365295/readout-of-secretary-of-defense-lloyd-j-austin-iiis-call-with-ukrainian-ministe/" text:style-name="Internet_20_link" text:visited-style-name="Visited_20_Internet_20_Link">
reports</text:a>
Pentagon press service.</text:p>
      <text:p text:style-name="P4">
The meeting in Ramstin will celebrate the year after Lloyd Austin has split the contact group to coordinate security assistance, which has innovated about fifty countries in support of Ukraine.</text:p>
      <text:p text:style-name="P4">
Both leaders promised to maintain close contact.</text:p>
      <text:p text:style-name="P4">
News Source: <text:a xlink:type="simple" xlink:href="https://armyinform.com.ua/2023/04/18/naperedodni-chergovogo-ramshtajnu-vidbulasya-rozmova-ministriv-oborony-ukrayiny-ta-ssha/" text:style-name="Internet_20_link" text:visited-style-name="Visited_20_Internet_20_Link">
https://armyinform.com.ua/2023/04/18/naperedodni-chergovogo-ramshtajnu-vidbulasya-rozmova-ministriv-oborony-ukrayiny-ta-ssha/</text:a>
</text:p>
      <!--NEWS-->
      <text:h text:style-name="P10" text:outline-level="1">
<text:span text:style-name="T4">
Poland will help investigate genocide cases in Ukraine</text:span>
</text:h>
      <text:p text:style-name="P4">
Author: ['АРМІЯINFORM']</text:p>
      <text:p text:style-name="P4">
Time: 2023-04-18T45:00:00-04:00</text:p>
      <text:p text:style-name="P4">
Description: The prosecutor’s office of Polish is a pre -time Rossldavati Vipado genocide, PID HAC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ukrpol-26922.jpg" text:style-name="Internet_20_link" text:visited-style-name="Visited_20_Internet_20_Link">
ukrpol-26922.jpg</text:a>
']</text:p>
      <text:p text:style-name="P4">
Tags: ['STOPRUSSIA', 'ВІЙСЬКОВІ ПРОКУРОРИ', 'ГЕНОЦИД', 'ПОЛЬЩА']</text:p>
      <text:p text:style-name="P4">
Category: News</text:p>
      <!--METADATA-->
      <text:p text:style-name="P4">
<draw:frame draw:style-name="fr1" draw:name="Image299" text:anchor-type="as-char" svg:width="6.9236in" svg:height="3.893308in" draw:z-index="0">
<draw:image xlink:href="../Images/AРМІЯINFORM/2023-04-18T45-00-00-04-00/ukrpol-26922.jpg" xlink:type="simple" xlink:show="embed" xlink:actuate="onLoad" draw:mime-type="image/jpeg"/>
</draw:frame>
The National Prosecutor's Office of Poland will help to investigate the cases of genocide, which has occurred during the invaders of Russia against Ukraine.</text:p>
      <text:p text:style-name="P4">
About it <text:a xlink:type="simple" xlink:href="https://www.gov.pl/web/prokuratura-krajowa/miedzynarodowy-zespol-sledczy-jit-bedzie-badal-przypadki-ludobojstwa-w-zwiazku-z-napascia-rosji-na-ukraine" text:style-name="Internet_20_link" text:visited-style-name="Visited_20_Internet_20_Link">
reports</text:a>
The National Prosecutor's Office of Poland, as a result of the meeting of the members of the joint investigative group on investigation of difficult international rays in Ukraine.</text:p>
      <text:p text:style-name="P4">
The National Prosecutor of Poland Dariusz Barski signed an agreement in Vilnius, according to a joint investigative group for investigating serious international crimes in Ukraine(JIT)Genocide will be investigated that may occur or occur with Russia's attack on Ukraine.</text:p>
      <text:p text:style-name="P4">
“In the framework of the Polish Prosecutor's Office, the case is investigated by the investigative group within the Ovid Prosecutors of the Mazowietsky Department of Combating Organized Crime by the Cutation of the National Prosecutor's Office in Warsaw, the staff of the Agency Security and Police. The Polish investigation in the case of Russian aggression opposite Ukraine was opened on February 28, 2022, ”the message reads.</text:p>
      <text:p text:style-name="P4">
It is noted that the Polish prosecutors support constant contact with the Ukrainian Prosecutor's Office and other members of the joint international investigative group. The results of the work of the team members of the team are discussed.</text:p>
      <text:p text:style-name="P4">
News Source: <text:a xlink:type="simple" xlink:href="https://armyinform.com.ua/2023/04/18/polshha-dopomozhe-rozsliduvaty-vypadky-genoczydu-v-ukrayini/" text:style-name="Internet_20_link" text:visited-style-name="Visited_20_Internet_20_Link">
https://armyinform.com.ua/2023/04/18/polshha-dopomozhe-rozsliduvaty-vypadky-genoczydu-v-ukrayini/</text:a>
</text:p>
      <!--NEWS-->
      <text:h text:style-name="P10" text:outline-level="1">
<text:span text:style-name="T4">
In Ukraine a moment of silence</text:span>
</text:h>
      <text:p text:style-name="P4">
Author: ['АРМІЯINFORM']</text:p>
      <text:p text:style-name="P4">
Time: 2023-04-18T4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00" text:anchor-type="as-char" svg:width="6.9236in" svg:height="3.895992in" draw:z-index="0">
<draw:image xlink:href="../Images/AРМІЯINFORM/2023-04-18T46-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8/v-ukrayini-hvylyna-movchannya/" text:style-name="Internet_20_link" text:visited-style-name="Visited_20_Internet_20_Link">
https://armyinform.com.ua/2023/04/18/v-ukrayini-hvylyna-movchannya/</text:a>
</text:p>
      <!--NEWS-->
      <text:h text:style-name="P10" text:outline-level="1">
<text:span text:style-name="T4">
In Kupyansk and Liman directions, the occupiers tried to take offensive actions, but unsuccessfully - Alexander Sirsky</text:span>
</text:h>
      <text:p text:style-name="P4">
Author: ['АРМІЯINFORM']</text:p>
      <text:p text:style-name="P4">
Time: 2023-04-18T47:00:00-04:00</text:p>
      <text:p text:style-name="P4">
Description: The enemy leads the advancing at Kilkokh Light. Ale on Bilshosti - Vorozhі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4/photo_5328007231515509458_y.jpg" text:style-name="Internet_20_link" text:visited-style-name="Visited_20_Internet_20_Link">
photo_5328007231515509458_y.jpg</text:a>
']</text:p>
      <text:p text:style-name="P4">
Tags: ['MILITARY MEDIA CENTER', 'STOPRUSSIA', 'ВТОРГНЕННЯ РФ', 'ОЛЕКСАНДР СИРСЬКИЙ']</text:p>
      <text:p text:style-name="P4">
Category: News</text:p>
      <!--METADATA-->
      <text:p text:style-name="P4">
<draw:frame draw:style-name="fr1" draw:name="Image301" text:anchor-type="as-char" svg:width="6.9236in" svg:height="4.32725in" draw:z-index="0">
<draw:image xlink:href="../Images/AРМІЯINFORM/2023-04-18T47-00-00-04-00/photo_5328007231515509458_y.jpg" xlink:type="simple" xlink:show="embed" xlink:actuate="onLoad" draw:mime-type="image/jpeg"/>
</draw:frame>
The enemy leads offensive actions in several directions at a time. But the hostile actions are unsuccessful.</text:p>
      <text:p text:style-name="P4">
This was emphasized by the commander of the Land Forces of the Armed Forces of Ukraine, Colonel-General Alexander Sirsky, <text:a xlink:type="simple" xlink:href="https://t.me/militarymediacenter/1732" text:style-name="Internet_20_link" text:visited-style-name="Visited_20_Internet_20_Link">
informs</text:a>
Military Media Center.</text:p>
      <text:p text:style-name="P4">
"Despite the high activity of the enemy, our fighters manage to restrain it forward and cause significant losses," he said.</text:p>
      <text:p text:style-name="P4">
Yes, <text:span text:style-name="T4">
 In the Kupyansk direction </text:span>
 there were attempts by the enemy to lead the next, but thanks to the apt fire of our artillery, the enemy units succeeded in the escape without even getting the turn of the transition to the attack.</text:p>
      <text:p text:style-name="P4">
<text:span text:style-name="T4">
 In the Liman direction </text:span>
 the enemy's actions were also unsuccessful.</text:p>
      <text:p text:style-name="P4">
"All attempts by the enemy to take offensive actions were broken through the stability of our position and the courage of the soldiers," added the commander of the Land Forces of Armed Forces.</text:p>
      <text:p text:style-name="P4">
However, according to Colonel-General Alexander Sirsky, the epicenter of the fighting remains the Bakhmut direction.</text:p>
      <text:p text:style-name="P4">
“There the enemy focuses on his greatest efforts and does not leave the purpose to take control at any cost. Currently, the enemy increases the activity of heavy -scale artillery and the number of aviation blows, turning the city into a ruin. Together, our fighters cause significant losses to the enemy and inhibitly inhibit his successful action. Bakhmut fighting is ongoing, ”he said.</text:p>
      <text:p text:style-name="P4">
The situation is now controlled.</text:p>
      <text:p text:style-name="P4">
News Source: <text:a xlink:type="simple" xlink:href="https://armyinform.com.ua/2023/04/18/na-kupyanskomu-ta-lymanskomu-napryamkah-okupanty-namagalys-vesty-nastupalni-diyi-ale-bezuspishno-oleksandr-syrskyj/" text:style-name="Internet_20_link" text:visited-style-name="Visited_20_Internet_20_Link">
https://armyinform.com.ua/2023/04/18/na-kupyanskomu-ta-lymanskomu-napryamkah-okupanty-namagalys-vesty-nastupalni-diyi-ale-bezuspishno-oleksandr-syrskyj/</text:a>
</text:p>
      <!--NEWS-->
      <text:h text:style-name="P10" text:outline-level="1">
<text:span text:style-name="T4">
Ukraine and the United States are working on the mechanisms of arrest of foreign assets of PEC "Wagner" - Prosecutor General</text:span>
</text:h>
      <text:p text:style-name="P4">
Author: ['АРМІЯINFORM']</text:p>
      <text:p text:style-name="P4">
Time: 2023-04-18T48:00:00-04:00</text:p>
      <text:p text:style-name="P4">
Description: The General Prosecutor Andriy Kostіn has itching for the United States, the General Prosecutor and the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g-9436-scaled.jpg" text:style-name="Internet_20_link" text:visited-style-name="Visited_20_Internet_20_Link">
img-9436-scaled.jpg</text:a>
']</text:p>
      <text:p text:style-name="P4">
Tags: ['АНДРІЙ КОСТІН', 'ГААГА', 'ОФІС ГЕНЕРАЛЬНОГО ПРОКУРОРА УКРАЇНИ', 'ПВК "ВАГНЕР"', 'САНКЦІЇ']</text:p>
      <text:p text:style-name="P4">
Category: News</text:p>
      <!--METADATA-->
      <text:p text:style-name="P4">
<draw:frame draw:style-name="fr1" draw:name="Image302" text:anchor-type="as-char" svg:width="6.9236in" svg:height="4.806132in" draw:z-index="0">
<draw:image xlink:href="../Images/AРМІЯINFORM/2023-04-18T48-00-00-04-00/img-9436-scaled.jpg" xlink:type="simple" xlink:show="embed" xlink:actuate="onLoad" draw:mime-type="image/jpeg"/>
</draw:frame>
As part of a working visit to the United States, Prosecutor General Andriy Kostin met with US generational prosecutor Merrick Garland.</text:p>
      <text:p text:style-name="P4">
About it <text:a xlink:type="simple" xlink:href="https://gp.gov.ua/ua/posts/andrii-kostin-nas-obovyazok-pozbaviti-zlocinnu-organizaciyu-pvk-vagner-resursiv-dlya-finansuvannya-boiovix-dii-v-ukrayini" text:style-name="Internet_20_link" text:visited-style-name="Visited_20_Internet_20_Link">
reports</text:a>
Office of the Prosecutor General of Ukraine.</text:p>
      <text:p text:style-name="P4">
Andriy Kostin thanked Mr. Merrick Garlland and colleagues from the US Ministry for supporting Ukraine's initiatives for the development of global networking and assistance in investigating and prosecuting military crimes.</text:p>
      <text:p text:style-name="P4">
"Ukraine and the United States are united by a common purpose - to ensure all -in -law responsibility for international crimes committed by Russian troops in Ukraine," Andrei Kostin stated.</text:p>
      <text:p text:style-name="P4">
The parties discussed the work and the following common steps.</text:p>
      <text:p text:style-name="P4">
“We sincerely congratulate the FBI's cooperation and the decision of the US Ministry of Justice to appoint a legal advisor on legal issues in Kiev. Also among our priorities are the acting of efforts to hold the Wagner Group "International Crimes", - Andrei Kostin said.</text:p>
      <text:p text:style-name="P4">
The Prosecutor General has informed that Ukrainian prosecutors, together with American officers, are working on the mechanisms of arrest of foreign assets of the so -called Wagner PEC.</text:p>
      <text:p text:style-name="P4">
"Our duty is to deprive this criminal organization of resources for financing for faith in Ukraine and a further blasting of peace and security in the world," said Andrei Kostin.</text:p>
      <text:p text:style-name="P4">
News Source: <text:a xlink:type="simple" xlink:href="https://armyinform.com.ua/2023/04/18/ukrayina-ta-ssha-praczyuyut-nad-mehanizmamy-areshtu-zakordonnyh-aktyviv-pvk-vagner-genprokuror/" text:style-name="Internet_20_link" text:visited-style-name="Visited_20_Internet_20_Link">
https://armyinform.com.ua/2023/04/18/ukrayina-ta-ssha-praczyuyut-nad-mehanizmamy-areshtu-zakordonnyh-aktyviv-pvk-vagner-genprokuror/</text:a>
</text:p>
      <!--NEWS-->
      <text:h text:style-name="P10" text:outline-level="1">
<text:span text:style-name="T4">
The winter-spring offensive of the Russian Federation failed and went to defense-Kirill Budanov</text:span>
</text:h>
      <text:p text:style-name="P4">
Author: ['АРМІЯINFORM']</text:p>
      <text:p text:style-name="P4">
Time: 2023-04-18T49:00:00-04:00</text:p>
      <text:p text:style-name="P4">
Description: Wintering and weapons of Rosiyan Office 31 birch 2023 Rock, stinks went to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820609.jpg" text:style-name="Internet_20_link" text:visited-style-name="Visited_20_Internet_20_Link">
2820609.jpg</text:a>
']</text:p>
      <text:p text:style-name="P4">
Tags: ['STOPRUSSIA', 'АГРЕСІЯ РФ', 'ГУР МО УКРАЇНИ', 'КИРИЛО БУДАНОВ']</text:p>
      <text:p text:style-name="P4">
Category: News</text:p>
      <!--METADATA-->
      <text:p text:style-name="P4">
<draw:frame draw:style-name="fr1" draw:name="Image303" text:anchor-type="as-char" svg:width="6.9236in" svg:height="4.369813in" draw:z-index="0">
<draw:image xlink:href="../Images/AРМІЯINFORM/2023-04-18T49-00-00-04-00/2820609.jpg" xlink:type="simple" xlink:show="embed" xlink:actuate="onLoad" draw:mime-type="image/jpeg"/>
</draw:frame>
The winter and spring offensive of the Russians officially fell on March 31, 2023, they turned to defense.</text:p>
      <text:p text:style-name="P4">
About it <text:a xlink:type="simple" xlink:href="https://gur.gov.ua/content/zymovo-vesnianyi-nastup-rf-provalyla-ta-pereishla-do-oborony.html" text:style-name="Internet_20_link" text:visited-style-name="Visited_20_Internet_20_Link">
stated</text:a>
Head of GRU of Ukraine of Ukraine General-General Budanov.</text:p>
      <text:p text:style-name="P4">
“On March 31, 2023, another attempt of the Russian offensive, so-called winter and spring failed. They were to enter the administrative border of the Donetsk Talugansk region. Again, this is not even a fifth attempt. And in the near future it will not be, ” - said the head of Ukraine.</text:p>
      <text:p text:style-name="P4">
In addition, Major General Kirill Budanov reported that Russia had passed a pre-strategic defense operation, its task is to keep the captured territories, disrupting the Ukrainian offensive on their liberation.</text:p>
      <text:p text:style-name="P4">
“There are two districts. The first is the attempt to capture Bakhmut. It should also be frankly scattered that they are almost conquering Bakhmut, according to their personalities, from June 2022. The calendar year will soon be. There the situation is complex, but still Bakhmut was standing and standing.</text:p>
      <text:p text:style-name="P4">
The second is an attempt to conduct Avdiivka's semi -reflection on the north, there is the main front of Marinka, in principle, attempting to take an active action there. Here is Ivs. The rest of the line is in defense, ” - summed up the head of the GUR of the Ministry of Defense of Ukraine.</text:p>
      <text:p text:style-name="P4">
News Source: <text:a xlink:type="simple" xlink:href="https://armyinform.com.ua/2023/04/18/zymovo-vesnyanyj-nastup-rf-provalyla-ta-perejshla-do-oborony-nachalnyk-gur-mou/" text:style-name="Internet_20_link" text:visited-style-name="Visited_20_Internet_20_Link">
https://armyinform.com.ua/2023/04/18/zymovo-vesnyanyj-nastup-rf-provalyla-ta-perejshla-do-oborony-nachalnyk-gur-mou/</text:a>
</text:p>
      <!--NEWS-->
      <text:h text:style-name="P10" text:outline-level="1">
<text:span text:style-name="T4">
The meeting of the US and Britain's defense ministers - discussed the ways of supporting Ukraine</text:span>
</text:h>
      <text:p text:style-name="P4">
Author: ['АРМІЯINFORM']</text:p>
      <text:p text:style-name="P4">
Time: 2023-04-18T50:00:00-04:00</text:p>
      <text:p text:style-name="P4">
Description: The Pentagon of the Dvoranthiych Miniger defending US defending Lloyd Ostina Zustri Zustrom ... War with Ukraine 2022, War with Ukraine Latest news today,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ustin_wallace.jpg" text:style-name="Internet_20_link" text:visited-style-name="Visited_20_Internet_20_Link">
austin_wallace.jpg</text:a>
']</text:p>
      <text:p text:style-name="P4">
Tags: ['STOPRUSSIA', 'АГРЕСІЯ РФ', 'ВЕЛИКА БРИТАНІЯ', 'СВІТ ПІДТРИМУЄ УКРАЇНУ', 'США']</text:p>
      <text:p text:style-name="P4">
Category: News</text:p>
      <!--METADATA-->
      <text:p text:style-name="P4">
<draw:frame draw:style-name="fr1" draw:name="Image304" text:anchor-type="as-char" svg:width="6.9236in" svg:height="3.894525in" draw:z-index="0">
<draw:image xlink:href="../Images/AРМІЯINFORM/2023-04-18T50-00-00-04-00/austin_wallace.jpg" xlink:type="simple" xlink:show="embed" xlink:actuate="onLoad" draw:mime-type="image/jpeg"/>
</draw:frame>
The Pentagon held a bilateral meeting of US Secretary of Defense Lloyd Austin by a change in the UK's defense by Ben Wallace.</text:p>
      <text:p text:style-name="P4">
Details of conversation <text:a xlink:type="simple" xlink:href="https://www.defense.gov/News/Releases/Release/Article/3365437/readout-of-secretary-of-defense-lloyd-j-austin-iiis-bilateral-meeting-with-uk-s/" text:style-name="Internet_20_link" text:visited-style-name="Visited_20_Internet_20_Link">
shared</text:a>
Pentagon Pentagon Brigadna General Pet Ryder.</text:p>
      <text:p text:style-name="P4">
Other issues of defense agencies discussed the importance of current work in support of Ukraine, in particular by providing assistance in the field of security, as Russia continues a brutal and unprovoked war.</text:p>
      <text:p text:style-name="P4">
Leaders are looking forward to re -<text:a xlink:type="simple" xlink:href="https://armyinform.com.ua/2023/04/14/stala-vidoma-data-nastupnoyi-zustrichi-kontaktnoyi-grupy-z-pytan-oborony-ukrayiny-u-formati-ramshtajn/" text:style-name="Internet_20_link" text:visited-style-name="Visited_20_Internet_20_Link">
meeting</text:a>
This week, as part of the Contact Group on Defense of Ukraine and the continuation of special relations between the United States and the United Kingdom.</text:p>
      <text:p text:style-name="P4">
News Source: <text:a xlink:type="simple" xlink:href="https://armyinform.com.ua/2023/04/18/vidbulasya-zustrich-ministriv-oborony-ssha-ta-brytaniyi-obgovoryly-shlyahy-pidtrymky-ukrayiny/" text:style-name="Internet_20_link" text:visited-style-name="Visited_20_Internet_20_Link">
https://armyinform.com.ua/2023/04/18/vidbulasya-zustrich-ministriv-oborony-ssha-ta-brytaniyi-obgovoryly-shlyahy-pidtrymky-ukrayiny/</text:a>
</text:p>
      <!--NEWS-->
      <text:h text:style-name="P10" text:outline-level="1">
<text:span text:style-name="T4">
During the day, rescuers have almost two hundred times left to eliminate the consequences of enemy shelling</text:span>
</text:h>
      <text:p text:style-name="P4">
Author: ['АРМІЯINFORM']</text:p>
      <text:p text:style-name="P4">
Time: 2023-04-18T51:00:00-04:00</text:p>
      <text:p text:style-name="P4">
Description: Lent out, 17 kvіnynya, the Holder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5" text:anchor-type="as-char" svg:width="6.9236in" svg:height="4.592655in" draw:z-index="0">
<draw:image xlink:href="../Images/AРМІЯINFORM/2023-04-18T51-00-00-04-00/ac9232d099cb3d54f7d73ef2deca81a2_l.jpg" xlink:type="simple" xlink:show="embed" xlink:actuate="onLoad" draw:mime-type="image/jpeg"/>
</draw:frame>
Illustrative photo</text:p>
      <text:p text:style-name="P4">
During the last day, <text:span text:style-name="T4">
 April 17, </text:span>
 Divisions of the Civil Service of Ukraine of Uncertain Situations <text:span text:style-name="T4">
 173 departures </text:span>
 to eliminate the consequences of the occupants of settlements and infrastructure. 5 fires were eliminated. Psychological assistance was provided to 259 people.</text:p>
      <text:p text:style-name="P4">
This is stated in <text:a xlink:type="simple" xlink:href="https://dsns.gov.ua/uk/news/nadzvicaini-podiyi/operativna-informaciia-dsns-shhodo-naslidkiv-vedennia-boiovix-dii-rosiiskoiu-federacijeiu-130" text:style-name="Internet_20_link" text:visited-style-name="Visited_20_Internet_20_Link">
message</text:a>
SES of Ukraine.</text:p>
      <text:p text:style-name="P4">
Since the beginning of the war, 89 663 departures for the elimination of the consequences of shelling have been made, 14 306 fires have been liquidated, 3,999 people were rescued, psychological assistance was provided210 to 489 persons.</text:p>
      <text:p text:style-name="P4">
News Source: <text:a xlink:type="simple" xlink:href="https://armyinform.com.ua/2023/04/18/za-dobu-ryatuvalnyky-majzhe-dvisti-raziv-vyyizhdzhaly-na-likvidacziyu-naslidkiv-vorozhyh-obstriliv-5/" text:style-name="Internet_20_link" text:visited-style-name="Visited_20_Internet_20_Link">
https://armyinform.com.ua/2023/04/18/za-dobu-ryatuvalnyky-majzhe-dvisti-raziv-vyyizhdzhaly-na-likvidacziyu-naslidkiv-vorozhyh-obstriliv-5/</text:a>
</text:p>
      <!--NEWS-->
      <text:h text:style-name="P10" text:outline-level="1">
<text:span text:style-name="T4">
Military became the first in Ukraine to whom the bone prosthesis was implanted</text:span>
</text:h>
      <text:p text:style-name="P4">
Author: ['АРМІЯINFORM']</text:p>
      <text:p text:style-name="P4">
Time: 2023-04-18T52:00:00-04:00</text:p>
      <text:p text:style-name="P4">
Description: In Ukrainian, the Medich Opensni Lvov was ahead of the appraisal Osteointegraziyah .... The war with Ukraine 2022, the war with Ukraine is the latest news today, the war with Ukraine 2022 is the last for today, whether there will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1743270_1299087354010859_1164969793528836377_n.jpg" text:style-name="Internet_20_link" text:visited-style-name="Visited_20_Internet_20_Link">
341743270_1299087354010859_1164969793528836377_n.jpg</text:a>
']</text:p>
      <text:p text:style-name="P4">
Tags: ['АГРЕСІЯ РФ', 'ІМПЛАНТАЦІЯ ПРОТЕЗА В КІСТКУ', 'МОЗ', 'ОСТЕОІНТЕГРАЦІЙНЕ ПРОТЕЗУВАННЯ']</text:p>
      <text:p text:style-name="P4">
Category: News</text:p>
      <!--METADATA-->
      <text:p text:style-name="P4">
<draw:frame draw:style-name="fr1" draw:name="Image306" text:anchor-type="as-char" svg:width="6.9236in" svg:height="4.615733in" draw:z-index="0">
<draw:image xlink:href="../Images/AРМІЯINFORM/2023-04-18T52-00-00-04-00/341743270_1299087354010859_1164969793528836377_n.jpg" xlink:type="simple" xlink:show="embed" xlink:actuate="onLoad" draw:mime-type="image/jpeg"/>
</draw:frame>
In Ukraine, at the medical association of Lviv, osteointegration prosthetics were first performed. The first patient of such surgery was the 56-year-old veteran-Ukrainian war, the captain of the Armed Forces Igor Krupnov, who in the fall of the last year during the performance of a combat mission together with his brothers on a car was on a mine. As a result, the man lost both legs.</text:p>
      <text:p text:style-name="P4">
About it <text:a xlink:type="simple" xlink:href="https://www.facebook.com/moz.ukr/posts/pfbid02M7PZz8ZVysApN4eR4v1o7y41Dt3KSmyDmmcq11Ld2ntY4tTjvJeWrGETFYVqdFVEl" text:style-name="Internet_20_link" text:visited-style-name="Visited_20_Internet_20_Link">
reports</text:a>
Ministry of Health of Ukraine.</text:p>
      <text:p text:style-name="P4">
Implantation of the prosthesis into the bone is especially relevant for people who have lost both alts, because it is difficult to use classical prostheses to them and often painful. The interference of osteointegration prosthetics to take the first steps on implanted prosthesis on the second day after surgery and fully walk - for months.</text:p>
      <text:p text:style-name="P4">
“This and three other osteointegrating operations by Ukrainian doctors helped do one of the world's leading specialists-the Australian orthopedic traumatologmune al Muderis. His account is already about 1,500 transactions!” - It is a test.</text:p>
      <text:p text:style-name="P4">
News Source: <text:a xlink:type="simple" xlink:href="https://armyinform.com.ua/2023/04/18/vijskovyj-stav-pershym-v-ukrayini-komu-implantuvaly-protez-v-kistku/" text:style-name="Internet_20_link" text:visited-style-name="Visited_20_Internet_20_Link">
https://armyinform.com.ua/2023/04/18/vijskovyj-stav-pershym-v-ukrayini-komu-implantuvaly-protez-v-kistku/</text:a>
</text:p>
      <!--NEWS-->
      <text:h text:style-name="P10" text:outline-level="1">
<text:span text:style-name="T4">
The enemy continues to terrorize Kherson region, attaches industry objects - Natalia Humeniuk</text:span>
</text:h>
      <text:p text:style-name="P4">
Author: ['Анастасія Олехнович']</text:p>
      <text:p text:style-name="P4">
Time: 2023-04-18T53:00:00-04:00</text:p>
      <text:p text:style-name="P4">
Description: The yak was piled up the hour of the television maraphon of the Kerivnitsa of the Op'dna Coordina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7_20-e1681803006725.jpg" text:style-name="Internet_20_link" text:visited-style-name="Visited_20_Internet_20_Link">
67_20-e1681803006725.jpg</text:a>
']</text:p>
      <text:p text:style-name="P4">
Tags: ['НАТАЛІЯ ГУМЕНЮК']</text:p>
      <text:p text:style-name="P4">
Category: News</text:p>
      <!--METADATA-->
      <text:p text:style-name="P4">
<draw:frame draw:style-name="fr1" draw:name="Image307" text:anchor-type="as-char" svg:width="6.9236in" svg:height="4.413795in" draw:z-index="0">
<draw:image xlink:href="../Images/AРМІЯINFORM/2023-04-18T53-00-00-04-00/67_20-e1681803006725.jpg" xlink:type="simple" xlink:show="embed" xlink:actuate="onLoad" draw:mime-type="image/jpeg"/>
</draw:frame>
According to Natalia Humeniuk, the head of the united coordination press center during the television marathon, is enemy methodically attacked the objects of the Kherson region.</text:p>
      <ul>
        <li>
The greatest threat is from the air. The enemy applies both tactical aviation, and Judar drones. At night, the Berislav district was attacked, the cabin flew again, the industrial capacity of the region was injured again. Fortunately, there were desert victims. The enemy attacked the Snigur community at night, and the object of industry was injured again. People have not been injured, but they are not occupied that it is impossible to lose vigilance in any case.</li>
      </ul>
      <text:p text:style-name="P4">
Despite constant attacks, the region tries to revive after occupation. NataliaGumeniuk noted that the activity of people in the fields does not always meet the safety components, which, unfortunately, leads to victims.</text:p>
      <ul>
        <li>
Yesterday in Beryslav region there was a blasting of the tractor. People, without waiting for the work of the persons, went out to work on the field.</li>
      </ul>
      <text:p text:style-name="P4">
Natalia Humeniuk explained that the active defense of the enemy on the left bank of the Kherson region is observed, the occupiers are occupied by engineering mobes of defense border, and the areas that may be hazardous to them.</text:p>
      <text:p text:style-name="P4">
News Source: <text:a xlink:type="simple" xlink:href="https://armyinform.com.ua/2023/04/18/vorog-prodovzhuye-teroryzuvaty-hersonshhynu-atakuye-obyekty-promyslovosti-nataliya-gumenyuk/" text:style-name="Internet_20_link" text:visited-style-name="Visited_20_Internet_20_Link">
https://armyinform.com.ua/2023/04/18/vorog-prodovzhuye-teroryzuvaty-hersonshhynu-atakuye-obyekty-promyslovosti-nataliya-gumenyuk/</text:a>
</text:p>
      <!--NEWS-->
      <text:h text:style-name="P10" text:outline-level="1">
<text:span text:style-name="T4">
Last day Russian troops fired the territory of 8 regions of Ukraine: 3 people were killed, 20 were injured</text:span>
</text:h>
      <text:p text:style-name="P4">
Author: ['АРМІЯINFORM']</text:p>
      <text:p text:style-name="P4">
Time: 2023-04-18T54:00:00-04:00</text:p>
      <text:p text:style-name="P4">
Description: The last passes of Rosiyski Vіsyska fired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28007231515509541_y.jpg" text:style-name="Internet_20_link" text:visited-style-name="Visited_20_Internet_20_Link">
photo_5328007231515509541_y.jpg</text:a>
']</text:p>
      <text:p text:style-name="P4">
Tags: ['MILITARY MEDIA CENTER', 'ВОРОЖІ ОБСТРІЛИ']</text:p>
      <text:p text:style-name="P4">
Category: News</text:p>
      <!--METADATA-->
      <text:p text:style-name="P4">
<draw:frame draw:style-name="fr1" draw:name="Image308" text:anchor-type="as-char" svg:width="6.9236in" svg:height="4.88441in" draw:z-index="0">
<draw:image xlink:href="../Images/AРМІЯINFORM/2023-04-18T54-00-00-04-00/photo_5328007231515509541_y.jpg" xlink:type="simple" xlink:show="embed" xlink:actuate="onLoad" draw:mime-type="image/jpeg"/>
</draw:frame>
During the last day, Russian troops fired at the territory of 8 regions of Ukraine.</text:p>
      <text:p text:style-name="P4">
About it <text:a xlink:type="simple" xlink:href="https://t.me/militarymediacenter/1733" text:style-name="Internet_20_link" text:visited-style-name="Visited_20_Internet_20_Link">
reports</text:a>
Military Madiacenter.</text:p>
      <text:p text:style-name="P4">
“In general from different types of weapons(Rifle weapons, mortars, artillery, RSZV, S-300 ZRC, Khlata Rocket "X-31", UAV, tactical aviation)The implementation of 108 settlements, confirmed the lesion of 84 object -infrastructure, ”the message reads.</text:p>
      <text:p text:style-name="P4">
According to preliminary information, 3 persons were killed, 20 people were injured.</text:p>
      <text:p text:style-name="P4">
News Source: <text:a xlink:type="simple" xlink:href="https://armyinform.com.ua/2023/04/18/mynuloyi-doby-rosijski-vijska-obstrilyaly-terytoriyu-8-oblastej-ukrayiny-zagynulo-3-osoby-20-poraneno/" text:style-name="Internet_20_link" text:visited-style-name="Visited_20_Internet_20_Link">
https://armyinform.com.ua/2023/04/18/mynuloyi-doby-rosijski-vijska-obstrilyaly-terytoriyu-8-oblastej-ukrayiny-zagynulo-3-osoby-20-poraneno/</text:a>
</text:p>
      <!--NEWS-->
      <text:h text:style-name="P10" text:outline-level="1">
<text:span text:style-name="T4">
On the Martial Devision in the Black Sea are three rocket carriers</text:span>
</text:h>
      <text:p text:style-name="P4">
Author: ['Анастасія Олехнович']</text:p>
      <text:p text:style-name="P4">
Time: 2023-04-18T55:00:00-04:00</text:p>
      <text:p text:style-name="P4">
Description: Behind the words of the Kerivnitzi, coordinating presents of the defense forces of Pivnya Ukrainian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НАТАЛІЯ ГУМЕНЮК']</text:p>
      <text:p text:style-name="P4">
Category: News</text:p>
      <!--METADATA-->
      <text:p text:style-name="P4">
<draw:frame draw:style-name="fr1" draw:name="Image309" text:anchor-type="as-char" svg:width="6.9236in" svg:height="4.366107in" draw:z-index="0">
<draw:image xlink:href="../Images/AРМІЯINFORM/2023-04-18T55-00-00-04-00/pidvodnyj-choven-kalibry.jpg" xlink:type="simple" xlink:show="embed" xlink:actuate="onLoad" draw:mime-type="image/jpeg"/>
</draw:frame>
Illustrative photo</text:p>
      <text:p text:style-name="P4">
According to Natalia Humeniuk, the head of the united coordination press center of southern Ukrainian defense forces, the missile hazard is now quite significant. This was reported on TV by the television marathon "One News".</text:p>
      <ul>
        <li>
Yesterday, the enemy increased the number of rocket launchers to three, of which - one premium, two underwater rocket launchers. The total volley of the Caliber missile can be 16 units. Since then, the rocket carriers have not been maneuvered, - Natalia Gumeniuk said. - At the same time, the ship group has decreased a little, now 8 ships, they continue maneuvers in the racket for themselves, hiding behind the Crimea Peninsula, as they understand that the approach of Ukraine's coast can be tragic for them. The enemy ships will resist on such distant as to be able to cause damage, and not to get under the spare.</li>
      </ul>
      <text:p text:style-name="P4">
Natalia Humeniuk has once again emphasized that the alarm signals are to respond quickly.</text:p>
      <ul>
        <li>
Underwater rocket launchers can produce rockets quite imperceptibly for our air defense system, they are detected during the flight.</li>
      </ul>
      <text:p text:style-name="P4">
News Source: <text:a xlink:type="simple" xlink:href="https://armyinform.com.ua/2023/04/18/na-bojovomu-cherguvanni-u-chornomu-mori-perebuvayut-try-raketonosiyi-nataliya-gumenyuk/" text:style-name="Internet_20_link" text:visited-style-name="Visited_20_Internet_20_Link">
https://armyinform.com.ua/2023/04/18/na-bojovomu-cherguvanni-u-chornomu-mori-perebuvayut-try-raketonosiyi-nataliya-gumenyuk/</text:a>
</text:p>
      <!--NEWS-->
      <text:h text:style-name="P10" text:outline-level="1">
<text:span text:style-name="T4">
More than 1400 explosive items have been neutralized per day of Pyrotechnics of SES</text:span>
</text:h>
      <text:p text:style-name="P4">
Author: ['АРМІЯINFORM']</text:p>
      <text:p text:style-name="P4">
Time: 2023-04-18T56:00:00-04:00</text:p>
      <text:p text:style-name="P4">
Description: Lent out, 17 KVITRY, PIRETHRICHICHILELY OF THE HARD WORKS OF WRIT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7277429_689738459494321_7654901804177800015_n.jpg" text:style-name="Internet_20_link" text:visited-style-name="Visited_20_Internet_20_Link">
337277429_689738459494321_7654901804177800015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10" text:anchor-type="as-char" svg:width="6.9236in" svg:height="3.89773in" draw:z-index="0">
<draw:image xlink:href="../Images/AРМІЯINFORM/2023-04-18T56-00-00-04-00/051f0000-0aff-0242-be2f-08da173df50a_w1080_h608.png" xlink:type="simple" xlink:show="embed" xlink:actuate="onLoad" draw:mime-type="image/png"/>
</draw:frame>
Illustrative photo</text:p>
      <text:p text:style-name="P4">
<text:span text:style-name="T4">
 Over the past day, </text:span>
 <text:span text:style-name="T4">
 April 17 </text:span>
 <text:span text:style-name="T4">
, </text:span>
 pyrotechnic units of Ukraine for emergency situations <text:span text:style-name="T4">
 154 times </text:span>
 have been involved in demining tasks.</text:p>
      <text:p text:style-name="P4">
About it _ <text:a xlink:type="simple" xlink:href="https://dsns.gov.ua/uk/news/nadzvicaini-podiyi/operativna-informaciia-shhodo-roboti-pirotexnicnix-pidrozdiliv-dsns-ukrayini-32" text:style-name="Internet_20_link" text:visited-style-name="Visited_20_Internet_20_Link">
reports</text:a>
_ SES of Ukraine.</text:p>
      <text:p text:style-name="P4">
Pyrotechnical units revealed, seized and disposed(cleared)Territory <text:span text:style-name="T4">
 161 GECTOR </text:span>
.</text:p>
      <text:p text:style-name="P4">
Most often pyrotechnic units worked: in the Kharkiv region 16 872 times, Kyiv region - 7454, Donetsk region - 4722, Chernihiv - 4456, Mykolaiv region - 4435, Kherson region - 4189, Sumy region - 1818, Cherkasy region - 1 085.</text:p>
      <text:p text:style-name="P4">
Background: from the beginning of large -scale aggression of the Russian Federation of Ukrainian Pyrotechnical Units of the SES of Ukraine, the Pyrotechnical units of the SES of Ukraine were involved <text:span text:style-name="T4">
 51 208. </text:span>
 to perform the tasks of mine. Disposed of <text:span text:style-name="T4">
 346 899 extinguishing items </text:span>
, including <text:span text:style-name="T4">
 2206 Aviation bombs </text:span>
. Examined(cleared)area of area <text:span text:style-name="T4">
 82 468 hectares </text:span>
.</text:p>
      <text:p text:style-name="P4">
A total of 174 thousand square meters remain. km of potentially dangerous territories, measuring 30% of the total area of the state.</text:p>
      <text:p text:style-name="P4">
<draw:frame draw:style-name="fr1" draw:name="Image311" text:anchor-type="as-char" svg:width="6.9236in" svg:height="5.804039in" draw:z-index="0">
<draw:image xlink:href="../Images/AРМІЯINFORM/2023-04-18T56-00-00-04-00/337277429_689738459494321_7654901804177800015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8/za-dobu-pirotehniky-dsns-zneshkodyly-ponad-1400-vybuhonebezpechnyh-predmetiv/" text:style-name="Internet_20_link" text:visited-style-name="Visited_20_Internet_20_Link">
https://armyinform.com.ua/2023/04/18/za-dobu-pirotehniky-dsns-zneshkodyly-ponad-1400-vybuhonebezpechnyh-predmetiv/</text:a>
</text:p>
      <!--NEWS-->
      <text:h text:style-name="P10" text:outline-level="1">
<text:span text:style-name="T4">
Canada and Britain discussed Ukraine's need for long -term support</text:span>
</text:h>
      <text:p text:style-name="P4">
Author: ['АРМІЯINFORM']</text:p>
      <text:p text:style-name="P4">
Time: 2023-04-18T57:00:00-04:00</text:p>
      <text:p text:style-name="P4">
Description: Great British that Canada drove their positions of the dovgothemimi piditrim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ft1iss4xgaa3suf.jpg" text:style-name="Internet_20_link" text:visited-style-name="Visited_20_Internet_20_Link">
ft1iss4xgaa3suf.jpg</text:a>
']</text:p>
      <text:p text:style-name="P4">
Tags: ['STOPRUSSIA', 'ВЕЛИКА БРИТАНІЯ', 'КАНАДА', 'ПІДТРИМКА УКРАЇНИ']</text:p>
      <text:p text:style-name="P4">
Category: News</text:p>
      <!--METADATA-->
      <text:p text:style-name="P4">
<draw:frame draw:style-name="fr1" draw:name="Image312" text:anchor-type="as-char" svg:width="6.9236in" svg:height="4.615733in" draw:z-index="0">
<draw:image xlink:href="../Images/AРМІЯINFORM/2023-04-18T57-00-00-04-00/ft1iss4xgaa3suf.jpg" xlink:type="simple" xlink:show="embed" xlink:actuate="onLoad" draw:mime-type="image/jpeg"/>
</draw:frame>
The United Kingdom and Canada have agreed on long -term support for Ukraine.</text:p>
      <text:p text:style-name="P4">
About it <text:a xlink:type="simple" xlink:href="https://twitter.com/melaniejoly/status/1647581570310520832" text:style-name="Internet_20_link" text:visited-style-name="Visited_20_Internet_20_Link">
wrote</text:a>
Canada's Foreign Minister Melanie Joly on Twitter.</text:p>
      <text:p text:style-name="P4">
“The G7 ministerial Summit together with the Minister of Foreign Affairs James Kleverly began. We have discussed the need for long -term support for Ukraine, which continues to fight for its freedom, ”her post reads.</text:p>
      <text:p text:style-name="P4">
Melanie Zolie added that Canada and the united kingdom are supported by the Ukrainian people from the first day.</text:p>
      <text:p text:style-name="P4">
"We intend to continue to do it as much as we will need," the minister said.</text:p>
      <text:p text:style-name="P4">
News Source: <text:a xlink:type="simple" xlink:href="https://armyinform.com.ua/2023/04/18/kanada-i-brytaniya-obgovoryly-potrebu-ukrayiny-v-dovgostrokovij-pidtrymczi/" text:style-name="Internet_20_link" text:visited-style-name="Visited_20_Internet_20_Link">
https://armyinform.com.ua/2023/04/18/kanada-i-brytaniya-obgovoryly-potrebu-ukrayiny-v-dovgostrokovij-pidtrymczi/</text:a>
</text:p>
      <!--NEWS-->
      <text:h text:style-name="P10" text:outline-level="1">
<text:span text:style-name="T4">
On April 19, a round table will take place: "Pantheon of Heroes: How to Perpetuate the memory of those who gave life for Ukraine"</text:span>
</text:h>
      <text:p text:style-name="P4">
Author: ['АРМІЯINFORM']</text:p>
      <text:p text:style-name="P4">
Time: 2023-04-18T58:00:00-04:00</text:p>
      <text:p text:style-name="P4">
Description: 19 KVITRY about 11.00 Military Media Center wound the thematic circle of STIL on the topic: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military-media-center-2-1.jpg" text:style-name="Internet_20_link" text:visited-style-name="Visited_20_Internet_20_Link">
military-media-center-2-1.jpg</text:a>
']</text:p>
      <text:p text:style-name="P4">
Tags: ['MILITARY MEDIA CENTER']</text:p>
      <text:p text:style-name="P4">
Category: News</text:p>
      <!--METADATA-->
      <text:p text:style-name="P4">
<draw:frame draw:style-name="fr1" draw:name="Image313" text:anchor-type="as-char" svg:width="6.9236in" svg:height="3.894525in" draw:z-index="0">
<draw:image xlink:href="../Images/AРМІЯINFORM/2023-04-18T58-00-00-04-00/military-media-center-2-1.jpg" xlink:type="simple" xlink:show="embed" xlink:actuate="onLoad" draw:mime-type="image/jpeg"/>
</draw:frame>
<text:span text:style-name="T4">
 April 19 at 11.00 </text:span>
 <text:a xlink:type="simple" xlink:href="https://t.me/militarymediacenter/1735" text:style-name="Internet_20_link" text:visited-style-name="Visited_20_Internet_20_Link">
in Military Mediacenter</text:a>
There will be a thematic roundtable on the topic: <text:span text:style-name="T4">
 "Pantheon of Heroes: How to perpetuate the memory of those who gave life to life" </text:span>
 with the participation of a wide range of members of the public.</text:p>
      <text:p text:style-name="P4">
<text:span text:style-name="T4">
 The speakers of the event: </text:span>
</text:p>
      <ul>
        <li>
          <text:p text:style-name="P4">
Oleksandr Pryhun, First Deputy Minister for Veterans Affairs of Ukraine;</text:p>
        </li>
        <li>
          <text:p text:style-name="P4">
Igor Girich, Doctor of History;</text:p>
        </li>
        <li>
          <text:p text:style-name="P4">
Roman Koval, writer, President of the Cold Yar Historical Club;</text:p>
        </li>
        <li>
          <text:p text:style-name="P4">
Andriy Kovalev, a spokesman for the Armed Forces of the Armed Forces;</text:p>
        </li>
      </ul>
      <text:p text:style-name="P4">
.</text:p>
      <ul>
        <li>
Roman Malinkov, a leading researcher of Cossack cemeteries in Ukraine;</li>
      </ul>
      <text:p text:style-name="P4">
-Bogdan Matkivsky, serviceman, participant of the Russian-Ukrainian military;</text:p>
      <ul>
        <li>
          <text:p text:style-name="P4">
Victor Morenets, historian;</text:p>
        </li>
        <li>
          <text:p text:style-name="P4">
Vasyl Pavlov, Head of the Expert Group of the Directorate of Information Policy;</text:p>
        </li>
        <li>
          <text:p text:style-name="P4">
Bogdan Skpenko, National University of Defense of Ukraine, Candidate Sciences;</text:p>
        </li>
        <li>
          <text:p text:style-name="P4">
Bogdan Chervak, First Deputy Head of the State Committee for Television and Radio;</text:p>
        </li>
        <li>
          <text:p text:style-name="P4">
Leontiy Shepilov, public activist.</text:p>
        </li>
      </ul>
      <text:p text:style-name="P4">
<text:span text:style-name="T4">
 Accreditation of media representatives is required and will last until 10.00 April 19. </text:span>
</text:p>
      <text:p text:style-name="P4">
Accreditation applications send to the e -mail address: <text:a xlink:type="simple" xlink:href="mailto:psmodu@post.mil.gov.ua" text:style-name="Internet_20_link" text:visited-style-name="Visited_20_Internet_20_Link">
[emailprotected]</text:a>
indicating the name, name of the journalist's father, name of the publication, Prescard of the Accreditation of the Armed Forces, contact phone.</text:p>
      <text:p text:style-name="P4">
News Source: <text:a xlink:type="simple" xlink:href="https://armyinform.com.ua/2023/04/18/19-kvitnya-vidbudetsya-kruglyj-stil-panteon-geroyiv-yak-uvikovichyty-pamyat-tyh-hto-viddav-zhyttya-za-ukrayinu/" text:style-name="Internet_20_link" text:visited-style-name="Visited_20_Internet_20_Link">
https://armyinform.com.ua/2023/04/18/19-kvitnya-vidbudetsya-kruglyj-stil-panteon-geroyiv-yak-uvikovichyty-pamyat-tyh-hto-viddav-zhyttya-za-ukrayinu/</text:a>
</text:p>
      <!--NEWS-->
      <text:h text:style-name="P10" text:outline-level="1">
<text:span text:style-name="T4">
Those who will supply weapons to Russia will pay a high price - a G7 statement</text:span>
</text:h>
      <text:p text:style-name="P4">
Author: ['АРМІЯINFORM']</text:p>
      <text:p text:style-name="P4">
Time: 2023-04-18T59:00:00-04:00</text:p>
      <text:p text:style-name="P4">
Description: Country, Yaki Pidrinom Rosіyska invaders in Ukrainian, patch the esoku tsin.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g7-symbol-und-flaggen.jpg" text:style-name="Internet_20_link" text:visited-style-name="Visited_20_Internet_20_Link">
g7-symbol-und-flaggen.jpg</text:a>
']</text:p>
      <text:p text:style-name="P4">
Tags: ['G7', 'STOPRUSSIA', 'АГРЕСІЯ РФ', 'ВТОРГНЕННЯ РФ', 'КОМЮНІКЕ']</text:p>
      <text:p text:style-name="P4">
Category: News</text:p>
      <!--METADATA-->
      <text:p text:style-name="P4">
<draw:frame draw:style-name="fr1" draw:name="Image314" text:anchor-type="as-char" svg:width="6.9236in" svg:height="3.63489in" draw:z-index="0">
<draw:image xlink:href="../Images/AРМІЯINFORM/2023-04-18T59-00-00-04-00/g7-symbol-und-flaggen.jpg" xlink:type="simple" xlink:show="embed" xlink:actuate="onLoad" draw:mime-type="image/jpeg"/>
</draw:frame>
Countries that support the Russian invasion of Ukraine will pay a high price.</text:p>
      <text:p text:style-name="P4">
This is stated in the final <text:a xlink:type="simple" xlink:href="https://www.mofa.go.jp/files/100492731.pdf" text:style-name="Internet_20_link" text:visited-style-name="Visited_20_Internet_20_Link">
statement</text:a>
Ministers of Foreign Exercise G7 in Japanese Karuidzav.</text:p>
      <text:p text:style-name="P4">
The participants of the meeting promised to strengthen coordination to prevent the supply of Russian Armed Forces by third countries.</text:p>
      <text:p text:style-name="P4">
“We repeat our call to third parties to stop assistance in the war of Russia, otherwise they are serious. We will intensify our coordination to prevent the supply of weapons to Russia by third parties and to respond to them, as well as to take measures to take measures against those who financially support the war of Russia in the contrary of Ukraine, ”the document reads.</text:p>
      <text:p text:style-name="P4">
Participants of the meeting of foreign ministers of the Great Seven countries emphasize that any resolution of the conflict should guarantee that Russia will pay for the harm caused.</text:p>
      <text:p text:style-name="P4">
“We are determined, according to our relevant legal systems, in our jurisdiction, we will remain immovable in our jurisdiction until the conflict concerning Russia's violation of the sovereignty of Ukraine's sovereignty is resolved. There can be no unpunished war crimes and other atrocities, such as Russian attacks on civilian population and critical civilian infrastructure, ”G7 diplomats said.</text:p>
      <text:p text:style-name="P4">
The heads of foreign policy agencies strongly condemned the threats of Moscow to place tactic nuclear weapons in Belarus, calling it unacceptable.</text:p>
      <text:p text:style-name="P4">
G7 expressed their readiness to further strengthen the sanctions for the war in Ukraine.</text:p>
      <text:p text:style-name="P4">
"We are still committed to strengthening sanctions against Russia, coordination and full compliance, in particular through the mechanism of coordination of enforcement, and protidius attempts by Russia and third parties to evade our sanction measures and to undermine them," - said in the final communique.</text:p>
      <text:p text:style-name="P4">
The participants of the meeting called on the Russian Federation for immediate and unconditional withdrawal of all over Ukraine and pledged to continue the support of Kiev in the restoration of Ukraine.</text:p>
      <text:p text:style-name="P4">
"Today, we are again obliged to support Ukraine as much as it will be necessary, as well as to provide stable security, economic and institutional support to help Ukraine to protect ourselves, to ensure our free tadomcratic future and to restrain the future Russian aggression," - emphasized.</text:p>
      <text:p text:style-name="P4">
_ Prepared Vitaliy Lytvyn_</text:p>
      <text:p text:style-name="P4">
News Source: <text:a xlink:type="simple" xlink:href="https://armyinform.com.ua/2023/04/18/ti-hto-postachatyme-zbroyu-do-rosiyi-zaplatyat-vysoku-czinu-zayava-g7/" text:style-name="Internet_20_link" text:visited-style-name="Visited_20_Internet_20_Link">
https://armyinform.com.ua/2023/04/18/ti-hto-postachatyme-zbroyu-do-rosiyi-zaplatyat-vysoku-czinu-zayava-g7/</text:a>
</text:p>
      <!--NEWS-->
      <text:h text:style-name="P10" text:outline-level="1">
<text:span text:style-name="T4">
The war came to the house of every Russian - Andriy Yusov</text:span>
</text:h>
      <text:p text:style-name="P4">
Author: ['АРМІЯINFORM']</text:p>
      <text:p text:style-name="P4">
Time: 2023-04-18T60:00:00-04:00</text:p>
      <text:p text:style-name="P4">
Description: In the widespread a large scale of VIIN, Yaku ROZVAV Putin, I got to the skin of Rosiyki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yusov.jpg" text:style-name="Internet_20_link" text:visited-style-name="Visited_20_Internet_20_Link">
yusov.jpg</text:a>
']</text:p>
      <text:p text:style-name="P4">
Tags: ['STOPRUSSIA', 'АГРЕСІЯ РФ', 'АНДРІЙ ЮСОВ', 'ВТОРГНЕННЯ РФ', 'ГУР МОУ']</text:p>
      <text:p text:style-name="P4">
Category: News</text:p>
      <!--METADATA-->
      <text:p text:style-name="P4">
<draw:frame draw:style-name="fr1" draw:name="Image315" text:anchor-type="as-char" svg:width="6.9236in" svg:height="3.894525in" draw:z-index="0">
<draw:image xlink:href="../Images/AРМІЯINFORM/2023-04-18T60-00-00-04-00/yusov.jpg" xlink:type="simple" xlink:show="embed" xlink:actuate="onLoad" draw:mime-type="image/jpeg"/>
</draw:frame>
In Russia, the large -scale war, which was unleashed by Putin, reached every Russian house. About it <text:a xlink:type="simple" xlink:href="https://gur.gov.ua/content/viina-pryishla-do-budynku-kozhnoho-rosiianyna.html" text:style-name="Internet_20_link" text:visited-style-name="Visited_20_Internet_20_Link">
told</text:a>
Representative of the Main Directorate of Intelligence of the Ministry of Defense of Ukraine Andriy Yusov on the air of the telecommunication.</text:p>
      <text:p text:style-name="P4">
The representative of Ukraine's military intelligence answered the questions of journalists of the Vybukha in Belgorod, in particular - at the electrical substation that happened the day before.</text:p>
      <text:p text:style-name="P4">
“It is obvious that for people who believe in a miracle, live and do good, they have a graceful fire. Who does evil, the fire on Easter is different ... The war has already come to the house of every Russian and every sub -person of Putin, ”Andrey Yusov said.</text:p>
      <text:p text:style-name="P4">
News Source: <text:a xlink:type="simple" xlink:href="https://armyinform.com.ua/2023/04/18/vijna-pryjshla-do-budynku-kozhnogo-rosiyanyna-andrij-yusov/" text:style-name="Internet_20_link" text:visited-style-name="Visited_20_Internet_20_Link">
https://armyinform.com.ua/2023/04/18/vijna-pryjshla-do-budynku-kozhnogo-rosiyanyna-andrij-yusov/</text:a>
</text:p>
      <!--NEWS-->
      <text:h text:style-name="P10" text:outline-level="1">
<text:span text:style-name="T4">
The United States has appointed a prosecutor in Hague, who will focus on Russian crimes against Ukraine</text:span>
</text:h>
      <text:p text:style-name="P4">
Author: ['АРМІЯINFORM']</text:p>
      <text:p text:style-name="P4">
Time: 2023-04-18T61:00:00-04:00</text:p>
      <text:p text:style-name="P4">
Description: PID Hour Robocho to the United States General Prosecutor Andriy Kostіn Provitav Rishnnya US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haag.jpg" text:style-name="Internet_20_link" text:visited-style-name="Visited_20_Internet_20_Link">
haag.jpg</text:a>
']</text:p>
      <text:p text:style-name="P4">
Tags: ['STOPRUSSIA', 'АГРЕСІЯ РФ', 'ВОЄННІ ЗЛОЧИНИ РФ', 'ГААЗЬКИЙ ТРИБУНАЛ', 'США']</text:p>
      <text:p text:style-name="P4">
Category: News</text:p>
      <!--METADATA-->
      <text:p text:style-name="P4">
<draw:frame draw:style-name="fr1" draw:name="Image316" text:anchor-type="as-char" svg:width="6.9236in" svg:height="3.894525in" draw:z-index="0">
<draw:image xlink:href="../Images/AРМІЯINFORM/2023-04-18T61-00-00-04-00/haag.jpg" xlink:type="simple" xlink:show="embed" xlink:actuate="onLoad" draw:mime-type="image/jpeg"/>
</draw:frame>
During a working visit to the United States, Prosecutor General Andriy Kostin is a Wed for US Appointment of his prosecutor to the International Center for Crime Crime Crime(Isra), which will work in the summer in the Hague on Basieurist.</text:p>
      <text:p text:style-name="P4">
About it <text:a xlink:type="simple" xlink:href="https://gp.gov.ua/ua/posts/andrii-kostin-nas-obovyazok-pozbaviti-zlocinnu-organizaciyu-pvk-vagner-resursiv-dlya-finansuvannya-boiovix-dii-v-ukrayini" text:style-name="Internet_20_link" text:visited-style-name="Visited_20_Internet_20_Link">
reports</text:a>
Office of the Prosecutor General of Ukraine.</text:p>
      <text:p text:style-name="P4">
“This is another clear signal of unchanged support from the US. Launching this international center is an important prerequisite for creating a special tidus for a crime of aggression, ”he added.</text:p>
      <text:p text:style-name="P4">
At the same time, as <text:a xlink:type="simple" xlink:href="https://www.justice.gov/opa/speech/merrick-b-garland-delivers-remarks-following-meeting-ukrainian-prosecutor-general-andriy" text:style-name="Internet_20_link" text:visited-style-name="Visited_20_Internet_20_Link">
reported</text:a>
In the press service of the US Ministry of Justice, the prosecutor will be based on the HAZEV Euras - the Agency of the European Union for cooperation in the field of justice.</text:p>
      <text:p text:style-name="P4">
The Ministry of Justice also plans to send a permanent legal advisor to the US Embassy in Kiev this summer. This adviser will work with Ukrainian partners on a number of difficult issues of the justice sector.</text:p>
      <text:p text:style-name="P4">
Prosecutors who work with a group of investigation of the US Department of Justice, continue to cooperate closely with colleagues at the Office Prosecutor of Ukraine to investigate specific crimes committed by Russian troops, including illegal attacks on civilians.</text:p>
      <text:p text:style-name="P4">
The US Congress has recently expanded the powers of the Ministry of Justice on judicial reversal of likely war criminals, which were found in the United States. This means that in the coming years and decades, Russian warriors who have been in the United States should expect that they will find themselves in the USA.</text:p>
      <text:p text:style-name="P4">
In addition, the US Ministry of Justice applies new powers given to the US Congress to transfer certain assets that have confiscated from Russian oligarchs to use Ukraine.</text:p>
      <text:p text:style-name="P4">
“We will do our best to help Ukraine achieve justice for their people. And we will work as much as we need to be held responsible for those who are responsible for the cruel crimes of the Russian regime, ”said US Attorney General Merrick Garland.</text:p>
      <text:p text:style-name="P4">
News Source: <text:a xlink:type="simple" xlink:href="https://armyinform.com.ua/2023/04/18/ssha-pryznachyly-prokurora-v-gaagu-yakyj-zoseredytsya-na-zlochynah-rf-proty-ukrayiny/" text:style-name="Internet_20_link" text:visited-style-name="Visited_20_Internet_20_Link">
https://armyinform.com.ua/2023/04/18/ssha-pryznachyly-prokurora-v-gaagu-yakyj-zoseredytsya-na-zlochynah-rf-proty-ukrayiny/</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4-18T62: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8042023ua.jpg" text:style-name="Internet_20_link" text:visited-style-name="Visited_20_Internet_20_Link">
warcrime-18042023ua.jpg</text:a>
', '<text:a xlink:type="simple" xlink:href="https://armyinform.com.ua/wp-content/uploads/2023/04/warcrime-18042023en.jpg" text:style-name="Internet_20_link" text:visited-style-name="Visited_20_Internet_20_Link">
warcrime-18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7" text:anchor-type="as-char" svg:width="6.9236in" svg:height="4.448413in" draw:z-index="0">
<draw:image xlink:href="../Images/AРМІЯINFORM/2023-04-18T62-00-00-04-00/warcrime-18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18 </text:span>
 Registered:</text:p>
      <ul>
        <li>
80 971 Military crime, * 17 068 crimes against national security of Ukraine.</li>
      </ul>
      <text:p text:style-name="P4">
In addition, according to the official data of juvenile prosecutors, <text:span text:style-name="T4">
 1418 children have become </text:span>
 due to aggression of the Russian Federation, including:</text:p>
      <ul>
        <li>
470 - children were killed, * 9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8" text:anchor-type="as-char" svg:width="6.9236in" svg:height="4.448413in" draw:z-index="0">
<draw:image xlink:href="../Images/AРМІЯINFORM/2023-04-18T62-00-00-04-00/warcrime-18042023en.jpg" xlink:type="simple" xlink:show="embed" xlink:actuate="onLoad" draw:mime-type="image/jpeg"/>
</draw:frame>
</text:p>
      <text:p text:style-name="P4">
News Source: <text:a xlink:type="simple" xlink:href="https://armyinform.com.ua/2023/04/18/ofis-genprokurora-ukrayiny-zadokumentovano-ponad-17-tysyach-zlochyniv-proty-naczbezpeky-2/" text:style-name="Internet_20_link" text:visited-style-name="Visited_20_Internet_20_Link">
https://armyinform.com.ua/2023/04/18/ofis-genprokurora-ukrayiny-zadokumentovano-ponad-17-tysyach-zlochyniv-proty-naczbezpeky-2/</text:a>
</text:p>
      <!--NEWS-->
      <text:h text:style-name="P10" text:outline-level="1">
<text:span text:style-name="T4">
Ministry of Veterans develops adaptation programs in the workplace of the military who will return to civilian life</text:span>
</text:h>
      <text:p text:style-name="P4">
Author: ['АРМІЯINFORM']</text:p>
      <text:p text:style-name="P4">
Time: 2023-04-18T63:00:00-04:00</text:p>
      <text:p text:style-name="P4">
Description: Minvetaranni Rosoblia with gamous adaptation to the timids of the mossi Zakhisnikiv, yaki ... War with Ukraine 2022, war with Ukraine Latest news today, News War with Ukraine 2022 are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83466_l_vivs_kyj_czentr_nadannya_poslug_uchasnykam_bojovyh_dij_960x380_0.jpg" text:style-name="Internet_20_link" text:visited-style-name="Visited_20_Internet_20_Link">
183466_l_vivs_kyj_czentr_nadannya_poslug_uchasnykam_bojovyh_dij_960x380_0.jpg</text:a>
']</text:p>
      <text:p text:style-name="P4">
Tags: ['STOPRUSSIA', 'АГРЕСІЯ РФ', 'ВТОРГНЕННЯ РФ']</text:p>
      <text:p text:style-name="P4">
Category: News</text:p>
      <!--METADATA-->
      <text:p text:style-name="P4">
<draw:frame draw:style-name="fr1" draw:name="Image319" text:anchor-type="as-char" svg:width="6.9236in" svg:height="5.012398in" draw:z-index="0">
<draw:image xlink:href="../Images/AРМІЯINFORM/2023-04-18T63-00-00-04-00/183466_l_vivs_kyj_czentr_nadannya_poslug_uchasnykam_bojovyh_dij_960x380_0.jpg" xlink:type="simple" xlink:show="embed" xlink:actuate="onLoad" draw:mime-type="image/jpeg"/>
</draw:frame>
Illustrative photo</text:p>
      <text:p text:style-name="P4">
The Ministry of Veterans develops programs for adaptation in the workplace of defenders of the protectives who will return to civilian life. The reporting director of the Directorate of Strategic Planning and European Integration of Ministry of Ministers Svetlana Berezina during a live broadcast on the TV channel "First Western". About it <text:a xlink:type="simple" xlink:href="https://www.kmu.gov.ua/news/minveteraniv-rozrobliaie-prohramy-adaptatsii-na-robochomu-mistsi-zakhysnykiv-i-zakhysnyts-iaki-povertatymutsia-do-tsyvilnoho-zhyttia" text:style-name="Internet_20_link" text:visited-style-name="Visited_20_Internet_20_Link">
reports</text:a>
Government portal.</text:p>
      <text:p text:style-name="P4">
“One of the projects that we are currently working on within the system of transition of the Public Service to Civil Life is the development of a special program as collectives of enterprises to take a veteran-colleague. It will promote full -fledged adaptation in the workplace of defenders and defenders who will return a pre -criminal life, ”she said.</text:p>
      <text:p text:style-name="P4">
According to Svetlana Berezina, specialists of one of the centers of psychosocial rehabilitation, which belongs to the sphere of management of Ministry of Veterans, developed a number of enterprises for employees of enterprises. They will help the team to properly accept veterans and veterans after returning them from the war. In particular, we start such in Ukrzaliznytsya, where almost 10,000 of its workers will burst Ukraine at the front.</text:p>
      <text:p text:style-name="P4">
“These people will return to their jobs, new approaches to their full adaptation in their teams need to be developed. We are currently working on this, ”Svetlana Berezina emphasized.</text:p>
      <text:p text:style-name="P4">
News Source: <text:a xlink:type="simple" xlink:href="https://armyinform.com.ua/2023/04/18/minveteraniv-rozroblyaye-programy-adaptacziyi-na-robochomu-misczi-vijskovyh-yaki-povertatymutsya-do-czyvilnogo-zhyttya/" text:style-name="Internet_20_link" text:visited-style-name="Visited_20_Internet_20_Link">
https://armyinform.com.ua/2023/04/18/minveteraniv-rozroblyaye-programy-adaptacziyi-na-robochomu-misczi-vijskovyh-yaki-povertatymutsya-do-czyvilnogo-zhyttya/</text:a>
</text:p>
      <!--NEWS-->
      <text:h text:style-name="P10" text:outline-level="1">
<text:span text:style-name="T4">
The head of state signed a decree on awarding the defenders of Ukraine</text:span>
</text:h>
      <text:p text:style-name="P4">
Author: ['АРМІЯINFORM']</text:p>
      <text:p text:style-name="P4">
Time: 2023-04-18T64:00:00-04:00</text:p>
      <text:p text:style-name="P4">
Description: President of Ukraine Volodymyr Zelensky Vidniy by the sovereign Nagorods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3213cb444a7b4dddfd13032ccfd9f959_1648215665_extra_large.jpeg" text:style-name="Internet_20_link" text:visited-style-name="Visited_20_Internet_20_Link">
3213cb444a7b4dddfd13032ccfd9f959_1648215665_extra_large.jpeg</text:a>
']</text:p>
      <text:p text:style-name="P4">
Tags: []</text:p>
      <text:p text:style-name="P4">
Category: News</text:p>
      <!--METADATA-->
      <text:p text:style-name="P4">
<draw:frame draw:style-name="fr1" draw:name="Image320" text:anchor-type="as-char" svg:width="6.9236in" svg:height="4.613521in" draw:z-index="0">
<draw:image xlink:href="../Images/AРМІЯINFORM/2023-04-18T64-00-00-04-00/3213cb444a7b4dddfd13032ccfd9f959_1648215665_extra_large.jpeg" xlink:type="simple" xlink:show="embed" xlink:actuate="onLoad" draw:mime-type="image/jpeg"/>
</draw:frame>
<text:span text:style-name="T4">
 President of Ukraine Volodymyr Zelensky celebrated state awards of the Armed Forces of the Armed Forces. </text:span>
</text:p>
      <text:p text:style-name="P4">
Appropriate <text:a xlink:type="simple" xlink:href="https://www.president.gov.ua/documents/2302023-46541" text:style-name="Internet_20_link" text:visited-style-name="Visited_20_Internet_20_Link">
Decree No. 230/2023</text:a>
Posted by the site of the Head of State.</text:p>
      <text:p text:style-name="P4">
It is noted that the awards were awarded "for personal courage and dedication actions revealed in the protection of state sovereignty and territorial integrity of Ukraine, loyalty to the military oath."</text:p>
      <text:p text:style-name="P4">
<text:span text:style-name="T4">
 To award the Order of Bohdan Khmelnitsky II degree </text:span>
</text:p>
      <text:p text:style-name="P4">
Alexander Ivanovich's paw - senior lieutenant</text:p>
      <text:p text:style-name="P4">
Yakhnenko Dmitry Alexandrovich - Major</text:p>
      <text:p text:style-name="P4">
<text:span text:style-name="T4">
 To award the Order of Bohdan Khmelnitsky III degree </text:span>
</text:p>
      <text:p text:style-name="P4">
Danilchenko Vitaliy Vitaliyevich(posthumously)- Lieutenant</text:p>
      <text:p text:style-name="P4">
Dudarchuk Vitaliy Viktorovich(posthumously)- Lieutenant</text:p>
      <text:p text:style-name="P4">
Zueva Valentina Alexandrovich(posthumously)- Major</text:p>
      <text:p text:style-name="P4">
Kadola Vitaliy Vitaliyevich(posthumously)- Junior Lieutenant</text:p>
      <text:p text:style-name="P4">
Kirilluk Vitaliy Vasilyevich(posthumously)- Captain</text:p>
      <text:p text:style-name="P4">
Lena Taras Ivanovich(posthumously)- Lieutenant</text:p>
      <text:p text:style-name="P4">
Severlov Vyacheslav Alekseevich - Colonel</text:p>
      <text:p text:style-name="P4">
<text:span text:style-name="T4">
 Award the Order of Courage of II degree </text:span>
</text:p>
      <text:p text:style-name="P4">
Oleg Nikolaevich Litvinenko - Senior Soldier</text:p>
      <text:p text:style-name="P4">
Nikitice Taras Dmitrovich(posthumously)- Senior soldier</text:p>
      <text:p text:style-name="P4">
Stepanova Anatoly Anatoliyovich(posthumously)- Senior Sergeant</text:p>
      <text:p text:style-name="P4">
<text:span text:style-name="T4">
 Award the Order of Courage of the 3rd degree </text:span>
</text:p>
      <text:p text:style-name="P4">
Albert Yaroslav Dmitrovich(posthumously)- Senior soldier</text:p>
      <text:p text:style-name="P4">
Anatichuk Oleg Stepanovich(posthumously)- Soldier</text:p>
      <text:p text:style-name="P4">
Andrusika Sergey Ivanovich(posthumously)- Soldier</text:p>
      <text:p text:style-name="P4">
Anishchenko Vitaliy Viktorovich(posthumously)- Soldier</text:p>
      <text:p text:style-name="P4">
Vasily Antonyukova(posthumously)- Sergeant</text:p>
      <text:p text:style-name="P4">
Ashulov Vladimir Alexandrovich(posthumously)- Junior Sergeant</text:p>
      <text:p text:style-name="P4">
Alexander Baikenich(posthumously)- Soldier</text:p>
      <text:p text:style-name="P4">
Bakuna Andriy Vasilyevich - Captain</text:p>
      <text:p text:style-name="P4">
Bambuliak Nikolai Vasilyevich(posthumously)- Junior Sergeant</text:p>
      <text:p text:style-name="P4">
Bardigul Nikolai Miroslavovich(posthumously)- Soldier</text:p>
      <text:p text:style-name="P4">
Basque Vladimir Ivanovich - Senior Sergeant</text:p>
      <text:p text:style-name="P4">
Yuri Bashinsky(posthumously)- Soldier</text:p>
      <text:p text:style-name="P4">
Nikolai Berezovsky(posthumously)- Soldier</text:p>
      <text:p text:style-name="P4">
Alexei Bilanenko(posthumously)- Senior soldier</text:p>
      <text:p text:style-name="P4">
Beddy Ilya Vasilyevich(posthumously)- Soldier</text:p>
      <text:p text:style-name="P4">
Bubir Alexei Igorovich(posthumously)- Sergeant</text:p>
      <text:p text:style-name="P4">
Will be Nicholas Pylypovych(posthumously)- Senior soldier</text:p>
      <text:p text:style-name="P4">
Oleg Valentinovich's Buliga(posthumously)- Senior soldier</text:p>
      <text:p text:style-name="P4">
Burdyna Nikolai Vasilyevich(posthumously)- Soldier</text:p>
      <text:p text:style-name="P4">
Anatoly Burlachenko(posthumously)- SoldierVashchenko Vasily Nikolaevich - Major</text:p>
      <text:p text:style-name="P4">
Verkhovsky Cyril Vladislavovich(posthumously)- Soldier</text:p>
      <text:p text:style-name="P4">
Voloshinyuk Andrei Ilyich(posthumously)- Soldier</text:p>
      <text:p text:style-name="P4">
Voloshchuk Mykola Yosypovych(posthumously)- Soldier</text:p>
      <text:p text:style-name="P4">
Dmitry Ivanovich Hancheriuk(posthumously)- Sergeant</text:p>
      <text:p text:style-name="P4">
Alexander Viktorovich Garmatyuk(posthumously)- Chief Sergeant</text:p>
      <text:p text:style-name="P4">
Gvozdyanchuk Yaroslav Ivanovich(posthumously)- Soldier</text:p>
      <text:p text:style-name="P4">
Gevak Anton Leonidovich(posthumously)- Senior Lieutenant</text:p>
      <text:p text:style-name="P4">
Grolla Vasyl Vasilyevich(posthumously)- Senior soldier</text:p>
      <text:p text:style-name="P4">
Globina Vladislav Viktorovich - Captain</text:p>
      <text:p text:style-name="P4">
Alexei Vyacheslavovich-headquarters</text:p>
      <text:p text:style-name="P4">
Gryshchenko Alexander Vasilyevich(posthumously)- Senior Sergeant</text:p>
      <text:p text:style-name="P4">
District Vasily Vladimirovich(posthumously)- Sergeant</text:p>
      <text:p text:style-name="P4">
Vitaliy Yurievich(posthumously)-Master-Stateist</text:p>
      <text:p text:style-name="P4">
Yevchuk Ruslan Fedorovich - Captain</text:p>
      <text:p text:style-name="P4">
Frog Andriy Bogdanovich(posthumously)- Soldier</text:p>
      <text:p text:style-name="P4">
Nazar Zhmurka(посмертно)- Soldier</text:p>
      <text:p text:style-name="P4">
Vladimir Petrovich Zakala(posthumously)- Senior soldier</text:p>
      <text:p text:style-name="P4">
Oleg Anatolyevich - Captain</text:p>
      <text:p text:style-name="P4">
Healthy Mark Yaroslavovich(posthumously)- Senior Sergeant</text:p>
      <text:p text:style-name="P4">
Ivasyuk Vasily Vasilyevich(posthumously)- Senior soldier</text:p>
      <text:p text:style-name="P4">
Kazmirchuk Edward Andreevich(posthumously)- Soldier</text:p>
      <text:p text:style-name="P4">
Kitral Igor Alekseevich(posthumously)- Sergeant</text:p>
      <text:p text:style-name="P4">
Kishak Mikhail Vasilyevich(posthumously)- Sergeant</text:p>
      <text:p text:style-name="P4">
Kobzeva Sergey Mikhailovich(posthumously)- Senior soldier</text:p>
      <text:p text:style-name="P4">
Cossack Mikhail Mikhailovich(posthumously)- Soldier</text:p>
      <text:p text:style-name="P4">
Kozar Oleg Anatolyevich(posthumously)- Junior Sergeant</text:p>
      <text:p text:style-name="P4">
Kosovich Vasily Dmitrovich(posthumously)- Soldier</text:p>
      <text:p text:style-name="P4">
Kravchuk Alexander Nikolaevich(posthumously)- Senior Sergeant</text:p>
      <text:p text:style-name="P4">
Krukhov Roman Petrovich(posthumously)- Soldier</text:p>
      <text:p text:style-name="P4">
Kurilenko Nikolai Viktorovich(posthumously)- Soldier</text:p>
      <text:p text:style-name="P4">
Kurovsky Vitaliy Vladimirovich(posthumously)- Soldier</text:p>
      <text:p text:style-name="P4">
Lednev Rostislav Yevgenyevich(posthumously)-Master-Stateist</text:p>
      <text:p text:style-name="P4">
Sergey Lityuk - Sergeant</text:p>
      <text:p text:style-name="P4">
Loboda Alexander Anatolyevich - Captain</text:p>
      <text:p text:style-name="P4">
Lopushak Ivan Vasilyevich(posthumously)- Junior Sergeant</text:p>
      <text:p text:style-name="P4">
Lutsaka Lubomir Vasilyevich(posthumously)- Soldier</text:p>
      <text:p text:style-name="P4">
Maznitsky Vitaliy Vasilyevich(posthumously)- Senior soldier</text:p>
      <text:p text:style-name="P4">
Makara Vasily Dmitrovich(posthumously)- Junior Sergeant</text:p>
      <text:p text:style-name="P4">
Makovsky Vitaliy Igorovich - Senior Lieutenant</text:p>
      <text:p text:style-name="P4">
Anatoly Nikolaevich(posthumously)- Soldier</text:p>
      <text:p text:style-name="P4">
Monka Vladislav Valeryevich(posthumously)- Soldier</text:p>
      <text:p text:style-name="P4">
Soften Ruslan Alexandrovich - Senior Soldier</text:p>
      <text:p text:style-name="P4">
Ogorodnikov Yevgeny Alexandrovich(posthumously)- Senior sailor</text:p>
      <text:p text:style-name="P4">
Oksenyuk Vitaliy Ivanovich - Captain</text:p>
      <text:p text:style-name="P4">
Oliynyk Igor Bogdanovich - MajorPakina Sergey Grigorovich - Senior Soldier</text:p>
      <text:p text:style-name="P4">
Permyakov Alexei Nikolaevich(posthumously)-headquarters</text:p>
      <text:p text:style-name="P4">
Andriy's Postolnik - Senior Soldier</text:p>
      <text:p text:style-name="P4">
Radnyany Alexander Viktorovich(posthumously)- Soldier</text:p>
      <text:p text:style-name="P4">
Senik Sergey Grigorovich(posthumously)- Junior Sergeant</text:p>
      <text:p text:style-name="P4">
Skvarsky Alexander Alexandrovich(posthumously)- Soldier</text:p>
      <text:p text:style-name="P4">
Smirnova Dmitry Alexandrovich - Senior Sergeant</text:p>
      <text:p text:style-name="P4">
Dmitry Sukhoveeva - Sergeant</text:p>
      <text:p text:style-name="P4">
Chanshev Renata Kamilovich(posthumously)- Soldier</text:p>
      <text:p text:style-name="P4">
Shesterin Andrei Yevgenyevich - Captain</text:p>
      <text:p text:style-name="P4">
Yakovlev Artem Nikolaevich - Senior Sergeant</text:p>
      <text:p text:style-name="P4">
<text:span text:style-name="T4">
 Reward Order of Princess Olga III degree </text:span>
</text:p>
      <text:p text:style-name="P4">
Galich Svetlana Rodioniv - Senior Lieutenant of Medical Service</text:p>
      <text:p text:style-name="P4">
<text:span text:style-name="T4">
 Award the Order of Danylo Halytsky </text:span>
</text:p>
      <text:p text:style-name="P4">
Bessarab Andriy Vadimovich - Captain</text:p>
      <text:p text:style-name="P4">
Vlasov Stanislav Yurievich - Captain</text:p>
      <text:p text:style-name="P4">
Gaidarzhi Trifonovich - Colonel of Medical Service</text:p>
      <text:p text:style-name="P4">
Alexander Alexandrovich Gaya - Lieutenant Colonel Medical Service</text:p>
      <text:p text:style-name="P4">
Vitaliy Mikhailovich Dora - Captain</text:p>
      <text:p text:style-name="P4">
Yenina Roman Viktorovich - Colonel of Medical Service</text:p>
      <text:p text:style-name="P4">
Dmitry Kabakchey - Lieutenant Colonel</text:p>
      <text:p text:style-name="P4">
Cossack Sergey Borisovich - Senior Lieutenant</text:p>
      <text:p text:style-name="P4">
Popadyuk Andriy Mikhailovich - Senior Lieutenant</text:p>
      <text:p text:style-name="P4">
Sidorka Andriy Alexandrovich - Major</text:p>
      <text:p text:style-name="P4">
Tsaruk Arthur Yurievich - Senior Lieutenant of Medical Service</text:p>
      <text:p text:style-name="P4">
Alexander Ilyich, a colonel of medical service</text:p>
      <text:p text:style-name="P4">
Yakovenko Andrei Petrovich - Colonel</text:p>
      <text:p text:style-name="P4">
<text:span text:style-name="T4">
 Award the Medal for Military Service of Ukraine </text:span>
</text:p>
      <text:p text:style-name="P4">
Boltyan Jeanne Pavlivna - junior sergeant</text:p>
      <text:p text:style-name="P4">
Bradyuk Sergey Leonidovich - Senior Soldier</text:p>
      <text:p text:style-name="P4">
Dikola Viktorovich - Senior Lieutenant Medical Service</text:p>
      <text:p text:style-name="P4">
Andrei Valeryevich's buckwheat - colonel</text:p>
      <text:p text:style-name="P4">
Zhimolostnov Alexander Petrovich - Senior Lieutenant of Medical Service</text:p>
      <text:p text:style-name="P4">
Zhitchenko Alexander Vasilyevich - Senior Soldier</text:p>
      <text:p text:style-name="P4">
Levin Mikhail Borisovich - Senior Lieutenant of Medical Service</text:p>
      <text:p text:style-name="P4">
Basil Mikhailovich Matka - Junior Sergeant</text:p>
      <text:p text:style-name="P4">
Andrei Nazarchuk - Major Medical Service Major</text:p>
      <text:p text:style-name="P4">
Pirogov Vadim Vyacheslavovich - Lieutenant of Medical Service</text:p>
      <text:p text:style-name="P4">
The femur of Roman Sergeyevich - Sergeant</text:p>
      <text:p text:style-name="P4">
Khomovich Elena Alexandrovna - Sergeant</text:p>
      <text:p text:style-name="P4">
<text:span text:style-name="T4">
 Reward Medal for Perfect Service III degree </text:span>
</text:p>
      <text:p text:style-name="P4">
Zhopka Andrei Vladimirovich - Colonel</text:p>
      <text:p text:style-name="P4">
Lazukina Yevgeny Alexandrovich - Colonel</text:p>
      <text:p text:style-name="P4">
Chernia Maxim Petrovich - Colonel</text:p>
      <text:p text:style-name="P4">
<text:span text:style-name="T4">
 To reward the Medal "Defender of the Fatherland" </text:span>
</text:p>
      <text:p text:style-name="P4">
Korchak Alexei Sergeyevich - soldier</text:p>
      <text:p text:style-name="P4">
Olekh Eugene Mikhailovich - soldier</text:p>
      <text:p text:style-name="P4">
Rudenko Konstantin Nikolaevich - sailor</text:p>
      <text:p text:style-name="P4">
Andrei Savchenko - Junior Sergeant</text:p>
      <text:p text:style-name="P4">
Fedorishina Andriy Ivanovich - sailorShcherban Nikolai Valeryevich - Senior Soldier.</text:p>
      <text:p text:style-name="P4">
<text:span text:style-name="T4">
 President of Ukraine V. Zelensky </text:span>
</text:p>
      <text:p text:style-name="P4">
News Source: <text:a xlink:type="simple" xlink:href="https://armyinform.com.ua/2023/04/18/glava-derzhavy-pidpysav-ukaz-pro-nagorodzhennya-zahysnykiv-ukrayiny-2/" text:style-name="Internet_20_link" text:visited-style-name="Visited_20_Internet_20_Link">
https://armyinform.com.ua/2023/04/18/glava-derzhavy-pidpysav-ukaz-pro-nagorodzhennya-zahysnykiv-ukrayiny-2/</text:a>
</text:p>
      <!--NEWS-->
      <text:h text:style-name="P10" text:outline-level="1">
<text:span text:style-name="T4">
Killed and wounded as a result of the next shelling</text:span>
</text:h>
      <text:p text:style-name="P4">
Author: ['АРМІЯINFORM']</text:p>
      <text:p text:style-name="P4">
Time: 2023-04-18T65:00:00-04:00</text:p>
      <text:p text:style-name="P4">
Description: For the proprietary Kerivnitvva of the Kherson -Oblast Prosecutor's Office, Rozdovo ... War with Ukraine 2022, War with Ukraine Latest news today, News War with Ukraine 2022 Last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photo_2023-04-18_13-23-41.jpg" text:style-name="Internet_20_link" text:visited-style-name="Visited_20_Internet_20_Link">
photo_2023-04-18_13-23-41.jpg</text:a>
']</text:p>
      <text:p text:style-name="P4">
Tags: ['STOPRUSSIA', 'АГРЕСІЯ РФ']</text:p>
      <text:p text:style-name="P4">
Category: News</text:p>
      <!--METADATA-->
      <text:p text:style-name="P4">
<draw:frame draw:style-name="fr1" draw:name="Image321" text:anchor-type="as-char" svg:width="6.9236in" svg:height="3.961292in" draw:z-index="0">
<draw:image xlink:href="../Images/AРМІЯINFORM/2023-04-18T65-00-00-04-00/photo_2023-04-18_13-23-41.jpg" xlink:type="simple" xlink:show="embed" xlink:actuate="onLoad" draw:mime-type="image/jpeg"/>
</draw:frame>
With the procedural leadership of the Kherson Regional Prosecutor's Office, a case investigation into criminal proceedings on violation of the laws of war(h. 1, 2 tbsp. 438 of the Criminal Code of Ukraine).</text:p>
      <text:p text:style-name="P4">
Про це у Telegram <text:a xlink:type="simple" xlink:href="https://t.me/pgo_gov_ua" text:style-name="Internet_20_link" text:visited-style-name="Visited_20_Internet_20_Link">
повідомляє</text:a>
General Prosecutor's Office.</text:p>
      <text:p text:style-name="P4">
“According to the investigation, on the morning of April 18, 2023, the invaders carried out the next center of Kherson, kissing the locations with the most massive clusters. As a result, a man was killed. Nine civilians were injured. Civil infrastructure objects were injured, including tavto transport houses. Prosecutors, together with the investigators, carry out priority measures to fix the crime committed by the army of the Russian Federation, ”the message reads.</text:p>
      <text:p text:style-name="P4">
News Source: <text:a xlink:type="simple" xlink:href="https://armyinform.com.ua/2023/04/18/zagyblyj-ta-poraneni-vnaslidok-chergovogo-obstrilu-seredmistya-hersona-rozpochato-provadzhennya/" text:style-name="Internet_20_link" text:visited-style-name="Visited_20_Internet_20_Link">
https://armyinform.com.ua/2023/04/18/zagyblyj-ta-poraneni-vnaslidok-chergovogo-obstrilu-seredmistya-hersona-rozpochato-provadzhennya/</text:a>
</text:p>
      <!--NEWS-->
      <text:h text:style-name="P10" text:outline-level="1">
<text:span text:style-name="T4">
Canada's Armed Forces showed how Leopard 2 tanks were delivered for Ukraine</text:span>
</text:h>
      <text:p text:style-name="P4">
Author: ['АРМІЯINFORM']</text:p>
      <text:p text:style-name="P4">
Time: 2023-04-18T66:00:00-04:00</text:p>
      <text:p text:style-name="P4">
Description: Zbroinі Kanai Sil showed the process of the VID -Tankel Leopard 2, Yaki Zgod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1714015_618102596876955_5369381344104399809_n.jpg" text:style-name="Internet_20_link" text:visited-style-name="Visited_20_Internet_20_Link">
341714015_618102596876955_5369381344104399809_n.jpg</text:a>
', '<text:a xlink:type="simple" xlink:href="https://armyinform.com.ua/wp-content/uploads/2023/04/342189710_939479100704154_2078894233871262997_n-150x150.jpg" text:style-name="Internet_20_link" text:visited-style-name="Visited_20_Internet_20_Link">
342189710_939479100704154_2078894233871262997_n-150x150.jpg</text:a>
', '<text:a xlink:type="simple" xlink:href="https://armyinform.com.ua/wp-content/uploads/2023/04/342193408_611214297545760_6539147046506352555_n-150x150.jpg" text:style-name="Internet_20_link" text:visited-style-name="Visited_20_Internet_20_Link">
342193408_611214297545760_6539147046506352555_n-150x150.jpg</text:a>
', '<text:a xlink:type="simple" xlink:href="https://armyinform.com.ua/wp-content/uploads/2023/04/342189651_890786588700533_4682466148261354526_n-150x150.jpg" text:style-name="Internet_20_link" text:visited-style-name="Visited_20_Internet_20_Link">
342189651_890786588700533_4682466148261354526_n-150x150.jpg</text:a>
', '<text:a xlink:type="simple" xlink:href="https://armyinform.com.ua/wp-content/uploads/2023/04/342182704_768094144666015_419286063261095859_n-150x150.jpg" text:style-name="Internet_20_link" text:visited-style-name="Visited_20_Internet_20_Link">
342182704_768094144666015_419286063261095859_n-150x150.jpg</text:a>
']</text:p>
      <text:p text:style-name="P4">
Tags: ['LEOPARD 2', 'КАНАДА']</text:p>
      <text:p text:style-name="P4">
Category: News</text:p>
      <!--METADATA-->
      <text:p text:style-name="P4">
<draw:frame draw:style-name="fr1" draw:name="Image322" text:anchor-type="as-char" svg:width="6.9236in" svg:height="4.615733in" draw:z-index="0">
<draw:image xlink:href="../Images/AРМІЯINFORM/2023-04-18T66-00-00-04-00/341714015_618102596876955_5369381344104399809_n.jpg" xlink:type="simple" xlink:show="embed" xlink:actuate="onLoad" draw:mime-type="image/jpeg"/>
</draw:frame>
Canada's armed forces showed the process of sending Leopard 2 tanks to Poland, which will be transferred to Ukraine as well.</text:p>
      <text:p text:style-name="P4">
About this <text:a xlink:type="simple" xlink:href="https%3A%2F%2Fwww.facebook.com%2FCanadianForces%2Fposts%2Fpfbid0c7aReDBtfGeebgi2G9Q3TWQPiUPcbDw9prgHHHLjwfSfmY3kggmitynsgbf4XMmNl&amp;show_text=true&amp;width=500" text:style-name="Internet_20_link" text:visited-style-name="Visited_20_Internet_20_Link">
it is referred</text:a>
On the Canadian Armed Forces page on Facebook.</text:p>
      <text:p text:style-name="P4">
<text:a xlink:type="simple" xlink:href="https://armyinform.com.ua/wp-content/uploads/2023/04/342189710_939479100704154_2078894233871262997_n.jpg" text:style-name="Internet_20_link" text:visited-style-name="Visited_20_Internet_20_Link">
!(Images/AРМІЯINFORM/2023-04-18T66-00-00-04-00/342189710_939479100704154_2078894233871262997_n-150x150.jpg)</text:a>
</text:p>
      <text:p text:style-name="P4">
<text:a xlink:type="simple" xlink:href="https://armyinform.com.ua/wp-content/uploads/2023/04/342193408_611214297545760_6539147046506352555_n.jpg" text:style-name="Internet_20_link" text:visited-style-name="Visited_20_Internet_20_Link">
<draw:frame draw:style-name="fr1" draw:name="Image323" text:anchor-type="as-char" svg:width="6.9236in" svg:height="6.9236in" draw:z-index="0">
<draw:image xlink:href="../Images/AРМІЯINFORM/2023-04-18T66-00-00-04-00/342193408_611214297545760_6539147046506352555_n-150x150.jpg" xlink:type="simple" xlink:show="embed" xlink:actuate="onLoad" draw:mime-type="image/jpeg"/>
</draw:frame>
</text:a>
It is reported that on April 11, Leopard 2 tanks were loaded and transported a half-daily event of Poland by the royal Air Force by Canada Boeing C-17 Globemasteriiii as part of the Operation Unifier program.</text:p>
      <text:p text:style-name="P4">
Currently, Canada has delivered 8 LEOPARD 2 tanks as part of military aid.</text:p>
      <text:p text:style-name="P4">
<text:a xlink:type="simple" xlink:href="https://armyinform.com.ua/wp-content/uploads/2023/04/342189651_890786588700533_4682466148261354526_n.jpg" text:style-name="Internet_20_link" text:visited-style-name="Visited_20_Internet_20_Link">
!(Images/AРМІЯINFORM/2023-04-18T66-00-00-04-00/342189651_890786588700533_4682466148261354526_n-150x150.jpg)</text:a>
</text:p>
      <text:p text:style-name="P4">
<text:a xlink:type="simple" xlink:href="https://armyinform.com.ua/wp-content/uploads/2023/04/342182704_768094144666015_419286063261095859_n.jpg" text:style-name="Internet_20_link" text:visited-style-name="Visited_20_Internet_20_Link">
<draw:frame draw:style-name="fr1" draw:name="Image324" text:anchor-type="as-char" svg:width="6.9236in" svg:height="6.9236in" draw:z-index="0">
<draw:image xlink:href="../Images/AРМІЯINFORM/2023-04-18T66-00-00-04-00/342182704_768094144666015_419286063261095859_n-150x150.jpg" xlink:type="simple" xlink:show="embed" xlink:actuate="onLoad" draw:mime-type="image/jpeg"/>
</draw:frame>
</text:a>
</text:p>
      <text:p text:style-name="P4">
News Source: <text:a xlink:type="simple" xlink:href="https://armyinform.com.ua/2023/04/18/u-zbrojnyh-sylah-kanady-pokazaly-yak-dostavlyaly-tanky-leopard-2-dlya-ukrayiny/" text:style-name="Internet_20_link" text:visited-style-name="Visited_20_Internet_20_Link">
https://armyinform.com.ua/2023/04/18/u-zbrojnyh-sylah-kanady-pokazaly-yak-dostavlyaly-tanky-leopard-2-dlya-ukrayiny/</text:a>
</text:p>
      <!--NEWS-->
      <text:h text:style-name="P10" text:outline-level="1">
<text:span text:style-name="T4">
"Only victory of life stops evil": President on Pam ’ Holocaust Victims</text:span>
</text:h>
      <text:p text:style-name="P4">
Author: ['АРМІЯINFORM']</text:p>
      <text:p text:style-name="P4">
Time: 2023-04-18T67:00:00-04:00</text:p>
      <text:p text:style-name="P4">
Description: President of Ukraine Volodymyr Zelensky, sending the Pam'yat єvreyv, killed pіd huts holokost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08550000-0a00-0242-9a5c-08db006c4e42_w650_r0_s-1.jpg" text:style-name="Internet_20_link" text:visited-style-name="Visited_20_Internet_20_Link">
08550000-0a00-0242-9a5c-08db006c4e42_w650_r0_s-1.jpg</text:a>
']</text:p>
      <text:p text:style-name="P4">
Tags: ['ВОЛОДИМИР ЗЕЛЕНСЬКИЙ', 'ВШАНУВАВ МА', 'ГОЛОКОСТ']</text:p>
      <text:p text:style-name="P4">
Category: News</text:p>
      <!--METADATA-->
      <text:p text:style-name="P4">
<draw:frame draw:style-name="fr1" draw:name="Image325" text:anchor-type="as-char" svg:width="6.9236in" svg:height="4.09025in" draw:z-index="0">
<draw:image xlink:href="../Images/AРМІЯINFORM/2023-04-18T67-00-00-04-00/08550000-0a00-0242-9a5c-08db006c4e42_w650_r0_s-1.jpg" xlink:type="simple" xlink:show="embed" xlink:actuate="onLoad" draw:mime-type="image/jpeg"/>
</draw:frame>
President of Ukraine Volodymyr Zelensky honored the memory of the Jews killed during the voice and stressed that only the victory of life stops evil.</text:p>
      <text:p text:style-name="P4">
About the head of state <text:a xlink:type="simple" xlink:href="https://twitter.com/ZelenskyyUa/status/1648245417509781511" text:style-name="Internet_20_link" text:visited-style-name="Visited_20_Internet_20_Link">
wrote</text:a>
In Twitter.</text:p>
      <text:p text:style-name="P4">
“Today we honor the memory of millions of Jews killed during the Holocaust. We remember: only the victory of life stops evil. Whatever the hatred of the head of the head, life must win - law and power. We appreciate all who have come to remember the Holocaust. We appreciate everyone who protects life, ”he says in his report.</text:p>
      <text:p text:style-name="P4">
News Source: <text:a xlink:type="simple" xlink:href="https://armyinform.com.ua/2023/04/18/lyshe-peremoga-zhyttya-zupynyaye-zlo-prezydent-u-den-pamyati-zhertv-golokostu/" text:style-name="Internet_20_link" text:visited-style-name="Visited_20_Internet_20_Link">
https://armyinform.com.ua/2023/04/18/lyshe-peremoga-zhyttya-zupynyaye-zlo-prezydent-u-den-pamyati-zhertv-golokostu/</text:a>
</text:p>
      <!--NEWS-->
      <text:h text:style-name="P10" text:outline-level="1">
<text:span text:style-name="T4">
The occupiers were fired at Chernihiv and Sumy region again</text:span>
</text:h>
      <text:p text:style-name="P4">
Author: ['АРМІЯINFORM']</text:p>
      <text:p text:style-name="P4">
Time: 2023-04-18T68:00:00-04:00</text:p>
      <text:p text:style-name="P4">
Description: Vrantzi 18 KVITRY Rosіyskі Vіsyca Trichi gave the prinnemon of Summonnoye that Chernigiv -Soko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60499-1_large.jpg" text:style-name="Internet_20_link" text:visited-style-name="Visited_20_Internet_20_Link">
160499-1_large.jpg</text:a>
']</text:p>
      <text:p text:style-name="P4">
Tags: ['STOPRUSSIA', 'АГРЕСІЯ РФ', 'ОБСТРІЛИ', 'СУМЩИНА', 'ЧЕРНІГІВЩИНА']</text:p>
      <text:p text:style-name="P4">
Category: News</text:p>
      <!--METADATA-->
      <text:p text:style-name="P4">
<draw:frame draw:style-name="fr1" draw:name="Image326" text:anchor-type="as-char" svg:width="6.9236in" svg:height="4.615733in" draw:z-index="0">
<draw:image xlink:href="../Images/AРМІЯINFORM/2023-04-18T68-00-00-04-00/160499-1_large.jpg" xlink:type="simple" xlink:show="embed" xlink:actuate="onLoad" draw:mime-type="image/jpeg"/>
</draw:frame>
On the morning of April 18, Russian troops hit the border of Sumy and Chernyhiv regions, one of the blows of the invaders struck a managed aviation.</text:p>
      <text:p text:style-name="P4">
About it <text:a xlink:type="simple" xlink:href="https://www.facebook.com/kommander.nord/posts/pfbid0aQ61LpGJkpbbRW6or8x2ZsqfdWPyxKnGLUW6eQZ5Xzm9wtnHXDTsa5qbuPPh5odJl" text:style-name="Internet_20_link" text:visited-style-name="Visited_20_Internet_20_Link">
informs</text:a>
Operational Command "North".</text:p>
      <text:p text:style-name="P4">
Thus, from 09:30 to 09:40 fixed <text:span text:style-name="T4">
 5 parishes </text:span>
, probably with a mortar 120 mm, in the area of N.P. Root.</text:p>
      <text:p text:style-name="P4">
From 10:30 to 10:40 the <text:span text:style-name="T4">
 6 parishes </text:span>
, probably with a mortar 82 mm, Uda NP. Boyar-leaving.</text:p>
      <text:p text:style-name="P4">
About 10:30 was recorded <text:span text:style-name="T4">
 1 arrival </text:span>
 probably released from the Su-35 aircraft, to the area of NP. Timonovichi.</text:p>
      <text:p text:style-name="P4">
There was no information about losses among the local population or damage to civilian infrastructure.</text:p>
      <text:p text:style-name="P4">
News Source: <text:a xlink:type="simple" xlink:href="https://armyinform.com.ua/2023/04/18/okupanty-vchergove-obstrilyaly-chernigivshhynu-ta-sumshhynu/" text:style-name="Internet_20_link" text:visited-style-name="Visited_20_Internet_20_Link">
https://armyinform.com.ua/2023/04/18/okupanty-vchergove-obstrilyaly-chernigivshhynu-ta-sumshhynu/</text:a>
</text:p>
      <!--NEWS-->
      <text:h text:style-name="P10" text:outline-level="1">
<text:span text:style-name="T4">
OK "South": Russia has increased the number of rocket carriers in the Black Sea</text:span>
</text:h>
      <text:p text:style-name="P4">
Author: ['АРМІЯINFORM']</text:p>
      <text:p text:style-name="P4">
Time: 2023-04-18T69:00:00-04:00</text:p>
      <text:p text:style-name="P4">
Description: The village at 13:00 18 kvytniy Zbilshil of his own rocket -bearing at the Chorny Morin to ... the war with Ukraine 2022, the war with Ukraine is the latest news today, the news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630_360_1670245790-453-1.jpeg" text:style-name="Internet_20_link" text:visited-style-name="Visited_20_Internet_20_Link">
630_360_1670245790-453-1.jpeg</text:a>
']</text:p>
      <text:p text:style-name="P4">
Tags: ['НАТАЛІЯ ГУМЕНЮК', 'РАКЕТИ «КАЛІБР»', 'ЧОРНЕ МОРЕ']</text:p>
      <text:p text:style-name="P4">
Category: News</text:p>
      <!--METADATA-->
      <text:p text:style-name="P4">
<draw:frame draw:style-name="fr1" draw:name="Image327" text:anchor-type="as-char" svg:width="6.9236in" svg:height="3.956343in" draw:z-index="0">
<draw:image xlink:href="../Images/AРМІЯINFORM/2023-04-18T69-00-00-04-00/630_360_1670245790-453-1.jpeg" xlink:type="simple" xlink:show="embed" xlink:actuate="onLoad" draw:mime-type="image/jpeg"/>
</draw:frame>
As of 13:00 on April 18, Russia increased its number of rocket launchers to four.</text:p>
      <text:p text:style-name="P4">
About it <text:a xlink:type="simple" xlink:href="https://www.facebook.com/OperationalCommandSouth/posts/pfbid0a1b93q9dfzXfQDjV2x6hxHCNaJpgnE5n4vFcRZV6pEU2iL8sCwhPJHRyUd4BRUgSl" text:style-name="Internet_20_link" text:visited-style-name="Visited_20_Internet_20_Link">
reports</text:a>
Operational Command "South".</text:p>
      <text:p text:style-name="P4">
"Currently, two surfaces and two submarine rocket launchers may have a total of 2️4 calibers," the message reads.</text:p>
      <text:p text:style-name="P4">
Earlier, the head of the united coordination press center of Defense forces of Southwatalya Humeniuk <text:a xlink:type="simple" xlink:href="https://armyinform.com.ua/2023/04/18/na-bojovomu-cherguvanni-u-chornomu-mori-perebuvayut-try-raketonosiyi-nataliya-gumenyuk/" text:style-name="Internet_20_link" text:visited-style-name="Visited_20_Internet_20_Link">
reported</text:a>
as of 11:00 on April 18, 11 Russian ships were in the Black Sea on the Black Sea, including three carriers of winged missiles.</text:p>
      <text:p text:style-name="P4">
News Source: <text:a xlink:type="simple" xlink:href="https://armyinform.com.ua/2023/04/18/ok-pivden-rosiya-zbilshyla-kilkist-raketonosiyiv-u-chornomu-mori/" text:style-name="Internet_20_link" text:visited-style-name="Visited_20_Internet_20_Link">
https://armyinform.com.ua/2023/04/18/ok-pivden-rosiya-zbilshyla-kilkist-raketonosiyiv-u-chornomu-mori/</text:a>
</text:p>
      <!--NEWS-->
      <text:h text:style-name="P10" text:outline-level="1">
<text:span text:style-name="T4">
For the sergeants will create weekly courses in psychological training - Nazim Agayev</text:span>
</text:h>
      <text:p text:style-name="P4">
Author: ['АРМІЯINFORM']</text:p>
      <text:p text:style-name="P4">
Time: 2023-04-18T70:00:00-04:00</text:p>
      <text:p text:style-name="P4">
Description: The Mini Construction of the Defense at once by the head of the moral and psychological forgetfu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2023-03-30-15.19.34.jpg" text:style-name="Internet_20_link" text:visited-style-name="Visited_20_Internet_20_Link">
2023-03-30-15.19.34.jpg</text:a>
']</text:p>
      <text:p text:style-name="P4">
Tags: []</text:p>
      <text:p text:style-name="P4">
Category: News</text:p>
      <!--METADATA-->
      <text:p text:style-name="P4">
<draw:frame draw:style-name="fr1" draw:name="Image328" text:anchor-type="as-char" svg:width="6.9236in" svg:height="4.611118in" draw:z-index="0">
<draw:image xlink:href="../Images/AРМІЯINFORM/2023-04-18T70-00-00-04-00/2023-03-30-15.19.34.jpg" xlink:type="simple" xlink:show="embed" xlink:actuate="onLoad" draw:mime-type="image/jpeg"/>
</draw:frame>
The Ministry of Defense, together with the Main Department of Moral and Psychological Support of the Armed Forces, is working on a project with the working name "combat psychologist". Protess reported in <text:a xlink:type="simple" xlink:href="https://armyinform.com.ua/2023/04/18/vseukrayinska-programa-mentalnogo-zdorovya-ty-yak-vijskovyj-aspekt/" text:style-name="Internet_20_link" text:visited-style-name="Visited_20_Internet_20_Link">
interview</text:a>
Armyinform Acting Director of the Department of Humanitarian Support of the Ministry of Defense of Ukraine Candidate of Psychological Sciences Nazim Agayev.</text:p>
      <ul>
        <li>
In order for us to have psychological information from all units, it is talked that the main sergeant of the platoon has the function of psychological support of our subordinates, - said Nazim Asafovich. - It is assumed that a week will be created for a week, where purely practical will be worked out: understanding of psychological states that a person experiences during a life -threatening life, forms and methods of maintaining personnel on the forefront, tracking on external characteristics of a person's condition.</li>
      </ul>
      <text:p text:style-name="P4">
Sergeants will learn how to see a person with suicidal intentions and connect the intra-psychic and external acts of the act. They need to recognize such a person, keep him from suicide and transfer to the group of controversial stress.</text:p>
      <text:p text:style-name="P4">
News Source: <text:a xlink:type="simple" xlink:href="https://armyinform.com.ua/2023/04/18/dlya-serzhantiv-stvoryat-tyzhnevi-kursy-z-psyhologichnoyi-pidgotovky-nazim-agayev/" text:style-name="Internet_20_link" text:visited-style-name="Visited_20_Internet_20_Link">
https://armyinform.com.ua/2023/04/18/dlya-serzhantiv-stvoryat-tyzhnevi-kursy-z-psyhologichnoyi-pidgotovky-nazim-agayev/</text:a>
</text:p>
      <!--NEWS-->
      <text:h text:style-name="P10" text:outline-level="1">
<text:span text:style-name="T4">
The head of state visited the leading positions of Ukrainian defenders in Donetsk region</text:span>
</text:h>
      <text:p text:style-name="P4">
Author: ['АРМІЯINFORM']</text:p>
      <text:p text:style-name="P4">
Time: 2023-04-18T71:00:00-04:00</text:p>
      <text:p text:style-name="P4">
Description: PID Hour Robochka in Donetsk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256bca778f91ca0e1c94fa8e34938ea_1681815636_extra_large.jpeg" text:style-name="Internet_20_link" text:visited-style-name="Visited_20_Internet_20_Link">
a256bca778f91ca0e1c94fa8e34938ea_1681815636_extra_large.jpeg</text:a>
', '<text:a xlink:type="simple" xlink:href="https://armyinform.com.ua/wp-content/uploads/2023/04/1879cf37d4cc222ad120355ff4680992_1681815727_extra_large.jpeg" text:style-name="Internet_20_link" text:visited-style-name="Visited_20_Internet_20_Link">
1879cf37d4cc222ad120355ff4680992_1681815727_extra_large.jpeg</text:a>
', '<text:a xlink:type="simple" xlink:href="https://armyinform.com.ua/wp-content/uploads/2023/04/a9527375aa59d179ae47f5f9fda0610e_1681815725_extra_large.jpeg" text:style-name="Internet_20_link" text:visited-style-name="Visited_20_Internet_20_Link">
a9527375aa59d179ae47f5f9fda0610e_1681815725_extra_large.jpeg</text:a>
']</text:p>
      <text:p text:style-name="P4">
Tags: ['АВДІЇВКА', 'ВОЛОДИМИР ЗЕЛЕНСЬКИЙ']</text:p>
      <text:p text:style-name="P4">
Category: News</text:p>
      <!--METADATA-->
      <text:p text:style-name="P4">
<draw:frame draw:style-name="fr1" draw:name="Image329" text:anchor-type="as-char" svg:width="6.9236in" svg:height="4.617948in" draw:z-index="0">
<draw:image xlink:href="../Images/AРМІЯINFORM/2023-04-18T71-00-00-04-00/a256bca778f91ca0e1c94fa8e34938ea_1681815636_extra_large.jpeg" xlink:type="simple" xlink:show="embed" xlink:actuate="onLoad" draw:mime-type="image/jpeg"/>
</draw:frame>
During his working trip to Donetsk region, President of Ukraine Volodymyrzelensky visited the leading positions of Ukrainian defenders in Avdiivka.</text:p>
      <text:p text:style-name="P4">
About it <text:a xlink:type="simple" xlink:href="https://www.president.gov.ua/news/glava-derzhavi-vidvidav-peredovi-poziciyi-ukrayinskih-zahisn-82321" text:style-name="Internet_20_link" text:visited-style-name="Visited_20_Internet_20_Link">
informs</text:a>
Office of the President of Ukraine.</text:p>
      <text:p text:style-name="P4">
The head of state heard the report of the commander of the operational-tactical group "Donetsk" on the situation in the area of his responsibility.</text:p>
      <text:p text:style-name="P4">
Volodymyr Zelensky communicated with the Marine Corps, Airborne Assault, Mechanized and Artillery Units and thanked them with their service.</text:p>
      <text:p text:style-name="P4">
<draw:frame draw:style-name="fr1" draw:name="Image330" text:anchor-type="as-char" svg:width="6.9236in" svg:height="4.617948in" draw:z-index="0">
<draw:image xlink:href="../Images/AРМІЯINFORM/2023-04-18T71-00-00-04-00/1879cf37d4cc222ad120355ff4680992_1681815727_extra_large.jpeg" xlink:type="simple" xlink:show="embed" xlink:actuate="onLoad" draw:mime-type="image/jpeg"/>
</draw:frame>
“I have the honor to be here, thank you for the service, for the fact that we have defended the land, Ukraine, our families. I congratulate you on the holidays, with Easter, and only wish you a victory - what I wish every Ukrainian, which is very important for the high. I wish all of you and your families and sincerely grateful from every Ukrainian for the great way you go daily, ”he said.</text:p>
      <text:p text:style-name="P4">
<draw:frame draw:style-name="fr1" draw:name="Image331" text:anchor-type="as-char" svg:width="6.9236in" svg:height="4.617948in" draw:z-index="0">
<draw:image xlink:href="../Images/AРМІЯINFORM/2023-04-18T71-00-00-04-00/a9527375aa59d179ae47f5f9fda0610e_1681815725_extra_large.jpeg" xlink:type="simple" xlink:show="embed" xlink:actuate="onLoad" draw:mime-type="image/jpeg"/>
</draw:frame>
</text:p>
      <text:p text:style-name="P4">
News Source: <text:a xlink:type="simple" xlink:href="https://armyinform.com.ua/2023/04/18/glava-derzhavy-vidvidav-peredovi-pozycziyi-ukrayinskyh-zahysnykiv-na-donechchyni/" text:style-name="Internet_20_link" text:visited-style-name="Visited_20_Internet_20_Link">
https://armyinform.com.ua/2023/04/18/glava-derzhavy-vidvidav-peredovi-pozycziyi-ukrayinskyh-zahysnykiv-na-donechchyni/</text:a>
</text:p>
      <!--NEWS-->
      <text:h text:style-name="P10" text:outline-level="1">
<text:span text:style-name="T4">
The suspicion of the Director of the Zaporozhye NPP was reported, which disconnected the station from the power system of Ukraine</text:span>
</text:h>
      <text:p text:style-name="P4">
Author: ['АРМІЯINFORM']</text:p>
      <text:p text:style-name="P4">
Time: 2023-04-18T72:00:00-04:00</text:p>
      <text:p text:style-name="P4">
Description: Zibrazo Docazova Base on the Shchel of one Rosieki official, honored to the sew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2023-04-18_14-33-42.jpg" text:style-name="Internet_20_link" text:visited-style-name="Visited_20_Internet_20_Link">
photo_2023-04-18_14-33-42.jpg</text:a>
']</text:p>
      <text:p text:style-name="P4">
Tags: ['STOPRUSSIA', 'АГРЕСІЯ РФ', 'ЗАЕС', 'СБУ']</text:p>
      <text:p text:style-name="P4">
Category: News</text:p>
      <!--METADATA-->
      <text:p text:style-name="P4">
<draw:frame draw:style-name="fr1" draw:name="Image332" text:anchor-type="as-char" svg:width="6.9236in" svg:height="3.894525in" draw:z-index="0">
<draw:image xlink:href="../Images/AРМІЯINFORM/2023-04-18T72-00-00-04-00/photo_2023-04-18_14-33-42.jpg" xlink:type="simple" xlink:show="embed" xlink:actuate="onLoad" draw:mime-type="image/jpeg"/>
</draw:frame>
An evidence base for another Russian official, involved in the occupation regime in a temporarily captured part of Ukraine, has been collected. The reserves of investigative actions reported the suspicion of the "Director" of Zaporizhzhya Aesoleg Romanenko.</text:p>
      <text:p text:style-name="P4">
Prior to that, the Russian was the chief engineer of the Balakovsky atomic power plant in the Saratov region of the aggressor country.</text:p>
      <text:p text:style-name="P4">
After the capture of the Ukrainian energy object, Romanenko became the "director" created by the invaders of the "operating organization of Zaporizhzhya NPP", which takes place in the structure of Rosatom.</text:p>
      <text:p text:style-name="P4">
It was established that from March 11 to November last year, he ensured the execution of Moscow's instructions for the shutdown of the nuclear power plant from the united power system of Ukraine.</text:p>
      <text:p text:style-name="P4">
Subsequently, the "official" organized the work of the atomic object in the interests of theakhrosius.</text:p>
      <text:p text:style-name="P4">
To do this, he incited NPP workers to support the occupiers and cooperate them.</text:p>
      <text:p text:style-name="P4">
In case of disagreement - threatened "liberation" and persecution by the Karlnyhorgans of the Russian Federation.</text:p>
      <text:p text:style-name="P4">
On the basis of the evidence collected, investigators of the Security Service informed the Romance -click on violation of the laws and customs of war and treason, committed by the martial law.</text:p>
      <text:p text:style-name="P4">
The attacker is threatened with life imprisonment.</text:p>
      <text:p text:style-name="P4">
<text:span text:style-name="T4">
 Source: </text:span>
 <text:a xlink:type="simple" xlink:href="https://ssu.gov.ua/novyny/sbu-povidomyla-pro-pidozru-okupatsiinomu-ochilnyku-zaporizkoi-aes-yakyi-vidiednav-stantsiiu-vid-enerhosystemy-ukrainy" text:style-name="Internet_20_link" text:visited-style-name="Visited_20_Internet_20_Link">
C <text:span text:style-name="T5">
B</text:span>
</text:a>
</text:p>
      <text:p text:style-name="P4">
News Source: <text:a xlink:type="simple" xlink:href="https://armyinform.com.ua/2023/04/18/povidomleno-pro-pidozru-dyrektoru-zaporizkoyi-aes-rosiyanynu-olegu-romanenku/" text:style-name="Internet_20_link" text:visited-style-name="Visited_20_Internet_20_Link">
https://armyinform.com.ua/2023/04/18/povidomleno-pro-pidozru-dyrektoru-zaporizkoyi-aes-rosiyanynu-olegu-romanenku/</text:a>
</text:p>
      <!--NEWS-->
      <text:h text:style-name="P10" text:outline-level="1">
<text:span text:style-name="T4">
In Avdiivka, the military presented Vladimir Zelensky Kein and Chevron</text:span>
</text:h>
      <text:p text:style-name="P4">
Author: ['АРМІЯINFORM']</text:p>
      <text:p text:style-name="P4">
Time: 2023-04-18T73:00:00-04:00</text:p>
      <text:p text:style-name="P4">
Description: PID Hour Robochka in Donetsk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1.jpeg" text:style-name="Internet_20_link" text:visited-style-name="Visited_20_Internet_20_Link">
1-1.jpeg</text:a>
', '<text:a xlink:type="simple" xlink:href="https://armyinform.com.ua/wp-content/uploads/2023/04/4-3-150x150.jpeg" text:style-name="Internet_20_link" text:visited-style-name="Visited_20_Internet_20_Link">
4-3-150x150.jpeg</text:a>
', '<text:a xlink:type="simple" xlink:href="https://armyinform.com.ua/wp-content/uploads/2023/04/5-1-150x150.jpeg" text:style-name="Internet_20_link" text:visited-style-name="Visited_20_Internet_20_Link">
5-1-150x150.jpeg</text:a>
', '<text:a xlink:type="simple" xlink:href="https://armyinform.com.ua/wp-content/uploads/2023/04/6-2-150x150.jpeg" text:style-name="Internet_20_link" text:visited-style-name="Visited_20_Internet_20_Link">
6-2-150x150.jpeg</text:a>
']</text:p>
      <text:p text:style-name="P4">
Tags: ['АВДІЇВКА', 'ВОЛОДИМИР ЗЕЛЕНСЬКИЙ', 'НАГОРОДЖЕННЯ ВІЙСЬКОВОСЛУЖБОВЦІВ']</text:p>
      <text:p text:style-name="P4">
Category: News</text:p>
      <!--METADATA-->
      <text:p text:style-name="P4">
<draw:frame draw:style-name="fr1" draw:name="Image333" text:anchor-type="as-char" svg:width="6.9236in" svg:height="4.617948in" draw:z-index="0">
<draw:image xlink:href="../Images/AРМІЯINFORM/2023-04-18T73-00-00-04-00/1-1.jpeg" xlink:type="simple" xlink:show="embed" xlink:actuate="onLoad" draw:mime-type="image/jpeg"/>
</draw:frame>
During his working trip to Donetsk region, President of Ukraine Volodymyrzelensky visited the leading positions of Ukrainian defenders in Avdiivka, deduced state awards for military personnel.</text:p>
      <text:p text:style-name="P4">
About it <text:a xlink:type="simple" xlink:href="https://www.president.gov.ua/news/glava-derzhavi-vidvidav-peredovi-poziciyi-ukrayinskih-zahisn-82321" text:style-name="Internet_20_link" text:visited-style-name="Visited_20_Internet_20_Link">
informs</text:a>
Office of the President of Ukraine.</text:p>
      <text:p text:style-name="P4">
Defenders received the orders of Bohdan Khmelnitsky II and III degrees, as well as "for courage" of II and III degrees.</text:p>
      <text:p text:style-name="P4">
<text:a xlink:type="simple" xlink:href="https://armyinform.com.ua/wp-content/uploads/2023/04/4-3.jpeg" text:style-name="Internet_20_link" text:visited-style-name="Visited_20_Internet_20_Link">
!(Images/AРМІЯINFORM/2023-04-18T73-00-00-04-00/4-3-150x150.jpeg)</text:a>
</text:p>
      <text:p text:style-name="P4">
<text:a xlink:type="simple" xlink:href="https://armyinform.com.ua/wp-content/uploads/2023/04/5-1.jpeg" text:style-name="Internet_20_link" text:visited-style-name="Visited_20_Internet_20_Link">
<draw:frame draw:style-name="fr1" draw:name="Image334" text:anchor-type="as-char" svg:width="6.9236in" svg:height="6.9236in" draw:z-index="0">
<draw:image xlink:href="../Images/AРМІЯINFORM/2023-04-18T73-00-00-04-00/5-1-150x150.jpeg" xlink:type="simple" xlink:show="embed" xlink:actuate="onLoad" draw:mime-type="image/jpeg"/>
</draw:frame>
</text:a>
</text:p>
      <text:p text:style-name="P4">
<text:a xlink:type="simple" xlink:href="https://armyinform.com.ua/wp-content/uploads/2023/04/6-2.jpeg" text:style-name="Internet_20_link" text:visited-style-name="Visited_20_Internet_20_Link">
<draw:frame draw:style-name="fr1" draw:name="Image335" text:anchor-type="as-char" svg:width="6.9236in" svg:height="6.9236in" draw:z-index="0">
<draw:image xlink:href="../Images/AРМІЯINFORM/2023-04-18T73-00-00-04-00/6-2-150x150.jpeg" xlink:type="simple" xlink:show="embed" xlink:actuate="onLoad" draw:mime-type="image/jpeg"/>
</draw:frame>
</text:a>
Instead, the military gave the head of state a military koin, chevron and docuza symbolism of the 110th separate mechanized brigade.</text:p>
      <text:p text:style-name="P4">
News Source: <text:a xlink:type="simple" xlink:href="https://armyinform.com.ua/2023/04/18/v-avdiyivczi-vijskovi-podaruvaly-volodymyru-zelenskomu-koyin-ta-shevron/" text:style-name="Internet_20_link" text:visited-style-name="Visited_20_Internet_20_Link">
https://armyinform.com.ua/2023/04/18/v-avdiyivczi-vijskovi-podaruvaly-volodymyru-zelenskomu-koyin-ta-shevron/</text:a>
</text:p>
      <!--NEWS-->
      <text:h text:style-name="P10" text:outline-level="1">
<text:span text:style-name="T4">
Special Forces near Bakhmut knocked down the enemy drone "Grenat-1"</text:span>
</text:h>
      <text:p text:style-name="P4">
Author: ['АРМІЯINFORM']</text:p>
      <text:p text:style-name="P4">
Time: 2023-04-18T74:00:00-04:00</text:p>
      <text:p text:style-name="P4">
Description: Bila Bakhmut by operators of the MOST BUV Zbitiya Rosiysky UAV type "Grenat-1".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bez-imeni-8.jpg" text:style-name="Internet_20_link" text:visited-style-name="Visited_20_Internet_20_Link">
bez-imeni-8.jpg</text:a>
']</text:p>
      <text:p text:style-name="P4">
Tags: ['STOPRUSSIA', 'АГРЕСІЯ РФ', 'БПЛА', 'ГРАНАТ-1', 'ССО ЗСУ', 'ХРОНІКА ОБОРОНИ']</text:p>
      <text:p text:style-name="P4">
Category: News</text:p>
      <!--METADATA-->
      <text:p text:style-name="P4">
<draw:frame draw:style-name="fr1" draw:name="Image336" text:anchor-type="as-char" svg:width="6.9236in" svg:height="4.53438in" draw:z-index="0">
<draw:image xlink:href="../Images/AРМІЯINFORM/2023-04-18T74-00-00-04-00/bez-imeni-8.jpg" xlink:type="simple" xlink:show="embed" xlink:actuate="onLoad" draw:mime-type="image/jpeg"/>
</draw:frame>
Near Bakhmut, the SCO operators were shot down by a Russian UAV type "grenade-1".</text:p>
      <text:p text:style-name="P4">
About it <text:a xlink:type="simple" xlink:href="https://fb.watch/j_eyctdsHP/" text:style-name="Internet_20_link" text:visited-style-name="Visited_20_Internet_20_Link">
reports</text:a>
Command of the forces of specialist operations of the Armed Forces.</text:p>
      <text:p text:style-name="P4">
"He bounced our brothers for a long time, was buzzing and interfered with working, we have indicated the direction of the ship, he flew," - the message reads.</text:p>
      <text:p text:style-name="P4">
News Source: <text:a xlink:type="simple" xlink:href="https://armyinform.com.ua/2023/04/18/speczpryznachenczi-bilya-bahmuta-zbyly-vorozhyj-dron-granat-1/" text:style-name="Internet_20_link" text:visited-style-name="Visited_20_Internet_20_Link">
https://armyinform.com.ua/2023/04/18/speczpryznachenczi-bilya-bahmuta-zbyly-vorozhyj-dron-granat-1/</text:a>
</text:p>
      <!--NEWS-->
      <text:h text:style-name="P10" text:outline-level="1">
<text:span text:style-name="T4">
The President visited the hospital in Donetsk and awarded military personnel</text:span>
</text:h>
      <text:p text:style-name="P4">
Author: ['АРМІЯINFORM']</text:p>
      <text:p text:style-name="P4">
Time: 2023-04-18T75:00:00-04:00</text:p>
      <text:p text:style-name="P4">
Description: PID Hour Robochka in Donetsk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c24241c37b36d73697d4bf0f3a008df_1681816457_extra_large.jpeg" text:style-name="Internet_20_link" text:visited-style-name="Visited_20_Internet_20_Link">
fc24241c37b36d73697d4bf0f3a008df_1681816457_extra_large.jpeg</text:a>
', '<text:a xlink:type="simple" xlink:href="https://armyinform.com.ua/wp-content/uploads/2023/04/c0aa0ab6bcf686a56a55ab20dc809fa8_1681816455_extra_large-150x150.jpeg" text:style-name="Internet_20_link" text:visited-style-name="Visited_20_Internet_20_Link">
c0aa0ab6bcf686a56a55ab20dc809fa8_1681816455_extra_large-150x150.jpeg</text:a>
', '<text:a xlink:type="simple" xlink:href="https://armyinform.com.ua/wp-content/uploads/2023/04/2e5e515a800201df4948a69356b48581_1681816455_extra_large-150x150.jpeg" text:style-name="Internet_20_link" text:visited-style-name="Visited_20_Internet_20_Link">
2e5e515a800201df4948a69356b48581_1681816455_extra_large-150x150.jpeg</text:a>
', '<text:a xlink:type="simple" xlink:href="https://armyinform.com.ua/wp-content/uploads/2023/04/0cb1db2203e2f67c2c5b1f8f17598850_1681816498_extra_large-150x150.jpeg" text:style-name="Internet_20_link" text:visited-style-name="Visited_20_Internet_20_Link">
0cb1db2203e2f67c2c5b1f8f17598850_1681816498_extra_large-150x150.jpeg</text:a>
']</text:p>
      <text:p text:style-name="P4">
Tags: ['ВОЛОДИМИР ЗЕЛЕНСЬКИЙ', 'ДОНЕЧЧИНА']</text:p>
      <text:p text:style-name="P4">
Category: News</text:p>
      <!--METADATA-->
      <text:p text:style-name="P4">
<draw:frame draw:style-name="fr1" draw:name="Image337" text:anchor-type="as-char" svg:width="6.9236in" svg:height="4.617948in" draw:z-index="0">
<draw:image xlink:href="../Images/AРМІЯINFORM/2023-04-18T75-00-00-04-00/fc24241c37b36d73697d4bf0f3a008df_1681816457_extra_large.jpeg" xlink:type="simple" xlink:show="embed" xlink:actuate="onLoad" draw:mime-type="image/jpeg"/>
</draw:frame>
During his working trip to Donetsk region, President of Ukraine Volodymyrzelensky visited a hospital where Ukrainian defenders are treated.</text:p>
      <text:p text:style-name="P4">
About it <text:a xlink:type="simple" xlink:href="https://www.president.gov.ua/news/prezident-vidvidav-gospital-na-donechchini-j-nagorodiv-vijsk-82325" text:style-name="Internet_20_link" text:visited-style-name="Visited_20_Internet_20_Link">
informs</text:a>
Office of the President of Ukraine.</text:p>
      <text:p text:style-name="P4">
The Head of State got acquainted with the work of the advanced surgical group, in particular, the assortment department, the counter -shock, operating chambers and armoredive therapy. The President was also demonstrated by evacuation buses, capable of transporting five lying patients and 16 sitting. Autobus, equipped with modern medical equipment, has already made more than 90 flights.</text:p>
      <text:p text:style-name="P4">
Volodymyr Zelenskyy communicated with servicemen and presented them.</text:p>
      <text:p text:style-name="P4">
“Thank you for your service. I wish you a speedy recovery. All you have to do, ”the head of state said.</text:p>
      <text:p text:style-name="P4">
<text:a xlink:type="simple" xlink:href="https://armyinform.com.ua/wp-content/uploads/2023/04/c0aa0ab6bcf686a56a55ab20dc809fa8_1681816455_extra_large.jpeg" text:style-name="Internet_20_link" text:visited-style-name="Visited_20_Internet_20_Link">
!(Images/AРМІЯINFORM/2023-04-18T75-00-00-04-00/c0aa0ab6bcf686a56a55ab20dc809fa8_1681816455_extra_large-150x150.jpeg)</text:a>
</text:p>
      <text:p text:style-name="P4">
<text:a xlink:type="simple" xlink:href="https://armyinform.com.ua/wp-content/uploads/2023/04/2e5e515a800201df4948a69356b48581_1681816455_extra_large.jpeg" text:style-name="Internet_20_link" text:visited-style-name="Visited_20_Internet_20_Link">
<draw:frame draw:style-name="fr1" draw:name="Image338" text:anchor-type="as-char" svg:width="6.9236in" svg:height="6.9236in" draw:z-index="0">
<draw:image xlink:href="../Images/AРМІЯINFORM/2023-04-18T75-00-00-04-00/2e5e515a800201df4948a69356b48581_1681816455_extra_large-150x150.jpeg" xlink:type="simple" xlink:show="embed" xlink:actuate="onLoad" draw:mime-type="image/jpeg"/>
</draw:frame>
</text:a>
</text:p>
      <text:p text:style-name="P4">
<text:a xlink:type="simple" xlink:href="https://armyinform.com.ua/wp-content/uploads/2023/04/0cb1db2203e2f67c2c5b1f8f17598850_1681816498_extra_large.jpeg" text:style-name="Internet_20_link" text:visited-style-name="Visited_20_Internet_20_Link">
<draw:frame draw:style-name="fr1" draw:name="Image339" text:anchor-type="as-char" svg:width="6.9236in" svg:height="6.9236in" draw:z-index="0">
<draw:image xlink:href="../Images/AРМІЯINFORM/2023-04-18T75-00-00-04-00/0cb1db2203e2f67c2c5b1f8f17598850_1681816498_extra_large-150x150.jpeg" xlink:type="simple" xlink:show="embed" xlink:actuate="onLoad" draw:mime-type="image/jpeg"/>
</draw:frame>
</text:a>
The President also talked with the medical staff of the hospital and the representatives of the medical service of the Armed Forces of Ukraine by the Order of Danylo Halytsky for the rescue of Ukrainian defenders.</text:p>
      <text:p text:style-name="P4">
"I want to thank and wish you as a part of the team that chooses the convergence of Ukraine, the health that you give to our boys and girls," - said Volodymyr Zelensky.</text:p>
      <text:p text:style-name="P4">
News Source: <text:a xlink:type="simple" xlink:href="https://armyinform.com.ua/2023/04/18/prezydent-vidvidav-gospital-na-donechchyni-j-nagorodyv-vijskovosluzhbovcziv/" text:style-name="Internet_20_link" text:visited-style-name="Visited_20_Internet_20_Link">
https://armyinform.com.ua/2023/04/18/prezydent-vidvidav-gospital-na-donechchyni-j-nagorodyv-vijskovosluzhbovcziv/</text:a>
</text:p>
      <!--NEWS-->
      <text:h text:style-name="P10" text:outline-level="1">
<text:span text:style-name="T4">
"Sniper rifle on wheels": Alexei Reznikov showed what French wheel tanks look like</text:span>
</text:h>
      <text:p text:style-name="P4">
Author: ['АРМІЯINFORM']</text:p>
      <text:p text:style-name="P4">
Time: 2023-04-18T76:00:00-04:00</text:p>
      <text:p text:style-name="P4">
Description: Ministra of the defense of Ukraine Oleksiy Reznikov showing the Kolisni tanks AMX-10, Yaki Franziy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3-1.jpg" text:style-name="Internet_20_link" text:visited-style-name="Visited_20_Internet_20_Link">
foto-1-3-1.jpg</text:a>
', '<text:a xlink:type="simple" xlink:href="https://armyinform.com.ua/wp-content/uploads/2023/04/amx-10rc_info-1-scaled-2.jpg" text:style-name="Internet_20_link" text:visited-style-name="Visited_20_Internet_20_Link">
amx-10rc_info-1-scaled-2.jpg</text:a>
']</text:p>
      <text:p text:style-name="P4">
Tags: []</text:p>
      <text:p text:style-name="P4">
Category: News</text:p>
      <!--METADATA-->
      <text:p text:style-name="P4">
<draw:frame draw:style-name="fr1" draw:name="Image340" text:anchor-type="as-char" svg:width="6.9236in" svg:height="4.615733in" draw:z-index="0">
<draw:image xlink:href="../Images/AРМІЯINFORM/2023-04-18T76-00-00-04-00/foto-1-3-1.jpg" xlink:type="simple" xlink:show="embed" xlink:actuate="onLoad" draw:mime-type="image/jpeg"/>
</draw:frame>
Minister of Defense of Ukraine Alexei Reznikov showed wheel tanks <text:a xlink:type="simple" xlink:href="https://armyinform.com.ua/2023/01/06/franczuzki-kolisni-tanky-amx-10-rc-yaki-otrymaye-ukrayina-shho-pro-nyh-vidomo/" text:style-name="Internet_20_link" text:visited-style-name="Visited_20_Internet_20_Link">
AMX-10</text:a>
What France to put defense of Ukraine.</text:p>
      <text:p text:style-name="P4">
Video Head of Defense Office <text:a xlink:type="simple" xlink:href="https://twitter.com/oleksiireznikov/status/1648295927478644737" text:style-name="Internet_20_link" text:visited-style-name="Visited_20_Internet_20_Link">
Published</text:a>
In his tweet.</text:p>
      <text:p text:style-name="P4">
Alexei Reznikov noted that the AMX-10 received Ukrainian Marpichii compared these machines with a sniper rifle on fast wheels.</text:p>
      <text:p text:style-name="P4">
“These fast modern machines with powerful guns will help us free up our territory. This is how freedom, equality and brotherhood look like, ”he said.</text:p>
      <text:p text:style-name="Quotations">

<text:p text:style-name="P4">
Ukrainian Marines Welcome their new French-Made Cavalry, The AMX-10S!&gt;
 We Took It for A Spin Together with Our Warriors, and We Agreed to Call The&gt;
 AMX-10 The "Sniper Rifle on the Fast Wheels." &gt;
 Thank you to my colleague&gt;
 <text:a xlink:type="simple" xlink:href="https://twitter.com/SebLecornu" text:style-name="Internet_20_link" text:visited-style-name="Visited_20_Internet_20_Link">
@seblecornu</text:a>
and to&gt;
 <text:a xlink:type="simple" xlink:href="https://twitter.com/EmmanuelMacron" text:style-name="Internet_20_link" text:visited-style-name="Visited_20_Internet_20_Link">
@EmmanuelMacron</text:a>
&gt;
 with whom I had a chance to…&gt;
 <text:a xlink:type="simple" xlink:href="https://t.co/Ip4m152kk0" text:style-name="Internet_20_link" text:visited-style-name="Visited_20_Internet_20_Link">
pic.twitter.com/Ip4m152kk0</text:a>
&gt;
&gt;
 - Oleksiy Reznikov(@oleksireznikov)<text:a xlink:type="simple" xlink:href="https://twitter.com/oleksiireznikov/status/1648295927478644737" text:style-name="Internet_20_link" text:visited-style-name="Visited_20_Internet_20_Link">
April 18,&gt;
 2023</text:a>
The Minister of Defense of Ukraine thanked the French colleague Sebastien Lecorton, the President of France Emmanuel Macron and the French people.</text:p>

</text:p>
      <text:p text:style-name="P4">
<draw:frame draw:style-name="fr1" draw:name="Image341" text:anchor-type="as-char" svg:width="6.9236in" svg:height="5.106155in" draw:z-index="0">
<draw:image xlink:href="../Images/AРМІЯINFORM/2023-04-18T76-00-00-04-00/amx-10rc_info-1-scaled-2.jpg" xlink:type="simple" xlink:show="embed" xlink:actuate="onLoad" draw:mime-type="image/jpeg"/>
</draw:frame>
It was reported on the decision “to put for the first time(Ukraine)Light combat tanks French production ”<text:a xlink:type="simple" xlink:href="https://armyinform.com.ua/2023/01/06/franczuzki-kolisni-tanky-amx-10-rc-yaki-otrymaye-ukrayina-shho-pro-nyh-vidomo/" text:style-name="Internet_20_link" text:visited-style-name="Visited_20_Internet_20_Link">
Read</text:a>
And in the message of Nesyti of the Elysee Palace on the results of the telephone conversation of the leaders of the two -state.</text:p>
      <text:p text:style-name="P4">
News Source: <text:a xlink:type="simple" xlink:href="https://armyinform.com.ua/2023/04/18/snajperska-gvyntivka-na-kolesah-oleksij-reznikov-pokazav-yak-vyglyadayut-franczuzki-kolisni-tanky-amx-10/" text:style-name="Internet_20_link" text:visited-style-name="Visited_20_Internet_20_Link">
https://armyinform.com.ua/2023/04/18/snajperska-gvyntivka-na-kolesah-oleksij-reznikov-pokazav-yak-vyglyadayut-franczuzki-kolisni-tanky-amx-10/</text:a>
</text:p>
      <!--NEWS-->
      <text:h text:style-name="P10" text:outline-level="1">
<text:span text:style-name="T4">
Will judge Kherson's resident who served as an occupiers' office of "investigator"</text:span>
</text:h>
      <text:p text:style-name="P4">
Author: ['АРМІЯINFORM']</text:p>
      <text:p text:style-name="P4">
Time: 2023-04-18T77:00:00-04:00</text:p>
      <text:p text:style-name="P4">
Description: To the court, the accusations of Stosno Poskantsi Kherson was shut up for the fact of the Kolaboziyno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18-at-152928-e1681822135270.jpeg" text:style-name="Internet_20_link" text:visited-style-name="Visited_20_Internet_20_Link">
whatsapp-image-2023-04-18-at-152928-e1681822135270.jpeg</text:a>
']</text:p>
      <text:p text:style-name="P4">
Tags: ['STOPRUSSIA', 'АГРЕСІЯ РФ', 'КОЛАБОРАНТИ', 'ОФІС ГЕНЕРАЛЬНОГО ПРОКУРОРА УКРАЇНИ']</text:p>
      <text:p text:style-name="P4">
Category: News</text:p>
      <!--METADATA-->
      <text:p text:style-name="P4">
<draw:frame draw:style-name="fr1" draw:name="Image342" text:anchor-type="as-char" svg:width="6.9236in" svg:height="4.707315in" draw:z-index="0">
<draw:image xlink:href="../Images/AРМІЯINFORM/2023-04-18T77-00-00-04-00/whatsapp-image-2023-04-18-at-152928-e1681822135270.jpeg" xlink:type="simple" xlink:show="embed" xlink:actuate="onLoad" draw:mime-type="image/jpeg"/>
</draw:frame>
An indictment was sent to the court on Kherson resident on the fact In the spring of 2022 he went to the service of the illegitimate occupation authorities of a law enforcement agency - "the head of the management of the internal del in the Kherson region".</text:p>
      <text:p text:style-name="P4">
In the position of the so -called "investigator" city department, the malefactor and searches in the dwellings of the Kherson, illegally detained and factory cases. He also performed other tasks of the occupation administration aimed at establishing and establishing temporary occupation of the region.</text:p>
      <text:p text:style-name="P4">
The accused is currently in custody, where he will expect a sentence of court.</text:p>
      <text:p text:style-name="P4">
<text:span text:style-name="T4">
 Source: </text:span>
 <text:a xlink:type="simple" xlink:href="https://www.gp.gov.ua/ua/posts/suditimut-meskancya-xersona-yakii-sluziv-okupantam-na-posadi-tak-zvanogo-slidcogo" text:style-name="Internet_20_link" text:visited-style-name="Visited_20_Internet_20_Link">
<text:span text:style-name="T5">
opice of the Prosecutor General of Ukraine</text:span>
</text:a>
</text:p>
      <text:p text:style-name="P4">
News Source: <text:a xlink:type="simple" xlink:href="https://armyinform.com.ua/2023/04/18/sudytymut-meshkanczya-hersona-yakyj-sluzhyv-okupantam-na-posadi-tak-zvanogo-slidchogo/" text:style-name="Internet_20_link" text:visited-style-name="Visited_20_Internet_20_Link">
https://armyinform.com.ua/2023/04/18/sudytymut-meshkanczya-hersona-yakyj-sluzhyv-okupantam-na-posadi-tak-zvanogo-slidchogo/</text:a>
</text:p>
      <!--NEWS-->
      <text:h text:style-name="P10" text:outline-level="1">
<text:span text:style-name="T4">
In Iran, sentences were declared to probable culprits in the PS752 flight crash crash</text:span>
</text:h>
      <text:p text:style-name="P4">
Author: ['АРМІЯINFORM']</text:p>
      <text:p text:style-name="P4">
Time: 2023-04-18T78:00:00-04:00</text:p>
      <text:p text:style-name="P4">
Description: Tzheogo Tizhnya Irania, she was the verdict of the criminal process of the opposition of the guilty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82a460b5ceaa39e.jpg" text:style-name="Internet_20_link" text:visited-style-name="Visited_20_Internet_20_Link">
082a460b5ceaa39e.jpg</text:a>
']</text:p>
      <text:p text:style-name="P4">
Tags: ['МЗС', 'РЕЙС PS752']</text:p>
      <text:p text:style-name="P4">
Category: News</text:p>
      <!--METADATA-->
      <text:p text:style-name="P4">
<draw:frame draw:style-name="fr1" draw:name="Image343" text:anchor-type="as-char" svg:width="6.9236in" svg:height="3.896222in" draw:z-index="0">
<draw:image xlink:href="../Images/AРМІЯINFORM/2023-04-18T78-00-00-04-00/082a460b5ceaa39e.jpg" xlink:type="simple" xlink:show="embed" xlink:actuate="onLoad" draw:mime-type="image/jpeg"/>
</draw:frame>
This week, Iran announced verdicts in criminal processes against the probables of the PS752 flight over Tehran.</text:p>
      <text:p text:style-name="P4">
About this <text:a xlink:type="simple" xlink:href="https://mfa.gov.ua/news/spilna-zayava-mizhnarodnoyi-grupi-z-koordinaciyi-dopomogi-zhertvam-rejsu-ps752-shchodo-sudovih-procesiv-v-irani" text:style-name="Internet_20_link" text:visited-style-name="Visited_20_Internet_20_Link">
it is referred</text:a>
The Association of the International Group on Coordination of Assistance to Victims of the Flight, the Ministry of Foreign Affairs of Ukraine reports.</text:p>
      <text:p text:style-name="P4">
“Fictitious lawsuits that have taken place in Tehran should not distract the world from Iran's failure to fulfill their international obligations and avoid responsibility for their actions. Neither the lawsuits nor the sentences announced by this event have brought the truth or justice to the victims. The whole process, starting with Iran's investigation, was not impartial and transparent, ”the statement reads.</text:p>
      <text:p text:style-name="P4">
The Foreign Ministry added that families of 176 innocent victims are still waiting for the justice they deserve.</text:p>
      <text:p text:style-name="P4">
"We are solidarity with families and close victims of the PS752 failure and make the necessary efforts, until justice is provided," the predators of the international group have been made.</text:p>
      <text:p text:style-name="P4">
It is known that on January 8, 2020, the Islamic Republic of Iran cynically knocked down the PS752 aircraft over Tehran.</text:p>
      <text:p text:style-name="P4">
News Source: <text:a xlink:type="simple" xlink:href="https://armyinform.com.ua/2023/04/18/v-irani-ogolosyly-vyroky-jmovirnym-vynuvatczyam-u-aviakatastrofi-rejsu-ps752/" text:style-name="Internet_20_link" text:visited-style-name="Visited_20_Internet_20_Link">
https://armyinform.com.ua/2023/04/18/v-irani-ogolosyly-vyroky-jmovirnym-vynuvatczyam-u-aviakatastrofi-rejsu-ps752/</text:a>
</text:p>
      <!--NEWS-->
      <text:h text:style-name="P10" text:outline-level="1">
<text:span text:style-name="T4">
They will judge the military who was bullied and tortured by civilians of Kherson region</text:span>
</text:h>
      <text:p text:style-name="P4">
Author: ['АРМІЯINFORM']</text:p>
      <text:p text:style-name="P4">
Time: 2023-04-18T79:00:00-04:00</text:p>
      <text:p text:style-name="P4">
Description: The accusatory act of Stosovo Viexkovo Service of the Russian Federation for the fact of ornament was shut up to trial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5330383069984705023-x.jpg" text:style-name="Internet_20_link" text:visited-style-name="Visited_20_Internet_20_Link">
photo-5330383069984705023-x.jpg</text:a>
']</text:p>
      <text:p text:style-name="P4">
Tags: ['STOPRUSSIA', 'АГРЕСІЯ РФ', 'ВОЄННІ ЗЛОЧИНИ РФ', 'ВТОРГНЕННЯ РФ', 'ОФІС ГЕНЕРАЛЬНОГО ПРОКУРОРА УКРАЇНИ']</text:p>
      <text:p text:style-name="P4">
Category: News</text:p>
      <!--METADATA-->
      <text:p text:style-name="P4">
<draw:frame draw:style-name="fr1" draw:name="Image344" text:anchor-type="as-char" svg:width="6.9236in" svg:height="5.211583in" draw:z-index="0">
<draw:image xlink:href="../Images/AРМІЯINFORM/2023-04-18T79-00-00-04-00/photo-5330383069984705023-x.jpg" xlink:type="simple" xlink:show="embed" xlink:actuate="onLoad" draw:mime-type="image/jpeg"/>
</draw:frame>
An indictment was sent to court with respect to the Russian serviceman on the fact of the law of laws and customs of war.</text:p>
      <text:p text:style-name="P4">
About it <text:a xlink:type="simple" xlink:href="https://gp.gov.ua/ua/posts/znushhavsya-ta-katuvav-mirnix-meskanciv-xersonshhini-suditimut-viiskovogo-rf" text:style-name="Internet_20_link" text:visited-style-name="Visited_20_Internet_20_Link">
reports</text:a>
Office of the Prosecutor General of Ukraine.</text:p>
      <text:p text:style-name="P4">
The investigation found that since the beginning of the occupation of the Kherson region, one of the departments of the Armed Forces of the Russian Federation was appointed by the so -called "commandant - the head of garrison", which was stationed in Lazurne village.</text:p>
      <text:p text:style-name="P4">
He personally, as well as giving instructions and orders, participated in the detention of the icing of local residents with a pro -Ukrainian position, illegally captivated.</text:p>
      <text:p text:style-name="P4">
The accused, together with his accomplices - the military of the Russian Federation, detained the chairman of the settlement councils of the Skadovsky district. He was kept in the sub -parliamentary, where they were systematically beaten, threatened with massacre and carried out overhead, imitating death.</text:p>
      <text:p text:style-name="P4">
The husband was required to provide information on pro -Ukrainian activists of tamystov residents, as well as inclined to cooperate. Other non -Ukrainian Russian Federations involved in committing these crimes are currently being established.</text:p>
      <text:p text:style-name="P4">
News Source: <text:a xlink:type="simple" xlink:href="https://armyinform.com.ua/2023/04/18/sudytymut-vijskovogo-rf-yakyj-znushhavsya-ta-katuvav-myrnyh-meshkancziv-hersonshhyny/" text:style-name="Internet_20_link" text:visited-style-name="Visited_20_Internet_20_Link">
https://armyinform.com.ua/2023/04/18/sudytymut-vijskovogo-rf-yakyj-znushhavsya-ta-katuvav-myrnyh-meshkancziv-hersonshhyny/</text:a>
</text:p>
      <!--NEWS-->
      <text:h text:style-name="P10" text:outline-level="1">
<text:span text:style-name="T4">
Denis Shmigal: Russia should be thrown out of the nuclear fuel supply chains</text:span>
</text:h>
      <text:p text:style-name="P4">
Author: ['АРМІЯINFORM']</text:p>
      <text:p text:style-name="P4">
Time: 2023-04-18T80:00:00-04:00</text:p>
      <text:p text:style-name="P4">
Description: “PID Hour Nashu VIZIT USA requested St. Rosatom's structures. KRIM, USA, ... War with Ukraine 2022, War with Ukraine latest news today, News War with Ukraine 2022 Last for today, will there be a war between Ukraine and Russia and when, the war with Ukraine will be or not, will be or not, will be whether the war with Ukraine in the near future says, the war with Ukraine, Ukrainian news today, Ukrainian news in Ukrainian media in Russian</text:p>
      <text:p text:style-name="P4">
Images: ['<text:a xlink:type="simple" xlink:href="https://armyinform.com.ua/wp-content/uploads/2023/04/thumb_202554_820_360_0_0_auto.jpg" text:style-name="Internet_20_link" text:visited-style-name="Visited_20_Internet_20_Link">
thumb_202554_820_360_0_0_auto.jpg</text:a>
']</text:p>
      <text:p text:style-name="P4">
Tags: ['G7', 'ДЕНИС ШМИГАЛЬ', 'РОСАТОМ', 'САНКЦІЇ']</text:p>
      <text:p text:style-name="P4">
Category: News</text:p>
      <!--METADATA-->
      <text:p text:style-name="P4">
<draw:frame draw:style-name="fr1" draw:name="Image345" text:anchor-type="as-char" svg:width="6.9236in" svg:height="4.610104in" draw:z-index="0">
<draw:image xlink:href="../Images/AРМІЯINFORM/2023-04-18T80-00-00-04-00/thumb_202554_820_360_0_0_auto.jpg" xlink:type="simple" xlink:show="embed" xlink:actuate="onLoad" draw:mime-type="image/jpeg"/>
</draw:frame>
“During our visit, the United States imposed sanctions against Rosatom structures. In addition, the USA, Canada, Japan, the United Kingdom and France during the G7 summit, to intensify the work of isolation of Russia in nuclear energy isolation. Russia should be thrown out of the supply chains of nuclear fuel. Written partners, and especially Japan, which is now presiding in G7, for this right year, ” - said in <text:a xlink:type="simple" xlink:href="https://t.me/Denys_Smyhal/5041" text:style-name="Internet_20_link" text:visited-style-name="Visited_20_Internet_20_Link">
message</text:a>
Prime Minister of Ukraine in Telegram.</text:p>
      <text:p text:style-name="P4">
News Source: <text:a xlink:type="simple" xlink:href="https://armyinform.com.ua/2023/04/18/denys-shmygal-rosiya-maye-buty-vykynuta-z-lanczyugiv-postachannya-yadernogo-palyva/" text:style-name="Internet_20_link" text:visited-style-name="Visited_20_Internet_20_Link">
https://armyinform.com.ua/2023/04/18/denys-shmygal-rosiya-maye-buty-vykynuta-z-lanczyugiv-postachannya-yadernogo-palyva/</text:a>
</text:p>
      <!--NEWS-->
      <text:h text:style-name="P10" text:outline-level="1">
<text:span text:style-name="T4">
Military divers will take up the water and reservoirs</text:span>
</text:h>
      <text:p text:style-name="P4">
Author: ['АРМІЯINFORM']</text:p>
      <text:p text:style-name="P4">
Time: 2023-04-18T81:00:00-04:00</text:p>
      <text:p text:style-name="P4">
Description: The sovereign is special for transporting the Ministry of Defense of Ukraine to take up the PIDGOTOTO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ВОДОЛАЗИ', 'ОЛЕКСАНДР ПАВЛЮК', 'РОЗМІНУВАННЯ', 'САПЕРИ']</text:p>
      <text:p text:style-name="P4">
Category: News</text:p>
      <!--METADATA-->
      <text:p text:style-name="P4">
The State Special Transport Service of the Ministry of Defense of Ukraine is engaged in the preparation of professional divers-sappers, which subsequently implement water and reservoirs. About this <text:a xlink:type="simple" xlink:href="https://t.me/Pavliuk_KSV/3999" text:style-name="Internet_20_link" text:visited-style-name="Visited_20_Internet_20_Link">
it is referred</text:a>
In the report of the first deputy gamiter of defense of Ukraine Lieutenant General Alexander Pavlyuk.</text:p>
      <text:p text:style-name="P4">
Servicemen are taught to respond quickly and proceed from difficult and foreseeable situations that can happen during their work.</text:p>
      <text:p text:style-name="P4">
Combat, motivated and ready to mine and cleanse the Black Seas.</text:p>
      <text:p text:style-name="P4">
News Source: <text:a xlink:type="simple" xlink:href="https://armyinform.com.ua/2023/04/18/vijskovi-vodolazy-sapery-vizmutsya-za-rozminuvannya-akvatorij-ta-vodojm/" text:style-name="Internet_20_link" text:visited-style-name="Visited_20_Internet_20_Link">
https://armyinform.com.ua/2023/04/18/vijskovi-vodolazy-sapery-vizmutsya-za-rozminuvannya-akvatorij-ta-vodojm/</text:a>
</text:p>
      <!--NEWS-->
      <text:h text:style-name="P10" text:outline-level="1">
<text:span text:style-name="T4">
The activities of territorial centers of completion and social support are carried out within the framework of the legal field</text:span>
</text:h>
      <text:p text:style-name="P4">
Author: ['АРМІЯINFORM']</text:p>
      <text:p text:style-name="P4">
Time: 2023-04-18T82:00:00-04:00</text:p>
      <text:p text:style-name="P4">
Description: Periodically, in the format -free spaces, the RIZNOMANITYA is Zyazhniti, I can at the meta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originalvijskovi.jpg" text:style-name="Internet_20_link" text:visited-style-name="Visited_20_Internet_20_Link">
originalvijskovi.jpg</text:a>
']</text:p>
      <text:p text:style-name="P4">
Tags: ['СУХОПУТНІ ВІЙСЬКА', 'ТЦК ТА СП']</text:p>
      <text:p text:style-name="P4">
Category: News</text:p>
      <!--METADATA-->
      <text:p text:style-name="P4">
<draw:frame draw:style-name="fr1" draw:name="Image346" text:anchor-type="as-char" svg:width="6.9236in" svg:height="3.894525in" draw:z-index="0">
<draw:image xlink:href="../Images/AРМІЯINFORM/2023-04-18T82-00-00-04-00/originalvijskovi.jpg" xlink:type="simple" xlink:show="embed" xlink:actuate="onLoad" draw:mime-type="image/jpeg"/>
</draw:frame>
Periodically, a variety of exclusions appear in the information space, which aims to mislead Ukrainian citizens, or sabotage the process of attracting Ukrainians to the defense forces, in particular by discrediting territorial centrals. One of these exclusions is similar to a recent statement of one lawyer, they say that the territorial centers of completing do not have the status of a legal entity.</text:p>
      <text:p text:style-name="P4">
About it on your Facebook page <text:a xlink:type="simple" xlink:href="https://www.facebook.com/UALandForces/posts/pfbid02reMJiDDdJ4TwFbDW2t7NWbrSRB2gPCcauAEj9i6MCJtfQ7r9nxgCq2or8Gu81UpFl" text:style-name="Internet_20_link" text:visited-style-name="Visited_20_Internet_20_Link">
reports</text:a>
Command of the Land Forces of the Armed Forces of Ukraine.</text:p>
      <text:p text:style-name="P4">
According to the Regulations on Territorial Centers of Acquisition and Social Support, approved by the Cabinet of Ministers of Ukraine Decree No. 154 of 23.02.2022(Next - position), territorial centers of staffing and social support are military administration bodies that ensure the execution of military service and military service, mobilization training and mobilization.</text:p>
      <text:p text:style-name="P4">
Reference. Pursuant to Article 1, paragraph 8 of the Law of Ukraine “On Military Obligation and Military Service”(With changes, information of the Verkhovna Rada of Ukraine(VVR), 1992, № 27, p.385, put into effect by the resolution of the Verkhovna Rada No. 2233-XII of 25.03.92, BBR, 1992, № 27, p.386)The Regulations on Territorial Central Supporting and Social Support are approved by the Cabinet of Ministers of Ukraine.</text:p>
      <text:p text:style-name="P4">
Pursuant to paragraph 7 of the Regulations Territorial Centers of Graduation of Tasocial Support for the Autonomous Republic of Crimea, regions, mm. Kyiv Tasevastopol is legal entities of public law, have an independent balance sheet, registration accounts in the Treasury bodies.</text:p>
      <text:p text:style-name="P4">
District territorial centers of acquisition and social support are separated units of the respective territorial centers of completing social support of the Autonomous Republic of Crimea, regions, mm. Kiev Tasevastopol.</text:p>
      <text:p text:style-name="P4">
In order to ensure the fulfillment of tasks and defined functions of district territorial centers of staffing and social support, they are composed of structural units(Departments, Departments, Groups, Services)which will carry out activities in accordance with the Regulations on the Structural Unit of the Territorial Center of Acquisition and Social Support, which is confirmed by the head of the district territorial center of assembly of Tasotcial support.For its part, the concept of separate territorial units is regulated. 95 of the Civil Code:</text:p>
      <ol>
        <li>
A branch is a separate unit of a legal entity located outside its location and performs all or part of its functions. 2. Representation is a separate unit of a legal entity located outside its location and provides representation and protection of the interests of a legal entity. 3. Branches and representative offices are not legal entities. They are endowed with the property of the legal entity that created them and act on the basis of the provisions approved.</li>
      </ol>
      <text:p text:style-name="P4">
In accordance with the order of the Ministry of Defense of Ukraine dated December 30, 2016 No. 744 "Protection and conduct of claim work, self -representation, representation of interests of the Ministry of Defense of Ukraine, the Armed Forces of Ukraine, the Armed Forces of Ukraine and other state bodies, the execution Based on the power of attorney of the relevant district territorial centers of staffing and social support.</text:p>
      <text:p text:style-name="P4">
From the above it becomes clear that the activities of territorial centers of complete and social support are carried out within the framework of the legal field, they have all the necessary rights, statuses, etc.</text:p>
      <text:p text:style-name="P4">
But unfounded reproaches to their address exactly playing our enemies Imaging our enemies</text:p>
      <text:p text:style-name="P4">
News Source: <text:a xlink:type="simple" xlink:href="https://armyinform.com.ua/2023/04/18/diyalnist-terytorialnyh-czentriv-komplektuvannya-ta-soczialnoyi-pidtrymky-zdijsnyuyetsya-v-ramkah-pravovogo-polya/" text:style-name="Internet_20_link" text:visited-style-name="Visited_20_Internet_20_Link">
https://armyinform.com.ua/2023/04/18/diyalnist-terytorialnyh-czentriv-komplektuvannya-ta-soczialnoyi-pidtrymky-zdijsnyuyetsya-v-ramkah-pravovogo-polya/</text:a>
</text:p>
      <!--NEWS-->
      <text:h text:style-name="P10" text:outline-level="1">
<text:span text:style-name="T4">
Slovak and Polish migs will strengthen the existing air park - Yuri Ignat</text:span>
</text:h>
      <text:p text:style-name="P4">
Author: ['Анастасія Олехнович']</text:p>
      <text:p text:style-name="P4">
Time: 2023-04-18T83:00:00-04:00</text:p>
      <text:p text:style-name="P4">
Description: Behind the words of the riverbank of the Vitriyaniy Yuria izhnat, Chotiri Slovatski Migi arrived in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МІГ', 'ЮРІЙ ІГНАТ']</text:p>
      <text:p text:style-name="P4">
Category: News</text:p>
      <!--METADATA-->
      <text:p text:style-name="P4">
<draw:frame draw:style-name="fr1" draw:name="Image347" text:anchor-type="as-char" svg:width="6.9236in" svg:height="4.32725in" draw:z-index="0">
<draw:image xlink:href="../Images/AРМІЯINFORM/2023-04-18T83-00-00-04-00/foto-1-krylati-aviabomby-yurij-ignat.jpg" xlink:type="simple" xlink:show="embed" xlink:actuate="onLoad" draw:mime-type="image/jpeg"/>
</draw:frame>
Collage: Armyinform</text:p>
      <text:p text:style-name="P4">
According to the spokesman of the Air Force Yuri Ignat, four Slovak miga flew Ukraine on its own, the rest was taken by land. In what condition these aircraft will be used as well as Ukrainian specialists are currently studying. Ignatii said about Tsyuuri on air of Espresso.</text:p>
      <ul>
        <li>
Even if the aircraft cannot stand up, it can be used as a donor by disassembled for spare parts. This is important because the details are scarce, most of them are problematic to get because the MiG-29 was made in Russia.</li>
      </ul>
      <text:p text:style-name="P4">
Slovak and Polish migs will strengthen the existing air park. However, these are 70 years, not too effective against rockets and drones, although Ukrainian pilots and do their best to knock them down.</text:p>
      <ul>
        <li>
To counteract Russian aviation, Ukraine requires modern Western multi -target fighters, as we have repeatedly emphasized, - added.</li>
      </ul>
      <text:p text:style-name="P4">
News Source: <text:a xlink:type="simple" xlink:href="https://armyinform.com.ua/2023/04/18/slovaczki-ta-polski-migy-pidsylyat-isnuyuchyj-aviapark-yurij-ignat/" text:style-name="Internet_20_link" text:visited-style-name="Visited_20_Internet_20_Link">
https://armyinform.com.ua/2023/04/18/slovaczki-ta-polski-migy-pidsylyat-isnuyuchyj-aviapark-yurij-ignat/</text:a>
</text:p>
      <!--NEWS-->
      <text:h text:style-name="P10" text:outline-level="1">
<text:span text:style-name="T4">
The enemy has caused 4 rocket launchers and 44 aircraft, made about 20 shelling of the RSLS</text:span>
</text:h>
      <text:p text:style-name="P4">
Author: ['АРМІЯINFORM']</text:p>
      <text:p text:style-name="P4">
Time: 2023-04-18T84: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Tags: ['STOPRUSSIA', 'АГРЕСІЯ РФ', 'ГШ ЗСУ']</text:p>
      <text:p text:style-name="P4">
Category: News</text:p>
      <!--METADATA-->
      <text:p text:style-name="P4">
<draw:frame draw:style-name="fr1" draw:name="Image348" text:anchor-type="as-char" svg:width="6.9236in" svg:height="4.615733in" draw:z-index="0">
<draw:image xlink:href="../Images/AРМІЯINFORM/2023-04-18T84-00-00-04-00/2022-08-24-rankovi-obstrily-mist-ukrayiny-24-serpnya.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2mPSEV8MmT1e5moo9NmJXYAtwDupK4PVdB7yB5yFKCaNvSN3RFdkx9dFHpcPzVZDvl" text:style-name="Internet_20_link" text:visited-style-name="Visited_20_Internet_20_Link">
reports</text:a>
The General Staff of the Armed Forces of Ukraine in operational information as of 18: 0018.04.2023 on the Russian invasion.</text:p>
      <text:p text:style-name="P4">
“The Russian Federation continues to ignore international humanitarian law, causes firing not only on the positions of our troops, but also in the civil infrastructure of settlements, terrorizing civilians.</text:p>
      <text:p text:style-name="P4">
“During the day, the enemy struck 4 missile and 44 aviation strikes, made a close up of 20 shelling of rocket launchers on the positions of our military and settlements, and civilians were injured.</text:p>
      <text:p text:style-name="P4">
The likelihood of rocket and aviation strikes throughout Ukraine is quite high, ”the message reads.</text:p>
      <text:p text:style-name="P4">
News Source: <text:a xlink:type="simple" xlink:href="https://armyinform.com.ua/2023/04/18/protyvnyk-zavdav-4-raketnyh-ta-44-aviaudary-zdijsnyv-blyzko-20-obstriliv-z-rszv/" text:style-name="Internet_20_link" text:visited-style-name="Visited_20_Internet_20_Link">
https://armyinform.com.ua/2023/04/18/protyvnyk-zavdav-4-raketnyh-ta-44-aviaudary-zdijsnyv-blyzko-20-obstriliv-z-rszv/</text:a>
</text:p>
      <!--NEWS-->
      <text:h text:style-name="P10" text:outline-level="1">
<text:span text:style-name="T4">
Ukrainian defenders repelled about 30 enemy attacks in four directions</text:span>
</text:h>
      <text:p text:style-name="P4">
Author: ['АРМІЯINFORM']</text:p>
      <text:p text:style-name="P4">
Time: 2023-04-18T85: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9dcc1cc-zsu.jpg" text:style-name="Internet_20_link" text:visited-style-name="Visited_20_Internet_20_Link">
9dcc1cc-zsu.jpg</text:a>
']</text:p>
      <text:p text:style-name="P4">
Tags: ['STOPRUSSIA', 'ГШ ЗСУ']</text:p>
      <text:p text:style-name="P4">
Category: News</text:p>
      <!--METADATA-->
      <text:p text:style-name="P4">
<draw:frame draw:style-name="fr1" draw:name="Image349" text:anchor-type="as-char" svg:width="6.9236in" svg:height="3.883237in" draw:z-index="0">
<draw:image xlink:href="../Images/AРМІЯINFORM/2023-04-18T85-00-00-04-00/9dcc1cc-zsu.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mPSEV8MmT1e5moo9NmJXYAtwDupK4PVdB7yB5yFKCaNvSN3RFdkx9dFHpcPzVZDvl" text:style-name="Internet_20_link" text:visited-style-name="Visited_20_Internet_20_Link">
reports</text:a>
The General Staff of the Armed Forces of Ukraine in operational information as of 18.0018.04.2023 on the Russian invasion.</text:p>
      <text:p text:style-name="P4">
“The enemy, at the cost of heavy losses, continues to wage the invaders. The main habitats focus on the offensive actions in Liman, Bakhmut, Avdiiv and Mariinsky directions. During the day, about 30 enemy attacks were reflected in these areas. The most fierce battles are conducted by Zabakhmut and Marinka, ”the message reads.</text:p>
      <text:p text:style-name="P4">
News Source: <text:a xlink:type="simple" xlink:href="https://armyinform.com.ua/2023/04/18/ukrayinski-zahysnyky-vidbyly-blyzko-30-atak-protyvnyka-na-chotyroh-napryamkah/" text:style-name="Internet_20_link" text:visited-style-name="Visited_20_Internet_20_Link">
https://armyinform.com.ua/2023/04/18/ukrayinski-zahysnyky-vidbyly-blyzko-30-atak-protyvnyka-na-chotyroh-napryamkah/</text:a>
</text:p>
      <!--NEWS-->
      <text:h text:style-name="P10" text:outline-level="1">
<text:span text:style-name="T4">
The United Kingdom gave the Armed Forces Squadron of 14 powerful challenger tanks 2</text:span>
</text:h>
      <text:p text:style-name="P4">
Author: ['АРМІЯINFORM']</text:p>
      <text:p text:style-name="P4">
Time: 2023-04-18T86:00:00-04:00</text:p>
      <text:p text:style-name="P4">
Description: About the Facebook, the service Zv'yazkiv with the Gromadzkіstya Zbroynei great forces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021622_1014099939560002_621430744139699902_n.jpg" text:style-name="Internet_20_link" text:visited-style-name="Visited_20_Internet_20_Link">
342021622_1014099939560002_621430744139699902_n.jpg</text:a>
']</text:p>
      <text:p text:style-name="P4">
Tags: ['STOPRUSSIA', 'АГРЕСІЯ РФ']</text:p>
      <text:p text:style-name="P4">
Category: News</text:p>
      <!--METADATA-->
      <text:p text:style-name="P4">
<draw:frame draw:style-name="fr1" draw:name="Image350" text:anchor-type="as-char" svg:width="6.9236in" svg:height="4.615733in" draw:z-index="0">
<draw:image xlink:href="../Images/AРМІЯINFORM/2023-04-18T86-00-00-04-00/342021622_1014099939560002_621430744139699902_n.jpg" xlink:type="simple" xlink:show="embed" xlink:actuate="onLoad" draw:mime-type="image/jpeg"/>
</draw:frame>
About it on Facebook <text:a xlink:type="simple" xlink:href="https://www.facebook.com/ukarmedforces" text:style-name="Internet_20_link" text:visited-style-name="Visited_20_Internet_20_Link">
reports</text:a>
Public Relations with the UK Armed Forces.</text:p>
      <text:p text:style-name="P4">
"The United Kingdom gave the armed forces of Ukraine a squadron of 14 powerful Tats of Challenger 2, who are instructors of the United Kingdom by training persons on how to manage and how to use Challenger 2," the message goes.</text:p>
      <text:p text:style-name="P4">
News Source: <text:a xlink:type="simple" xlink:href="https://armyinform.com.ua/2023/04/18/velyka-brytaniya-podaruvala-zsu-eskadron-z-14-potuzhnyh-tankiv-challenger-2/" text:style-name="Internet_20_link" text:visited-style-name="Visited_20_Internet_20_Link">
https://armyinform.com.ua/2023/04/18/velyka-brytaniya-podaruvala-zsu-eskadron-z-14-potuzhnyh-tankiv-challenger-2/</text:a>
</text:p>
      <!--NEWS-->
      <text:h text:style-name="P10" text:outline-level="1">
<text:span text:style-name="T4">
Aviation of Defense Forces per day struck 3 strokes by the enemy's concentration areas</text:span>
</text:h>
      <text:p text:style-name="P4">
Author: ['АРМІЯINFORM']</text:p>
      <text:p text:style-name="P4">
Time: 2023-04-18T87: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text:p>
      <text:p text:style-name="P4">
Category: News</text:p>
      <!--METADATA-->
      <text:p text:style-name="P4">
<draw:frame draw:style-name="fr1" draw:name="Image351" text:anchor-type="as-char" svg:width="6.9236in" svg:height="4.501139in" draw:z-index="0">
<draw:image xlink:href="../Images/AРМІЯINFORM/2023-04-18T87-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mPSEV8MmT1e5moo9NmJXYAtwDupK4PVdB7yB5yFKCaNvSN3RFdkx9dFHpcPzVZDvl" text:style-name="Internet_20_link" text:visited-style-name="Visited_20_Internet_20_Link">
reports</text:a>
The General Staff of the Armed Forces of Ukraine in operational information as of 18: 0018.04.2023 on the Russian invasion.</text:p>
      <text:p text:style-name="P4">
“Aviation of defense forces per day struck 3 strikes in the areas of concentration of the personnel and impact on the enemy anti-aircraft missile complex.</text:p>
      <text:p text:style-name="P4">
The departments of rocket troops and artillery struck 2 areas of concentration of living sections, weapons and military equipment, a radio -electronic struggle station and a wand of the occupiers, ”the message reads.</text:p>
      <text:p text:style-name="P4">
News Source: <text:a xlink:type="simple" xlink:href="https://armyinform.com.ua/2023/04/18/aviacziya-syl-oborony-za-dobu-zavdala-3-udariv-po-rajonah-zoseredzhennya-voroga/" text:style-name="Internet_20_link" text:visited-style-name="Visited_20_Internet_20_Link">
https://armyinform.com.ua/2023/04/18/aviacziya-syl-oborony-za-dobu-zavdala-3-udariv-po-rajonah-zoseredzhennya-voroga/</text:a>
</text:p>
      <!--NEWS-->
      <text:h text:style-name="P10" text:outline-level="1">
<text:span text:style-name="T4">
The Lviv Airline is obliged to pay the defense department nearly UAH 2.4 million of penalties</text:span>
</text:h>
      <text:p text:style-name="P4">
Author: ['АРМІЯINFORM']</text:p>
      <text:p text:style-name="P4">
Time: 2023-04-18T88:00:00-04:00</text:p>
      <text:p text:style-name="P4">
Description: Vidpov and Rivhenya Praise 6 KVITY 2023 ROCOMARY MISTA MIST KIVA f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6/sud.jpg" text:style-name="Internet_20_link" text:visited-style-name="Visited_20_Internet_20_Link">
sud.jpg</text:a>
']</text:p>
      <text:p text:style-name="P4">
Tags: ['СПЕЦІАЛЬНА ПРОКУРАТУРА У СФЕРІ ОБОРОНИ', 'ШТРАФ']</text:p>
      <text:p text:style-name="P4">
Category: News</text:p>
      <!--METADATA-->
      <text:p text:style-name="P4">
<draw:frame draw:style-name="fr1" draw:name="Image352" text:anchor-type="as-char" svg:width="6.9236in" svg:height="3.894525in" draw:z-index="0">
<draw:image xlink:href="../Images/AРМІЯINFORM/2023-04-18T88-00-00-04-00/sud.jpg" xlink:type="simple" xlink:show="embed" xlink:actuate="onLoad" draw:mime-type="image/jpeg"/>
</draw:frame>
The corresponding decision was made on April 6, 2023 by the Economic Court of Kyiv with the reserves of the consideration of the statement of the deputy head of the Specialized Prosecutor's Office in the field of defense of the Western Region.</text:p>
      <text:p text:style-name="P4">
It is a contract concluded in 2007 between the Ministry of Defense of Ukraine with a contract for the implementation of the aircraft modernization research and design works.</text:p>
      <text:p text:style-name="P4">
However, the enterprise has allowed to delay the performance of work.</text:p>
      <text:p text:style-name="P4">
Therefore, thanks to the intervention of the prosecutor's office, the plant will pay the specified amount of the fine.</text:p>
      <text:p text:style-name="P4">
<text:span text:style-name="T4">
 Source: </text:span>
 <text:a xlink:type="simple" xlink:href="https://vpzhr.gp.gov.ua/ua/news.html" text:style-name="Internet_20_link" text:visited-style-name="Visited_20_Internet_20_Link">
Press Service of the Specialized Prosecutor's Office in the Field of Western Region</text:a>
</text:p>
      <text:p text:style-name="P4">
News Source: <text:a xlink:type="simple" xlink:href="https://armyinform.com.ua/2023/04/18/lvivskyj-aviazavod-zobovyazanyj-splatyty-oboronnomu-vidomstvu-majzhe-24-mln-gryven-shtrafnyh-sankcziyi/" text:style-name="Internet_20_link" text:visited-style-name="Visited_20_Internet_20_Link">
https://armyinform.com.ua/2023/04/18/lvivskyj-aviazavod-zobovyazanyj-splatyty-oboronnomu-vidomstvu-majzhe-24-mln-gryven-shtrafnyh-sankcziyi/</text:a>
</text:p>
      <!--NEWS-->
      <text:h text:style-name="P10" text:outline-level="1">
<text:span text:style-name="T4">
Improved mechanism for paying state aid evacuated from dangerous regions</text:span>
</text:h>
      <text:p text:style-name="P4">
Author: ['АРМІЯINFORM']</text:p>
      <text:p text:style-name="P4">
Time: 2023-04-18T89:00:00-04:00</text:p>
      <text:p text:style-name="P4">
Description: Syogodni Issue Piditrimav Zmіni before the Cabinet Minostriv Decision of Ukrainian No. 1195, Pryamovay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6-31.jpg" text:style-name="Internet_20_link" text:visited-style-name="Visited_20_Internet_20_Link">
6-31.jpg</text:a>
']</text:p>
      <text:p text:style-name="P4">
Tags: ['STOPRUSSIA', 'АГРЕСІЯ РФ', 'ВТОРГНЕННЯ РФ']</text:p>
      <text:p text:style-name="P4">
Category: News</text:p>
      <!--METADATA-->
      <text:p text:style-name="P4">
<draw:frame draw:style-name="fr1" draw:name="Image353" text:anchor-type="as-char" svg:width="6.9236in" svg:height="4.708048in" draw:z-index="0">
<draw:image xlink:href="../Images/AРМІЯINFORM/2023-04-18T89-00-00-04-00/6-31.jpg" xlink:type="simple" xlink:show="embed" xlink:actuate="onLoad" draw:mime-type="image/jpeg"/>
</draw:frame>
Ілюстративне фото</text:p>
      <text:p text:style-name="P4">
Сьогодні Уряд підтримав зміни до постанови Кабінету Міністрів України № 1195,спрямовані на вдосконалення механізму виплат особам, котрі евакуюються знебезпечних територій.</text:p>
      <text:p text:style-name="P4">
Про це <text:a xlink:type="simple" xlink:href="https://minre.gov.ua/2023/04/18/udoskonaleno-mehanizm-vyplaty-derzhavnoyi-dopomogy-evakujovanym-iz-nebezpechnyh-regioniv/" text:style-name="Internet_20_link" text:visited-style-name="Visited_20_Internet_20_Link">
повідомляє</text:a>
Ministry of Reintegration of Temporarily Occupied Territories of Ukraine.</text:p>
      <text:p text:style-name="P4">
Guaranteed cash payments will be able to receive both people who leave evactory trains and those who leave special evacuation and evacuation and evacuation and evacuation and evacuation and evacuation and evacuation and evacuation cars.</text:p>
      <text:p text:style-name="P4">
The evacuation should be reported in advance to local authorities. In order for them to convey the lists and categories of evacuated persons to the regional military administration.</text:p>
      <text:p text:style-name="P4">
People are guaranteed to receive one -time financial assistance in the amount of 2 thousand hryvnias for adults and 3 thousand hryvnias for children under 18 years of age and persons with dishes.</text:p>
      <text:p text:style-name="P4">
When receiving the funds, it is necessary to present a document that certifies the person, identification code, birth certificate of the child, for persons with a displacement - a corresponding supporting document.</text:p>
      <text:p text:style-name="P4">
In order to avoid duplication of payments or abuse, UkrPoshta develops programmering of evacuated persons.</text:p>
      <text:p text:style-name="P4">
For evacuation and receipt of financial assistance from the state, you can contact the hotline of crisis response: 15-48 or on the hotline of the IDP issues of IDPs:(066)813-62-39.</text:p>
      <text:p text:style-name="P4">
News Source: <text:a xlink:type="simple" xlink:href="https://armyinform.com.ua/2023/04/18/udoskonaleno-mehanizm-vyplaty-derzhavnoyi-dopomogy-evakujovanym-iz-nebezpechnyh-regioniv/" text:style-name="Internet_20_link" text:visited-style-name="Visited_20_Internet_20_Link">
https://armyinform.com.ua/2023/04/18/udoskonaleno-mehanizm-vyplaty-derzhavnoyi-dopomogy-evakujovanym-iz-nebezpechnyh-regioniv/</text:a>
</text:p>
      <!--NEWS-->
      <text:h text:style-name="P10" text:outline-level="1">
<text:span text:style-name="T4">
Reforms and transformation are important components of successful development of the defense system - Alexey Reznikov</text:span>
</text:h>
      <text:p text:style-name="P4">
Author: ['АРМІЯINFORM']</text:p>
      <text:p text:style-name="P4">
Time: 2023-04-18T90:00:00-04:00</text:p>
      <text:p text:style-name="P4">
Description: Syogodnі, 18 kvіtyn, Ministra defense of Ukraine Oleki Reznikov Proviv Zustych Iz Office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ОЛЕКСІЙ РЕЗНІКОВ', 'РЕФОРМИ']</text:p>
      <text:p text:style-name="P4">
Category: News</text:p>
      <!--METADATA-->
      <text:p text:style-name="P4">
<draw:frame draw:style-name="fr1" draw:name="Image354" text:anchor-type="as-char" svg:width="6.9236in" svg:height="4.32725in" draw:z-index="0">
<draw:image xlink:href="../Images/AРМІЯINFORM/2023-04-18T90-00-00-04-00/reznikovvv.jpeg" xlink:type="simple" xlink:show="embed" xlink:actuate="onLoad" draw:mime-type="image/jpeg"/>
</draw:frame>
Today, on April 18, the Minister of Defense of Ukraine Alexei Reznikov held a meeting with an office to support change.</text:p>
      <text:p text:style-name="P4">
The meeting was attended by all members of the office: Yulia Marushevskaya, Arsen Zhumadilov, Sergey Karpenko, Arthur Pereverzev, Tatiana Kharchenko and Oleg Shimansky.</text:p>
      <text:p text:style-name="P4">
“Reforms and transformation are important components of successful development of the defense system, in particular within the integration of NATO standards. I'm glad you have gone to work. Probably, it will be a successful project, ”Oleksiresnikov said.</text:p>
      <text:p text:style-name="P4">
The meeting was determined that one of the priority tasks of the office was the design of the defense procurement system.</text:p>
      <text:p text:style-name="P4">
In addition, it is necessary to focus efforts in areas that will fit the demands of civil-democratic control, transparency of braid.</text:p>
      <text:p text:style-name="P4">
The task for the office team is to move as quickly as possible.</text:p>
      <text:p text:style-name="P4">
We will remind, last week the Office of Support for change was created in the system of the Ministry of Defense of Ukraine. Regulations on the advisory and advisory body approved by the Minister of Defense of Ukraine Alexei Reznikov.</text:p>
      <text:p text:style-name="P4">
Public and political figure Yuliyomarushevsk was appointed chairman of the support office. The office of the office also included Arsen Zhumadilov, Sergey Karpenko, Arthurverzev, Tatiana Kharchenko and Oleg Shimansky.</text:p>
      <text:p text:style-name="P4">
News Source: <text:a xlink:type="simple" xlink:href="https://armyinform.com.ua/2023/04/18/reformy-ta-transformacziya-cze-vazhlyvi-skladovi-uspishnogo-rozvytku-systemy-oborony-oleksij-reznikov/" text:style-name="Internet_20_link" text:visited-style-name="Visited_20_Internet_20_Link">
https://armyinform.com.ua/2023/04/18/reformy-ta-transformacziya-cze-vazhlyvi-skladovi-uspishnogo-rozvytku-systemy-oborony-oleksij-reznikov/</text:a>
</text:p>
      <!--NEWS-->
      <text:h text:style-name="P10" text:outline-level="1">
<text:span text:style-name="T4">
Volodymyr Zelenskyy had a telephone conversation with the speaker of the House of Representatives</text:span>
</text:h>
      <text:p text:style-name="P4">
Author: ['АРМІЯINFORM']</text:p>
      <text:p text:style-name="P4">
Time: 2023-04-18T91:00:00-04:00</text:p>
      <text:p text:style-name="P4">
Description: PID Hour Robochka, President of Ukraine Volodymyr Zelensky, President of Ukrain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30422476309645649_y.jpg" text:style-name="Internet_20_link" text:visited-style-name="Visited_20_Internet_20_Link">
photo_5330422476309645649_y.jpg</text:a>
']</text:p>
      <text:p text:style-name="P4">
Tags: ['ВОЛОДИМИР ЗЕЛЕНСЬКИЙ', 'КЕВІН МАККАРТІ', 'САНКЦІЇ', 'ТЕЛЕФОННА РОЗМОВА']</text:p>
      <text:p text:style-name="P4">
Category: News</text:p>
      <!--METADATA-->
      <text:p text:style-name="P4">
<draw:frame draw:style-name="fr1" draw:name="Image355" text:anchor-type="as-char" svg:width="6.9236in" svg:height="4.61393in" draw:z-index="0">
<draw:image xlink:href="../Images/AРМІЯINFORM/2023-04-18T91-00-00-04-00/photo_5330422476309645649_y.jpg" xlink:type="simple" xlink:show="embed" xlink:actuate="onLoad" draw:mime-type="image/jpeg"/>
</draw:frame>
During his working trip to the Poltava region, President of Ukraine Volodymyr Zelensky spoke a telephone conversation with the Speaker of the House of Representatives of the US Congress Kevinommakarti. About it <text:a xlink:type="simple" xlink:href="https://www.president.gov.ua/news/volodimir-zelenskij-proviv-telefonnu-rozmovu-zi-spikerom-pal-82329" text:style-name="Internet_20_link" text:visited-style-name="Visited_20_Internet_20_Link">
reports</text:a>
Presidential Office.</text:p>
      <text:p text:style-name="P4">
The head of the Ukrainian state expressed gratitude for the unchanged two -party support of Ukraine by the United States Congress.</text:p>
      <text:p text:style-name="P4">
Volodymyr Zelensky informed the interlocutor about the course of the fighting of the front lines of the front and about the urgent defensive needs of our country, in particular in armored vehicles, long -range weapons, artillery, air defense and aviation. As the President assured, Ukraine is ready to report on every dollar of American aid.</text:p>
      <text:p text:style-name="P4">
In addition, the head of the Ukrainian state and the speaker of the House of Representatives have made the need to strengthen the sanction pressure on Russia, including reducing the price ceiling on Russian oil and gas.</text:p>
      <text:p text:style-name="P4">
Volodymyr Zelensky invited Kevin McCarthy to visit Ukraine on a visit.</text:p>
      <text:p text:style-name="P4">
News Source: <text:a xlink:type="simple" xlink:href="https://armyinform.com.ua/2023/04/18/volodymyr-zelenskyj-proviv-telefonnu-rozmovu-zi-spikerom-palaty-predstavnykiv-ssha/" text:style-name="Internet_20_link" text:visited-style-name="Visited_20_Internet_20_Link">
https://armyinform.com.ua/2023/04/18/volodymyr-zelenskyj-proviv-telefonnu-rozmovu-zi-spikerom-palaty-predstavnykiv-ssha/</text:a>
</text:p>
      <!--NEWS-->
      <text:h text:style-name="P10" text:outline-level="1">
<text:span text:style-name="T4">
Trust is the main thing in the work and achievement of common goals: the Minister of Defense congratulated the newly elected composition</text:span>
</text:h>
      <text:p text:style-name="P4">
Author: ['АРМІЯINFORM']</text:p>
      <text:p text:style-name="P4">
Time: 2023-04-18T92:00:00-04:00</text:p>
      <text:p text:style-name="P4">
Description: Syogodnі, 18 kvіnynya, Minstro defense of Ukraine Oleksiy Reznikov Provortavi of the New Warehous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АНТИКОРУПЦІЙНА РАДА ПРИ МОУ', 'ОЛЕКСІЙ РЕЗНІКОВ', 'ПРИВІТАННЯ']</text:p>
      <text:p text:style-name="P4">
Category: News</text:p>
      <!--METADATA-->
      <text:p text:style-name="P4">
<draw:frame draw:style-name="fr1" draw:name="Image356" text:anchor-type="as-char" svg:width="6.9236in" svg:height="4.608521in" draw:z-index="0">
<draw:image xlink:href="../Images/AРМІЯINFORM/2023-04-18T92-00-00-04-00/photo_2021-12-10_12-16-09.jpg" xlink:type="simple" xlink:show="embed" xlink:actuate="onLoad" draw:mime-type="image/jpeg"/>
</draw:frame>
Ministry of Defence Ukraine</text:p>
      <text:p text:style-name="P4">
Today, on April 18, the Minister of Defense of Ukraine Alexei Reznikov congratulated the new composition and newly elected management of the Public Anti -Corruption Council of the Defense Defense.</text:p>
      <text:p text:style-name="P4">
Within the framework of the meeting, Alexei Reznikov emphasized the importance of the work of the anti -corradow, the purpose of which, among others, is to establish the mechanisms of openness in interaction of abolition.</text:p>
      <text:p text:style-name="P4">
According to the minister, there are also important directions that bring Ukraine's accession to NATO.</text:p>
      <text:p text:style-name="P4">
The minister asked the anti -correm members to concentrate on the formation of planning and those that are important for society and the defense sector.</text:p>
      <text:p text:style-name="P4">
In turn, the Anti -Corporation team expressed their readiness for effective interaction. The sages agreed to meet systematically, including with the participation of the Minister and Heads of Structural Divisions.</text:p>
      <text:p text:style-name="P4">
We will remind, on April 14 there was a constituent meeting of the Public Anti -Corruption Council at the Ministry of Defense of Ukraine, which was formed at the initiative of the Ministers of the Ministry of Defense Alexei Alexei Reznikov.</text:p>
      <text:p text:style-name="P4">
During the constituent meeting, the members of the newly elected Public Anti -Corruption Council at the Ministry of Defense elected the chairman of Yevgeny Grushovts, the deputy - Anastasiashuba, and the secretary of the council - Viktor Prudkovsky.</text:p>
      <text:p text:style-name="P4">
<text:span text:style-name="T4">
 Source: </text:span>
 <text:a xlink:type="simple" xlink:href="https://www.mil.gov.ua/news/2023/04/18/spilnih-czilej-ministr-oboroni-privitav-novoobranij-sklad-antikorradi/" text:style-name="Internet_20_link" text:visited-style-name="Visited_20_Internet_20_Link">
Ministry of Defense of Ukraine</text:a>
</text:p>
      <text:p text:style-name="P4">
News Source: <text:a xlink:type="simple" xlink:href="https://armyinform.com.ua/2023/04/18/dovira-cze-golovne-v-roboti-ta-dosyagnenni-spilnyh-czilej-ministr-oborony-pryvitav-novoobranyj-sklad-antykorrady/" text:style-name="Internet_20_link" text:visited-style-name="Visited_20_Internet_20_Link">
https://armyinform.com.ua/2023/04/18/dovira-cze-golovne-v-roboti-ta-dosyagnenni-spilnyh-czilej-ministr-oborony-pryvitav-novoobranyj-sklad-antykorrady/</text:a>
</text:p>
      <!--NEWS-->
      <text:h text:style-name="P10" text:outline-level="1">
<text:span text:style-name="T4">
In Poltava region, the President of Ukraine visited the hospital of wounded servicemen and presented awards</text:span>
</text:h>
      <text:p text:style-name="P4">
Author: ['АРМІЯINFORM']</text:p>
      <text:p text:style-name="P4">
Time: 2023-04-18T93:00:00-04:00</text:p>
      <text:p text:style-name="P4">
Description: PID Hour Robochka Poltavsku region Volodymyr Zelensky Vidvіdav one іz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7e29fb8f35e04e8d3e7370af7f75356_1681841188_extra_large.jpeg" text:style-name="Internet_20_link" text:visited-style-name="Visited_20_Internet_20_Link">
f7e29fb8f35e04e8d3e7370af7f75356_1681841188_extra_large.jpeg</text:a>
', '<text:a xlink:type="simple" xlink:href="https://armyinform.com.ua/wp-content/uploads/2023/04/e173356f5f7b645e400f38ab18986fb7_1681841190_extra_large.jpeg" text:style-name="Internet_20_link" text:visited-style-name="Visited_20_Internet_20_Link">
e173356f5f7b645e400f38ab18986fb7_1681841190_extra_large.jpeg</text:a>
']</text:p>
      <text:p text:style-name="P4">
Tags: ['ВОЛОДИМИР ЗЕЛЕНСЬКИЙ', 'ЛІКАРНЯ', 'НАГОРОДЖЕННЯ', 'ПОЛТАВЩИНА', 'ПОРАНЕНІ']</text:p>
      <text:p text:style-name="P4">
Category: News</text:p>
      <!--METADATA-->
      <text:p text:style-name="P4">
<draw:frame draw:style-name="fr1" draw:name="Image357" text:anchor-type="as-char" svg:width="6.9236in" svg:height="4.617948in" draw:z-index="0">
<draw:image xlink:href="../Images/AРМІЯINFORM/2023-04-18T93-00-00-04-00/f7e29fb8f35e04e8d3e7370af7f75356_1681841188_extra_large.jpeg" xlink:type="simple" xlink:show="embed" xlink:actuate="onLoad" draw:mime-type="image/jpeg"/>
</draw:frame>
During his working trip to the Poltava region, Volodymyr Zelenskyy visited from medical institutions where Ukrainian servicemen are treated. About it <text:a xlink:type="simple" xlink:href="https://www.president.gov.ua/news/na-poltavshini-prezident-vidvidav-u-likarni-poranenih-vijsko-82333" text:style-name="Internet_20_link" text:visited-style-name="Visited_20_Internet_20_Link">
reports</text:a>
Office of the Head of State.</text:p>
      <text:p text:style-name="P4">
The President of Ukraine spoke with the fighters and presented them with state awards. The personal courage and selfless actions, revealed in the protection of state -sevotory and territorial integrity of Ukraine, defenders marked by member "for military service of Ukraine".</text:p>
      <text:p text:style-name="P4">
“Thank you for your service. Recover faster. The victory will be behind us, ”said Volodymyr Zelensky.</text:p>
      <text:p text:style-name="P4">
<draw:frame draw:style-name="fr1" draw:name="Image358" text:anchor-type="as-char" svg:width="6.9236in" svg:height="4.617948in" draw:z-index="0">
<draw:image xlink:href="../Images/AРМІЯINFORM/2023-04-18T93-00-00-04-00/e173356f5f7b645e400f38ab18986fb7_1681841190_extra_large.jpeg" xlink:type="simple" xlink:show="embed" xlink:actuate="onLoad" draw:mime-type="image/jpeg"/>
</draw:frame>
The head of state also examined the radiological and neurosurgical department of the doctor and got acquainted with the work of the Center for Rehabilitation Medicine. The president of Ukraine has shown modern equipment that helps to perform quality rehabilitation of patients.</text:p>
      <text:p text:style-name="P4">
Volodymyr Zelensky presented the Order of Danilagalitsky, Princess Olga of the III degree to representatives of the Armed Forces of the Armed Forces, the medals for military service of Ukraine, and also awarded them the honorary titles of "Honored Doctor of Ukraine".</text:p>
      <text:p text:style-name="P4">
“I want to thank you. You do a great job that not only the boys are treated here, but also all citizens of Ukraine. I wish you the health that you give our soldiers and civilians. I wish you victory, ”the presidential Ukraine said.</text:p>
      <text:p text:style-name="P4">
News Source: <text:a xlink:type="simple" xlink:href="https://armyinform.com.ua/2023/04/18/na-poltavshhyni-prezydent-ukrayiny-vidvidav-u-likarni-poranenyh-vijskovosluzhbovcziv-ta-vruchyv-nagorody/" text:style-name="Internet_20_link" text:visited-style-name="Visited_20_Internet_20_Link">
https://armyinform.com.ua/2023/04/18/na-poltavshhyni-prezydent-ukrayiny-vidvidav-u-likarni-poranenyh-vijskovosluzhbovcziv-ta-vruchyv-nagorody/</text:a>
</text:p>
      <!--NEWS-->
      <text:h text:style-name="P10" text:outline-level="1">
<text:span text:style-name="T4">
Volodymyr Zelenskyy held a meeting on the security and socio-economic situation in Poltava region</text:span>
</text:h>
      <text:p text:style-name="P4">
Author: ['АРМІЯINFORM']</text:p>
      <text:p text:style-name="P4">
Time: 2023-04-18T94:00:00-04:00</text:p>
      <text:p text:style-name="P4">
Description: PID Hour Robochka Poltavsku region President President of Ukrainian Proviv Narada Shto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db8b61e7957cf98fe2b4f70160942f_1681841405_extra_large.jpeg" text:style-name="Internet_20_link" text:visited-style-name="Visited_20_Internet_20_Link">
badb8b61e7957cf98fe2b4f70160942f_1681841405_extra_large.jpeg</text:a>
']</text:p>
      <text:p text:style-name="P4">
Tags: ['БЕЗПЕКОВА СИТУАЦІЯ', 'ВОЛОДИМИР ЗЕЛЕНСЬКИЙ', 'ПОЛТАВЩИНА']</text:p>
      <text:p text:style-name="P4">
Category: News</text:p>
      <!--METADATA-->
      <text:p text:style-name="P4">
<draw:frame draw:style-name="fr1" draw:name="Image359" text:anchor-type="as-char" svg:width="6.9236in" svg:height="4.617948in" draw:z-index="0">
<draw:image xlink:href="../Images/AРМІЯINFORM/2023-04-18T94-00-00-04-00/badb8b61e7957cf98fe2b4f70160942f_1681841405_extra_large.jpeg" xlink:type="simple" xlink:show="embed" xlink:actuate="onLoad" draw:mime-type="image/jpeg"/>
</draw:frame>
During his working trip to the Poltava region, the President of Ukraine held a meeting of the security, socio-economic and socio-political situation of Uregion.</text:p>
      <text:p text:style-name="P4">
The participants heard information from the head of the Poltava Regional Military Administration Dmitry Lunin about the socio-economic situation in the region.</text:p>
      <text:p text:style-name="P4">
The issue of the situation in the operating zone of responsibility of the operative-tactical group "Sumy" and the readiness of the readiness of the tasks for the performance of tasks was also considered.</text:p>
      <text:p text:style-name="P4">
In addition, during the meeting, the participants heard information about the operational Torminogenic situation in the region.</text:p>
      <text:p text:style-name="P4">
<text:span text:style-name="T4">
 Source: </text:span>
 <text:a xlink:type="simple" xlink:href="https://www.president.gov.ua/news/prezident-proviv-naradu-shodo-bezpekovoyi-ta-socialno-ekonom-82345" text:style-name="Internet_20_link" text:visited-style-name="Visited_20_Internet_20_Link">
Presidential Office</text:a>
</text:p>
      <text:p text:style-name="P4">
News Source: <text:a xlink:type="simple" xlink:href="https://armyinform.com.ua/2023/04/18/volodymyr-zelenskyj-proviv-naradu-shhodo-bezpekovoyi-ta-soczialno-ekonomichnoyi-sytuacziyi-na-poltavshhyni/" text:style-name="Internet_20_link" text:visited-style-name="Visited_20_Internet_20_Link">
https://armyinform.com.ua/2023/04/18/volodymyr-zelenskyj-proviv-naradu-shhodo-bezpekovoyi-ta-soczialno-ekonomichnoyi-sytuacziyi-na-poltavshhyni/</text:a>
</text:p>
      <!--NEWS-->
      <text:h text:style-name="P10" text:outline-level="1">
<text:span text:style-name="T4">
This inspires and supports when you see our Ukrainian determination and know that the victory will be - President of Ukraine</text:span>
</text:h>
      <text:p text:style-name="P4">
Author: ['АРМІЯINFORM']</text:p>
      <text:p text:style-name="P4">
Time: 2023-04-18T95:00:00-04:00</text:p>
      <text:p text:style-name="P4">
Description: I am healthy, Shanovna Ukrainian!Complete the day at Poltavai. Satisfied Dovgiy Da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580bcd55e67dc5e3e730d8d11297879_1681842777_extra_large.jpeg" text:style-name="Internet_20_link" text:visited-style-name="Visited_20_Internet_20_Link">
6580bcd55e67dc5e3e730d8d11297879_1681842777_extra_large.jpeg</text:a>
']</text:p>
      <text:p text:style-name="P4">
Tags: ['ВІДЕОЗВЕРНЕННЯ', 'ПОЛТАВЩИНА', 'ПРЕЗИДЕНТ УКРАЇНИ']</text:p>
      <text:p text:style-name="P4">
Category: News</text:p>
      <!--METADATA-->
      <text:p text:style-name="P4">
<draw:frame draw:style-name="fr1" draw:name="Image360" text:anchor-type="as-char" svg:width="6.9236in" svg:height="4.067542in" draw:z-index="0">
<draw:image xlink:href="../Images/AРМІЯINFORM/2023-04-18T95-00-00-04-00/6580bcd55e67dc5e3e730d8d11297879_1681842777_extra_large.jpeg" xlink:type="simple" xlink:show="embed" xlink:actuate="onLoad" draw:mime-type="image/jpeg"/>
</draw:frame>
<text:span text:style-name="T4">
 _ I wish health, dear Ukrainians!_ </text:span>
</text:p>
      <text:p text:style-name="P4">
We complete this day in Poltava. Quite a long day and emotional.</text:p>
      <text:p text:style-name="P4">
In the morning he was in Donetsk region, in our Avdiivka. It is difficult to see what Russian terrorists have done with this city ...</text:p>
      <text:p text:style-name="P4">
And honors to every warrior, all Ukrainians and Ukrainians who have been holding back for 419 days and gradually destroy this Russian evil.</text:p>
      <text:p text:style-name="P4">
He was honored to congratulate Ukrainian soldiers and officers with Easter, Virvinagorod. I often thank them for the accuracy of soreness, for the destruction of the invaders.</text:p>
      <text:p text:style-name="P4">
55th Separate Artillery Brigade, Marines of the 35th and 36th Separate Brigades, paratroopers of the 79th Separate Brigade, Warriors of the 110th Separate Mechanized Brigade ... 501st Separate Battalion of Marine Corps ... Separate Presidential Brigade of Baybogdan Khmelnitsky. for service!And thank you all for the chevrons you gave me today is really honorable. Thank you guys!</text:p>
      <text:p text:style-name="P4">
I especially want to thank our medical forces, all doctors, nurses to the brothers who return our defenders and defenders to life after injuries. Pride for our people, strong even when they are still restoring their strength. Honor and honor to all who treat our warriors!</text:p>
      <text:p text:style-name="P4">
He held a long, meaningful meeting in the region in Poltava. Military equipment, local authorities ... Priority - security and social issues, safety for educational institutions, reconstruction, provision of displaced persons.</text:p>
      <text:p text:style-name="P4">
There is a decision to restore energy - generation and networks. There are different orders of the work level - what we need to support Poltava region. And we will definitely teddy.</text:p>
      <text:p text:style-name="P4">
It is important that we do not lose some day in dealing with our partners. And Samvid, from Poltava, spent a conversation with the Speaker of the House of Congresses Kingen McCarthy. He thanked for the unchanging two -party support. As soon as the post -trip to the leading, Mr McCarthy informed that the contagious front is going on, about our defensive needs and opportunities. He raised the F-16, long-range weapons, additional artillery and tribunal-the tribunal on aggression against our country.</text:p>
      <text:p text:style-name="P4">
Together, we make the free world stronger, and every dollar of investment in Takumitz is absolutely clear and accountable to our partners. Invited a speaker to visit Ukraine.</text:p>
      <text:p text:style-name="P4">
It really inspires and supports - when you see our Ukrainian determination you will find that the victory will be.Thank you all who works for our victory!Glory to everyone and everyone who in battle, at combat posts, on combat missions!</text:p>
      <text:p text:style-name="P4">
And separately I would like to celebrate those fighters today who identify and destroy the eight positions, those positions from which the occupier fired at our cities and villages. Russian blows in Kherson, in the Berislav district, in the cities of Donetsk - all the enemy widows will receive our response. A tangible answer.</text:p>
      <text:p text:style-name="P4">
<text:span text:style-name="T4">
<text:span text:style-name="T5">
Glory to Ukraine!</text:span>
</text:span>
</text:p>
      <text:p text:style-name="P4">
<text:span text:style-name="T4">
 Source: </text:span>
 <text:a xlink:type="simple" xlink:href="https://www.president.gov.ua/news/ce-nadihaye-j-pidtrimuye-koli-bachish-nashu-ukrayinsku-rishu-82337" text:style-name="Internet_20_link" text:visited-style-name="Visited_20_Internet_20_Link">
Presidential Office of Ukraine</text:a>
</text:p>
      <text:p text:style-name="P4">
News Source: <text:a xlink:type="simple" xlink:href="https://armyinform.com.ua/2023/04/18/cze-nadyhaye-j-pidtrymuye-koly-bachysh-nashu-ukrayinsku-rishuchist-i-znayesh-shho-peremoga-bude-prezydent-ukrayiny/" text:style-name="Internet_20_link" text:visited-style-name="Visited_20_Internet_20_Link">
https://armyinform.com.ua/2023/04/18/cze-nadyhaye-j-pidtrymuye-koly-bachysh-nashu-ukrayinsku-rishuchist-i-znayesh-shho-peremoga-bude-prezydent-ukrayiny/</text:a>
</text:p>
      <!--NEWS-->
      <text:h text:style-name="P10" text:outline-level="1">
<text:span text:style-name="T4">
The coordination headquarters took place online meetings with Marines families</text:span>
</text:h>
      <text:p text:style-name="P4">
Author: ['АРМІЯINFORM']</text:p>
      <text:p text:style-name="P4">
Time: 2023-04-18T96:00:00-04:00</text:p>
      <text:p text:style-name="P4">
Description: At the coordinating headquarters of the online-Zustinch to Rodinov Vіskovoovskovsky,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ksh3-10.jpg" text:style-name="Internet_20_link" text:visited-style-name="Visited_20_Internet_20_Link">
ksh3-10.jpg</text:a>
']</text:p>
      <text:p text:style-name="P4">
Tags: ['ЗУСТРІЧ', 'КООРДИНАЦІЙНИЙ ШТАБ З ПИТАНЬ ПОВОДЖЕННЯ З ВІЙСЬКОВОПОЛОНЕНИМИ', 'МОРПІХИ', 'РОДИНА']</text:p>
      <text:p text:style-name="P4">
Category: News</text:p>
      <!--METADATA-->
      <text:p text:style-name="P4">
<draw:frame draw:style-name="fr1" draw:name="Image361" text:anchor-type="as-char" svg:width="6.9236in" svg:height="4.823441in" draw:z-index="0">
<draw:image xlink:href="../Images/AРМІЯINFORM/2023-04-18T96-00-00-04-00/ksh3-10.jpg" xlink:type="simple" xlink:show="embed" xlink:actuate="onLoad" draw:mime-type="image/jpeg"/>
</draw:frame>
The coordination headquarters took place an online meeting with the families of a separate battalion of the Marines of the Separate Brigadorsk infantry named after Mikhail Bilynsky.</text:p>
      <text:p text:style-name="P4">
Representatives of the coordination headquarters and command of the Naval-Navy of the Armed Forces of Ukraine took part in the event.</text:p>
      <text:p text:style-name="P4">
One of the issues during the meeting was to carry out officials who returned from hostile captivity. According to the Navy Command Representative, restrictions on the continuation of service can be a state of health.</text:p>
      <text:p text:style-name="P4">
Suitable for military service during martial law is determined by the War and Medical Commission(VLK)after passing a medical examination.</text:p>
      <text:p text:style-name="P4">
According to the conclusion of the VLK, a serviceman is considered suitable, limited or unsuitable for military service.</text:p>
      <text:p text:style-name="P4">
If a serviceman is limited to military service, he or she may compare the service, in particular, in the security units and perform the task of their health.</text:p>
      <text:p text:style-name="P4">
In the case where the serviceman, according to the conclusion of the VLK is not suitable, he is dismissed from service.</text:p>
      <text:p text:style-name="P4">
The Navy Command has discussed the issues of financial support in cases where such accrual was contacted.</text:p>
      <text:p text:style-name="P4">
The staff representative noted that the information collected and transmitted by relatives is important and joined. Just like the information that comes in other sources, in particular, from the captivity returned from captivity.</text:p>
      <text:p text:style-name="P4">
<text:span text:style-name="T4">
 Source: </text:span>
(https://www.facebook.com/koordshtab/posts/pfbid02nsbvxGV3miM2YWFrWGLGgKy3Y9Ty7SpmswSq8CymUU6NLVv3Cjcs3Hr76tzVXDzPl)</text:p>
      <text:p text:style-name="P4">
News Source: <text:a xlink:type="simple" xlink:href="https://armyinform.com.ua/2023/04/18/u-koordynaczijnomu-shtabi-vidbulasya-onlajn-zustrich-z-rodynamy-morpihiv/" text:style-name="Internet_20_link" text:visited-style-name="Visited_20_Internet_20_Link">
https://armyinform.com.ua/2023/04/18/u-koordynaczijnomu-shtabi-vidbulasya-onlajn-zustrich-z-rodynamy-morpihiv/</text:a>
</text:p>
      <!--NEWS-->
      <text:h text:style-name="P10" text:outline-level="1">
<text:span text:style-name="T4">
The SBU exposed the Russian shroud with weapons in the frontline areas of Luhansk region</text:span>
</text:h>
      <text:p text:style-name="P4">
Author: ['АРМІЯINFORM']</text:p>
      <text:p text:style-name="P4">
Time: 2023-04-18T97:00:00-04:00</text:p>
      <text:p text:style-name="P4">
Description: Bezpeki service Vikrila Shrone one is a great caceron of the PD Hour of the counter -brinz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9c9f25e6effb18d1323ceca3762d281.jpeg" text:style-name="Internet_20_link" text:visited-style-name="Visited_20_Internet_20_Link">
c9c9f25e6effb18d1323ceca3762d281.jpeg</text:a>
', '<text:a xlink:type="simple" xlink:href="https://armyinform.com.ua/wp-content/uploads/2023/04/4446e10ab4d37a6c6521f61db5b7fa7c.jpeg" text:style-name="Internet_20_link" text:visited-style-name="Visited_20_Internet_20_Link">
4446e10ab4d37a6c6521f61db5b7fa7c.jpeg</text:a>
']</text:p>
      <text:p text:style-name="P4">
Tags: ['СБУ', 'СХРОН БОЄПРИПАСІВ']</text:p>
      <text:p text:style-name="P4">
Category: News</text:p>
      <!--METADATA-->
      <text:p text:style-name="P4">
<draw:frame draw:style-name="fr1" draw:name="Image362" text:anchor-type="as-char" svg:width="6.9236in" svg:height="4.615733in" draw:z-index="0">
<draw:image xlink:href="../Images/AРМІЯINFORM/2023-04-18T97-00-00-04-00/c9c9f25e6effb18d1323ceca3762d281.jpeg" xlink:type="simple" xlink:show="embed" xlink:actuate="onLoad" draw:mime-type="image/jpeg"/>
</draw:frame>
The Security Service exposed another enemy shrona with ammunition during the contradictory measures in the front areas of Luhansk region.</text:p>
      <text:p text:style-name="P4">
Among the seized is the arsenal of Russian battle grenades and small arms of Kalashnikov.</text:p>
      <text:p text:style-name="P4">
The hiding place was found in one of the settlements of Swativ district, which is located 3km from the line of combat.</text:p>
      <text:p text:style-name="P4">
According to operational data, the hiding place was equipped with participants of the occupation groups of the Russian Federation before escaping from the counter -offensive forces of defense.</text:p>
      <text:p text:style-name="P4">
<draw:frame draw:style-name="fr1" draw:name="Image363" text:anchor-type="as-char" svg:width="6.9236in" svg:height="4.615733in" draw:z-index="0">
<draw:image xlink:href="../Images/AРМІЯINFORM/2023-04-18T97-00-00-04-00/4446e10ab4d37a6c6521f61db5b7fa7c.jpeg" xlink:type="simple" xlink:show="embed" xlink:actuate="onLoad" draw:mime-type="image/jpeg"/>
</draw:frame>
The shroud was placed in the dilapidated room of the abandoned household.</text:p>
      <ul>
        <li>
reactive anti-tank grenade RPG-22; * reactive assault grenade RGSh-1; * Kalashnikov's handmade; * 4 Kalashnikov machines; * 32 F-1 grenades; * 20 RGO grenades; * 4 boxes of ammunition of different caliber with a total number of more than 4 thousand units.</li>
      </ul>
      <text:p text:style-name="P4">
All the identified combat means of the defeat were transferred to the needs of the Armed Forces of Ukraine.</text:p>
      <text:p text:style-name="P4">
Counter -dversary measures were conducted by security staff in the Donetsk Talugansk regions together with units of the Armed Forces and the National Police.</text:p>
      <text:p text:style-name="P4">
<text:span text:style-name="T4">
 Source: </text:span>
 <text:a xlink:type="simple" xlink:href="https://ssu.gov.ua/novyny/sbu-vykryla-rosiiskyi-skhron-z-ozbroienniam-u-pryfrontovykh-raionakh-luhanshchyny" text:style-name="Internet_20_link" text:visited-style-name="Visited_20_Internet_20_Link">
Security Service of Ukraine</text:a>
</text:p>
      <text:p text:style-name="P4">
News Source: <text:a xlink:type="simple" xlink:href="https://armyinform.com.ua/2023/04/18/sbu-vykryla-rosijskyj-shron-z-ozbroyennyam-u-pryfrontovyh-rajonah-luganshhyny/" text:style-name="Internet_20_link" text:visited-style-name="Visited_20_Internet_20_Link">
https://armyinform.com.ua/2023/04/18/sbu-vykryla-rosijskyj-shron-z-ozbroyennyam-u-pryfrontovyh-rajonah-luganshhyny/</text:a>
</text:p>
      <!--NEWS-->
      <text:h text:style-name="P10" text:outline-level="1">
<text:span text:style-name="T4">
Ukrainian defenders destroyed six "Shahmed" and one "Orlan"</text:span>
</text:h>
      <text:p text:style-name="P4">
Author: ['АРМІЯINFORM']</text:p>
      <text:p text:style-name="P4">
Time: 2023-04-18T98:00:00-04:00</text:p>
      <text:p text:style-name="P4">
Description: About Tse at Facebook, the commanding of the dousy forces of the ZSU. “18 KVITY 2023 Rock ... War with Ukraine 2022, War with Ukraine Latest News Today, News War with Ukraine 2022 The last for today, will there be a war between Ukraine and Russia,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3/04/341907436_782958746508837_1833625424772876340_n.jpg" text:style-name="Internet_20_link" text:visited-style-name="Visited_20_Internet_20_Link">
341907436_782958746508837_1833625424772876340_n.jpg</text:a>
']</text:p>
      <text:p text:style-name="P4">
Tags: ['STOPRUSSIA', 'БПЛА']</text:p>
      <text:p text:style-name="P4">
Category: News</text:p>
      <!--METADATA-->
      <text:p text:style-name="P4">
<draw:frame draw:style-name="fr1" draw:name="Image364" text:anchor-type="as-char" svg:width="6.9236in" svg:height="6.9236in" draw:z-index="0">
<draw:image xlink:href="../Images/AРМІЯINFORM/2023-04-18T98-00-00-04-00/341907436_782958746508837_1833625424772876340_n.jpg" xlink:type="simple" xlink:show="embed" xlink:actuate="onLoad" draw:mime-type="image/jpeg"/>
</draw:frame>
About it on Facebook <text:a xlink:type="simple" xlink:href="https://www.facebook.com/kpszsu/" text:style-name="Internet_20_link" text:visited-style-name="Visited_20_Internet_20_Link">
reports</text:a>
The Command of the Armed Forces of the Armed Forces.</text:p>
      <text:p text:style-name="P4">
“On April 18, 2023, the enemy attacked Ukraine in the southeastern direction of the shohod-136/131. 8 shock drones and one reconnaissance UAV "Orlan-10" were used.</text:p>
      <text:p text:style-name="P4">
Forces and means of air defense of the Air Force Air Air Force of Ukraine, six drones-Kamikadze "ShahED-136/131" of the OTRAN-10 Tab.</text:p>
      <text:p text:style-name="P4">
News Source: <text:a xlink:type="simple" xlink:href="https://armyinform.com.ua/2023/04/18/ukrayinski-zahysnyky-znyshhyly-shist-shahediv-ta-odyn-orlan/" text:style-name="Internet_20_link" text:visited-style-name="Visited_20_Internet_20_Link">
https://armyinform.com.ua/2023/04/18/ukrayinski-zahysnyky-znyshhyly-shist-shahediv-ta-odyn-orlan/</text:a>
</text:p>
      <!--NEWS-->
      <text:h text:style-name="P10" text:outline-level="1">
<text:span text:style-name="T4">
Short. War. Day 419. Videoodigest</text:span>
</text:h>
      <text:p text:style-name="P4">
Author: ['АРМІЯINFORM']</text:p>
      <text:p text:style-name="P4">
Time: 2023-04-18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У']</text:p>
      <text:p text:style-name="P4">
Category: News</text:p>
      <!--METADATA-->
      <text:p text:style-name="P4">
News Source: <text:a xlink:type="simple" xlink:href="https://armyinform.com.ua/2023/04/18/korotko-vijna-den-419-videodajdzhest/" text:style-name="Internet_20_link" text:visited-style-name="Visited_20_Internet_20_Link">
https://armyinform.com.ua/2023/04/18/korotko-vijna-den-419-videodajdzhest/</text:a>
</text:p>
      <!--NEWS-->
      <text:h text:style-name="P10" text:outline-level="1">
<text:span text:style-name="T4">
Special services of the Russian Federation have installed 182 radio intelligence systems in Europe in Europe - media</text:span>
</text:h>
      <text:p text:style-name="P4">
Authors: Ukrinform (Person)</text:p>
      <text:p text:style-name="P4">
Publisher: Укринформ (Organization)</text:p>
      <text:p text:style-name="P4">
Published Time: 2023-04-19T-31:13:00+03:00</text:p>
      <text:p text:style-name="P4">
Modified Time: 2023-04-19T00:13:00+03:00</text:p>
      <text:p text:style-name="P4">
Description: Russian intelligence services have installed numerous radio intelligence systems on the roofs of embassies in Europe that served Russian diplomats expelled from these countries. - Ukrinform.</text:p>
      <text:p text:style-name="P4">
Images: ["<text:a xlink:type="simple" xlink:href="https://static.ukrinform.com/photos/2023_04/thumb_files/630_360_1681823879-729.jpg" text:style-name="Internet_20_link" text:visited-style-name="Visited_20_Internet_20_Link">
630_360_16818...</text:a>
", "<text:a xlink:type="simple" xlink:href="https://static.ukrinform.com/photos/2023_04/1681823878-697.jpg" text:style-name="Internet_20_link" text:visited-style-name="Visited_20_Internet_20_Link">
1681823878-69...</text:a>
", "<text:a xlink:type="simple" xlink:href="https://static.ukrinform.com/photos/2023_04/1681823878-594.jpg" text:style-name="Internet_20_link" text:visited-style-name="Visited_20_Internet_20_Link">
1681823878-59...</text:a>
", "<text:a xlink:type="simple" xlink:href="https://static.ukrinform.com/photos/2023_04/1681823878-738.jpg" text:style-name="Internet_20_link" text:visited-style-name="Visited_20_Internet_20_Link">
1681823878-73...</text:a>
", "<text:a xlink:type="simple" xlink:href="https://static.ukrinform.com/photos/2023_04/1681823878-119.jpg" text:style-name="Internet_20_link" text:visited-style-name="Visited_20_Internet_20_Link">
1681823878-11...</text:a>
"]</text:p>
      <text:p text:style-name="P4">
Tags: ['Європа', 'Посольство', 'Камера', 'Спецслужби рф']</text:p>
      <text:p text:style-name="P4">
Type: Article</text:p>
      <!--METADATA-->
      <text:p text:style-name="P4">
<draw:frame draw:style-name="fr1" draw:name="Image365" text:anchor-type="as-char" svg:width="6.9236in" svg:height="3.956343in" draw:z-index="0">
<draw:image xlink:href="../Images/yкринформ/2023-04-19T-31-13-00-03-00/630_360_1681823879-729.jpg" xlink:type="simple" xlink:show="embed" xlink:actuate="onLoad" draw:mime-type="image/jpeg"/>
</draw:frame>
The Russian -specific services have set up numerous Radio intelligence systems in Europe that served Russian diplomats from these countries.</text:p>
      <text:p text:style-name="P4">
According to Ukrinform, this is stated in the investigation <text:a xlink:type="simple" xlink:href="https://fsb.dossier.center/antenna/" text:style-name="Internet_20_link" text:visited-style-name="Visited_20_Internet_20_Link">
</text:a>
.</text:p>
      <text:p text:style-name="P4">
It is noted that most of these antennas are installed on the building <text:a xlink:type="simple" xlink:href="https://www.ukrinform.ua/tag-posolstvo" text:style-name="Internet_20_link" text:visited-style-name="Visited_20_Internet_20_Link">
</text:a>
The Russian Federation in Brussels is 17. At the Dakhakh Russian embassies in Madrid, Belgrade, Lisbon, Sofia and Nicosia, 10 of them are 10 and more. In total, at least 182 antennas have been drawn up on 39 Russian embassies and consulates in Europe. However, as the investigators point out, not all of them are externally, so their real number is probably even greater.</text:p>
      <text:p text:style-name="P4">
<draw:frame draw:style-name="fr1" draw:name="Image366" text:anchor-type="as-char" svg:width="6.9236in" svg:height="9.231467in" draw:z-index="0">
<draw:image xlink:href="../Images/yкринформ/2023-04-19T-31-13-00-03-00/1681823878-697.jpg" xlink:type="simple" xlink:show="embed" xlink:actuate="onLoad" draw:mime-type="image/jpeg"/>
</draw:frame>
As noted in the material, nominally these antennas are used for inter -communication. In fact, many of them are easy to adapt for radio interceptions, such as conversations with satellite phones. On the roofs of some embassies, including Warsaw, devices that can listen to mobile communications.</text:p>
      <text:p text:style-name="P4">
<draw:frame draw:style-name="fr1" draw:name="Image367" text:anchor-type="as-char" svg:width="6.9236in" svg:height="4.472865in" draw:z-index="0">
<draw:image xlink:href="../Images/yкринформ/2023-04-19T-31-13-00-03-00/1681823878-594.jpg" xlink:type="simple" xlink:show="embed" xlink:actuate="onLoad" draw:mime-type="image/jpeg"/>
</draw:frame>
Such antennas for satellite radio interception and listening to mobile liaison were used by Russian embassies. Many of the 400 Russian diplomats who have been suspected of intelligence, the acquisition in the field of radio communications and computer equipment. Only in Belgium, the first five expelled employees of the embassy had education in branchadio communication or computer technology and served in intelligence. Similar examples of investigators were found in Estonia and Sweden.</text:p>
      <text:p text:style-name="P4">
<draw:frame draw:style-name="fr1" draw:name="Image368" text:anchor-type="as-char" svg:width="6.9236in" svg:height="5.198195in" draw:z-index="0">
<draw:image xlink:href="../Images/yкринформ/2023-04-19T-31-13-00-03-00/1681823878-738.jpg" xlink:type="simple" xlink:show="embed" xlink:actuate="onLoad" draw:mime-type="image/jpeg"/>
</draw:frame>
As it is noted, the embassies are monitored not only for special services and political countries, but also for protests against the Kremlin's policy. "When rallies are nearby, Russians can track telephone traffic and collect data and identifiers, such as IMEI numbers of mobile phones," - said Hungarian counterintelligence officer.</text:p>
      <text:p text:style-name="P4">
<draw:frame draw:style-name="fr1" draw:name="Image369" text:anchor-type="as-char" svg:width="6.9236in" svg:height="5.198195in" draw:z-index="0">
<draw:image xlink:href="../Images/yкринформ/2023-04-19T-31-13-00-03-00/1681823878-119.jpg" xlink:type="simple" xlink:show="embed" xlink:actuate="onLoad" draw:mime-type="image/jpeg"/>
</draw:frame>
According to him, at least in this country, Russians use this technology full capacity. By checking the interception of electronic communications from the cameras of the embassies, they observe protests and collect information about local critics and Ukrainian groups.According to the expert, it is practically impossible to fight such listening. "In fact, you can't do anything, it is Russian territory. Maximum is to turn off or leave your phone at home if you see that the roof of the Embassy on Baikonur," he advised.</text:p>
      <text:p text:style-name="P4">
One of the experts told investigators that the equipment of radio electronic intelligence of Russian diplomatic missions is included in the FSB responsibility zone. And the powerful staff serve the equipment, even if the specific task is not the benefits of the CZR or GRU. The FSB technical staff, he said, supports Jesuto intelligence operations.</text:p>
      <text:p text:style-name="P4">
As reported <text:a xlink:type="simple" xlink:href="https://www.ukrinform.ua/rubric-world/3695933-norvegia-zaavlae-so-vislani-rosijski-diplomati-pracuvali-na-rozvidku-i-fsb.html" text:style-name="Internet_20_link" text:visited-style-name="Visited_20_Internet_20_Link">
</text:a>
, the day before in Norway, they stated that 15 Russian diplomats, expelled in the Nanorvegia last week, tried to recruit informants, intercepts messages and buy advanced technologies.</text:p>
      <text:p text:style-name="P4">
<text:span text:style-name="T5">
Foto: Google Earth / Expressen / ICJK</text:span>
</text:p>
      <text:p text:style-name="P4">
News Source: <text:a xlink:type="simple" xlink:href="https://www.ukrinform.ua/rubric-world/3697526-specsluzbi-rf-vstanovili-na-posolstvah-u-evropi-182-sistemi-radiorozvidki-zmi.html" text:style-name="Internet_20_link" text:visited-style-name="Visited_20_Internet_20_Link">
https://www.ukrinform.ua/rubric-world/3697526-specsluzbi-rf-vstanovili-na-posolstvah-u-evropi-182-sistemi-radiorozvidki-zmi.html</text:a>
</text:p>
      <!--NEWS-->
      <text:h text:style-name="P10" text:outline-level="1">
<text:span text:style-name="T4">
LC: Real Madrid and Milan have passed to the semifinals of the competition</text:span>
</text:h>
      <text:p text:style-name="P4">
Authors: Ukrinform (Person)</text:p>
      <text:p text:style-name="P4">
Publisher: Укринформ (Organization)</text:p>
      <text:p text:style-name="P4">
Published Time: 2023-04-19T-33:01:00+03:00</text:p>
      <text:p text:style-name="P4">
Modified Time: 2023-04-19T00:01:00+03:00</text:p>
      <text:p text:style-name="P4">
Description: Real Madrid and Chelsea have passed to the 1/2 finals of the Champions League. - Ukrinform.</text:p>
      <text:p text:style-name="P4">
Images: ["<text:a xlink:type="simple" xlink:href="https://static.ukrinform.com/photos/2023_04/thumb_files/630_360_1681850981-878.jpg" text:style-name="Internet_20_link" text:visited-style-name="Visited_20_Internet_20_Link">
630_360_16818...</text:a>
"]</text:p>
      <text:p text:style-name="P4">
Tags: ['Челсі', 'Футбол', 'Ліга чемпіонів', 'Мілан', 'Реал Мадрид', 'Наполі']</text:p>
      <text:p text:style-name="P4">
Type: Article</text:p>
      <!--METADATA-->
      <text:p text:style-name="P4">
<draw:frame draw:style-name="fr1" draw:name="Image370" text:anchor-type="as-char" svg:width="6.9236in" svg:height="3.956343in" draw:z-index="0">
<draw:image xlink:href="../Images/yкринформ/2023-04-19T-33-01-00-03-00/630_360_1681850981-878.jpg" xlink:type="simple" xlink:show="embed" xlink:actuate="onLoad" draw:mime-type="image/jpeg"/>
</draw:frame>
Realmadrid and Chelsea passed to the 1/2 finals of the Champions League.</text:p>
      <text:p text:style-name="P4">
The first two games of the 1/4 of the Champions League finals ended, Ukrinform reports.</text:p>
      <text:p text:style-name="P4">
"Milan" minimally played a draw from Napoli - 1: 1(2: 1 after two matches). Ускладі міланців відзначився Жиру. Неаполітанці відповіли голом Осімхена.</text:p>
      <text:p text:style-name="P4">
У паралельному поєдинку «Реал Мадрид» здолав «Челсі» - 2:0 (4: 0 after two -mattresses). Мадридці здобули перемогу зусиллями Родріго.</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ПЛ</text:span>
 </text:a>
Real Madrid will play in the semifinals with the winner of the Manchester City pair -Bavaria. "Milan" in the 1/2 finals will meet either with Benfika or with Inter.</text:p>
      <text:p text:style-name="P4">
Photo: twitter.com/acmilan</text:p>
      <text:p text:style-name="P4">
News Source: <text:a xlink:type="simple" xlink:href="https://www.ukrinform.ua/rubric-sports/3697683-lc-real-madrid-i-milan-projsli-do-cvertfinalu-zmagan.html" text:style-name="Internet_20_link" text:visited-style-name="Visited_20_Internet_20_Link">
https://www.ukrinform.ua/rubric-sports/3697683-lc-real-madrid-i-milan-projsli-do-cvertfinalu-zmagan.html</text:a>
</text:p>
      <!--NEWS-->
      <text:h text:style-name="P10" text:outline-level="1">
<text:span text:style-name="T4">
LC: Real Madrid and Milan have passed to the semifinals of the competition</text:span>
</text:h>
      <text:p text:style-name="P4">
Authors: Ukrinform (Person)</text:p>
      <text:p text:style-name="P4">
Publisher: Укринформ (Organization)</text:p>
      <text:p text:style-name="P4">
Published Time: 2023-04-19T00:01:00+03:00</text:p>
      <text:p text:style-name="P4">
Modified Time: 2023-04-19T00:01:00+03:00</text:p>
      <text:p text:style-name="P4">
Description: Real Madrid and Chelsea have passed to the 1/2 finals of the Champions League. - Ukrinform.</text:p>
      <text:p text:style-name="P4">
Images: ["<text:a xlink:type="simple" xlink:href="https://static.ukrinform.com/photos/2023_04/thumb_files/630_360_1681850981-878.jpg" text:style-name="Internet_20_link" text:visited-style-name="Visited_20_Internet_20_Link">
630_360_16818...</text:a>
"]</text:p>
      <text:p text:style-name="P4">
Tags: ['Челсі', 'Футбол', 'Ліга чемпіонів', 'Мілан', 'Реал Мадрид', 'Наполі']</text:p>
      <text:p text:style-name="P4">
Type: Article</text:p>
      <!--METADATA-->
      <text:p text:style-name="P4">
<draw:frame draw:style-name="fr1" draw:name="Image371" text:anchor-type="as-char" svg:width="6.9236in" svg:height="3.956343in" draw:z-index="0">
<draw:image xlink:href="../Images/yкринформ/2023-04-19T00-01-00-03-00/630_360_1681850981-878.jpg" xlink:type="simple" xlink:show="embed" xlink:actuate="onLoad" draw:mime-type="image/jpeg"/>
</draw:frame>
Realmadrid and Chelsea passed to the 1/2 finals of the Champions League.</text:p>
      <text:p text:style-name="P4">
The first two games of the 1/4 of the Champions League finals ended, Ukrinform reports.</text:p>
      <text:p text:style-name="P4">
"Milan" minimally played a draw from Napoli - 1: 1(2: 1 after two matches). Ускладі міланців відзначився Жиру. Неаполітанці відповіли голом Осімхена.</text:p>
      <text:p text:style-name="P4">
У паралельному поєдинку «Реал Мадрид» здолав «Челсі» - 2:0 (4: 0 after two -mattresses). Мадридці здобули перемогу зусиллями Родріго.</text:p>
      <text:p text:style-name="P4">
<text:span text:style-name="T4">
Читайте також:</text:span>
 <text:a xlink:type="simple" xlink:href="https://www.ukrinform.ua/rubric-sports/3696716-apl-arsenal-bez-zincenka-vtrativ-ocki-iz-vest-gemom.html" text:style-name="Internet_20_link" text:visited-style-name="Visited_20_Internet_20_Link">
 <text:span text:style-name="T4">
АПЛ</text:span>
 </text:a>
Real Madrid will play in the semifinals with the winner of the Manchester City pair -Bavaria. "Milan" in the 1/2 finals will meet either with Benfika or with Inter.</text:p>
      <text:p text:style-name="P4">
Photo: twitter.com/acmilan</text:p>
      <text:p text:style-name="P4">
News Source: <text:a xlink:type="simple" xlink:href="https://www.ukrinform.ua/rubric-sports/3697683-lc-real-madrid-i-milan-projsli-do-cvertfinalu-zmagan.html" text:style-name="Internet_20_link" text:visited-style-name="Visited_20_Internet_20_Link">
https://www.ukrinform.ua/rubric-sports/3697683-lc-real-madrid-i-milan-projsli-do-cvertfinalu-zmagan.html</text:a>
</text:p>
      <!--NEWS-->
      <text:h text:style-name="P10" text:outline-level="1">
<text:span text:style-name="T4">
Special services of the Russian Federation have installed 182 radio intelligence systems in Europe in Europe - media</text:span>
</text:h>
      <text:p text:style-name="P4">
Authors: Ukrinform (Person)</text:p>
      <text:p text:style-name="P4">
Publisher: Укринформ (Organization)</text:p>
      <text:p text:style-name="P4">
Published Time: 2023-04-19T00:13:00+03:00</text:p>
      <text:p text:style-name="P4">
Modified Time: 2023-04-19T00:13:00+03:00</text:p>
      <text:p text:style-name="P4">
Description: Russian intelligence services have installed numerous radio intelligence systems on the roofs of embassies in Europe that served Russian diplomats expelled from these countries. - Ukrinform.</text:p>
      <text:p text:style-name="P4">
Images: ["<text:a xlink:type="simple" xlink:href="https://static.ukrinform.com/photos/2023_04/thumb_files/630_360_1681823879-729.jpg" text:style-name="Internet_20_link" text:visited-style-name="Visited_20_Internet_20_Link">
630_360_16818...</text:a>
", "<text:a xlink:type="simple" xlink:href="https://static.ukrinform.com/photos/2023_04/1681823878-697.jpg" text:style-name="Internet_20_link" text:visited-style-name="Visited_20_Internet_20_Link">
1681823878-69...</text:a>
", "<text:a xlink:type="simple" xlink:href="https://static.ukrinform.com/photos/2023_04/1681823878-594.jpg" text:style-name="Internet_20_link" text:visited-style-name="Visited_20_Internet_20_Link">
1681823878-59...</text:a>
", "<text:a xlink:type="simple" xlink:href="https://static.ukrinform.com/photos/2023_04/1681823878-738.jpg" text:style-name="Internet_20_link" text:visited-style-name="Visited_20_Internet_20_Link">
1681823878-73...</text:a>
", "<text:a xlink:type="simple" xlink:href="https://static.ukrinform.com/photos/2023_04/1681823878-119.jpg" text:style-name="Internet_20_link" text:visited-style-name="Visited_20_Internet_20_Link">
1681823878-11...</text:a>
"]</text:p>
      <text:p text:style-name="P4">
Tags: ['Європа', 'Посольство', 'Камера', 'Спецслужби рф']</text:p>
      <text:p text:style-name="P4">
Type: Article</text:p>
      <!--METADATA-->
      <text:p text:style-name="P4">
<draw:frame draw:style-name="fr1" draw:name="Image372" text:anchor-type="as-char" svg:width="6.9236in" svg:height="3.956343in" draw:z-index="0">
<draw:image xlink:href="../Images/yкринформ/2023-04-19T00-13-00-03-00/630_360_1681823879-729.jpg" xlink:type="simple" xlink:show="embed" xlink:actuate="onLoad" draw:mime-type="image/jpeg"/>
</draw:frame>
The Russian -specific services have set up numerous Radio intelligence systems in Europe that served Russian diplomats from these countries.</text:p>
      <text:p text:style-name="P4">
According to Ukrinform, this is stated in the investigation <text:a xlink:type="simple" xlink:href="https://fsb.dossier.center/antenna/" text:style-name="Internet_20_link" text:visited-style-name="Visited_20_Internet_20_Link">
</text:a>
.</text:p>
      <text:p text:style-name="P4">
It is noted that most of these antennas are installed on the building <text:a xlink:type="simple" xlink:href="https://www.ukrinform.ua/tag-posolstvo" text:style-name="Internet_20_link" text:visited-style-name="Visited_20_Internet_20_Link">
</text:a>
The Russian Federation in Brussels is 17. At the Dakhakh Russian embassies in Madrid, Belgrade, Lisbon, Sofia and Nicosia, 10 of them are 10 and more. In total, at least 182 antennas have been drawn up on 39 Russian embassies and consulates in Europe. However, as the investigators point out, not all of them are externally, so their real number is probably even greater.</text:p>
      <text:p text:style-name="P4">
<draw:frame draw:style-name="fr1" draw:name="Image373" text:anchor-type="as-char" svg:width="6.9236in" svg:height="9.231467in" draw:z-index="0">
<draw:image xlink:href="../Images/yкринформ/2023-04-19T00-13-00-03-00/1681823878-697.jpg" xlink:type="simple" xlink:show="embed" xlink:actuate="onLoad" draw:mime-type="image/jpeg"/>
</draw:frame>
</text:p>
      <text:p text:style-name="P4">
Як наголошується в матеріалі, номінально ці антени використовують дляспецзв'язку. Насправді багато з них легко пристосувати для радіоперехоплення,наприклад розмов супутниковими телефонами. На дахах деяких посольств, зокремау Варшаві, помічені пристрої, які можуть прослуховувати і мобільний зв'язок.</text:p>
      <text:p text:style-name="P4">
<draw:frame draw:style-name="fr1" draw:name="Image374" text:anchor-type="as-char" svg:width="6.9236in" svg:height="4.472865in" draw:z-index="0">
<draw:image xlink:href="../Images/yкринформ/2023-04-19T00-13-00-03-00/1681823878-594.jpg" xlink:type="simple" xlink:show="embed" xlink:actuate="onLoad" draw:mime-type="image/jpeg"/>
</draw:frame>
Such antennas for satellite radio interception and listening to mobile liaison were used by Russian embassies. Many of the 400 Russian diplomats who have been suspected of intelligence, the acquisition in the field of radio communications and computer equipment. Only in Belgium, the first five expelled employees of the embassy had education in branchadio communication or computer technology and served in intelligence. Similar examples of investigators were found in Estonia and Sweden.</text:p>
      <text:p text:style-name="P4">
<draw:frame draw:style-name="fr1" draw:name="Image375" text:anchor-type="as-char" svg:width="6.9236in" svg:height="5.198195in" draw:z-index="0">
<draw:image xlink:href="../Images/yкринформ/2023-04-19T00-13-00-03-00/1681823878-738.jpg" xlink:type="simple" xlink:show="embed" xlink:actuate="onLoad" draw:mime-type="image/jpeg"/>
</draw:frame>
As it is noted, the embassies are monitored not only for special services and political countries, but also for protests against the Kremlin's policy. "When rallies are nearby, Russians can track telephone traffic and collect data and identifiers, such as IMEI numbers of mobile phones," - said Hungarian counterintelligence officer.</text:p>
      <text:p text:style-name="P4">
<draw:frame draw:style-name="fr1" draw:name="Image376" text:anchor-type="as-char" svg:width="6.9236in" svg:height="5.198195in" draw:z-index="0">
<draw:image xlink:href="../Images/yкринформ/2023-04-19T00-13-00-03-00/1681823878-119.jpg" xlink:type="simple" xlink:show="embed" xlink:actuate="onLoad" draw:mime-type="image/jpeg"/>
</draw:frame>
According to him, at least in this country, Russians use this technology full capacity. By checking the interception of electronic communications from the cameras of the embassies, they observe protests and collect information about local critics and Ukrainian groups.According to the expert, it is practically impossible to fight such listening. "In fact, you can't do anything, it is Russian territory. Maximum is to turn off or leave your phone at home if you see that the roof of the Embassy on Baikonur," he advised.</text:p>
      <text:p text:style-name="P4">
One of the experts told investigators that the equipment of radio electronic intelligence of Russian diplomatic missions is included in the FSB responsibility zone. And the powerful staff serve the equipment, even if the specific task is not the benefits of the CZR or GRU. The FSB technical staff, he said, supports Jesuto intelligence operations.</text:p>
      <text:p text:style-name="P4">
As reported <text:a xlink:type="simple" xlink:href="https://www.ukrinform.ua/rubric-world/3695933-norvegia-zaavlae-so-vislani-rosijski-diplomati-pracuvali-na-rozvidku-i-fsb.html" text:style-name="Internet_20_link" text:visited-style-name="Visited_20_Internet_20_Link">
</text:a>
, the day before in Norway, they stated that 15 Russian diplomats, expelled in the Nanorvegia last week, tried to recruit informants, intercepts messages and buy advanced technologies.</text:p>
      <text:p text:style-name="P4">
<text:span text:style-name="T5">
Foto: Google Earth / Expressen / ICJK</text:span>
</text:p>
      <text:p text:style-name="P4">
News Source: <text:a xlink:type="simple" xlink:href="https://www.ukrinform.ua/rubric-world/3697526-specsluzbi-rf-vstanovili-na-posolstvah-u-evropi-182-sistemi-radiorozvidki-zmi.html" text:style-name="Internet_20_link" text:visited-style-name="Visited_20_Internet_20_Link">
https://www.ukrinform.ua/rubric-world/3697526-specsluzbi-rf-vstanovili-na-posolstvah-u-evropi-182-sistemi-radiorozvidki-zmi.html</text:a>
</text:p>
      <!--NEWS-->
      <text:h text:style-name="P10" text:outline-level="1">
<text:span text:style-name="T4">
The court closed the case on the high prizes of Ternopil mayor Sergei Nadia</text:span>
</text:h>
      <text:p text:style-name="P4">
Authors: Ukrinform (Person)</text:p>
      <text:p text:style-name="P4">
Publisher: Укринформ (Organization)</text:p>
      <text:p text:style-name="P4">
Published Time: 2023-04-19T00:24:00+03:00</text:p>
      <text:p text:style-name="P4">
Modified Time: 2023-04-19T00:24:00+03:00</text:p>
      <text:p text:style-name="P4">
Description: The judge decided to close Sergiy Nadal Nadia, the proceedings in the administrative offense case provided for in Articles 1-2 of Article 172-7 of the Code of Administrative Offenses. - Ukrinform.</text:p>
      <text:p text:style-name="P4">
Images: ["<text:a xlink:type="simple" xlink:href="https://static.ukrinform.com/photos/2021_03/thumb_files/630_360_1615379264-354.jpg" text:style-name="Internet_20_link" text:visited-style-name="Visited_20_Internet_20_Link">
630_360_16153...</text:a>
"]</text:p>
      <text:p text:style-name="P4">
Tags: ['Мер', 'Суд', 'Тернопіль']</text:p>
      <text:p text:style-name="P4">
Type: Article</text:p>
      <!--METADATA-->
      <text:p text:style-name="P4">
<draw:frame draw:style-name="fr1" draw:name="Image377" text:anchor-type="as-char" svg:width="6.9236in" svg:height="3.956343in" draw:z-index="0">
<draw:image xlink:href="../Images/yкринформ/2023-04-19T00-24-00-03-00/630_360_1615379264-354.jpg" xlink:type="simple" xlink:show="embed" xlink:actuate="onLoad" draw:mime-type="image/jpeg"/>
</draw:frame>
Judge set to close Sergiy Nadia Nadia Proceedings in the case of a pro-administrative offense provided for in Articles 1-2 of Article 172-7 of the Code of Administrative Offenses.</text:p>
      <text:p text:style-name="P4">
According to Ukrinform, about the court's decision in <text:a xlink:type="simple" xlink:href="https://t.me/nadal_online/4560" text:style-name="Internet_20_link" text:visited-style-name="Visited_20_Internet_20_Link">
</text:a>
Sergey Nadal wrote.</text:p>
      <text:p text:style-name="P4">
It is a protocol of the National Agency for the Prevention of Corruption, which stated that the mayor of Ternopil was appointed maximum bonuses for a year and a half, dating up to 250% of his salary, and he did not report the conflict of interest.</text:p>
      <text:p text:style-name="P4">
“The Ternopil City District Court hosted a court hearing in the case, according to which the NAPC in the person of the Ternopil Regional Prosecutor's Office was accused of the mayor as a mayor. "Conflict of interest." The court has a proceeding that has closed the proceedings in connection with the absence in my actions of the administrative offense. That is, accusations of "overwhelming awards" of other additional accruals are illegal and worthless, " - the testimony said.</text:p>
      <text:p text:style-name="P4">
<text:span text:style-name="T4">
 Read also: </text:span>
 <text:span text:style-name="T4">
 <text:a xlink:type="simple" xlink:href="https://www.ukrinform.ua/rubric-economy/3695987-vaks-povtorno-vidmoviv-u-prodovzenni-terminiv-slidstva-sodo-koboleva.html" text:style-name="Internet_20_link" text:visited-style-name="Visited_20_Internet_20_Link">
</text:a>
</text:span>
</text:p>
      <text:p text:style-name="P4">
The judge noted that the mentioned orders on the bonuses were adopted not only with the mayor, but also regarding the employees of the Ternopil City Council.</text:p>
      <text:p text:style-name="P4">
“In all cases, the amount of premiums determined by the mayor, as an image assistance, did not exceed the maximum level of material assistance of the mayor, was equal to and was the same size of the employees of the council, and the amount of bonuses on the contrary was less than the size ”, - the court's decision reads.</text:p>
      <text:p text:style-name="P4">
It is also emphasized that according to the legislation, the NAPC should make a protocol about an administrative offense in the presence of Sergei Nadi, and not to send copies by mail, writes Public.</text:p>
      <text:p text:style-name="P4">
<text:span text:style-name="T4">
 Read also: </text:span>
 <text:span text:style-name="T4">
 <text:a xlink:type="simple" xlink:href="https://www.ukrinform.ua/rubric-economy/3697393-vaks-prodovziv-kobolevu-zapobiznij-zahid-se-na-dva-misaci.html" text:style-name="Internet_20_link" text:visited-style-name="Visited_20_Internet_20_Link">
</text:a>
</text:span>
</text:p>
      <text:p text:style-name="P4">
During the court session it became known that 5 deputies of the mayor had 400% of the bonus, while Mayor Nadal - 250%.</text:p>
      <text:p text:style-name="P4">
"In February 2022, Sergey Vitaliyovich - 200%awards", - Judge Irina Martynovskaya.</text:p>
      <text:p text:style-name="P4">
News Source: <text:a xlink:type="simple" xlink:href="https://www.ukrinform.ua/rubric-regions/3697685-sud-zakriv-spravu-sodo-zavisenih-premij-mera-ternopola-sergia-nadala.html" text:style-name="Internet_20_link" text:visited-style-name="Visited_20_Internet_20_Link">
https://www.ukrinform.ua/rubric-regions/3697685-sud-zakriv-spravu-sodo-zavisenih-premij-mera-ternopola-sergia-nadala.html</text:a>
</text:p>
      <!--NEWS-->
      <text:h text:style-name="P10" text:outline-level="1">
<text:span text:style-name="T4">
Lavrov will discuss the Ukrainian Grain Agreement with the UN Secretary General</text:span>
</text:h>
      <text:p text:style-name="P4">
Authors: Ukrinform (Person)</text:p>
      <text:p text:style-name="P4">
Publisher: Укринформ (Organization)</text:p>
      <text:p text:style-name="P4">
Published Time: 2023-04-19T00:41:00+03:00</text:p>
      <text:p text:style-name="P4">
Modified Time: 2023-04-19T00:41:00+03:00</text:p>
      <text:p text:style-name="P4">
Description: The Russian Foreign Minister Sergei Lavrov will visit the United States next week to meet with the UN Secretary General. - Ukrinform.</text:p>
      <text:p text:style-name="P4">
Images: ["<text:a xlink:type="simple" xlink:href="https://static.ukrinform.com/photos/2015_10/thumb_files/630_360_1443689745-6802-ministr-inostrannyih-del-rossii-sergey-lavrov.jpg" text:style-name="Internet_20_link" text:visited-style-name="Visited_20_Internet_20_Link">
630_360_14436...</text:a>
"]</text:p>
      <text:p text:style-name="P4">
Tags: ['Гутерреш', 'лавров', 'ООН', 'США', 'Візит', 'зерновий коридор']</text:p>
      <text:p text:style-name="P4">
Type: Article</text:p>
      <!--METADATA-->
      <text:p text:style-name="P4">
<draw:frame draw:style-name="fr1" draw:name="Image378" text:anchor-type="as-char" svg:width="6.9236in" svg:height="3.956343in" draw:z-index="0">
<draw:image xlink:href="../Images/yкринформ/2023-04-19T00-41-00-03-00/630_360_1443689745-6802-ministr-inostrannyih-del-rossii-sergey-lavrov.jpg" xlink:type="simple" xlink:show="embed" xlink:actuate="onLoad" draw:mime-type="image/jpeg"/>
</draw:frame>
The Russian Foreign Minister Sergiylav will visit the United States next week to meet with the UN Secretary General.</text:p>
      <text:p text:style-name="P4">
According to Ukrinform, it writes <text:a xlink:type="simple" xlink:href="https://www.cnn.com/europe/live-news/russia-ukraine-war-news-04-18-23/index.html" text:style-name="Internet_20_link" text:visited-style-name="Visited_20_Internet_20_Link">
</text:a>
.</text:p>
      <text:p text:style-name="P4">
It is noted that Lavrov intends to discuss with the Secretary -General of the UNANTONIU Guterrice of the Black Sea Grain Initiative. Other details of the visit are still unveiled</text:p>
      <text:p text:style-name="P4">
<text:span text:style-name="T4">
 Read also: </text:span>
 <text:span text:style-name="T4">
 <text:a xlink:type="simple" xlink:href="https://www.ukrinform.ua/rubric-uarazom/3697224-u-brazilii-lavrova-zustrili-z-plakatami-gaaga-cekae-na-tebe-ta-rosia-vbivca.html" text:style-name="Internet_20_link" text:visited-style-name="Visited_20_Internet_20_Link">
</text:a>
</text:span>
</text:p>
      <text:p text:style-name="P4">
Recall: last week Ambassador to the United States Anatoly Antonov called Washingto release the flight and landing of the aircraft <text:span text:style-name="T4">
 <text:a xlink:type="simple" xlink:href="https://www.ukrinform.ua/tag-lavrov" text:style-name="Internet_20_link" text:visited-style-name="Visited_20_Internet_20_Link">
</text:a>
</text:span>
, as well as provide visas to members of the Russian delegation who should take the participation at a meeting of the UN Security Council.</text:p>
      <text:p text:style-name="P4">
<text:span text:style-name="T4">
 Read also: </text:span>
 <text:span text:style-name="T4">
 <text:a xlink:type="simple" xlink:href="https://www.ukrinform.ua/rubric-ato/3697225-lavrov-zaaviv-so-rosia-zacikavlena-u-najskorisomu-zaversenni-vijni.html" text:style-name="Internet_20_link" text:visited-style-name="Visited_20_Internet_20_Link">
</text:a>
</text:span>
</text:p>
      <text:p text:style-name="P4">
In response to the US State Department, they stated that they are seriously committed to their obligations in accordance with the UN headquarters agreement, “in both and visa issuing”.</text:p>
      <text:p text:style-name="P4">
News Source: <text:a xlink:type="simple" xlink:href="https://www.ukrinform.ua/rubric-world/3697686-lavrov-obgovorit-ukrainsku-zernovu-ugodu-z-generalnim-sekretarem-oon.html" text:style-name="Internet_20_link" text:visited-style-name="Visited_20_Internet_20_Link">
https://www.ukrinform.ua/rubric-world/3697686-lavrov-obgovorit-ukrainsku-zernovu-ugodu-z-generalnim-sekretarem-oon.html</text:a>
</text:p>
      <!--NEWS-->
      <text:h text:style-name="P10" text:outline-level="1">
<text:span text:style-name="T4">
Ukrainian air defense has destroyed seven drones of the Russian Federation - the East Command</text:span>
</text:h>
      <text:p text:style-name="P4">
Authors: Ukrinform (Person)</text:p>
      <text:p text:style-name="P4">
Publisher: Укринформ (Organization)</text:p>
      <text:p text:style-name="P4">
Published Time: 2023-04-19T00:57:00+03:00</text:p>
      <text:p text:style-name="P4">
Modified Time: 2023-04-19T00:57:00+03:00</text:p>
      <text:p text:style-name="P4">
Description: On April 18, the Ukrainian military destroyed seven Russian drones on April 18. - Ukrinform.</text:p>
      <text:p text:style-name="P4">
Images: ["<text:a xlink:type="simple" xlink:href="https://static.ukrinform.com/photos/2022_10/thumb_files/630_360_1666840949-675.jpg" text:style-name="Internet_20_link" text:visited-style-name="Visited_20_Internet_20_Link">
630_360_16668...</text:a>
"]</text:p>
      <text:p text:style-name="P4">
Tags: ['Безпілотник', 'Агресія РФ', 'Дрон', 'Війна з росією', 'ППО']</text:p>
      <text:p text:style-name="P4">
Type: Article</text:p>
      <!--METADATA-->
      <text:p text:style-name="P4">
<draw:frame draw:style-name="fr1" draw:name="Image379" text:anchor-type="as-char" svg:width="6.9236in" svg:height="3.947448in" draw:z-index="0">
<draw:image xlink:href="../Images/yкринформ/2023-04-19T00-57-00-03-00/630_360_1666840949-675.jpg" xlink:type="simple" xlink:show="embed" xlink:actuate="onLoad" draw:mime-type="image/jpeg"/>
</draw:frame>
On April 18, Ukrainian Russian drones were destroyed on the evening of April 18.</text:p>
      <text:p text:style-name="P4">
About this <text:a xlink:type="simple" xlink:href="https://www.facebook.com/pvkshid/posts/pfbid02vJywba3izSAieemDhjgisEgVSsh1hSx6kv7beCfxLj2ZmJBUdaotUXbtMPPhJc34l" text:style-name="Internet_20_link" text:visited-style-name="Visited_20_Internet_20_Link">
</text:a>
East Air Command, Ukrinform reports.</text:p>
      <text:p text:style-name="P4">
“As of 22:00, units of anti -aircraft missile troops and mobile fire groups of the East Air Command have destroyed 7 enemy <text:span text:style-name="T4">
 <text:a xlink:type="simple" xlink:href="https://www.ukrinform.ua/tag-bpla" text:style-name="Internet_20_link" text:visited-style-name="Visited_20_Internet_20_Link">
</text:a>
</text:span>
, including 6 drones-Kamikadze typehahed-136. There were 6 drones in the Zaporozhye area, another shot by the Dnieper, ”the message reads.</text:p>
      <text:p text:style-name="P4">
Andriy Yermak, the head of the Zaporozhye OVA Yurimalashko, was also informed about the effective work of air defense forces earlier.</text:p>
      <text:p text:style-name="P4">
<text:span text:style-name="T4">
 Read also: </text:span>
 <text:span text:style-name="T4">
 <text:a xlink:type="simple" xlink:href="https://www.ukrinform.ua/rubric-regions/3697676-ppo-zbila-pat-dronivkamikadze-nad-zaporizzam-ermak.html" text:style-name="Internet_20_link" text:visited-style-name="Visited_20_Internet_20_Link">
</text:a>
</text:span>
</text:p>
      <text:p text:style-name="P4">
We will remind: air alarm in the Zaporizhzhia region lasted more than three hours, it was announced at 22:40.</text:p>
      <text:p text:style-name="P4">
News Source: <text:a xlink:type="simple" xlink:href="https://www.ukrinform.ua/rubric-ato/3697687-ukrainska-ppo-znisila-sim-bezpilotnikiv-rf-komanduvanna-shid.html" text:style-name="Internet_20_link" text:visited-style-name="Visited_20_Internet_20_Link">
https://www.ukrinform.ua/rubric-ato/3697687-ukrainska-ppo-znisila-sim-bezpilotnikiv-rf-komanduvanna-shid.html</text:a>
</text:p>
      <!--NEWS-->
      <text:h text:style-name="P10" text:outline-level="1">
<text:span text:style-name="T4">
The procedure for maintaining a single register of deported persons, including children</text:span>
</text:h>
      <text:p text:style-name="P4">
Author: ['АРМІЯINFORM']</text:p>
      <text:p text:style-name="P4">
Time: 2023-04-19T99:00:00-04:00</text:p>
      <text:p text:style-name="P4">
Description: The detachment of dumping the production of “Acts Panita Zakhist Osіb, in that number, deported subordinate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minreintegracziyi.jpg" text:style-name="Internet_20_link" text:visited-style-name="Visited_20_Internet_20_Link">
minreintegracziyi.jpg</text:a>
']</text:p>
      <text:p text:style-name="P4">
Tags: ['ДЕПОРТОВАНІ УКРАЇНЦІ', 'МІНРЕІНТЕГРАЦІЇ']</text:p>
      <text:p text:style-name="P4">
Category: News</text:p>
      <!--METADATA-->
      <text:p text:style-name="P4">
<draw:frame draw:style-name="fr1" draw:name="Image380" text:anchor-type="as-char" svg:width="6.9236in" svg:height="6.9236in" draw:z-index="0">
<draw:image xlink:href="../Images/AРМІЯINFORM/2023-04-19T99-00-00-04-00/minreintegracziyi.jpg" xlink:type="simple" xlink:show="embed" xlink:actuate="onLoad" draw:mime-type="image/jpeg"/>
</draw:frame>
The Government has approved the resolution "Some issues of protection of persons, including children deported or forcibly displaced in connection with the armed aggression of the Russian Federation against Ukraine". The Project of the Resolution was developed by the MINIRAINTERGRATION.</text:p>
      <text:p text:style-name="P4">
The resolution approved the procedure for the creation, maintenance and access to the information of the deported persons.</text:p>
      <text:p text:style-name="P4">
Yes, ministries, central and local authorities, heads of regional military administrations were instructed to submit to the National Information Bureau on a monthly basis on a monthly basis(NIB)information about deported persons. It is this body that will answer for the collection and entry of such data in the Register.</text:p>
      <text:p text:style-name="P4">
<text:span text:style-name="T4">
 According to the Decree NIB also </text:span>
:</text:p>
      <ul>
        <li>
will provide information exchange with the International Committee of the Red Cross, the Central Investigation Agency and other international organizations;</li>
      </ul>
      <text:p text:style-name="P4">
-will represent the interests of deported children, including orphans, deprived of parental care, in order to protect their rights;</text:p>
      <ul>
        <li>
will give the Ministry of Foreign Affairs(Foreign ministry)All the necessary information to search and return such persons.</li>
      </ul>
      <text:p text:style-name="P4">
The Ministry of Foreign Affairs is tasked with ensuring broad interaction in these issues by national organizations.</text:p>
      <text:p text:style-name="P4">
In turn, local authorities are obliged to carry out an explanatory work among the local population about the importance of transferring any well-known information about missing adults and children. This will allow you to collect as much data as possible, Avidak - will facilitate their search and return.</text:p>
      <text:p text:style-name="P4">
<text:span text:style-name="T4">
 Source: </text:span>
 <text:a xlink:type="simple" xlink:href="https://minre.gov.ua/2023/04/18/uhvaleno-poryadok-vedennya-yedynogo-reyestru-deportovanyh-osib-v-tomu-chysli-ditej/" text:style-name="Internet_20_link" text:visited-style-name="Visited_20_Internet_20_Link">
Ministry of Reintegration of the Temporarily Occupied Terminory of Ukraine</text:a>
</text:p>
      <text:p text:style-name="P4">
News Source: <text:a xlink:type="simple" xlink:href="https://armyinform.com.ua/2023/04/19/uhvaleno-poryadok-vedennya-yedynogo-reyestru-deportovanyh-osib-v-tomu-chysli-ditej/" text:style-name="Internet_20_link" text:visited-style-name="Visited_20_Internet_20_Link">
https://armyinform.com.ua/2023/04/19/uhvaleno-poryadok-vedennya-yedynogo-reyestru-deportovanyh-osib-v-tomu-chysli-dite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